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ackground-color="#fff5c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5" style:family="table-cell" style:parent-style-name="Default">
      <style:table-cell-properties fo:border-bottom="none" fo:background-color="#fff5c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ackground-color="#fff5c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ffd7d7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11" style:family="table-cell" style:parent-style-name="Default">
      <style:table-cell-properties fo:border-bottom="none" fo:background-color="#ffd7d7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ffd7d7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dee7e5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dee7e5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dee7e5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dee7e5" fo:border-left="none" fo:border-right="none" fo:border-top="none"/>
    </style:style>
    <style:style style:name="ce17" style:family="table-cell" style:parent-style-name="Default">
      <style:table-cell-properties fo:border-bottom="none" fo:background-color="#dee7e5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dee7e5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6f9d4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6f9d4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3" style:family="table-cell" style:parent-style-name="Default">
      <style:table-cell-properties fo:border-bottom="none" fo:background-color="#f6f9d4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67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8" style:family="table-cell" style:parent-style-name="Default">
      <style:table-cell-properties fo:border-bottom="0.06pt solid #000000" fo:background-color="#b4c7dc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71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fo:background-color="#b4c7dc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dde8cb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dde8cb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dde8cb" fo:border-left="none" fo:border-right="none" fo:border-top="none"/>
    </style:style>
    <style:style style:name="ce29" style:family="table-cell" style:parent-style-name="Default">
      <style:table-cell-properties fo:border-bottom="none" fo:background-color="#dde8cb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ackground-color="#dde8cb" fo:border-left="none" fo:border-right="0.06pt solid #000000" fo:border-top="none"/>
    </style:style>
    <style:style style:name="ce8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9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solid #000000" fo:background-color="#ffd8ce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ffd8ce" fo:border-left="none" fo:border-right="none" fo:border-top="none"/>
    </style:style>
    <style:style style:name="ce35" style:family="table-cell" style:parent-style-name="Default">
      <style:table-cell-properties fo:border-bottom="none" fo:background-color="#ffd8ce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d8ce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dee6e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41" style:family="table-cell" style:parent-style-name="Default">
      <style:table-cell-properties fo:border-bottom="none" fo:background-color="#dee6ef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ackground-color="#dee6ef" fo:border-left="none" fo:border-right="0.06pt solid #000000" fo:border-top="none"/>
    </style:style>
    <style:style style:name="ce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9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01" style:family="table-cell" style:parent-style-name="Default">
      <style:table-cell-properties fo:background-color="#ffdbb6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shapes>
          <draw:frame draw:z-index="0" draw:style-name="gr1" draw:text-style-name="P1" svg:width="3.274in" svg:height="2.6248in" svg:x="1.0839in" svg:y="1.0563in">
            <draw:object draw:notify-on-update-of-ranges="raw.C2:raw.C2 raw.C3:raw.C102 raw.D2:raw.D2 raw.D3:raw.D10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.2528in" svg:height="2.5437in" svg:x="0.972in" svg:y="4.0236in">
            <draw:object draw:notify-on-update-of-ranges="raw.F2:raw.F2 raw.F3:raw.F102 raw.G2:raw.G2 raw.G3:raw.G10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3.289in" svg:height="2.5961in" svg:x="5.926in" svg:y="1.1268in">
            <draw:object draw:notify-on-update-of-ranges="raw.I2:raw.I2 raw.I3:raw.I80 raw.J2:raw.J2 raw.J3:raw.J80 raw.K2:raw.K2 raw.K3:raw.K8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3.3575in" svg:height="2.6173in" svg:x="9.3906in" svg:y="1.1059in">
            <draw:object draw:notify-on-update-of-ranges="raw.M2:raw.M2 raw.M3:raw.M102 raw.N2:raw.N2 raw.N3:raw.N102 raw.O2:raw.O2 raw.O3:raw.O10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4.95in" svg:height="2.7843in" svg:x="9.2425in" svg:y="4.2429in">
            <draw:object draw:notify-on-update-of-ranges="raw.B1:raw.B1 raw.C3:raw.C102 raw.E1:raw.E1 raw.F3:raw.F102 raw.H1:raw.H1 raw.I3:raw.I80 raw.L1:raw.L1 raw.M3:raw.M10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##n</text:p>
          </table:table-cell>
          <table:table-cell table:style-name="ce1" office:value-type="string" calcext:value-type="string" table:number-columns-spanned="3" table:number-rows-spanned="1">
            <text:p>CPU</text:p>
          </table:table-cell>
          <table:covered-table-cell table:style-name="ce3"/>
          <table:covered-table-cell table:style-name="ce5"/>
          <table:table-cell table:style-name="ce7" office:value-type="string" calcext:value-type="string" table:number-columns-spanned="3" table:number-rows-spanned="1">
            <text:p>MPI</text:p>
          </table:table-cell>
          <table:covered-table-cell table:style-name="ce9"/>
          <table:covered-table-cell table:style-name="ce11"/>
          <table:table-cell table:style-name="ce13" office:value-type="string" calcext:value-type="string" table:number-columns-spanned="4" table:number-rows-spanned="1">
            <text:p>Indexing</text:p>
          </table:table-cell>
          <table:covered-table-cell table:number-columns-repeated="2" table:style-name="ce15"/>
          <table:covered-table-cell table:style-name="ce17"/>
          <table:table-cell table:style-name="ce19" office:value-type="string" calcext:value-type="string" table:number-columns-spanned="4" table:number-rows-spanned="1">
            <text:p>Redundant</text:p>
          </table:table-cell>
          <table:covered-table-cell table:number-columns-repeated="2" table:style-name="ce21"/>
          <table:covered-table-cell table:style-name="ce23"/>
          <table:table-cell table:style-name="ce67" office:value-type="string" calcext:value-type="string" table:number-columns-spanned="4" table:number-rows-spanned="1">
            <text:p>Indexing dual</text:p>
          </table:table-cell>
          <table:covered-table-cell table:number-columns-repeated="2" table:style-name="ce69"/>
          <table:covered-table-cell table:style-name="ce71"/>
          <table:table-cell table:style-name="ce25" office:value-type="string" calcext:value-type="string" table:number-columns-spanned="4" table:number-rows-spanned="1">
            <text:p>Redundant dual</text:p>
          </table:table-cell>
          <table:covered-table-cell table:number-columns-repeated="2" table:style-name="ce27"/>
          <table:covered-table-cell table:style-name="ce29"/>
          <table:table-cell table:style-name="ce87" office:value-type="string" calcext:value-type="string" table:number-columns-spanned="4" table:number-rows-spanned="1">
            <text:p>P2P share</text:p>
          </table:table-cell>
          <table:covered-table-cell table:style-name="ce87"/>
          <table:covered-table-cell table:number-columns-repeated="2" table:style-name="ce91"/>
        </table:table-row>
        <table:table-row table:style-name="ro1">
          <table:table-cell/>
          <table:table-cell table:style-name="ce2" office:value-type="string" calcext:value-type="string">
            <text:p>dTshort</text:p>
          </table:table-cell>
          <table:table-cell table:style-name="ce4" office:value-type="string" calcext:value-type="string">
            <text:p>dTp2p_self</text:p>
          </table:table-cell>
          <table:table-cell table:style-name="ce6" office:value-type="string" calcext:value-type="string">
            <text:p>dTp2p_others</text:p>
          </table:table-cell>
          <table:table-cell table:style-name="ce8" office:value-type="string" calcext:value-type="string">
            <text:p>dTshort</text:p>
          </table:table-cell>
          <table:table-cell table:style-name="ce10" office:value-type="string" calcext:value-type="string">
            <text:p>dTp2p_self</text:p>
          </table:table-cell>
          <table:table-cell table:style-name="ce12" office:value-type="string" calcext:value-type="string">
            <text:p>dTp2p_others</text:p>
          </table:table-cell>
          <table:table-cell table:style-name="ce14" office:value-type="string" calcext:value-type="string">
            <text:p>dTshort</text:p>
          </table:table-cell>
          <table:table-cell table:style-name="ce16" office:value-type="string" calcext:value-type="string">
            <text:p>dTp2p_self</text:p>
          </table:table-cell>
          <table:table-cell table:style-name="ce16" office:value-type="string" calcext:value-type="string">
            <text:p>dTp2p_others</text:p>
          </table:table-cell>
          <table:table-cell table:style-name="ce18" office:value-type="string" calcext:value-type="string">
            <text:p>dTp2p_collect</text:p>
          </table:table-cell>
          <table:table-cell table:style-name="ce20" office:value-type="string" calcext:value-type="string">
            <text:p>dTshort</text:p>
          </table:table-cell>
          <table:table-cell table:style-name="ce22" office:value-type="string" calcext:value-type="string">
            <text:p>dTp2p_self</text:p>
          </table:table-cell>
          <table:table-cell table:style-name="ce22" office:value-type="string" calcext:value-type="string">
            <text:p>dTp2p_others</text:p>
          </table:table-cell>
          <table:table-cell table:style-name="ce24" office:value-type="string" calcext:value-type="string">
            <text:p>dTp2p_collect</text:p>
          </table:table-cell>
          <table:table-cell table:style-name="ce68" office:value-type="string" calcext:value-type="string">
            <text:p>dTshort</text:p>
          </table:table-cell>
          <table:table-cell table:style-name="ce70" office:value-type="string" calcext:value-type="string">
            <text:p>dTp2p_self</text:p>
          </table:table-cell>
          <table:table-cell table:style-name="ce70" office:value-type="string" calcext:value-type="string">
            <text:p>dTp2p_others</text:p>
          </table:table-cell>
          <table:table-cell table:style-name="ce72" office:value-type="string" calcext:value-type="string">
            <text:p>dTp2p_collect</text:p>
          </table:table-cell>
          <table:table-cell table:style-name="ce26" office:value-type="string" calcext:value-type="string">
            <text:p>dTshort</text:p>
          </table:table-cell>
          <table:table-cell table:style-name="ce28" office:value-type="string" calcext:value-type="string">
            <text:p>dTp2p_self</text:p>
          </table:table-cell>
          <table:table-cell table:style-name="ce28" office:value-type="string" calcext:value-type="string">
            <text:p>dTp2p_others</text:p>
          </table:table-cell>
          <table:table-cell table:style-name="ce30" office:value-type="string" calcext:value-type="string">
            <text:p>dTp2p_collect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MPI</text:p>
          </table:table-cell>
          <table:table-cell table:style-name="ce82" office:value-type="string" calcext:value-type="string">
            <text:p>Indexing</text:p>
          </table:table-cell>
          <table:table-cell table:style-name="ce82" office:value-type="string" calcext:value-type="string">
            <text:p>Redund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08988" calcext:value-type="float">
            <text:p>4.208988</text:p>
          </table:table-cell>
          <table:table-cell office:value-type="float" office:value="3.032413" calcext:value-type="float">
            <text:p>3.032413</text:p>
          </table:table-cell>
          <table:table-cell office:value-type="float" office:value="1.097904" calcext:value-type="float">
            <text:p>1.097904</text:p>
          </table:table-cell>
          <table:table-cell office:value-type="float" office:value="2.612178" calcext:value-type="float">
            <text:p>2.612178</text:p>
          </table:table-cell>
          <table:table-cell office:value-type="float" office:value="1.475505" calcext:value-type="float">
            <text:p>1.475505</text:p>
          </table:table-cell>
          <table:table-cell office:value-type="float" office:value="0.478992" calcext:value-type="float">
            <text:p>0.478992</text:p>
          </table:table-cell>
          <table:table-cell office:value-type="float" office:value="1.255748" calcext:value-type="float">
            <text:p>1.255748</text:p>
          </table:table-cell>
          <table:table-cell office:value-type="float" office:value="0.093529" calcext:value-type="float">
            <text:p>0.093529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985713" calcext:value-type="float">
            <text:p>0.985713</text:p>
          </table:table-cell>
          <table:table-cell office:value-type="float" office:value="0.485394" calcext:value-type="float">
            <text:p>0.485394</text:p>
          </table:table-cell>
          <table:table-cell office:value-type="float" office:value="0.018234" calcext:value-type="float">
            <text:p>0.018234</text:p>
          </table:table-cell>
          <table:table-cell office:value-type="float" office:value="0.099051" calcext:value-type="float">
            <text:p>0.099051</text:p>
          </table:table-cell>
          <table:table-cell office:value-type="float" office:value="0.290908" calcext:value-type="float">
            <text:p>0.290908</text:p>
          </table:table-cell>
          <table:table-cell office:value-type="float" office:value="0.280256" calcext:value-type="float">
            <text:p>0.280256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0.159264" calcext:value-type="float">
            <text:p>0.159264</text:p>
          </table:table-cell>
          <table:table-cell office:value-type="float" office:value="0.580561" calcext:value-type="float">
            <text:p>0.580561</text:p>
          </table:table-cell>
          <table:table-cell office:value-type="float" office:value="0.017473" calcext:value-type="float">
            <text:p>0.017473</text:p>
          </table:table-cell>
          <table:table-cell office:value-type="float" office:value="0.150164" calcext:value-type="float">
            <text:p>0.150164</text:p>
          </table:table-cell>
          <table:table-cell office:value-type="float" office:value="0.301872" calcext:value-type="float">
            <text:p>0.301872</text:p>
          </table:table-cell>
          <table:table-cell table:formula="of:=ROUND(([.C3]+[.D3])/[.B3];2)" office:value-type="float" office:value="0.98" calcext:value-type="float">
            <text:p>0.98</text:p>
          </table:table-cell>
          <table:table-cell table:formula="of:=ROUND(([.F3]+[.G3])/[.E3];2)" office:value-type="float" office:value="0.75" calcext:value-type="float">
            <text:p>0.75</text:p>
          </table:table-cell>
          <table:table-cell table:formula="of:=ROUND(([.I3]+[.J3]+[.K3])/[.H3];2)" office:value-type="float" office:value="0.86" calcext:value-type="float">
            <text:p>0.86</text:p>
          </table:table-cell>
          <table:table-cell table:formula="of:=ROUND(([.M3]+[.N3]+[.O3])/[.L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11996" calcext:value-type="float">
            <text:p>4.211996</text:p>
          </table:table-cell>
          <table:table-cell office:value-type="float" office:value="2.983175" calcext:value-type="float">
            <text:p>2.983175</text:p>
          </table:table-cell>
          <table:table-cell office:value-type="float" office:value="1.150205" calcext:value-type="float">
            <text:p>1.150205</text:p>
          </table:table-cell>
          <table:table-cell office:value-type="float" office:value="2.475934" calcext:value-type="float">
            <text:p>2.475934</text:p>
          </table:table-cell>
          <table:table-cell office:value-type="float" office:value="1.450176" calcext:value-type="float">
            <text:p>1.450176</text:p>
          </table:table-cell>
          <table:table-cell office:value-type="float" office:value="0.460812" calcext:value-type="float">
            <text:p>0.460812</text:p>
          </table:table-cell>
          <table:table-cell office:value-type="float" office:value="1.281896" calcext:value-type="float">
            <text:p>1.281896</text:p>
          </table:table-cell>
          <table:table-cell office:value-type="float" office:value="0.093063" calcext:value-type="float">
            <text:p>0.093063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1.006817" calcext:value-type="float">
            <text:p>1.006817</text:p>
          </table:table-cell>
          <table:table-cell office:value-type="float" office:value="0.484061" calcext:value-type="float">
            <text:p>0.484061</text:p>
          </table:table-cell>
          <table:table-cell office:value-type="float" office:value="0.016921" calcext:value-type="float">
            <text:p>0.016921</text:p>
          </table:table-cell>
          <table:table-cell office:value-type="float" office:value="0.097587" calcext:value-type="float">
            <text:p>0.097587</text:p>
          </table:table-cell>
          <table:table-cell office:value-type="float" office:value="0.293022" calcext:value-type="float">
            <text:p>0.293022</text:p>
          </table:table-cell>
          <table:table-cell office:value-type="float" office:value="0.282267" calcext:value-type="float">
            <text:p>0.282267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161" calcext:value-type="float">
            <text:p>0.161</text:p>
          </table:table-cell>
          <table:table-cell office:value-type="float" office:value="0.579231" calcext:value-type="float">
            <text:p>0.579231</text:p>
          </table:table-cell>
          <table:table-cell office:value-type="float" office:value="0.017267" calcext:value-type="float">
            <text:p>0.017267</text:p>
          </table:table-cell>
          <table:table-cell office:value-type="float" office:value="0.150638" calcext:value-type="float">
            <text:p>0.150638</text:p>
          </table:table-cell>
          <table:table-cell office:value-type="float" office:value="0.302951" calcext:value-type="float">
            <text:p>0.302951</text:p>
          </table:table-cell>
          <table:table-cell table:formula="of:=ROUND(([.C4]+[.D4])/[.B4];2)" office:value-type="float" office:value="0.98" calcext:value-type="float">
            <text:p>0.98</text:p>
          </table:table-cell>
          <table:table-cell table:formula="of:=ROUND(([.F4]+[.G4])/[.E4];2)" office:value-type="float" office:value="0.77" calcext:value-type="float">
            <text:p>0.77</text:p>
          </table:table-cell>
          <table:table-cell table:formula="of:=ROUND(([.I4]+[.J4]+[.K4])/[.H4];2)" office:value-type="float" office:value="0.86" calcext:value-type="float">
            <text:p>0.86</text:p>
          </table:table-cell>
          <table:table-cell table:formula="of:=ROUND(([.M4]+[.N4]+[.O4])/[.L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86758" calcext:value-type="float">
            <text:p>4.486758</text:p>
          </table:table-cell>
          <table:table-cell office:value-type="float" office:value="3.27763" calcext:value-type="float">
            <text:p>3.27763</text:p>
          </table:table-cell>
          <table:table-cell office:value-type="float" office:value="1.127994" calcext:value-type="float">
            <text:p>1.127994</text:p>
          </table:table-cell>
          <table:table-cell office:value-type="float" office:value="2.531591" calcext:value-type="float">
            <text:p>2.531591</text:p>
          </table:table-cell>
          <table:table-cell office:value-type="float" office:value="1.385168" calcext:value-type="float">
            <text:p>1.385168</text:p>
          </table:table-cell>
          <table:table-cell office:value-type="float" office:value="0.468916" calcext:value-type="float">
            <text:p>0.468916</text:p>
          </table:table-cell>
          <table:table-cell office:value-type="float" office:value="1.259207" calcext:value-type="float">
            <text:p>1.259207</text:p>
          </table:table-cell>
          <table:table-cell office:value-type="float" office:value="0.093785" calcext:value-type="float">
            <text:p>0.093785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988777" calcext:value-type="float">
            <text:p>0.988777</text:p>
          </table:table-cell>
          <table:table-cell office:value-type="float" office:value="0.482004" calcext:value-type="float">
            <text:p>0.482004</text:p>
          </table:table-cell>
          <table:table-cell office:value-type="float" office:value="0.016924" calcext:value-type="float">
            <text:p>0.016924</text:p>
          </table:table-cell>
          <table:table-cell office:value-type="float" office:value="0.097918" calcext:value-type="float">
            <text:p>0.097918</text:p>
          </table:table-cell>
          <table:table-cell office:value-type="float" office:value="0.290373" calcext:value-type="float">
            <text:p>0.290373</text:p>
          </table:table-cell>
          <table:table-cell office:value-type="float" office:value="0.281029" calcext:value-type="float">
            <text:p>0.281029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159475" calcext:value-type="float">
            <text:p>0.159475</text:p>
          </table:table-cell>
          <table:table-cell office:value-type="float" office:value="0.582056" calcext:value-type="float">
            <text:p>0.582056</text:p>
          </table:table-cell>
          <table:table-cell office:value-type="float" office:value="0.017185" calcext:value-type="float">
            <text:p>0.017185</text:p>
          </table:table-cell>
          <table:table-cell office:value-type="float" office:value="0.150876" calcext:value-type="float">
            <text:p>0.150876</text:p>
          </table:table-cell>
          <table:table-cell office:value-type="float" office:value="0.30251" calcext:value-type="float">
            <text:p>0.30251</text:p>
          </table:table-cell>
          <table:table-cell table:formula="of:=ROUND(([.C5]+[.D5])/[.B5];2)" office:value-type="float" office:value="0.98" calcext:value-type="float">
            <text:p>0.98</text:p>
          </table:table-cell>
          <table:table-cell table:formula="of:=ROUND(([.F5]+[.G5])/[.E5];2)" office:value-type="float" office:value="0.73" calcext:value-type="float">
            <text:p>0.73</text:p>
          </table:table-cell>
          <table:table-cell table:formula="of:=ROUND(([.I5]+[.J5]+[.K5])/[.H5];2)" office:value-type="float" office:value="0.86" calcext:value-type="float">
            <text:p>0.86</text:p>
          </table:table-cell>
          <table:table-cell table:formula="of:=ROUND(([.M5]+[.N5]+[.O5])/[.L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20092" calcext:value-type="float">
            <text:p>4.520092</text:p>
          </table:table-cell>
          <table:table-cell office:value-type="float" office:value="3.199653" calcext:value-type="float">
            <text:p>3.199653</text:p>
          </table:table-cell>
          <table:table-cell office:value-type="float" office:value="1.230929" calcext:value-type="float">
            <text:p>1.230929</text:p>
          </table:table-cell>
          <table:table-cell office:value-type="float" office:value="2.438221" calcext:value-type="float">
            <text:p>2.438221</text:p>
          </table:table-cell>
          <table:table-cell office:value-type="float" office:value="1.431568" calcext:value-type="float">
            <text:p>1.431568</text:p>
          </table:table-cell>
          <table:table-cell office:value-type="float" office:value="0.482558" calcext:value-type="float">
            <text:p>0.482558</text:p>
          </table:table-cell>
          <table:table-cell office:value-type="float" office:value="1.308438" calcext:value-type="float">
            <text:p>1.308438</text:p>
          </table:table-cell>
          <table:table-cell office:value-type="float" office:value="0.093385" calcext:value-type="float">
            <text:p>0.093385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1.016915" calcext:value-type="float">
            <text:p>1.016915</text:p>
          </table:table-cell>
          <table:table-cell office:value-type="float" office:value="0.485269" calcext:value-type="float">
            <text:p>0.485269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9789" calcext:value-type="float">
            <text:p>0.09789</text:p>
          </table:table-cell>
          <table:table-cell office:value-type="float" office:value="0.292966" calcext:value-type="float">
            <text:p>0.292966</text:p>
          </table:table-cell>
          <table:table-cell office:value-type="float" office:value="0.28112" calcext:value-type="float">
            <text:p>0.28112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15996" calcext:value-type="float">
            <text:p>0.15996</text:p>
          </table:table-cell>
          <table:table-cell office:value-type="float" office:value="0.581505" calcext:value-type="float">
            <text:p>0.581505</text:p>
          </table:table-cell>
          <table:table-cell office:value-type="float" office:value="0.017553" calcext:value-type="float">
            <text:p>0.017553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302198" calcext:value-type="float">
            <text:p>0.302198</text:p>
          </table:table-cell>
          <table:table-cell table:formula="of:=ROUND(([.C6]+[.D6])/[.B6];2)" office:value-type="float" office:value="0.98" calcext:value-type="float">
            <text:p>0.98</text:p>
          </table:table-cell>
          <table:table-cell table:formula="of:=ROUND(([.F6]+[.G6])/[.E6];2)" office:value-type="float" office:value="0.79" calcext:value-type="float">
            <text:p>0.79</text:p>
          </table:table-cell>
          <table:table-cell table:formula="of:=ROUND(([.I6]+[.J6]+[.K6])/[.H6];2)" office:value-type="float" office:value="0.85" calcext:value-type="float">
            <text:p>0.85</text:p>
          </table:table-cell>
          <table:table-cell table:formula="of:=ROUND(([.M6]+[.N6]+[.O6])/[.L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63732" calcext:value-type="float">
            <text:p>4.163732</text:p>
          </table:table-cell>
          <table:table-cell office:value-type="float" office:value="2.995072" calcext:value-type="float">
            <text:p>2.995072</text:p>
          </table:table-cell>
          <table:table-cell office:value-type="float" office:value="1.08889" calcext:value-type="float">
            <text:p>1.08889</text:p>
          </table:table-cell>
          <table:table-cell office:value-type="float" office:value="2.543291" calcext:value-type="float">
            <text:p>2.543291</text:p>
          </table:table-cell>
          <table:table-cell office:value-type="float" office:value="1.519447" calcext:value-type="float">
            <text:p>1.519447</text:p>
          </table:table-cell>
          <table:table-cell office:value-type="float" office:value="0.483758" calcext:value-type="float">
            <text:p>0.483758</text:p>
          </table:table-cell>
          <table:table-cell office:value-type="float" office:value="1.27911" calcext:value-type="float">
            <text:p>1.27911</text:p>
          </table:table-cell>
          <table:table-cell office:value-type="float" office:value="0.093695" calcext:value-type="float">
            <text:p>0.093695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997481" calcext:value-type="float">
            <text:p>0.997481</text:p>
          </table:table-cell>
          <table:table-cell office:value-type="float" office:value="0.483016" calcext:value-type="float">
            <text:p>0.483016</text:p>
          </table:table-cell>
          <table:table-cell office:value-type="float" office:value="0.017051" calcext:value-type="float">
            <text:p>0.017051</text:p>
          </table:table-cell>
          <table:table-cell office:value-type="float" office:value="0.098164" calcext:value-type="float">
            <text:p>0.098164</text:p>
          </table:table-cell>
          <table:table-cell office:value-type="float" office:value="0.291412" calcext:value-type="float">
            <text:p>0.291412</text:p>
          </table:table-cell>
          <table:table-cell office:value-type="float" office:value="0.282532" calcext:value-type="float">
            <text:p>0.282532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0.160311" calcext:value-type="float">
            <text:p>0.160311</text:p>
          </table:table-cell>
          <table:table-cell office:value-type="float" office:value="0.641095" calcext:value-type="float">
            <text:p>0.641095</text:p>
          </table:table-cell>
          <table:table-cell office:value-type="float" office:value="0.017388" calcext:value-type="float">
            <text:p>0.017388</text:p>
          </table:table-cell>
          <table:table-cell office:value-type="float" office:value="0.151649" calcext:value-type="float">
            <text:p>0.151649</text:p>
          </table:table-cell>
          <table:table-cell office:value-type="float" office:value="0.354484" calcext:value-type="float">
            <text:p>0.354484</text:p>
          </table:table-cell>
          <table:table-cell table:formula="of:=ROUND(([.C7]+[.D7])/[.B7];2)" office:value-type="float" office:value="0.98" calcext:value-type="float">
            <text:p>0.98</text:p>
          </table:table-cell>
          <table:table-cell table:formula="of:=ROUND(([.F7]+[.G7])/[.E7];2)" office:value-type="float" office:value="0.79" calcext:value-type="float">
            <text:p>0.79</text:p>
          </table:table-cell>
          <table:table-cell table:formula="of:=ROUND(([.I7]+[.J7]+[.K7])/[.H7];2)" office:value-type="float" office:value="0.86" calcext:value-type="float">
            <text:p>0.86</text:p>
          </table:table-cell>
          <table:table-cell table:formula="of:=ROUND(([.M7]+[.N7]+[.O7])/[.L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82169" calcext:value-type="float">
            <text:p>4.482169</text:p>
          </table:table-cell>
          <table:table-cell office:value-type="float" office:value="2.935122" calcext:value-type="float">
            <text:p>2.935122</text:p>
          </table:table-cell>
          <table:table-cell office:value-type="float" office:value="1.455658" calcext:value-type="float">
            <text:p>1.455658</text:p>
          </table:table-cell>
          <table:table-cell office:value-type="float" office:value="2.419924" calcext:value-type="float">
            <text:p>2.419924</text:p>
          </table:table-cell>
          <table:table-cell office:value-type="float" office:value="1.401034" calcext:value-type="float">
            <text:p>1.401034</text:p>
          </table:table-cell>
          <table:table-cell office:value-type="float" office:value="0.495563" calcext:value-type="float">
            <text:p>0.495563</text:p>
          </table:table-cell>
          <table:table-cell office:value-type="float" office:value="1.257491" calcext:value-type="float">
            <text:p>1.257491</text:p>
          </table:table-cell>
          <table:table-cell office:value-type="float" office:value="0.094064" calcext:value-type="float">
            <text:p>0.094064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98743" calcext:value-type="float">
            <text:p>0.98743</text:p>
          </table:table-cell>
          <table:table-cell office:value-type="float" office:value="0.485258" calcext:value-type="float">
            <text:p>0.485258</text:p>
          </table:table-cell>
          <table:table-cell office:value-type="float" office:value="0.017061" calcext:value-type="float">
            <text:p>0.017061</text:p>
          </table:table-cell>
          <table:table-cell office:value-type="float" office:value="0.098192" calcext:value-type="float">
            <text:p>0.098192</text:p>
          </table:table-cell>
          <table:table-cell office:value-type="float" office:value="0.292588" calcext:value-type="float">
            <text:p>0.292588</text:p>
          </table:table-cell>
          <table:table-cell office:value-type="float" office:value="0.355157" calcext:value-type="float">
            <text:p>0.355157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212557" calcext:value-type="float">
            <text:p>0.212557</text:p>
          </table:table-cell>
          <table:table-cell office:value-type="float" office:value="0.581292" calcext:value-type="float">
            <text:p>0.581292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151212" calcext:value-type="float">
            <text:p>0.151212</text:p>
          </table:table-cell>
          <table:table-cell office:value-type="float" office:value="0.301073" calcext:value-type="float">
            <text:p>0.301073</text:p>
          </table:table-cell>
          <table:table-cell table:formula="of:=ROUND(([.C8]+[.D8])/[.B8];2)" office:value-type="float" office:value="0.98" calcext:value-type="float">
            <text:p>0.98</text:p>
          </table:table-cell>
          <table:table-cell table:formula="of:=ROUND(([.F8]+[.G8])/[.E8];2)" office:value-type="float" office:value="0.78" calcext:value-type="float">
            <text:p>0.78</text:p>
          </table:table-cell>
          <table:table-cell table:formula="of:=ROUND(([.I8]+[.J8]+[.K8])/[.H8];2)" office:value-type="float" office:value="0.86" calcext:value-type="float">
            <text:p>0.86</text:p>
          </table:table-cell>
          <table:table-cell table:formula="of:=ROUND(([.M8]+[.N8]+[.O8])/[.L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157405" calcext:value-type="float">
            <text:p>4.157405</text:p>
          </table:table-cell>
          <table:table-cell office:value-type="float" office:value="2.980366" calcext:value-type="float">
            <text:p>2.980366</text:p>
          </table:table-cell>
          <table:table-cell office:value-type="float" office:value="1.101586" calcext:value-type="float">
            <text:p>1.101586</text:p>
          </table:table-cell>
          <table:table-cell office:value-type="float" office:value="2.455492" calcext:value-type="float">
            <text:p>2.455492</text:p>
          </table:table-cell>
          <table:table-cell office:value-type="float" office:value="1.418996" calcext:value-type="float">
            <text:p>1.418996</text:p>
          </table:table-cell>
          <table:table-cell office:value-type="float" office:value="0.503632" calcext:value-type="float">
            <text:p>0.503632</text:p>
          </table:table-cell>
          <table:table-cell office:value-type="float" office:value="1.263192" calcext:value-type="float">
            <text:p>1.263192</text:p>
          </table:table-cell>
          <table:table-cell office:value-type="float" office:value="0.097817" calcext:value-type="float">
            <text:p>0.097817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988725" calcext:value-type="float">
            <text:p>0.988725</text:p>
          </table:table-cell>
          <table:table-cell office:value-type="float" office:value="0.482987" calcext:value-type="float">
            <text:p>0.482987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98053" calcext:value-type="float">
            <text:p>0.098053</text:p>
          </table:table-cell>
          <table:table-cell office:value-type="float" office:value="0.291145" calcext:value-type="float">
            <text:p>0.291145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187439" calcext:value-type="float">
            <text:p>0.187439</text:p>
          </table:table-cell>
          <table:table-cell office:value-type="float" office:value="0.579083" calcext:value-type="float">
            <text:p>0.579083</text:p>
          </table:table-cell>
          <table:table-cell office:value-type="float" office:value="0.017174" calcext:value-type="float">
            <text:p>0.017174</text:p>
          </table:table-cell>
          <table:table-cell office:value-type="float" office:value="0.151344" calcext:value-type="float">
            <text:p>0.151344</text:p>
          </table:table-cell>
          <table:table-cell office:value-type="float" office:value="0.301124" calcext:value-type="float">
            <text:p>0.301124</text:p>
          </table:table-cell>
          <table:table-cell table:formula="of:=ROUND(([.C9]+[.D9])/[.B9];2)" office:value-type="float" office:value="0.98" calcext:value-type="float">
            <text:p>0.98</text:p>
          </table:table-cell>
          <table:table-cell table:formula="of:=ROUND(([.F9]+[.G9])/[.E9];2)" office:value-type="float" office:value="0.78" calcext:value-type="float">
            <text:p>0.78</text:p>
          </table:table-cell>
          <table:table-cell table:formula="of:=ROUND(([.I9]+[.J9]+[.K9])/[.H9];2)" office:value-type="float" office:value="0.86" calcext:value-type="float">
            <text:p>0.86</text:p>
          </table:table-cell>
          <table:table-cell table:formula="of:=ROUND(([.M9]+[.N9]+[.O9])/[.L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61631" calcext:value-type="float">
            <text:p>4.761631</text:p>
          </table:table-cell>
          <table:table-cell office:value-type="float" office:value="3.366284" calcext:value-type="float">
            <text:p>3.366284</text:p>
          </table:table-cell>
          <table:table-cell office:value-type="float" office:value="1.30603" calcext:value-type="float">
            <text:p>1.30603</text:p>
          </table:table-cell>
          <table:table-cell office:value-type="float" office:value="2.448397" calcext:value-type="float">
            <text:p>2.448397</text:p>
          </table:table-cell>
          <table:table-cell office:value-type="float" office:value="1.496971" calcext:value-type="float">
            <text:p>1.496971</text:p>
          </table:table-cell>
          <table:table-cell office:value-type="float" office:value="0.471166" calcext:value-type="float">
            <text:p>0.471166</text:p>
          </table:table-cell>
          <table:table-cell office:value-type="float" office:value="1.276427" calcext:value-type="float">
            <text:p>1.276427</text:p>
          </table:table-cell>
          <table:table-cell office:value-type="float" office:value="0.097223" calcext:value-type="float">
            <text:p>0.097223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997763" calcext:value-type="float">
            <text:p>0.997763</text:p>
          </table:table-cell>
          <table:table-cell office:value-type="float" office:value="0.484399" calcext:value-type="float">
            <text:p>0.484399</text:p>
          </table:table-cell>
          <table:table-cell office:value-type="float" office:value="0.016805" calcext:value-type="float">
            <text:p>0.016805</text:p>
          </table:table-cell>
          <table:table-cell office:value-type="float" office:value="0.098161" calcext:value-type="float">
            <text:p>0.098161</text:p>
          </table:table-cell>
          <table:table-cell office:value-type="float" office:value="0.292437" calcext:value-type="float">
            <text:p>0.292437</text:p>
          </table:table-cell>
          <table:table-cell office:value-type="float" office:value="0.30495" calcext:value-type="float">
            <text:p>0.30495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.174883" calcext:value-type="float">
            <text:p>0.174883</text:p>
          </table:table-cell>
          <table:table-cell office:value-type="float" office:value="0.582192" calcext:value-type="float">
            <text:p>0.582192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151221" calcext:value-type="float">
            <text:p>0.151221</text:p>
          </table:table-cell>
          <table:table-cell office:value-type="float" office:value="0.302202" calcext:value-type="float">
            <text:p>0.302202</text:p>
          </table:table-cell>
          <table:table-cell table:formula="of:=ROUND(([.C10]+[.D10])/[.B10];2)" office:value-type="float" office:value="0.98" calcext:value-type="float">
            <text:p>0.98</text:p>
          </table:table-cell>
          <table:table-cell table:formula="of:=ROUND(([.F10]+[.G10])/[.E10];2)" office:value-type="float" office:value="0.8" calcext:value-type="float">
            <text:p>0.8</text:p>
          </table:table-cell>
          <table:table-cell table:formula="of:=ROUND(([.I10]+[.J10]+[.K10])/[.H10];2)" office:value-type="float" office:value="0.86" calcext:value-type="float">
            <text:p>0.86</text:p>
          </table:table-cell>
          <table:table-cell table:formula="of:=ROUND(([.M10]+[.N10]+[.O10])/[.L1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17819" calcext:value-type="float">
            <text:p>4.517819</text:p>
          </table:table-cell>
          <table:table-cell office:value-type="float" office:value="3.312312" calcext:value-type="float">
            <text:p>3.312312</text:p>
          </table:table-cell>
          <table:table-cell office:value-type="float" office:value="1.118855" calcext:value-type="float">
            <text:p>1.118855</text:p>
          </table:table-cell>
          <table:table-cell office:value-type="float" office:value="2.53058" calcext:value-type="float">
            <text:p>2.53058</text:p>
          </table:table-cell>
          <table:table-cell office:value-type="float" office:value="1.598891" calcext:value-type="float">
            <text:p>1.598891</text:p>
          </table:table-cell>
          <table:table-cell office:value-type="float" office:value="0.471629" calcext:value-type="float">
            <text:p>0.471629</text:p>
          </table:table-cell>
          <table:table-cell office:value-type="float" office:value="1.266141" calcext:value-type="float">
            <text:p>1.266141</text:p>
          </table:table-cell>
          <table:table-cell office:value-type="float" office:value="0.098349" calcext:value-type="float">
            <text:p>0.098349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481836" calcext:value-type="float">
            <text:p>0.481836</text:p>
          </table:table-cell>
          <table:table-cell office:value-type="float" office:value="0.017226" calcext:value-type="float">
            <text:p>0.017226</text:p>
          </table:table-cell>
          <table:table-cell office:value-type="float" office:value="0.098163" calcext:value-type="float">
            <text:p>0.098163</text:p>
          </table:table-cell>
          <table:table-cell office:value-type="float" office:value="0.289337" calcext:value-type="float">
            <text:p>0.289337</text:p>
          </table:table-cell>
          <table:table-cell office:value-type="float" office:value="0.37796" calcext:value-type="float">
            <text:p>0.37796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2447" calcext:value-type="float">
            <text:p>0.002447</text:p>
          </table:table-cell>
          <table:table-cell office:value-type="float" office:value="0.228252" calcext:value-type="float">
            <text:p>0.228252</text:p>
          </table:table-cell>
          <table:table-cell office:value-type="float" office:value="0.59036" calcext:value-type="float">
            <text:p>0.59036</text:p>
          </table:table-cell>
          <table:table-cell office:value-type="float" office:value="0.017636" calcext:value-type="float">
            <text:p>0.017636</text:p>
          </table:table-cell>
          <table:table-cell office:value-type="float" office:value="0.151597" calcext:value-type="float">
            <text:p>0.151597</text:p>
          </table:table-cell>
          <table:table-cell office:value-type="float" office:value="0.306726" calcext:value-type="float">
            <text:p>0.306726</text:p>
          </table:table-cell>
          <table:table-cell table:formula="of:=ROUND(([.C11]+[.D11])/[.B11];2)" office:value-type="float" office:value="0.98" calcext:value-type="float">
            <text:p>0.98</text:p>
          </table:table-cell>
          <table:table-cell table:formula="of:=ROUND(([.F11]+[.G11])/[.E11];2)" office:value-type="float" office:value="0.82" calcext:value-type="float">
            <text:p>0.82</text:p>
          </table:table-cell>
          <table:table-cell table:formula="of:=ROUND(([.I11]+[.J11]+[.K11])/[.H11];2)" office:value-type="float" office:value="0.86" calcext:value-type="float">
            <text:p>0.86</text:p>
          </table:table-cell>
          <table:table-cell table:formula="of:=ROUND(([.M11]+[.N11]+[.O11])/[.L11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5515" calcext:value-type="float">
            <text:p>4.185515</text:p>
          </table:table-cell>
          <table:table-cell office:value-type="float" office:value="2.956923" calcext:value-type="float">
            <text:p>2.956923</text:p>
          </table:table-cell>
          <table:table-cell office:value-type="float" office:value="1.15156" calcext:value-type="float">
            <text:p>1.15156</text:p>
          </table:table-cell>
          <table:table-cell office:value-type="float" office:value="2.444858" calcext:value-type="float">
            <text:p>2.444858</text:p>
          </table:table-cell>
          <table:table-cell office:value-type="float" office:value="1.463824" calcext:value-type="float">
            <text:p>1.463824</text:p>
          </table:table-cell>
          <table:table-cell office:value-type="float" office:value="0.47812" calcext:value-type="float">
            <text:p>0.47812</text:p>
          </table:table-cell>
          <table:table-cell office:value-type="float" office:value="1.269105" calcext:value-type="float">
            <text:p>1.269105</text:p>
          </table:table-cell>
          <table:table-cell office:value-type="float" office:value="0.098764" calcext:value-type="float">
            <text:p>0.098764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991567" calcext:value-type="float">
            <text:p>0.991567</text:p>
          </table:table-cell>
          <table:table-cell office:value-type="float" office:value="0.484181" calcext:value-type="float">
            <text:p>0.484181</text:p>
          </table:table-cell>
          <table:table-cell office:value-type="float" office:value="0.017228" calcext:value-type="float">
            <text:p>0.017228</text:p>
          </table:table-cell>
          <table:table-cell office:value-type="float" office:value="0.09812" calcext:value-type="float">
            <text:p>0.09812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0.328163" calcext:value-type="float">
            <text:p>0.3281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201936" calcext:value-type="float">
            <text:p>0.201936</text:p>
          </table:table-cell>
          <table:table-cell office:value-type="float" office:value="0.596785" calcext:value-type="float">
            <text:p>0.596785</text:p>
          </table:table-cell>
          <table:table-cell office:value-type="float" office:value="0.017628" calcext:value-type="float">
            <text:p>0.017628</text:p>
          </table:table-cell>
          <table:table-cell office:value-type="float" office:value="0.151616" calcext:value-type="float">
            <text:p>0.151616</text:p>
          </table:table-cell>
          <table:table-cell office:value-type="float" office:value="0.317197" calcext:value-type="float">
            <text:p>0.317197</text:p>
          </table:table-cell>
          <table:table-cell table:formula="of:=ROUND(([.C12]+[.D12])/[.B12];2)" office:value-type="float" office:value="0.98" calcext:value-type="float">
            <text:p>0.98</text:p>
          </table:table-cell>
          <table:table-cell table:formula="of:=ROUND(([.F12]+[.G12])/[.E12];2)" office:value-type="float" office:value="0.79" calcext:value-type="float">
            <text:p>0.79</text:p>
          </table:table-cell>
          <table:table-cell table:formula="of:=ROUND(([.I12]+[.J12]+[.K12])/[.H12];2)" office:value-type="float" office:value="0.86" calcext:value-type="float">
            <text:p>0.86</text:p>
          </table:table-cell>
          <table:table-cell table:formula="of:=ROUND(([.M12]+[.N12]+[.O12])/[.L1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74838" calcext:value-type="float">
            <text:p>4.574838</text:p>
          </table:table-cell>
          <table:table-cell office:value-type="float" office:value="3.213351" calcext:value-type="float">
            <text:p>3.213351</text:p>
          </table:table-cell>
          <table:table-cell office:value-type="float" office:value="1.267399" calcext:value-type="float">
            <text:p>1.267399</text:p>
          </table:table-cell>
          <table:table-cell office:value-type="float" office:value="2.688474" calcext:value-type="float">
            <text:p>2.688474</text:p>
          </table:table-cell>
          <table:table-cell office:value-type="float" office:value="1.5949" calcext:value-type="float">
            <text:p>1.5949</text:p>
          </table:table-cell>
          <table:table-cell office:value-type="float" office:value="0.488472" calcext:value-type="float">
            <text:p>0.488472</text:p>
          </table:table-cell>
          <table:table-cell office:value-type="float" office:value="1.264437" calcext:value-type="float">
            <text:p>1.264437</text:p>
          </table:table-cell>
          <table:table-cell office:value-type="float" office:value="0.097791" calcext:value-type="float">
            <text:p>0.097791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98906" calcext:value-type="float">
            <text:p>0.98906</text:p>
          </table:table-cell>
          <table:table-cell office:value-type="float" office:value="0.48367" calcext:value-type="float">
            <text:p>0.48367</text:p>
          </table:table-cell>
          <table:table-cell office:value-type="float" office:value="0.016919" calcext:value-type="float">
            <text:p>0.016919</text:p>
          </table:table-cell>
          <table:table-cell office:value-type="float" office:value="0.098327" calcext:value-type="float">
            <text:p>0.098327</text:p>
          </table:table-cell>
          <table:table-cell office:value-type="float" office:value="0.291274" calcext:value-type="float">
            <text:p>0.291274</text:p>
          </table:table-cell>
          <table:table-cell office:value-type="float" office:value="0.340157" calcext:value-type="float">
            <text:p>0.340157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0.201362" calcext:value-type="float">
            <text:p>0.201362</text:p>
          </table:table-cell>
          <table:table-cell office:value-type="float" office:value="0.583508" calcext:value-type="float">
            <text:p>0.583508</text:p>
          </table:table-cell>
          <table:table-cell office:value-type="float" office:value="0.017284" calcext:value-type="float">
            <text:p>0.017284</text:p>
          </table:table-cell>
          <table:table-cell office:value-type="float" office:value="0.15188" calcext:value-type="float">
            <text:p>0.15188</text:p>
          </table:table-cell>
          <table:table-cell office:value-type="float" office:value="0.30267" calcext:value-type="float">
            <text:p>0.30267</text:p>
          </table:table-cell>
          <table:table-cell table:formula="of:=ROUND(([.C13]+[.D13])/[.B13];2)" office:value-type="float" office:value="0.98" calcext:value-type="float">
            <text:p>0.98</text:p>
          </table:table-cell>
          <table:table-cell table:formula="of:=ROUND(([.F13]+[.G13])/[.E13];2)" office:value-type="float" office:value="0.77" calcext:value-type="float">
            <text:p>0.77</text:p>
          </table:table-cell>
          <table:table-cell table:formula="of:=ROUND(([.I13]+[.J13]+[.K13])/[.H13];2)" office:value-type="float" office:value="0.86" calcext:value-type="float">
            <text:p>0.86</text:p>
          </table:table-cell>
          <table:table-cell table:formula="of:=ROUND(([.M13]+[.N13]+[.O13])/[.L1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19431" calcext:value-type="float">
            <text:p>5.019431</text:p>
          </table:table-cell>
          <table:table-cell office:value-type="float" office:value="3.488746" calcext:value-type="float">
            <text:p>3.488746</text:p>
          </table:table-cell>
          <table:table-cell office:value-type="float" office:value="1.434675" calcext:value-type="float">
            <text:p>1.434675</text:p>
          </table:table-cell>
          <table:table-cell office:value-type="float" office:value="2.756562" calcext:value-type="float">
            <text:p>2.756562</text:p>
          </table:table-cell>
          <table:table-cell office:value-type="float" office:value="1.532125" calcext:value-type="float">
            <text:p>1.532125</text:p>
          </table:table-cell>
          <table:table-cell office:value-type="float" office:value="0.559446" calcext:value-type="float">
            <text:p>0.559446</text:p>
          </table:table-cell>
          <table:table-cell office:value-type="float" office:value="1.264666" calcext:value-type="float">
            <text:p>1.264666</text:p>
          </table:table-cell>
          <table:table-cell office:value-type="float" office:value="0.097867" calcext:value-type="float">
            <text:p>0.097867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990417" calcext:value-type="float">
            <text:p>0.990417</text:p>
          </table:table-cell>
          <table:table-cell office:value-type="float" office:value="0.486593" calcext:value-type="float">
            <text:p>0.486593</text:p>
          </table:table-cell>
          <table:table-cell office:value-type="float" office:value="0.017326" calcext:value-type="float">
            <text:p>0.017326</text:p>
          </table:table-cell>
          <table:table-cell office:value-type="float" office:value="0.098618" calcext:value-type="float">
            <text:p>0.098618</text:p>
          </table:table-cell>
          <table:table-cell office:value-type="float" office:value="0.293183" calcext:value-type="float">
            <text:p>0.293183</text:p>
          </table:table-cell>
          <table:table-cell office:value-type="float" office:value="0.341416" calcext:value-type="float">
            <text:p>0.341416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190741" calcext:value-type="float">
            <text:p>0.190741</text:p>
          </table:table-cell>
          <table:table-cell office:value-type="float" office:value="0.585619" calcext:value-type="float">
            <text:p>0.585619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152083" calcext:value-type="float">
            <text:p>0.152083</text:p>
          </table:table-cell>
          <table:table-cell office:value-type="float" office:value="0.305248" calcext:value-type="float">
            <text:p>0.305248</text:p>
          </table:table-cell>
          <table:table-cell table:formula="of:=ROUND(([.C14]+[.D14])/[.B14];2)" office:value-type="float" office:value="0.98" calcext:value-type="float">
            <text:p>0.98</text:p>
          </table:table-cell>
          <table:table-cell table:formula="of:=ROUND(([.F14]+[.G14])/[.E14];2)" office:value-type="float" office:value="0.76" calcext:value-type="float">
            <text:p>0.76</text:p>
          </table:table-cell>
          <table:table-cell table:formula="of:=ROUND(([.I14]+[.J14]+[.K14])/[.H14];2)" office:value-type="float" office:value="0.86" calcext:value-type="float">
            <text:p>0.86</text:p>
          </table:table-cell>
          <table:table-cell table:formula="of:=ROUND(([.M14]+[.N14]+[.O14])/[.L1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79516" calcext:value-type="float">
            <text:p>4.179516</text:p>
          </table:table-cell>
          <table:table-cell office:value-type="float" office:value="3.014419" calcext:value-type="float">
            <text:p>3.014419</text:p>
          </table:table-cell>
          <table:table-cell office:value-type="float" office:value="1.085847" calcext:value-type="float">
            <text:p>1.085847</text:p>
          </table:table-cell>
          <table:table-cell office:value-type="float" office:value="2.482759" calcext:value-type="float">
            <text:p>2.482759</text:p>
          </table:table-cell>
          <table:table-cell office:value-type="float" office:value="1.511907" calcext:value-type="float">
            <text:p>1.511907</text:p>
          </table:table-cell>
          <table:table-cell office:value-type="float" office:value="0.493431" calcext:value-type="float">
            <text:p>0.493431</text:p>
          </table:table-cell>
          <table:table-cell office:value-type="float" office:value="1.26933" calcext:value-type="float">
            <text:p>1.26933</text:p>
          </table:table-cell>
          <table:table-cell office:value-type="float" office:value="0.097777" calcext:value-type="float">
            <text:p>0.097777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992827" calcext:value-type="float">
            <text:p>0.992827</text:p>
          </table:table-cell>
          <table:table-cell office:value-type="float" office:value="0.483148" calcext:value-type="float">
            <text:p>0.483148</text:p>
          </table:table-cell>
          <table:table-cell office:value-type="float" office:value="0.016818" calcext:value-type="float">
            <text:p>0.016818</text:p>
          </table:table-cell>
          <table:table-cell office:value-type="float" office:value="0.098413" calcext:value-type="float">
            <text:p>0.098413</text:p>
          </table:table-cell>
          <table:table-cell office:value-type="float" office:value="0.290753" calcext:value-type="float">
            <text:p>0.290753</text:p>
          </table:table-cell>
          <table:table-cell office:value-type="float" office:value="0.393947" calcext:value-type="float">
            <text:p>0.393947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.231807" calcext:value-type="float">
            <text:p>0.231807</text:p>
          </table:table-cell>
          <table:table-cell office:value-type="float" office:value="0.606984" calcext:value-type="float">
            <text:p>0.606984</text:p>
          </table:table-cell>
          <table:table-cell office:value-type="float" office:value="0.017224" calcext:value-type="float">
            <text:p>0.017224</text:p>
          </table:table-cell>
          <table:table-cell office:value-type="float" office:value="0.152042" calcext:value-type="float">
            <text:p>0.152042</text:p>
          </table:table-cell>
          <table:table-cell office:value-type="float" office:value="0.3215" calcext:value-type="float">
            <text:p>0.3215</text:p>
          </table:table-cell>
          <table:table-cell table:formula="of:=ROUND(([.C15]+[.D15])/[.B15];2)" office:value-type="float" office:value="0.98" calcext:value-type="float">
            <text:p>0.98</text:p>
          </table:table-cell>
          <table:table-cell table:formula="of:=ROUND(([.F15]+[.G15])/[.E15];2)" office:value-type="float" office:value="0.81" calcext:value-type="float">
            <text:p>0.81</text:p>
          </table:table-cell>
          <table:table-cell table:formula="of:=ROUND(([.I15]+[.J15]+[.K15])/[.H15];2)" office:value-type="float" office:value="0.86" calcext:value-type="float">
            <text:p>0.86</text:p>
          </table:table-cell>
          <table:table-cell table:formula="of:=ROUND(([.M15]+[.N15]+[.O15])/[.L1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276914" calcext:value-type="float">
            <text:p>4.276914</text:p>
          </table:table-cell>
          <table:table-cell office:value-type="float" office:value="2.907309" calcext:value-type="float">
            <text:p>2.907309</text:p>
          </table:table-cell>
          <table:table-cell office:value-type="float" office:value="1.248183" calcext:value-type="float">
            <text:p>1.248183</text:p>
          </table:table-cell>
          <table:table-cell office:value-type="float" office:value="2.474871" calcext:value-type="float">
            <text:p>2.474871</text:p>
          </table:table-cell>
          <table:table-cell office:value-type="float" office:value="1.445981" calcext:value-type="float">
            <text:p>1.445981</text:p>
          </table:table-cell>
          <table:table-cell office:value-type="float" office:value="0.474471" calcext:value-type="float">
            <text:p>0.474471</text:p>
          </table:table-cell>
          <table:table-cell office:value-type="float" office:value="1.263152" calcext:value-type="float">
            <text:p>1.263152</text:p>
          </table:table-cell>
          <table:table-cell office:value-type="float" office:value="0.097209" calcext:value-type="float">
            <text:p>0.097209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988564" calcext:value-type="float">
            <text:p>0.988564</text:p>
          </table:table-cell>
          <table:table-cell office:value-type="float" office:value="0.487508" calcext:value-type="float">
            <text:p>0.487508</text:p>
          </table:table-cell>
          <table:table-cell office:value-type="float" office:value="0.017221" calcext:value-type="float">
            <text:p>0.017221</text:p>
          </table:table-cell>
          <table:table-cell office:value-type="float" office:value="0.09821" calcext:value-type="float">
            <text:p>0.09821</text:p>
          </table:table-cell>
          <table:table-cell office:value-type="float" office:value="0.293391" calcext:value-type="float">
            <text:p>0.293391</text:p>
          </table:table-cell>
          <table:table-cell office:value-type="float" office:value="0.318909" calcext:value-type="float">
            <text:p>0.318909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195014" calcext:value-type="float">
            <text:p>0.195014</text:p>
          </table:table-cell>
          <table:table-cell office:value-type="float" office:value="0.593002" calcext:value-type="float">
            <text:p>0.593002</text:p>
          </table:table-cell>
          <table:table-cell office:value-type="float" office:value="0.017549" calcext:value-type="float">
            <text:p>0.017549</text:p>
          </table:table-cell>
          <table:table-cell office:value-type="float" office:value="0.151998" calcext:value-type="float">
            <text:p>0.151998</text:p>
          </table:table-cell>
          <table:table-cell office:value-type="float" office:value="0.310348" calcext:value-type="float">
            <text:p>0.310348</text:p>
          </table:table-cell>
          <table:table-cell table:formula="of:=ROUND(([.C16]+[.D16])/[.B16];2)" office:value-type="float" office:value="0.97" calcext:value-type="float">
            <text:p>0.97</text:p>
          </table:table-cell>
          <table:table-cell table:formula="of:=ROUND(([.F16]+[.G16])/[.E16];2)" office:value-type="float" office:value="0.78" calcext:value-type="float">
            <text:p>0.78</text:p>
          </table:table-cell>
          <table:table-cell table:formula="of:=ROUND(([.I16]+[.J16]+[.K16])/[.H16];2)" office:value-type="float" office:value="0.86" calcext:value-type="float">
            <text:p>0.86</text:p>
          </table:table-cell>
          <table:table-cell table:formula="of:=ROUND(([.M16]+[.N16]+[.O16])/[.L1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75949" calcext:value-type="float">
            <text:p>4.275949</text:p>
          </table:table-cell>
          <table:table-cell office:value-type="float" office:value="2.921273" calcext:value-type="float">
            <text:p>2.921273</text:p>
          </table:table-cell>
          <table:table-cell office:value-type="float" office:value="1.269632" calcext:value-type="float">
            <text:p>1.269632</text:p>
          </table:table-cell>
          <table:table-cell office:value-type="float" office:value="2.493451" calcext:value-type="float">
            <text:p>2.493451</text:p>
          </table:table-cell>
          <table:table-cell office:value-type="float" office:value="1.523821" calcext:value-type="float">
            <text:p>1.523821</text:p>
          </table:table-cell>
          <table:table-cell office:value-type="float" office:value="0.47569" calcext:value-type="float">
            <text:p>0.47569</text:p>
          </table:table-cell>
          <table:table-cell office:value-type="float" office:value="1.266415" calcext:value-type="float">
            <text:p>1.266415</text:p>
          </table:table-cell>
          <table:table-cell office:value-type="float" office:value="0.097278" calcext:value-type="float">
            <text:p>0.09727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989161" calcext:value-type="float">
            <text:p>0.989161</text:p>
          </table:table-cell>
          <table:table-cell office:value-type="float" office:value="0.485867" calcext:value-type="float">
            <text:p>0.485867</text:p>
          </table:table-cell>
          <table:table-cell office:value-type="float" office:value="0.017262" calcext:value-type="float">
            <text:p>0.017262</text:p>
          </table:table-cell>
          <table:table-cell office:value-type="float" office:value="0.098514" calcext:value-type="float">
            <text:p>0.098514</text:p>
          </table:table-cell>
          <table:table-cell office:value-type="float" office:value="0.292333" calcext:value-type="float">
            <text:p>0.292333</text:p>
          </table:table-cell>
          <table:table-cell office:value-type="float" office:value="0.30471" calcext:value-type="float">
            <text:p>0.30471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2264" calcext:value-type="float">
            <text:p>0.002264</text:p>
          </table:table-cell>
          <table:table-cell office:value-type="float" office:value="0.171937" calcext:value-type="float">
            <text:p>0.171937</text:p>
          </table:table-cell>
          <table:table-cell office:value-type="float" office:value="0.588581" calcext:value-type="float">
            <text:p>0.588581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308729" calcext:value-type="float">
            <text:p>0.308729</text:p>
          </table:table-cell>
          <table:table-cell table:formula="of:=ROUND(([.C17]+[.D17])/[.B17];2)" office:value-type="float" office:value="0.98" calcext:value-type="float">
            <text:p>0.98</text:p>
          </table:table-cell>
          <table:table-cell table:formula="of:=ROUND(([.F17]+[.G17])/[.E17];2)" office:value-type="float" office:value="0.8" calcext:value-type="float">
            <text:p>0.8</text:p>
          </table:table-cell>
          <table:table-cell table:formula="of:=ROUND(([.I17]+[.J17]+[.K17])/[.H17];2)" office:value-type="float" office:value="0.86" calcext:value-type="float">
            <text:p>0.86</text:p>
          </table:table-cell>
          <table:table-cell table:formula="of:=ROUND(([.M17]+[.N17]+[.O17])/[.L1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72284" calcext:value-type="float">
            <text:p>4.272284</text:p>
          </table:table-cell>
          <table:table-cell office:value-type="float" office:value="3.058588" calcext:value-type="float">
            <text:p>3.058588</text:p>
          </table:table-cell>
          <table:table-cell office:value-type="float" office:value="1.13584" calcext:value-type="float">
            <text:p>1.13584</text:p>
          </table:table-cell>
          <table:table-cell office:value-type="float" office:value="2.489297" calcext:value-type="float">
            <text:p>2.489297</text:p>
          </table:table-cell>
          <table:table-cell office:value-type="float" office:value="1.523998" calcext:value-type="float">
            <text:p>1.523998</text:p>
          </table:table-cell>
          <table:table-cell office:value-type="float" office:value="0.484761" calcext:value-type="float">
            <text:p>0.484761</text:p>
          </table:table-cell>
          <table:table-cell office:value-type="float" office:value="1.264678" calcext:value-type="float">
            <text:p>1.264678</text:p>
          </table:table-cell>
          <table:table-cell office:value-type="float" office:value="0.097508" calcext:value-type="float">
            <text:p>0.097508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991061" calcext:value-type="float">
            <text:p>0.991061</text:p>
          </table:table-cell>
          <table:table-cell office:value-type="float" office:value="0.487222" calcext:value-type="float">
            <text:p>0.487222</text:p>
          </table:table-cell>
          <table:table-cell office:value-type="float" office:value="0.017305" calcext:value-type="float">
            <text:p>0.017305</text:p>
          </table:table-cell>
          <table:table-cell office:value-type="float" office:value="0.098514" calcext:value-type="float">
            <text:p>0.098514</text:p>
          </table:table-cell>
          <table:table-cell office:value-type="float" office:value="0.293347" calcext:value-type="float">
            <text:p>0.293347</text:p>
          </table:table-cell>
          <table:table-cell office:value-type="float" office:value="0.294368" calcext:value-type="float">
            <text:p>0.294368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0.590326" calcext:value-type="float">
            <text:p>0.590326</text:p>
          </table:table-cell>
          <table:table-cell office:value-type="float" office:value="0.017601" calcext:value-type="float">
            <text:p>0.017601</text:p>
          </table:table-cell>
          <table:table-cell office:value-type="float" office:value="0.152081" calcext:value-type="float">
            <text:p>0.152081</text:p>
          </table:table-cell>
          <table:table-cell office:value-type="float" office:value="0.308675" calcext:value-type="float">
            <text:p>0.308675</text:p>
          </table:table-cell>
          <table:table-cell table:formula="of:=ROUND(([.C18]+[.D18])/[.B18];2)" office:value-type="float" office:value="0.98" calcext:value-type="float">
            <text:p>0.98</text:p>
          </table:table-cell>
          <table:table-cell table:formula="of:=ROUND(([.F18]+[.G18])/[.E18];2)" office:value-type="float" office:value="0.81" calcext:value-type="float">
            <text:p>0.81</text:p>
          </table:table-cell>
          <table:table-cell table:formula="of:=ROUND(([.I18]+[.J18]+[.K18])/[.H18];2)" office:value-type="float" office:value="0.86" calcext:value-type="float">
            <text:p>0.86</text:p>
          </table:table-cell>
          <table:table-cell table:formula="of:=ROUND(([.M18]+[.N18]+[.O18])/[.L1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650935" calcext:value-type="float">
            <text:p>4.650935</text:p>
          </table:table-cell>
          <table:table-cell office:value-type="float" office:value="3.301339" calcext:value-type="float">
            <text:p>3.301339</text:p>
          </table:table-cell>
          <table:table-cell office:value-type="float" office:value="1.25794" calcext:value-type="float">
            <text:p>1.25794</text:p>
          </table:table-cell>
          <table:table-cell office:value-type="float" office:value="2.528178" calcext:value-type="float">
            <text:p>2.528178</text:p>
          </table:table-cell>
          <table:table-cell office:value-type="float" office:value="1.470018" calcext:value-type="float">
            <text:p>1.470018</text:p>
          </table:table-cell>
          <table:table-cell office:value-type="float" office:value="0.477077" calcext:value-type="float">
            <text:p>0.477077</text:p>
          </table:table-cell>
          <table:table-cell office:value-type="float" office:value="1.276244" calcext:value-type="float">
            <text:p>1.276244</text:p>
          </table:table-cell>
          <table:table-cell office:value-type="float" office:value="0.096946" calcext:value-type="float">
            <text:p>0.096946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0.994443" calcext:value-type="float">
            <text:p>0.994443</text:p>
          </table:table-cell>
          <table:table-cell office:value-type="float" office:value="0.485791" calcext:value-type="float">
            <text:p>0.485791</text:p>
          </table:table-cell>
          <table:table-cell office:value-type="float" office:value="0.017065" calcext:value-type="float">
            <text:p>0.017065</text:p>
          </table:table-cell>
          <table:table-cell office:value-type="float" office:value="0.098461" calcext:value-type="float">
            <text:p>0.098461</text:p>
          </table:table-cell>
          <table:table-cell office:value-type="float" office:value="0.292454" calcext:value-type="float">
            <text:p>0.292454</text:p>
          </table:table-cell>
          <table:table-cell office:value-type="float" office:value="0.285545" calcext:value-type="float">
            <text:p>0.28554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.16282" calcext:value-type="float">
            <text:p>0.16282</text:p>
          </table:table-cell>
          <table:table-cell office:value-type="float" office:value="0.611316" calcext:value-type="float">
            <text:p>0.611316</text:p>
          </table:table-cell>
          <table:table-cell office:value-type="float" office:value="0.017363" calcext:value-type="float">
            <text:p>0.017363</text:p>
          </table:table-cell>
          <table:table-cell office:value-type="float" office:value="0.152312" calcext:value-type="float">
            <text:p>0.152312</text:p>
          </table:table-cell>
          <table:table-cell office:value-type="float" office:value="0.324328" calcext:value-type="float">
            <text:p>0.324328</text:p>
          </table:table-cell>
          <table:table-cell table:formula="of:=ROUND(([.C19]+[.D19])/[.B19];2)" office:value-type="float" office:value="0.98" calcext:value-type="float">
            <text:p>0.98</text:p>
          </table:table-cell>
          <table:table-cell table:formula="of:=ROUND(([.F19]+[.G19])/[.E19];2)" office:value-type="float" office:value="0.77" calcext:value-type="float">
            <text:p>0.77</text:p>
          </table:table-cell>
          <table:table-cell table:formula="of:=ROUND(([.I19]+[.J19]+[.K19])/[.H19];2)" office:value-type="float" office:value="0.86" calcext:value-type="float">
            <text:p>0.86</text:p>
          </table:table-cell>
          <table:table-cell table:formula="of:=ROUND(([.M19]+[.N19]+[.O19])/[.L1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015276" calcext:value-type="float">
            <text:p>5.015276</text:p>
          </table:table-cell>
          <table:table-cell office:value-type="float" office:value="3.625855" calcext:value-type="float">
            <text:p>3.625855</text:p>
          </table:table-cell>
          <table:table-cell office:value-type="float" office:value="1.293128" calcext:value-type="float">
            <text:p>1.293128</text:p>
          </table:table-cell>
          <table:table-cell office:value-type="float" office:value="2.703745" calcext:value-type="float">
            <text:p>2.703745</text:p>
          </table:table-cell>
          <table:table-cell office:value-type="float" office:value="1.550966" calcext:value-type="float">
            <text:p>1.550966</text:p>
          </table:table-cell>
          <table:table-cell office:value-type="float" office:value="0.492037" calcext:value-type="float">
            <text:p>0.492037</text:p>
          </table:table-cell>
          <table:table-cell office:value-type="float" office:value="1.269642" calcext:value-type="float">
            <text:p>1.269642</text:p>
          </table:table-cell>
          <table:table-cell office:value-type="float" office:value="0.097105" calcext:value-type="float">
            <text:p>0.097105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0.485907" calcext:value-type="float">
            <text:p>0.485907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98557" calcext:value-type="float">
            <text:p>0.098557</text:p>
          </table:table-cell>
          <table:table-cell office:value-type="float" office:value="0.292375" calcext:value-type="float">
            <text:p>0.292375</text:p>
          </table:table-cell>
          <table:table-cell office:value-type="float" office:value="0.288117" calcext:value-type="float">
            <text:p>0.288117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164054" calcext:value-type="float">
            <text:p>0.164054</text:p>
          </table:table-cell>
          <table:table-cell office:value-type="float" office:value="0.614365" calcext:value-type="float">
            <text:p>0.614365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152375" calcext:value-type="float">
            <text:p>0.152375</text:p>
          </table:table-cell>
          <table:table-cell office:value-type="float" office:value="0.328425" calcext:value-type="float">
            <text:p>0.328425</text:p>
          </table:table-cell>
          <table:table-cell table:formula="of:=ROUND(([.C20]+[.D20])/[.B20];2)" office:value-type="float" office:value="0.98" calcext:value-type="float">
            <text:p>0.98</text:p>
          </table:table-cell>
          <table:table-cell table:formula="of:=ROUND(([.F20]+[.G20])/[.E20];2)" office:value-type="float" office:value="0.76" calcext:value-type="float">
            <text:p>0.76</text:p>
          </table:table-cell>
          <table:table-cell table:formula="of:=ROUND(([.I20]+[.J20]+[.K20])/[.H20];2)" office:value-type="float" office:value="0.86" calcext:value-type="float">
            <text:p>0.86</text:p>
          </table:table-cell>
          <table:table-cell table:formula="of:=ROUND(([.M20]+[.N20]+[.O20])/[.L2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4407" calcext:value-type="float">
            <text:p>4.84407</text:p>
          </table:table-cell>
          <table:table-cell office:value-type="float" office:value="3.390596" calcext:value-type="float">
            <text:p>3.390596</text:p>
          </table:table-cell>
          <table:table-cell office:value-type="float" office:value="1.338907" calcext:value-type="float">
            <text:p>1.338907</text:p>
          </table:table-cell>
          <table:table-cell office:value-type="float" office:value="2.459741" calcext:value-type="float">
            <text:p>2.459741</text:p>
          </table:table-cell>
          <table:table-cell office:value-type="float" office:value="1.500144" calcext:value-type="float">
            <text:p>1.500144</text:p>
          </table:table-cell>
          <table:table-cell office:value-type="float" office:value="0.487155" calcext:value-type="float">
            <text:p>0.487155</text:p>
          </table:table-cell>
          <table:table-cell office:value-type="float" office:value="1.27203" calcext:value-type="float">
            <text:p>1.27203</text:p>
          </table:table-cell>
          <table:table-cell office:value-type="float" office:value="0.097484" calcext:value-type="float">
            <text:p>0.097484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993322" calcext:value-type="float">
            <text:p>0.993322</text:p>
          </table:table-cell>
          <table:table-cell office:value-type="float" office:value="0.486418" calcext:value-type="float">
            <text:p>0.486418</text:p>
          </table:table-cell>
          <table:table-cell office:value-type="float" office:value="0.016919" calcext:value-type="float">
            <text:p>0.016919</text:p>
          </table:table-cell>
          <table:table-cell office:value-type="float" office:value="0.098885" calcext:value-type="float">
            <text:p>0.098885</text:p>
          </table:table-cell>
          <table:table-cell office:value-type="float" office:value="0.291734" calcext:value-type="float">
            <text:p>0.291734</text:p>
          </table:table-cell>
          <table:table-cell office:value-type="float" office:value="0.28634" calcext:value-type="float">
            <text:p>0.28634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161822" calcext:value-type="float">
            <text:p>0.161822</text:p>
          </table:table-cell>
          <table:table-cell office:value-type="float" office:value="0.596666" calcext:value-type="float">
            <text:p>0.596666</text:p>
          </table:table-cell>
          <table:table-cell office:value-type="float" office:value="0.017309" calcext:value-type="float">
            <text:p>0.017309</text:p>
          </table:table-cell>
          <table:table-cell office:value-type="float" office:value="0.152782" calcext:value-type="float">
            <text:p>0.152782</text:p>
          </table:table-cell>
          <table:table-cell office:value-type="float" office:value="0.314938" calcext:value-type="float">
            <text:p>0.314938</text:p>
          </table:table-cell>
          <table:table-cell table:formula="of:=ROUND(([.C21]+[.D21])/[.B21];2)" office:value-type="float" office:value="0.98" calcext:value-type="float">
            <text:p>0.98</text:p>
          </table:table-cell>
          <table:table-cell table:formula="of:=ROUND(([.F21]+[.G21])/[.E21];2)" office:value-type="float" office:value="0.81" calcext:value-type="float">
            <text:p>0.81</text:p>
          </table:table-cell>
          <table:table-cell table:formula="of:=ROUND(([.I21]+[.J21]+[.K21])/[.H21];2)" office:value-type="float" office:value="0.86" calcext:value-type="float">
            <text:p>0.86</text:p>
          </table:table-cell>
          <table:table-cell table:formula="of:=ROUND(([.M21]+[.N21]+[.O21])/[.L21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09862" calcext:value-type="float">
            <text:p>4.709862</text:p>
          </table:table-cell>
          <table:table-cell office:value-type="float" office:value="3.389395" calcext:value-type="float">
            <text:p>3.389395</text:p>
          </table:table-cell>
          <table:table-cell office:value-type="float" office:value="1.22814" calcext:value-type="float">
            <text:p>1.22814</text:p>
          </table:table-cell>
          <table:table-cell office:value-type="float" office:value="2.578509" calcext:value-type="float">
            <text:p>2.578509</text:p>
          </table:table-cell>
          <table:table-cell office:value-type="float" office:value="1.488522" calcext:value-type="float">
            <text:p>1.488522</text:p>
          </table:table-cell>
          <table:table-cell office:value-type="float" office:value="0.524143" calcext:value-type="float">
            <text:p>0.524143</text:p>
          </table:table-cell>
          <table:table-cell office:value-type="float" office:value="1.272596" calcext:value-type="float">
            <text:p>1.272596</text:p>
          </table:table-cell>
          <table:table-cell office:value-type="float" office:value="0.097919" calcext:value-type="float">
            <text:p>0.097919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991785" calcext:value-type="float">
            <text:p>0.991785</text:p>
          </table:table-cell>
          <table:table-cell office:value-type="float" office:value="0.487345" calcext:value-type="float">
            <text:p>0.487345</text:p>
          </table:table-cell>
          <table:table-cell office:value-type="float" office:value="0.017222" calcext:value-type="float">
            <text:p>0.017222</text:p>
          </table:table-cell>
          <table:table-cell office:value-type="float" office:value="0.098536" calcext:value-type="float">
            <text:p>0.098536</text:p>
          </table:table-cell>
          <table:table-cell office:value-type="float" office:value="0.293209" calcext:value-type="float">
            <text:p>0.293209</text:p>
          </table:table-cell>
          <table:table-cell office:value-type="float" office:value="0.285143" calcext:value-type="float">
            <text:p>0.285143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.163477" calcext:value-type="float">
            <text:p>0.163477</text:p>
          </table:table-cell>
          <table:table-cell office:value-type="float" office:value="0.607824" calcext:value-type="float">
            <text:p>0.607824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317727" calcext:value-type="float">
            <text:p>0.317727</text:p>
          </table:table-cell>
          <table:table-cell table:formula="of:=ROUND(([.C22]+[.D22])/[.B22];2)" office:value-type="float" office:value="0.98" calcext:value-type="float">
            <text:p>0.98</text:p>
          </table:table-cell>
          <table:table-cell table:formula="of:=ROUND(([.F22]+[.G22])/[.E22];2)" office:value-type="float" office:value="0.78" calcext:value-type="float">
            <text:p>0.78</text:p>
          </table:table-cell>
          <table:table-cell table:formula="of:=ROUND(([.I22]+[.J22]+[.K22])/[.H22];2)" office:value-type="float" office:value="0.86" calcext:value-type="float">
            <text:p>0.86</text:p>
          </table:table-cell>
          <table:table-cell table:formula="of:=ROUND(([.M22]+[.N22]+[.O22])/[.L2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582441" calcext:value-type="float">
            <text:p>4.582441</text:p>
          </table:table-cell>
          <table:table-cell office:value-type="float" office:value="3.241778" calcext:value-type="float">
            <text:p>3.241778</text:p>
          </table:table-cell>
          <table:table-cell office:value-type="float" office:value="1.253505" calcext:value-type="float">
            <text:p>1.253505</text:p>
          </table:table-cell>
          <table:table-cell office:value-type="float" office:value="2.468902" calcext:value-type="float">
            <text:p>2.468902</text:p>
          </table:table-cell>
          <table:table-cell office:value-type="float" office:value="1.480257" calcext:value-type="float">
            <text:p>1.480257</text:p>
          </table:table-cell>
          <table:table-cell office:value-type="float" office:value="0.481743" calcext:value-type="float">
            <text:p>0.481743</text:p>
          </table:table-cell>
          <table:table-cell office:value-type="float" office:value="1.278305" calcext:value-type="float">
            <text:p>1.278305</text:p>
          </table:table-cell>
          <table:table-cell office:value-type="float" office:value="0.097418" calcext:value-type="float">
            <text:p>0.097418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995574" calcext:value-type="float">
            <text:p>0.995574</text:p>
          </table:table-cell>
          <table:table-cell office:value-type="float" office:value="0.487476" calcext:value-type="float">
            <text:p>0.487476</text:p>
          </table:table-cell>
          <table:table-cell office:value-type="float" office:value="0.017192" calcext:value-type="float">
            <text:p>0.017192</text:p>
          </table:table-cell>
          <table:table-cell office:value-type="float" office:value="0.098568" calcext:value-type="float">
            <text:p>0.098568</text:p>
          </table:table-cell>
          <table:table-cell office:value-type="float" office:value="0.293241" calcext:value-type="float">
            <text:p>0.293241</text:p>
          </table:table-cell>
          <table:table-cell office:value-type="float" office:value="0.336821" calcext:value-type="float">
            <text:p>0.336821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199935" calcext:value-type="float">
            <text:p>0.199935</text:p>
          </table:table-cell>
          <table:table-cell office:value-type="float" office:value="0.595502" calcext:value-type="float">
            <text:p>0.595502</text:p>
          </table:table-cell>
          <table:table-cell office:value-type="float" office:value="0.017421" calcext:value-type="float">
            <text:p>0.017421</text:p>
          </table:table-cell>
          <table:table-cell office:value-type="float" office:value="0.153159" calcext:value-type="float">
            <text:p>0.153159</text:p>
          </table:table-cell>
          <table:table-cell office:value-type="float" office:value="0.310291" calcext:value-type="float">
            <text:p>0.310291</text:p>
          </table:table-cell>
          <table:table-cell table:formula="of:=ROUND(([.C23]+[.D23])/[.B23];2)" office:value-type="float" office:value="0.98" calcext:value-type="float">
            <text:p>0.98</text:p>
          </table:table-cell>
          <table:table-cell table:formula="of:=ROUND(([.F23]+[.G23])/[.E23];2)" office:value-type="float" office:value="0.79" calcext:value-type="float">
            <text:p>0.79</text:p>
          </table:table-cell>
          <table:table-cell table:formula="of:=ROUND(([.I23]+[.J23]+[.K23])/[.H23];2)" office:value-type="float" office:value="0.86" calcext:value-type="float">
            <text:p>0.86</text:p>
          </table:table-cell>
          <table:table-cell table:formula="of:=ROUND(([.M23]+[.N23]+[.O23])/[.L2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26212" calcext:value-type="float">
            <text:p>4.26212</text:p>
          </table:table-cell>
          <table:table-cell office:value-type="float" office:value="3.024029" calcext:value-type="float">
            <text:p>3.024029</text:p>
          </table:table-cell>
          <table:table-cell office:value-type="float" office:value="1.157451" calcext:value-type="float">
            <text:p>1.157451</text:p>
          </table:table-cell>
          <table:table-cell office:value-type="float" office:value="2.71179" calcext:value-type="float">
            <text:p>2.71179</text:p>
          </table:table-cell>
          <table:table-cell office:value-type="float" office:value="1.58787" calcext:value-type="float">
            <text:p>1.58787</text:p>
          </table:table-cell>
          <table:table-cell office:value-type="float" office:value="0.556139" calcext:value-type="float">
            <text:p>0.556139</text:p>
          </table:table-cell>
          <table:table-cell office:value-type="float" office:value="1.281575" calcext:value-type="float">
            <text:p>1.281575</text:p>
          </table:table-cell>
          <table:table-cell office:value-type="float" office:value="0.098361" calcext:value-type="float">
            <text:p>0.098361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995551" calcext:value-type="float">
            <text:p>0.995551</text:p>
          </table:table-cell>
          <table:table-cell office:value-type="float" office:value="0.487147" calcext:value-type="float">
            <text:p>0.487147</text:p>
          </table:table-cell>
          <table:table-cell office:value-type="float" office:value="0.017268" calcext:value-type="float">
            <text:p>0.017268</text:p>
          </table:table-cell>
          <table:table-cell office:value-type="float" office:value="0.098884" calcext:value-type="float">
            <text:p>0.098884</text:p>
          </table:table-cell>
          <table:table-cell office:value-type="float" office:value="0.291263" calcext:value-type="float">
            <text:p>0.291263</text:p>
          </table:table-cell>
          <table:table-cell office:value-type="float" office:value="0.290194" calcext:value-type="float">
            <text:p>0.29019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0.165453" calcext:value-type="float">
            <text:p>0.165453</text:p>
          </table:table-cell>
          <table:table-cell office:value-type="float" office:value="0.595207" calcext:value-type="float">
            <text:p>0.595207</text:p>
          </table:table-cell>
          <table:table-cell office:value-type="float" office:value="0.017588" calcext:value-type="float">
            <text:p>0.017588</text:p>
          </table:table-cell>
          <table:table-cell office:value-type="float" office:value="0.153586" calcext:value-type="float">
            <text:p>0.153586</text:p>
          </table:table-cell>
          <table:table-cell office:value-type="float" office:value="0.311485" calcext:value-type="float">
            <text:p>0.311485</text:p>
          </table:table-cell>
          <table:table-cell table:formula="of:=ROUND(([.C24]+[.D24])/[.B24];2)" office:value-type="float" office:value="0.98" calcext:value-type="float">
            <text:p>0.98</text:p>
          </table:table-cell>
          <table:table-cell table:formula="of:=ROUND(([.F24]+[.G24])/[.E24];2)" office:value-type="float" office:value="0.79" calcext:value-type="float">
            <text:p>0.79</text:p>
          </table:table-cell>
          <table:table-cell table:formula="of:=ROUND(([.I24]+[.J24]+[.K24])/[.H24];2)" office:value-type="float" office:value="0.86" calcext:value-type="float">
            <text:p>0.86</text:p>
          </table:table-cell>
          <table:table-cell table:formula="of:=ROUND(([.M24]+[.N24]+[.O24])/[.L2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456845" calcext:value-type="float">
            <text:p>4.456845</text:p>
          </table:table-cell>
          <table:table-cell office:value-type="float" office:value="3.283055" calcext:value-type="float">
            <text:p>3.283055</text:p>
          </table:table-cell>
          <table:table-cell office:value-type="float" office:value="1.090446" calcext:value-type="float">
            <text:p>1.090446</text:p>
          </table:table-cell>
          <table:table-cell office:value-type="float" office:value="2.780352" calcext:value-type="float">
            <text:p>2.780352</text:p>
          </table:table-cell>
          <table:table-cell office:value-type="float" office:value="1.555517" calcext:value-type="float">
            <text:p>1.555517</text:p>
          </table:table-cell>
          <table:table-cell office:value-type="float" office:value="0.568217" calcext:value-type="float">
            <text:p>0.568217</text:p>
          </table:table-cell>
          <table:table-cell office:value-type="float" office:value="1.286815" calcext:value-type="float">
            <text:p>1.286815</text:p>
          </table:table-cell>
          <table:table-cell office:value-type="float" office:value="0.099708" calcext:value-type="float">
            <text:p>0.099708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994968" calcext:value-type="float">
            <text:p>0.994968</text:p>
          </table:table-cell>
          <table:table-cell office:value-type="float" office:value="0.487156" calcext:value-type="float">
            <text:p>0.487156</text:p>
          </table:table-cell>
          <table:table-cell office:value-type="float" office:value="0.017058" calcext:value-type="float">
            <text:p>0.017058</text:p>
          </table:table-cell>
          <table:table-cell office:value-type="float" office:value="0.099492" calcext:value-type="float">
            <text:p>0.099492</text:p>
          </table:table-cell>
          <table:table-cell office:value-type="float" office:value="0.29168" calcext:value-type="float">
            <text:p>0.29168</text:p>
          </table:table-cell>
          <table:table-cell office:value-type="float" office:value="0.284499" calcext:value-type="float">
            <text:p>0.284499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161713" calcext:value-type="float">
            <text:p>0.161713</text:p>
          </table:table-cell>
          <table:table-cell office:value-type="float" office:value="0.589083" calcext:value-type="float">
            <text:p>0.589083</text:p>
          </table:table-cell>
          <table:table-cell office:value-type="float" office:value="0.017581" calcext:value-type="float">
            <text:p>0.017581</text:p>
          </table:table-cell>
          <table:table-cell office:value-type="float" office:value="0.154445" calcext:value-type="float">
            <text:p>0.154445</text:p>
          </table:table-cell>
          <table:table-cell office:value-type="float" office:value="0.305989" calcext:value-type="float">
            <text:p>0.305989</text:p>
          </table:table-cell>
          <table:table-cell table:formula="of:=ROUND(([.C25]+[.D25])/[.B25];2)" office:value-type="float" office:value="0.98" calcext:value-type="float">
            <text:p>0.98</text:p>
          </table:table-cell>
          <table:table-cell table:formula="of:=ROUND(([.F25]+[.G25])/[.E25];2)" office:value-type="float" office:value="0.76" calcext:value-type="float">
            <text:p>0.76</text:p>
          </table:table-cell>
          <table:table-cell table:formula="of:=ROUND(([.I25]+[.J25]+[.K25])/[.H25];2)" office:value-type="float" office:value="0.85" calcext:value-type="float">
            <text:p>0.85</text:p>
          </table:table-cell>
          <table:table-cell table:formula="of:=ROUND(([.M25]+[.N25]+[.O25])/[.L2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346807" calcext:value-type="float">
            <text:p>4.346807</text:p>
          </table:table-cell>
          <table:table-cell office:value-type="float" office:value="2.999613" calcext:value-type="float">
            <text:p>2.999613</text:p>
          </table:table-cell>
          <table:table-cell office:value-type="float" office:value="1.263076" calcext:value-type="float">
            <text:p>1.263076</text:p>
          </table:table-cell>
          <table:table-cell office:value-type="float" office:value="2.707123" calcext:value-type="float">
            <text:p>2.707123</text:p>
          </table:table-cell>
          <table:table-cell office:value-type="float" office:value="1.499047" calcext:value-type="float">
            <text:p>1.499047</text:p>
          </table:table-cell>
          <table:table-cell office:value-type="float" office:value="0.506482" calcext:value-type="float">
            <text:p>0.506482</text:p>
          </table:table-cell>
          <table:table-cell office:value-type="float" office:value="1.287255" calcext:value-type="float">
            <text:p>1.287255</text:p>
          </table:table-cell>
          <table:table-cell office:value-type="float" office:value="0.099904" calcext:value-type="float">
            <text:p>0.099904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996604" calcext:value-type="float">
            <text:p>0.996604</text:p>
          </table:table-cell>
          <table:table-cell office:value-type="float" office:value="0.489771" calcext:value-type="float">
            <text:p>0.489771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99735" calcext:value-type="float">
            <text:p>0.099735</text:p>
          </table:table-cell>
          <table:table-cell office:value-type="float" office:value="0.293917" calcext:value-type="float">
            <text:p>0.293917</text:p>
          </table:table-cell>
          <table:table-cell office:value-type="float" office:value="0.284818" calcext:value-type="float">
            <text:p>0.284818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161852" calcext:value-type="float">
            <text:p>0.161852</text:p>
          </table:table-cell>
          <table:table-cell office:value-type="float" office:value="0.670393" calcext:value-type="float">
            <text:p>0.670393</text:p>
          </table:table-cell>
          <table:table-cell office:value-type="float" office:value="0.017351" calcext:value-type="float">
            <text:p>0.017351</text:p>
          </table:table-cell>
          <table:table-cell office:value-type="float" office:value="0.155199" calcext:value-type="float">
            <text:p>0.155199</text:p>
          </table:table-cell>
          <table:table-cell office:value-type="float" office:value="0.374866" calcext:value-type="float">
            <text:p>0.374866</text:p>
          </table:table-cell>
          <table:table-cell table:formula="of:=ROUND(([.C26]+[.D26])/[.B26];2)" office:value-type="float" office:value="0.98" calcext:value-type="float">
            <text:p>0.98</text:p>
          </table:table-cell>
          <table:table-cell table:formula="of:=ROUND(([.F26]+[.G26])/[.E26];2)" office:value-type="float" office:value="0.74" calcext:value-type="float">
            <text:p>0.74</text:p>
          </table:table-cell>
          <table:table-cell table:formula="of:=ROUND(([.I26]+[.J26]+[.K26])/[.H26];2)" office:value-type="float" office:value="0.85" calcext:value-type="float">
            <text:p>0.85</text:p>
          </table:table-cell>
          <table:table-cell table:formula="of:=ROUND(([.M26]+[.N26]+[.O26])/[.L2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895065" calcext:value-type="float">
            <text:p>4.895065</text:p>
          </table:table-cell>
          <table:table-cell office:value-type="float" office:value="3.519885" calcext:value-type="float">
            <text:p>3.519885</text:p>
          </table:table-cell>
          <table:table-cell office:value-type="float" office:value="1.280728" calcext:value-type="float">
            <text:p>1.280728</text:p>
          </table:table-cell>
          <table:table-cell office:value-type="float" office:value="2.759913" calcext:value-type="float">
            <text:p>2.759913</text:p>
          </table:table-cell>
          <table:table-cell office:value-type="float" office:value="1.602724" calcext:value-type="float">
            <text:p>1.602724</text:p>
          </table:table-cell>
          <table:table-cell office:value-type="float" office:value="0.54696" calcext:value-type="float">
            <text:p>0.54696</text:p>
          </table:table-cell>
          <table:table-cell office:value-type="float" office:value="1.283176" calcext:value-type="float">
            <text:p>1.283176</text:p>
          </table:table-cell>
          <table:table-cell office:value-type="float" office:value="0.099644" calcext:value-type="float">
            <text:p>0.099644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996787" calcext:value-type="float">
            <text:p>0.996787</text:p>
          </table:table-cell>
          <table:table-cell office:value-type="float" office:value="0.488595" calcext:value-type="float">
            <text:p>0.488595</text:p>
          </table:table-cell>
          <table:table-cell office:value-type="float" office:value="0.017223" calcext:value-type="float">
            <text:p>0.017223</text:p>
          </table:table-cell>
          <table:table-cell office:value-type="float" office:value="0.099588" calcext:value-type="float">
            <text:p>0.099588</text:p>
          </table:table-cell>
          <table:table-cell office:value-type="float" office:value="0.292532" calcext:value-type="float">
            <text:p>0.292532</text:p>
          </table:table-cell>
          <table:table-cell office:value-type="float" office:value="0.285785" calcext:value-type="float">
            <text:p>0.285785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.161916" calcext:value-type="float">
            <text:p>0.161916</text:p>
          </table:table-cell>
          <table:table-cell office:value-type="float" office:value="0.623477" calcext:value-type="float">
            <text:p>0.623477</text:p>
          </table:table-cell>
          <table:table-cell office:value-type="float" office:value="0.017486" calcext:value-type="float">
            <text:p>0.017486</text:p>
          </table:table-cell>
          <table:table-cell office:value-type="float" office:value="0.154976" calcext:value-type="float">
            <text:p>0.154976</text:p>
          </table:table-cell>
          <table:table-cell office:value-type="float" office:value="0.330458" calcext:value-type="float">
            <text:p>0.330458</text:p>
          </table:table-cell>
          <table:table-cell table:formula="of:=ROUND(([.C27]+[.D27])/[.B27];2)" office:value-type="float" office:value="0.98" calcext:value-type="float">
            <text:p>0.98</text:p>
          </table:table-cell>
          <table:table-cell table:formula="of:=ROUND(([.F27]+[.G27])/[.E27];2)" office:value-type="float" office:value="0.78" calcext:value-type="float">
            <text:p>0.78</text:p>
          </table:table-cell>
          <table:table-cell table:formula="of:=ROUND(([.I27]+[.J27]+[.K27])/[.H27];2)" office:value-type="float" office:value="0.86" calcext:value-type="float">
            <text:p>0.86</text:p>
          </table:table-cell>
          <table:table-cell table:formula="of:=ROUND(([.M27]+[.N27]+[.O27])/[.L2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364024" calcext:value-type="float">
            <text:p>5.364024</text:p>
          </table:table-cell>
          <table:table-cell office:value-type="float" office:value="4.001652" calcext:value-type="float">
            <text:p>4.001652</text:p>
          </table:table-cell>
          <table:table-cell office:value-type="float" office:value="1.252426" calcext:value-type="float">
            <text:p>1.252426</text:p>
          </table:table-cell>
          <table:table-cell office:value-type="float" office:value="2.735613" calcext:value-type="float">
            <text:p>2.735613</text:p>
          </table:table-cell>
          <table:table-cell office:value-type="float" office:value="1.543775" calcext:value-type="float">
            <text:p>1.543775</text:p>
          </table:table-cell>
          <table:table-cell office:value-type="float" office:value="0.52021" calcext:value-type="float">
            <text:p>0.52021</text:p>
          </table:table-cell>
          <table:table-cell office:value-type="float" office:value="1.291693" calcext:value-type="float">
            <text:p>1.291693</text:p>
          </table:table-cell>
          <table:table-cell office:value-type="float" office:value="0.100331" calcext:value-type="float">
            <text:p>0.100331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1.000394" calcext:value-type="float">
            <text:p>1.000394</text:p>
          </table:table-cell>
          <table:table-cell office:value-type="float" office:value="0.490931" calcext:value-type="float">
            <text:p>0.490931</text:p>
          </table:table-cell>
          <table:table-cell office:value-type="float" office:value="0.017552" calcext:value-type="float">
            <text:p>0.017552</text:p>
          </table:table-cell>
          <table:table-cell office:value-type="float" office:value="0.099999" calcext:value-type="float">
            <text:p>0.099999</text:p>
          </table:table-cell>
          <table:table-cell office:value-type="float" office:value="0.294175" calcext:value-type="float">
            <text:p>0.294175</text:p>
          </table:table-cell>
          <table:table-cell office:value-type="float" office:value="0.285428" calcext:value-type="float">
            <text:p>0.285428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62046" calcext:value-type="float">
            <text:p>0.162046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17933" calcext:value-type="float">
            <text:p>0.017933</text:p>
          </table:table-cell>
          <table:table-cell office:value-type="float" office:value="0.155814" calcext:value-type="float">
            <text:p>0.155814</text:p>
          </table:table-cell>
          <table:table-cell office:value-type="float" office:value="0.316625" calcext:value-type="float">
            <text:p>0.316625</text:p>
          </table:table-cell>
          <table:table-cell table:formula="of:=ROUND(([.C28]+[.D28])/[.B28];2)" office:value-type="float" office:value="0.98" calcext:value-type="float">
            <text:p>0.98</text:p>
          </table:table-cell>
          <table:table-cell table:formula="of:=ROUND(([.F28]+[.G28])/[.E28];2)" office:value-type="float" office:value="0.75" calcext:value-type="float">
            <text:p>0.75</text:p>
          </table:table-cell>
          <table:table-cell table:formula="of:=ROUND(([.I28]+[.J28]+[.K28])/[.H28];2)" office:value-type="float" office:value="0.85" calcext:value-type="float">
            <text:p>0.85</text:p>
          </table:table-cell>
          <table:table-cell table:formula="of:=ROUND(([.M28]+[.N28]+[.O28])/[.L2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04186" calcext:value-type="float">
            <text:p>4.704186</text:p>
          </table:table-cell>
          <table:table-cell office:value-type="float" office:value="3.300442" calcext:value-type="float">
            <text:p>3.300442</text:p>
          </table:table-cell>
          <table:table-cell office:value-type="float" office:value="1.308865" calcext:value-type="float">
            <text:p>1.308865</text:p>
          </table:table-cell>
          <table:table-cell office:value-type="float" office:value="2.648767" calcext:value-type="float">
            <text:p>2.648767</text:p>
          </table:table-cell>
          <table:table-cell office:value-type="float" office:value="1.572491" calcext:value-type="float">
            <text:p>1.572491</text:p>
          </table:table-cell>
          <table:table-cell office:value-type="float" office:value="0.525506" calcext:value-type="float">
            <text:p>0.525506</text:p>
          </table:table-cell>
          <table:table-cell office:value-type="float" office:value="1.297561" calcext:value-type="float">
            <text:p>1.297561</text:p>
          </table:table-cell>
          <table:table-cell office:value-type="float" office:value="0.099912" calcext:value-type="float">
            <text:p>0.099912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1.002402" calcext:value-type="float">
            <text:p>1.002402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017481" calcext:value-type="float">
            <text:p>0.017481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29404" calcext:value-type="float">
            <text:p>0.29404</text:p>
          </table:table-cell>
          <table:table-cell office:value-type="float" office:value="0.294435" calcext:value-type="float">
            <text:p>0.294435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0.16697" calcext:value-type="float">
            <text:p>0.16697</text:p>
          </table:table-cell>
          <table:table-cell office:value-type="float" office:value="0.601069" calcext:value-type="float">
            <text:p>0.601069</text:p>
          </table:table-cell>
          <table:table-cell office:value-type="float" office:value="0.017821" calcext:value-type="float">
            <text:p>0.017821</text:p>
          </table:table-cell>
          <table:table-cell office:value-type="float" office:value="0.155904" calcext:value-type="float">
            <text:p>0.155904</text:p>
          </table:table-cell>
          <table:table-cell office:value-type="float" office:value="0.306863" calcext:value-type="float">
            <text:p>0.306863</text:p>
          </table:table-cell>
          <table:table-cell table:formula="of:=ROUND(([.C29]+[.D29])/[.B29];2)" office:value-type="float" office:value="0.98" calcext:value-type="float">
            <text:p>0.98</text:p>
          </table:table-cell>
          <table:table-cell table:formula="of:=ROUND(([.F29]+[.G29])/[.E29];2)" office:value-type="float" office:value="0.79" calcext:value-type="float">
            <text:p>0.79</text:p>
          </table:table-cell>
          <table:table-cell table:formula="of:=ROUND(([.I29]+[.J29]+[.K29])/[.H29];2)" office:value-type="float" office:value="0.85" calcext:value-type="float">
            <text:p>0.85</text:p>
          </table:table-cell>
          <table:table-cell table:formula="of:=ROUND(([.M29]+[.N29]+[.O29])/[.L2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02539" calcext:value-type="float">
            <text:p>4.502539</text:p>
          </table:table-cell>
          <table:table-cell office:value-type="float" office:value="3.090266" calcext:value-type="float">
            <text:p>3.090266</text:p>
          </table:table-cell>
          <table:table-cell office:value-type="float" office:value="1.320126" calcext:value-type="float">
            <text:p>1.320126</text:p>
          </table:table-cell>
          <table:table-cell office:value-type="float" office:value="2.608382" calcext:value-type="float">
            <text:p>2.608382</text:p>
          </table:table-cell>
          <table:table-cell office:value-type="float" office:value="1.494228" calcext:value-type="float">
            <text:p>1.494228</text:p>
          </table:table-cell>
          <table:table-cell office:value-type="float" office:value="0.520982" calcext:value-type="float">
            <text:p>0.520982</text:p>
          </table:table-cell>
          <table:table-cell office:value-type="float" office:value="1.306192" calcext:value-type="float">
            <text:p>1.306192</text:p>
          </table:table-cell>
          <table:table-cell office:value-type="float" office:value="0.103393" calcext:value-type="float">
            <text:p>0.103393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1.005483" calcext:value-type="float">
            <text:p>1.005483</text:p>
          </table:table-cell>
          <table:table-cell office:value-type="float" office:value="0.49164" calcext:value-type="float">
            <text:p>0.49164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294824" calcext:value-type="float">
            <text:p>0.294824</text:p>
          </table:table-cell>
          <table:table-cell office:value-type="float" office:value="0.292634" calcext:value-type="float">
            <text:p>0.292634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165912" calcext:value-type="float">
            <text:p>0.165912</text:p>
          </table:table-cell>
          <table:table-cell office:value-type="float" office:value="0.613411" calcext:value-type="float">
            <text:p>0.613411</text:p>
          </table:table-cell>
          <table:table-cell office:value-type="float" office:value="0.017814" calcext:value-type="float">
            <text:p>0.017814</text:p>
          </table:table-cell>
          <table:table-cell office:value-type="float" office:value="0.155905" calcext:value-type="float">
            <text:p>0.155905</text:p>
          </table:table-cell>
          <table:table-cell office:value-type="float" office:value="0.320143" calcext:value-type="float">
            <text:p>0.320143</text:p>
          </table:table-cell>
          <table:table-cell table:formula="of:=ROUND(([.C30]+[.D30])/[.B30];2)" office:value-type="float" office:value="0.98" calcext:value-type="float">
            <text:p>0.98</text:p>
          </table:table-cell>
          <table:table-cell table:formula="of:=ROUND(([.F30]+[.G30])/[.E30];2)" office:value-type="float" office:value="0.77" calcext:value-type="float">
            <text:p>0.77</text:p>
          </table:table-cell>
          <table:table-cell table:formula="of:=ROUND(([.I30]+[.J30]+[.K30])/[.H30];2)" office:value-type="float" office:value="0.85" calcext:value-type="float">
            <text:p>0.85</text:p>
          </table:table-cell>
          <table:table-cell table:formula="of:=ROUND(([.M30]+[.N30]+[.O30])/[.L3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396343" calcext:value-type="float">
            <text:p>4.396343</text:p>
          </table:table-cell>
          <table:table-cell office:value-type="float" office:value="3.162597" calcext:value-type="float">
            <text:p>3.162597</text:p>
          </table:table-cell>
          <table:table-cell office:value-type="float" office:value="1.146601" calcext:value-type="float">
            <text:p>1.146601</text:p>
          </table:table-cell>
          <table:table-cell office:value-type="float" office:value="2.802718" calcext:value-type="float">
            <text:p>2.802718</text:p>
          </table:table-cell>
          <table:table-cell office:value-type="float" office:value="1.605538" calcext:value-type="float">
            <text:p>1.605538</text:p>
          </table:table-cell>
          <table:table-cell office:value-type="float" office:value="0.597571" calcext:value-type="float">
            <text:p>0.597571</text:p>
          </table:table-cell>
          <table:table-cell office:value-type="float" office:value="1.309407" calcext:value-type="float">
            <text:p>1.309407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492599" calcext:value-type="float">
            <text:p>0.492599</text:p>
          </table:table-cell>
          <table:table-cell office:value-type="float" office:value="0.017547" calcext:value-type="float">
            <text:p>0.017547</text:p>
          </table:table-cell>
          <table:table-cell office:value-type="float" office:value="0.100183" calcext:value-type="float">
            <text:p>0.100183</text:p>
          </table:table-cell>
          <table:table-cell office:value-type="float" office:value="0.295297" calcext:value-type="float">
            <text:p>0.295297</text:p>
          </table:table-cell>
          <table:table-cell office:value-type="float" office:value="0.307102" calcext:value-type="float">
            <text:p>0.307102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2297" calcext:value-type="float">
            <text:p>0.002297</text:p>
          </table:table-cell>
          <table:table-cell office:value-type="float" office:value="0.176628" calcext:value-type="float">
            <text:p>0.176628</text:p>
          </table:table-cell>
          <table:table-cell office:value-type="float" office:value="0.595296" calcext:value-type="float">
            <text:p>0.595296</text:p>
          </table:table-cell>
          <table:table-cell office:value-type="float" office:value="0.017853" calcext:value-type="float">
            <text:p>0.017853</text:p>
          </table:table-cell>
          <table:table-cell office:value-type="float" office:value="0.156873" calcext:value-type="float">
            <text:p>0.156873</text:p>
          </table:table-cell>
          <table:table-cell office:value-type="float" office:value="0.306936" calcext:value-type="float">
            <text:p>0.306936</text:p>
          </table:table-cell>
          <table:table-cell table:formula="of:=ROUND(([.C31]+[.D31])/[.B31];2)" office:value-type="float" office:value="0.98" calcext:value-type="float">
            <text:p>0.98</text:p>
          </table:table-cell>
          <table:table-cell table:formula="of:=ROUND(([.F31]+[.G31])/[.E31];2)" office:value-type="float" office:value="0.79" calcext:value-type="float">
            <text:p>0.79</text:p>
          </table:table-cell>
          <table:table-cell table:formula="of:=ROUND(([.I31]+[.J31]+[.K31])/[.H31];2)" office:value-type="float" office:value="0.85" calcext:value-type="float">
            <text:p>0.85</text:p>
          </table:table-cell>
          <table:table-cell table:formula="of:=ROUND(([.M31]+[.N31]+[.O31])/[.L31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614493" calcext:value-type="float">
            <text:p>4.614493</text:p>
          </table:table-cell>
          <table:table-cell office:value-type="float" office:value="3.030533" calcext:value-type="float">
            <text:p>3.030533</text:p>
          </table:table-cell>
          <table:table-cell office:value-type="float" office:value="1.48612" calcext:value-type="float">
            <text:p>1.48612</text:p>
          </table:table-cell>
          <table:table-cell office:value-type="float" office:value="2.765286" calcext:value-type="float">
            <text:p>2.765286</text:p>
          </table:table-cell>
          <table:table-cell office:value-type="float" office:value="1.58611" calcext:value-type="float">
            <text:p>1.58611</text:p>
          </table:table-cell>
          <table:table-cell office:value-type="float" office:value="0.566858" calcext:value-type="float">
            <text:p>0.566858</text:p>
          </table:table-cell>
          <table:table-cell office:value-type="float" office:value="1.313499" calcext:value-type="float">
            <text:p>1.313499</text:p>
          </table:table-cell>
          <table:table-cell office:value-type="float" office:value="0.102995" calcext:value-type="float">
            <text:p>0.102995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1.00829" calcext:value-type="float">
            <text:p>1.00829</text:p>
          </table:table-cell>
          <table:table-cell office:value-type="float" office:value="0.491493" calcext:value-type="float">
            <text:p>0.491493</text:p>
          </table:table-cell>
          <table:table-cell office:value-type="float" office:value="0.017396" calcext:value-type="float">
            <text:p>0.017396</text:p>
          </table:table-cell>
          <table:table-cell office:value-type="float" office:value="0.100418" calcext:value-type="float">
            <text:p>0.100418</text:p>
          </table:table-cell>
          <table:table-cell office:value-type="float" office:value="0.293791" calcext:value-type="float">
            <text:p>0.293791</text:p>
          </table:table-cell>
          <table:table-cell office:value-type="float" office:value="0.318812" calcext:value-type="float">
            <text:p>0.318812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.185312" calcext:value-type="float">
            <text:p>0.185312</text:p>
          </table:table-cell>
          <table:table-cell office:value-type="float" office:value="0.595471" calcext:value-type="float">
            <text:p>0.595471</text:p>
          </table:table-cell>
          <table:table-cell office:value-type="float" office:value="0.017781" calcext:value-type="float">
            <text:p>0.017781</text:p>
          </table:table-cell>
          <table:table-cell office:value-type="float" office:value="0.157279" calcext:value-type="float">
            <text:p>0.157279</text:p>
          </table:table-cell>
          <table:table-cell office:value-type="float" office:value="0.306116" calcext:value-type="float">
            <text:p>0.306116</text:p>
          </table:table-cell>
          <table:table-cell table:formula="of:=ROUND(([.C32]+[.D32])/[.B32];2)" office:value-type="float" office:value="0.98" calcext:value-type="float">
            <text:p>0.98</text:p>
          </table:table-cell>
          <table:table-cell table:formula="of:=ROUND(([.F32]+[.G32])/[.E32];2)" office:value-type="float" office:value="0.78" calcext:value-type="float">
            <text:p>0.78</text:p>
          </table:table-cell>
          <table:table-cell table:formula="of:=ROUND(([.I32]+[.J32]+[.K32])/[.H32];2)" office:value-type="float" office:value="0.85" calcext:value-type="float">
            <text:p>0.85</text:p>
          </table:table-cell>
          <table:table-cell table:formula="of:=ROUND(([.M32]+[.N32]+[.O32])/[.L3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854035" calcext:value-type="float">
            <text:p>4.854035</text:p>
          </table:table-cell>
          <table:table-cell office:value-type="float" office:value="3.411439" calcext:value-type="float">
            <text:p>3.411439</text:p>
          </table:table-cell>
          <table:table-cell office:value-type="float" office:value="1.340665" calcext:value-type="float">
            <text:p>1.340665</text:p>
          </table:table-cell>
          <table:table-cell office:value-type="float" office:value="2.632694" calcext:value-type="float">
            <text:p>2.632694</text:p>
          </table:table-cell>
          <table:table-cell office:value-type="float" office:value="1.58645" calcext:value-type="float">
            <text:p>1.58645</text:p>
          </table:table-cell>
          <table:table-cell office:value-type="float" office:value="0.50397" calcext:value-type="float">
            <text:p>0.50397</text:p>
          </table:table-cell>
          <table:table-cell office:value-type="float" office:value="1.330613" calcext:value-type="float">
            <text:p>1.330613</text:p>
          </table:table-cell>
          <table:table-cell office:value-type="float" office:value="0.105618" calcext:value-type="float">
            <text:p>0.105618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1.015676" calcext:value-type="float">
            <text:p>1.015676</text:p>
          </table:table-cell>
          <table:table-cell office:value-type="float" office:value="0.495052" calcext:value-type="float">
            <text:p>0.495052</text:p>
          </table:table-cell>
          <table:table-cell office:value-type="float" office:value="0.017547" calcext:value-type="float">
            <text:p>0.017547</text:p>
          </table:table-cell>
          <table:table-cell office:value-type="float" office:value="0.100677" calcext:value-type="float">
            <text:p>0.100677</text:p>
          </table:table-cell>
          <table:table-cell office:value-type="float" office:value="0.296297" calcext:value-type="float">
            <text:p>0.296297</text:p>
          </table:table-cell>
          <table:table-cell office:value-type="float" office:value="0.314305" calcext:value-type="float">
            <text:p>0.314305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180104" calcext:value-type="float">
            <text:p>0.180104</text:p>
          </table:table-cell>
          <table:table-cell office:value-type="float" office:value="0.600512" calcext:value-type="float">
            <text:p>0.600512</text:p>
          </table:table-cell>
          <table:table-cell office:value-type="float" office:value="0.017922" calcext:value-type="float">
            <text:p>0.017922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308251" calcext:value-type="float">
            <text:p>0.308251</text:p>
          </table:table-cell>
          <table:table-cell table:formula="of:=ROUND(([.C33]+[.D33])/[.B33];2)" office:value-type="float" office:value="0.98" calcext:value-type="float">
            <text:p>0.98</text:p>
          </table:table-cell>
          <table:table-cell table:formula="of:=ROUND(([.F33]+[.G33])/[.E33];2)" office:value-type="float" office:value="0.79" calcext:value-type="float">
            <text:p>0.79</text:p>
          </table:table-cell>
          <table:table-cell table:formula="of:=ROUND(([.I33]+[.J33]+[.K33])/[.H33];2)" office:value-type="float" office:value="0.85" calcext:value-type="float">
            <text:p>0.85</text:p>
          </table:table-cell>
          <table:table-cell table:formula="of:=ROUND(([.M33]+[.N33]+[.O33])/[.L3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550552" calcext:value-type="float">
            <text:p>4.550552</text:p>
          </table:table-cell>
          <table:table-cell office:value-type="float" office:value="3.154413" calcext:value-type="float">
            <text:p>3.154413</text:p>
          </table:table-cell>
          <table:table-cell office:value-type="float" office:value="1.29632" calcext:value-type="float">
            <text:p>1.29632</text:p>
          </table:table-cell>
          <table:table-cell office:value-type="float" office:value="2.655261" calcext:value-type="float">
            <text:p>2.655261</text:p>
          </table:table-cell>
          <table:table-cell office:value-type="float" office:value="1.676864" calcext:value-type="float">
            <text:p>1.676864</text:p>
          </table:table-cell>
          <table:table-cell office:value-type="float" office:value="0.489814" calcext:value-type="float">
            <text:p>0.489814</text:p>
          </table:table-cell>
          <table:table-cell office:value-type="float" office:value="1.33819" calcext:value-type="float">
            <text:p>1.33819</text:p>
          </table:table-cell>
          <table:table-cell office:value-type="float" office:value="0.105141" calcext:value-type="float">
            <text:p>0.105141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1.017062" calcext:value-type="float">
            <text:p>1.017062</text:p>
          </table:table-cell>
          <table:table-cell office:value-type="float" office:value="0.495338" calcext:value-type="float">
            <text:p>0.495338</text:p>
          </table:table-cell>
          <table:table-cell office:value-type="float" office:value="0.017281" calcext:value-type="float">
            <text:p>0.017281</text:p>
          </table:table-cell>
          <table:table-cell office:value-type="float" office:value="0.101199" calcext:value-type="float">
            <text:p>0.101199</text:p>
          </table:table-cell>
          <table:table-cell office:value-type="float" office:value="0.296129" calcext:value-type="float">
            <text:p>0.296129</text:p>
          </table:table-cell>
          <table:table-cell office:value-type="float" office:value="0.330731" calcext:value-type="float">
            <text:p>0.330731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346" calcext:value-type="float">
            <text:p>0.002346</text:p>
          </table:table-cell>
          <table:table-cell office:value-type="float" office:value="0.192036" calcext:value-type="float">
            <text:p>0.192036</text:p>
          </table:table-cell>
          <table:table-cell office:value-type="float" office:value="0.605199" calcext:value-type="float">
            <text:p>0.605199</text:p>
          </table:table-cell>
          <table:table-cell office:value-type="float" office:value="0.017588" calcext:value-type="float">
            <text:p>0.017588</text:p>
          </table:table-cell>
          <table:table-cell office:value-type="float" office:value="0.159388" calcext:value-type="float">
            <text:p>0.159388</text:p>
          </table:table-cell>
          <table:table-cell office:value-type="float" office:value="0.310476" calcext:value-type="float">
            <text:p>0.310476</text:p>
          </table:table-cell>
          <table:table-cell table:formula="of:=ROUND(([.C34]+[.D34])/[.B34];2)" office:value-type="float" office:value="0.98" calcext:value-type="float">
            <text:p>0.98</text:p>
          </table:table-cell>
          <table:table-cell table:formula="of:=ROUND(([.F34]+[.G34])/[.E34];2)" office:value-type="float" office:value="0.82" calcext:value-type="float">
            <text:p>0.82</text:p>
          </table:table-cell>
          <table:table-cell table:formula="of:=ROUND(([.I34]+[.J34]+[.K34])/[.H34];2)" office:value-type="float" office:value="0.84" calcext:value-type="float">
            <text:p>0.84</text:p>
          </table:table-cell>
          <table:table-cell table:formula="of:=ROUND(([.M34]+[.N34]+[.O34])/[.L3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265379" calcext:value-type="float">
            <text:p>4.265379</text:p>
          </table:table-cell>
          <table:table-cell office:value-type="float" office:value="2.940953" calcext:value-type="float">
            <text:p>2.940953</text:p>
          </table:table-cell>
          <table:table-cell office:value-type="float" office:value="1.234058" calcext:value-type="float">
            <text:p>1.234058</text:p>
          </table:table-cell>
          <table:table-cell office:value-type="float" office:value="2.659289" calcext:value-type="float">
            <text:p>2.659289</text:p>
          </table:table-cell>
          <table:table-cell office:value-type="float" office:value="1.63426" calcext:value-type="float">
            <text:p>1.63426</text:p>
          </table:table-cell>
          <table:table-cell office:value-type="float" office:value="0.534755" calcext:value-type="float">
            <text:p>0.534755</text:p>
          </table:table-cell>
          <table:table-cell office:value-type="float" office:value="1.340812" calcext:value-type="float">
            <text:p>1.340812</text:p>
          </table:table-cell>
          <table:table-cell office:value-type="float" office:value="0.104702" calcext:value-type="float">
            <text:p>0.104702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1.020896" calcext:value-type="float">
            <text:p>1.020896</text:p>
          </table:table-cell>
          <table:table-cell office:value-type="float" office:value="0.499714" calcext:value-type="float">
            <text:p>0.499714</text:p>
          </table:table-cell>
          <table:table-cell office:value-type="float" office:value="0.017715" calcext:value-type="float">
            <text:p>0.017715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299467" calcext:value-type="float">
            <text:p>0.299467</text:p>
          </table:table-cell>
          <table:table-cell office:value-type="float" office:value="0.326266" calcext:value-type="float">
            <text:p>0.326266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187996" calcext:value-type="float">
            <text:p>0.187996</text:p>
          </table:table-cell>
          <table:table-cell office:value-type="float" office:value="0.61347" calcext:value-type="float">
            <text:p>0.61347</text:p>
          </table:table-cell>
          <table:table-cell office:value-type="float" office:value="0.018085" calcext:value-type="float">
            <text:p>0.018085</text:p>
          </table:table-cell>
          <table:table-cell office:value-type="float" office:value="0.159494" calcext:value-type="float">
            <text:p>0.159494</text:p>
          </table:table-cell>
          <table:table-cell office:value-type="float" office:value="0.316472" calcext:value-type="float">
            <text:p>0.316472</text:p>
          </table:table-cell>
          <table:table-cell table:formula="of:=ROUND(([.C35]+[.D35])/[.B35];2)" office:value-type="float" office:value="0.98" calcext:value-type="float">
            <text:p>0.98</text:p>
          </table:table-cell>
          <table:table-cell table:formula="of:=ROUND(([.F35]+[.G35])/[.E35];2)" office:value-type="float" office:value="0.82" calcext:value-type="float">
            <text:p>0.82</text:p>
          </table:table-cell>
          <table:table-cell table:formula="of:=ROUND(([.I35]+[.J35]+[.K35])/[.H35];2)" office:value-type="float" office:value="0.84" calcext:value-type="float">
            <text:p>0.84</text:p>
          </table:table-cell>
          <table:table-cell table:formula="of:=ROUND(([.M35]+[.N35]+[.O35])/[.L3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35502" calcext:value-type="float">
            <text:p>4.335502</text:p>
          </table:table-cell>
          <table:table-cell office:value-type="float" office:value="3.167024" calcext:value-type="float">
            <text:p>3.167024</text:p>
          </table:table-cell>
          <table:table-cell office:value-type="float" office:value="1.086086" calcext:value-type="float">
            <text:p>1.086086</text:p>
          </table:table-cell>
          <table:table-cell office:value-type="float" office:value="2.642838" calcext:value-type="float">
            <text:p>2.642838</text:p>
          </table:table-cell>
          <table:table-cell office:value-type="float" office:value="1.613382" calcext:value-type="float">
            <text:p>1.613382</text:p>
          </table:table-cell>
          <table:table-cell office:value-type="float" office:value="0.495876" calcext:value-type="float">
            <text:p>0.495876</text:p>
          </table:table-cell>
          <table:table-cell office:value-type="float" office:value="1.350334" calcext:value-type="float">
            <text:p>1.350334</text:p>
          </table:table-cell>
          <table:table-cell office:value-type="float" office:value="0.111119" calcext:value-type="float">
            <text:p>0.111119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1.019672" calcext:value-type="float">
            <text:p>1.019672</text:p>
          </table:table-cell>
          <table:table-cell office:value-type="float" office:value="0.497613" calcext:value-type="float">
            <text:p>0.497613</text:p>
          </table:table-cell>
          <table:table-cell office:value-type="float" office:value="0.017495" calcext:value-type="float">
            <text:p>0.017495</text:p>
          </table:table-cell>
          <table:table-cell office:value-type="float" office:value="0.101399" calcext:value-type="float">
            <text:p>0.101399</text:p>
          </table:table-cell>
          <table:table-cell office:value-type="float" office:value="0.296727" calcext:value-type="float">
            <text:p>0.296727</text:p>
          </table:table-cell>
          <table:table-cell office:value-type="float" office:value="0.313793" calcext:value-type="float">
            <text:p>0.313793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179512" calcext:value-type="float">
            <text:p>0.179512</text:p>
          </table:table-cell>
          <table:table-cell office:value-type="float" office:value="0.654259" calcext:value-type="float">
            <text:p>0.654259</text:p>
          </table:table-cell>
          <table:table-cell office:value-type="float" office:value="0.017867" calcext:value-type="float">
            <text:p>0.017867</text:p>
          </table:table-cell>
          <table:table-cell office:value-type="float" office:value="0.160083" calcext:value-type="float">
            <text:p>0.160083</text:p>
          </table:table-cell>
          <table:table-cell office:value-type="float" office:value="0.357955" calcext:value-type="float">
            <text:p>0.357955</text:p>
          </table:table-cell>
          <table:table-cell table:formula="of:=ROUND(([.C36]+[.D36])/[.B36];2)" office:value-type="float" office:value="0.98" calcext:value-type="float">
            <text:p>0.98</text:p>
          </table:table-cell>
          <table:table-cell table:formula="of:=ROUND(([.F36]+[.G36])/[.E36];2)" office:value-type="float" office:value="0.8" calcext:value-type="float">
            <text:p>0.8</text:p>
          </table:table-cell>
          <table:table-cell table:formula="of:=ROUND(([.I36]+[.J36]+[.K36])/[.H36];2)" office:value-type="float" office:value="0.84" calcext:value-type="float">
            <text:p>0.84</text:p>
          </table:table-cell>
          <table:table-cell table:formula="of:=ROUND(([.M36]+[.N36]+[.O36])/[.L3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305797" calcext:value-type="float">
            <text:p>4.305797</text:p>
          </table:table-cell>
          <table:table-cell office:value-type="float" office:value="3.104645" calcext:value-type="float">
            <text:p>3.104645</text:p>
          </table:table-cell>
          <table:table-cell office:value-type="float" office:value="1.110704" calcext:value-type="float">
            <text:p>1.110704</text:p>
          </table:table-cell>
          <table:table-cell office:value-type="float" office:value="2.537889" calcext:value-type="float">
            <text:p>2.537889</text:p>
          </table:table-cell>
          <table:table-cell office:value-type="float" office:value="1.499697" calcext:value-type="float">
            <text:p>1.499697</text:p>
          </table:table-cell>
          <table:table-cell office:value-type="float" office:value="0.471033" calcext:value-type="float">
            <text:p>0.471033</text:p>
          </table:table-cell>
          <table:table-cell office:value-type="float" office:value="1.375106" calcext:value-type="float">
            <text:p>1.375106</text:p>
          </table:table-cell>
          <table:table-cell office:value-type="float" office:value="0.122512" calcext:value-type="float">
            <text:p>0.122512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1.024952" calcext:value-type="float">
            <text:p>1.024952</text:p>
          </table:table-cell>
          <table:table-cell office:value-type="float" office:value="0.501333" calcext:value-type="float">
            <text:p>0.501333</text:p>
          </table:table-cell>
          <table:table-cell office:value-type="float" office:value="0.017741" calcext:value-type="float">
            <text:p>0.017741</text:p>
          </table:table-cell>
          <table:table-cell office:value-type="float" office:value="0.101685" calcext:value-type="float">
            <text:p>0.101685</text:p>
          </table:table-cell>
          <table:table-cell office:value-type="float" office:value="0.299772" calcext:value-type="float">
            <text:p>0.299772</text:p>
          </table:table-cell>
          <table:table-cell office:value-type="float" office:value="0.301265" calcext:value-type="float">
            <text:p>0.301265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.170559" calcext:value-type="float">
            <text:p>0.170559</text:p>
          </table:table-cell>
          <table:table-cell office:value-type="float" office:value="0.664905" calcext:value-type="float">
            <text:p>0.664905</text:p>
          </table:table-cell>
          <table:table-cell office:value-type="float" office:value="0.018295" calcext:value-type="float">
            <text:p>0.018295</text:p>
          </table:table-cell>
          <table:table-cell office:value-type="float" office:value="0.161661" calcext:value-type="float">
            <text:p>0.161661</text:p>
          </table:table-cell>
          <table:table-cell office:value-type="float" office:value="0.351428" calcext:value-type="float">
            <text:p>0.351428</text:p>
          </table:table-cell>
          <table:table-cell table:formula="of:=ROUND(([.C37]+[.D37])/[.B37];2)" office:value-type="float" office:value="0.98" calcext:value-type="float">
            <text:p>0.98</text:p>
          </table:table-cell>
          <table:table-cell table:formula="of:=ROUND(([.F37]+[.G37])/[.E37];2)" office:value-type="float" office:value="0.78" calcext:value-type="float">
            <text:p>0.78</text:p>
          </table:table-cell>
          <table:table-cell table:formula="of:=ROUND(([.I37]+[.J37]+[.K37])/[.H37];2)" office:value-type="float" office:value="0.84" calcext:value-type="float">
            <text:p>0.84</text:p>
          </table:table-cell>
          <table:table-cell table:formula="of:=ROUND(([.M37]+[.N37]+[.O37])/[.L3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390571" calcext:value-type="float">
            <text:p>4.390571</text:p>
          </table:table-cell>
          <table:table-cell office:value-type="float" office:value="3.033385" calcext:value-type="float">
            <text:p>3.033385</text:p>
          </table:table-cell>
          <table:table-cell office:value-type="float" office:value="1.256029" calcext:value-type="float">
            <text:p>1.256029</text:p>
          </table:table-cell>
          <table:table-cell office:value-type="float" office:value="2.473935" calcext:value-type="float">
            <text:p>2.473935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0.510917" calcext:value-type="float">
            <text:p>0.510917</text:p>
          </table:table-cell>
          <table:table-cell office:value-type="float" office:value="1.403321" calcext:value-type="float">
            <text:p>1.403321</text:p>
          </table:table-cell>
          <table:table-cell office:value-type="float" office:value="0.14048" calcext:value-type="float">
            <text:p>0.14048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1.031264" calcext:value-type="float">
            <text:p>1.031264</text:p>
          </table:table-cell>
          <table:table-cell office:value-type="float" office:value="0.501383" calcext:value-type="float">
            <text:p>0.501383</text:p>
          </table:table-cell>
          <table:table-cell office:value-type="float" office:value="0.017525" calcext:value-type="float">
            <text:p>0.017525</text:p>
          </table:table-cell>
          <table:table-cell office:value-type="float" office:value="0.102113" calcext:value-type="float">
            <text:p>0.102113</text:p>
          </table:table-cell>
          <table:table-cell office:value-type="float" office:value="0.299388" calcext:value-type="float">
            <text:p>0.299388</text:p>
          </table:table-cell>
          <table:table-cell office:value-type="float" office:value="0.324814" calcext:value-type="float">
            <text:p>0.324814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188003" calcext:value-type="float">
            <text:p>0.188003</text:p>
          </table:table-cell>
          <table:table-cell office:value-type="float" office:value="0.617687" calcext:value-type="float">
            <text:p>0.617687</text:p>
          </table:table-cell>
          <table:table-cell office:value-type="float" office:value="0.017801" calcext:value-type="float">
            <text:p>0.017801</text:p>
          </table:table-cell>
          <table:table-cell office:value-type="float" office:value="0.161999" calcext:value-type="float">
            <text:p>0.161999</text:p>
          </table:table-cell>
          <table:table-cell office:value-type="float" office:value="0.319863" calcext:value-type="float">
            <text:p>0.319863</text:p>
          </table:table-cell>
          <table:table-cell table:formula="of:=ROUND(([.C38]+[.D38])/[.B38];2)" office:value-type="float" office:value="0.98" calcext:value-type="float">
            <text:p>0.98</text:p>
          </table:table-cell>
          <table:table-cell table:formula="of:=ROUND(([.F38]+[.G38])/[.E38];2)" office:value-type="float" office:value="0.8" calcext:value-type="float">
            <text:p>0.8</text:p>
          </table:table-cell>
          <table:table-cell table:formula="of:=ROUND(([.I38]+[.J38]+[.K38])/[.H38];2)" office:value-type="float" office:value="0.84" calcext:value-type="float">
            <text:p>0.84</text:p>
          </table:table-cell>
          <table:table-cell table:formula="of:=ROUND(([.M38]+[.N38]+[.O38])/[.L3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704707" calcext:value-type="float">
            <text:p>4.704707</text:p>
          </table:table-cell>
          <table:table-cell office:value-type="float" office:value="3.333299" calcext:value-type="float">
            <text:p>3.333299</text:p>
          </table:table-cell>
          <table:table-cell office:value-type="float" office:value="1.267162" calcext:value-type="float">
            <text:p>1.267162</text:p>
          </table:table-cell>
          <table:table-cell office:value-type="float" office:value="2.572719" calcext:value-type="float">
            <text:p>2.572719</text:p>
          </table:table-cell>
          <table:table-cell office:value-type="float" office:value="1.433574" calcext:value-type="float">
            <text:p>1.433574</text:p>
          </table:table-cell>
          <table:table-cell office:value-type="float" office:value="0.516174" calcext:value-type="float">
            <text:p>0.516174</text:p>
          </table:table-cell>
          <table:table-cell office:value-type="float" office:value="1.414834" calcext:value-type="float">
            <text:p>1.414834</text:p>
          </table:table-cell>
          <table:table-cell office:value-type="float" office:value="0.139915" calcext:value-type="float">
            <text:p>0.139915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1.035753" calcext:value-type="float">
            <text:p>1.035753</text:p>
          </table:table-cell>
          <table:table-cell office:value-type="float" office:value="0.504142" calcext:value-type="float">
            <text:p>0.504142</text:p>
          </table:table-cell>
          <table:table-cell office:value-type="float" office:value="0.017869" calcext:value-type="float">
            <text:p>0.017869</text:p>
          </table:table-cell>
          <table:table-cell office:value-type="float" office:value="0.102078" calcext:value-type="float">
            <text:p>0.102078</text:p>
          </table:table-cell>
          <table:table-cell office:value-type="float" office:value="0.300915" calcext:value-type="float">
            <text:p>0.300915</text:p>
          </table:table-cell>
          <table:table-cell office:value-type="float" office:value="0.300866" calcext:value-type="float">
            <text:p>0.300866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.170639" calcext:value-type="float">
            <text:p>0.170639</text:p>
          </table:table-cell>
          <table:table-cell office:value-type="float" office:value="0.614597" calcext:value-type="float">
            <text:p>0.614597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0.162313" calcext:value-type="float">
            <text:p>0.162313</text:p>
          </table:table-cell>
          <table:table-cell office:value-type="float" office:value="0.31496" calcext:value-type="float">
            <text:p>0.31496</text:p>
          </table:table-cell>
          <table:table-cell table:formula="of:=ROUND(([.C39]+[.D39])/[.B39];2)" office:value-type="float" office:value="0.98" calcext:value-type="float">
            <text:p>0.98</text:p>
          </table:table-cell>
          <table:table-cell table:formula="of:=ROUND(([.F39]+[.G39])/[.E39];2)" office:value-type="float" office:value="0.76" calcext:value-type="float">
            <text:p>0.76</text:p>
          </table:table-cell>
          <table:table-cell table:formula="of:=ROUND(([.I39]+[.J39]+[.K39])/[.H39];2)" office:value-type="float" office:value="0.83" calcext:value-type="float">
            <text:p>0.83</text:p>
          </table:table-cell>
          <table:table-cell table:formula="of:=ROUND(([.M39]+[.N39]+[.O39])/[.L39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633745" calcext:value-type="float">
            <text:p>4.633745</text:p>
          </table:table-cell>
          <table:table-cell office:value-type="float" office:value="3.268228" calcext:value-type="float">
            <text:p>3.268228</text:p>
          </table:table-cell>
          <table:table-cell office:value-type="float" office:value="1.267892" calcext:value-type="float">
            <text:p>1.267892</text:p>
          </table:table-cell>
          <table:table-cell office:value-type="float" office:value="2.529011" calcext:value-type="float">
            <text:p>2.529011</text:p>
          </table:table-cell>
          <table:table-cell office:value-type="float" office:value="1.525903" calcext:value-type="float">
            <text:p>1.525903</text:p>
          </table:table-cell>
          <table:table-cell office:value-type="float" office:value="0.49199" calcext:value-type="float">
            <text:p>0.49199</text:p>
          </table:table-cell>
          <table:table-cell office:value-type="float" office:value="1.422491" calcext:value-type="float">
            <text:p>1.422491</text:p>
          </table:table-cell>
          <table:table-cell office:value-type="float" office:value="0.14186" calcext:value-type="float">
            <text:p>0.14186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1.036038" calcext:value-type="float">
            <text:p>1.036038</text:p>
          </table:table-cell>
          <table:table-cell office:value-type="float" office:value="0.507197" calcext:value-type="float">
            <text:p>0.507197</text:p>
          </table:table-cell>
          <table:table-cell office:value-type="float" office:value="0.017714" calcext:value-type="float">
            <text:p>0.017714</text:p>
          </table:table-cell>
          <table:table-cell office:value-type="float" office:value="0.102079" calcext:value-type="float">
            <text:p>0.102079</text:p>
          </table:table-cell>
          <table:table-cell office:value-type="float" office:value="0.302888" calcext:value-type="float">
            <text:p>0.302888</text:p>
          </table:table-cell>
          <table:table-cell office:value-type="float" office:value="0.299858" calcext:value-type="float">
            <text:p>0.299858</text:p>
          </table:table-cell>
          <table:table-cell office:value-type="float" office:value="0.004268" calcext:value-type="float">
            <text:p>0.004268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170056" calcext:value-type="float">
            <text:p>0.170056</text:p>
          </table:table-cell>
          <table:table-cell office:value-type="float" office:value="0.626897" calcext:value-type="float">
            <text:p>0.626897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163379" calcext:value-type="float">
            <text:p>0.163379</text:p>
          </table:table-cell>
          <table:table-cell office:value-type="float" office:value="0.321494" calcext:value-type="float">
            <text:p>0.321494</text:p>
          </table:table-cell>
          <table:table-cell table:formula="of:=ROUND(([.C40]+[.D40])/[.B40];2)" office:value-type="float" office:value="0.98" calcext:value-type="float">
            <text:p>0.98</text:p>
          </table:table-cell>
          <table:table-cell table:formula="of:=ROUND(([.F40]+[.G40])/[.E40];2)" office:value-type="float" office:value="0.8" calcext:value-type="float">
            <text:p>0.8</text:p>
          </table:table-cell>
          <table:table-cell table:formula="of:=ROUND(([.I40]+[.J40]+[.K40])/[.H40];2)" office:value-type="float" office:value="0.83" calcext:value-type="float">
            <text:p>0.83</text:p>
          </table:table-cell>
          <table:table-cell table:formula="of:=ROUND(([.M40]+[.N40]+[.O40])/[.L40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07177" calcext:value-type="float">
            <text:p>4.807177</text:p>
          </table:table-cell>
          <table:table-cell office:value-type="float" office:value="3.162604" calcext:value-type="float">
            <text:p>3.162604</text:p>
          </table:table-cell>
          <table:table-cell office:value-type="float" office:value="1.530915" calcext:value-type="float">
            <text:p>1.530915</text:p>
          </table:table-cell>
          <table:table-cell office:value-type="float" office:value="2.463264" calcext:value-type="float">
            <text:p>2.463264</text:p>
          </table:table-cell>
          <table:table-cell office:value-type="float" office:value="1.447901" calcext:value-type="float">
            <text:p>1.447901</text:p>
          </table:table-cell>
          <table:table-cell office:value-type="float" office:value="0.485308" calcext:value-type="float">
            <text:p>0.485308</text:p>
          </table:table-cell>
          <table:table-cell office:value-type="float" office:value="1.443669" calcext:value-type="float">
            <text:p>1.443669</text:p>
          </table:table-cell>
          <table:table-cell office:value-type="float" office:value="0.143465" calcext:value-type="float">
            <text:p>0.143465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1.045817" calcext:value-type="float">
            <text:p>1.045817</text:p>
          </table:table-cell>
          <table:table-cell office:value-type="float" office:value="0.504743" calcext:value-type="float">
            <text:p>0.504743</text:p>
          </table:table-cell>
          <table:table-cell office:value-type="float" office:value="0.017862" calcext:value-type="float">
            <text:p>0.017862</text:p>
          </table:table-cell>
          <table:table-cell office:value-type="float" office:value="0.102057" calcext:value-type="float">
            <text:p>0.102057</text:p>
          </table:table-cell>
          <table:table-cell office:value-type="float" office:value="0.301399" calcext:value-type="float">
            <text:p>0.301399</text:p>
          </table:table-cell>
          <table:table-cell office:value-type="float" office:value="0.304427" calcext:value-type="float">
            <text:p>0.304427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172793" calcext:value-type="float">
            <text:p>0.172793</text:p>
          </table:table-cell>
          <table:table-cell office:value-type="float" office:value="0.633633" calcext:value-type="float">
            <text:p>0.633633</text:p>
          </table:table-cell>
          <table:table-cell office:value-type="float" office:value="0.018301" calcext:value-type="float">
            <text:p>0.018301</text:p>
          </table:table-cell>
          <table:table-cell office:value-type="float" office:value="0.163922" calcext:value-type="float">
            <text:p>0.163922</text:p>
          </table:table-cell>
          <table:table-cell office:value-type="float" office:value="0.328527" calcext:value-type="float">
            <text:p>0.328527</text:p>
          </table:table-cell>
          <table:table-cell table:formula="of:=ROUND(([.C41]+[.D41])/[.B41];2)" office:value-type="float" office:value="0.98" calcext:value-type="float">
            <text:p>0.98</text:p>
          </table:table-cell>
          <table:table-cell table:formula="of:=ROUND(([.F41]+[.G41])/[.E41];2)" office:value-type="float" office:value="0.78" calcext:value-type="float">
            <text:p>0.78</text:p>
          </table:table-cell>
          <table:table-cell table:formula="of:=ROUND(([.I41]+[.J41]+[.K41])/[.H41];2)" office:value-type="float" office:value="0.83" calcext:value-type="float">
            <text:p>0.83</text:p>
          </table:table-cell>
          <table:table-cell table:formula="of:=ROUND(([.M41]+[.N41]+[.O41])/[.L41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558578" calcext:value-type="float">
            <text:p>4.558578</text:p>
          </table:table-cell>
          <table:table-cell office:value-type="float" office:value="3.327958" calcext:value-type="float">
            <text:p>3.327958</text:p>
          </table:table-cell>
          <table:table-cell office:value-type="float" office:value="1.139494" calcext:value-type="float">
            <text:p>1.139494</text:p>
          </table:table-cell>
          <table:table-cell office:value-type="float" office:value="2.639645" calcext:value-type="float">
            <text:p>2.639645</text:p>
          </table:table-cell>
          <table:table-cell office:value-type="float" office:value="1.542403" calcext:value-type="float">
            <text:p>1.542403</text:p>
          </table:table-cell>
          <table:table-cell office:value-type="float" office:value="0.557275" calcext:value-type="float">
            <text:p>0.557275</text:p>
          </table:table-cell>
          <table:table-cell office:value-type="float" office:value="1.463664" calcext:value-type="float">
            <text:p>1.463664</text:p>
          </table:table-cell>
          <table:table-cell office:value-type="float" office:value="0.143661" calcext:value-type="float">
            <text:p>0.143661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1.054132" calcext:value-type="float">
            <text:p>1.054132</text:p>
          </table:table-cell>
          <table:table-cell office:value-type="float" office:value="0.531018" calcext:value-type="float">
            <text:p>0.531018</text:p>
          </table:table-cell>
          <table:table-cell office:value-type="float" office:value="0.017837" calcext:value-type="float">
            <text:p>0.017837</text:p>
          </table:table-cell>
          <table:table-cell office:value-type="float" office:value="0.102387" calcext:value-type="float">
            <text:p>0.102387</text:p>
          </table:table-cell>
          <table:table-cell office:value-type="float" office:value="0.326689" calcext:value-type="float">
            <text:p>0.326689</text:p>
          </table:table-cell>
          <table:table-cell office:value-type="float" office:value="0.308157" calcext:value-type="float">
            <text:p>0.308157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174167" calcext:value-type="float">
            <text:p>0.174167</text:p>
          </table:table-cell>
          <table:table-cell office:value-type="float" office:value="0.621594" calcext:value-type="float">
            <text:p>0.621594</text:p>
          </table:table-cell>
          <table:table-cell office:value-type="float" office:value="0.018269" calcext:value-type="float">
            <text:p>0.018269</text:p>
          </table:table-cell>
          <table:table-cell office:value-type="float" office:value="0.165325" calcext:value-type="float">
            <text:p>0.165325</text:p>
          </table:table-cell>
          <table:table-cell office:value-type="float" office:value="0.320288" calcext:value-type="float">
            <text:p>0.320288</text:p>
          </table:table-cell>
          <table:table-cell table:formula="of:=ROUND(([.C42]+[.D42])/[.B42];2)" office:value-type="float" office:value="0.98" calcext:value-type="float">
            <text:p>0.98</text:p>
          </table:table-cell>
          <table:table-cell table:formula="of:=ROUND(([.F42]+[.G42])/[.E42];2)" office:value-type="float" office:value="0.8" calcext:value-type="float">
            <text:p>0.8</text:p>
          </table:table-cell>
          <table:table-cell table:formula="of:=ROUND(([.I42]+[.J42]+[.K42])/[.H42];2)" office:value-type="float" office:value="0.82" calcext:value-type="float">
            <text:p>0.82</text:p>
          </table:table-cell>
          <table:table-cell table:formula="of:=ROUND(([.M42]+[.N42]+[.O42])/[.L4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309775" calcext:value-type="float">
            <text:p>4.309775</text:p>
          </table:table-cell>
          <table:table-cell office:value-type="float" office:value="3.078814" calcext:value-type="float">
            <text:p>3.078814</text:p>
          </table:table-cell>
          <table:table-cell office:value-type="float" office:value="1.134426" calcext:value-type="float">
            <text:p>1.134426</text:p>
          </table:table-cell>
          <table:table-cell office:value-type="float" office:value="2.510171" calcext:value-type="float">
            <text:p>2.510171</text:p>
          </table:table-cell>
          <table:table-cell office:value-type="float" office:value="1.426592" calcext:value-type="float">
            <text:p>1.426592</text:p>
          </table:table-cell>
          <table:table-cell office:value-type="float" office:value="0.509817" calcext:value-type="float">
            <text:p>0.509817</text:p>
          </table:table-cell>
          <table:table-cell office:value-type="float" office:value="1.476124" calcext:value-type="float">
            <text:p>1.476124</text:p>
          </table:table-cell>
          <table:table-cell office:value-type="float" office:value="0.144409" calcext:value-type="float">
            <text:p>0.144409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1.059633" calcext:value-type="float">
            <text:p>1.059633</text:p>
          </table:table-cell>
          <table:table-cell office:value-type="float" office:value="0.525979" calcext:value-type="float">
            <text:p>0.525979</text:p>
          </table:table-cell>
          <table:table-cell office:value-type="float" office:value="0.017947" calcext:value-type="float">
            <text:p>0.017947</text:p>
          </table:table-cell>
          <table:table-cell office:value-type="float" office:value="0.112212" calcext:value-type="float">
            <text:p>0.112212</text:p>
          </table:table-cell>
          <table:table-cell office:value-type="float" office:value="0.311157" calcext:value-type="float">
            <text:p>0.311157</text:p>
          </table:table-cell>
          <table:table-cell office:value-type="float" office:value="0.332444" calcext:value-type="float">
            <text:p>0.332444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0.192703" calcext:value-type="float">
            <text:p>0.192703</text:p>
          </table:table-cell>
          <table:table-cell office:value-type="float" office:value="0.626652" calcext:value-type="float">
            <text:p>0.626652</text:p>
          </table:table-cell>
          <table:table-cell office:value-type="float" office:value="0.018354" calcext:value-type="float">
            <text:p>0.018354</text:p>
          </table:table-cell>
          <table:table-cell office:value-type="float" office:value="0.166431" calcext:value-type="float">
            <text:p>0.166431</text:p>
          </table:table-cell>
          <table:table-cell office:value-type="float" office:value="0.321445" calcext:value-type="float">
            <text:p>0.321445</text:p>
          </table:table-cell>
          <table:table-cell table:formula="of:=ROUND(([.C43]+[.D43])/[.B43];2)" office:value-type="float" office:value="0.98" calcext:value-type="float">
            <text:p>0.98</text:p>
          </table:table-cell>
          <table:table-cell table:formula="of:=ROUND(([.F43]+[.G43])/[.E43];2)" office:value-type="float" office:value="0.77" calcext:value-type="float">
            <text:p>0.77</text:p>
          </table:table-cell>
          <table:table-cell table:formula="of:=ROUND(([.I43]+[.J43]+[.K43])/[.H43];2)" office:value-type="float" office:value="0.82" calcext:value-type="float">
            <text:p>0.82</text:p>
          </table:table-cell>
          <table:table-cell table:formula="of:=ROUND(([.M43]+[.N43]+[.O43])/[.L4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667006" calcext:value-type="float">
            <text:p>4.667006</text:p>
          </table:table-cell>
          <table:table-cell office:value-type="float" office:value="3.303123" calcext:value-type="float">
            <text:p>3.303123</text:p>
          </table:table-cell>
          <table:table-cell office:value-type="float" office:value="1.261979" calcext:value-type="float">
            <text:p>1.261979</text:p>
          </table:table-cell>
          <table:table-cell office:value-type="float" office:value="2.51504" calcext:value-type="float">
            <text:p>2.51504</text:p>
          </table:table-cell>
          <table:table-cell office:value-type="float" office:value="1.538585" calcext:value-type="float">
            <text:p>1.538585</text:p>
          </table:table-cell>
          <table:table-cell office:value-type="float" office:value="0.489721" calcext:value-type="float">
            <text:p>0.489721</text:p>
          </table:table-cell>
          <table:table-cell office:value-type="float" office:value="1.535491" calcext:value-type="float">
            <text:p>1.535491</text:p>
          </table:table-cell>
          <table:table-cell office:value-type="float" office:value="0.17644" calcext:value-type="float">
            <text:p>0.17644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1.072203" calcext:value-type="float">
            <text:p>1.072203</text:p>
          </table:table-cell>
          <table:table-cell office:value-type="float" office:value="0.528481" calcext:value-type="float">
            <text:p>0.528481</text:p>
          </table:table-cell>
          <table:table-cell office:value-type="float" office:value="0.017792" calcext:value-type="float">
            <text:p>0.017792</text:p>
          </table:table-cell>
          <table:table-cell office:value-type="float" office:value="0.112353" calcext:value-type="float">
            <text:p>0.112353</text:p>
          </table:table-cell>
          <table:table-cell office:value-type="float" office:value="0.312816" calcext:value-type="float">
            <text:p>0.312816</text:p>
          </table:table-cell>
          <table:table-cell office:value-type="float" office:value="0.308192" calcext:value-type="float">
            <text:p>0.308192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0.174731" calcext:value-type="float">
            <text:p>0.174731</text:p>
          </table:table-cell>
          <table:table-cell office:value-type="float" office:value="0.625523" calcext:value-type="float">
            <text:p>0.625523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16689" calcext:value-type="float">
            <text:p>0.16689</text:p>
          </table:table-cell>
          <table:table-cell office:value-type="float" office:value="0.31986" calcext:value-type="float">
            <text:p>0.31986</text:p>
          </table:table-cell>
          <table:table-cell table:formula="of:=ROUND(([.C44]+[.D44])/[.B44];2)" office:value-type="float" office:value="0.98" calcext:value-type="float">
            <text:p>0.98</text:p>
          </table:table-cell>
          <table:table-cell table:formula="of:=ROUND(([.F44]+[.G44])/[.E44];2)" office:value-type="float" office:value="0.81" calcext:value-type="float">
            <text:p>0.81</text:p>
          </table:table-cell>
          <table:table-cell table:formula="of:=ROUND(([.I44]+[.J44]+[.K44])/[.H44];2)" office:value-type="float" office:value="0.82" calcext:value-type="float">
            <text:p>0.82</text:p>
          </table:table-cell>
          <table:table-cell table:formula="of:=ROUND(([.M44]+[.N44]+[.O44])/[.L4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217799" calcext:value-type="float">
            <text:p>4.217799</text:p>
          </table:table-cell>
          <table:table-cell office:value-type="float" office:value="2.961553" calcext:value-type="float">
            <text:p>2.961553</text:p>
          </table:table-cell>
          <table:table-cell office:value-type="float" office:value="1.155859" calcext:value-type="float">
            <text:p>1.155859</text:p>
          </table:table-cell>
          <table:table-cell office:value-type="float" office:value="2.62993" calcext:value-type="float">
            <text:p>2.62993</text:p>
          </table:table-cell>
          <table:table-cell office:value-type="float" office:value="1.501593" calcext:value-type="float">
            <text:p>1.501593</text:p>
          </table:table-cell>
          <table:table-cell office:value-type="float" office:value="0.548508" calcext:value-type="float">
            <text:p>0.548508</text:p>
          </table:table-cell>
          <table:table-cell office:value-type="float" office:value="1.548365" calcext:value-type="float">
            <text:p>1.548365</text:p>
          </table:table-cell>
          <table:table-cell office:value-type="float" office:value="0.178107" calcext:value-type="float">
            <text:p>0.178107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1.073708" calcext:value-type="float">
            <text:p>1.073708</text:p>
          </table:table-cell>
          <table:table-cell office:value-type="float" office:value="0.531674" calcext:value-type="float">
            <text:p>0.531674</text:p>
          </table:table-cell>
          <table:table-cell office:value-type="float" office:value="0.018211" calcext:value-type="float">
            <text:p>0.018211</text:p>
          </table:table-cell>
          <table:table-cell office:value-type="float" office:value="0.112827" calcext:value-type="float">
            <text:p>0.112827</text:p>
          </table:table-cell>
          <table:table-cell office:value-type="float" office:value="0.314657" calcext:value-type="float">
            <text:p>0.314657</text:p>
          </table:table-cell>
          <table:table-cell office:value-type="float" office:value="0.310016" calcext:value-type="float">
            <text:p>0.310016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175294" calcext:value-type="float">
            <text:p>0.175294</text:p>
          </table:table-cell>
          <table:table-cell office:value-type="float" office:value="0.632336" calcext:value-type="float">
            <text:p>0.632336</text:p>
          </table:table-cell>
          <table:table-cell office:value-type="float" office:value="0.018676" calcext:value-type="float">
            <text:p>0.018676</text:p>
          </table:table-cell>
          <table:table-cell office:value-type="float" office:value="0.168624" calcext:value-type="float">
            <text:p>0.168624</text:p>
          </table:table-cell>
          <table:table-cell office:value-type="float" office:value="0.323395" calcext:value-type="float">
            <text:p>0.323395</text:p>
          </table:table-cell>
          <table:table-cell table:formula="of:=ROUND(([.C45]+[.D45])/[.B45];2)" office:value-type="float" office:value="0.98" calcext:value-type="float">
            <text:p>0.98</text:p>
          </table:table-cell>
          <table:table-cell table:formula="of:=ROUND(([.F45]+[.G45])/[.E45];2)" office:value-type="float" office:value="0.78" calcext:value-type="float">
            <text:p>0.78</text:p>
          </table:table-cell>
          <table:table-cell table:formula="of:=ROUND(([.I45]+[.J45]+[.K45])/[.H45];2)" office:value-type="float" office:value="0.81" calcext:value-type="float">
            <text:p>0.81</text:p>
          </table:table-cell>
          <table:table-cell table:formula="of:=ROUND(([.M45]+[.N45]+[.O45])/[.L4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108727" calcext:value-type="float">
            <text:p>4.108727</text:p>
          </table:table-cell>
          <table:table-cell office:value-type="float" office:value="2.915786" calcext:value-type="float">
            <text:p>2.915786</text:p>
          </table:table-cell>
          <table:table-cell office:value-type="float" office:value="1.095422" calcext:value-type="float">
            <text:p>1.095422</text:p>
          </table:table-cell>
          <table:table-cell office:value-type="float" office:value="2.691704" calcext:value-type="float">
            <text:p>2.691704</text:p>
          </table:table-cell>
          <table:table-cell office:value-type="float" office:value="1.632714" calcext:value-type="float">
            <text:p>1.632714</text:p>
          </table:table-cell>
          <table:table-cell office:value-type="float" office:value="0.481182" calcext:value-type="float">
            <text:p>0.481182</text:p>
          </table:table-cell>
          <table:table-cell office:value-type="float" office:value="1.569073" calcext:value-type="float">
            <text:p>1.569073</text:p>
          </table:table-cell>
          <table:table-cell office:value-type="float" office:value="0.178313" calcext:value-type="float">
            <text:p>0.178313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1.082706" calcext:value-type="float">
            <text:p>1.082706</text:p>
          </table:table-cell>
          <table:table-cell office:value-type="float" office:value="0.534851" calcext:value-type="float">
            <text:p>0.534851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113068" calcext:value-type="float">
            <text:p>0.113068</text:p>
          </table:table-cell>
          <table:table-cell office:value-type="float" office:value="0.316799" calcext:value-type="float">
            <text:p>0.316799</text:p>
          </table:table-cell>
          <table:table-cell office:value-type="float" office:value="0.311662" calcext:value-type="float">
            <text:p>0.311662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17653" calcext:value-type="float">
            <text:p>0.17653</text:p>
          </table:table-cell>
          <table:table-cell office:value-type="float" office:value="0.638767" calcext:value-type="float">
            <text:p>0.638767</text:p>
          </table:table-cell>
          <table:table-cell office:value-type="float" office:value="0.018538" calcext:value-type="float">
            <text:p>0.018538</text:p>
          </table:table-cell>
          <table:table-cell office:value-type="float" office:value="0.17051" calcext:value-type="float">
            <text:p>0.17051</text:p>
          </table:table-cell>
          <table:table-cell office:value-type="float" office:value="0.32691" calcext:value-type="float">
            <text:p>0.32691</text:p>
          </table:table-cell>
          <table:table-cell table:formula="of:=ROUND(([.C46]+[.D46])/[.B46];2)" office:value-type="float" office:value="0.98" calcext:value-type="float">
            <text:p>0.98</text:p>
          </table:table-cell>
          <table:table-cell table:formula="of:=ROUND(([.F46]+[.G46])/[.E46];2)" office:value-type="float" office:value="0.79" calcext:value-type="float">
            <text:p>0.79</text:p>
          </table:table-cell>
          <table:table-cell table:formula="of:=ROUND(([.I46]+[.J46]+[.K46])/[.H46];2)" office:value-type="float" office:value="0.81" calcext:value-type="float">
            <text:p>0.81</text:p>
          </table:table-cell>
          <table:table-cell table:formula="of:=ROUND(([.M46]+[.N46]+[.O46])/[.L4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285794" calcext:value-type="float">
            <text:p>4.285794</text:p>
          </table:table-cell>
          <table:table-cell office:value-type="float" office:value="3.071536" calcext:value-type="float">
            <text:p>3.071536</text:p>
          </table:table-cell>
          <table:table-cell office:value-type="float" office:value="1.118355" calcext:value-type="float">
            <text:p>1.118355</text:p>
          </table:table-cell>
          <table:table-cell office:value-type="float" office:value="2.626096" calcext:value-type="float">
            <text:p>2.626096</text:p>
          </table:table-cell>
          <table:table-cell office:value-type="float" office:value="1.482142" calcext:value-type="float">
            <text:p>1.482142</text:p>
          </table:table-cell>
          <table:table-cell office:value-type="float" office:value="0.506937" calcext:value-type="float">
            <text:p>0.506937</text:p>
          </table:table-cell>
          <table:table-cell office:value-type="float" office:value="1.577555" calcext:value-type="float">
            <text:p>1.577555</text:p>
          </table:table-cell>
          <table:table-cell office:value-type="float" office:value="0.178159" calcext:value-type="float">
            <text:p>0.178159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1.086622" calcext:value-type="float">
            <text:p>1.086622</text:p>
          </table:table-cell>
          <table:table-cell office:value-type="float" office:value="0.536401" calcext:value-type="float">
            <text:p>0.536401</text:p>
          </table:table-cell>
          <table:table-cell office:value-type="float" office:value="0.018307" calcext:value-type="float">
            <text:p>0.018307</text:p>
          </table:table-cell>
          <table:table-cell office:value-type="float" office:value="0.11362" calcext:value-type="float">
            <text:p>0.11362</text:p>
          </table:table-cell>
          <table:table-cell office:value-type="float" office:value="0.317391" calcext:value-type="float">
            <text:p>0.317391</text:p>
          </table:table-cell>
          <table:table-cell office:value-type="float" office:value="0.314177" calcext:value-type="float">
            <text:p>0.314177</text:p>
          </table:table-cell>
          <table:table-cell office:value-type="float" office:value="0.004617" calcext:value-type="float">
            <text:p>0.004617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.178002" calcext:value-type="float">
            <text:p>0.178002</text:p>
          </table:table-cell>
          <table:table-cell office:value-type="float" office:value="0.639917" calcext:value-type="float">
            <text:p>0.639917</text:p>
          </table:table-cell>
          <table:table-cell office:value-type="float" office:value="0.018611" calcext:value-type="float">
            <text:p>0.018611</text:p>
          </table:table-cell>
          <table:table-cell office:value-type="float" office:value="0.172185" calcext:value-type="float">
            <text:p>0.172185</text:p>
          </table:table-cell>
          <table:table-cell office:value-type="float" office:value="0.326101" calcext:value-type="float">
            <text:p>0.326101</text:p>
          </table:table-cell>
          <table:table-cell table:formula="of:=ROUND(([.C47]+[.D47])/[.B47];2)" office:value-type="float" office:value="0.98" calcext:value-type="float">
            <text:p>0.98</text:p>
          </table:table-cell>
          <table:table-cell table:formula="of:=ROUND(([.F47]+[.G47])/[.E47];2)" office:value-type="float" office:value="0.76" calcext:value-type="float">
            <text:p>0.76</text:p>
          </table:table-cell>
          <table:table-cell table:formula="of:=ROUND(([.I47]+[.J47]+[.K47])/[.H47];2)" office:value-type="float" office:value="0.8" calcext:value-type="float">
            <text:p>0.8</text:p>
          </table:table-cell>
          <table:table-cell table:formula="of:=ROUND(([.M47]+[.N47]+[.O47])/[.L4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31347" calcext:value-type="float">
            <text:p>4.631347</text:p>
          </table:table-cell>
          <table:table-cell office:value-type="float" office:value="3.281599" calcext:value-type="float">
            <text:p>3.281599</text:p>
          </table:table-cell>
          <table:table-cell office:value-type="float" office:value="1.247011" calcext:value-type="float">
            <text:p>1.247011</text:p>
          </table:table-cell>
          <table:table-cell office:value-type="float" office:value="2.467773" calcext:value-type="float">
            <text:p>2.467773</text:p>
          </table:table-cell>
          <table:table-cell office:value-type="float" office:value="1.479248" calcext:value-type="float">
            <text:p>1.479248</text:p>
          </table:table-cell>
          <table:table-cell office:value-type="float" office:value="0.470983" calcext:value-type="float">
            <text:p>0.470983</text:p>
          </table:table-cell>
          <table:table-cell office:value-type="float" office:value="1.59531" calcext:value-type="float">
            <text:p>1.59531</text:p>
          </table:table-cell>
          <table:table-cell office:value-type="float" office:value="0.176662" calcext:value-type="float">
            <text:p>0.176662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1.096652" calcext:value-type="float">
            <text:p>1.096652</text:p>
          </table:table-cell>
          <table:table-cell office:value-type="float" office:value="0.536484" calcext:value-type="float">
            <text:p>0.536484</text:p>
          </table:table-cell>
          <table:table-cell office:value-type="float" office:value="0.018224" calcext:value-type="float">
            <text:p>0.018224</text:p>
          </table:table-cell>
          <table:table-cell office:value-type="float" office:value="0.113543" calcext:value-type="float">
            <text:p>0.113543</text:p>
          </table:table-cell>
          <table:table-cell office:value-type="float" office:value="0.317363" calcext:value-type="float">
            <text:p>0.317363</text:p>
          </table:table-cell>
          <table:table-cell office:value-type="float" office:value="0.315183" calcext:value-type="float">
            <text:p>0.315183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2252" calcext:value-type="float">
            <text:p>0.002252</text:p>
          </table:table-cell>
          <table:table-cell office:value-type="float" office:value="0.178333" calcext:value-type="float">
            <text:p>0.178333</text:p>
          </table:table-cell>
          <table:table-cell office:value-type="float" office:value="0.639439" calcext:value-type="float">
            <text:p>0.639439</text:p>
          </table:table-cell>
          <table:table-cell office:value-type="float" office:value="0.018544" calcext:value-type="float">
            <text:p>0.018544</text:p>
          </table:table-cell>
          <table:table-cell office:value-type="float" office:value="0.172136" calcext:value-type="float">
            <text:p>0.172136</text:p>
          </table:table-cell>
          <table:table-cell office:value-type="float" office:value="0.327227" calcext:value-type="float">
            <text:p>0.327227</text:p>
          </table:table-cell>
          <table:table-cell table:formula="of:=ROUND(([.C48]+[.D48])/[.B48];2)" office:value-type="float" office:value="0.98" calcext:value-type="float">
            <text:p>0.98</text:p>
          </table:table-cell>
          <table:table-cell table:formula="of:=ROUND(([.F48]+[.G48])/[.E48];2)" office:value-type="float" office:value="0.79" calcext:value-type="float">
            <text:p>0.79</text:p>
          </table:table-cell>
          <table:table-cell table:formula="of:=ROUND(([.I48]+[.J48]+[.K48])/[.H48];2)" office:value-type="float" office:value="0.8" calcext:value-type="float">
            <text:p>0.8</text:p>
          </table:table-cell>
          <table:table-cell table:formula="of:=ROUND(([.M48]+[.N48]+[.O48])/[.L4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818239" calcext:value-type="float">
            <text:p>4.818239</text:p>
          </table:table-cell>
          <table:table-cell office:value-type="float" office:value="3.418471" calcext:value-type="float">
            <text:p>3.418471</text:p>
          </table:table-cell>
          <table:table-cell office:value-type="float" office:value="1.283641" calcext:value-type="float">
            <text:p>1.283641</text:p>
          </table:table-cell>
          <table:table-cell office:value-type="float" office:value="2.576324" calcext:value-type="float">
            <text:p>2.576324</text:p>
          </table:table-cell>
          <table:table-cell office:value-type="float" office:value="1.607195" calcext:value-type="float">
            <text:p>1.607195</text:p>
          </table:table-cell>
          <table:table-cell office:value-type="float" office:value="0.468923" calcext:value-type="float">
            <text:p>0.468923</text:p>
          </table:table-cell>
          <table:table-cell office:value-type="float" office:value="1.594552" calcext:value-type="float">
            <text:p>1.594552</text:p>
          </table:table-cell>
          <table:table-cell office:value-type="float" office:value="0.181195" calcext:value-type="float">
            <text:p>0.181195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1.090972" calcext:value-type="float">
            <text:p>1.090972</text:p>
          </table:table-cell>
          <table:table-cell office:value-type="float" office:value="0.541278" calcext:value-type="float">
            <text:p>0.541278</text:p>
          </table:table-cell>
          <table:table-cell office:value-type="float" office:value="0.018517" calcext:value-type="float">
            <text:p>0.018517</text:p>
          </table:table-cell>
          <table:table-cell office:value-type="float" office:value="0.114018" calcext:value-type="float">
            <text:p>0.114018</text:p>
          </table:table-cell>
          <table:table-cell office:value-type="float" office:value="0.320716" calcext:value-type="float">
            <text:p>0.320716</text:p>
          </table:table-cell>
          <table:table-cell office:value-type="float" office:value="0.32415" calcext:value-type="float">
            <text:p>0.32415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182056" calcext:value-type="float">
            <text:p>0.182056</text:p>
          </table:table-cell>
          <table:table-cell office:value-type="float" office:value="0.643616" calcext:value-type="float">
            <text:p>0.643616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172873" calcext:value-type="float">
            <text:p>0.172873</text:p>
          </table:table-cell>
          <table:table-cell office:value-type="float" office:value="0.327602" calcext:value-type="float">
            <text:p>0.327602</text:p>
          </table:table-cell>
          <table:table-cell table:formula="of:=ROUND(([.C49]+[.D49])/[.B49];2)" office:value-type="float" office:value="0.98" calcext:value-type="float">
            <text:p>0.98</text:p>
          </table:table-cell>
          <table:table-cell table:formula="of:=ROUND(([.F49]+[.G49])/[.E49];2)" office:value-type="float" office:value="0.81" calcext:value-type="float">
            <text:p>0.81</text:p>
          </table:table-cell>
          <table:table-cell table:formula="of:=ROUND(([.I49]+[.J49]+[.K49])/[.H49];2)" office:value-type="float" office:value="0.8" calcext:value-type="float">
            <text:p>0.8</text:p>
          </table:table-cell>
          <table:table-cell table:formula="of:=ROUND(([.M49]+[.N49]+[.O49])/[.L4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764134" calcext:value-type="float">
            <text:p>4.764134</text:p>
          </table:table-cell>
          <table:table-cell office:value-type="float" office:value="3.368343" calcext:value-type="float">
            <text:p>3.368343</text:p>
          </table:table-cell>
          <table:table-cell office:value-type="float" office:value="1.286171" calcext:value-type="float">
            <text:p>1.286171</text:p>
          </table:table-cell>
          <table:table-cell office:value-type="float" office:value="2.601115" calcext:value-type="float">
            <text:p>2.601115</text:p>
          </table:table-cell>
          <table:table-cell office:value-type="float" office:value="1.541121" calcext:value-type="float">
            <text:p>1.541121</text:p>
          </table:table-cell>
          <table:table-cell office:value-type="float" office:value="0.475532" calcext:value-type="float">
            <text:p>0.475532</text:p>
          </table:table-cell>
          <table:table-cell office:value-type="float" office:value="1.618752" calcext:value-type="float">
            <text:p>1.618752</text:p>
          </table:table-cell>
          <table:table-cell office:value-type="float" office:value="0.187673" calcext:value-type="float">
            <text:p>0.187673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1.096776" calcext:value-type="float">
            <text:p>1.096776</text:p>
          </table:table-cell>
          <table:table-cell office:value-type="float" office:value="0.545397" calcext:value-type="float">
            <text:p>0.545397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11477" calcext:value-type="float">
            <text:p>0.11477</text:p>
          </table:table-cell>
          <table:table-cell office:value-type="float" office:value="0.322907" calcext:value-type="float">
            <text:p>0.322907</text:p>
          </table:table-cell>
          <table:table-cell office:value-type="float" office:value="0.321925" calcext:value-type="float">
            <text:p>0.321925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180996" calcext:value-type="float">
            <text:p>0.180996</text:p>
          </table:table-cell>
          <table:table-cell office:value-type="float" office:value="0.650898" calcext:value-type="float">
            <text:p>0.650898</text:p>
          </table:table-cell>
          <table:table-cell office:value-type="float" office:value="0.018825" calcext:value-type="float">
            <text:p>0.018825</text:p>
          </table:table-cell>
          <table:table-cell office:value-type="float" office:value="0.176571" calcext:value-type="float">
            <text:p>0.176571</text:p>
          </table:table-cell>
          <table:table-cell office:value-type="float" office:value="0.331834" calcext:value-type="float">
            <text:p>0.331834</text:p>
          </table:table-cell>
          <table:table-cell table:formula="of:=ROUND(([.C50]+[.D50])/[.B50];2)" office:value-type="float" office:value="0.98" calcext:value-type="float">
            <text:p>0.98</text:p>
          </table:table-cell>
          <table:table-cell table:formula="of:=ROUND(([.F50]+[.G50])/[.E50];2)" office:value-type="float" office:value="0.78" calcext:value-type="float">
            <text:p>0.78</text:p>
          </table:table-cell>
          <table:table-cell table:formula="of:=ROUND(([.I50]+[.J50]+[.K50])/[.H50];2)" office:value-type="float" office:value="0.8" calcext:value-type="float">
            <text:p>0.8</text:p>
          </table:table-cell>
          <table:table-cell table:formula="of:=ROUND(([.M50]+[.N50]+[.O50])/[.L5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409714" calcext:value-type="float">
            <text:p>4.409714</text:p>
          </table:table-cell>
          <table:table-cell office:value-type="float" office:value="3.206514" calcext:value-type="float">
            <text:p>3.206514</text:p>
          </table:table-cell>
          <table:table-cell office:value-type="float" office:value="1.103535" calcext:value-type="float">
            <text:p>1.103535</text:p>
          </table:table-cell>
          <table:table-cell office:value-type="float" office:value="2.565028" calcext:value-type="float">
            <text:p>2.565028</text:p>
          </table:table-cell>
          <table:table-cell office:value-type="float" office:value="1.552903" calcext:value-type="float">
            <text:p>1.552903</text:p>
          </table:table-cell>
          <table:table-cell office:value-type="float" office:value="0.460484" calcext:value-type="float">
            <text:p>0.460484</text:p>
          </table:table-cell>
          <table:table-cell office:value-type="float" office:value="1.634376" calcext:value-type="float">
            <text:p>1.634376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1.098833" calcext:value-type="float">
            <text:p>1.098833</text:p>
          </table:table-cell>
          <table:table-cell office:value-type="float" office:value="0.545465" calcext:value-type="float">
            <text:p>0.545465</text:p>
          </table:table-cell>
          <table:table-cell office:value-type="float" office:value="0.018679" calcext:value-type="float">
            <text:p>0.018679</text:p>
          </table:table-cell>
          <table:table-cell office:value-type="float" office:value="0.115353" calcext:value-type="float">
            <text:p>0.115353</text:p>
          </table:table-cell>
          <table:table-cell office:value-type="float" office:value="0.321157" calcext:value-type="float">
            <text:p>0.321157</text:p>
          </table:table-cell>
          <table:table-cell office:value-type="float" office:value="0.331698" calcext:value-type="float">
            <text:p>0.331698</text:p>
          </table:table-cell>
          <table:table-cell office:value-type="float" office:value="0.004794" calcext:value-type="float">
            <text:p>0.004794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189176" calcext:value-type="float">
            <text:p>0.189176</text:p>
          </table:table-cell>
          <table:table-cell office:value-type="float" office:value="0.655133" calcext:value-type="float">
            <text:p>0.655133</text:p>
          </table:table-cell>
          <table:table-cell office:value-type="float" office:value="0.019108" calcext:value-type="float">
            <text:p>0.019108</text:p>
          </table:table-cell>
          <table:table-cell office:value-type="float" office:value="0.176992" calcext:value-type="float">
            <text:p>0.176992</text:p>
          </table:table-cell>
          <table:table-cell office:value-type="float" office:value="0.331755" calcext:value-type="float">
            <text:p>0.331755</text:p>
          </table:table-cell>
          <table:table-cell table:formula="of:=ROUND(([.C51]+[.D51])/[.B51];2)" office:value-type="float" office:value="0.98" calcext:value-type="float">
            <text:p>0.98</text:p>
          </table:table-cell>
          <table:table-cell table:formula="of:=ROUND(([.F51]+[.G51])/[.E51];2)" office:value-type="float" office:value="0.78" calcext:value-type="float">
            <text:p>0.78</text:p>
          </table:table-cell>
          <table:table-cell table:formula="of:=ROUND(([.I51]+[.J51]+[.K51])/[.H51];2)" office:value-type="float" office:value="0.8" calcext:value-type="float">
            <text:p>0.8</text:p>
          </table:table-cell>
          <table:table-cell table:formula="of:=ROUND(([.M51]+[.N51]+[.O51])/[.L51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51112" calcext:value-type="float">
            <text:p>5.151112</text:p>
          </table:table-cell>
          <table:table-cell office:value-type="float" office:value="3.883792" calcext:value-type="float">
            <text:p>3.883792</text:p>
          </table:table-cell>
          <table:table-cell office:value-type="float" office:value="1.132801" calcext:value-type="float">
            <text:p>1.132801</text:p>
          </table:table-cell>
          <table:table-cell office:value-type="float" office:value="2.758722" calcext:value-type="float">
            <text:p>2.758722</text:p>
          </table:table-cell>
          <table:table-cell office:value-type="float" office:value="1.627294" calcext:value-type="float">
            <text:p>1.627294</text:p>
          </table:table-cell>
          <table:table-cell office:value-type="float" office:value="0.513576" calcext:value-type="float">
            <text:p>0.513576</text:p>
          </table:table-cell>
          <table:table-cell office:value-type="float" office:value="1.643282" calcext:value-type="float">
            <text:p>1.643282</text:p>
          </table:table-cell>
          <table:table-cell office:value-type="float" office:value="0.208692" calcext:value-type="float">
            <text:p>0.208692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1.105728" calcext:value-type="float">
            <text:p>1.105728</text:p>
          </table:table-cell>
          <table:table-cell office:value-type="float" office:value="0.548834" calcext:value-type="float">
            <text:p>0.548834</text:p>
          </table:table-cell>
          <table:table-cell office:value-type="float" office:value="0.018946" calcext:value-type="float">
            <text:p>0.018946</text:p>
          </table:table-cell>
          <table:table-cell office:value-type="float" office:value="0.115054" calcext:value-type="float">
            <text:p>0.115054</text:p>
          </table:table-cell>
          <table:table-cell office:value-type="float" office:value="0.323676" calcext:value-type="float">
            <text:p>0.32367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.192863" calcext:value-type="float">
            <text:p>0.192863</text:p>
          </table:table-cell>
          <table:table-cell office:value-type="float" office:value="0.657082" calcext:value-type="float">
            <text:p>0.657082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178167" calcext:value-type="float">
            <text:p>0.178167</text:p>
          </table:table-cell>
          <table:table-cell office:value-type="float" office:value="0.333753" calcext:value-type="float">
            <text:p>0.333753</text:p>
          </table:table-cell>
          <table:table-cell table:formula="of:=ROUND(([.C52]+[.D52])/[.B52];2)" office:value-type="float" office:value="0.97" calcext:value-type="float">
            <text:p>0.97</text:p>
          </table:table-cell>
          <table:table-cell table:formula="of:=ROUND(([.F52]+[.G52])/[.E52];2)" office:value-type="float" office:value="0.78" calcext:value-type="float">
            <text:p>0.78</text:p>
          </table:table-cell>
          <table:table-cell table:formula="of:=ROUND(([.I52]+[.J52]+[.K52])/[.H52];2)" office:value-type="float" office:value="0.8" calcext:value-type="float">
            <text:p>0.8</text:p>
          </table:table-cell>
          <table:table-cell table:formula="of:=ROUND(([.M52]+[.N52]+[.O52])/[.L52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460002" calcext:value-type="float">
            <text:p>4.460002</text:p>
          </table:table-cell>
          <table:table-cell office:value-type="float" office:value="3.184264" calcext:value-type="float">
            <text:p>3.184264</text:p>
          </table:table-cell>
          <table:table-cell office:value-type="float" office:value="1.171767" calcext:value-type="float">
            <text:p>1.171767</text:p>
          </table:table-cell>
          <table:table-cell office:value-type="float" office:value="2.730581" calcext:value-type="float">
            <text:p>2.730581</text:p>
          </table:table-cell>
          <table:table-cell office:value-type="float" office:value="1.577088" calcext:value-type="float">
            <text:p>1.577088</text:p>
          </table:table-cell>
          <table:table-cell office:value-type="float" office:value="0.552542" calcext:value-type="float">
            <text:p>0.552542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0.206268" calcext:value-type="float">
            <text:p>0.206268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1.107864" calcext:value-type="float">
            <text:p>1.107864</text:p>
          </table:table-cell>
          <table:table-cell office:value-type="float" office:value="0.555417" calcext:value-type="float">
            <text:p>0.555417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115412" calcext:value-type="float">
            <text:p>0.115412</text:p>
          </table:table-cell>
          <table:table-cell office:value-type="float" office:value="0.327459" calcext:value-type="float">
            <text:p>0.327459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199622" calcext:value-type="float">
            <text:p>0.199622</text:p>
          </table:table-cell>
          <table:table-cell office:value-type="float" office:value="0.661323" calcext:value-type="float">
            <text:p>0.661323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0.180029" calcext:value-type="float">
            <text:p>0.180029</text:p>
          </table:table-cell>
          <table:table-cell office:value-type="float" office:value="0.33492" calcext:value-type="float">
            <text:p>0.33492</text:p>
          </table:table-cell>
          <table:table-cell table:formula="of:=ROUND(([.C53]+[.D53])/[.B53];2)" office:value-type="float" office:value="0.98" calcext:value-type="float">
            <text:p>0.98</text:p>
          </table:table-cell>
          <table:table-cell table:formula="of:=ROUND(([.F53]+[.G53])/[.E53];2)" office:value-type="float" office:value="0.78" calcext:value-type="float">
            <text:p>0.78</text:p>
          </table:table-cell>
          <table:table-cell table:formula="of:=ROUND(([.I53]+[.J53]+[.K53])/[.H53];2)" office:value-type="float" office:value="0.8" calcext:value-type="float">
            <text:p>0.8</text:p>
          </table:table-cell>
          <table:table-cell table:formula="of:=ROUND(([.M53]+[.N53]+[.O53])/[.L53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034544" calcext:value-type="float">
            <text:p>4.034544</text:p>
          </table:table-cell>
          <table:table-cell office:value-type="float" office:value="2.858607" calcext:value-type="float">
            <text:p>2.858607</text:p>
          </table:table-cell>
          <table:table-cell office:value-type="float" office:value="1.080962" calcext:value-type="float">
            <text:p>1.080962</text:p>
          </table:table-cell>
          <table:table-cell office:value-type="float" office:value="2.729917" calcext:value-type="float">
            <text:p>2.729917</text:p>
          </table:table-cell>
          <table:table-cell office:value-type="float" office:value="1.665152" calcext:value-type="float">
            <text:p>1.665152</text:p>
          </table:table-cell>
          <table:table-cell office:value-type="float" office:value="0.528818" calcext:value-type="float">
            <text:p>0.528818</text:p>
          </table:table-cell>
          <table:table-cell office:value-type="float" office:value="1.658341" calcext:value-type="float">
            <text:p>1.658341</text:p>
          </table:table-cell>
          <table:table-cell office:value-type="float" office:value="0.207817" calcext:value-type="float">
            <text:p>0.207817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1.114334" calcext:value-type="float">
            <text:p>1.114334</text:p>
          </table:table-cell>
          <table:table-cell office:value-type="float" office:value="0.570388" calcext:value-type="float">
            <text:p>0.570388</text:p>
          </table:table-cell>
          <table:table-cell office:value-type="float" office:value="0.018584" calcext:value-type="float">
            <text:p>0.018584</text:p>
          </table:table-cell>
          <table:table-cell office:value-type="float" office:value="0.125252" calcext:value-type="float">
            <text:p>0.125252</text:p>
          </table:table-cell>
          <table:table-cell office:value-type="float" office:value="0.334105" calcext:value-type="float">
            <text:p>0.334105</text:p>
          </table:table-cell>
          <table:table-cell office:value-type="float" office:value="0.333334" calcext:value-type="float">
            <text:p>0.333334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189446" calcext:value-type="float">
            <text:p>0.189446</text:p>
          </table:table-cell>
          <table:table-cell office:value-type="float" office:value="0.665025" calcext:value-type="float">
            <text:p>0.665025</text:p>
          </table:table-cell>
          <table:table-cell office:value-type="float" office:value="0.018881" calcext:value-type="float">
            <text:p>0.018881</text:p>
          </table:table-cell>
          <table:table-cell office:value-type="float" office:value="0.181482" calcext:value-type="float">
            <text:p>0.181482</text:p>
          </table:table-cell>
          <table:table-cell office:value-type="float" office:value="0.340744" calcext:value-type="float">
            <text:p>0.340744</text:p>
          </table:table-cell>
          <table:table-cell table:formula="of:=ROUND(([.C54]+[.D54])/[.B54];2)" office:value-type="float" office:value="0.98" calcext:value-type="float">
            <text:p>0.98</text:p>
          </table:table-cell>
          <table:table-cell table:formula="of:=ROUND(([.F54]+[.G54])/[.E54];2)" office:value-type="float" office:value="0.8" calcext:value-type="float">
            <text:p>0.8</text:p>
          </table:table-cell>
          <table:table-cell table:formula="of:=ROUND(([.I54]+[.J54]+[.K54])/[.H54];2)" office:value-type="float" office:value="0.8" calcext:value-type="float">
            <text:p>0.8</text:p>
          </table:table-cell>
          <table:table-cell table:formula="of:=ROUND(([.M54]+[.N54]+[.O54])/[.L5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539416" calcext:value-type="float">
            <text:p>4.539416</text:p>
          </table:table-cell>
          <table:table-cell office:value-type="float" office:value="2.980265" calcext:value-type="float">
            <text:p>2.980265</text:p>
          </table:table-cell>
          <table:table-cell office:value-type="float" office:value="1.432175" calcext:value-type="float">
            <text:p>1.432175</text:p>
          </table:table-cell>
          <table:table-cell office:value-type="float" office:value="2.743209" calcext:value-type="float">
            <text:p>2.743209</text:p>
          </table:table-cell>
          <table:table-cell office:value-type="float" office:value="1.600799" calcext:value-type="float">
            <text:p>1.600799</text:p>
          </table:table-cell>
          <table:table-cell office:value-type="float" office:value="0.528009" calcext:value-type="float">
            <text:p>0.528009</text:p>
          </table:table-cell>
          <table:table-cell office:value-type="float" office:value="1.650491" calcext:value-type="float">
            <text:p>1.650491</text:p>
          </table:table-cell>
          <table:table-cell office:value-type="float" office:value="0.207127" calcext:value-type="float">
            <text:p>0.207127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1.110852" calcext:value-type="float">
            <text:p>1.110852</text:p>
          </table:table-cell>
          <table:table-cell office:value-type="float" office:value="0.570892" calcext:value-type="float">
            <text:p>0.570892</text:p>
          </table:table-cell>
          <table:table-cell office:value-type="float" office:value="0.018811" calcext:value-type="float">
            <text:p>0.018811</text:p>
          </table:table-cell>
          <table:table-cell office:value-type="float" office:value="0.126107" calcext:value-type="float">
            <text:p>0.126107</text:p>
          </table:table-cell>
          <table:table-cell office:value-type="float" office:value="0.333552" calcext:value-type="float">
            <text:p>0.333552</text:p>
          </table:table-cell>
          <table:table-cell office:value-type="float" office:value="0.335216" calcext:value-type="float">
            <text:p>0.335216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190477" calcext:value-type="float">
            <text:p>0.190477</text:p>
          </table:table-cell>
          <table:table-cell office:value-type="float" office:value="0.674821" calcext:value-type="float">
            <text:p>0.674821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0.182509" calcext:value-type="float">
            <text:p>0.182509</text:p>
          </table:table-cell>
          <table:table-cell office:value-type="float" office:value="0.340686" calcext:value-type="float">
            <text:p>0.340686</text:p>
          </table:table-cell>
          <table:table-cell table:formula="of:=ROUND(([.C55]+[.D55])/[.B55];2)" office:value-type="float" office:value="0.97" calcext:value-type="float">
            <text:p>0.97</text:p>
          </table:table-cell>
          <table:table-cell table:formula="of:=ROUND(([.F55]+[.G55])/[.E55];2)" office:value-type="float" office:value="0.78" calcext:value-type="float">
            <text:p>0.78</text:p>
          </table:table-cell>
          <table:table-cell table:formula="of:=ROUND(([.I55]+[.J55]+[.K55])/[.H55];2)" office:value-type="float" office:value="0.8" calcext:value-type="float">
            <text:p>0.8</text:p>
          </table:table-cell>
          <table:table-cell table:formula="of:=ROUND(([.M55]+[.N55]+[.O55])/[.L5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709501" calcext:value-type="float">
            <text:p>4.709501</text:p>
          </table:table-cell>
          <table:table-cell office:value-type="float" office:value="3.430898" calcext:value-type="float">
            <text:p>3.430898</text:p>
          </table:table-cell>
          <table:table-cell office:value-type="float" office:value="1.167597" calcext:value-type="float">
            <text:p>1.167597</text:p>
          </table:table-cell>
          <table:table-cell office:value-type="float" office:value="2.806361" calcext:value-type="float">
            <text:p>2.806361</text:p>
          </table:table-cell>
          <table:table-cell office:value-type="float" office:value="1.472022" calcext:value-type="float">
            <text:p>1.472022</text:p>
          </table:table-cell>
          <table:table-cell office:value-type="float" office:value="0.516183" calcext:value-type="float">
            <text:p>0.516183</text:p>
          </table:table-cell>
          <table:table-cell office:value-type="float" office:value="1.665079" calcext:value-type="float">
            <text:p>1.665079</text:p>
          </table:table-cell>
          <table:table-cell office:value-type="float" office:value="0.210104" calcext:value-type="float">
            <text:p>0.210104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1.116564" calcext:value-type="float">
            <text:p>1.116564</text:p>
          </table:table-cell>
          <table:table-cell office:value-type="float" office:value="0.573786" calcext:value-type="float">
            <text:p>0.573786</text:p>
          </table:table-cell>
          <table:table-cell office:value-type="float" office:value="0.018811" calcext:value-type="float">
            <text:p>0.018811</text:p>
          </table:table-cell>
          <table:table-cell office:value-type="float" office:value="0.126468" calcext:value-type="float">
            <text:p>0.126468</text:p>
          </table:table-cell>
          <table:table-cell office:value-type="float" office:value="0.335713" calcext:value-type="float">
            <text:p>0.335713</text:p>
          </table:table-cell>
          <table:table-cell office:value-type="float" office:value="0.331392" calcext:value-type="float">
            <text:p>0.331392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.187682" calcext:value-type="float">
            <text:p>0.187682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019176" calcext:value-type="float">
            <text:p>0.019176</text:p>
          </table:table-cell>
          <table:table-cell office:value-type="float" office:value="0.183856" calcext:value-type="float">
            <text:p>0.183856</text:p>
          </table:table-cell>
          <table:table-cell office:value-type="float" office:value="0.343926" calcext:value-type="float">
            <text:p>0.343926</text:p>
          </table:table-cell>
          <table:table-cell table:formula="of:=ROUND(([.C56]+[.D56])/[.B56];2)" office:value-type="float" office:value="0.98" calcext:value-type="float">
            <text:p>0.98</text:p>
          </table:table-cell>
          <table:table-cell table:formula="of:=ROUND(([.F56]+[.G56])/[.E56];2)" office:value-type="float" office:value="0.71" calcext:value-type="float">
            <text:p>0.71</text:p>
          </table:table-cell>
          <table:table-cell table:formula="of:=ROUND(([.I56]+[.J56]+[.K56])/[.H56];2)" office:value-type="float" office:value="0.8" calcext:value-type="float">
            <text:p>0.8</text:p>
          </table:table-cell>
          <table:table-cell table:formula="of:=ROUND(([.M56]+[.N56]+[.O56])/[.L5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302436" calcext:value-type="float">
            <text:p>4.302436</text:p>
          </table:table-cell>
          <table:table-cell office:value-type="float" office:value="2.970348" calcext:value-type="float">
            <text:p>2.970348</text:p>
          </table:table-cell>
          <table:table-cell office:value-type="float" office:value="1.222372" calcext:value-type="float">
            <text:p>1.222372</text:p>
          </table:table-cell>
          <table:table-cell office:value-type="float" office:value="2.742568" calcext:value-type="float">
            <text:p>2.742568</text:p>
          </table:table-cell>
          <table:table-cell office:value-type="float" office:value="1.581319" calcext:value-type="float">
            <text:p>1.581319</text:p>
          </table:table-cell>
          <table:table-cell office:value-type="float" office:value="0.523721" calcext:value-type="float">
            <text:p>0.523721</text:p>
          </table:table-cell>
          <table:table-cell office:value-type="float" office:value="1.685063" calcext:value-type="float">
            <text:p>1.685063</text:p>
          </table:table-cell>
          <table:table-cell office:value-type="float" office:value="0.20967" calcext:value-type="float">
            <text:p>0.20967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1.126732" calcext:value-type="float">
            <text:p>1.126732</text:p>
          </table:table-cell>
          <table:table-cell office:value-type="float" office:value="0.577958" calcext:value-type="float">
            <text:p>0.577958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.126318" calcext:value-type="float">
            <text:p>0.126318</text:p>
          </table:table-cell>
          <table:table-cell office:value-type="float" office:value="0.338875" calcext:value-type="float">
            <text:p>0.338875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189249" calcext:value-type="float">
            <text:p>0.189249</text:p>
          </table:table-cell>
          <table:table-cell office:value-type="float" office:value="0.686915" calcext:value-type="float">
            <text:p>0.686915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184106" calcext:value-type="float">
            <text:p>0.184106</text:p>
          </table:table-cell>
          <table:table-cell office:value-type="float" office:value="0.353357" calcext:value-type="float">
            <text:p>0.353357</text:p>
          </table:table-cell>
          <table:table-cell table:formula="of:=ROUND(([.C57]+[.D57])/[.B57];2)" office:value-type="float" office:value="0.97" calcext:value-type="float">
            <text:p>0.97</text:p>
          </table:table-cell>
          <table:table-cell table:formula="of:=ROUND(([.F57]+[.G57])/[.E57];2)" office:value-type="float" office:value="0.77" calcext:value-type="float">
            <text:p>0.77</text:p>
          </table:table-cell>
          <table:table-cell table:formula="of:=ROUND(([.I57]+[.J57]+[.K57])/[.H57];2)" office:value-type="float" office:value="0.8" calcext:value-type="float">
            <text:p>0.8</text:p>
          </table:table-cell>
          <table:table-cell table:formula="of:=ROUND(([.M57]+[.N57]+[.O57])/[.L5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538767" calcext:value-type="float">
            <text:p>4.538767</text:p>
          </table:table-cell>
          <table:table-cell office:value-type="float" office:value="3.348874" calcext:value-type="float">
            <text:p>3.348874</text:p>
          </table:table-cell>
          <table:table-cell office:value-type="float" office:value="1.084726" calcext:value-type="float">
            <text:p>1.084726</text:p>
          </table:table-cell>
          <table:table-cell office:value-type="float" office:value="2.768348" calcext:value-type="float">
            <text:p>2.768348</text:p>
          </table:table-cell>
          <table:table-cell office:value-type="float" office:value="1.513305" calcext:value-type="float">
            <text:p>1.513305</text:p>
          </table:table-cell>
          <table:table-cell office:value-type="float" office:value="0.511044" calcext:value-type="float">
            <text:p>0.511044</text:p>
          </table:table-cell>
          <table:table-cell office:value-type="float" office:value="1.687981" calcext:value-type="float">
            <text:p>1.687981</text:p>
          </table:table-cell>
          <table:table-cell office:value-type="float" office:value="0.209301" calcext:value-type="float">
            <text:p>0.209301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1.128154" calcext:value-type="float">
            <text:p>1.128154</text:p>
          </table:table-cell>
          <table:table-cell office:value-type="float" office:value="0.57527" calcext:value-type="float">
            <text:p>0.57527</text:p>
          </table:table-cell>
          <table:table-cell office:value-type="float" office:value="0.019391" calcext:value-type="float">
            <text:p>0.019391</text:p>
          </table:table-cell>
          <table:table-cell office:value-type="float" office:value="0.126248" calcext:value-type="float">
            <text:p>0.126248</text:p>
          </table:table-cell>
          <table:table-cell office:value-type="float" office:value="0.335934" calcext:value-type="float">
            <text:p>0.335934</text:p>
          </table:table-cell>
          <table:table-cell office:value-type="float" office:value="0.334883" calcext:value-type="float">
            <text:p>0.334883</text:p>
          </table:table-cell>
          <table:table-cell office:value-type="float" office:value="0.004926" calcext:value-type="float">
            <text:p>0.004926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675226" calcext:value-type="float">
            <text:p>0.675226</text:p>
          </table:table-cell>
          <table:table-cell office:value-type="float" office:value="0.019887" calcext:value-type="float">
            <text:p>0.019887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0.343144" calcext:value-type="float">
            <text:p>0.343144</text:p>
          </table:table-cell>
          <table:table-cell table:formula="of:=ROUND(([.C58]+[.D58])/[.B58];2)" office:value-type="float" office:value="0.98" calcext:value-type="float">
            <text:p>0.98</text:p>
          </table:table-cell>
          <table:table-cell table:formula="of:=ROUND(([.F58]+[.G58])/[.E58];2)" office:value-type="float" office:value="0.73" calcext:value-type="float">
            <text:p>0.73</text:p>
          </table:table-cell>
          <table:table-cell table:formula="of:=ROUND(([.I58]+[.J58]+[.K58])/[.H58];2)" office:value-type="float" office:value="0.79" calcext:value-type="float">
            <text:p>0.79</text:p>
          </table:table-cell>
          <table:table-cell table:formula="of:=ROUND(([.M58]+[.N58]+[.O58])/[.L5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668925" calcext:value-type="float">
            <text:p>4.668925</text:p>
          </table:table-cell>
          <table:table-cell office:value-type="float" office:value="3.280381" calcext:value-type="float">
            <text:p>3.280381</text:p>
          </table:table-cell>
          <table:table-cell office:value-type="float" office:value="1.270312" calcext:value-type="float">
            <text:p>1.270312</text:p>
          </table:table-cell>
          <table:table-cell office:value-type="float" office:value="2.854876" calcext:value-type="float">
            <text:p>2.854876</text:p>
          </table:table-cell>
          <table:table-cell office:value-type="float" office:value="1.55192" calcext:value-type="float">
            <text:p>1.55192</text:p>
          </table:table-cell>
          <table:table-cell office:value-type="float" office:value="0.602474" calcext:value-type="float">
            <text:p>0.602474</text:p>
          </table:table-cell>
          <table:table-cell office:value-type="float" office:value="1.711028" calcext:value-type="float">
            <text:p>1.711028</text:p>
          </table:table-cell>
          <table:table-cell office:value-type="float" office:value="0.224022" calcext:value-type="float">
            <text:p>0.224022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1.132628" calcext:value-type="float">
            <text:p>1.132628</text:p>
          </table:table-cell>
          <table:table-cell office:value-type="float" office:value="0.57753" calcext:value-type="float">
            <text:p>0.57753</text:p>
          </table:table-cell>
          <table:table-cell office:value-type="float" office:value="0.019164" calcext:value-type="float">
            <text:p>0.019164</text:p>
          </table:table-cell>
          <table:table-cell office:value-type="float" office:value="0.126405" calcext:value-type="float">
            <text:p>0.126405</text:p>
          </table:table-cell>
          <table:table-cell office:value-type="float" office:value="0.338502" calcext:value-type="float">
            <text:p>0.338502</text:p>
          </table:table-cell>
          <table:table-cell office:value-type="float" office:value="0.356593" calcext:value-type="float">
            <text:p>0.356593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0.002568" calcext:value-type="float">
            <text:p>0.002568</text:p>
          </table:table-cell>
          <table:table-cell office:value-type="float" office:value="0.202344" calcext:value-type="float">
            <text:p>0.202344</text:p>
          </table:table-cell>
          <table:table-cell office:value-type="float" office:value="0.676515" calcext:value-type="float">
            <text:p>0.676515</text:p>
          </table:table-cell>
          <table:table-cell office:value-type="float" office:value="0.019624" calcext:value-type="float">
            <text:p>0.019624</text:p>
          </table:table-cell>
          <table:table-cell office:value-type="float" office:value="0.185201" calcext:value-type="float">
            <text:p>0.185201</text:p>
          </table:table-cell>
          <table:table-cell office:value-type="float" office:value="0.34306" calcext:value-type="float">
            <text:p>0.34306</text:p>
          </table:table-cell>
          <table:table-cell table:formula="of:=ROUND(([.C59]+[.D59])/[.B59];2)" office:value-type="float" office:value="0.97" calcext:value-type="float">
            <text:p>0.97</text:p>
          </table:table-cell>
          <table:table-cell table:formula="of:=ROUND(([.F59]+[.G59])/[.E59];2)" office:value-type="float" office:value="0.75" calcext:value-type="float">
            <text:p>0.75</text:p>
          </table:table-cell>
          <table:table-cell table:formula="of:=ROUND(([.I59]+[.J59]+[.K59])/[.H59];2)" office:value-type="float" office:value="0.8" calcext:value-type="float">
            <text:p>0.8</text:p>
          </table:table-cell>
          <table:table-cell table:formula="of:=ROUND(([.M59]+[.N59]+[.O59])/[.L5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361765" calcext:value-type="float">
            <text:p>5.361765</text:p>
          </table:table-cell>
          <table:table-cell office:value-type="float" office:value="3.939611" calcext:value-type="float">
            <text:p>3.939611</text:p>
          </table:table-cell>
          <table:table-cell office:value-type="float" office:value="1.272562" calcext:value-type="float">
            <text:p>1.272562</text:p>
          </table:table-cell>
          <table:table-cell office:value-type="float" office:value="2.557641" calcext:value-type="float">
            <text:p>2.557641</text:p>
          </table:table-cell>
          <table:table-cell office:value-type="float" office:value="1.491809" calcext:value-type="float">
            <text:p>1.491809</text:p>
          </table:table-cell>
          <table:table-cell office:value-type="float" office:value="0.484612" calcext:value-type="float">
            <text:p>0.484612</text:p>
          </table:table-cell>
          <table:table-cell office:value-type="float" office:value="1.746689" calcext:value-type="float">
            <text:p>1.746689</text:p>
          </table:table-cell>
          <table:table-cell office:value-type="float" office:value="0.240665" calcext:value-type="float">
            <text:p>0.240665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1.139956" calcext:value-type="float">
            <text:p>1.139956</text:p>
          </table:table-cell>
          <table:table-cell office:value-type="float" office:value="0.579384" calcext:value-type="float">
            <text:p>0.579384</text:p>
          </table:table-cell>
          <table:table-cell office:value-type="float" office:value="0.018756" calcext:value-type="float">
            <text:p>0.018756</text:p>
          </table:table-cell>
          <table:table-cell office:value-type="float" office:value="0.126556" calcext:value-type="float">
            <text:p>0.126556</text:p>
          </table:table-cell>
          <table:table-cell office:value-type="float" office:value="0.339883" calcext:value-type="float">
            <text:p>0.339883</text:p>
          </table:table-cell>
          <table:table-cell office:value-type="float" office:value="0.338508" calcext:value-type="float">
            <text:p>0.338508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192222" calcext:value-type="float">
            <text:p>0.192222</text:p>
          </table:table-cell>
          <table:table-cell office:value-type="float" office:value="0.697596" calcext:value-type="float">
            <text:p>0.697596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0.186818" calcext:value-type="float">
            <text:p>0.186818</text:p>
          </table:table-cell>
          <table:table-cell office:value-type="float" office:value="0.354186" calcext:value-type="float">
            <text:p>0.354186</text:p>
          </table:table-cell>
          <table:table-cell table:formula="of:=ROUND(([.C60]+[.D60])/[.B60];2)" office:value-type="float" office:value="0.97" calcext:value-type="float">
            <text:p>0.97</text:p>
          </table:table-cell>
          <table:table-cell table:formula="of:=ROUND(([.F60]+[.G60])/[.E60];2)" office:value-type="float" office:value="0.77" calcext:value-type="float">
            <text:p>0.77</text:p>
          </table:table-cell>
          <table:table-cell table:formula="of:=ROUND(([.I60]+[.J60]+[.K60])/[.H60];2)" office:value-type="float" office:value="0.79" calcext:value-type="float">
            <text:p>0.79</text:p>
          </table:table-cell>
          <table:table-cell table:formula="of:=ROUND(([.M60]+[.N60]+[.O60])/[.L6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683886" calcext:value-type="float">
            <text:p>4.683886</text:p>
          </table:table-cell>
          <table:table-cell office:value-type="float" office:value="3.30687" calcext:value-type="float">
            <text:p>3.30687</text:p>
          </table:table-cell>
          <table:table-cell office:value-type="float" office:value="1.257901" calcext:value-type="float">
            <text:p>1.257901</text:p>
          </table:table-cell>
          <table:table-cell office:value-type="float" office:value="2.629242" calcext:value-type="float">
            <text:p>2.629242</text:p>
          </table:table-cell>
          <table:table-cell office:value-type="float" office:value="1.497306" calcext:value-type="float">
            <text:p>1.497306</text:p>
          </table:table-cell>
          <table:table-cell office:value-type="float" office:value="0.556795" calcext:value-type="float">
            <text:p>0.556795</text:p>
          </table:table-cell>
          <table:table-cell office:value-type="float" office:value="1.75331" calcext:value-type="float">
            <text:p>1.75331</text:p>
          </table:table-cell>
          <table:table-cell office:value-type="float" office:value="0.242731" calcext:value-type="float">
            <text:p>0.242731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1.145467" calcext:value-type="float">
            <text:p>1.145467</text:p>
          </table:table-cell>
          <table:table-cell office:value-type="float" office:value="0.58143" calcext:value-type="float">
            <text:p>0.58143</text:p>
          </table:table-cell>
          <table:table-cell office:value-type="float" office:value="0.019322" calcext:value-type="float">
            <text:p>0.019322</text:p>
          </table:table-cell>
          <table:table-cell office:value-type="float" office:value="0.127214" calcext:value-type="float">
            <text:p>0.127214</text:p>
          </table:table-cell>
          <table:table-cell office:value-type="float" office:value="0.340244" calcext:value-type="float">
            <text:p>0.340244</text:p>
          </table:table-cell>
          <table:table-cell office:value-type="float" office:value="0.342329" calcext:value-type="float">
            <text:p>0.342329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19388" calcext:value-type="float">
            <text:p>0.19388</text:p>
          </table:table-cell>
          <table:table-cell office:value-type="float" office:value="0.70765" calcext:value-type="float">
            <text:p>0.70765</text:p>
          </table:table-cell>
          <table:table-cell office:value-type="float" office:value="0.019876" calcext:value-type="float">
            <text:p>0.019876</text:p>
          </table:table-cell>
          <table:table-cell office:value-type="float" office:value="0.18844" calcext:value-type="float">
            <text:p>0.18844</text:p>
          </table:table-cell>
          <table:table-cell office:value-type="float" office:value="0.368163" calcext:value-type="float">
            <text:p>0.368163</text:p>
          </table:table-cell>
          <table:table-cell table:formula="of:=ROUND(([.C61]+[.D61])/[.B61];2)" office:value-type="float" office:value="0.97" calcext:value-type="float">
            <text:p>0.97</text:p>
          </table:table-cell>
          <table:table-cell table:formula="of:=ROUND(([.F61]+[.G61])/[.E61];2)" office:value-type="float" office:value="0.78" calcext:value-type="float">
            <text:p>0.78</text:p>
          </table:table-cell>
          <table:table-cell table:formula="of:=ROUND(([.I61]+[.J61]+[.K61])/[.H61];2)" office:value-type="float" office:value="0.79" calcext:value-type="float">
            <text:p>0.79</text:p>
          </table:table-cell>
          <table:table-cell table:formula="of:=ROUND(([.M61]+[.N61]+[.O61])/[.L61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733934" calcext:value-type="float">
            <text:p>4.733934</text:p>
          </table:table-cell>
          <table:table-cell office:value-type="float" office:value="3.47074" calcext:value-type="float">
            <text:p>3.47074</text:p>
          </table:table-cell>
          <table:table-cell office:value-type="float" office:value="1.145531" calcext:value-type="float">
            <text:p>1.145531</text:p>
          </table:table-cell>
          <table:table-cell office:value-type="float" office:value="2.496727" calcext:value-type="float">
            <text:p>2.496727</text:p>
          </table:table-cell>
          <table:table-cell office:value-type="float" office:value="1.500588" calcext:value-type="float">
            <text:p>1.500588</text:p>
          </table:table-cell>
          <table:table-cell office:value-type="float" office:value="0.46387" calcext:value-type="float">
            <text:p>0.46387</text:p>
          </table:table-cell>
          <table:table-cell office:value-type="float" office:value="1.765175" calcext:value-type="float">
            <text:p>1.765175</text:p>
          </table:table-cell>
          <table:table-cell office:value-type="float" office:value="0.243455" calcext:value-type="float">
            <text:p>0.243455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1.150128" calcext:value-type="float">
            <text:p>1.150128</text:p>
          </table:table-cell>
          <table:table-cell office:value-type="float" office:value="0.581819" calcext:value-type="float">
            <text:p>0.581819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126935" calcext:value-type="float">
            <text:p>0.126935</text:p>
          </table:table-cell>
          <table:table-cell office:value-type="float" office:value="0.341074" calcext:value-type="float">
            <text:p>0.341074</text:p>
          </table:table-cell>
          <table:table-cell office:value-type="float" office:value="0.338976" calcext:value-type="float">
            <text:p>0.338976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193901" calcext:value-type="float">
            <text:p>0.193901</text:p>
          </table:table-cell>
          <table:table-cell office:value-type="float" office:value="0.733691" calcext:value-type="float">
            <text:p>0.733691</text:p>
          </table:table-cell>
          <table:table-cell office:value-type="float" office:value="0.019193" calcext:value-type="float">
            <text:p>0.019193</text:p>
          </table:table-cell>
          <table:table-cell office:value-type="float" office:value="0.189935" calcext:value-type="float">
            <text:p>0.189935</text:p>
          </table:table-cell>
          <table:table-cell office:value-type="float" office:value="0.379288" calcext:value-type="float">
            <text:p>0.379288</text:p>
          </table:table-cell>
          <table:table-cell table:formula="of:=ROUND(([.C62]+[.D62])/[.B62];2)" office:value-type="float" office:value="0.98" calcext:value-type="float">
            <text:p>0.98</text:p>
          </table:table-cell>
          <table:table-cell table:formula="of:=ROUND(([.F62]+[.G62])/[.E62];2)" office:value-type="float" office:value="0.79" calcext:value-type="float">
            <text:p>0.79</text:p>
          </table:table-cell>
          <table:table-cell table:formula="of:=ROUND(([.I62]+[.J62]+[.K62])/[.H62];2)" office:value-type="float" office:value="0.79" calcext:value-type="float">
            <text:p>0.79</text:p>
          </table:table-cell>
          <table:table-cell table:formula="of:=ROUND(([.M62]+[.N62]+[.O62])/[.L6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597818" calcext:value-type="float">
            <text:p>4.597818</text:p>
          </table:table-cell>
          <table:table-cell office:value-type="float" office:value="2.956873" calcext:value-type="float">
            <text:p>2.956873</text:p>
          </table:table-cell>
          <table:table-cell office:value-type="float" office:value="1.50525" calcext:value-type="float">
            <text:p>1.50525</text:p>
          </table:table-cell>
          <table:table-cell office:value-type="float" office:value="2.690111" calcext:value-type="float">
            <text:p>2.690111</text:p>
          </table:table-cell>
          <table:table-cell office:value-type="float" office:value="1.508196" calcext:value-type="float">
            <text:p>1.508196</text:p>
          </table:table-cell>
          <table:table-cell office:value-type="float" office:value="0.498901" calcext:value-type="float">
            <text:p>0.498901</text:p>
          </table:table-cell>
          <table:table-cell office:value-type="float" office:value="1.791419" calcext:value-type="float">
            <text:p>1.791419</text:p>
          </table:table-cell>
          <table:table-cell office:value-type="float" office:value="0.24201" calcext:value-type="float">
            <text:p>0.2420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1.165391" calcext:value-type="float">
            <text:p>1.165391</text:p>
          </table:table-cell>
          <table:table-cell office:value-type="float" office:value="0.584689" calcext:value-type="float">
            <text:p>0.584689</text:p>
          </table:table-cell>
          <table:table-cell office:value-type="float" office:value="0.019212" calcext:value-type="float">
            <text:p>0.019212</text:p>
          </table:table-cell>
          <table:table-cell office:value-type="float" office:value="0.12739" calcext:value-type="float">
            <text:p>0.12739</text:p>
          </table:table-cell>
          <table:table-cell office:value-type="float" office:value="0.342333" calcext:value-type="float">
            <text:p>0.342333</text:p>
          </table:table-cell>
          <table:table-cell office:value-type="float" office:value="0.338004" calcext:value-type="float">
            <text:p>0.338004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191354" calcext:value-type="float">
            <text:p>0.191354</text:p>
          </table:table-cell>
          <table:table-cell office:value-type="float" office:value="0.702542" calcext:value-type="float">
            <text:p>0.702542</text:p>
          </table:table-cell>
          <table:table-cell office:value-type="float" office:value="0.019444" calcext:value-type="float">
            <text:p>0.019444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352484" calcext:value-type="float">
            <text:p>0.352484</text:p>
          </table:table-cell>
          <table:table-cell table:formula="of:=ROUND(([.C63]+[.D63])/[.B63];2)" office:value-type="float" office:value="0.97" calcext:value-type="float">
            <text:p>0.97</text:p>
          </table:table-cell>
          <table:table-cell table:formula="of:=ROUND(([.F63]+[.G63])/[.E63];2)" office:value-type="float" office:value="0.75" calcext:value-type="float">
            <text:p>0.75</text:p>
          </table:table-cell>
          <table:table-cell table:formula="of:=ROUND(([.I63]+[.J63]+[.K63])/[.H63];2)" office:value-type="float" office:value="0.79" calcext:value-type="float">
            <text:p>0.79</text:p>
          </table:table-cell>
          <table:table-cell table:formula="of:=ROUND(([.M63]+[.N63]+[.O63])/[.L6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02814" calcext:value-type="float">
            <text:p>5.02814</text:p>
          </table:table-cell>
          <table:table-cell office:value-type="float" office:value="3.541291" calcext:value-type="float">
            <text:p>3.541291</text:p>
          </table:table-cell>
          <table:table-cell office:value-type="float" office:value="1.328481" calcext:value-type="float">
            <text:p>1.328481</text:p>
          </table:table-cell>
          <table:table-cell office:value-type="float" office:value="2.768258" calcext:value-type="float">
            <text:p>2.768258</text:p>
          </table:table-cell>
          <table:table-cell office:value-type="float" office:value="1.499306" calcext:value-type="float">
            <text:p>1.499306</text:p>
          </table:table-cell>
          <table:table-cell office:value-type="float" office:value="0.550542" calcext:value-type="float">
            <text:p>0.550542</text:p>
          </table:table-cell>
          <table:table-cell office:value-type="float" office:value="1.812969" calcext:value-type="float">
            <text:p>1.812969</text:p>
          </table:table-cell>
          <table:table-cell office:value-type="float" office:value="0.243671" calcext:value-type="float">
            <text:p>0.243671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1.174582" calcext:value-type="float">
            <text:p>1.174582</text:p>
          </table:table-cell>
          <table:table-cell office:value-type="float" office:value="0.587412" calcext:value-type="float">
            <text:p>0.587412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0.127225" calcext:value-type="float">
            <text:p>0.127225</text:p>
          </table:table-cell>
          <table:table-cell office:value-type="float" office:value="0.343273" calcext:value-type="float">
            <text:p>0.343273</text:p>
          </table:table-cell>
          <table:table-cell office:value-type="float" office:value="0.359772" calcext:value-type="float">
            <text:p>0.359772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201803" calcext:value-type="float">
            <text:p>0.201803</text:p>
          </table:table-cell>
          <table:table-cell office:value-type="float" office:value="0.703339" calcext:value-type="float">
            <text:p>0.703339</text:p>
          </table:table-cell>
          <table:table-cell office:value-type="float" office:value="0.020182" calcext:value-type="float">
            <text:p>0.020182</text:p>
          </table:table-cell>
          <table:table-cell office:value-type="float" office:value="0.19151" calcext:value-type="float">
            <text:p>0.19151</text:p>
          </table:table-cell>
          <table:table-cell office:value-type="float" office:value="0.359825" calcext:value-type="float">
            <text:p>0.359825</text:p>
          </table:table-cell>
          <table:table-cell table:formula="of:=ROUND(([.C64]+[.D64])/[.B64];2)" office:value-type="float" office:value="0.97" calcext:value-type="float">
            <text:p>0.97</text:p>
          </table:table-cell>
          <table:table-cell table:formula="of:=ROUND(([.F64]+[.G64])/[.E64];2)" office:value-type="float" office:value="0.74" calcext:value-type="float">
            <text:p>0.74</text:p>
          </table:table-cell>
          <table:table-cell table:formula="of:=ROUND(([.I64]+[.J64]+[.K64])/[.H64];2)" office:value-type="float" office:value="0.78" calcext:value-type="float">
            <text:p>0.78</text:p>
          </table:table-cell>
          <table:table-cell table:formula="of:=ROUND(([.M64]+[.N64]+[.O64])/[.L64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423465" calcext:value-type="float">
            <text:p>4.423465</text:p>
          </table:table-cell>
          <table:table-cell office:value-type="float" office:value="3.219099" calcext:value-type="float">
            <text:p>3.219099</text:p>
          </table:table-cell>
          <table:table-cell office:value-type="float" office:value="1.089715" calcext:value-type="float">
            <text:p>1.089715</text:p>
          </table:table-cell>
          <table:table-cell office:value-type="float" office:value="3.023075" calcext:value-type="float">
            <text:p>3.023075</text:p>
          </table:table-cell>
          <table:table-cell office:value-type="float" office:value="1.619483" calcext:value-type="float">
            <text:p>1.619483</text:p>
          </table:table-cell>
          <table:table-cell office:value-type="float" office:value="0.604029" calcext:value-type="float">
            <text:p>0.604029</text:p>
          </table:table-cell>
          <table:table-cell office:value-type="float" office:value="1.867571" calcext:value-type="float">
            <text:p>1.867571</text:p>
          </table:table-cell>
          <table:table-cell office:value-type="float" office:value="0.274621" calcext:value-type="float">
            <text:p>0.274621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1.185637" calcext:value-type="float">
            <text:p>1.1856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12804" calcext:value-type="float">
            <text:p>0.12804</text:p>
          </table:table-cell>
          <table:table-cell office:value-type="float" office:value="0.344563" calcext:value-type="float">
            <text:p>0.344563</text:p>
          </table:table-cell>
          <table:table-cell office:value-type="float" office:value="0.42194" calcext:value-type="float">
            <text:p>0.42194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.246112" calcext:value-type="float">
            <text:p>0.246112</text:p>
          </table:table-cell>
          <table:table-cell office:value-type="float" office:value="0.703963" calcext:value-type="float">
            <text:p>0.70396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193678" calcext:value-type="float">
            <text:p>0.193678</text:p>
          </table:table-cell>
          <table:table-cell office:value-type="float" office:value="0.357864" calcext:value-type="float">
            <text:p>0.357864</text:p>
          </table:table-cell>
          <table:table-cell table:formula="of:=ROUND(([.C65]+[.D65])/[.B65];2)" office:value-type="float" office:value="0.97" calcext:value-type="float">
            <text:p>0.97</text:p>
          </table:table-cell>
          <table:table-cell table:formula="of:=ROUND(([.F65]+[.G65])/[.E65];2)" office:value-type="float" office:value="0.74" calcext:value-type="float">
            <text:p>0.74</text:p>
          </table:table-cell>
          <table:table-cell table:formula="of:=ROUND(([.I65]+[.J65]+[.K65])/[.H65];2)" office:value-type="float" office:value="0.78" calcext:value-type="float">
            <text:p>0.78</text:p>
          </table:table-cell>
          <table:table-cell table:formula="of:=ROUND(([.M65]+[.N65]+[.O65])/[.L6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80177" calcext:value-type="float">
            <text:p>4.280177</text:p>
          </table:table-cell>
          <table:table-cell office:value-type="float" office:value="3.055582" calcext:value-type="float">
            <text:p>3.055582</text:p>
          </table:table-cell>
          <table:table-cell office:value-type="float" office:value="1.115475" calcext:value-type="float">
            <text:p>1.115475</text:p>
          </table:table-cell>
          <table:table-cell office:value-type="float" office:value="2.652628" calcext:value-type="float">
            <text:p>2.652628</text:p>
          </table:table-cell>
          <table:table-cell office:value-type="float" office:value="1.555507" calcext:value-type="float">
            <text:p>1.555507</text:p>
          </table:table-cell>
          <table:table-cell office:value-type="float" office:value="0.473777" calcext:value-type="float">
            <text:p>0.473777</text:p>
          </table:table-cell>
          <table:table-cell office:value-type="float" office:value="1.869153" calcext:value-type="float">
            <text:p>1.869153</text:p>
          </table:table-cell>
          <table:table-cell office:value-type="float" office:value="0.278081" calcext:value-type="float">
            <text:p>0.278081</text:p>
          </table:table-cell>
          <table:table-cell office:value-type="float" office:value="0.004181" calcext:value-type="float">
            <text:p>0.004181</text:p>
          </table:table-cell>
          <table:table-cell office:value-type="float" office:value="1.18283" calcext:value-type="float">
            <text:p>1.18283</text:p>
          </table:table-cell>
          <table:table-cell office:value-type="float" office:value="0.588922" calcext:value-type="float">
            <text:p>0.588922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127721" calcext:value-type="float">
            <text:p>0.127721</text:p>
          </table:table-cell>
          <table:table-cell office:value-type="float" office:value="0.344563" calcext:value-type="float">
            <text:p>0.344563</text:p>
          </table:table-cell>
          <table:table-cell office:value-type="float" office:value="0.375392" calcext:value-type="float">
            <text:p>0.375392</text:p>
          </table:table-cell>
          <table:table-cell office:value-type="float" office:value="0.005287" calcext:value-type="float">
            <text:p>0.005287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716922" calcext:value-type="float">
            <text:p>0.716922</text:p>
          </table:table-cell>
          <table:table-cell office:value-type="float" office:value="0.020085" calcext:value-type="float">
            <text:p>0.020085</text:p>
          </table:table-cell>
          <table:table-cell office:value-type="float" office:value="0.193779" calcext:value-type="float">
            <text:p>0.193779</text:p>
          </table:table-cell>
          <table:table-cell office:value-type="float" office:value="0.3685" calcext:value-type="float">
            <text:p>0.3685</text:p>
          </table:table-cell>
          <table:table-cell table:formula="of:=ROUND(([.C66]+[.D66])/[.B66];2)" office:value-type="float" office:value="0.97" calcext:value-type="float">
            <text:p>0.97</text:p>
          </table:table-cell>
          <table:table-cell table:formula="of:=ROUND(([.F66]+[.G66])/[.E66];2)" office:value-type="float" office:value="0.77" calcext:value-type="float">
            <text:p>0.77</text:p>
          </table:table-cell>
          <table:table-cell table:formula="of:=ROUND(([.I66]+[.J66]+[.K66])/[.H66];2)" office:value-type="float" office:value="0.78" calcext:value-type="float">
            <text:p>0.78</text:p>
          </table:table-cell>
          <table:table-cell table:formula="of:=ROUND(([.M66]+[.N66]+[.O66])/[.L6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191512" calcext:value-type="float">
            <text:p>4.191512</text:p>
          </table:table-cell>
          <table:table-cell office:value-type="float" office:value="2.997147" calcext:value-type="float">
            <text:p>2.997147</text:p>
          </table:table-cell>
          <table:table-cell office:value-type="float" office:value="1.082418" calcext:value-type="float">
            <text:p>1.082418</text:p>
          </table:table-cell>
          <table:table-cell office:value-type="float" office:value="2.868289" calcext:value-type="float">
            <text:p>2.868289</text:p>
          </table:table-cell>
          <table:table-cell office:value-type="float" office:value="1.605883" calcext:value-type="float">
            <text:p>1.605883</text:p>
          </table:table-cell>
          <table:table-cell office:value-type="float" office:value="0.594217" calcext:value-type="float">
            <text:p>0.594217</text:p>
          </table:table-cell>
          <table:table-cell office:value-type="float" office:value="1.915695" calcext:value-type="float">
            <text:p>1.915695</text:p>
          </table:table-cell>
          <table:table-cell office:value-type="float" office:value="0.277417" calcext:value-type="float">
            <text:p>0.277417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1.211603" calcext:value-type="float">
            <text:p>1.211603</text:p>
          </table:table-cell>
          <table:table-cell office:value-type="float" office:value="0.592081" calcext:value-type="float">
            <text:p>0.592081</text:p>
          </table:table-cell>
          <table:table-cell office:value-type="float" office:value="0.019672" calcext:value-type="float">
            <text:p>0.019672</text:p>
          </table:table-cell>
          <table:table-cell office:value-type="float" office:value="0.127553" calcext:value-type="float">
            <text:p>0.127553</text:p>
          </table:table-cell>
          <table:table-cell office:value-type="float" office:value="0.346874" calcext:value-type="float">
            <text:p>0.346874</text:p>
          </table:table-cell>
          <table:table-cell office:value-type="float" office:value="0.354542" calcext:value-type="float">
            <text:p>0.354542</text:p>
          </table:table-cell>
          <table:table-cell office:value-type="float" office:value="0.005296" calcext:value-type="float">
            <text:p>0.005296</text:p>
          </table:table-cell>
          <table:table-cell office:value-type="float" office:value="0.002568" calcext:value-type="float">
            <text:p>0.002568</text:p>
          </table:table-cell>
          <table:table-cell office:value-type="float" office:value="0.201929" calcext:value-type="float">
            <text:p>0.201929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20038" calcext:value-type="float">
            <text:p>0.020038</text:p>
          </table:table-cell>
          <table:table-cell office:value-type="float" office:value="0.195106" calcext:value-type="float">
            <text:p>0.195106</text:p>
          </table:table-cell>
          <table:table-cell office:value-type="float" office:value="0.357383" calcext:value-type="float">
            <text:p>0.357383</text:p>
          </table:table-cell>
          <table:table-cell table:formula="of:=ROUND(([.C67]+[.D67])/[.B67];2)" office:value-type="float" office:value="0.97" calcext:value-type="float">
            <text:p>0.97</text:p>
          </table:table-cell>
          <table:table-cell table:formula="of:=ROUND(([.F67]+[.G67])/[.E67];2)" office:value-type="float" office:value="0.77" calcext:value-type="float">
            <text:p>0.77</text:p>
          </table:table-cell>
          <table:table-cell table:formula="of:=ROUND(([.I67]+[.J67]+[.K67])/[.H67];2)" office:value-type="float" office:value="0.78" calcext:value-type="float">
            <text:p>0.78</text:p>
          </table:table-cell>
          <table:table-cell table:formula="of:=ROUND(([.M67]+[.N67]+[.O67])/[.L67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229525" calcext:value-type="float">
            <text:p>4.229525</text:p>
          </table:table-cell>
          <table:table-cell office:value-type="float" office:value="3.051863" calcext:value-type="float">
            <text:p>3.051863</text:p>
          </table:table-cell>
          <table:table-cell office:value-type="float" office:value="1.066319" calcext:value-type="float">
            <text:p>1.066319</text:p>
          </table:table-cell>
          <table:table-cell office:value-type="float" office:value="2.548154" calcext:value-type="float">
            <text:p>2.548154</text:p>
          </table:table-cell>
          <table:table-cell office:value-type="float" office:value="1.475898" calcext:value-type="float">
            <text:p>1.475898</text:p>
          </table:table-cell>
          <table:table-cell office:value-type="float" office:value="0.482247" calcext:value-type="float">
            <text:p>0.482247</text:p>
          </table:table-cell>
          <table:table-cell office:value-type="float" office:value="1.949089" calcext:value-type="float">
            <text:p>1.949089</text:p>
          </table:table-cell>
          <table:table-cell office:value-type="float" office:value="0.277598" calcext:value-type="float">
            <text:p>0.277598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1.23066" calcext:value-type="float">
            <text:p>1.23066</text:p>
          </table:table-cell>
          <table:table-cell office:value-type="float" office:value="0.610915" calcext:value-type="float">
            <text:p>0.610915</text:p>
          </table:table-cell>
          <table:table-cell office:value-type="float" office:value="0.019536" calcext:value-type="float">
            <text:p>0.019536</text:p>
          </table:table-cell>
          <table:table-cell office:value-type="float" office:value="0.137905" calcext:value-type="float">
            <text:p>0.137905</text:p>
          </table:table-cell>
          <table:table-cell office:value-type="float" office:value="0.355473" calcext:value-type="float">
            <text:p>0.355473</text:p>
          </table:table-cell>
          <table:table-cell office:value-type="float" office:value="0.392954" calcext:value-type="float">
            <text:p>0.392954</text:p>
          </table:table-cell>
          <table:table-cell office:value-type="float" office:value="0.014237" calcext:value-type="float">
            <text:p>0.014237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231913" calcext:value-type="float">
            <text:p>0.231913</text:p>
          </table:table-cell>
          <table:table-cell office:value-type="float" office:value="0.707482" calcext:value-type="float">
            <text:p>0.707482</text:p>
          </table:table-cell>
          <table:table-cell office:value-type="float" office:value="0.019907" calcext:value-type="float">
            <text:p>0.019907</text:p>
          </table:table-cell>
          <table:table-cell office:value-type="float" office:value="0.196368" calcext:value-type="float">
            <text:p>0.196368</text:p>
          </table:table-cell>
          <table:table-cell office:value-type="float" office:value="0.356815" calcext:value-type="float">
            <text:p>0.356815</text:p>
          </table:table-cell>
          <table:table-cell table:formula="of:=ROUND(([.C68]+[.D68])/[.B68];2)" office:value-type="float" office:value="0.97" calcext:value-type="float">
            <text:p>0.97</text:p>
          </table:table-cell>
          <table:table-cell table:formula="of:=ROUND(([.F68]+[.G68])/[.E68];2)" office:value-type="float" office:value="0.77" calcext:value-type="float">
            <text:p>0.77</text:p>
          </table:table-cell>
          <table:table-cell table:formula="of:=ROUND(([.I68]+[.J68]+[.K68])/[.H68];2)" office:value-type="float" office:value="0.78" calcext:value-type="float">
            <text:p>0.78</text:p>
          </table:table-cell>
          <table:table-cell table:formula="of:=ROUND(([.M68]+[.N68]+[.O68])/[.L6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615711" calcext:value-type="float">
            <text:p>4.615711</text:p>
          </table:table-cell>
          <table:table-cell office:value-type="float" office:value="3.290221" calcext:value-type="float">
            <text:p>3.290221</text:p>
          </table:table-cell>
          <table:table-cell office:value-type="float" office:value="1.201475" calcext:value-type="float">
            <text:p>1.201475</text:p>
          </table:table-cell>
          <table:table-cell office:value-type="float" office:value="2.571602" calcext:value-type="float">
            <text:p>2.571602</text:p>
          </table:table-cell>
          <table:table-cell office:value-type="float" office:value="1.475232" calcext:value-type="float">
            <text:p>1.475232</text:p>
          </table:table-cell>
          <table:table-cell office:value-type="float" office:value="0.507877" calcext:value-type="float">
            <text:p>0.507877</text:p>
          </table:table-cell>
          <table:table-cell office:value-type="float" office:value="2.001943" calcext:value-type="float">
            <text:p>2.001943</text:p>
          </table:table-cell>
          <table:table-cell office:value-type="float" office:value="0.311868" calcext:value-type="float">
            <text:p>0.311868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1.236027" calcext:value-type="float">
            <text:p>1.236027</text:p>
          </table:table-cell>
          <table:table-cell office:value-type="float" office:value="0.615496" calcext:value-type="float">
            <text:p>0.615496</text:p>
          </table:table-cell>
          <table:table-cell office:value-type="float" office:value="0.020036" calcext:value-type="float">
            <text:p>0.020036</text:p>
          </table:table-cell>
          <table:table-cell office:value-type="float" office:value="0.138024" calcext:value-type="float">
            <text:p>0.138024</text:p>
          </table:table-cell>
          <table:table-cell office:value-type="float" office:value="0.358391" calcext:value-type="float">
            <text:p>0.358391</text:p>
          </table:table-cell>
          <table:table-cell office:value-type="float" office:value="0.40531" calcext:value-type="float">
            <text:p>0.40531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237769" calcext:value-type="float">
            <text:p>0.237769</text:p>
          </table:table-cell>
          <table:table-cell office:value-type="float" office:value="0.717595" calcext:value-type="float">
            <text:p>0.717595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197749" calcext:value-type="float">
            <text:p>0.197749</text:p>
          </table:table-cell>
          <table:table-cell office:value-type="float" office:value="0.364512" calcext:value-type="float">
            <text:p>0.364512</text:p>
          </table:table-cell>
          <table:table-cell table:formula="of:=ROUND(([.C69]+[.D69])/[.B69];2)" office:value-type="float" office:value="0.97" calcext:value-type="float">
            <text:p>0.97</text:p>
          </table:table-cell>
          <table:table-cell table:formula="of:=ROUND(([.F69]+[.G69])/[.E69];2)" office:value-type="float" office:value="0.77" calcext:value-type="float">
            <text:p>0.77</text:p>
          </table:table-cell>
          <table:table-cell table:formula="of:=ROUND(([.I69]+[.J69]+[.K69])/[.H69];2)" office:value-type="float" office:value="0.78" calcext:value-type="float">
            <text:p>0.78</text:p>
          </table:table-cell>
          <table:table-cell table:formula="of:=ROUND(([.M69]+[.N69]+[.O69])/[.L6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366224" calcext:value-type="float">
            <text:p>4.366224</text:p>
          </table:table-cell>
          <table:table-cell office:value-type="float" office:value="3.220308" calcext:value-type="float">
            <text:p>3.220308</text:p>
          </table:table-cell>
          <table:table-cell office:value-type="float" office:value="1.035839" calcext:value-type="float">
            <text:p>1.035839</text:p>
          </table:table-cell>
          <table:table-cell office:value-type="float" office:value="2.623719" calcext:value-type="float">
            <text:p>2.623719</text:p>
          </table:table-cell>
          <table:table-cell office:value-type="float" office:value="1.541964" calcext:value-type="float">
            <text:p>1.541964</text:p>
          </table:table-cell>
          <table:table-cell office:value-type="float" office:value="0.53433" calcext:value-type="float">
            <text:p>0.53433</text:p>
          </table:table-cell>
          <table:table-cell office:value-type="float" office:value="2.019209" calcext:value-type="float">
            <text:p>2.019209</text:p>
          </table:table-cell>
          <table:table-cell office:value-type="float" office:value="0.312992" calcext:value-type="float">
            <text:p>0.312992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1.240997" calcext:value-type="float">
            <text:p>1.240997</text:p>
          </table:table-cell>
          <table:table-cell office:value-type="float" office:value="0.615092" calcext:value-type="float">
            <text:p>0.61509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0.138198" calcext:value-type="float">
            <text:p>0.138198</text:p>
          </table:table-cell>
          <table:table-cell office:value-type="float" office:value="0.357441" calcext:value-type="float">
            <text:p>0.357441</text:p>
          </table:table-cell>
          <table:table-cell office:value-type="float" office:value="0.386584" calcext:value-type="float">
            <text:p>0.386584</text:p>
          </table:table-cell>
          <table:table-cell office:value-type="float" office:value="0.005324" calcext:value-type="float">
            <text:p>0.005324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.224898" calcext:value-type="float">
            <text:p>0.224898</text:p>
          </table:table-cell>
          <table:table-cell office:value-type="float" office:value="0.738738" calcext:value-type="float">
            <text:p>0.738738</text:p>
          </table:table-cell>
          <table:table-cell office:value-type="float" office:value="0.020034" calcext:value-type="float">
            <text:p>0.020034</text:p>
          </table:table-cell>
          <table:table-cell office:value-type="float" office:value="0.199422" calcext:value-type="float">
            <text:p>0.199422</text:p>
          </table:table-cell>
          <table:table-cell office:value-type="float" office:value="0.376214" calcext:value-type="float">
            <text:p>0.376214</text:p>
          </table:table-cell>
          <table:table-cell table:formula="of:=ROUND(([.C70]+[.D70])/[.B70];2)" office:value-type="float" office:value="0.97" calcext:value-type="float">
            <text:p>0.97</text:p>
          </table:table-cell>
          <table:table-cell table:formula="of:=ROUND(([.F70]+[.G70])/[.E70];2)" office:value-type="float" office:value="0.79" calcext:value-type="float">
            <text:p>0.79</text:p>
          </table:table-cell>
          <table:table-cell table:formula="of:=ROUND(([.I70]+[.J70]+[.K70])/[.H70];2)" office:value-type="float" office:value="0.77" calcext:value-type="float">
            <text:p>0.77</text:p>
          </table:table-cell>
          <table:table-cell table:formula="of:=ROUND(([.M70]+[.N70]+[.O70])/[.L7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069799" calcext:value-type="float">
            <text:p>5.069799</text:p>
          </table:table-cell>
          <table:table-cell office:value-type="float" office:value="3.721506" calcext:value-type="float">
            <text:p>3.721506</text:p>
          </table:table-cell>
          <table:table-cell office:value-type="float" office:value="1.223032" calcext:value-type="float">
            <text:p>1.223032</text:p>
          </table:table-cell>
          <table:table-cell office:value-type="float" office:value="2.708614" calcext:value-type="float">
            <text:p>2.708614</text:p>
          </table:table-cell>
          <table:table-cell office:value-type="float" office:value="1.474196" calcext:value-type="float">
            <text:p>1.474196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2.08434" calcext:value-type="float">
            <text:p>2.08434</text:p>
          </table:table-cell>
          <table:table-cell office:value-type="float" office:value="0.329545" calcext:value-type="float">
            <text:p>0.329545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1.267091" calcext:value-type="float">
            <text:p>1.267091</text:p>
          </table:table-cell>
          <table:table-cell office:value-type="float" office:value="0.620826" calcext:value-type="float">
            <text:p>0.620826</text:p>
          </table:table-cell>
          <table:table-cell office:value-type="float" office:value="0.019962" calcext:value-type="float">
            <text:p>0.019962</text:p>
          </table:table-cell>
          <table:table-cell office:value-type="float" office:value="0.137383" calcext:value-type="float">
            <text:p>0.137383</text:p>
          </table:table-cell>
          <table:table-cell office:value-type="float" office:value="0.362843" calcext:value-type="float">
            <text:p>0.362843</text:p>
          </table:table-cell>
          <table:table-cell office:value-type="float" office:value="0.362104" calcext:value-type="float">
            <text:p>0.36210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208342" calcext:value-type="float">
            <text:p>0.208342</text:p>
          </table:table-cell>
          <table:table-cell office:value-type="float" office:value="0.784304" calcext:value-type="float">
            <text:p>0.784304</text:p>
          </table:table-cell>
          <table:table-cell office:value-type="float" office:value="0.02019" calcext:value-type="float">
            <text:p>0.02019</text:p>
          </table:table-cell>
          <table:table-cell office:value-type="float" office:value="0.200782" calcext:value-type="float">
            <text:p>0.200782</text:p>
          </table:table-cell>
          <table:table-cell office:value-type="float" office:value="0.414801" calcext:value-type="float">
            <text:p>0.414801</text:p>
          </table:table-cell>
          <table:table-cell table:formula="of:=ROUND(([.C71]+[.D71])/[.B71];2)" office:value-type="float" office:value="0.98" calcext:value-type="float">
            <text:p>0.98</text:p>
          </table:table-cell>
          <table:table-cell table:formula="of:=ROUND(([.F71]+[.G71])/[.E71];2)" office:value-type="float" office:value="0.75" calcext:value-type="float">
            <text:p>0.75</text:p>
          </table:table-cell>
          <table:table-cell table:formula="of:=ROUND(([.I71]+[.J71]+[.K71])/[.H71];2)" office:value-type="float" office:value="0.77" calcext:value-type="float">
            <text:p>0.77</text:p>
          </table:table-cell>
          <table:table-cell table:formula="of:=ROUND(([.M71]+[.N71]+[.O71])/[.L71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199524" calcext:value-type="float">
            <text:p>4.199524</text:p>
          </table:table-cell>
          <table:table-cell office:value-type="float" office:value="3.007933" calcext:value-type="float">
            <text:p>3.007933</text:p>
          </table:table-cell>
          <table:table-cell office:value-type="float" office:value="1.079832" calcext:value-type="float">
            <text:p>1.079832</text:p>
          </table:table-cell>
          <table:table-cell office:value-type="float" office:value="2.620359" calcext:value-type="float">
            <text:p>2.620359</text:p>
          </table:table-cell>
          <table:table-cell office:value-type="float" office:value="1.529415" calcext:value-type="float">
            <text:p>1.529415</text:p>
          </table:table-cell>
          <table:table-cell office:value-type="float" office:value="0.476321" calcext:value-type="float">
            <text:p>0.476321</text:p>
          </table:table-cell>
          <table:table-cell office:value-type="float" office:value="2.137895" calcext:value-type="float">
            <text:p>2.137895</text:p>
          </table:table-cell>
          <table:table-cell office:value-type="float" office:value="0.344929" calcext:value-type="float">
            <text:p>0.344929</text:p>
          </table:table-cell>
          <table:table-cell office:value-type="float" office:value="0.004902" calcext:value-type="float">
            <text:p>0.004902</text:p>
          </table:table-cell>
          <table:table-cell office:value-type="float" office:value="1.281764" calcext:value-type="float">
            <text:p>1.281764</text:p>
          </table:table-cell>
          <table:table-cell office:value-type="float" office:value="0.62218" calcext:value-type="float">
            <text:p>0.62218</text:p>
          </table:table-cell>
          <table:table-cell office:value-type="float" office:value="0.019898" calcext:value-type="float">
            <text:p>0.019898</text:p>
          </table:table-cell>
          <table:table-cell office:value-type="float" office:value="0.137921" calcext:value-type="float">
            <text:p>0.137921</text:p>
          </table:table-cell>
          <table:table-cell office:value-type="float" office:value="0.363389" calcext:value-type="float">
            <text:p>0.363389</text:p>
          </table:table-cell>
          <table:table-cell office:value-type="float" office:value="0.356944" calcext:value-type="float">
            <text:p>0.356944</text:p>
          </table:table-cell>
          <table:table-cell office:value-type="float" office:value="0.005323" calcext:value-type="float">
            <text:p>0.005323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203346" calcext:value-type="float">
            <text:p>0.203346</text:p>
          </table:table-cell>
          <table:table-cell office:value-type="float" office:value="0.772388" calcext:value-type="float">
            <text:p>0.772388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201264" calcext:value-type="float">
            <text:p>0.201264</text:p>
          </table:table-cell>
          <table:table-cell office:value-type="float" office:value="0.410112" calcext:value-type="float">
            <text:p>0.410112</text:p>
          </table:table-cell>
          <table:table-cell table:formula="of:=ROUND(([.C72]+[.D72])/[.B72];2)" office:value-type="float" office:value="0.97" calcext:value-type="float">
            <text:p>0.97</text:p>
          </table:table-cell>
          <table:table-cell table:formula="of:=ROUND(([.F72]+[.G72])/[.E72];2)" office:value-type="float" office:value="0.77" calcext:value-type="float">
            <text:p>0.77</text:p>
          </table:table-cell>
          <table:table-cell table:formula="of:=ROUND(([.I72]+[.J72]+[.K72])/[.H72];2)" office:value-type="float" office:value="0.76" calcext:value-type="float">
            <text:p>0.76</text:p>
          </table:table-cell>
          <table:table-cell table:formula="of:=ROUND(([.M72]+[.N72]+[.O72])/[.L7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131202" calcext:value-type="float">
            <text:p>4.131202</text:p>
          </table:table-cell>
          <table:table-cell office:value-type="float" office:value="2.95996" calcext:value-type="float">
            <text:p>2.95996</text:p>
          </table:table-cell>
          <table:table-cell office:value-type="float" office:value="1.0605" calcext:value-type="float">
            <text:p>1.0605</text:p>
          </table:table-cell>
          <table:table-cell office:value-type="float" office:value="2.448413" calcext:value-type="float">
            <text:p>2.448413</text:p>
          </table:table-cell>
          <table:table-cell office:value-type="float" office:value="1.498174" calcext:value-type="float">
            <text:p>1.498174</text:p>
          </table:table-cell>
          <table:table-cell office:value-type="float" office:value="0.463489" calcext:value-type="float">
            <text:p>0.463489</text:p>
          </table:table-cell>
          <table:table-cell office:value-type="float" office:value="2.162407" calcext:value-type="float">
            <text:p>2.162407</text:p>
          </table:table-cell>
          <table:table-cell office:value-type="float" office:value="0.347815" calcext:value-type="float">
            <text:p>0.347815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1.293438" calcext:value-type="float">
            <text:p>1.293438</text:p>
          </table:table-cell>
          <table:table-cell office:value-type="float" office:value="0.622831" calcext:value-type="float">
            <text:p>0.622831</text:p>
          </table:table-cell>
          <table:table-cell office:value-type="float" office:value="0.020103" calcext:value-type="float">
            <text:p>0.020103</text:p>
          </table:table-cell>
          <table:table-cell office:value-type="float" office:value="0.13782" calcext:value-type="float">
            <text:p>0.13782</text:p>
          </table:table-cell>
          <table:table-cell office:value-type="float" office:value="0.363273" calcext:value-type="float">
            <text:p>0.363273</text:p>
          </table:table-cell>
          <table:table-cell office:value-type="float" office:value="0.391215" calcext:value-type="float">
            <text:p>0.391215</text:p>
          </table:table-cell>
          <table:table-cell office:value-type="float" office:value="0.005292" calcext:value-type="float">
            <text:p>0.005292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235914" calcext:value-type="float">
            <text:p>0.235914</text:p>
          </table:table-cell>
          <table:table-cell office:value-type="float" office:value="0.778985" calcext:value-type="float">
            <text:p>0.778985</text:p>
          </table:table-cell>
          <table:table-cell office:value-type="float" office:value="0.020618" calcext:value-type="float">
            <text:p>0.020618</text:p>
          </table:table-cell>
          <table:table-cell office:value-type="float" office:value="0.202908" calcext:value-type="float">
            <text:p>0.202908</text:p>
          </table:table-cell>
          <table:table-cell office:value-type="float" office:value="0.404891" calcext:value-type="float">
            <text:p>0.404891</text:p>
          </table:table-cell>
          <table:table-cell table:formula="of:=ROUND(([.C73]+[.D73])/[.B73];2)" office:value-type="float" office:value="0.97" calcext:value-type="float">
            <text:p>0.97</text:p>
          </table:table-cell>
          <table:table-cell table:formula="of:=ROUND(([.F73]+[.G73])/[.E73];2)" office:value-type="float" office:value="0.8" calcext:value-type="float">
            <text:p>0.8</text:p>
          </table:table-cell>
          <table:table-cell table:formula="of:=ROUND(([.I73]+[.J73]+[.K73])/[.H73];2)" office:value-type="float" office:value="0.76" calcext:value-type="float">
            <text:p>0.76</text:p>
          </table:table-cell>
          <table:table-cell table:formula="of:=ROUND(([.M73]+[.N73]+[.O73])/[.L7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341062" calcext:value-type="float">
            <text:p>4.341062</text:p>
          </table:table-cell>
          <table:table-cell office:value-type="float" office:value="3.005957" calcext:value-type="float">
            <text:p>3.005957</text:p>
          </table:table-cell>
          <table:table-cell office:value-type="float" office:value="1.21766" calcext:value-type="float">
            <text:p>1.21766</text:p>
          </table:table-cell>
          <table:table-cell office:value-type="float" office:value="2.496098" calcext:value-type="float">
            <text:p>2.496098</text:p>
          </table:table-cell>
          <table:table-cell office:value-type="float" office:value="1.451794" calcext:value-type="float">
            <text:p>1.451794</text:p>
          </table:table-cell>
          <table:table-cell office:value-type="float" office:value="0.462413" calcext:value-type="float">
            <text:p>0.462413</text:p>
          </table:table-cell>
          <table:table-cell office:value-type="float" office:value="2.248127" calcext:value-type="float">
            <text:p>2.248127</text:p>
          </table:table-cell>
          <table:table-cell office:value-type="float" office:value="0.380518" calcext:value-type="float">
            <text:p>0.380518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1.322013" calcext:value-type="float">
            <text:p>1.322013</text:p>
          </table:table-cell>
          <table:table-cell office:value-type="float" office:value="0.628152" calcext:value-type="float">
            <text:p>0.628152</text:p>
          </table:table-cell>
          <table:table-cell office:value-type="float" office:value="0.020248" calcext:value-type="float">
            <text:p>0.020248</text:p>
          </table:table-cell>
          <table:table-cell office:value-type="float" office:value="0.137419" calcext:value-type="float">
            <text:p>0.137419</text:p>
          </table:table-cell>
          <table:table-cell office:value-type="float" office:value="0.367652" calcext:value-type="float">
            <text:p>0.367652</text:p>
          </table:table-cell>
          <table:table-cell office:value-type="float" office:value="0.356999" calcext:value-type="float">
            <text:p>0.356999</text:p>
          </table:table-cell>
          <table:table-cell office:value-type="float" office:value="0.005482" calcext:value-type="float">
            <text:p>0.005482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203972" calcext:value-type="float">
            <text:p>0.203972</text:p>
          </table:table-cell>
          <table:table-cell office:value-type="float" office:value="0.773364" calcext:value-type="float">
            <text:p>0.773364</text:p>
          </table:table-cell>
          <table:table-cell office:value-type="float" office:value="0.020802" calcext:value-type="float">
            <text:p>0.020802</text:p>
          </table:table-cell>
          <table:table-cell office:value-type="float" office:value="0.203917" calcext:value-type="float">
            <text:p>0.203917</text:p>
          </table:table-cell>
          <table:table-cell office:value-type="float" office:value="0.405452" calcext:value-type="float">
            <text:p>0.405452</text:p>
          </table:table-cell>
          <table:table-cell table:formula="of:=ROUND(([.C74]+[.D74])/[.B74];2)" office:value-type="float" office:value="0.97" calcext:value-type="float">
            <text:p>0.97</text:p>
          </table:table-cell>
          <table:table-cell table:formula="of:=ROUND(([.F74]+[.G74])/[.E74];2)" office:value-type="float" office:value="0.77" calcext:value-type="float">
            <text:p>0.77</text:p>
          </table:table-cell>
          <table:table-cell table:formula="of:=ROUND(([.I74]+[.J74]+[.K74])/[.H74];2)" office:value-type="float" office:value="0.76" calcext:value-type="float">
            <text:p>0.76</text:p>
          </table:table-cell>
          <table:table-cell table:formula="of:=ROUND(([.M74]+[.N74]+[.O74])/[.L7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84543" calcext:value-type="float">
            <text:p>4.484543</text:p>
          </table:table-cell>
          <table:table-cell office:value-type="float" office:value="3.242119" calcext:value-type="float">
            <text:p>3.242119</text:p>
          </table:table-cell>
          <table:table-cell office:value-type="float" office:value="1.12606" calcext:value-type="float">
            <text:p>1.12606</text:p>
          </table:table-cell>
          <table:table-cell office:value-type="float" office:value="2.543946" calcext:value-type="float">
            <text:p>2.543946</text:p>
          </table:table-cell>
          <table:table-cell office:value-type="float" office:value="1.533499" calcext:value-type="float">
            <text:p>1.533499</text:p>
          </table:table-cell>
          <table:table-cell office:value-type="float" office:value="0.485494" calcext:value-type="float">
            <text:p>0.485494</text:p>
          </table:table-cell>
          <table:table-cell office:value-type="float" office:value="2.262754" calcext:value-type="float">
            <text:p>2.262754</text:p>
          </table:table-cell>
          <table:table-cell office:value-type="float" office:value="0.383561" calcext:value-type="float">
            <text:p>0.383561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1.322615" calcext:value-type="float">
            <text:p>1.322615</text:p>
          </table:table-cell>
          <table:table-cell office:value-type="float" office:value="0.630173" calcext:value-type="float">
            <text:p>0.630173</text:p>
          </table:table-cell>
          <table:table-cell office:value-type="float" office:value="0.020459" calcext:value-type="float">
            <text:p>0.020459</text:p>
          </table:table-cell>
          <table:table-cell office:value-type="float" office:value="0.137408" calcext:value-type="float">
            <text:p>0.137408</text:p>
          </table:table-cell>
          <table:table-cell office:value-type="float" office:value="0.368702" calcext:value-type="float">
            <text:p>0.368702</text:p>
          </table:table-cell>
          <table:table-cell office:value-type="float" office:value="0.35666" calcext:value-type="float">
            <text:p>0.35666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203033" calcext:value-type="float">
            <text:p>0.203033</text:p>
          </table:table-cell>
          <table:table-cell office:value-type="float" office:value="0.747179" calcext:value-type="float">
            <text:p>0.747179</text:p>
          </table:table-cell>
          <table:table-cell office:value-type="float" office:value="0.020906" calcext:value-type="float">
            <text:p>0.020906</text:p>
          </table:table-cell>
          <table:table-cell office:value-type="float" office:value="0.205354" calcext:value-type="float">
            <text:p>0.205354</text:p>
          </table:table-cell>
          <table:table-cell office:value-type="float" office:value="0.379386" calcext:value-type="float">
            <text:p>0.379386</text:p>
          </table:table-cell>
          <table:table-cell table:formula="of:=ROUND(([.C75]+[.D75])/[.B75];2)" office:value-type="float" office:value="0.97" calcext:value-type="float">
            <text:p>0.97</text:p>
          </table:table-cell>
          <table:table-cell table:formula="of:=ROUND(([.F75]+[.G75])/[.E75];2)" office:value-type="float" office:value="0.79" calcext:value-type="float">
            <text:p>0.79</text:p>
          </table:table-cell>
          <table:table-cell table:formula="of:=ROUND(([.I75]+[.J75]+[.K75])/[.H75];2)" office:value-type="float" office:value="0.76" calcext:value-type="float">
            <text:p>0.76</text:p>
          </table:table-cell>
          <table:table-cell table:formula="of:=ROUND(([.M75]+[.N75]+[.O75])/[.L75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081404" calcext:value-type="float">
            <text:p>5.081404</text:p>
          </table:table-cell>
          <table:table-cell office:value-type="float" office:value="3.732106" calcext:value-type="float">
            <text:p>3.732106</text:p>
          </table:table-cell>
          <table:table-cell office:value-type="float" office:value="1.217631" calcext:value-type="float">
            <text:p>1.217631</text:p>
          </table:table-cell>
          <table:table-cell office:value-type="float" office:value="2.446781" calcext:value-type="float">
            <text:p>2.446781</text:p>
          </table:table-cell>
          <table:table-cell office:value-type="float" office:value="1.457944" calcext:value-type="float">
            <text:p>1.457944</text:p>
          </table:table-cell>
          <table:table-cell office:value-type="float" office:value="0.456499" calcext:value-type="float">
            <text:p>0.456499</text:p>
          </table:table-cell>
          <table:table-cell office:value-type="float" office:value="2.364985" calcext:value-type="float">
            <text:p>2.364985</text:p>
          </table:table-cell>
          <table:table-cell office:value-type="float" office:value="0.410138" calcext:value-type="float">
            <text:p>0.410138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1.364948" calcext:value-type="float">
            <text:p>1.364948</text:p>
          </table:table-cell>
          <table:table-cell office:value-type="float" office:value="0.629748" calcext:value-type="float">
            <text:p>0.629748</text:p>
          </table:table-cell>
          <table:table-cell office:value-type="float" office:value="0.020435" calcext:value-type="float">
            <text:p>0.020435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0.368199" calcext:value-type="float">
            <text:p>0.368199</text:p>
          </table:table-cell>
          <table:table-cell office:value-type="float" office:value="0.360008" calcext:value-type="float">
            <text:p>0.360008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205537" calcext:value-type="float">
            <text:p>0.205537</text:p>
          </table:table-cell>
          <table:table-cell office:value-type="float" office:value="0.746857" calcext:value-type="float">
            <text:p>0.746857</text:p>
          </table:table-cell>
          <table:table-cell office:value-type="float" office:value="0.020827" calcext:value-type="float">
            <text:p>0.020827</text:p>
          </table:table-cell>
          <table:table-cell office:value-type="float" office:value="0.205438" calcext:value-type="float">
            <text:p>0.205438</text:p>
          </table:table-cell>
          <table:table-cell office:value-type="float" office:value="0.380136" calcext:value-type="float">
            <text:p>0.380136</text:p>
          </table:table-cell>
          <table:table-cell table:formula="of:=ROUND(([.C76]+[.D76])/[.B76];2)" office:value-type="float" office:value="0.97" calcext:value-type="float">
            <text:p>0.97</text:p>
          </table:table-cell>
          <table:table-cell table:formula="of:=ROUND(([.F76]+[.G76])/[.E76];2)" office:value-type="float" office:value="0.78" calcext:value-type="float">
            <text:p>0.78</text:p>
          </table:table-cell>
          <table:table-cell table:formula="of:=ROUND(([.I76]+[.J76]+[.K76])/[.H76];2)" office:value-type="float" office:value="0.75" calcext:value-type="float">
            <text:p>0.75</text:p>
          </table:table-cell>
          <table:table-cell table:formula="of:=ROUND(([.M76]+[.N76]+[.O76])/[.L7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690715" calcext:value-type="float">
            <text:p>4.690715</text:p>
          </table:table-cell>
          <table:table-cell office:value-type="float" office:value="3.351482" calcext:value-type="float">
            <text:p>3.351482</text:p>
          </table:table-cell>
          <table:table-cell office:value-type="float" office:value="1.204348" calcext:value-type="float">
            <text:p>1.204348</text:p>
          </table:table-cell>
          <table:table-cell office:value-type="float" office:value="2.440298" calcext:value-type="float">
            <text:p>2.440298</text:p>
          </table:table-cell>
          <table:table-cell office:value-type="float" office:value="1.419898" calcext:value-type="float">
            <text:p>1.419898</text:p>
          </table:table-cell>
          <table:table-cell office:value-type="float" office:value="0.465092" calcext:value-type="float">
            <text:p>0.465092</text:p>
          </table:table-cell>
          <table:table-cell office:value-type="float" office:value="2.391061" calcext:value-type="float">
            <text:p>2.391061</text:p>
          </table:table-cell>
          <table:table-cell office:value-type="float" office:value="0.415395" calcext:value-type="float">
            <text:p>0.415395</text:p>
          </table:table-cell>
          <table:table-cell office:value-type="float" office:value="0.005583" calcext:value-type="float">
            <text:p>0.005583</text:p>
          </table:table-cell>
          <table:table-cell office:value-type="float" office:value="1.371444" calcext:value-type="float">
            <text:p>1.371444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.020102" calcext:value-type="float">
            <text:p>0.020102</text:p>
          </table:table-cell>
          <table:table-cell office:value-type="float" office:value="0.137012" calcext:value-type="float">
            <text:p>0.137012</text:p>
          </table:table-cell>
          <table:table-cell office:value-type="float" office:value="0.370597" calcext:value-type="float">
            <text:p>0.370597</text:p>
          </table:table-cell>
          <table:table-cell office:value-type="float" office:value="0.362882" calcext:value-type="float">
            <text:p>0.362882</text:p>
          </table:table-cell>
          <table:table-cell office:value-type="float" office:value="0.005659" calcext:value-type="float">
            <text:p>0.005659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207082" calcext:value-type="float">
            <text:p>0.207082</text:p>
          </table:table-cell>
          <table:table-cell office:value-type="float" office:value="0.751147" calcext:value-type="float">
            <text:p>0.751147</text:p>
          </table:table-cell>
          <table:table-cell office:value-type="float" office:value="0.020582" calcext:value-type="float">
            <text:p>0.020582</text:p>
          </table:table-cell>
          <table:table-cell office:value-type="float" office:value="0.206248" calcext:value-type="float">
            <text:p>0.206248</text:p>
          </table:table-cell>
          <table:table-cell office:value-type="float" office:value="0.379755" calcext:value-type="float">
            <text:p>0.379755</text:p>
          </table:table-cell>
          <table:table-cell table:formula="of:=ROUND(([.C77]+[.D77])/[.B77];2)" office:value-type="float" office:value="0.97" calcext:value-type="float">
            <text:p>0.97</text:p>
          </table:table-cell>
          <table:table-cell table:formula="of:=ROUND(([.F77]+[.G77])/[.E77];2)" office:value-type="float" office:value="0.77" calcext:value-type="float">
            <text:p>0.77</text:p>
          </table:table-cell>
          <table:table-cell table:formula="of:=ROUND(([.I77]+[.J77]+[.K77])/[.H77];2)" office:value-type="float" office:value="0.75" calcext:value-type="float">
            <text:p>0.75</text:p>
          </table:table-cell>
          <table:table-cell table:formula="of:=ROUND(([.M77]+[.N77]+[.O77])/[.L77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840942" calcext:value-type="float">
            <text:p>4.840942</text:p>
          </table:table-cell>
          <table:table-cell office:value-type="float" office:value="3.41908" calcext:value-type="float">
            <text:p>3.41908</text:p>
          </table:table-cell>
          <table:table-cell office:value-type="float" office:value="1.282137" calcext:value-type="float">
            <text:p>1.282137</text:p>
          </table:table-cell>
          <table:table-cell office:value-type="float" office:value="2.56879" calcext:value-type="float">
            <text:p>2.56879</text:p>
          </table:table-cell>
          <table:table-cell office:value-type="float" office:value="1.51741" calcext:value-type="float">
            <text:p>1.51741</text:p>
          </table:table-cell>
          <table:table-cell office:value-type="float" office:value="0.470733" calcext:value-type="float">
            <text:p>0.470733</text:p>
          </table:table-cell>
          <table:table-cell office:value-type="float" office:value="2.501686" calcext:value-type="float">
            <text:p>2.501686</text:p>
          </table:table-cell>
          <table:table-cell office:value-type="float" office:value="0.449618" calcext:value-type="float">
            <text:p>0.449618</text:p>
          </table:table-cell>
          <table:table-cell office:value-type="float" office:value="0.005864" calcext:value-type="float">
            <text:p>0.005864</text:p>
          </table:table-cell>
          <table:table-cell office:value-type="float" office:value="1.413339" calcext:value-type="float">
            <text:p>1.413339</text:p>
          </table:table-cell>
          <table:table-cell office:value-type="float" office:value="0.65288" calcext:value-type="float">
            <text:p>0.65288</text:p>
          </table:table-cell>
          <table:table-cell office:value-type="float" office:value="0.019996" calcext:value-type="float">
            <text:p>0.019996</text:p>
          </table:table-cell>
          <table:table-cell office:value-type="float" office:value="0.14794" calcext:value-type="float">
            <text:p>0.14794</text:p>
          </table:table-cell>
          <table:table-cell office:value-type="float" office:value="0.378873" calcext:value-type="float">
            <text:p>0.378873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210586" calcext:value-type="float">
            <text:p>0.210586</text:p>
          </table:table-cell>
          <table:table-cell office:value-type="float" office:value="0.760203" calcext:value-type="float">
            <text:p>0.760203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210245" calcext:value-type="float">
            <text:p>0.210245</text:p>
          </table:table-cell>
          <table:table-cell office:value-type="float" office:value="0.386069" calcext:value-type="float">
            <text:p>0.386069</text:p>
          </table:table-cell>
          <table:table-cell table:formula="of:=ROUND(([.C78]+[.D78])/[.B78];2)" office:value-type="float" office:value="0.97" calcext:value-type="float">
            <text:p>0.97</text:p>
          </table:table-cell>
          <table:table-cell table:formula="of:=ROUND(([.F78]+[.G78])/[.E78];2)" office:value-type="float" office:value="0.77" calcext:value-type="float">
            <text:p>0.77</text:p>
          </table:table-cell>
          <table:table-cell table:formula="of:=ROUND(([.I78]+[.J78]+[.K78])/[.H78];2)" office:value-type="float" office:value="0.75" calcext:value-type="float">
            <text:p>0.75</text:p>
          </table:table-cell>
          <table:table-cell table:formula="of:=ROUND(([.M78]+[.N78]+[.O78])/[.L78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932354" calcext:value-type="float">
            <text:p>4.932354</text:p>
          </table:table-cell>
          <table:table-cell office:value-type="float" office:value="3.734551" calcext:value-type="float">
            <text:p>3.734551</text:p>
          </table:table-cell>
          <table:table-cell office:value-type="float" office:value="1.068784" calcext:value-type="float">
            <text:p>1.068784</text:p>
          </table:table-cell>
          <table:table-cell office:value-type="float" office:value="2.486761" calcext:value-type="float">
            <text:p>2.486761</text:p>
          </table:table-cell>
          <table:table-cell office:value-type="float" office:value="1.373996" calcext:value-type="float">
            <text:p>1.373996</text:p>
          </table:table-cell>
          <table:table-cell office:value-type="float" office:value="0.47489" calcext:value-type="float">
            <text:p>0.47489</text:p>
          </table:table-cell>
          <table:table-cell office:value-type="float" office:value="2.628279" calcext:value-type="float">
            <text:p>2.628279</text:p>
          </table:table-cell>
          <table:table-cell office:value-type="float" office:value="0.483487" calcext:value-type="float">
            <text:p>0.483487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1.452734" calcext:value-type="float">
            <text:p>1.452734</text:p>
          </table:table-cell>
          <table:table-cell office:value-type="float" office:value="0.656178" calcext:value-type="float">
            <text:p>0.656178</text:p>
          </table:table-cell>
          <table:table-cell office:value-type="float" office:value="0.020366" calcext:value-type="float">
            <text:p>0.020366</text:p>
          </table:table-cell>
          <table:table-cell office:value-type="float" office:value="0.14831" calcext:value-type="float">
            <text:p>0.14831</text:p>
          </table:table-cell>
          <table:table-cell office:value-type="float" office:value="0.381565" calcext:value-type="float">
            <text:p>0.381565</text:p>
          </table:table-cell>
          <table:table-cell office:value-type="float" office:value="0.375103" calcext:value-type="float">
            <text:p>0.375103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212174" calcext:value-type="float">
            <text:p>0.212174</text:p>
          </table:table-cell>
          <table:table-cell office:value-type="float" office:value="0.762653" calcext:value-type="float">
            <text:p>0.762653</text:p>
          </table:table-cell>
          <table:table-cell office:value-type="float" office:value="0.020795" calcext:value-type="float">
            <text:p>0.020795</text:p>
          </table:table-cell>
          <table:table-cell office:value-type="float" office:value="0.211611" calcext:value-type="float">
            <text:p>0.211611</text:p>
          </table:table-cell>
          <table:table-cell office:value-type="float" office:value="0.386117" calcext:value-type="float">
            <text:p>0.386117</text:p>
          </table:table-cell>
          <table:table-cell table:formula="of:=ROUND(([.C79]+[.D79])/[.B79];2)" office:value-type="float" office:value="0.97" calcext:value-type="float">
            <text:p>0.97</text:p>
          </table:table-cell>
          <table:table-cell table:formula="of:=ROUND(([.F79]+[.G79])/[.E79];2)" office:value-type="float" office:value="0.74" calcext:value-type="float">
            <text:p>0.74</text:p>
          </table:table-cell>
          <table:table-cell table:formula="of:=ROUND(([.I79]+[.J79]+[.K79])/[.H79];2)" office:value-type="float" office:value="0.74" calcext:value-type="float">
            <text:p>0.74</text:p>
          </table:table-cell>
          <table:table-cell table:formula="of:=ROUND(([.M79]+[.N79]+[.O79])/[.L7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208333" calcext:value-type="float">
            <text:p>5.208333</text:p>
          </table:table-cell>
          <table:table-cell office:value-type="float" office:value="3.838714" calcext:value-type="float">
            <text:p>3.838714</text:p>
          </table:table-cell>
          <table:table-cell office:value-type="float" office:value="1.201421" calcext:value-type="float">
            <text:p>1.201421</text:p>
          </table:table-cell>
          <table:table-cell office:value-type="float" office:value="2.706975" calcext:value-type="float">
            <text:p>2.706975</text:p>
          </table:table-cell>
          <table:table-cell office:value-type="float" office:value="1.59985" calcext:value-type="float">
            <text:p>1.59985</text:p>
          </table:table-cell>
          <table:table-cell office:value-type="float" office:value="0.518331" calcext:value-type="float">
            <text:p>0.518331</text:p>
          </table:table-cell>
          <table:table-cell office:value-type="float" office:value="2.798128" calcext:value-type="float">
            <text:p>2.798128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1.516009" calcext:value-type="float">
            <text:p>1.516009</text:p>
          </table:table-cell>
          <table:table-cell office:value-type="float" office:value="0.656283" calcext:value-type="float">
            <text:p>0.656283</text:p>
          </table:table-cell>
          <table:table-cell office:value-type="float" office:value="0.020396" calcext:value-type="float">
            <text:p>0.020396</text:p>
          </table:table-cell>
          <table:table-cell office:value-type="float" office:value="0.148554" calcext:value-type="float">
            <text:p>0.148554</text:p>
          </table:table-cell>
          <table:table-cell office:value-type="float" office:value="0.38077" calcext:value-type="float">
            <text:p>0.38077</text:p>
          </table:table-cell>
          <table:table-cell office:value-type="float" office:value="0.381263" calcext:value-type="float">
            <text:p>0.381263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216807" calcext:value-type="float">
            <text:p>0.216807</text:p>
          </table:table-cell>
          <table:table-cell office:value-type="float" office:value="0.764063" calcext:value-type="float">
            <text:p>0.764063</text:p>
          </table:table-cell>
          <table:table-cell office:value-type="float" office:value="0.020787" calcext:value-type="float">
            <text:p>0.020787</text:p>
          </table:table-cell>
          <table:table-cell office:value-type="float" office:value="0.212403" calcext:value-type="float">
            <text:p>0.212403</text:p>
          </table:table-cell>
          <table:table-cell office:value-type="float" office:value="0.386892" calcext:value-type="float">
            <text:p>0.386892</text:p>
          </table:table-cell>
          <table:table-cell table:formula="of:=ROUND(([.C80]+[.D80])/[.B80];2)" office:value-type="float" office:value="0.97" calcext:value-type="float">
            <text:p>0.97</text:p>
          </table:table-cell>
          <table:table-cell table:formula="of:=ROUND(([.F80]+[.G80])/[.E80];2)" office:value-type="float" office:value="0.78" calcext:value-type="float">
            <text:p>0.78</text:p>
          </table:table-cell>
          <table:table-cell table:formula="of:=ROUND(([.I80]+[.J80]+[.K80])/[.H80];2)" office:value-type="float" office:value="0.73" calcext:value-type="float">
            <text:p>0.73</text:p>
          </table:table-cell>
          <table:table-cell table:formula="of:=ROUND(([.M80]+[.N80]+[.O80])/[.L8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488491" calcext:value-type="float">
            <text:p>4.488491</text:p>
          </table:table-cell>
          <table:table-cell office:value-type="float" office:value="3.248195" calcext:value-type="float">
            <text:p>3.248195</text:p>
          </table:table-cell>
          <table:table-cell office:value-type="float" office:value="1.110706" calcext:value-type="float">
            <text:p>1.110706</text:p>
          </table:table-cell>
          <table:table-cell office:value-type="float" office:value="2.811764" calcext:value-type="float">
            <text:p>2.811764</text:p>
          </table:table-cell>
          <table:table-cell office:value-type="float" office:value="1.685865" calcext:value-type="float">
            <text:p>1.685865</text:p>
          </table:table-cell>
          <table:table-cell office:value-type="float" office:value="0.480273" calcext:value-type="float">
            <text:p>0.480273</text:p>
          </table:table-cell>
          <table:table-cell table:number-columns-repeated="4"/>
          <table:table-cell office:value-type="float" office:value="0.676856" calcext:value-type="float">
            <text:p>0.676856</text:p>
          </table:table-cell>
          <table:table-cell office:value-type="float" office:value="0.020545" calcext:value-type="float">
            <text:p>0.020545</text:p>
          </table:table-cell>
          <table:table-cell office:value-type="float" office:value="0.157997" calcext:value-type="float">
            <text:p>0.157997</text:p>
          </table:table-cell>
          <table:table-cell office:value-type="float" office:value="0.390267" calcext:value-type="float">
            <text:p>0.390267</text:p>
          </table:table-cell>
          <table:table-cell office:value-type="float" office:value="0.381991" calcext:value-type="float">
            <text:p>0.381991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21689" calcext:value-type="float">
            <text:p>0.21689</text:p>
          </table:table-cell>
          <table:table-cell office:value-type="float" office:value="0.774127" calcext:value-type="float">
            <text:p>0.774127</text:p>
          </table:table-cell>
          <table:table-cell office:value-type="float" office:value="0.020955" calcext:value-type="float">
            <text:p>0.020955</text:p>
          </table:table-cell>
          <table:table-cell office:value-type="float" office:value="0.214661" calcext:value-type="float">
            <text:p>0.214661</text:p>
          </table:table-cell>
          <table:table-cell office:value-type="float" office:value="0.391879" calcext:value-type="float">
            <text:p>0.391879</text:p>
          </table:table-cell>
          <table:table-cell table:formula="of:=ROUND(([.C81]+[.D81])/[.B81];2)" office:value-type="float" office:value="0.97" calcext:value-type="float">
            <text:p>0.97</text:p>
          </table:table-cell>
          <table:table-cell table:formula="of:=ROUND(([.F81]+[.G81])/[.E81];2)" office:value-type="float" office:value="0.77" calcext:value-type="float">
            <text:p>0.77</text:p>
          </table:table-cell>
          <table:table-cell/>
          <table:table-cell table:formula="of:=ROUND(([.M81]+[.N81]+[.O81])/[.L81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32834" calcext:value-type="float">
            <text:p>4.432834</text:p>
          </table:table-cell>
          <table:table-cell office:value-type="float" office:value="3.156697" calcext:value-type="float">
            <text:p>3.156697</text:p>
          </table:table-cell>
          <table:table-cell office:value-type="float" office:value="1.152148" calcext:value-type="float">
            <text:p>1.152148</text:p>
          </table:table-cell>
          <table:table-cell office:value-type="float" office:value="2.77796" calcext:value-type="float">
            <text:p>2.77796</text:p>
          </table:table-cell>
          <table:table-cell office:value-type="float" office:value="1.641574" calcext:value-type="float">
            <text:p>1.641574</text:p>
          </table:table-cell>
          <table:table-cell office:value-type="float" office:value="0.56244" calcext:value-type="float">
            <text:p>0.56244</text:p>
          </table:table-cell>
          <table:table-cell table:number-columns-repeated="4"/>
          <table:table-cell office:value-type="float" office:value="0.661114" calcext:value-type="float">
            <text:p>0.661114</text:p>
          </table:table-cell>
          <table:table-cell office:value-type="float" office:value="0.020558" calcext:value-type="float">
            <text:p>0.020558</text:p>
          </table:table-cell>
          <table:table-cell office:value-type="float" office:value="0.147424" calcext:value-type="float">
            <text:p>0.147424</text:p>
          </table:table-cell>
          <table:table-cell office:value-type="float" office:value="0.384763" calcext:value-type="float">
            <text:p>0.384763</text:p>
          </table:table-cell>
          <table:table-cell office:value-type="float" office:value="0.38241" calcext:value-type="float">
            <text:p>0.38241</text:p>
          </table:table-cell>
          <table:table-cell office:value-type="float" office:value="0.005931" calcext:value-type="float">
            <text:p>0.005931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217408" calcext:value-type="float">
            <text:p>0.217408</text:p>
          </table:table-cell>
          <table:table-cell office:value-type="float" office:value="0.773685" calcext:value-type="float">
            <text:p>0.773685</text:p>
          </table:table-cell>
          <table:table-cell office:value-type="float" office:value="0.020898" calcext:value-type="float">
            <text:p>0.020898</text:p>
          </table:table-cell>
          <table:table-cell office:value-type="float" office:value="0.214708" calcext:value-type="float">
            <text:p>0.214708</text:p>
          </table:table-cell>
          <table:table-cell office:value-type="float" office:value="0.39183" calcext:value-type="float">
            <text:p>0.39183</text:p>
          </table:table-cell>
          <table:table-cell table:formula="of:=ROUND(([.C82]+[.D82])/[.B82];2)" office:value-type="float" office:value="0.97" calcext:value-type="float">
            <text:p>0.97</text:p>
          </table:table-cell>
          <table:table-cell table:formula="of:=ROUND(([.F82]+[.G82])/[.E82];2)" office:value-type="float" office:value="0.79" calcext:value-type="float">
            <text:p>0.79</text:p>
          </table:table-cell>
          <table:table-cell/>
          <table:table-cell table:formula="of:=ROUND(([.M82]+[.N82]+[.O82])/[.L82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012119" calcext:value-type="float">
            <text:p>5.012119</text:p>
          </table:table-cell>
          <table:table-cell office:value-type="float" office:value="3.35145" calcext:value-type="float">
            <text:p>3.35145</text:p>
          </table:table-cell>
          <table:table-cell office:value-type="float" office:value="1.485087" calcext:value-type="float">
            <text:p>1.485087</text:p>
          </table:table-cell>
          <table:table-cell office:value-type="float" office:value="2.80069" calcext:value-type="float">
            <text:p>2.80069</text:p>
          </table:table-cell>
          <table:table-cell office:value-type="float" office:value="1.717457" calcext:value-type="float">
            <text:p>1.717457</text:p>
          </table:table-cell>
          <table:table-cell office:value-type="float" office:value="0.511595" calcext:value-type="float">
            <text:p>0.511595</text:p>
          </table:table-cell>
          <table:table-cell table:number-columns-repeated="4"/>
          <table:table-cell office:value-type="float" office:value="0.699079" calcext:value-type="float">
            <text:p>0.699079</text:p>
          </table:table-cell>
          <table:table-cell office:value-type="float" office:value="0.020877" calcext:value-type="float">
            <text:p>0.020877</text:p>
          </table:table-cell>
          <table:table-cell office:value-type="float" office:value="0.166925" calcext:value-type="float">
            <text:p>0.166925</text:p>
          </table:table-cell>
          <table:table-cell office:value-type="float" office:value="0.402648" calcext:value-type="float">
            <text:p>0.402648</text:p>
          </table:table-cell>
          <table:table-cell office:value-type="float" office:value="0.386351" calcext:value-type="float">
            <text:p>0.386351</text:p>
          </table:table-cell>
          <table:table-cell office:value-type="float" office:value="0.005944" calcext:value-type="float">
            <text:p>0.005944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220148" calcext:value-type="float">
            <text:p>0.220148</text:p>
          </table:table-cell>
          <table:table-cell office:value-type="float" office:value="0.782151" calcext:value-type="float">
            <text:p>0.782151</text:p>
          </table:table-cell>
          <table:table-cell office:value-type="float" office:value="0.021288" calcext:value-type="float">
            <text:p>0.021288</text:p>
          </table:table-cell>
          <table:table-cell office:value-type="float" office:value="0.217168" calcext:value-type="float">
            <text:p>0.217168</text:p>
          </table:table-cell>
          <table:table-cell office:value-type="float" office:value="0.396993" calcext:value-type="float">
            <text:p>0.396993</text:p>
          </table:table-cell>
          <table:table-cell table:formula="of:=ROUND(([.C83]+[.D83])/[.B83];2)" office:value-type="float" office:value="0.96" calcext:value-type="float">
            <text:p>0.96</text:p>
          </table:table-cell>
          <table:table-cell table:formula="of:=ROUND(([.F83]+[.G83])/[.E83];2)" office:value-type="float" office:value="0.8" calcext:value-type="float">
            <text:p>0.8</text:p>
          </table:table-cell>
          <table:table-cell/>
          <table:table-cell table:formula="of:=ROUND(([.M83]+[.N83]+[.O83])/[.L8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756955" calcext:value-type="float">
            <text:p>4.756955</text:p>
          </table:table-cell>
          <table:table-cell office:value-type="float" office:value="3.383927" calcext:value-type="float">
            <text:p>3.383927</text:p>
          </table:table-cell>
          <table:table-cell office:value-type="float" office:value="1.220827" calcext:value-type="float">
            <text:p>1.220827</text:p>
          </table:table-cell>
          <table:table-cell office:value-type="float" office:value="2.636019" calcext:value-type="float">
            <text:p>2.636019</text:p>
          </table:table-cell>
          <table:table-cell office:value-type="float" office:value="1.543009" calcext:value-type="float">
            <text:p>1.543009</text:p>
          </table:table-cell>
          <table:table-cell office:value-type="float" office:value="0.483638" calcext:value-type="float">
            <text:p>0.483638</text:p>
          </table:table-cell>
          <table:table-cell table:number-columns-repeated="4"/>
          <table:table-cell office:value-type="float" office:value="0.699996" calcext:value-type="float">
            <text:p>0.699996</text:p>
          </table:table-cell>
          <table:table-cell office:value-type="float" office:value="0.020388" calcext:value-type="float">
            <text:p>0.020388</text:p>
          </table:table-cell>
          <table:table-cell office:value-type="float" office:value="0.167785" calcext:value-type="float">
            <text:p>0.167785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0.388051" calcext:value-type="float">
            <text:p>0.388051</text:p>
          </table:table-cell>
          <table:table-cell office:value-type="float" office:value="0.005944" calcext:value-type="float">
            <text:p>0.005944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221071" calcext:value-type="float">
            <text:p>0.221071</text:p>
          </table:table-cell>
          <table:table-cell office:value-type="float" office:value="0.784828" calcext:value-type="float">
            <text:p>0.784828</text:p>
          </table:table-cell>
          <table:table-cell office:value-type="float" office:value="0.020927" calcext:value-type="float">
            <text:p>0.020927</text:p>
          </table:table-cell>
          <table:table-cell office:value-type="float" office:value="0.219326" calcext:value-type="float">
            <text:p>0.219326</text:p>
          </table:table-cell>
          <table:table-cell office:value-type="float" office:value="0.39707" calcext:value-type="float">
            <text:p>0.39707</text:p>
          </table:table-cell>
          <table:table-cell table:formula="of:=ROUND(([.C84]+[.D84])/[.B84];2)" office:value-type="float" office:value="0.97" calcext:value-type="float">
            <text:p>0.97</text:p>
          </table:table-cell>
          <table:table-cell table:formula="of:=ROUND(([.F84]+[.G84])/[.E84];2)" office:value-type="float" office:value="0.77" calcext:value-type="float">
            <text:p>0.77</text:p>
          </table:table-cell>
          <table:table-cell/>
          <table:table-cell table:formula="of:=ROUND(([.M84]+[.N84]+[.O84])/[.L84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519921" calcext:value-type="float">
            <text:p>4.519921</text:p>
          </table:table-cell>
          <table:table-cell office:value-type="float" office:value="3.092191" calcext:value-type="float">
            <text:p>3.092191</text:p>
          </table:table-cell>
          <table:table-cell office:value-type="float" office:value="1.281294" calcext:value-type="float">
            <text:p>1.281294</text:p>
          </table:table-cell>
          <table:table-cell office:value-type="float" office:value="2.684863" calcext:value-type="float">
            <text:p>2.684863</text:p>
          </table:table-cell>
          <table:table-cell office:value-type="float" office:value="1.548271" calcext:value-type="float">
            <text:p>1.548271</text:p>
          </table:table-cell>
          <table:table-cell office:value-type="float" office:value="0.547068" calcext:value-type="float">
            <text:p>0.547068</text:p>
          </table:table-cell>
          <table:table-cell table:number-columns-repeated="4"/>
          <table:table-cell office:value-type="float" office:value="0.700165" calcext:value-type="float">
            <text:p>0.700165</text:p>
          </table:table-cell>
          <table:table-cell office:value-type="float" office:value="0.021161" calcext:value-type="float">
            <text:p>0.021161</text:p>
          </table:table-cell>
          <table:table-cell office:value-type="float" office:value="0.167907" calcext:value-type="float">
            <text:p>0.167907</text:p>
          </table:table-cell>
          <table:table-cell office:value-type="float" office:value="0.402692" calcext:value-type="float">
            <text:p>0.402692</text:p>
          </table:table-cell>
          <table:table-cell office:value-type="float" office:value="0.388691" calcext:value-type="float">
            <text:p>0.38869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0.221826" calcext:value-type="float">
            <text:p>0.221826</text:p>
          </table:table-cell>
          <table:table-cell office:value-type="float" office:value="0.784299" calcext:value-type="float">
            <text:p>0.784299</text:p>
          </table:table-cell>
          <table:table-cell office:value-type="float" office:value="0.021734" calcext:value-type="float">
            <text:p>0.021734</text:p>
          </table:table-cell>
          <table:table-cell office:value-type="float" office:value="0.219487" calcext:value-type="float">
            <text:p>0.219487</text:p>
          </table:table-cell>
          <table:table-cell office:value-type="float" office:value="0.395735" calcext:value-type="float">
            <text:p>0.395735</text:p>
          </table:table-cell>
          <table:table-cell table:formula="of:=ROUND(([.C85]+[.D85])/[.B85];2)" office:value-type="float" office:value="0.97" calcext:value-type="float">
            <text:p>0.97</text:p>
          </table:table-cell>
          <table:table-cell table:formula="of:=ROUND(([.F85]+[.G85])/[.E85];2)" office:value-type="float" office:value="0.78" calcext:value-type="float">
            <text:p>0.78</text:p>
          </table:table-cell>
          <table:table-cell/>
          <table:table-cell table:formula="of:=ROUND(([.M85]+[.N85]+[.O85])/[.L85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684734" calcext:value-type="float">
            <text:p>4.684734</text:p>
          </table:table-cell>
          <table:table-cell office:value-type="float" office:value="3.318228" calcext:value-type="float">
            <text:p>3.318228</text:p>
          </table:table-cell>
          <table:table-cell office:value-type="float" office:value="1.22705" calcext:value-type="float">
            <text:p>1.22705</text:p>
          </table:table-cell>
          <table:table-cell office:value-type="float" office:value="2.944827" calcext:value-type="float">
            <text:p>2.944827</text:p>
          </table:table-cell>
          <table:table-cell office:value-type="float" office:value="1.770851" calcext:value-type="float">
            <text:p>1.770851</text:p>
          </table:table-cell>
          <table:table-cell office:value-type="float" office:value="0.586823" calcext:value-type="float">
            <text:p>0.586823</text:p>
          </table:table-cell>
          <table:table-cell table:number-columns-repeated="4"/>
          <table:table-cell office:value-type="float" office:value="0.707995" calcext:value-type="float">
            <text:p>0.707995</text:p>
          </table:table-cell>
          <table:table-cell office:value-type="float" office:value="0.021001" calcext:value-type="float">
            <text:p>0.021001</text:p>
          </table:table-cell>
          <table:table-cell office:value-type="float" office:value="0.168115" calcext:value-type="float">
            <text:p>0.168115</text:p>
          </table:table-cell>
          <table:table-cell office:value-type="float" office:value="0.406762" calcext:value-type="float">
            <text:p>0.406762</text:p>
          </table:table-cell>
          <table:table-cell office:value-type="float" office:value="0.379376" calcext:value-type="float">
            <text:p>0.3793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218486" calcext:value-type="float">
            <text:p>0.218486</text:p>
          </table:table-cell>
          <table:table-cell office:value-type="float" office:value="0.791778" calcext:value-type="float">
            <text:p>0.791778</text:p>
          </table:table-cell>
          <table:table-cell office:value-type="float" office:value="0.021336" calcext:value-type="float">
            <text:p>0.021336</text:p>
          </table:table-cell>
          <table:table-cell office:value-type="float" office:value="0.221926" calcext:value-type="float">
            <text:p>0.221926</text:p>
          </table:table-cell>
          <table:table-cell office:value-type="float" office:value="0.399729" calcext:value-type="float">
            <text:p>0.399729</text:p>
          </table:table-cell>
          <table:table-cell table:formula="of:=ROUND(([.C86]+[.D86])/[.B86];2)" office:value-type="float" office:value="0.97" calcext:value-type="float">
            <text:p>0.97</text:p>
          </table:table-cell>
          <table:table-cell table:formula="of:=ROUND(([.F86]+[.G86])/[.E86];2)" office:value-type="float" office:value="0.8" calcext:value-type="float">
            <text:p>0.8</text:p>
          </table:table-cell>
          <table:table-cell/>
          <table:table-cell table:formula="of:=ROUND(([.M86]+[.N86]+[.O86])/[.L86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92201" calcext:value-type="float">
            <text:p>4.392201</text:p>
          </table:table-cell>
          <table:table-cell office:value-type="float" office:value="3.175902" calcext:value-type="float">
            <text:p>3.175902</text:p>
          </table:table-cell>
          <table:table-cell office:value-type="float" office:value="1.089092" calcext:value-type="float">
            <text:p>1.089092</text:p>
          </table:table-cell>
          <table:table-cell office:value-type="float" office:value="2.647593" calcext:value-type="float">
            <text:p>2.647593</text:p>
          </table:table-cell>
          <table:table-cell office:value-type="float" office:value="1.466328" calcext:value-type="float">
            <text:p>1.466328</text:p>
          </table:table-cell>
          <table:table-cell office:value-type="float" office:value="0.564738" calcext:value-type="float">
            <text:p>0.564738</text:p>
          </table:table-cell>
          <table:table-cell table:number-columns-repeated="4"/>
          <table:table-cell office:value-type="float" office:value="0.741151" calcext:value-type="float">
            <text:p>0.741151</text:p>
          </table:table-cell>
          <table:table-cell office:value-type="float" office:value="0.020854" calcext:value-type="float">
            <text:p>0.020854</text:p>
          </table:table-cell>
          <table:table-cell office:value-type="float" office:value="0.175581" calcext:value-type="float">
            <text:p>0.175581</text:p>
          </table:table-cell>
          <table:table-cell office:value-type="float" office:value="0.429651" calcext:value-type="float">
            <text:p>0.429651</text:p>
          </table:table-cell>
          <table:table-cell office:value-type="float" office:value="0.383316" calcext:value-type="float">
            <text:p>0.383316</text:p>
          </table:table-cell>
          <table:table-cell office:value-type="float" office:value="0.005947" calcext:value-type="float">
            <text:p>0.005947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0.22" calcext:value-type="float">
            <text:p>0.22</text:p>
          </table:table-cell>
          <table:table-cell office:value-type="float" office:value="0.80291" calcext:value-type="float">
            <text:p>0.80291</text:p>
          </table:table-cell>
          <table:table-cell office:value-type="float" office:value="0.021078" calcext:value-type="float">
            <text:p>0.021078</text:p>
          </table:table-cell>
          <table:table-cell office:value-type="float" office:value="0.222274" calcext:value-type="float">
            <text:p>0.222274</text:p>
          </table:table-cell>
          <table:table-cell office:value-type="float" office:value="0.407706" calcext:value-type="float">
            <text:p>0.407706</text:p>
          </table:table-cell>
          <table:table-cell table:formula="of:=ROUND(([.C87]+[.D87])/[.B87];2)" office:value-type="float" office:value="0.97" calcext:value-type="float">
            <text:p>0.97</text:p>
          </table:table-cell>
          <table:table-cell table:formula="of:=ROUND(([.F87]+[.G87])/[.E87];2)" office:value-type="float" office:value="0.77" calcext:value-type="float">
            <text:p>0.77</text:p>
          </table:table-cell>
          <table:table-cell/>
          <table:table-cell table:formula="of:=ROUND(([.M87]+[.N87]+[.O87])/[.L8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567808" calcext:value-type="float">
            <text:p>4.567808</text:p>
          </table:table-cell>
          <table:table-cell office:value-type="float" office:value="3.103153" calcext:value-type="float">
            <text:p>3.103153</text:p>
          </table:table-cell>
          <table:table-cell office:value-type="float" office:value="1.335888" calcext:value-type="float">
            <text:p>1.335888</text:p>
          </table:table-cell>
          <table:table-cell office:value-type="float" office:value="2.74101" calcext:value-type="float">
            <text:p>2.74101</text:p>
          </table:table-cell>
          <table:table-cell office:value-type="float" office:value="1.53335" calcext:value-type="float">
            <text:p>1.53335</text:p>
          </table:table-cell>
          <table:table-cell office:value-type="float" office:value="0.555874" calcext:value-type="float">
            <text:p>0.555874</text:p>
          </table:table-cell>
          <table:table-cell table:number-columns-repeated="4"/>
          <table:table-cell office:value-type="float" office:value="0.728196" calcext:value-type="float">
            <text:p>0.728196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76562" calcext:value-type="float">
            <text:p>0.176562</text:p>
          </table:table-cell>
          <table:table-cell office:value-type="float" office:value="0.419738" calcext:value-type="float">
            <text:p>0.419738</text:p>
          </table:table-cell>
          <table:table-cell office:value-type="float" office:value="0.385487" calcext:value-type="float">
            <text:p>0.385487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22331" calcext:value-type="float">
            <text:p>0.22331</text:p>
          </table:table-cell>
          <table:table-cell office:value-type="float" office:value="0.800674" calcext:value-type="float">
            <text:p>0.800674</text:p>
          </table:table-cell>
          <table:table-cell office:value-type="float" office:value="0.021612" calcext:value-type="float">
            <text:p>0.021612</text:p>
          </table:table-cell>
          <table:table-cell office:value-type="float" office:value="0.224369" calcext:value-type="float">
            <text:p>0.224369</text:p>
          </table:table-cell>
          <table:table-cell office:value-type="float" office:value="0.404279" calcext:value-type="float">
            <text:p>0.404279</text:p>
          </table:table-cell>
          <table:table-cell table:formula="of:=ROUND(([.C88]+[.D88])/[.B88];2)" office:value-type="float" office:value="0.97" calcext:value-type="float">
            <text:p>0.97</text:p>
          </table:table-cell>
          <table:table-cell table:formula="of:=ROUND(([.F88]+[.G88])/[.E88];2)" office:value-type="float" office:value="0.76" calcext:value-type="float">
            <text:p>0.76</text:p>
          </table:table-cell>
          <table:table-cell/>
          <table:table-cell table:formula="of:=ROUND(([.M88]+[.N88]+[.O88])/[.L88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244553" calcext:value-type="float">
            <text:p>4.244553</text:p>
          </table:table-cell>
          <table:table-cell office:value-type="float" office:value="3.120353" calcext:value-type="float">
            <text:p>3.120353</text:p>
          </table:table-cell>
          <table:table-cell office:value-type="float" office:value="1.005572" calcext:value-type="float">
            <text:p>1.005572</text:p>
          </table:table-cell>
          <table:table-cell office:value-type="float" office:value="2.591389" calcext:value-type="float">
            <text:p>2.591389</text:p>
          </table:table-cell>
          <table:table-cell office:value-type="float" office:value="1.523403" calcext:value-type="float">
            <text:p>1.523403</text:p>
          </table:table-cell>
          <table:table-cell office:value-type="float" office:value="0.465719" calcext:value-type="float">
            <text:p>0.465719</text:p>
          </table:table-cell>
          <table:table-cell table:number-columns-repeated="4"/>
          <table:table-cell office:value-type="float" office:value="0.730339" calcext:value-type="float">
            <text:p>0.730339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176674" calcext:value-type="float">
            <text:p>0.176674</text:p>
          </table:table-cell>
          <table:table-cell office:value-type="float" office:value="0.420286" calcext:value-type="float">
            <text:p>0.420286</text:p>
          </table:table-cell>
          <table:table-cell office:value-type="float" office:value="0.388154" calcext:value-type="float">
            <text:p>0.388154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0.002844" calcext:value-type="float">
            <text:p>0.002844</text:p>
          </table:table-cell>
          <table:table-cell office:value-type="float" office:value="0.224105" calcext:value-type="float">
            <text:p>0.224105</text:p>
          </table:table-cell>
          <table:table-cell office:value-type="float" office:value="0.808989" calcext:value-type="float">
            <text:p>0.808989</text:p>
          </table:table-cell>
          <table:table-cell office:value-type="float" office:value="0.021645" calcext:value-type="float">
            <text:p>0.021645</text:p>
          </table:table-cell>
          <table:table-cell office:value-type="float" office:value="0.226118" calcext:value-type="float">
            <text:p>0.226118</text:p>
          </table:table-cell>
          <table:table-cell office:value-type="float" office:value="0.408277" calcext:value-type="float">
            <text:p>0.408277</text:p>
          </table:table-cell>
          <table:table-cell table:formula="of:=ROUND(([.C89]+[.D89])/[.B89];2)" office:value-type="float" office:value="0.97" calcext:value-type="float">
            <text:p>0.97</text:p>
          </table:table-cell>
          <table:table-cell table:formula="of:=ROUND(([.F89]+[.G89])/[.E89];2)" office:value-type="float" office:value="0.77" calcext:value-type="float">
            <text:p>0.77</text:p>
          </table:table-cell>
          <table:table-cell/>
          <table:table-cell table:formula="of:=ROUND(([.M89]+[.N89]+[.O89])/[.L89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101193" calcext:value-type="float">
            <text:p>4.101193</text:p>
          </table:table-cell>
          <table:table-cell office:value-type="float" office:value="2.92275" calcext:value-type="float">
            <text:p>2.92275</text:p>
          </table:table-cell>
          <table:table-cell office:value-type="float" office:value="1.063262" calcext:value-type="float">
            <text:p>1.063262</text:p>
          </table:table-cell>
          <table:table-cell office:value-type="float" office:value="2.594023" calcext:value-type="float">
            <text:p>2.594023</text:p>
          </table:table-cell>
          <table:table-cell office:value-type="float" office:value="1.517539" calcext:value-type="float">
            <text:p>1.517539</text:p>
          </table:table-cell>
          <table:table-cell office:value-type="float" office:value="0.507076" calcext:value-type="float">
            <text:p>0.507076</text:p>
          </table:table-cell>
          <table:table-cell table:number-columns-repeated="4"/>
          <table:table-cell office:value-type="float" office:value="0.741709" calcext:value-type="float">
            <text:p>0.741709</text:p>
          </table:table-cell>
          <table:table-cell office:value-type="float" office:value="0.021188" calcext:value-type="float">
            <text:p>0.021188</text:p>
          </table:table-cell>
          <table:table-cell office:value-type="float" office:value="0.175884" calcext:value-type="float">
            <text:p>0.175884</text:p>
          </table:table-cell>
          <table:table-cell office:value-type="float" office:value="0.428965" calcext:value-type="float">
            <text:p>0.428965</text:p>
          </table:table-cell>
          <table:table-cell office:value-type="float" office:value="0.390222" calcext:value-type="float">
            <text:p>0.390222</text:p>
          </table:table-cell>
          <table:table-cell office:value-type="float" office:value="0.006196" calcext:value-type="float">
            <text:p>0.006196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225604" calcext:value-type="float">
            <text:p>0.225604</text:p>
          </table:table-cell>
          <table:table-cell office:value-type="float" office:value="0.817217" calcext:value-type="float">
            <text:p>0.817217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414822" calcext:value-type="float">
            <text:p>0.414822</text:p>
          </table:table-cell>
          <table:table-cell table:formula="of:=ROUND(([.C90]+[.D90])/[.B90];2)" office:value-type="float" office:value="0.97" calcext:value-type="float">
            <text:p>0.97</text:p>
          </table:table-cell>
          <table:table-cell table:formula="of:=ROUND(([.F90]+[.G90])/[.E90];2)" office:value-type="float" office:value="0.78" calcext:value-type="float">
            <text:p>0.78</text:p>
          </table:table-cell>
          <table:table-cell/>
          <table:table-cell table:formula="of:=ROUND(([.M90]+[.N90]+[.O90])/[.L90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203172" calcext:value-type="float">
            <text:p>4.203172</text:p>
          </table:table-cell>
          <table:table-cell office:value-type="float" office:value="2.994512" calcext:value-type="float">
            <text:p>2.994512</text:p>
          </table:table-cell>
          <table:table-cell office:value-type="float" office:value="1.078241" calcext:value-type="float">
            <text:p>1.078241</text:p>
          </table:table-cell>
          <table:table-cell office:value-type="float" office:value="2.578659" calcext:value-type="float">
            <text:p>2.578659</text:p>
          </table:table-cell>
          <table:table-cell office:value-type="float" office:value="1.508468" calcext:value-type="float">
            <text:p>1.508468</text:p>
          </table:table-cell>
          <table:table-cell office:value-type="float" office:value="0.508891" calcext:value-type="float">
            <text:p>0.508891</text:p>
          </table:table-cell>
          <table:table-cell table:number-columns-repeated="4"/>
          <table:table-cell office:value-type="float" office:value="0.769098" calcext:value-type="float">
            <text:p>0.769098</text:p>
          </table:table-cell>
          <table:table-cell office:value-type="float" office:value="0.021501" calcext:value-type="float">
            <text:p>0.021501</text:p>
          </table:table-cell>
          <table:table-cell office:value-type="float" office:value="0.174556" calcext:value-type="float">
            <text:p>0.174556</text:p>
          </table:table-cell>
          <table:table-cell office:value-type="float" office:value="0.454467" calcext:value-type="float">
            <text:p>0.454467</text:p>
          </table:table-cell>
          <table:table-cell office:value-type="float" office:value="0.392486" calcext:value-type="float">
            <text:p>0.392486</text:p>
          </table:table-cell>
          <table:table-cell office:value-type="float" office:value="0.006236" calcext:value-type="float">
            <text:p>0.006236</text:p>
          </table:table-cell>
          <table:table-cell office:value-type="float" office:value="0.002847" calcext:value-type="float">
            <text:p>0.002847</text:p>
          </table:table-cell>
          <table:table-cell office:value-type="float" office:value="0.226328" calcext:value-type="float">
            <text:p>0.226328</text:p>
          </table:table-cell>
          <table:table-cell office:value-type="float" office:value="0.824554" calcext:value-type="float">
            <text:p>0.824554</text:p>
          </table:table-cell>
          <table:table-cell office:value-type="float" office:value="0.021889" calcext:value-type="float">
            <text:p>0.021889</text:p>
          </table:table-cell>
          <table:table-cell office:value-type="float" office:value="0.229352" calcext:value-type="float">
            <text:p>0.229352</text:p>
          </table:table-cell>
          <table:table-cell office:value-type="float" office:value="0.418369" calcext:value-type="float">
            <text:p>0.418369</text:p>
          </table:table-cell>
          <table:table-cell table:formula="of:=ROUND(([.C91]+[.D91])/[.B91];2)" office:value-type="float" office:value="0.97" calcext:value-type="float">
            <text:p>0.97</text:p>
          </table:table-cell>
          <table:table-cell table:formula="of:=ROUND(([.F91]+[.G91])/[.E91];2)" office:value-type="float" office:value="0.78" calcext:value-type="float">
            <text:p>0.78</text:p>
          </table:table-cell>
          <table:table-cell/>
          <table:table-cell table:formula="of:=ROUND(([.M91]+[.N91]+[.O91])/[.L91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665367" calcext:value-type="float">
            <text:p>4.665367</text:p>
          </table:table-cell>
          <table:table-cell office:value-type="float" office:value="3.38746" calcext:value-type="float">
            <text:p>3.38746</text:p>
          </table:table-cell>
          <table:table-cell office:value-type="float" office:value="1.148376" calcext:value-type="float">
            <text:p>1.148376</text:p>
          </table:table-cell>
          <table:table-cell office:value-type="float" office:value="2.598418" calcext:value-type="float">
            <text:p>2.598418</text:p>
          </table:table-cell>
          <table:table-cell office:value-type="float" office:value="1.586726" calcext:value-type="float">
            <text:p>1.586726</text:p>
          </table:table-cell>
          <table:table-cell office:value-type="float" office:value="0.492899" calcext:value-type="float">
            <text:p>0.492899</text:p>
          </table:table-cell>
          <table:table-cell table:number-columns-repeated="4"/>
          <table:table-cell office:value-type="float" office:value="0.784623" calcext:value-type="float">
            <text:p>0.78462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75427" calcext:value-type="float">
            <text:p>0.175427</text:p>
          </table:table-cell>
          <table:table-cell office:value-type="float" office:value="0.471698" calcext:value-type="float">
            <text:p>0.471698</text:p>
          </table:table-cell>
          <table:table-cell office:value-type="float" office:value="0.394669" calcext:value-type="float">
            <text:p>0.394669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228366" calcext:value-type="float">
            <text:p>0.228366</text:p>
          </table:table-cell>
          <table:table-cell office:value-type="float" office:value="0.825397" calcext:value-type="float">
            <text:p>0.825397</text:p>
          </table:table-cell>
          <table:table-cell office:value-type="float" office:value="0.021515" calcext:value-type="float">
            <text:p>0.021515</text:p>
          </table:table-cell>
          <table:table-cell office:value-type="float" office:value="0.230341" calcext:value-type="float">
            <text:p>0.230341</text:p>
          </table:table-cell>
          <table:table-cell office:value-type="float" office:value="0.419914" calcext:value-type="float">
            <text:p>0.419914</text:p>
          </table:table-cell>
          <table:table-cell table:formula="of:=ROUND(([.C92]+[.D92])/[.B92];2)" office:value-type="float" office:value="0.97" calcext:value-type="float">
            <text:p>0.97</text:p>
          </table:table-cell>
          <table:table-cell table:formula="of:=ROUND(([.F92]+[.G92])/[.E92];2)" office:value-type="float" office:value="0.8" calcext:value-type="float">
            <text:p>0.8</text:p>
          </table:table-cell>
          <table:table-cell/>
          <table:table-cell table:formula="of:=ROUND(([.M92]+[.N92]+[.O92])/[.L92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218697" calcext:value-type="float">
            <text:p>4.218697</text:p>
          </table:table-cell>
          <table:table-cell office:value-type="float" office:value="3.108898" calcext:value-type="float">
            <text:p>3.108898</text:p>
          </table:table-cell>
          <table:table-cell office:value-type="float" office:value="0.993014" calcext:value-type="float">
            <text:p>0.993014</text:p>
          </table:table-cell>
          <table:table-cell office:value-type="float" office:value="2.551296" calcext:value-type="float">
            <text:p>2.551296</text:p>
          </table:table-cell>
          <table:table-cell office:value-type="float" office:value="1.491908" calcext:value-type="float">
            <text:p>1.491908</text:p>
          </table:table-cell>
          <table:table-cell office:value-type="float" office:value="0.510244" calcext:value-type="float">
            <text:p>0.510244</text:p>
          </table:table-cell>
          <table:table-cell table:number-columns-repeated="4"/>
          <table:table-cell office:value-type="float" office:value="0.752273" calcext:value-type="float">
            <text:p>0.752273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176122" calcext:value-type="float">
            <text:p>0.176122</text:p>
          </table:table-cell>
          <table:table-cell office:value-type="float" office:value="0.435962" calcext:value-type="float">
            <text:p>0.435962</text:p>
          </table:table-cell>
          <table:table-cell office:value-type="float" office:value="0.399311" calcext:value-type="float">
            <text:p>0.399311</text:p>
          </table:table-cell>
          <table:table-cell office:value-type="float" office:value="0.006403" calcext:value-type="float">
            <text:p>0.006403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231137" calcext:value-type="float">
            <text:p>0.231137</text:p>
          </table:table-cell>
          <table:table-cell office:value-type="float" office:value="0.834113" calcext:value-type="float">
            <text:p>0.834113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0.232903" calcext:value-type="float">
            <text:p>0.232903</text:p>
          </table:table-cell>
          <table:table-cell office:value-type="float" office:value="0.424613" calcext:value-type="float">
            <text:p>0.424613</text:p>
          </table:table-cell>
          <table:table-cell table:formula="of:=ROUND(([.C93]+[.D93])/[.B93];2)" office:value-type="float" office:value="0.97" calcext:value-type="float">
            <text:p>0.97</text:p>
          </table:table-cell>
          <table:table-cell table:formula="of:=ROUND(([.F93]+[.G93])/[.E93];2)" office:value-type="float" office:value="0.78" calcext:value-type="float">
            <text:p>0.78</text:p>
          </table:table-cell>
          <table:table-cell/>
          <table:table-cell table:formula="of:=ROUND(([.M93]+[.N93]+[.O93])/[.L93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991685" calcext:value-type="float">
            <text:p>3.991685</text:p>
          </table:table-cell>
          <table:table-cell office:value-type="float" office:value="2.887638" calcext:value-type="float">
            <text:p>2.887638</text:p>
          </table:table-cell>
          <table:table-cell office:value-type="float" office:value="0.992077" calcext:value-type="float">
            <text:p>0.992077</text:p>
          </table:table-cell>
          <table:table-cell office:value-type="float" office:value="2.544327" calcext:value-type="float">
            <text:p>2.544327</text:p>
          </table:table-cell>
          <table:table-cell office:value-type="float" office:value="1.511451" calcext:value-type="float">
            <text:p>1.511451</text:p>
          </table:table-cell>
          <table:table-cell office:value-type="float" office:value="0.448542" calcext:value-type="float">
            <text:p>0.448542</text:p>
          </table:table-cell>
          <table:table-cell table:number-columns-repeated="4"/>
          <table:table-cell office:value-type="float" office:value="0.775401" calcext:value-type="float">
            <text:p>0.775401</text:p>
          </table:table-cell>
          <table:table-cell office:value-type="float" office:value="0.022255" calcext:value-type="float">
            <text:p>0.022255</text:p>
          </table:table-cell>
          <table:table-cell office:value-type="float" office:value="0.175376" calcext:value-type="float">
            <text:p>0.175376</text:p>
          </table:table-cell>
          <table:table-cell office:value-type="float" office:value="0.458714" calcext:value-type="float">
            <text:p>0.458714</text:p>
          </table:table-cell>
          <table:table-cell office:value-type="float" office:value="0.399294" calcext:value-type="float">
            <text:p>0.399294</text:p>
          </table:table-cell>
          <table:table-cell office:value-type="float" office:value="0.006495" calcext:value-type="float">
            <text:p>0.006495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231741" calcext:value-type="float">
            <text:p>0.231741</text:p>
          </table:table-cell>
          <table:table-cell office:value-type="float" office:value="0.830221" calcext:value-type="float">
            <text:p>0.830221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231641" calcext:value-type="float">
            <text:p>0.231641</text:p>
          </table:table-cell>
          <table:table-cell office:value-type="float" office:value="0.418812" calcext:value-type="float">
            <text:p>0.418812</text:p>
          </table:table-cell>
          <table:table-cell table:formula="of:=ROUND(([.C94]+[.D94])/[.B94];2)" office:value-type="float" office:value="0.97" calcext:value-type="float">
            <text:p>0.97</text:p>
          </table:table-cell>
          <table:table-cell table:formula="of:=ROUND(([.F94]+[.G94])/[.E94];2)" office:value-type="float" office:value="0.77" calcext:value-type="float">
            <text:p>0.77</text:p>
          </table:table-cell>
          <table:table-cell/>
          <table:table-cell table:formula="of:=ROUND(([.M94]+[.N94]+[.O94])/[.L94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963906" calcext:value-type="float">
            <text:p>3.963906</text:p>
          </table:table-cell>
          <table:table-cell office:value-type="float" office:value="2.866344" calcext:value-type="float">
            <text:p>2.866344</text:p>
          </table:table-cell>
          <table:table-cell office:value-type="float" office:value="0.983095" calcext:value-type="float">
            <text:p>0.983095</text:p>
          </table:table-cell>
          <table:table-cell office:value-type="float" office:value="2.495232" calcext:value-type="float">
            <text:p>2.495232</text:p>
          </table:table-cell>
          <table:table-cell office:value-type="float" office:value="1.491184" calcext:value-type="float">
            <text:p>1.491184</text:p>
          </table:table-cell>
          <table:table-cell office:value-type="float" office:value="0.465095" calcext:value-type="float">
            <text:p>0.465095</text:p>
          </table:table-cell>
          <table:table-cell table:number-columns-repeated="4"/>
          <table:table-cell office:value-type="float" office:value="0.774294" calcext:value-type="float">
            <text:p>0.774294</text:p>
          </table:table-cell>
          <table:table-cell office:value-type="float" office:value="0.021487" calcext:value-type="float">
            <text:p>0.021487</text:p>
          </table:table-cell>
          <table:table-cell office:value-type="float" office:value="0.185168" calcext:value-type="float">
            <text:p>0.185168</text:p>
          </table:table-cell>
          <table:table-cell office:value-type="float" office:value="0.447958" calcext:value-type="float">
            <text:p>0.447958</text:p>
          </table:table-cell>
          <table:table-cell office:value-type="float" office:value="0.403627" calcext:value-type="float">
            <text:p>0.403627</text:p>
          </table:table-cell>
          <table:table-cell office:value-type="float" office:value="0.006535" calcext:value-type="float">
            <text:p>0.006535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233493" calcext:value-type="float">
            <text:p>0.233493</text:p>
          </table:table-cell>
          <table:table-cell office:value-type="float" office:value="0.840206" calcext:value-type="float">
            <text:p>0.840206</text:p>
          </table:table-cell>
          <table:table-cell office:value-type="float" office:value="0.021914" calcext:value-type="float">
            <text:p>0.021914</text:p>
          </table:table-cell>
          <table:table-cell office:value-type="float" office:value="0.234102" calcext:value-type="float">
            <text:p>0.234102</text:p>
          </table:table-cell>
          <table:table-cell office:value-type="float" office:value="0.427254" calcext:value-type="float">
            <text:p>0.427254</text:p>
          </table:table-cell>
          <table:table-cell table:formula="of:=ROUND(([.C95]+[.D95])/[.B95];2)" office:value-type="float" office:value="0.97" calcext:value-type="float">
            <text:p>0.97</text:p>
          </table:table-cell>
          <table:table-cell table:formula="of:=ROUND(([.F95]+[.G95])/[.E95];2)" office:value-type="float" office:value="0.78" calcext:value-type="float">
            <text:p>0.78</text:p>
          </table:table-cell>
          <table:table-cell/>
          <table:table-cell table:formula="of:=ROUND(([.M95]+[.N95]+[.O95])/[.L95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27856" calcext:value-type="float">
            <text:p>4.827856</text:p>
          </table:table-cell>
          <table:table-cell office:value-type="float" office:value="3.114365" calcext:value-type="float">
            <text:p>3.114365</text:p>
          </table:table-cell>
          <table:table-cell office:value-type="float" office:value="1.569799" calcext:value-type="float">
            <text:p>1.569799</text:p>
          </table:table-cell>
          <table:table-cell office:value-type="float" office:value="2.674577" calcext:value-type="float">
            <text:p>2.674577</text:p>
          </table:table-cell>
          <table:table-cell office:value-type="float" office:value="1.554185" calcext:value-type="float">
            <text:p>1.554185</text:p>
          </table:table-cell>
          <table:table-cell office:value-type="float" office:value="0.505785" calcext:value-type="float">
            <text:p>0.505785</text:p>
          </table:table-cell>
          <table:table-cell table:number-columns-repeated="4"/>
          <table:table-cell office:value-type="float" office:value="0.766811" calcext:value-type="float">
            <text:p>0.766811</text:p>
          </table:table-cell>
          <table:table-cell office:value-type="float" office:value="0.021598" calcext:value-type="float">
            <text:p>0.021598</text:p>
          </table:table-cell>
          <table:table-cell office:value-type="float" office:value="0.185125" calcext:value-type="float">
            <text:p>0.185125</text:p>
          </table:table-cell>
          <table:table-cell office:value-type="float" office:value="0.442323" calcext:value-type="float">
            <text:p>0.442323</text:p>
          </table:table-cell>
          <table:table-cell office:value-type="float" office:value="0.40225" calcext:value-type="float">
            <text:p>0.40225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233746" calcext:value-type="float">
            <text:p>0.233746</text:p>
          </table:table-cell>
          <table:table-cell office:value-type="float" office:value="0.843062" calcext:value-type="float">
            <text:p>0.843062</text:p>
          </table:table-cell>
          <table:table-cell office:value-type="float" office:value="0.021949" calcext:value-type="float">
            <text:p>0.021949</text:p>
          </table:table-cell>
          <table:table-cell office:value-type="float" office:value="0.236094" calcext:value-type="float">
            <text:p>0.236094</text:p>
          </table:table-cell>
          <table:table-cell office:value-type="float" office:value="0.431533" calcext:value-type="float">
            <text:p>0.431533</text:p>
          </table:table-cell>
          <table:table-cell table:formula="of:=ROUND(([.C96]+[.D96])/[.B96];2)" office:value-type="float" office:value="0.97" calcext:value-type="float">
            <text:p>0.97</text:p>
          </table:table-cell>
          <table:table-cell table:formula="of:=ROUND(([.F96]+[.G96])/[.E96];2)" office:value-type="float" office:value="0.77" calcext:value-type="float">
            <text:p>0.77</text:p>
          </table:table-cell>
          <table:table-cell/>
          <table:table-cell table:formula="of:=ROUND(([.M96]+[.N96]+[.O96])/[.L96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594935" calcext:value-type="float">
            <text:p>4.594935</text:p>
          </table:table-cell>
          <table:table-cell office:value-type="float" office:value="3.442964" calcext:value-type="float">
            <text:p>3.442964</text:p>
          </table:table-cell>
          <table:table-cell office:value-type="float" office:value="1.013507" calcext:value-type="float">
            <text:p>1.013507</text:p>
          </table:table-cell>
          <table:table-cell office:value-type="float" office:value="3.169504" calcext:value-type="float">
            <text:p>3.169504</text:p>
          </table:table-cell>
          <table:table-cell office:value-type="float" office:value="1.957803" calcext:value-type="float">
            <text:p>1.957803</text:p>
          </table:table-cell>
          <table:table-cell office:value-type="float" office:value="0.613614" calcext:value-type="float">
            <text:p>0.613614</text:p>
          </table:table-cell>
          <table:table-cell table:number-columns-repeated="4"/>
          <table:table-cell office:value-type="float" office:value="0.801762" calcext:value-type="float">
            <text:p>0.801762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204154" calcext:value-type="float">
            <text:p>0.204154</text:p>
          </table:table-cell>
          <table:table-cell office:value-type="float" office:value="0.457253" calcext:value-type="float">
            <text:p>0.457253</text:p>
          </table:table-cell>
          <table:table-cell office:value-type="float" office:value="0.402242" calcext:value-type="float">
            <text:p>0.402242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233034" calcext:value-type="float">
            <text:p>0.233034</text:p>
          </table:table-cell>
          <table:table-cell office:value-type="float" office:value="0.853651" calcext:value-type="float">
            <text:p>0.853651</text:p>
          </table:table-cell>
          <table:table-cell office:value-type="float" office:value="0.022477" calcext:value-type="float">
            <text:p>0.022477</text:p>
          </table:table-cell>
          <table:table-cell office:value-type="float" office:value="0.237587" calcext:value-type="float">
            <text:p>0.237587</text:p>
          </table:table-cell>
          <table:table-cell office:value-type="float" office:value="0.434668" calcext:value-type="float">
            <text:p>0.434668</text:p>
          </table:table-cell>
          <table:table-cell table:formula="of:=ROUND(([.C97]+[.D97])/[.B97];2)" office:value-type="float" office:value="0.97" calcext:value-type="float">
            <text:p>0.97</text:p>
          </table:table-cell>
          <table:table-cell table:formula="of:=ROUND(([.F97]+[.G97])/[.E97];2)" office:value-type="float" office:value="0.81" calcext:value-type="float">
            <text:p>0.81</text:p>
          </table:table-cell>
          <table:table-cell/>
          <table:table-cell table:formula="of:=ROUND(([.M97]+[.N97]+[.O97])/[.L97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96777" calcext:value-type="float">
            <text:p>3.96777</text:p>
          </table:table-cell>
          <table:table-cell office:value-type="float" office:value="2.880145" calcext:value-type="float">
            <text:p>2.880145</text:p>
          </table:table-cell>
          <table:table-cell office:value-type="float" office:value="0.976573" calcext:value-type="float">
            <text:p>0.976573</text:p>
          </table:table-cell>
          <table:table-cell office:value-type="float" office:value="2.658921" calcext:value-type="float">
            <text:p>2.658921</text:p>
          </table:table-cell>
          <table:table-cell office:value-type="float" office:value="1.588517" calcext:value-type="float">
            <text:p>1.588517</text:p>
          </table:table-cell>
          <table:table-cell office:value-type="float" office:value="0.455572" calcext:value-type="float">
            <text:p>0.455572</text:p>
          </table:table-cell>
          <table:table-cell table:number-columns-repeated="4"/>
          <table:table-cell office:value-type="float" office:value="0.809185" calcext:value-type="float">
            <text:p>0.809185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203706" calcext:value-type="float">
            <text:p>0.203706</text:p>
          </table:table-cell>
          <table:table-cell office:value-type="float" office:value="0.463954" calcext:value-type="float">
            <text:p>0.463954</text:p>
          </table:table-cell>
          <table:table-cell office:value-type="float" office:value="0.405992" calcext:value-type="float">
            <text:p>0.405992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860792" calcext:value-type="float">
            <text:p>0.860792</text:p>
          </table:table-cell>
          <table:table-cell office:value-type="float" office:value="0.022221" calcext:value-type="float">
            <text:p>0.022221</text:p>
          </table:table-cell>
          <table:table-cell office:value-type="float" office:value="0.240481" calcext:value-type="float">
            <text:p>0.240481</text:p>
          </table:table-cell>
          <table:table-cell office:value-type="float" office:value="0.439479" calcext:value-type="float">
            <text:p>0.439479</text:p>
          </table:table-cell>
          <table:table-cell table:formula="of:=ROUND(([.C98]+[.D98])/[.B98];2)" office:value-type="float" office:value="0.97" calcext:value-type="float">
            <text:p>0.97</text:p>
          </table:table-cell>
          <table:table-cell table:formula="of:=ROUND(([.F98]+[.G98])/[.E98];2)" office:value-type="float" office:value="0.77" calcext:value-type="float">
            <text:p>0.77</text:p>
          </table:table-cell>
          <table:table-cell/>
          <table:table-cell table:formula="of:=ROUND(([.M98]+[.N98]+[.O98])/[.L98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964148" calcext:value-type="float">
            <text:p>3.964148</text:p>
          </table:table-cell>
          <table:table-cell office:value-type="float" office:value="2.876692" calcext:value-type="float">
            <text:p>2.876692</text:p>
          </table:table-cell>
          <table:table-cell office:value-type="float" office:value="0.97115" calcext:value-type="float">
            <text:p>0.97115</text:p>
          </table:table-cell>
          <table:table-cell office:value-type="float" office:value="2.637656" calcext:value-type="float">
            <text:p>2.637656</text:p>
          </table:table-cell>
          <table:table-cell office:value-type="float" office:value="1.51333" calcext:value-type="float">
            <text:p>1.51333</text:p>
          </table:table-cell>
          <table:table-cell office:value-type="float" office:value="0.515035" calcext:value-type="float">
            <text:p>0.515035</text:p>
          </table:table-cell>
          <table:table-cell table:number-columns-repeated="4"/>
          <table:table-cell office:value-type="float" office:value="0.809163" calcext:value-type="float">
            <text:p>0.809163</text:p>
          </table:table-cell>
          <table:table-cell office:value-type="float" office:value="0.021902" calcext:value-type="float">
            <text:p>0.021902</text:p>
          </table:table-cell>
          <table:table-cell office:value-type="float" office:value="0.203486" calcext:value-type="float">
            <text:p>0.203486</text:p>
          </table:table-cell>
          <table:table-cell office:value-type="float" office:value="0.462481" calcext:value-type="float">
            <text:p>0.462481</text:p>
          </table:table-cell>
          <table:table-cell office:value-type="float" office:value="0.406139" calcext:value-type="float">
            <text:p>0.406139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235467" calcext:value-type="float">
            <text:p>0.235467</text:p>
          </table:table-cell>
          <table:table-cell office:value-type="float" office:value="0.865849" calcext:value-type="float">
            <text:p>0.865849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0.241846" calcext:value-type="float">
            <text:p>0.241846</text:p>
          </table:table-cell>
          <table:table-cell office:value-type="float" office:value="0.439493" calcext:value-type="float">
            <text:p>0.439493</text:p>
          </table:table-cell>
          <table:table-cell table:formula="of:=ROUND(([.C99]+[.D99])/[.B99];2)" office:value-type="float" office:value="0.97" calcext:value-type="float">
            <text:p>0.97</text:p>
          </table:table-cell>
          <table:table-cell table:formula="of:=ROUND(([.F99]+[.G99])/[.E99];2)" office:value-type="float" office:value="0.77" calcext:value-type="float">
            <text:p>0.77</text:p>
          </table:table-cell>
          <table:table-cell/>
          <table:table-cell table:formula="of:=ROUND(([.M99]+[.N99]+[.O99])/[.L99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949196" calcext:value-type="float">
            <text:p>3.949196</text:p>
          </table:table-cell>
          <table:table-cell office:value-type="float" office:value="2.866092" calcext:value-type="float">
            <text:p>2.866092</text:p>
          </table:table-cell>
          <table:table-cell office:value-type="float" office:value="0.967721" calcext:value-type="float">
            <text:p>0.967721</text:p>
          </table:table-cell>
          <table:table-cell office:value-type="float" office:value="2.902895" calcext:value-type="float">
            <text:p>2.902895</text:p>
          </table:table-cell>
          <table:table-cell office:value-type="float" office:value="1.564996" calcext:value-type="float">
            <text:p>1.564996</text:p>
          </table:table-cell>
          <table:table-cell office:value-type="float" office:value="0.507642" calcext:value-type="float">
            <text:p>0.507642</text:p>
          </table:table-cell>
          <table:table-cell table:number-columns-repeated="4"/>
          <table:table-cell office:value-type="float" office:value="0.811235" calcext:value-type="float">
            <text:p>0.811235</text:p>
          </table:table-cell>
          <table:table-cell office:value-type="float" office:value="0.022249" calcext:value-type="float">
            <text:p>0.022249</text:p>
          </table:table-cell>
          <table:table-cell office:value-type="float" office:value="0.203635" calcext:value-type="float">
            <text:p>0.203635</text:p>
          </table:table-cell>
          <table:table-cell office:value-type="float" office:value="0.465025" calcext:value-type="float">
            <text:p>0.465025</text:p>
          </table:table-cell>
          <table:table-cell office:value-type="float" office:value="0.408704" calcext:value-type="float">
            <text:p>0.408704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239294" calcext:value-type="float">
            <text:p>0.239294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022917" calcext:value-type="float">
            <text:p>0.022917</text:p>
          </table:table-cell>
          <table:table-cell office:value-type="float" office:value="0.242718" calcext:value-type="float">
            <text:p>0.242718</text:p>
          </table:table-cell>
          <table:table-cell office:value-type="float" office:value="0.442404" calcext:value-type="float">
            <text:p>0.442404</text:p>
          </table:table-cell>
          <table:table-cell table:formula="of:=ROUND(([.C100]+[.D100])/[.B100];2)" office:value-type="float" office:value="0.97" calcext:value-type="float">
            <text:p>0.97</text:p>
          </table:table-cell>
          <table:table-cell table:formula="of:=ROUND(([.F100]+[.G100])/[.E100];2)" office:value-type="float" office:value="0.71" calcext:value-type="float">
            <text:p>0.71</text:p>
          </table:table-cell>
          <table:table-cell/>
          <table:table-cell table:formula="of:=ROUND(([.M100]+[.N100]+[.O100])/[.L100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96615" calcext:value-type="float">
            <text:p>3.96615</text:p>
          </table:table-cell>
          <table:table-cell office:value-type="float" office:value="2.875273" calcext:value-type="float">
            <text:p>2.875273</text:p>
          </table:table-cell>
          <table:table-cell office:value-type="float" office:value="0.97128" calcext:value-type="float">
            <text:p>0.97128</text:p>
          </table:table-cell>
          <table:table-cell office:value-type="float" office:value="2.608195" calcext:value-type="float">
            <text:p>2.608195</text:p>
          </table:table-cell>
          <table:table-cell office:value-type="float" office:value="1.506736" calcext:value-type="float">
            <text:p>1.506736</text:p>
          </table:table-cell>
          <table:table-cell office:value-type="float" office:value="0.509869" calcext:value-type="float">
            <text:p>0.509869</text:p>
          </table:table-cell>
          <table:table-cell table:number-columns-repeated="4"/>
          <table:table-cell office:value-type="float" office:value="0.810775" calcext:value-type="float">
            <text:p>0.810775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20293" calcext:value-type="float">
            <text:p>0.20293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1621" calcext:value-type="float">
            <text:p>0.41621</text:p>
          </table:table-cell>
          <table:table-cell office:value-type="float" office:value="0.006708" calcext:value-type="float">
            <text:p>0.006708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242244" calcext:value-type="float">
            <text:p>0.242244</text:p>
          </table:table-cell>
          <table:table-cell office:value-type="float" office:value="0.867668" calcext:value-type="float">
            <text:p>0.867668</text:p>
          </table:table-cell>
          <table:table-cell office:value-type="float" office:value="0.022228" calcext:value-type="float">
            <text:p>0.022228</text:p>
          </table:table-cell>
          <table:table-cell office:value-type="float" office:value="0.242397" calcext:value-type="float">
            <text:p>0.242397</text:p>
          </table:table-cell>
          <table:table-cell office:value-type="float" office:value="0.441824" calcext:value-type="float">
            <text:p>0.441824</text:p>
          </table:table-cell>
          <table:table-cell table:formula="of:=ROUND(([.C101]+[.D101])/[.B101];2)" office:value-type="float" office:value="0.97" calcext:value-type="float">
            <text:p>0.97</text:p>
          </table:table-cell>
          <table:table-cell table:formula="of:=ROUND(([.F101]+[.G101])/[.E101];2)" office:value-type="float" office:value="0.77" calcext:value-type="float">
            <text:p>0.77</text:p>
          </table:table-cell>
          <table:table-cell/>
          <table:table-cell table:formula="of:=ROUND(([.M101]+[.N101]+[.O101])/[.L101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75285" calcext:value-type="float">
            <text:p>3.975285</text:p>
          </table:table-cell>
          <table:table-cell office:value-type="float" office:value="2.890913" calcext:value-type="float">
            <text:p>2.890913</text:p>
          </table:table-cell>
          <table:table-cell office:value-type="float" office:value="0.967633" calcext:value-type="float">
            <text:p>0.967633</text:p>
          </table:table-cell>
          <table:table-cell office:value-type="float" office:value="2.459272" calcext:value-type="float">
            <text:p>2.459272</text:p>
          </table:table-cell>
          <table:table-cell office:value-type="float" office:value="1.508674" calcext:value-type="float">
            <text:p>1.508674</text:p>
          </table:table-cell>
          <table:table-cell office:value-type="float" office:value="0.440583" calcext:value-type="float">
            <text:p>0.440583</text:p>
          </table:table-cell>
          <table:table-cell table:number-columns-repeated="4"/>
          <table:table-cell office:value-type="float" office:value="0.809018" calcext:value-type="float">
            <text:p>0.809018</text:p>
          </table:table-cell>
          <table:table-cell office:value-type="float" office:value="0.021662" calcext:value-type="float">
            <text:p>0.021662</text:p>
          </table:table-cell>
          <table:table-cell office:value-type="float" office:value="0.200835" calcext:value-type="float">
            <text:p>0.200835</text:p>
          </table:table-cell>
          <table:table-cell office:value-type="float" office:value="0.464771" calcext:value-type="float">
            <text:p>0.464771</text:p>
          </table:table-cell>
          <table:table-cell office:value-type="float" office:value="0.415583" calcext:value-type="float">
            <text:p>0.415583</text:p>
          </table:table-cell>
          <table:table-cell office:value-type="float" office:value="0.006684" calcext:value-type="float">
            <text:p>0.006684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243025" calcext:value-type="float">
            <text:p>0.243025</text:p>
          </table:table-cell>
          <table:table-cell office:value-type="float" office:value="0.864582" calcext:value-type="float">
            <text:p>0.86458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239468" calcext:value-type="float">
            <text:p>0.239468</text:p>
          </table:table-cell>
          <table:table-cell office:value-type="float" office:value="0.441905" calcext:value-type="float">
            <text:p>0.441905</text:p>
          </table:table-cell>
          <table:table-cell table:formula="of:=ROUND(([.C102]+[.D102])/[.B102];2)" office:value-type="float" office:value="0.97" calcext:value-type="float">
            <text:p>0.97</text:p>
          </table:table-cell>
          <table:table-cell table:formula="of:=ROUND(([.F102]+[.G102])/[.E102];2)" office:value-type="float" office:value="0.79" calcext:value-type="float">
            <text:p>0.79</text:p>
          </table:table-cell>
          <table:table-cell/>
          <table:table-cell table:formula="of:=ROUND(([.M102]+[.N102]+[.O102])/[.L102];2)" office:value-type="float" office:value="0.85" calcext:value-type="float">
            <text:p>0.85</text:p>
          </table:table-cell>
        </table:table-row>
      </table:table>
      <table:table table:name="SpeedUp to PhotoNs" table:style-name="ta1">
        <table:shapes>
          <draw:frame draw:z-index="0" draw:style-name="gr1" draw:text-style-name="P1" svg:width="4.687in" svg:height="3.5429in" svg:x="1.1665in" svg:y="1.1268in">
            <draw:object draw:notify-on-update-of-ranges="'SpeedUp to PhotoNs'.B1:'SpeedUp to PhotoNs'.B1 'SpeedUp to PhotoNs'.B3:'SpeedUp to PhotoNs'.B102 'SpeedUp to PhotoNs'.F1:'SpeedUp to PhotoNs'.F1 'SpeedUp to PhotoNs'.F3:'SpeedUp to PhotoNs'.F102 'SpeedUp to PhotoNs'.N1:'SpeedUp to PhotoNs'.N1 'SpeedUp to PhotoNs'.N3:'SpeedUp to PhotoNs'.N102 'SpeedUp to PhotoNs'.J1:'SpeedUp to PhotoNs'.J1 'SpeedUp to PhotoNs'.J3:'SpeedUp to PhotoNs'.J102 'SpeedUp to PhotoNs'.R1:'SpeedUp to PhotoNs'.R1 'SpeedUp to PhotoNs'.R3:'SpeedUp to PhotoNs'.R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687in" svg:height="3.5429in" svg:x="6.0378in" svg:y="1.235in">
            <draw:object draw:notify-on-update-of-ranges="'SpeedUp to PhotoNs'.B1:'SpeedUp to PhotoNs'.B1 'SpeedUp to PhotoNs'.C3:'SpeedUp to PhotoNs'.C102 'SpeedUp to PhotoNs'.F1:'SpeedUp to PhotoNs'.F1 'SpeedUp to PhotoNs'.G3:'SpeedUp to PhotoNs'.G102 'SpeedUp to PhotoNs'.N1:'SpeedUp to PhotoNs'.N1 'SpeedUp to PhotoNs'.O3:'SpeedUp to PhotoNs'.O102 'SpeedUp to PhotoNs'.J1:'SpeedUp to PhotoNs'.J1 'SpeedUp to PhotoNs'.K3:'SpeedUp to PhotoNs'.K102 'SpeedUp to PhotoNs'.R1:'SpeedUp to PhotoNs'.R1 'SpeedUp to PhotoNs'.S3:'SpeedUp to PhotoNs'.S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687in" svg:height="3.5429in" svg:x="10.8189in" svg:y="1.1181in">
            <draw:object draw:notify-on-update-of-ranges="'SpeedUp to PhotoNs'.B1:'SpeedUp to PhotoNs'.B1 'SpeedUp to PhotoNs'.D3:'SpeedUp to PhotoNs'.D102 'SpeedUp to PhotoNs'.F1:'SpeedUp to PhotoNs'.F1 'SpeedUp to PhotoNs'.H3:'SpeedUp to PhotoNs'.H102 'SpeedUp to PhotoNs'.N1:'SpeedUp to PhotoNs'.N1 'SpeedUp to PhotoNs'.P3:'SpeedUp to PhotoNs'.P102 'SpeedUp to PhotoNs'.J1:'SpeedUp to PhotoNs'.J1 'SpeedUp to PhotoNs'.L3:'SpeedUp to PhotoNs'.L102 'SpeedUp to PhotoNs'.R1:'SpeedUp to PhotoNs'.R1 'SpeedUp to PhotoNs'.T3:'SpeedUp to PhotoNs'.T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687in" svg:height="3.5429in" svg:x="20.3579in" svg:y="1.2551in">
            <draw:object draw:notify-on-update-of-ranges="'SpeedUp to PhotoNs'.B1:'SpeedUp to PhotoNs'.B1 'SpeedUp to PhotoNs'.E3:'SpeedUp to PhotoNs'.E102 'SpeedUp to PhotoNs'.F1:'SpeedUp to PhotoNs'.F1 'SpeedUp to PhotoNs'.I3:'SpeedUp to PhotoNs'.I102 'SpeedUp to PhotoNs'.N1:'SpeedUp to PhotoNs'.N1 'SpeedUp to PhotoNs'.Q3:'SpeedUp to PhotoNs'.Q102 'SpeedUp to PhotoNs'.J1:'SpeedUp to PhotoNs'.J1 'SpeedUp to PhotoNs'.M3:'SpeedUp to PhotoNs'.M102 'SpeedUp to PhotoNs'.R1:'SpeedUp to PhotoNs'.R1 'SpeedUp to PhotoNs'.U3:'SpeedUp to PhotoNs'.U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.687in" svg:height="3.5429in" svg:x="15.5772in" svg:y="1.2346in">
            <draw:object draw:notify-on-update-of-ranges="'SpeedUp to PhotoNs'.F1:'SpeedUp to PhotoNs'.F1 'SpeedUp to PhotoNs'.V3:'SpeedUp to PhotoNs'.V102 'SpeedUp to PhotoNs'.W2:'SpeedUp to PhotoNs'.W2 'SpeedUp to PhotoNs'.W3:'SpeedUp to PhotoNs'.W102 'SpeedUp to PhotoNs'.J1:'SpeedUp to PhotoNs'.J1 'SpeedUp to PhotoNs'.X3:'SpeedUp to PhotoNs'.X102 'SpeedUp to PhotoNs'.R1:'SpeedUp to PhotoNs'.R1 'SpeedUp to PhotoNs'.Y3:'SpeedUp to PhotoNs'.Y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.687in" svg:height="3.5429in" svg:x="1.2146in" svg:y="4.811in">
            <draw:object draw:notify-on-update-of-ranges="'SpeedUp to PhotoNs'.B1:'SpeedUp to PhotoNs'.B1 'SpeedUp to PhotoNs'.B3:'SpeedUp to PhotoNs'.B102 'SpeedUp to PhotoNs'.F1:'SpeedUp to PhotoNs'.F1 'SpeedUp to PhotoNs'.F3:'SpeedUp to PhotoNs'.F102 'SpeedUp to PhotoNs'.J1:'SpeedUp to PhotoNs'.J1 'SpeedUp to PhotoNs'.J3:'SpeedUp to PhotoNs'.J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4.687in" svg:height="3.5429in" svg:x="6.0386in" svg:y="4.8634in">
            <draw:object draw:notify-on-update-of-ranges="'SpeedUp to PhotoNs'.B1:'SpeedUp to PhotoNs'.B1 'SpeedUp to PhotoNs'.C3:'SpeedUp to PhotoNs'.C102 'SpeedUp to PhotoNs'.F1:'SpeedUp to PhotoNs'.F1 'SpeedUp to PhotoNs'.G3:'SpeedUp to PhotoNs'.G102 'SpeedUp to PhotoNs'.J1:'SpeedUp to PhotoNs'.J1 'SpeedUp to PhotoNs'.K3:'SpeedUp to PhotoNs'.K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4.687in" svg:height="3.5429in" svg:x="10.8079in" svg:y="4.8634in">
            <draw:object draw:notify-on-update-of-ranges="'SpeedUp to PhotoNs'.B1:'SpeedUp to PhotoNs'.B1 'SpeedUp to PhotoNs'.D3:'SpeedUp to PhotoNs'.D102 'SpeedUp to PhotoNs'.F1:'SpeedUp to PhotoNs'.F1 'SpeedUp to PhotoNs'.H3:'SpeedUp to PhotoNs'.H102 'SpeedUp to PhotoNs'.J1:'SpeedUp to PhotoNs'.J1 'SpeedUp to PhotoNs'.L3:'SpeedUp to PhotoNs'.L10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4.687in" svg:height="3.5429in" svg:x="15.6319in" svg:y="4.874in">
            <draw:object draw:notify-on-update-of-ranges="'SpeedUp to PhotoNs'.F1:'SpeedUp to PhotoNs'.F1 'SpeedUp to PhotoNs'.V3:'SpeedUp to PhotoNs'.V102 'SpeedUp to PhotoNs'.J1:'SpeedUp to PhotoNs'.J1 'SpeedUp to PhotoNs'.X3:'SpeedUp to PhotoNs'.X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4.687in" svg:height="3.5429in" svg:x="20.4012in" svg:y="4.8843in">
            <draw:object draw:notify-on-update-of-ranges="'SpeedUp to PhotoNs'.B1:'SpeedUp to PhotoNs'.B1 'SpeedUp to PhotoNs'.E3:'SpeedUp to PhotoNs'.E102 'SpeedUp to PhotoNs'.F1:'SpeedUp to PhotoNs'.F1 'SpeedUp to PhotoNs'.I3:'SpeedUp to PhotoNs'.I102 'SpeedUp to PhotoNs'.J1:'SpeedUp to PhotoNs'.J1 'SpeedUp to PhotoNs'.M3:'SpeedUp to PhotoNs'.M10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###n</text:p>
          </table:table-cell>
          <table:table-cell table:style-name="ce31" office:value-type="string" calcext:value-type="string" table:number-columns-spanned="4" table:number-rows-spanned="1">
            <text:p>MPI</text:p>
          </table:table-cell>
          <table:covered-table-cell table:number-columns-repeated="2" table:style-name="ce33"/>
          <table:covered-table-cell table:style-name="ce35"/>
          <table:table-cell table:style-name="ce37" office:value-type="string" calcext:value-type="string" table:number-columns-spanned="4" table:number-rows-spanned="1">
            <text:p>Indexing</text:p>
          </table:table-cell>
          <table:covered-table-cell table:number-columns-repeated="2" table:style-name="ce39"/>
          <table:covered-table-cell table:style-name="ce41"/>
          <table:table-cell table:style-name="ce19" office:value-type="string" calcext:value-type="string" table:number-columns-spanned="4" table:number-rows-spanned="1">
            <text:p>Redundant</text:p>
          </table:table-cell>
          <table:covered-table-cell table:number-columns-repeated="2" table:style-name="ce21"/>
          <table:covered-table-cell table:style-name="ce23"/>
          <table:table-cell table:style-name="ce67" office:value-type="string" calcext:value-type="string" table:number-columns-spanned="4" table:number-rows-spanned="1">
            <text:p>Indexing dual</text:p>
          </table:table-cell>
          <table:covered-table-cell table:number-columns-repeated="2" table:style-name="ce69"/>
          <table:covered-table-cell table:style-name="ce71"/>
          <table:table-cell table:style-name="ce25" office:value-type="string" calcext:value-type="string" table:number-columns-spanned="4" table:number-rows-spanned="1">
            <text:p>Redundant, dual</text:p>
          </table:table-cell>
          <table:covered-table-cell table:number-columns-repeated="2" table:style-name="ce27"/>
          <table:covered-table-cell table:style-name="ce29"/>
          <table:table-cell table:style-name="ce95" office:value-type="string" calcext:value-type="string" table:number-columns-spanned="4" table:number-rows-spanned="1">
            <text:p>Data Collection</text:p>
          </table:table-cell>
          <table:covered-table-cell table:number-columns-repeated="2" table:style-name="ce97"/>
          <table:covered-table-cell table:style-name="ce99"/>
        </table:table-row>
        <table:table-row table:style-name="ro1">
          <table:table-cell/>
          <table:table-cell table:style-name="ce32" office:value-type="string" calcext:value-type="string">
            <text:p>P2P self</text:p>
          </table:table-cell>
          <table:table-cell table:style-name="ce34" office:value-type="string" calcext:value-type="string">
            <text:p>P2P neis</text:p>
          </table:table-cell>
          <table:table-cell table:style-name="ce34" office:value-type="string" calcext:value-type="string">
            <text:p>P2P</text:p>
          </table:table-cell>
          <table:table-cell table:style-name="ce36" office:value-type="string" calcext:value-type="string">
            <text:p>loop</text:p>
          </table:table-cell>
          <table:table-cell table:style-name="ce38" office:value-type="string" calcext:value-type="string">
            <text:p>P2P self</text:p>
          </table:table-cell>
          <table:table-cell table:style-name="ce40" office:value-type="string" calcext:value-type="string">
            <text:p>P2P neis</text:p>
          </table:table-cell>
          <table:table-cell table:style-name="ce40" office:value-type="string" calcext:value-type="string">
            <text:p>P2P</text:p>
          </table:table-cell>
          <table:table-cell table:style-name="ce42" office:value-type="string" calcext:value-type="string">
            <text:p>loop</text:p>
          </table:table-cell>
          <table:table-cell table:style-name="ce20" office:value-type="string" calcext:value-type="string">
            <text:p>P2P self</text:p>
          </table:table-cell>
          <table:table-cell table:style-name="ce22" office:value-type="string" calcext:value-type="string">
            <text:p>P2P neis</text:p>
          </table:table-cell>
          <table:table-cell table:style-name="ce22" office:value-type="string" calcext:value-type="string">
            <text:p>P2P</text:p>
          </table:table-cell>
          <table:table-cell table:style-name="ce24" office:value-type="string" calcext:value-type="string">
            <text:p>loop</text:p>
          </table:table-cell>
          <table:table-cell table:style-name="ce68" office:value-type="string" calcext:value-type="string">
            <text:p>P2P self</text:p>
          </table:table-cell>
          <table:table-cell table:style-name="ce70" office:value-type="string" calcext:value-type="string">
            <text:p>P2P neis</text:p>
          </table:table-cell>
          <table:table-cell table:style-name="ce70" office:value-type="string" calcext:value-type="string">
            <text:p>P2P</text:p>
          </table:table-cell>
          <table:table-cell table:style-name="ce72" office:value-type="string" calcext:value-type="string">
            <text:p>loop</text:p>
          </table:table-cell>
          <table:table-cell table:style-name="ce26" office:value-type="string" calcext:value-type="string">
            <text:p>P2P self</text:p>
          </table:table-cell>
          <table:table-cell table:style-name="ce28" office:value-type="string" calcext:value-type="string">
            <text:p>P2P neis</text:p>
          </table:table-cell>
          <table:table-cell table:style-name="ce28" office:value-type="string" calcext:value-type="string">
            <text:p>P2P</text:p>
          </table:table-cell>
          <table:table-cell table:style-name="ce30" office:value-type="string" calcext:value-type="string">
            <text:p>loop</text:p>
          </table:table-cell>
          <table:table-cell table:style-name="ce96" office:value-type="string" calcext:value-type="string">
            <text:p>Indexing</text:p>
          </table:table-cell>
          <table:table-cell table:style-name="ce98" office:value-type="string" calcext:value-type="string">
            <text:p>Indexing dual</text:p>
          </table:table-cell>
          <table:table-cell table:style-name="ce98" office:value-type="string" calcext:value-type="string">
            <text:p>Redundant</text:p>
          </table:table-cell>
          <table:table-cell table:style-name="ce100" office:value-type="string" calcext:value-type="string">
            <text:p>Redundant+D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$raw.C3]/[$raw.F3];2)" office:value-type="float" office:value="2.06" calcext:value-type="float">
            <text:p>2.06</text:p>
          </table:table-cell>
          <table:table-cell table:formula="of:=ROUND([$raw.D3]/[$raw.G3];2)" office:value-type="float" office:value="2.29" calcext:value-type="float">
            <text:p>2.29</text:p>
          </table:table-cell>
          <table:table-cell table:formula="of:=ROUND(([$raw.C3]+[$raw.D3])/([$raw.F3]+[$raw.G3]);2)" office:value-type="float" office:value="2.11" calcext:value-type="float">
            <text:p>2.11</text:p>
          </table:table-cell>
          <table:table-cell table:formula="of:=ROUND([$raw.B3]/[$raw.E3];2)" office:value-type="float" office:value="1.61" calcext:value-type="float">
            <text:p>1.61</text:p>
          </table:table-cell>
          <table:table-cell table:formula="of:=ROUND([$raw.C3]/[$raw.I3];2)" office:value-type="float" office:value="32.42" calcext:value-type="float">
            <text:p>32.42</text:p>
          </table:table-cell>
          <table:table-cell table:formula="of:=ROUND([$raw.D3]/[$raw.J3];2)" office:value-type="float" office:value="340.22" calcext:value-type="float">
            <text:p>340.22</text:p>
          </table:table-cell>
          <table:table-cell table:formula="of:=ROUND(([$raw.C3]+[$raw.D3])/([$raw.I3]+[$raw.J3]+[$raw.K3]);2)" office:value-type="float" office:value="3.82" calcext:value-type="float">
            <text:p>3.82</text:p>
          </table:table-cell>
          <table:table-cell table:formula="of:=ROUND([$raw.B3]/[$raw.H3];2)" office:value-type="float" office:value="3.35" calcext:value-type="float">
            <text:p>3.35</text:p>
          </table:table-cell>
          <table:table-cell table:formula="of:=ROUND([$raw.C3]/[$raw.M3];2)" office:value-type="float" office:value="166.31" calcext:value-type="float">
            <text:p>166.31</text:p>
          </table:table-cell>
          <table:table-cell table:formula="of:=ROUND([$raw.D3]/[$raw.N3];2)" office:value-type="float" office:value="11.08" calcext:value-type="float">
            <text:p>11.08</text:p>
          </table:table-cell>
          <table:table-cell table:formula="of:=ROUND(([$raw.C3]+[$raw.D3])/([$raw.M3]+[$raw.N3]+[$raw.O3]);2)" office:value-type="float" office:value="10.12" calcext:value-type="float">
            <text:p>10.12</text:p>
          </table:table-cell>
          <table:table-cell table:formula="of:=ROUND([$raw.B3]/[$raw.L3];2)" office:value-type="float" office:value="8.67" calcext:value-type="float">
            <text:p>8.67</text:p>
          </table:table-cell>
          <table:table-cell table:formula="of:=ROUND([$raw.C3]/[$raw.Q3];2)" office:value-type="float" office:value="792.37" calcext:value-type="float">
            <text:p>792.37</text:p>
          </table:table-cell>
          <table:table-cell table:formula="of:=ROUND([$raw.D3]/[$raw.R3];2)" office:value-type="float" office:value="526.57" calcext:value-type="float">
            <text:p>526.57</text:p>
          </table:table-cell>
          <table:table-cell table:formula="of:=ROUND(([$raw.C3]+[$raw.D3])/([$raw.Q3]+[$raw.R3]+[$raw.S3]);2)" office:value-type="float" office:value="25.01" calcext:value-type="float">
            <text:p>25.01</text:p>
          </table:table-cell>
          <table:table-cell table:formula="of:=ROUND([$raw.B3]/[$raw.P3];2)" office:value-type="float" office:value="15.02" calcext:value-type="float">
            <text:p>15.02</text:p>
          </table:table-cell>
          <table:table-cell table:formula="of:=ROUND([$raw.C3]/[$raw.U3];2)" office:value-type="float" office:value="173.55" calcext:value-type="float">
            <text:p>173.55</text:p>
          </table:table-cell>
          <table:table-cell table:formula="of:=ROUND([$raw.D3]/[$raw.V3];2)" office:value-type="float" office:value="7.31" calcext:value-type="float">
            <text:p>7.31</text:p>
          </table:table-cell>
          <table:table-cell table:formula="of:=ROUND(([$raw.C3]+[$raw.D3])/([$raw.U3]+[$raw.V3]+[$raw.W3]);2)" office:value-type="float" office:value="8.8" calcext:value-type="float">
            <text:p>8.8</text:p>
          </table:table-cell>
          <table:table-cell table:formula="of:=ROUND([$raw.B3]/[$raw.T3];2)" office:value-type="float" office:value="7.25" calcext:value-type="float">
            <text:p>7.25</text:p>
          </table:table-cell>
          <table:table-cell table:formula="of:=[$raw.K3]" office:value-type="float" office:value="0.985713" calcext:value-type="float">
            <text:p>0.985713</text:p>
          </table:table-cell>
          <table:table-cell table:formula="of:=[$raw.S3]" office:value-type="float" office:value="0.159264" calcext:value-type="float">
            <text:p>0.159264</text:p>
          </table:table-cell>
          <table:table-cell table:formula="of:=[$raw.O3]" office:value-type="float" office:value="0.290908" calcext:value-type="float">
            <text:p>0.290908</text:p>
          </table:table-cell>
          <table:table-cell table:formula="of:=[$raw.W3]" office:value-type="float" office:value="0.301872" calcext:value-type="float">
            <text:p>0.30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$raw.C4]/[$raw.F4];2)" office:value-type="float" office:value="2.06" calcext:value-type="float">
            <text:p>2.06</text:p>
          </table:table-cell>
          <table:table-cell table:formula="of:=ROUND([$raw.D4]/[$raw.G4];2)" office:value-type="float" office:value="2.5" calcext:value-type="float">
            <text:p>2.5</text:p>
          </table:table-cell>
          <table:table-cell table:formula="of:=ROUND(([$raw.C4]+[$raw.D4])/([$raw.F4]+[$raw.G4]);2)" office:value-type="float" office:value="2.16" calcext:value-type="float">
            <text:p>2.16</text:p>
          </table:table-cell>
          <table:table-cell table:formula="of:=ROUND([$raw.B4]/[$raw.E4];2)" office:value-type="float" office:value="1.7" calcext:value-type="float">
            <text:p>1.7</text:p>
          </table:table-cell>
          <table:table-cell table:formula="of:=ROUND([$raw.C4]/[$raw.I4];2)" office:value-type="float" office:value="32.06" calcext:value-type="float">
            <text:p>32.06</text:p>
          </table:table-cell>
          <table:table-cell table:formula="of:=ROUND([$raw.D4]/[$raw.J4];2)" office:value-type="float" office:value="350.89" calcext:value-type="float">
            <text:p>350.89</text:p>
          </table:table-cell>
          <table:table-cell table:formula="of:=ROUND(([$raw.C4]+[$raw.D4])/([$raw.I4]+[$raw.J4]+[$raw.K4]);2)" office:value-type="float" office:value="3.75" calcext:value-type="float">
            <text:p>3.75</text:p>
          </table:table-cell>
          <table:table-cell table:formula="of:=ROUND([$raw.B4]/[$raw.H4];2)" office:value-type="float" office:value="3.29" calcext:value-type="float">
            <text:p>3.29</text:p>
          </table:table-cell>
          <table:table-cell table:formula="of:=ROUND([$raw.C4]/[$raw.M4];2)" office:value-type="float" office:value="176.3" calcext:value-type="float">
            <text:p>176.3</text:p>
          </table:table-cell>
          <table:table-cell table:formula="of:=ROUND([$raw.D4]/[$raw.N4];2)" office:value-type="float" office:value="11.79" calcext:value-type="float">
            <text:p>11.79</text:p>
          </table:table-cell>
          <table:table-cell table:formula="of:=ROUND(([$raw.C4]+[$raw.D4])/([$raw.M4]+[$raw.N4]+[$raw.O4]);2)" office:value-type="float" office:value="10.14" calcext:value-type="float">
            <text:p>10.14</text:p>
          </table:table-cell>
          <table:table-cell table:formula="of:=ROUND([$raw.B4]/[$raw.L4];2)" office:value-type="float" office:value="8.7" calcext:value-type="float">
            <text:p>8.7</text:p>
          </table:table-cell>
          <table:table-cell table:formula="of:=ROUND([$raw.C4]/[$raw.Q4];2)" office:value-type="float" office:value="792.98" calcext:value-type="float">
            <text:p>792.98</text:p>
          </table:table-cell>
          <table:table-cell table:formula="of:=ROUND([$raw.D4]/[$raw.R4];2)" office:value-type="float" office:value="558.08" calcext:value-type="float">
            <text:p>558.08</text:p>
          </table:table-cell>
          <table:table-cell table:formula="of:=ROUND(([$raw.C4]+[$raw.D4])/([$raw.Q4]+[$raw.R4]+[$raw.S4]);2)" office:value-type="float" office:value="24.78" calcext:value-type="float">
            <text:p>24.78</text:p>
          </table:table-cell>
          <table:table-cell table:formula="of:=ROUND([$raw.B4]/[$raw.P4];2)" office:value-type="float" office:value="14.92" calcext:value-type="float">
            <text:p>14.92</text:p>
          </table:table-cell>
          <table:table-cell table:formula="of:=ROUND([$raw.C4]/[$raw.U4];2)" office:value-type="float" office:value="172.77" calcext:value-type="float">
            <text:p>172.77</text:p>
          </table:table-cell>
          <table:table-cell table:formula="of:=ROUND([$raw.D4]/[$raw.V4];2)" office:value-type="float" office:value="7.64" calcext:value-type="float">
            <text:p>7.64</text:p>
          </table:table-cell>
          <table:table-cell table:formula="of:=ROUND(([$raw.C4]+[$raw.D4])/([$raw.U4]+[$raw.V4]+[$raw.W4]);2)" office:value-type="float" office:value="8.78" calcext:value-type="float">
            <text:p>8.78</text:p>
          </table:table-cell>
          <table:table-cell table:formula="of:=ROUND([$raw.B4]/[$raw.T4];2)" office:value-type="float" office:value="7.27" calcext:value-type="float">
            <text:p>7.27</text:p>
          </table:table-cell>
          <table:table-cell table:formula="of:=[$raw.K4]" office:value-type="float" office:value="1.006817" calcext:value-type="float">
            <text:p>1.006817</text:p>
          </table:table-cell>
          <table:table-cell table:formula="of:=[$raw.S4]" office:value-type="float" office:value="0.161" calcext:value-type="float">
            <text:p>0.161</text:p>
          </table:table-cell>
          <table:table-cell table:formula="of:=[$raw.O4]" office:value-type="float" office:value="0.293022" calcext:value-type="float">
            <text:p>0.293022</text:p>
          </table:table-cell>
          <table:table-cell table:formula="of:=[$raw.W4]" office:value-type="float" office:value="0.302951" calcext:value-type="float">
            <text:p>0.302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$raw.C5]/[$raw.F5];2)" office:value-type="float" office:value="2.37" calcext:value-type="float">
            <text:p>2.37</text:p>
          </table:table-cell>
          <table:table-cell table:formula="of:=ROUND([$raw.D5]/[$raw.G5];2)" office:value-type="float" office:value="2.41" calcext:value-type="float">
            <text:p>2.41</text:p>
          </table:table-cell>
          <table:table-cell table:formula="of:=ROUND(([$raw.C5]+[$raw.D5])/([$raw.F5]+[$raw.G5]);2)" office:value-type="float" office:value="2.38" calcext:value-type="float">
            <text:p>2.38</text:p>
          </table:table-cell>
          <table:table-cell table:formula="of:=ROUND([$raw.B5]/[$raw.E5];2)" office:value-type="float" office:value="1.77" calcext:value-type="float">
            <text:p>1.77</text:p>
          </table:table-cell>
          <table:table-cell table:formula="of:=ROUND([$raw.C5]/[$raw.I5];2)" office:value-type="float" office:value="34.95" calcext:value-type="float">
            <text:p>34.95</text:p>
          </table:table-cell>
          <table:table-cell table:formula="of:=ROUND([$raw.D5]/[$raw.J5];2)" office:value-type="float" office:value="334.12" calcext:value-type="float">
            <text:p>334.12</text:p>
          </table:table-cell>
          <table:table-cell table:formula="of:=ROUND(([$raw.C5]+[$raw.D5])/([$raw.I5]+[$raw.J5]+[$raw.K5]);2)" office:value-type="float" office:value="4.06" calcext:value-type="float">
            <text:p>4.06</text:p>
          </table:table-cell>
          <table:table-cell table:formula="of:=ROUND([$raw.B5]/[$raw.H5];2)" office:value-type="float" office:value="3.56" calcext:value-type="float">
            <text:p>3.56</text:p>
          </table:table-cell>
          <table:table-cell table:formula="of:=ROUND([$raw.C5]/[$raw.M5];2)" office:value-type="float" office:value="193.67" calcext:value-type="float">
            <text:p>193.67</text:p>
          </table:table-cell>
          <table:table-cell table:formula="of:=ROUND([$raw.D5]/[$raw.N5];2)" office:value-type="float" office:value="11.52" calcext:value-type="float">
            <text:p>11.52</text:p>
          </table:table-cell>
          <table:table-cell table:formula="of:=ROUND(([$raw.C5]+[$raw.D5])/([$raw.M5]+[$raw.N5]+[$raw.O5]);2)" office:value-type="float" office:value="10.87" calcext:value-type="float">
            <text:p>10.87</text:p>
          </table:table-cell>
          <table:table-cell table:formula="of:=ROUND([$raw.B5]/[$raw.L5];2)" office:value-type="float" office:value="9.31" calcext:value-type="float">
            <text:p>9.31</text:p>
          </table:table-cell>
          <table:table-cell table:formula="of:=ROUND([$raw.C5]/[$raw.Q5];2)" office:value-type="float" office:value="857.12" calcext:value-type="float">
            <text:p>857.12</text:p>
          </table:table-cell>
          <table:table-cell table:formula="of:=ROUND([$raw.D5]/[$raw.R5];2)" office:value-type="float" office:value="548.1" calcext:value-type="float">
            <text:p>548.1</text:p>
          </table:table-cell>
          <table:table-cell table:formula="of:=ROUND(([$raw.C5]+[$raw.D5])/([$raw.Q5]+[$raw.R5]+[$raw.S5]);2)" office:value-type="float" office:value="26.64" calcext:value-type="float">
            <text:p>26.64</text:p>
          </table:table-cell>
          <table:table-cell table:formula="of:=ROUND([$raw.B5]/[$raw.P5];2)" office:value-type="float" office:value="15.97" calcext:value-type="float">
            <text:p>15.97</text:p>
          </table:table-cell>
          <table:table-cell table:formula="of:=ROUND([$raw.C5]/[$raw.U5];2)" office:value-type="float" office:value="190.73" calcext:value-type="float">
            <text:p>190.73</text:p>
          </table:table-cell>
          <table:table-cell table:formula="of:=ROUND([$raw.D5]/[$raw.V5];2)" office:value-type="float" office:value="7.48" calcext:value-type="float">
            <text:p>7.48</text:p>
          </table:table-cell>
          <table:table-cell table:formula="of:=ROUND(([$raw.C5]+[$raw.D5])/([$raw.U5]+[$raw.V5]+[$raw.W5]);2)" office:value-type="float" office:value="9.36" calcext:value-type="float">
            <text:p>9.36</text:p>
          </table:table-cell>
          <table:table-cell table:formula="of:=ROUND([$raw.B5]/[$raw.T5];2)" office:value-type="float" office:value="7.71" calcext:value-type="float">
            <text:p>7.71</text:p>
          </table:table-cell>
          <table:table-cell table:formula="of:=[$raw.K5]" office:value-type="float" office:value="0.988777" calcext:value-type="float">
            <text:p>0.988777</text:p>
          </table:table-cell>
          <table:table-cell table:formula="of:=[$raw.S5]" office:value-type="float" office:value="0.159475" calcext:value-type="float">
            <text:p>0.159475</text:p>
          </table:table-cell>
          <table:table-cell table:formula="of:=[$raw.O5]" office:value-type="float" office:value="0.290373" calcext:value-type="float">
            <text:p>0.290373</text:p>
          </table:table-cell>
          <table:table-cell table:formula="of:=[$raw.W5]" office:value-type="float" office:value="0.30251" calcext:value-type="float">
            <text:p>0.30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$raw.C6]/[$raw.F6];2)" office:value-type="float" office:value="2.24" calcext:value-type="float">
            <text:p>2.24</text:p>
          </table:table-cell>
          <table:table-cell table:formula="of:=ROUND([$raw.D6]/[$raw.G6];2)" office:value-type="float" office:value="2.55" calcext:value-type="float">
            <text:p>2.55</text:p>
          </table:table-cell>
          <table:table-cell table:formula="of:=ROUND(([$raw.C6]+[$raw.D6])/([$raw.F6]+[$raw.G6]);2)" office:value-type="float" office:value="2.31" calcext:value-type="float">
            <text:p>2.31</text:p>
          </table:table-cell>
          <table:table-cell table:formula="of:=ROUND([$raw.B6]/[$raw.E6];2)" office:value-type="float" office:value="1.85" calcext:value-type="float">
            <text:p>1.85</text:p>
          </table:table-cell>
          <table:table-cell table:formula="of:=ROUND([$raw.C6]/[$raw.I6];2)" office:value-type="float" office:value="34.26" calcext:value-type="float">
            <text:p>34.26</text:p>
          </table:table-cell>
          <table:table-cell table:formula="of:=ROUND([$raw.D6]/[$raw.J6];2)" office:value-type="float" office:value="343.93" calcext:value-type="float">
            <text:p>343.93</text:p>
          </table:table-cell>
          <table:table-cell table:formula="of:=ROUND(([$raw.C6]+[$raw.D6])/([$raw.I6]+[$raw.J6]+[$raw.K6]);2)" office:value-type="float" office:value="3.98" calcext:value-type="float">
            <text:p>3.98</text:p>
          </table:table-cell>
          <table:table-cell table:formula="of:=ROUND([$raw.B6]/[$raw.H6];2)" office:value-type="float" office:value="3.45" calcext:value-type="float">
            <text:p>3.45</text:p>
          </table:table-cell>
          <table:table-cell table:formula="of:=ROUND([$raw.C6]/[$raw.M6];2)" office:value-type="float" office:value="185.54" calcext:value-type="float">
            <text:p>185.54</text:p>
          </table:table-cell>
          <table:table-cell table:formula="of:=ROUND([$raw.D6]/[$raw.N6];2)" office:value-type="float" office:value="12.57" calcext:value-type="float">
            <text:p>12.57</text:p>
          </table:table-cell>
          <table:table-cell table:formula="of:=ROUND(([$raw.C6]+[$raw.D6])/([$raw.M6]+[$raw.N6]+[$raw.O6]);2)" office:value-type="float" office:value="10.86" calcext:value-type="float">
            <text:p>10.86</text:p>
          </table:table-cell>
          <table:table-cell table:formula="of:=ROUND([$raw.B6]/[$raw.L6];2)" office:value-type="float" office:value="9.31" calcext:value-type="float">
            <text:p>9.31</text:p>
          </table:table-cell>
          <table:table-cell table:formula="of:=ROUND([$raw.C6]/[$raw.Q6];2)" office:value-type="float" office:value="847.81" calcext:value-type="float">
            <text:p>847.81</text:p>
          </table:table-cell>
          <table:table-cell table:formula="of:=ROUND([$raw.D6]/[$raw.R6];2)" office:value-type="float" office:value="594.08" calcext:value-type="float">
            <text:p>594.08</text:p>
          </table:table-cell>
          <table:table-cell table:formula="of:=ROUND(([$raw.C6]+[$raw.D6])/([$raw.Q6]+[$raw.R6]+[$raw.S6]);2)" office:value-type="float" office:value="26.72" calcext:value-type="float">
            <text:p>26.72</text:p>
          </table:table-cell>
          <table:table-cell table:formula="of:=ROUND([$raw.B6]/[$raw.P6];2)" office:value-type="float" office:value="16.08" calcext:value-type="float">
            <text:p>16.08</text:p>
          </table:table-cell>
          <table:table-cell table:formula="of:=ROUND([$raw.C6]/[$raw.U6];2)" office:value-type="float" office:value="182.29" calcext:value-type="float">
            <text:p>182.29</text:p>
          </table:table-cell>
          <table:table-cell table:formula="of:=ROUND([$raw.D6]/[$raw.V6];2)" office:value-type="float" office:value="8.16" calcext:value-type="float">
            <text:p>8.16</text:p>
          </table:table-cell>
          <table:table-cell table:formula="of:=ROUND(([$raw.C6]+[$raw.D6])/([$raw.U6]+[$raw.V6]+[$raw.W6]);2)" office:value-type="float" office:value="9.41" calcext:value-type="float">
            <text:p>9.41</text:p>
          </table:table-cell>
          <table:table-cell table:formula="of:=ROUND([$raw.B6]/[$raw.T6];2)" office:value-type="float" office:value="7.77" calcext:value-type="float">
            <text:p>7.77</text:p>
          </table:table-cell>
          <table:table-cell table:formula="of:=[$raw.K6]" office:value-type="float" office:value="1.016915" calcext:value-type="float">
            <text:p>1.016915</text:p>
          </table:table-cell>
          <table:table-cell table:formula="of:=[$raw.S6]" office:value-type="float" office:value="0.15996" calcext:value-type="float">
            <text:p>0.15996</text:p>
          </table:table-cell>
          <table:table-cell table:formula="of:=[$raw.O6]" office:value-type="float" office:value="0.292966" calcext:value-type="float">
            <text:p>0.292966</text:p>
          </table:table-cell>
          <table:table-cell table:formula="of:=[$raw.W6]" office:value-type="float" office:value="0.302198" calcext:value-type="float">
            <text:p>0.302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$raw.C7]/[$raw.F7];2)" office:value-type="float" office:value="1.97" calcext:value-type="float">
            <text:p>1.97</text:p>
          </table:table-cell>
          <table:table-cell table:formula="of:=ROUND([$raw.D7]/[$raw.G7];2)" office:value-type="float" office:value="2.25" calcext:value-type="float">
            <text:p>2.25</text:p>
          </table:table-cell>
          <table:table-cell table:formula="of:=ROUND(([$raw.C7]+[$raw.D7])/([$raw.F7]+[$raw.G7]);2)" office:value-type="float" office:value="2.04" calcext:value-type="float">
            <text:p>2.04</text:p>
          </table:table-cell>
          <table:table-cell table:formula="of:=ROUND([$raw.B7]/[$raw.E7];2)" office:value-type="float" office:value="1.64" calcext:value-type="float">
            <text:p>1.64</text:p>
          </table:table-cell>
          <table:table-cell table:formula="of:=ROUND([$raw.C7]/[$raw.I7];2)" office:value-type="float" office:value="31.97" calcext:value-type="float">
            <text:p>31.97</text:p>
          </table:table-cell>
          <table:table-cell table:formula="of:=ROUND([$raw.D7]/[$raw.J7];2)" office:value-type="float" office:value="322.16" calcext:value-type="float">
            <text:p>322.16</text:p>
          </table:table-cell>
          <table:table-cell table:formula="of:=ROUND(([$raw.C7]+[$raw.D7])/([$raw.I7]+[$raw.J7]+[$raw.K7]);2)" office:value-type="float" office:value="3.73" calcext:value-type="float">
            <text:p>3.73</text:p>
          </table:table-cell>
          <table:table-cell table:formula="of:=ROUND([$raw.B7]/[$raw.H7];2)" office:value-type="float" office:value="3.26" calcext:value-type="float">
            <text:p>3.26</text:p>
          </table:table-cell>
          <table:table-cell table:formula="of:=ROUND([$raw.C7]/[$raw.M7];2)" office:value-type="float" office:value="175.65" calcext:value-type="float">
            <text:p>175.65</text:p>
          </table:table-cell>
          <table:table-cell table:formula="of:=ROUND([$raw.D7]/[$raw.N7];2)" office:value-type="float" office:value="11.09" calcext:value-type="float">
            <text:p>11.09</text:p>
          </table:table-cell>
          <table:table-cell table:formula="of:=ROUND(([$raw.C7]+[$raw.D7])/([$raw.M7]+[$raw.N7]+[$raw.O7]);2)" office:value-type="float" office:value="10.04" calcext:value-type="float">
            <text:p>10.04</text:p>
          </table:table-cell>
          <table:table-cell table:formula="of:=ROUND([$raw.B7]/[$raw.L7];2)" office:value-type="float" office:value="8.62" calcext:value-type="float">
            <text:p>8.62</text:p>
          </table:table-cell>
          <table:table-cell table:formula="of:=ROUND([$raw.C7]/[$raw.Q7];2)" office:value-type="float" office:value="790.26" calcext:value-type="float">
            <text:p>790.26</text:p>
          </table:table-cell>
          <table:table-cell table:formula="of:=ROUND([$raw.D7]/[$raw.R7];2)" office:value-type="float" office:value="532.2" calcext:value-type="float">
            <text:p>532.2</text:p>
          </table:table-cell>
          <table:table-cell table:formula="of:=ROUND(([$raw.C7]+[$raw.D7])/([$raw.Q7]+[$raw.R7]+[$raw.S7]);2)" office:value-type="float" office:value="24.58" calcext:value-type="float">
            <text:p>24.58</text:p>
          </table:table-cell>
          <table:table-cell table:formula="of:=ROUND([$raw.B7]/[$raw.P7];2)" office:value-type="float" office:value="14.74" calcext:value-type="float">
            <text:p>14.74</text:p>
          </table:table-cell>
          <table:table-cell table:formula="of:=ROUND([$raw.C7]/[$raw.U7];2)" office:value-type="float" office:value="172.25" calcext:value-type="float">
            <text:p>172.25</text:p>
          </table:table-cell>
          <table:table-cell table:formula="of:=ROUND([$raw.D7]/[$raw.V7];2)" office:value-type="float" office:value="7.18" calcext:value-type="float">
            <text:p>7.18</text:p>
          </table:table-cell>
          <table:table-cell table:formula="of:=ROUND(([$raw.C7]+[$raw.D7])/([$raw.U7]+[$raw.V7]+[$raw.W7]);2)" office:value-type="float" office:value="7.8" calcext:value-type="float">
            <text:p>7.8</text:p>
          </table:table-cell>
          <table:table-cell table:formula="of:=ROUND([$raw.B7]/[$raw.T7];2)" office:value-type="float" office:value="6.49" calcext:value-type="float">
            <text:p>6.49</text:p>
          </table:table-cell>
          <table:table-cell table:formula="of:=[$raw.K7]" office:value-type="float" office:value="0.997481" calcext:value-type="float">
            <text:p>0.997481</text:p>
          </table:table-cell>
          <table:table-cell table:formula="of:=[$raw.S7]" office:value-type="float" office:value="0.160311" calcext:value-type="float">
            <text:p>0.160311</text:p>
          </table:table-cell>
          <table:table-cell table:formula="of:=[$raw.O7]" office:value-type="float" office:value="0.291412" calcext:value-type="float">
            <text:p>0.291412</text:p>
          </table:table-cell>
          <table:table-cell table:formula="of:=[$raw.W7]" office:value-type="float" office:value="0.354484" calcext:value-type="float">
            <text:p>0.354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$raw.C8]/[$raw.F8];2)" office:value-type="float" office:value="2.09" calcext:value-type="float">
            <text:p>2.09</text:p>
          </table:table-cell>
          <table:table-cell table:formula="of:=ROUND([$raw.D8]/[$raw.G8];2)" office:value-type="float" office:value="2.94" calcext:value-type="float">
            <text:p>2.94</text:p>
          </table:table-cell>
          <table:table-cell table:formula="of:=ROUND(([$raw.C8]+[$raw.D8])/([$raw.F8]+[$raw.G8]);2)" office:value-type="float" office:value="2.32" calcext:value-type="float">
            <text:p>2.32</text:p>
          </table:table-cell>
          <table:table-cell table:formula="of:=ROUND([$raw.B8]/[$raw.E8];2)" office:value-type="float" office:value="1.85" calcext:value-type="float">
            <text:p>1.85</text:p>
          </table:table-cell>
          <table:table-cell table:formula="of:=ROUND([$raw.C8]/[$raw.I8];2)" office:value-type="float" office:value="31.2" calcext:value-type="float">
            <text:p>31.2</text:p>
          </table:table-cell>
          <table:table-cell table:formula="of:=ROUND([$raw.D8]/[$raw.J8];2)" office:value-type="float" office:value="441.91" calcext:value-type="float">
            <text:p>441.91</text:p>
          </table:table-cell>
          <table:table-cell table:formula="of:=ROUND(([$raw.C8]+[$raw.D8])/([$raw.I8]+[$raw.J8]+[$raw.K8]);2)" office:value-type="float" office:value="4.05" calcext:value-type="float">
            <text:p>4.05</text:p>
          </table:table-cell>
          <table:table-cell table:formula="of:=ROUND([$raw.B8]/[$raw.H8];2)" office:value-type="float" office:value="3.56" calcext:value-type="float">
            <text:p>3.56</text:p>
          </table:table-cell>
          <table:table-cell table:formula="of:=ROUND([$raw.C8]/[$raw.M8];2)" office:value-type="float" office:value="172.04" calcext:value-type="float">
            <text:p>172.04</text:p>
          </table:table-cell>
          <table:table-cell table:formula="of:=ROUND([$raw.D8]/[$raw.N8];2)" office:value-type="float" office:value="14.82" calcext:value-type="float">
            <text:p>14.82</text:p>
          </table:table-cell>
          <table:table-cell table:formula="of:=ROUND(([$raw.C8]+[$raw.D8])/([$raw.M8]+[$raw.N8]+[$raw.O8]);2)" office:value-type="float" office:value="10.77" calcext:value-type="float">
            <text:p>10.77</text:p>
          </table:table-cell>
          <table:table-cell table:formula="of:=ROUND([$raw.B8]/[$raw.L8];2)" office:value-type="float" office:value="9.24" calcext:value-type="float">
            <text:p>9.24</text:p>
          </table:table-cell>
          <table:table-cell table:formula="of:=ROUND([$raw.C8]/[$raw.Q8];2)" office:value-type="float" office:value="770.78" calcext:value-type="float">
            <text:p>770.78</text:p>
          </table:table-cell>
          <table:table-cell table:formula="of:=ROUND([$raw.D8]/[$raw.R8];2)" office:value-type="float" office:value="566.18" calcext:value-type="float">
            <text:p>566.18</text:p>
          </table:table-cell>
          <table:table-cell table:formula="of:=ROUND(([$raw.C8]+[$raw.D8])/([$raw.Q8]+[$raw.R8]+[$raw.S8]);2)" office:value-type="float" office:value="20.06" calcext:value-type="float">
            <text:p>20.06</text:p>
          </table:table-cell>
          <table:table-cell table:formula="of:=ROUND([$raw.B8]/[$raw.P8];2)" office:value-type="float" office:value="12.62" calcext:value-type="float">
            <text:p>12.62</text:p>
          </table:table-cell>
          <table:table-cell table:formula="of:=ROUND([$raw.C8]/[$raw.U8];2)" office:value-type="float" office:value="168.35" calcext:value-type="float">
            <text:p>168.35</text:p>
          </table:table-cell>
          <table:table-cell table:formula="of:=ROUND([$raw.D8]/[$raw.V8];2)" office:value-type="float" office:value="9.63" calcext:value-type="float">
            <text:p>9.63</text:p>
          </table:table-cell>
          <table:table-cell table:formula="of:=ROUND(([$raw.C8]+[$raw.D8])/([$raw.U8]+[$raw.V8]+[$raw.W8]);2)" office:value-type="float" office:value="9.35" calcext:value-type="float">
            <text:p>9.35</text:p>
          </table:table-cell>
          <table:table-cell table:formula="of:=ROUND([$raw.B8]/[$raw.T8];2)" office:value-type="float" office:value="7.71" calcext:value-type="float">
            <text:p>7.71</text:p>
          </table:table-cell>
          <table:table-cell table:formula="of:=[$raw.K8]" office:value-type="float" office:value="0.98743" calcext:value-type="float">
            <text:p>0.98743</text:p>
          </table:table-cell>
          <table:table-cell table:formula="of:=[$raw.S8]" office:value-type="float" office:value="0.212557" calcext:value-type="float">
            <text:p>0.212557</text:p>
          </table:table-cell>
          <table:table-cell table:formula="of:=[$raw.O8]" office:value-type="float" office:value="0.292588" calcext:value-type="float">
            <text:p>0.292588</text:p>
          </table:table-cell>
          <table:table-cell table:formula="of:=[$raw.W8]" office:value-type="float" office:value="0.301073" calcext:value-type="float">
            <text:p>0.301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$raw.C9]/[$raw.F9];2)" office:value-type="float" office:value="2.1" calcext:value-type="float">
            <text:p>2.1</text:p>
          </table:table-cell>
          <table:table-cell table:formula="of:=ROUND([$raw.D9]/[$raw.G9];2)" office:value-type="float" office:value="2.19" calcext:value-type="float">
            <text:p>2.19</text:p>
          </table:table-cell>
          <table:table-cell table:formula="of:=ROUND(([$raw.C9]+[$raw.D9])/([$raw.F9]+[$raw.G9]);2)" office:value-type="float" office:value="2.12" calcext:value-type="float">
            <text:p>2.12</text:p>
          </table:table-cell>
          <table:table-cell table:formula="of:=ROUND([$raw.B9]/[$raw.E9];2)" office:value-type="float" office:value="1.69" calcext:value-type="float">
            <text:p>1.69</text:p>
          </table:table-cell>
          <table:table-cell table:formula="of:=ROUND([$raw.C9]/[$raw.I9];2)" office:value-type="float" office:value="30.47" calcext:value-type="float">
            <text:p>30.47</text:p>
          </table:table-cell>
          <table:table-cell table:formula="of:=ROUND([$raw.D9]/[$raw.J9];2)" office:value-type="float" office:value="325.34" calcext:value-type="float">
            <text:p>325.34</text:p>
          </table:table-cell>
          <table:table-cell table:formula="of:=ROUND(([$raw.C9]+[$raw.D9])/([$raw.I9]+[$raw.J9]+[$raw.K9]);2)" office:value-type="float" office:value="3.75" calcext:value-type="float">
            <text:p>3.75</text:p>
          </table:table-cell>
          <table:table-cell table:formula="of:=ROUND([$raw.B9]/[$raw.H9];2)" office:value-type="float" office:value="3.29" calcext:value-type="float">
            <text:p>3.29</text:p>
          </table:table-cell>
          <table:table-cell table:formula="of:=ROUND([$raw.C9]/[$raw.M9];2)" office:value-type="float" office:value="175.65" calcext:value-type="float">
            <text:p>175.65</text:p>
          </table:table-cell>
          <table:table-cell table:formula="of:=ROUND([$raw.D9]/[$raw.N9];2)" office:value-type="float" office:value="11.23" calcext:value-type="float">
            <text:p>11.23</text:p>
          </table:table-cell>
          <table:table-cell table:formula="of:=ROUND(([$raw.C9]+[$raw.D9])/([$raw.M9]+[$raw.N9]+[$raw.O9]);2)" office:value-type="float" office:value="10.05" calcext:value-type="float">
            <text:p>10.05</text:p>
          </table:table-cell>
          <table:table-cell table:formula="of:=ROUND([$raw.B9]/[$raw.L9];2)" office:value-type="float" office:value="8.61" calcext:value-type="float">
            <text:p>8.61</text:p>
          </table:table-cell>
          <table:table-cell table:formula="of:=ROUND([$raw.C9]/[$raw.Q9];2)" office:value-type="float" office:value="787.42" calcext:value-type="float">
            <text:p>787.42</text:p>
          </table:table-cell>
          <table:table-cell table:formula="of:=ROUND([$raw.D9]/[$raw.R9];2)" office:value-type="float" office:value="459.95" calcext:value-type="float">
            <text:p>459.95</text:p>
          </table:table-cell>
          <table:table-cell table:formula="of:=ROUND(([$raw.C9]+[$raw.D9])/([$raw.Q9]+[$raw.R9]+[$raw.S9]);2)" office:value-type="float" office:value="21.08" calcext:value-type="float">
            <text:p>21.08</text:p>
          </table:table-cell>
          <table:table-cell table:formula="of:=ROUND([$raw.B9]/[$raw.P9];2)" office:value-type="float" office:value="12.65" calcext:value-type="float">
            <text:p>12.65</text:p>
          </table:table-cell>
          <table:table-cell table:formula="of:=ROUND([$raw.C9]/[$raw.U9];2)" office:value-type="float" office:value="173.54" calcext:value-type="float">
            <text:p>173.54</text:p>
          </table:table-cell>
          <table:table-cell table:formula="of:=ROUND([$raw.D9]/[$raw.V9];2)" office:value-type="float" office:value="7.28" calcext:value-type="float">
            <text:p>7.28</text:p>
          </table:table-cell>
          <table:table-cell table:formula="of:=ROUND(([$raw.C9]+[$raw.D9])/([$raw.U9]+[$raw.V9]+[$raw.W9]);2)" office:value-type="float" office:value="8.69" calcext:value-type="float">
            <text:p>8.69</text:p>
          </table:table-cell>
          <table:table-cell table:formula="of:=ROUND([$raw.B9]/[$raw.T9];2)" office:value-type="float" office:value="7.18" calcext:value-type="float">
            <text:p>7.18</text:p>
          </table:table-cell>
          <table:table-cell table:formula="of:=[$raw.K9]" office:value-type="float" office:value="0.988725" calcext:value-type="float">
            <text:p>0.988725</text:p>
          </table:table-cell>
          <table:table-cell table:formula="of:=[$raw.S9]" office:value-type="float" office:value="0.187439" calcext:value-type="float">
            <text:p>0.187439</text:p>
          </table:table-cell>
          <table:table-cell table:formula="of:=[$raw.O9]" office:value-type="float" office:value="0.291145" calcext:value-type="float">
            <text:p>0.291145</text:p>
          </table:table-cell>
          <table:table-cell table:formula="of:=[$raw.W9]" office:value-type="float" office:value="0.301124" calcext:value-type="float">
            <text:p>0.301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$raw.C10]/[$raw.F10];2)" office:value-type="float" office:value="2.25" calcext:value-type="float">
            <text:p>2.25</text:p>
          </table:table-cell>
          <table:table-cell table:formula="of:=ROUND([$raw.D10]/[$raw.G10];2)" office:value-type="float" office:value="2.77" calcext:value-type="float">
            <text:p>2.77</text:p>
          </table:table-cell>
          <table:table-cell table:formula="of:=ROUND(([$raw.C10]+[$raw.D10])/([$raw.F10]+[$raw.G10]);2)" office:value-type="float" office:value="2.37" calcext:value-type="float">
            <text:p>2.37</text:p>
          </table:table-cell>
          <table:table-cell table:formula="of:=ROUND([$raw.B10]/[$raw.E10];2)" office:value-type="float" office:value="1.94" calcext:value-type="float">
            <text:p>1.94</text:p>
          </table:table-cell>
          <table:table-cell table:formula="of:=ROUND([$raw.C10]/[$raw.I10];2)" office:value-type="float" office:value="34.62" calcext:value-type="float">
            <text:p>34.62</text:p>
          </table:table-cell>
          <table:table-cell table:formula="of:=ROUND([$raw.D10]/[$raw.J10];2)" office:value-type="float" office:value="390.91" calcext:value-type="float">
            <text:p>390.91</text:p>
          </table:table-cell>
          <table:table-cell table:formula="of:=ROUND(([$raw.C10]+[$raw.D10])/([$raw.I10]+[$raw.J10]+[$raw.K10]);2)" office:value-type="float" office:value="4.25" calcext:value-type="float">
            <text:p>4.25</text:p>
          </table:table-cell>
          <table:table-cell table:formula="of:=ROUND([$raw.B10]/[$raw.H10];2)" office:value-type="float" office:value="3.73" calcext:value-type="float">
            <text:p>3.73</text:p>
          </table:table-cell>
          <table:table-cell table:formula="of:=ROUND([$raw.C10]/[$raw.M10];2)" office:value-type="float" office:value="200.31" calcext:value-type="float">
            <text:p>200.31</text:p>
          </table:table-cell>
          <table:table-cell table:formula="of:=ROUND([$raw.D10]/[$raw.N10];2)" office:value-type="float" office:value="13.3" calcext:value-type="float">
            <text:p>13.3</text:p>
          </table:table-cell>
          <table:table-cell table:formula="of:=ROUND(([$raw.C10]+[$raw.D10])/([$raw.M10]+[$raw.N10]+[$raw.O10]);2)" office:value-type="float" office:value="11.47" calcext:value-type="float">
            <text:p>11.47</text:p>
          </table:table-cell>
          <table:table-cell table:formula="of:=ROUND([$raw.B10]/[$raw.L10];2)" office:value-type="float" office:value="9.83" calcext:value-type="float">
            <text:p>9.83</text:p>
          </table:table-cell>
          <table:table-cell table:formula="of:=ROUND([$raw.C10]/[$raw.Q10];2)" office:value-type="float" office:value="878.47" calcext:value-type="float">
            <text:p>878.47</text:p>
          </table:table-cell>
          <table:table-cell table:formula="of:=ROUND([$raw.D10]/[$raw.R10];2)" office:value-type="float" office:value="579.68" calcext:value-type="float">
            <text:p>579.68</text:p>
          </table:table-cell>
          <table:table-cell table:formula="of:=ROUND(([$raw.C10]+[$raw.D10])/([$raw.Q10]+[$raw.R10]+[$raw.S10]);2)" office:value-type="float" office:value="25.82" calcext:value-type="float">
            <text:p>25.82</text:p>
          </table:table-cell>
          <table:table-cell table:formula="of:=ROUND([$raw.B10]/[$raw.P10];2)" office:value-type="float" office:value="15.61" calcext:value-type="float">
            <text:p>15.61</text:p>
          </table:table-cell>
          <table:table-cell table:formula="of:=ROUND([$raw.C10]/[$raw.U10];2)" office:value-type="float" office:value="197.23" calcext:value-type="float">
            <text:p>197.23</text:p>
          </table:table-cell>
          <table:table-cell table:formula="of:=ROUND([$raw.D10]/[$raw.V10];2)" office:value-type="float" office:value="8.64" calcext:value-type="float">
            <text:p>8.64</text:p>
          </table:table-cell>
          <table:table-cell table:formula="of:=ROUND(([$raw.C10]+[$raw.D10])/([$raw.U10]+[$raw.V10]+[$raw.W10]);2)" office:value-type="float" office:value="9.93" calcext:value-type="float">
            <text:p>9.93</text:p>
          </table:table-cell>
          <table:table-cell table:formula="of:=ROUND([$raw.B10]/[$raw.T10];2)" office:value-type="float" office:value="8.18" calcext:value-type="float">
            <text:p>8.18</text:p>
          </table:table-cell>
          <table:table-cell table:formula="of:=[$raw.K10]" office:value-type="float" office:value="0.997763" calcext:value-type="float">
            <text:p>0.997763</text:p>
          </table:table-cell>
          <table:table-cell table:formula="of:=[$raw.S10]" office:value-type="float" office:value="0.174883" calcext:value-type="float">
            <text:p>0.174883</text:p>
          </table:table-cell>
          <table:table-cell table:formula="of:=[$raw.O10]" office:value-type="float" office:value="0.292437" calcext:value-type="float">
            <text:p>0.292437</text:p>
          </table:table-cell>
          <table:table-cell table:formula="of:=[$raw.W10]" office:value-type="float" office:value="0.302202" calcext:value-type="float">
            <text:p>0.302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$raw.C11]/[$raw.F11];2)" office:value-type="float" office:value="2.07" calcext:value-type="float">
            <text:p>2.07</text:p>
          </table:table-cell>
          <table:table-cell table:formula="of:=ROUND([$raw.D11]/[$raw.G11];2)" office:value-type="float" office:value="2.37" calcext:value-type="float">
            <text:p>2.37</text:p>
          </table:table-cell>
          <table:table-cell table:formula="of:=ROUND(([$raw.C11]+[$raw.D11])/([$raw.F11]+[$raw.G11]);2)" office:value-type="float" office:value="2.14" calcext:value-type="float">
            <text:p>2.14</text:p>
          </table:table-cell>
          <table:table-cell table:formula="of:=ROUND([$raw.B11]/[$raw.E11];2)" office:value-type="float" office:value="1.79" calcext:value-type="float">
            <text:p>1.79</text:p>
          </table:table-cell>
          <table:table-cell table:formula="of:=ROUND([$raw.C11]/[$raw.I11];2)" office:value-type="float" office:value="33.68" calcext:value-type="float">
            <text:p>33.68</text:p>
          </table:table-cell>
          <table:table-cell table:formula="of:=ROUND([$raw.D11]/[$raw.J11];2)" office:value-type="float" office:value="332.4" calcext:value-type="float">
            <text:p>332.4</text:p>
          </table:table-cell>
          <table:table-cell table:formula="of:=ROUND(([$raw.C11]+[$raw.D11])/([$raw.I11]+[$raw.J11]+[$raw.K11]);2)" office:value-type="float" office:value="4.06" calcext:value-type="float">
            <text:p>4.06</text:p>
          </table:table-cell>
          <table:table-cell table:formula="of:=ROUND([$raw.B11]/[$raw.H11];2)" office:value-type="float" office:value="3.57" calcext:value-type="float">
            <text:p>3.57</text:p>
          </table:table-cell>
          <table:table-cell table:formula="of:=ROUND([$raw.C11]/[$raw.M11];2)" office:value-type="float" office:value="192.29" calcext:value-type="float">
            <text:p>192.29</text:p>
          </table:table-cell>
          <table:table-cell table:formula="of:=ROUND([$raw.D11]/[$raw.N11];2)" office:value-type="float" office:value="11.4" calcext:value-type="float">
            <text:p>11.4</text:p>
          </table:table-cell>
          <table:table-cell table:formula="of:=ROUND(([$raw.C11]+[$raw.D11])/([$raw.M11]+[$raw.N11]+[$raw.O11]);2)" office:value-type="float" office:value="10.95" calcext:value-type="float">
            <text:p>10.95</text:p>
          </table:table-cell>
          <table:table-cell table:formula="of:=ROUND([$raw.B11]/[$raw.L11];2)" office:value-type="float" office:value="9.38" calcext:value-type="float">
            <text:p>9.38</text:p>
          </table:table-cell>
          <table:table-cell table:formula="of:=ROUND([$raw.C11]/[$raw.Q11];2)" office:value-type="float" office:value="857.22" calcext:value-type="float">
            <text:p>857.22</text:p>
          </table:table-cell>
          <table:table-cell table:formula="of:=ROUND([$raw.D11]/[$raw.R11];2)" office:value-type="float" office:value="457.24" calcext:value-type="float">
            <text:p>457.24</text:p>
          </table:table-cell>
          <table:table-cell table:formula="of:=ROUND(([$raw.C11]+[$raw.D11])/([$raw.Q11]+[$raw.R11]+[$raw.S11]);2)" office:value-type="float" office:value="18.89" calcext:value-type="float">
            <text:p>18.89</text:p>
          </table:table-cell>
          <table:table-cell table:formula="of:=ROUND([$raw.B11]/[$raw.P11];2)" office:value-type="float" office:value="11.95" calcext:value-type="float">
            <text:p>11.95</text:p>
          </table:table-cell>
          <table:table-cell table:formula="of:=ROUND([$raw.C11]/[$raw.U11];2)" office:value-type="float" office:value="187.82" calcext:value-type="float">
            <text:p>187.82</text:p>
          </table:table-cell>
          <table:table-cell table:formula="of:=ROUND([$raw.D11]/[$raw.V11];2)" office:value-type="float" office:value="7.38" calcext:value-type="float">
            <text:p>7.38</text:p>
          </table:table-cell>
          <table:table-cell table:formula="of:=ROUND(([$raw.C11]+[$raw.D11])/([$raw.U11]+[$raw.V11]+[$raw.W11]);2)" office:value-type="float" office:value="9.31" calcext:value-type="float">
            <text:p>9.31</text:p>
          </table:table-cell>
          <table:table-cell table:formula="of:=ROUND([$raw.B11]/[$raw.T11];2)" office:value-type="float" office:value="7.65" calcext:value-type="float">
            <text:p>7.65</text:p>
          </table:table-cell>
          <table:table-cell table:formula="of:=[$raw.K11]" office:value-type="float" office:value="0.989442" calcext:value-type="float">
            <text:p>0.989442</text:p>
          </table:table-cell>
          <table:table-cell table:formula="of:=[$raw.S11]" office:value-type="float" office:value="0.228252" calcext:value-type="float">
            <text:p>0.228252</text:p>
          </table:table-cell>
          <table:table-cell table:formula="of:=[$raw.O11]" office:value-type="float" office:value="0.289337" calcext:value-type="float">
            <text:p>0.289337</text:p>
          </table:table-cell>
          <table:table-cell table:formula="of:=[$raw.W11]" office:value-type="float" office:value="0.306726" calcext:value-type="float">
            <text:p>0.306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$raw.C12]/[$raw.F12];2)" office:value-type="float" office:value="2.02" calcext:value-type="float">
            <text:p>2.02</text:p>
          </table:table-cell>
          <table:table-cell table:formula="of:=ROUND([$raw.D12]/[$raw.G12];2)" office:value-type="float" office:value="2.41" calcext:value-type="float">
            <text:p>2.41</text:p>
          </table:table-cell>
          <table:table-cell table:formula="of:=ROUND(([$raw.C12]+[$raw.D12])/([$raw.F12]+[$raw.G12]);2)" office:value-type="float" office:value="2.12" calcext:value-type="float">
            <text:p>2.12</text:p>
          </table:table-cell>
          <table:table-cell table:formula="of:=ROUND([$raw.B12]/[$raw.E12];2)" office:value-type="float" office:value="1.71" calcext:value-type="float">
            <text:p>1.71</text:p>
          </table:table-cell>
          <table:table-cell table:formula="of:=ROUND([$raw.C12]/[$raw.I12];2)" office:value-type="float" office:value="29.94" calcext:value-type="float">
            <text:p>29.94</text:p>
          </table:table-cell>
          <table:table-cell table:formula="of:=ROUND([$raw.D12]/[$raw.J12];2)" office:value-type="float" office:value="340.5" calcext:value-type="float">
            <text:p>340.5</text:p>
          </table:table-cell>
          <table:table-cell table:formula="of:=ROUND(([$raw.C12]+[$raw.D12])/([$raw.I12]+[$raw.J12]+[$raw.K12]);2)" office:value-type="float" office:value="3.76" calcext:value-type="float">
            <text:p>3.76</text:p>
          </table:table-cell>
          <table:table-cell table:formula="of:=ROUND([$raw.B12]/[$raw.H12];2)" office:value-type="float" office:value="3.3" calcext:value-type="float">
            <text:p>3.3</text:p>
          </table:table-cell>
          <table:table-cell table:formula="of:=ROUND([$raw.C12]/[$raw.M12];2)" office:value-type="float" office:value="171.63" calcext:value-type="float">
            <text:p>171.63</text:p>
          </table:table-cell>
          <table:table-cell table:formula="of:=ROUND([$raw.D12]/[$raw.N12];2)" office:value-type="float" office:value="11.74" calcext:value-type="float">
            <text:p>11.74</text:p>
          </table:table-cell>
          <table:table-cell table:formula="of:=ROUND(([$raw.C12]+[$raw.D12])/([$raw.M12]+[$raw.N12]+[$raw.O12]);2)" office:value-type="float" office:value="10.11" calcext:value-type="float">
            <text:p>10.11</text:p>
          </table:table-cell>
          <table:table-cell table:formula="of:=ROUND([$raw.B12]/[$raw.L12];2)" office:value-type="float" office:value="8.64" calcext:value-type="float">
            <text:p>8.64</text:p>
          </table:table-cell>
          <table:table-cell table:formula="of:=ROUND([$raw.C12]/[$raw.Q12];2)" office:value-type="float" office:value="778.14" calcext:value-type="float">
            <text:p>778.14</text:p>
          </table:table-cell>
          <table:table-cell table:formula="of:=ROUND([$raw.D12]/[$raw.R12];2)" office:value-type="float" office:value="497" calcext:value-type="float">
            <text:p>497</text:p>
          </table:table-cell>
          <table:table-cell table:formula="of:=ROUND(([$raw.C12]+[$raw.D12])/([$raw.Q12]+[$raw.R12]+[$raw.S12]);2)" office:value-type="float" office:value="19.75" calcext:value-type="float">
            <text:p>19.75</text:p>
          </table:table-cell>
          <table:table-cell table:formula="of:=ROUND([$raw.B12]/[$raw.P12];2)" office:value-type="float" office:value="12.75" calcext:value-type="float">
            <text:p>12.75</text:p>
          </table:table-cell>
          <table:table-cell table:formula="of:=ROUND([$raw.C12]/[$raw.U12];2)" office:value-type="float" office:value="167.74" calcext:value-type="float">
            <text:p>167.74</text:p>
          </table:table-cell>
          <table:table-cell table:formula="of:=ROUND([$raw.D12]/[$raw.V12];2)" office:value-type="float" office:value="7.6" calcext:value-type="float">
            <text:p>7.6</text:p>
          </table:table-cell>
          <table:table-cell table:formula="of:=ROUND(([$raw.C12]+[$raw.D12])/([$raw.U12]+[$raw.V12]+[$raw.W12]);2)" office:value-type="float" office:value="8.45" calcext:value-type="float">
            <text:p>8.45</text:p>
          </table:table-cell>
          <table:table-cell table:formula="of:=ROUND([$raw.B12]/[$raw.T12];2)" office:value-type="float" office:value="7.01" calcext:value-type="float">
            <text:p>7.01</text:p>
          </table:table-cell>
          <table:table-cell table:formula="of:=[$raw.K12]" office:value-type="float" office:value="0.991567" calcext:value-type="float">
            <text:p>0.991567</text:p>
          </table:table-cell>
          <table:table-cell table:formula="of:=[$raw.S12]" office:value-type="float" office:value="0.201936" calcext:value-type="float">
            <text:p>0.201936</text:p>
          </table:table-cell>
          <table:table-cell table:formula="of:=[$raw.O12]" office:value-type="float" office:value="0.291126" calcext:value-type="float">
            <text:p>0.291126</text:p>
          </table:table-cell>
          <table:table-cell table:formula="of:=[$raw.W12]" office:value-type="float" office:value="0.317197" calcext:value-type="float">
            <text:p>0.317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$raw.C13]/[$raw.F13];2)" office:value-type="float" office:value="2.01" calcext:value-type="float">
            <text:p>2.01</text:p>
          </table:table-cell>
          <table:table-cell table:formula="of:=ROUND([$raw.D13]/[$raw.G13];2)" office:value-type="float" office:value="2.59" calcext:value-type="float">
            <text:p>2.59</text:p>
          </table:table-cell>
          <table:table-cell table:formula="of:=ROUND(([$raw.C13]+[$raw.D13])/([$raw.F13]+[$raw.G13]);2)" office:value-type="float" office:value="2.15" calcext:value-type="float">
            <text:p>2.15</text:p>
          </table:table-cell>
          <table:table-cell table:formula="of:=ROUND([$raw.B13]/[$raw.E13];2)" office:value-type="float" office:value="1.7" calcext:value-type="float">
            <text:p>1.7</text:p>
          </table:table-cell>
          <table:table-cell table:formula="of:=ROUND([$raw.C13]/[$raw.I13];2)" office:value-type="float" office:value="32.86" calcext:value-type="float">
            <text:p>32.86</text:p>
          </table:table-cell>
          <table:table-cell table:formula="of:=ROUND([$raw.D13]/[$raw.J13];2)" office:value-type="float" office:value="377.65" calcext:value-type="float">
            <text:p>377.65</text:p>
          </table:table-cell>
          <table:table-cell table:formula="of:=ROUND(([$raw.C13]+[$raw.D13])/([$raw.I13]+[$raw.J13]+[$raw.K13]);2)" office:value-type="float" office:value="4.11" calcext:value-type="float">
            <text:p>4.11</text:p>
          </table:table-cell>
          <table:table-cell table:formula="of:=ROUND([$raw.B13]/[$raw.H13];2)" office:value-type="float" office:value="3.62" calcext:value-type="float">
            <text:p>3.62</text:p>
          </table:table-cell>
          <table:table-cell table:formula="of:=ROUND([$raw.C13]/[$raw.M13];2)" office:value-type="float" office:value="189.93" calcext:value-type="float">
            <text:p>189.93</text:p>
          </table:table-cell>
          <table:table-cell table:formula="of:=ROUND([$raw.D13]/[$raw.N13];2)" office:value-type="float" office:value="12.89" calcext:value-type="float">
            <text:p>12.89</text:p>
          </table:table-cell>
          <table:table-cell table:formula="of:=ROUND(([$raw.C13]+[$raw.D13])/([$raw.M13]+[$raw.N13]+[$raw.O13]);2)" office:value-type="float" office:value="11.02" calcext:value-type="float">
            <text:p>11.02</text:p>
          </table:table-cell>
          <table:table-cell table:formula="of:=ROUND([$raw.B13]/[$raw.L13];2)" office:value-type="float" office:value="9.46" calcext:value-type="float">
            <text:p>9.46</text:p>
          </table:table-cell>
          <table:table-cell table:formula="of:=ROUND([$raw.C13]/[$raw.Q13];2)" office:value-type="float" office:value="849.42" calcext:value-type="float">
            <text:p>849.42</text:p>
          </table:table-cell>
          <table:table-cell table:formula="of:=ROUND([$raw.D13]/[$raw.R13];2)" office:value-type="float" office:value="498.19" calcext:value-type="float">
            <text:p>498.19</text:p>
          </table:table-cell>
          <table:table-cell table:formula="of:=ROUND(([$raw.C13]+[$raw.D13])/([$raw.Q13]+[$raw.R13]+[$raw.S13]);2)" office:value-type="float" office:value="21.57" calcext:value-type="float">
            <text:p>21.57</text:p>
          </table:table-cell>
          <table:table-cell table:formula="of:=ROUND([$raw.B13]/[$raw.P13];2)" office:value-type="float" office:value="13.45" calcext:value-type="float">
            <text:p>13.45</text:p>
          </table:table-cell>
          <table:table-cell table:formula="of:=ROUND([$raw.C13]/[$raw.U13];2)" office:value-type="float" office:value="185.91" calcext:value-type="float">
            <text:p>185.91</text:p>
          </table:table-cell>
          <table:table-cell table:formula="of:=ROUND([$raw.D13]/[$raw.V13];2)" office:value-type="float" office:value="8.34" calcext:value-type="float">
            <text:p>8.34</text:p>
          </table:table-cell>
          <table:table-cell table:formula="of:=ROUND(([$raw.C13]+[$raw.D13])/([$raw.U13]+[$raw.V13]+[$raw.W13]);2)" office:value-type="float" office:value="9.5" calcext:value-type="float">
            <text:p>9.5</text:p>
          </table:table-cell>
          <table:table-cell table:formula="of:=ROUND([$raw.B13]/[$raw.T13];2)" office:value-type="float" office:value="7.84" calcext:value-type="float">
            <text:p>7.84</text:p>
          </table:table-cell>
          <table:table-cell table:formula="of:=[$raw.K13]" office:value-type="float" office:value="0.98906" calcext:value-type="float">
            <text:p>0.98906</text:p>
          </table:table-cell>
          <table:table-cell table:formula="of:=[$raw.S13]" office:value-type="float" office:value="0.201362" calcext:value-type="float">
            <text:p>0.201362</text:p>
          </table:table-cell>
          <table:table-cell table:formula="of:=[$raw.O13]" office:value-type="float" office:value="0.291274" calcext:value-type="float">
            <text:p>0.291274</text:p>
          </table:table-cell>
          <table:table-cell table:formula="of:=[$raw.W13]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$raw.C14]/[$raw.F14];2)" office:value-type="float" office:value="2.28" calcext:value-type="float">
            <text:p>2.28</text:p>
          </table:table-cell>
          <table:table-cell table:formula="of:=ROUND([$raw.D14]/[$raw.G14];2)" office:value-type="float" office:value="2.56" calcext:value-type="float">
            <text:p>2.56</text:p>
          </table:table-cell>
          <table:table-cell table:formula="of:=ROUND(([$raw.C14]+[$raw.D14])/([$raw.F14]+[$raw.G14]);2)" office:value-type="float" office:value="2.35" calcext:value-type="float">
            <text:p>2.35</text:p>
          </table:table-cell>
          <table:table-cell table:formula="of:=ROUND([$raw.B14]/[$raw.E14];2)" office:value-type="float" office:value="1.82" calcext:value-type="float">
            <text:p>1.82</text:p>
          </table:table-cell>
          <table:table-cell table:formula="of:=ROUND([$raw.C14]/[$raw.I14];2)" office:value-type="float" office:value="35.65" calcext:value-type="float">
            <text:p>35.65</text:p>
          </table:table-cell>
          <table:table-cell table:formula="of:=ROUND([$raw.D14]/[$raw.J14];2)" office:value-type="float" office:value="429.54" calcext:value-type="float">
            <text:p>429.54</text:p>
          </table:table-cell>
          <table:table-cell table:formula="of:=ROUND(([$raw.C14]+[$raw.D14])/([$raw.I14]+[$raw.J14]+[$raw.K14]);2)" office:value-type="float" office:value="4.51" calcext:value-type="float">
            <text:p>4.51</text:p>
          </table:table-cell>
          <table:table-cell table:formula="of:=ROUND([$raw.B14]/[$raw.H14];2)" office:value-type="float" office:value="3.97" calcext:value-type="float">
            <text:p>3.97</text:p>
          </table:table-cell>
          <table:table-cell table:formula="of:=ROUND([$raw.C14]/[$raw.M14];2)" office:value-type="float" office:value="201.36" calcext:value-type="float">
            <text:p>201.36</text:p>
          </table:table-cell>
          <table:table-cell table:formula="of:=ROUND([$raw.D14]/[$raw.N14];2)" office:value-type="float" office:value="14.55" calcext:value-type="float">
            <text:p>14.55</text:p>
          </table:table-cell>
          <table:table-cell table:formula="of:=ROUND(([$raw.C14]+[$raw.D14])/([$raw.M14]+[$raw.N14]+[$raw.O14]);2)" office:value-type="float" office:value="12.03" calcext:value-type="float">
            <text:p>12.03</text:p>
          </table:table-cell>
          <table:table-cell table:formula="of:=ROUND([$raw.B14]/[$raw.L14];2)" office:value-type="float" office:value="10.32" calcext:value-type="float">
            <text:p>10.32</text:p>
          </table:table-cell>
          <table:table-cell table:formula="of:=ROUND([$raw.C14]/[$raw.Q14];2)" office:value-type="float" office:value="909.47" calcext:value-type="float">
            <text:p>909.47</text:p>
          </table:table-cell>
          <table:table-cell table:formula="of:=ROUND([$raw.D14]/[$raw.R14];2)" office:value-type="float" office:value="544.47" calcext:value-type="float">
            <text:p>544.47</text:p>
          </table:table-cell>
          <table:table-cell table:formula="of:=ROUND(([$raw.C14]+[$raw.D14])/([$raw.Q14]+[$raw.R14]+[$raw.S14]);2)" office:value-type="float" office:value="24.97" calcext:value-type="float">
            <text:p>24.97</text:p>
          </table:table-cell>
          <table:table-cell table:formula="of:=ROUND([$raw.B14]/[$raw.P14];2)" office:value-type="float" office:value="14.7" calcext:value-type="float">
            <text:p>14.7</text:p>
          </table:table-cell>
          <table:table-cell table:formula="of:=ROUND([$raw.C14]/[$raw.U14];2)" office:value-type="float" office:value="200.1" calcext:value-type="float">
            <text:p>200.1</text:p>
          </table:table-cell>
          <table:table-cell table:formula="of:=ROUND([$raw.D14]/[$raw.V14];2)" office:value-type="float" office:value="9.43" calcext:value-type="float">
            <text:p>9.43</text:p>
          </table:table-cell>
          <table:table-cell table:formula="of:=ROUND(([$raw.C14]+[$raw.D14])/([$raw.U14]+[$raw.V14]+[$raw.W14]);2)" office:value-type="float" office:value="10.37" calcext:value-type="float">
            <text:p>10.37</text:p>
          </table:table-cell>
          <table:table-cell table:formula="of:=ROUND([$raw.B14]/[$raw.T14];2)" office:value-type="float" office:value="8.57" calcext:value-type="float">
            <text:p>8.57</text:p>
          </table:table-cell>
          <table:table-cell table:formula="of:=[$raw.K14]" office:value-type="float" office:value="0.990417" calcext:value-type="float">
            <text:p>0.990417</text:p>
          </table:table-cell>
          <table:table-cell table:formula="of:=[$raw.S14]" office:value-type="float" office:value="0.190741" calcext:value-type="float">
            <text:p>0.190741</text:p>
          </table:table-cell>
          <table:table-cell table:formula="of:=[$raw.O14]" office:value-type="float" office:value="0.293183" calcext:value-type="float">
            <text:p>0.293183</text:p>
          </table:table-cell>
          <table:table-cell table:formula="of:=[$raw.W14]" office:value-type="float" office:value="0.305248" calcext:value-type="float">
            <text:p>0.305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$raw.C15]/[$raw.F15];2)" office:value-type="float" office:value="1.99" calcext:value-type="float">
            <text:p>1.99</text:p>
          </table:table-cell>
          <table:table-cell table:formula="of:=ROUND([$raw.D15]/[$raw.G15];2)" office:value-type="float" office:value="2.2" calcext:value-type="float">
            <text:p>2.2</text:p>
          </table:table-cell>
          <table:table-cell table:formula="of:=ROUND(([$raw.C15]+[$raw.D15])/([$raw.F15]+[$raw.G15]);2)" office:value-type="float" office:value="2.04" calcext:value-type="float">
            <text:p>2.04</text:p>
          </table:table-cell>
          <table:table-cell table:formula="of:=ROUND([$raw.B15]/[$raw.E15];2)" office:value-type="float" office:value="1.68" calcext:value-type="float">
            <text:p>1.68</text:p>
          </table:table-cell>
          <table:table-cell table:formula="of:=ROUND([$raw.C15]/[$raw.I15];2)" office:value-type="float" office:value="30.83" calcext:value-type="float">
            <text:p>30.83</text:p>
          </table:table-cell>
          <table:table-cell table:formula="of:=ROUND([$raw.D15]/[$raw.J15];2)" office:value-type="float" office:value="323.26" calcext:value-type="float">
            <text:p>323.26</text:p>
          </table:table-cell>
          <table:table-cell table:formula="of:=ROUND(([$raw.C15]+[$raw.D15])/([$raw.I15]+[$raw.J15]+[$raw.K15]);2)" office:value-type="float" office:value="3.75" calcext:value-type="float">
            <text:p>3.75</text:p>
          </table:table-cell>
          <table:table-cell table:formula="of:=ROUND([$raw.B15]/[$raw.H15];2)" office:value-type="float" office:value="3.29" calcext:value-type="float">
            <text:p>3.29</text:p>
          </table:table-cell>
          <table:table-cell table:formula="of:=ROUND([$raw.C15]/[$raw.M15];2)" office:value-type="float" office:value="179.24" calcext:value-type="float">
            <text:p>179.24</text:p>
          </table:table-cell>
          <table:table-cell table:formula="of:=ROUND([$raw.D15]/[$raw.N15];2)" office:value-type="float" office:value="11.03" calcext:value-type="float">
            <text:p>11.03</text:p>
          </table:table-cell>
          <table:table-cell table:formula="of:=ROUND(([$raw.C15]+[$raw.D15])/([$raw.M15]+[$raw.N15]+[$raw.O15]);2)" office:value-type="float" office:value="10.1" calcext:value-type="float">
            <text:p>10.1</text:p>
          </table:table-cell>
          <table:table-cell table:formula="of:=ROUND([$raw.B15]/[$raw.L15];2)" office:value-type="float" office:value="8.65" calcext:value-type="float">
            <text:p>8.65</text:p>
          </table:table-cell>
          <table:table-cell table:formula="of:=ROUND([$raw.C15]/[$raw.Q15];2)" office:value-type="float" office:value="788.5" calcext:value-type="float">
            <text:p>788.5</text:p>
          </table:table-cell>
          <table:table-cell table:formula="of:=ROUND([$raw.D15]/[$raw.R15];2)" office:value-type="float" office:value="381.13" calcext:value-type="float">
            <text:p>381.13</text:p>
          </table:table-cell>
          <table:table-cell table:formula="of:=ROUND(([$raw.C15]+[$raw.D15])/([$raw.Q15]+[$raw.R15]+[$raw.S15]);2)" office:value-type="float" office:value="17.19" calcext:value-type="float">
            <text:p>17.19</text:p>
          </table:table-cell>
          <table:table-cell table:formula="of:=ROUND([$raw.B15]/[$raw.P15];2)" office:value-type="float" office:value="10.61" calcext:value-type="float">
            <text:p>10.61</text:p>
          </table:table-cell>
          <table:table-cell table:formula="of:=ROUND([$raw.C15]/[$raw.U15];2)" office:value-type="float" office:value="175.01" calcext:value-type="float">
            <text:p>175.01</text:p>
          </table:table-cell>
          <table:table-cell table:formula="of:=ROUND([$raw.D15]/[$raw.V15];2)" office:value-type="float" office:value="7.14" calcext:value-type="float">
            <text:p>7.14</text:p>
          </table:table-cell>
          <table:table-cell table:formula="of:=ROUND(([$raw.C15]+[$raw.D15])/([$raw.U15]+[$raw.V15]+[$raw.W15]);2)" office:value-type="float" office:value="8.35" calcext:value-type="float">
            <text:p>8.35</text:p>
          </table:table-cell>
          <table:table-cell table:formula="of:=ROUND([$raw.B15]/[$raw.T15];2)" office:value-type="float" office:value="6.89" calcext:value-type="float">
            <text:p>6.89</text:p>
          </table:table-cell>
          <table:table-cell table:formula="of:=[$raw.K15]" office:value-type="float" office:value="0.992827" calcext:value-type="float">
            <text:p>0.992827</text:p>
          </table:table-cell>
          <table:table-cell table:formula="of:=[$raw.S15]" office:value-type="float" office:value="0.231807" calcext:value-type="float">
            <text:p>0.231807</text:p>
          </table:table-cell>
          <table:table-cell table:formula="of:=[$raw.O15]" office:value-type="float" office:value="0.290753" calcext:value-type="float">
            <text:p>0.290753</text:p>
          </table:table-cell>
          <table:table-cell table:formula="of:=[$raw.W15]" office:value-type="float" office:value="0.3215" calcext:value-type="float">
            <text:p>0.3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$raw.C16]/[$raw.F16];2)" office:value-type="float" office:value="2.01" calcext:value-type="float">
            <text:p>2.01</text:p>
          </table:table-cell>
          <table:table-cell table:formula="of:=ROUND([$raw.D16]/[$raw.G16];2)" office:value-type="float" office:value="2.63" calcext:value-type="float">
            <text:p>2.63</text:p>
          </table:table-cell>
          <table:table-cell table:formula="of:=ROUND(([$raw.C16]+[$raw.D16])/([$raw.F16]+[$raw.G16]);2)" office:value-type="float" office:value="2.16" calcext:value-type="float">
            <text:p>2.16</text:p>
          </table:table-cell>
          <table:table-cell table:formula="of:=ROUND([$raw.B16]/[$raw.E16];2)" office:value-type="float" office:value="1.73" calcext:value-type="float">
            <text:p>1.73</text:p>
          </table:table-cell>
          <table:table-cell table:formula="of:=ROUND([$raw.C16]/[$raw.I16];2)" office:value-type="float" office:value="29.91" calcext:value-type="float">
            <text:p>29.91</text:p>
          </table:table-cell>
          <table:table-cell table:formula="of:=ROUND([$raw.D16]/[$raw.J16];2)" office:value-type="float" office:value="378.01" calcext:value-type="float">
            <text:p>378.01</text:p>
          </table:table-cell>
          <table:table-cell table:formula="of:=ROUND(([$raw.C16]+[$raw.D16])/([$raw.I16]+[$raw.J16]+[$raw.K16]);2)" office:value-type="float" office:value="3.82" calcext:value-type="float">
            <text:p>3.82</text:p>
          </table:table-cell>
          <table:table-cell table:formula="of:=ROUND([$raw.B16]/[$raw.H16];2)" office:value-type="float" office:value="3.39" calcext:value-type="float">
            <text:p>3.39</text:p>
          </table:table-cell>
          <table:table-cell table:formula="of:=ROUND([$raw.C16]/[$raw.M16];2)" office:value-type="float" office:value="168.82" calcext:value-type="float">
            <text:p>168.82</text:p>
          </table:table-cell>
          <table:table-cell table:formula="of:=ROUND([$raw.D16]/[$raw.N16];2)" office:value-type="float" office:value="12.71" calcext:value-type="float">
            <text:p>12.71</text:p>
          </table:table-cell>
          <table:table-cell table:formula="of:=ROUND(([$raw.C16]+[$raw.D16])/([$raw.M16]+[$raw.N16]+[$raw.O16]);2)" office:value-type="float" office:value="10.16" calcext:value-type="float">
            <text:p>10.16</text:p>
          </table:table-cell>
          <table:table-cell table:formula="of:=ROUND([$raw.B16]/[$raw.L16];2)" office:value-type="float" office:value="8.77" calcext:value-type="float">
            <text:p>8.77</text:p>
          </table:table-cell>
          <table:table-cell table:formula="of:=ROUND([$raw.C16]/[$raw.Q16];2)" office:value-type="float" office:value="753.77" calcext:value-type="float">
            <text:p>753.77</text:p>
          </table:table-cell>
          <table:table-cell table:formula="of:=ROUND([$raw.D16]/[$raw.R16];2)" office:value-type="float" office:value="571.51" calcext:value-type="float">
            <text:p>571.51</text:p>
          </table:table-cell>
          <table:table-cell table:formula="of:=ROUND(([$raw.C16]+[$raw.D16])/([$raw.Q16]+[$raw.R16]+[$raw.S16]);2)" office:value-type="float" office:value="20.67" calcext:value-type="float">
            <text:p>20.67</text:p>
          </table:table-cell>
          <table:table-cell table:formula="of:=ROUND([$raw.B16]/[$raw.P16];2)" office:value-type="float" office:value="13.41" calcext:value-type="float">
            <text:p>13.41</text:p>
          </table:table-cell>
          <table:table-cell table:formula="of:=ROUND([$raw.C16]/[$raw.U16];2)" office:value-type="float" office:value="165.67" calcext:value-type="float">
            <text:p>165.67</text:p>
          </table:table-cell>
          <table:table-cell table:formula="of:=ROUND([$raw.D16]/[$raw.V16];2)" office:value-type="float" office:value="8.21" calcext:value-type="float">
            <text:p>8.21</text:p>
          </table:table-cell>
          <table:table-cell table:formula="of:=ROUND(([$raw.C16]+[$raw.D16])/([$raw.U16]+[$raw.V16]+[$raw.W16]);2)" office:value-type="float" office:value="8.66" calcext:value-type="float">
            <text:p>8.66</text:p>
          </table:table-cell>
          <table:table-cell table:formula="of:=ROUND([$raw.B16]/[$raw.T16];2)" office:value-type="float" office:value="7.21" calcext:value-type="float">
            <text:p>7.21</text:p>
          </table:table-cell>
          <table:table-cell table:formula="of:=[$raw.K16]" office:value-type="float" office:value="0.988564" calcext:value-type="float">
            <text:p>0.988564</text:p>
          </table:table-cell>
          <table:table-cell table:formula="of:=[$raw.S16]" office:value-type="float" office:value="0.195014" calcext:value-type="float">
            <text:p>0.195014</text:p>
          </table:table-cell>
          <table:table-cell table:formula="of:=[$raw.O16]" office:value-type="float" office:value="0.293391" calcext:value-type="float">
            <text:p>0.293391</text:p>
          </table:table-cell>
          <table:table-cell table:formula="of:=[$raw.W16]" office:value-type="float" office:value="0.310348" calcext:value-type="float">
            <text:p>0.310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$raw.C17]/[$raw.F17];2)" office:value-type="float" office:value="1.92" calcext:value-type="float">
            <text:p>1.92</text:p>
          </table:table-cell>
          <table:table-cell table:formula="of:=ROUND([$raw.D17]/[$raw.G17];2)" office:value-type="float" office:value="2.67" calcext:value-type="float">
            <text:p>2.67</text:p>
          </table:table-cell>
          <table:table-cell table:formula="of:=ROUND(([$raw.C17]+[$raw.D17])/([$raw.F17]+[$raw.G17]);2)" office:value-type="float" office:value="2.1" calcext:value-type="float">
            <text:p>2.1</text:p>
          </table:table-cell>
          <table:table-cell table:formula="of:=ROUND([$raw.B17]/[$raw.E17];2)" office:value-type="float" office:value="1.71" calcext:value-type="float">
            <text:p>1.71</text:p>
          </table:table-cell>
          <table:table-cell table:formula="of:=ROUND([$raw.C17]/[$raw.I17];2)" office:value-type="float" office:value="30.03" calcext:value-type="float">
            <text:p>30.03</text:p>
          </table:table-cell>
          <table:table-cell table:formula="of:=ROUND([$raw.D17]/[$raw.J17];2)" office:value-type="float" office:value="385.91" calcext:value-type="float">
            <text:p>385.91</text:p>
          </table:table-cell>
          <table:table-cell table:formula="of:=ROUND(([$raw.C17]+[$raw.D17])/([$raw.I17]+[$raw.J17]+[$raw.K17]);2)" office:value-type="float" office:value="3.85" calcext:value-type="float">
            <text:p>3.85</text:p>
          </table:table-cell>
          <table:table-cell table:formula="of:=ROUND([$raw.B17]/[$raw.H17];2)" office:value-type="float" office:value="3.38" calcext:value-type="float">
            <text:p>3.38</text:p>
          </table:table-cell>
          <table:table-cell table:formula="of:=ROUND([$raw.C17]/[$raw.M17];2)" office:value-type="float" office:value="169.23" calcext:value-type="float">
            <text:p>169.23</text:p>
          </table:table-cell>
          <table:table-cell table:formula="of:=ROUND([$raw.D17]/[$raw.N17];2)" office:value-type="float" office:value="12.89" calcext:value-type="float">
            <text:p>12.89</text:p>
          </table:table-cell>
          <table:table-cell table:formula="of:=ROUND(([$raw.C17]+[$raw.D17])/([$raw.M17]+[$raw.N17]+[$raw.O17]);2)" office:value-type="float" office:value="10.27" calcext:value-type="float">
            <text:p>10.27</text:p>
          </table:table-cell>
          <table:table-cell table:formula="of:=ROUND([$raw.B17]/[$raw.L17];2)" office:value-type="float" office:value="8.8" calcext:value-type="float">
            <text:p>8.8</text:p>
          </table:table-cell>
          <table:table-cell table:formula="of:=ROUND([$raw.C17]/[$raw.Q17];2)" office:value-type="float" office:value="760.15" calcext:value-type="float">
            <text:p>760.15</text:p>
          </table:table-cell>
          <table:table-cell table:formula="of:=ROUND([$raw.D17]/[$raw.R17];2)" office:value-type="float" office:value="560.79" calcext:value-type="float">
            <text:p>560.79</text:p>
          </table:table-cell>
          <table:table-cell table:formula="of:=ROUND(([$raw.C17]+[$raw.D17])/([$raw.Q17]+[$raw.R17]+[$raw.S17]);2)" office:value-type="float" office:value="23.54" calcext:value-type="float">
            <text:p>23.54</text:p>
          </table:table-cell>
          <table:table-cell table:formula="of:=ROUND([$raw.B17]/[$raw.P17];2)" office:value-type="float" office:value="14.03" calcext:value-type="float">
            <text:p>14.03</text:p>
          </table:table-cell>
          <table:table-cell table:formula="of:=ROUND([$raw.C17]/[$raw.U17];2)" office:value-type="float" office:value="165.75" calcext:value-type="float">
            <text:p>165.75</text:p>
          </table:table-cell>
          <table:table-cell table:formula="of:=ROUND([$raw.D17]/[$raw.V17];2)" office:value-type="float" office:value="8.36" calcext:value-type="float">
            <text:p>8.36</text:p>
          </table:table-cell>
          <table:table-cell table:formula="of:=ROUND(([$raw.C17]+[$raw.D17])/([$raw.U17]+[$raw.V17]+[$raw.W17]);2)" office:value-type="float" office:value="8.76" calcext:value-type="float">
            <text:p>8.76</text:p>
          </table:table-cell>
          <table:table-cell table:formula="of:=ROUND([$raw.B17]/[$raw.T17];2)" office:value-type="float" office:value="7.26" calcext:value-type="float">
            <text:p>7.26</text:p>
          </table:table-cell>
          <table:table-cell table:formula="of:=[$raw.K17]" office:value-type="float" office:value="0.989161" calcext:value-type="float">
            <text:p>0.989161</text:p>
          </table:table-cell>
          <table:table-cell table:formula="of:=[$raw.S17]" office:value-type="float" office:value="0.171937" calcext:value-type="float">
            <text:p>0.171937</text:p>
          </table:table-cell>
          <table:table-cell table:formula="of:=[$raw.O17]" office:value-type="float" office:value="0.292333" calcext:value-type="float">
            <text:p>0.292333</text:p>
          </table:table-cell>
          <table:table-cell table:formula="of:=[$raw.W17]" office:value-type="float" office:value="0.308729" calcext:value-type="float">
            <text:p>0.308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$raw.C18]/[$raw.F18];2)" office:value-type="float" office:value="2.01" calcext:value-type="float">
            <text:p>2.01</text:p>
          </table:table-cell>
          <table:table-cell table:formula="of:=ROUND([$raw.D18]/[$raw.G18];2)" office:value-type="float" office:value="2.34" calcext:value-type="float">
            <text:p>2.34</text:p>
          </table:table-cell>
          <table:table-cell table:formula="of:=ROUND(([$raw.C18]+[$raw.D18])/([$raw.F18]+[$raw.G18]);2)" office:value-type="float" office:value="2.09" calcext:value-type="float">
            <text:p>2.09</text:p>
          </table:table-cell>
          <table:table-cell table:formula="of:=ROUND([$raw.B18]/[$raw.E18];2)" office:value-type="float" office:value="1.72" calcext:value-type="float">
            <text:p>1.72</text:p>
          </table:table-cell>
          <table:table-cell table:formula="of:=ROUND([$raw.C18]/[$raw.I18];2)" office:value-type="float" office:value="31.37" calcext:value-type="float">
            <text:p>31.37</text:p>
          </table:table-cell>
          <table:table-cell table:formula="of:=ROUND([$raw.D18]/[$raw.J18];2)" office:value-type="float" office:value="338.65" calcext:value-type="float">
            <text:p>338.65</text:p>
          </table:table-cell>
          <table:table-cell table:formula="of:=ROUND(([$raw.C18]+[$raw.D18])/([$raw.I18]+[$raw.J18]+[$raw.K18]);2)" office:value-type="float" office:value="3.84" calcext:value-type="float">
            <text:p>3.84</text:p>
          </table:table-cell>
          <table:table-cell table:formula="of:=ROUND([$raw.B18]/[$raw.H18];2)" office:value-type="float" office:value="3.38" calcext:value-type="float">
            <text:p>3.38</text:p>
          </table:table-cell>
          <table:table-cell table:formula="of:=ROUND([$raw.C18]/[$raw.M18];2)" office:value-type="float" office:value="176.75" calcext:value-type="float">
            <text:p>176.75</text:p>
          </table:table-cell>
          <table:table-cell table:formula="of:=ROUND([$raw.D18]/[$raw.N18];2)" office:value-type="float" office:value="11.53" calcext:value-type="float">
            <text:p>11.53</text:p>
          </table:table-cell>
          <table:table-cell table:formula="of:=ROUND(([$raw.C18]+[$raw.D18])/([$raw.M18]+[$raw.N18]+[$raw.O18]);2)" office:value-type="float" office:value="10.25" calcext:value-type="float">
            <text:p>10.25</text:p>
          </table:table-cell>
          <table:table-cell table:formula="of:=ROUND([$raw.B18]/[$raw.L18];2)" office:value-type="float" office:value="8.77" calcext:value-type="float">
            <text:p>8.77</text:p>
          </table:table-cell>
          <table:table-cell table:formula="of:=ROUND([$raw.C18]/[$raw.Q18];2)" office:value-type="float" office:value="801.1" calcext:value-type="float">
            <text:p>801.1</text:p>
          </table:table-cell>
          <table:table-cell table:formula="of:=ROUND([$raw.D18]/[$raw.R18];2)" office:value-type="float" office:value="512.79" calcext:value-type="float">
            <text:p>512.79</text:p>
          </table:table-cell>
          <table:table-cell table:formula="of:=ROUND(([$raw.C18]+[$raw.D18])/([$raw.Q18]+[$raw.R18]+[$raw.S18]);2)" office:value-type="float" office:value="24" calcext:value-type="float">
            <text:p>24</text:p>
          </table:table-cell>
          <table:table-cell table:formula="of:=ROUND([$raw.B18]/[$raw.P18];2)" office:value-type="float" office:value="14.51" calcext:value-type="float">
            <text:p>14.51</text:p>
          </table:table-cell>
          <table:table-cell table:formula="of:=ROUND([$raw.C18]/[$raw.U18];2)" office:value-type="float" office:value="173.77" calcext:value-type="float">
            <text:p>173.77</text:p>
          </table:table-cell>
          <table:table-cell table:formula="of:=ROUND([$raw.D18]/[$raw.V18];2)" office:value-type="float" office:value="7.47" calcext:value-type="float">
            <text:p>7.47</text:p>
          </table:table-cell>
          <table:table-cell table:formula="of:=ROUND(([$raw.C18]+[$raw.D18])/([$raw.U18]+[$raw.V18]+[$raw.W18]);2)" office:value-type="float" office:value="8.77" calcext:value-type="float">
            <text:p>8.77</text:p>
          </table:table-cell>
          <table:table-cell table:formula="of:=ROUND([$raw.B18]/[$raw.T18];2)" office:value-type="float" office:value="7.24" calcext:value-type="float">
            <text:p>7.24</text:p>
          </table:table-cell>
          <table:table-cell table:formula="of:=[$raw.K18]" office:value-type="float" office:value="0.991061" calcext:value-type="float">
            <text:p>0.991061</text:p>
          </table:table-cell>
          <table:table-cell table:formula="of:=[$raw.S18]" office:value-type="float" office:value="0.16873" calcext:value-type="float">
            <text:p>0.16873</text:p>
          </table:table-cell>
          <table:table-cell table:formula="of:=[$raw.O18]" office:value-type="float" office:value="0.293347" calcext:value-type="float">
            <text:p>0.293347</text:p>
          </table:table-cell>
          <table:table-cell table:formula="of:=[$raw.W18]" office:value-type="float" office:value="0.308675" calcext:value-type="float">
            <text:p>0.3086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$raw.C19]/[$raw.F19];2)" office:value-type="float" office:value="2.25" calcext:value-type="float">
            <text:p>2.25</text:p>
          </table:table-cell>
          <table:table-cell table:formula="of:=ROUND([$raw.D19]/[$raw.G19];2)" office:value-type="float" office:value="2.64" calcext:value-type="float">
            <text:p>2.64</text:p>
          </table:table-cell>
          <table:table-cell table:formula="of:=ROUND(([$raw.C19]+[$raw.D19])/([$raw.F19]+[$raw.G19]);2)" office:value-type="float" office:value="2.34" calcext:value-type="float">
            <text:p>2.34</text:p>
          </table:table-cell>
          <table:table-cell table:formula="of:=ROUND([$raw.B19]/[$raw.E19];2)" office:value-type="float" office:value="1.84" calcext:value-type="float">
            <text:p>1.84</text:p>
          </table:table-cell>
          <table:table-cell table:formula="of:=ROUND([$raw.C19]/[$raw.I19];2)" office:value-type="float" office:value="34.05" calcext:value-type="float">
            <text:p>34.05</text:p>
          </table:table-cell>
          <table:table-cell table:formula="of:=ROUND([$raw.D19]/[$raw.J19];2)" office:value-type="float" office:value="379.24" calcext:value-type="float">
            <text:p>379.24</text:p>
          </table:table-cell>
          <table:table-cell table:formula="of:=ROUND(([$raw.C19]+[$raw.D19])/([$raw.I19]+[$raw.J19]+[$raw.K19]);2)" office:value-type="float" office:value="4.16" calcext:value-type="float">
            <text:p>4.16</text:p>
          </table:table-cell>
          <table:table-cell table:formula="of:=ROUND([$raw.B19]/[$raw.H19];2)" office:value-type="float" office:value="3.64" calcext:value-type="float">
            <text:p>3.64</text:p>
          </table:table-cell>
          <table:table-cell table:formula="of:=ROUND([$raw.C19]/[$raw.M19];2)" office:value-type="float" office:value="193.46" calcext:value-type="float">
            <text:p>193.46</text:p>
          </table:table-cell>
          <table:table-cell table:formula="of:=ROUND([$raw.D19]/[$raw.N19];2)" office:value-type="float" office:value="12.78" calcext:value-type="float">
            <text:p>12.78</text:p>
          </table:table-cell>
          <table:table-cell table:formula="of:=ROUND(([$raw.C19]+[$raw.D19])/([$raw.M19]+[$raw.N19]+[$raw.O19]);2)" office:value-type="float" office:value="11.18" calcext:value-type="float">
            <text:p>11.18</text:p>
          </table:table-cell>
          <table:table-cell table:formula="of:=ROUND([$raw.B19]/[$raw.L19];2)" office:value-type="float" office:value="9.57" calcext:value-type="float">
            <text:p>9.57</text:p>
          </table:table-cell>
          <table:table-cell table:formula="of:=ROUND([$raw.C19]/[$raw.Q19];2)" office:value-type="float" office:value="849.98" calcext:value-type="float">
            <text:p>849.98</text:p>
          </table:table-cell>
          <table:table-cell table:formula="of:=ROUND([$raw.D19]/[$raw.R19];2)" office:value-type="float" office:value="597.03" calcext:value-type="float">
            <text:p>597.03</text:p>
          </table:table-cell>
          <table:table-cell table:formula="of:=ROUND(([$raw.C19]+[$raw.D19])/([$raw.Q19]+[$raw.R19]+[$raw.S19]);2)" office:value-type="float" office:value="27.01" calcext:value-type="float">
            <text:p>27.01</text:p>
          </table:table-cell>
          <table:table-cell table:formula="of:=ROUND([$raw.B19]/[$raw.P19];2)" office:value-type="float" office:value="16.29" calcext:value-type="float">
            <text:p>16.29</text:p>
          </table:table-cell>
          <table:table-cell table:formula="of:=ROUND([$raw.C19]/[$raw.U19];2)" office:value-type="float" office:value="190.14" calcext:value-type="float">
            <text:p>190.14</text:p>
          </table:table-cell>
          <table:table-cell table:formula="of:=ROUND([$raw.D19]/[$raw.V19];2)" office:value-type="float" office:value="8.26" calcext:value-type="float">
            <text:p>8.26</text:p>
          </table:table-cell>
          <table:table-cell table:formula="of:=ROUND(([$raw.C19]+[$raw.D19])/([$raw.U19]+[$raw.V19]+[$raw.W19]);2)" office:value-type="float" office:value="9.23" calcext:value-type="float">
            <text:p>9.23</text:p>
          </table:table-cell>
          <table:table-cell table:formula="of:=ROUND([$raw.B19]/[$raw.T19];2)" office:value-type="float" office:value="7.61" calcext:value-type="float">
            <text:p>7.61</text:p>
          </table:table-cell>
          <table:table-cell table:formula="of:=[$raw.K19]" office:value-type="float" office:value="0.994443" calcext:value-type="float">
            <text:p>0.994443</text:p>
          </table:table-cell>
          <table:table-cell table:formula="of:=[$raw.S19]" office:value-type="float" office:value="0.16282" calcext:value-type="float">
            <text:p>0.16282</text:p>
          </table:table-cell>
          <table:table-cell table:formula="of:=[$raw.O19]" office:value-type="float" office:value="0.292454" calcext:value-type="float">
            <text:p>0.292454</text:p>
          </table:table-cell>
          <table:table-cell table:formula="of:=[$raw.W19]" office:value-type="float" office:value="0.324328" calcext:value-type="float">
            <text:p>0.3243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$raw.C20]/[$raw.F20];2)" office:value-type="float" office:value="2.34" calcext:value-type="float">
            <text:p>2.34</text:p>
          </table:table-cell>
          <table:table-cell table:formula="of:=ROUND([$raw.D20]/[$raw.G20];2)" office:value-type="float" office:value="2.63" calcext:value-type="float">
            <text:p>2.63</text:p>
          </table:table-cell>
          <table:table-cell table:formula="of:=ROUND(([$raw.C20]+[$raw.D20])/([$raw.F20]+[$raw.G20]);2)" office:value-type="float" office:value="2.41" calcext:value-type="float">
            <text:p>2.41</text:p>
          </table:table-cell>
          <table:table-cell table:formula="of:=ROUND([$raw.B20]/[$raw.E20];2)" office:value-type="float" office:value="1.85" calcext:value-type="float">
            <text:p>1.85</text:p>
          </table:table-cell>
          <table:table-cell table:formula="of:=ROUND([$raw.C20]/[$raw.I20];2)" office:value-type="float" office:value="37.34" calcext:value-type="float">
            <text:p>37.34</text:p>
          </table:table-cell>
          <table:table-cell table:formula="of:=ROUND([$raw.D20]/[$raw.J20];2)" office:value-type="float" office:value="387.16" calcext:value-type="float">
            <text:p>387.16</text:p>
          </table:table-cell>
          <table:table-cell table:formula="of:=ROUND(([$raw.C20]+[$raw.D20])/([$raw.I20]+[$raw.J20]+[$raw.K20]);2)" office:value-type="float" office:value="4.5" calcext:value-type="float">
            <text:p>4.5</text:p>
          </table:table-cell>
          <table:table-cell table:formula="of:=ROUND([$raw.B20]/[$raw.H20];2)" office:value-type="float" office:value="3.95" calcext:value-type="float">
            <text:p>3.95</text:p>
          </table:table-cell>
          <table:table-cell table:formula="of:=ROUND([$raw.C20]/[$raw.M20];2)" office:value-type="float" office:value="213.69" calcext:value-type="float">
            <text:p>213.69</text:p>
          </table:table-cell>
          <table:table-cell table:formula="of:=ROUND([$raw.D20]/[$raw.N20];2)" office:value-type="float" office:value="13.12" calcext:value-type="float">
            <text:p>13.12</text:p>
          </table:table-cell>
          <table:table-cell table:formula="of:=ROUND(([$raw.C20]+[$raw.D20])/([$raw.M20]+[$raw.N20]+[$raw.O20]);2)" office:value-type="float" office:value="12.06" calcext:value-type="float">
            <text:p>12.06</text:p>
          </table:table-cell>
          <table:table-cell table:formula="of:=ROUND([$raw.B20]/[$raw.L20];2)" office:value-type="float" office:value="10.32" calcext:value-type="float">
            <text:p>10.32</text:p>
          </table:table-cell>
          <table:table-cell table:formula="of:=ROUND([$raw.C20]/[$raw.Q20];2)" office:value-type="float" office:value="948.43" calcext:value-type="float">
            <text:p>948.43</text:p>
          </table:table-cell>
          <table:table-cell table:formula="of:=ROUND([$raw.D20]/[$raw.R20];2)" office:value-type="float" office:value="578.32" calcext:value-type="float">
            <text:p>578.32</text:p>
          </table:table-cell>
          <table:table-cell table:formula="of:=ROUND(([$raw.C20]+[$raw.D20])/([$raw.Q20]+[$raw.R20]+[$raw.S20]);2)" office:value-type="float" office:value="28.92" calcext:value-type="float">
            <text:p>28.92</text:p>
          </table:table-cell>
          <table:table-cell table:formula="of:=ROUND([$raw.B20]/[$raw.P20];2)" office:value-type="float" office:value="17.41" calcext:value-type="float">
            <text:p>17.41</text:p>
          </table:table-cell>
          <table:table-cell table:formula="of:=ROUND([$raw.C20]/[$raw.U20];2)" office:value-type="float" office:value="208.67" calcext:value-type="float">
            <text:p>208.67</text:p>
          </table:table-cell>
          <table:table-cell table:formula="of:=ROUND([$raw.D20]/[$raw.V20];2)" office:value-type="float" office:value="8.49" calcext:value-type="float">
            <text:p>8.49</text:p>
          </table:table-cell>
          <table:table-cell table:formula="of:=ROUND(([$raw.C20]+[$raw.D20])/([$raw.U20]+[$raw.V20]+[$raw.W20]);2)" office:value-type="float" office:value="9.87" calcext:value-type="float">
            <text:p>9.87</text:p>
          </table:table-cell>
          <table:table-cell table:formula="of:=ROUND([$raw.B20]/[$raw.T20];2)" office:value-type="float" office:value="8.16" calcext:value-type="float">
            <text:p>8.16</text:p>
          </table:table-cell>
          <table:table-cell table:formula="of:=[$raw.K20]" office:value-type="float" office:value="0.991525" calcext:value-type="float">
            <text:p>0.991525</text:p>
          </table:table-cell>
          <table:table-cell table:formula="of:=[$raw.S20]" office:value-type="float" office:value="0.164054" calcext:value-type="float">
            <text:p>0.164054</text:p>
          </table:table-cell>
          <table:table-cell table:formula="of:=[$raw.O20]" office:value-type="float" office:value="0.292375" calcext:value-type="float">
            <text:p>0.292375</text:p>
          </table:table-cell>
          <table:table-cell table:formula="of:=[$raw.W20]" office:value-type="float" office:value="0.328425" calcext:value-type="float">
            <text:p>0.3284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$raw.C21]/[$raw.F21];2)" office:value-type="float" office:value="2.26" calcext:value-type="float">
            <text:p>2.26</text:p>
          </table:table-cell>
          <table:table-cell table:formula="of:=ROUND([$raw.D21]/[$raw.G21];2)" office:value-type="float" office:value="2.75" calcext:value-type="float">
            <text:p>2.75</text:p>
          </table:table-cell>
          <table:table-cell table:formula="of:=ROUND(([$raw.C21]+[$raw.D21])/([$raw.F21]+[$raw.G21]);2)" office:value-type="float" office:value="2.38" calcext:value-type="float">
            <text:p>2.38</text:p>
          </table:table-cell>
          <table:table-cell table:formula="of:=ROUND([$raw.B21]/[$raw.E21];2)" office:value-type="float" office:value="1.97" calcext:value-type="float">
            <text:p>1.97</text:p>
          </table:table-cell>
          <table:table-cell table:formula="of:=ROUND([$raw.C21]/[$raw.I21];2)" office:value-type="float" office:value="34.78" calcext:value-type="float">
            <text:p>34.78</text:p>
          </table:table-cell>
          <table:table-cell table:formula="of:=ROUND([$raw.D21]/[$raw.J21];2)" office:value-type="float" office:value="412.48" calcext:value-type="float">
            <text:p>412.48</text:p>
          </table:table-cell>
          <table:table-cell table:formula="of:=ROUND(([$raw.C21]+[$raw.D21])/([$raw.I21]+[$raw.J21]+[$raw.K21]);2)" office:value-type="float" office:value="4.32" calcext:value-type="float">
            <text:p>4.32</text:p>
          </table:table-cell>
          <table:table-cell table:formula="of:=ROUND([$raw.B21]/[$raw.H21];2)" office:value-type="float" office:value="3.81" calcext:value-type="float">
            <text:p>3.81</text:p>
          </table:table-cell>
          <table:table-cell table:formula="of:=ROUND([$raw.C21]/[$raw.M21];2)" office:value-type="float" office:value="200.4" calcext:value-type="float">
            <text:p>200.4</text:p>
          </table:table-cell>
          <table:table-cell table:formula="of:=ROUND([$raw.D21]/[$raw.N21];2)" office:value-type="float" office:value="13.54" calcext:value-type="float">
            <text:p>13.54</text:p>
          </table:table-cell>
          <table:table-cell table:formula="of:=ROUND(([$raw.C21]+[$raw.D21])/([$raw.M21]+[$raw.N21]+[$raw.O21]);2)" office:value-type="float" office:value="11.61" calcext:value-type="float">
            <text:p>11.61</text:p>
          </table:table-cell>
          <table:table-cell table:formula="of:=ROUND([$raw.B21]/[$raw.L21];2)" office:value-type="float" office:value="9.96" calcext:value-type="float">
            <text:p>9.96</text:p>
          </table:table-cell>
          <table:table-cell table:formula="of:=ROUND([$raw.C21]/[$raw.Q21];2)" office:value-type="float" office:value="888.75" calcext:value-type="float">
            <text:p>888.75</text:p>
          </table:table-cell>
          <table:table-cell table:formula="of:=ROUND([$raw.D21]/[$raw.R21];2)" office:value-type="float" office:value="647.75" calcext:value-type="float">
            <text:p>647.75</text:p>
          </table:table-cell>
          <table:table-cell table:formula="of:=ROUND(([$raw.C21]+[$raw.D21])/([$raw.Q21]+[$raw.R21]+[$raw.S21]);2)" office:value-type="float" office:value="28.2" calcext:value-type="float">
            <text:p>28.2</text:p>
          </table:table-cell>
          <table:table-cell table:formula="of:=ROUND([$raw.B21]/[$raw.P21];2)" office:value-type="float" office:value="16.92" calcext:value-type="float">
            <text:p>16.92</text:p>
          </table:table-cell>
          <table:table-cell table:formula="of:=ROUND([$raw.C21]/[$raw.U21];2)" office:value-type="float" office:value="195.89" calcext:value-type="float">
            <text:p>195.89</text:p>
          </table:table-cell>
          <table:table-cell table:formula="of:=ROUND([$raw.D21]/[$raw.V21];2)" office:value-type="float" office:value="8.76" calcext:value-type="float">
            <text:p>8.76</text:p>
          </table:table-cell>
          <table:table-cell table:formula="of:=ROUND(([$raw.C21]+[$raw.D21])/([$raw.U21]+[$raw.V21]+[$raw.W21]);2)" office:value-type="float" office:value="9.75" calcext:value-type="float">
            <text:p>9.75</text:p>
          </table:table-cell>
          <table:table-cell table:formula="of:=ROUND([$raw.B21]/[$raw.T21];2)" office:value-type="float" office:value="8.12" calcext:value-type="float">
            <text:p>8.12</text:p>
          </table:table-cell>
          <table:table-cell table:formula="of:=[$raw.K21]" office:value-type="float" office:value="0.993322" calcext:value-type="float">
            <text:p>0.993322</text:p>
          </table:table-cell>
          <table:table-cell table:formula="of:=[$raw.S21]" office:value-type="float" office:value="0.161822" calcext:value-type="float">
            <text:p>0.161822</text:p>
          </table:table-cell>
          <table:table-cell table:formula="of:=[$raw.O21]" office:value-type="float" office:value="0.291734" calcext:value-type="float">
            <text:p>0.291734</text:p>
          </table:table-cell>
          <table:table-cell table:formula="of:=[$raw.W21]" office:value-type="float" office:value="0.314938" calcext:value-type="float">
            <text:p>0.314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$raw.C22]/[$raw.F22];2)" office:value-type="float" office:value="2.28" calcext:value-type="float">
            <text:p>2.28</text:p>
          </table:table-cell>
          <table:table-cell table:formula="of:=ROUND([$raw.D22]/[$raw.G22];2)" office:value-type="float" office:value="2.34" calcext:value-type="float">
            <text:p>2.34</text:p>
          </table:table-cell>
          <table:table-cell table:formula="of:=ROUND(([$raw.C22]+[$raw.D22])/([$raw.F22]+[$raw.G22]);2)" office:value-type="float" office:value="2.29" calcext:value-type="float">
            <text:p>2.29</text:p>
          </table:table-cell>
          <table:table-cell table:formula="of:=ROUND([$raw.B22]/[$raw.E22];2)" office:value-type="float" office:value="1.83" calcext:value-type="float">
            <text:p>1.83</text:p>
          </table:table-cell>
          <table:table-cell table:formula="of:=ROUND([$raw.C22]/[$raw.I22];2)" office:value-type="float" office:value="34.61" calcext:value-type="float">
            <text:p>34.61</text:p>
          </table:table-cell>
          <table:table-cell table:formula="of:=ROUND([$raw.D22]/[$raw.J22];2)" office:value-type="float" office:value="376.61" calcext:value-type="float">
            <text:p>376.61</text:p>
          </table:table-cell>
          <table:table-cell table:formula="of:=ROUND(([$raw.C22]+[$raw.D22])/([$raw.I22]+[$raw.J22]+[$raw.K22]);2)" office:value-type="float" office:value="4.22" calcext:value-type="float">
            <text:p>4.22</text:p>
          </table:table-cell>
          <table:table-cell table:formula="of:=ROUND([$raw.B22]/[$raw.H22];2)" office:value-type="float" office:value="3.7" calcext:value-type="float">
            <text:p>3.7</text:p>
          </table:table-cell>
          <table:table-cell table:formula="of:=ROUND([$raw.C22]/[$raw.M22];2)" office:value-type="float" office:value="196.81" calcext:value-type="float">
            <text:p>196.81</text:p>
          </table:table-cell>
          <table:table-cell table:formula="of:=ROUND([$raw.D22]/[$raw.N22];2)" office:value-type="float" office:value="12.46" calcext:value-type="float">
            <text:p>12.46</text:p>
          </table:table-cell>
          <table:table-cell table:formula="of:=ROUND(([$raw.C22]+[$raw.D22])/([$raw.M22]+[$raw.N22]+[$raw.O22]);2)" office:value-type="float" office:value="11.29" calcext:value-type="float">
            <text:p>11.29</text:p>
          </table:table-cell>
          <table:table-cell table:formula="of:=ROUND([$raw.B22]/[$raw.L22];2)" office:value-type="float" office:value="9.66" calcext:value-type="float">
            <text:p>9.66</text:p>
          </table:table-cell>
          <table:table-cell table:formula="of:=ROUND([$raw.C22]/[$raw.Q22];2)" office:value-type="float" office:value="862.66" calcext:value-type="float">
            <text:p>862.66</text:p>
          </table:table-cell>
          <table:table-cell table:formula="of:=ROUND([$raw.D22]/[$raw.R22];2)" office:value-type="float" office:value="570.96" calcext:value-type="float">
            <text:p>570.96</text:p>
          </table:table-cell>
          <table:table-cell table:formula="of:=ROUND(([$raw.C22]+[$raw.D22])/([$raw.Q22]+[$raw.R22]+[$raw.S22]);2)" office:value-type="float" office:value="27.23" calcext:value-type="float">
            <text:p>27.23</text:p>
          </table:table-cell>
          <table:table-cell table:formula="of:=ROUND([$raw.B22]/[$raw.P22];2)" office:value-type="float" office:value="16.52" calcext:value-type="float">
            <text:p>16.52</text:p>
          </table:table-cell>
          <table:table-cell table:formula="of:=ROUND([$raw.C22]/[$raw.U22];2)" office:value-type="float" office:value="193.6" calcext:value-type="float">
            <text:p>193.6</text:p>
          </table:table-cell>
          <table:table-cell table:formula="of:=ROUND([$raw.D22]/[$raw.V22];2)" office:value-type="float" office:value="8.01" calcext:value-type="float">
            <text:p>8.01</text:p>
          </table:table-cell>
          <table:table-cell table:formula="of:=ROUND(([$raw.C22]+[$raw.D22])/([$raw.U22]+[$raw.V22]+[$raw.W22]);2)" office:value-type="float" office:value="9.45" calcext:value-type="float">
            <text:p>9.45</text:p>
          </table:table-cell>
          <table:table-cell table:formula="of:=ROUND([$raw.B22]/[$raw.T22];2)" office:value-type="float" office:value="7.75" calcext:value-type="float">
            <text:p>7.75</text:p>
          </table:table-cell>
          <table:table-cell table:formula="of:=[$raw.K22]" office:value-type="float" office:value="0.991785" calcext:value-type="float">
            <text:p>0.991785</text:p>
          </table:table-cell>
          <table:table-cell table:formula="of:=[$raw.S22]" office:value-type="float" office:value="0.163477" calcext:value-type="float">
            <text:p>0.163477</text:p>
          </table:table-cell>
          <table:table-cell table:formula="of:=[$raw.O22]" office:value-type="float" office:value="0.293209" calcext:value-type="float">
            <text:p>0.293209</text:p>
          </table:table-cell>
          <table:table-cell table:formula="of:=[$raw.W22]" office:value-type="float" office:value="0.317727" calcext:value-type="float">
            <text:p>0.317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$raw.C23]/[$raw.F23];2)" office:value-type="float" office:value="2.19" calcext:value-type="float">
            <text:p>2.19</text:p>
          </table:table-cell>
          <table:table-cell table:formula="of:=ROUND([$raw.D23]/[$raw.G23];2)" office:value-type="float" office:value="2.6" calcext:value-type="float">
            <text:p>2.6</text:p>
          </table:table-cell>
          <table:table-cell table:formula="of:=ROUND(([$raw.C23]+[$raw.D23])/([$raw.F23]+[$raw.G23]);2)" office:value-type="float" office:value="2.29" calcext:value-type="float">
            <text:p>2.29</text:p>
          </table:table-cell>
          <table:table-cell table:formula="of:=ROUND([$raw.B23]/[$raw.E23];2)" office:value-type="float" office:value="1.86" calcext:value-type="float">
            <text:p>1.86</text:p>
          </table:table-cell>
          <table:table-cell table:formula="of:=ROUND([$raw.C23]/[$raw.I23];2)" office:value-type="float" office:value="33.28" calcext:value-type="float">
            <text:p>33.28</text:p>
          </table:table-cell>
          <table:table-cell table:formula="of:=ROUND([$raw.D23]/[$raw.J23];2)" office:value-type="float" office:value="371.85" calcext:value-type="float">
            <text:p>371.85</text:p>
          </table:table-cell>
          <table:table-cell table:formula="of:=ROUND(([$raw.C23]+[$raw.D23])/([$raw.I23]+[$raw.J23]+[$raw.K23]);2)" office:value-type="float" office:value="4.1" calcext:value-type="float">
            <text:p>4.1</text:p>
          </table:table-cell>
          <table:table-cell table:formula="of:=ROUND([$raw.B23]/[$raw.H23];2)" office:value-type="float" office:value="3.58" calcext:value-type="float">
            <text:p>3.58</text:p>
          </table:table-cell>
          <table:table-cell table:formula="of:=ROUND([$raw.C23]/[$raw.M23];2)" office:value-type="float" office:value="188.56" calcext:value-type="float">
            <text:p>188.56</text:p>
          </table:table-cell>
          <table:table-cell table:formula="of:=ROUND([$raw.D23]/[$raw.N23];2)" office:value-type="float" office:value="12.72" calcext:value-type="float">
            <text:p>12.72</text:p>
          </table:table-cell>
          <table:table-cell table:formula="of:=ROUND(([$raw.C23]+[$raw.D23])/([$raw.M23]+[$raw.N23]+[$raw.O23]);2)" office:value-type="float" office:value="10.99" calcext:value-type="float">
            <text:p>10.99</text:p>
          </table:table-cell>
          <table:table-cell table:formula="of:=ROUND([$raw.B23]/[$raw.L23];2)" office:value-type="float" office:value="9.4" calcext:value-type="float">
            <text:p>9.4</text:p>
          </table:table-cell>
          <table:table-cell table:formula="of:=ROUND([$raw.C23]/[$raw.Q23];2)" office:value-type="float" office:value="844.43" calcext:value-type="float">
            <text:p>844.43</text:p>
          </table:table-cell>
          <table:table-cell table:formula="of:=ROUND([$raw.D23]/[$raw.R23];2)" office:value-type="float" office:value="516.7" calcext:value-type="float">
            <text:p>516.7</text:p>
          </table:table-cell>
          <table:table-cell table:formula="of:=ROUND(([$raw.C23]+[$raw.D23])/([$raw.Q23]+[$raw.R23]+[$raw.S23]);2)" office:value-type="float" office:value="21.8" calcext:value-type="float">
            <text:p>21.8</text:p>
          </table:table-cell>
          <table:table-cell table:formula="of:=ROUND([$raw.B23]/[$raw.P23];2)" office:value-type="float" office:value="13.6" calcext:value-type="float">
            <text:p>13.6</text:p>
          </table:table-cell>
          <table:table-cell table:formula="of:=ROUND([$raw.C23]/[$raw.U23];2)" office:value-type="float" office:value="186.08" calcext:value-type="float">
            <text:p>186.08</text:p>
          </table:table-cell>
          <table:table-cell table:formula="of:=ROUND([$raw.D23]/[$raw.V23];2)" office:value-type="float" office:value="8.18" calcext:value-type="float">
            <text:p>8.18</text:p>
          </table:table-cell>
          <table:table-cell table:formula="of:=ROUND(([$raw.C23]+[$raw.D23])/([$raw.U23]+[$raw.V23]+[$raw.W23]);2)" office:value-type="float" office:value="9.35" calcext:value-type="float">
            <text:p>9.35</text:p>
          </table:table-cell>
          <table:table-cell table:formula="of:=ROUND([$raw.B23]/[$raw.T23];2)" office:value-type="float" office:value="7.7" calcext:value-type="float">
            <text:p>7.7</text:p>
          </table:table-cell>
          <table:table-cell table:formula="of:=[$raw.K23]" office:value-type="float" office:value="0.995574" calcext:value-type="float">
            <text:p>0.995574</text:p>
          </table:table-cell>
          <table:table-cell table:formula="of:=[$raw.S23]" office:value-type="float" office:value="0.199935" calcext:value-type="float">
            <text:p>0.199935</text:p>
          </table:table-cell>
          <table:table-cell table:formula="of:=[$raw.O23]" office:value-type="float" office:value="0.293241" calcext:value-type="float">
            <text:p>0.293241</text:p>
          </table:table-cell>
          <table:table-cell table:formula="of:=[$raw.W23]" office:value-type="float" office:value="0.310291" calcext:value-type="float">
            <text:p>0.310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$raw.C24]/[$raw.F24];2)" office:value-type="float" office:value="1.9" calcext:value-type="float">
            <text:p>1.9</text:p>
          </table:table-cell>
          <table:table-cell table:formula="of:=ROUND([$raw.D24]/[$raw.G24];2)" office:value-type="float" office:value="2.08" calcext:value-type="float">
            <text:p>2.08</text:p>
          </table:table-cell>
          <table:table-cell table:formula="of:=ROUND(([$raw.C24]+[$raw.D24])/([$raw.F24]+[$raw.G24]);2)" office:value-type="float" office:value="1.95" calcext:value-type="float">
            <text:p>1.95</text:p>
          </table:table-cell>
          <table:table-cell table:formula="of:=ROUND([$raw.B24]/[$raw.E24];2)" office:value-type="float" office:value="1.57" calcext:value-type="float">
            <text:p>1.57</text:p>
          </table:table-cell>
          <table:table-cell table:formula="of:=ROUND([$raw.C24]/[$raw.I24];2)" office:value-type="float" office:value="30.74" calcext:value-type="float">
            <text:p>30.74</text:p>
          </table:table-cell>
          <table:table-cell table:formula="of:=ROUND([$raw.D24]/[$raw.J24];2)" office:value-type="float" office:value="350.96" calcext:value-type="float">
            <text:p>350.96</text:p>
          </table:table-cell>
          <table:table-cell table:formula="of:=ROUND(([$raw.C24]+[$raw.D24])/([$raw.I24]+[$raw.J24]+[$raw.K24]);2)" office:value-type="float" office:value="3.81" calcext:value-type="float">
            <text:p>3.81</text:p>
          </table:table-cell>
          <table:table-cell table:formula="of:=ROUND([$raw.B24]/[$raw.H24];2)" office:value-type="float" office:value="3.33" calcext:value-type="float">
            <text:p>3.33</text:p>
          </table:table-cell>
          <table:table-cell table:formula="of:=ROUND([$raw.C24]/[$raw.M24];2)" office:value-type="float" office:value="175.12" calcext:value-type="float">
            <text:p>175.12</text:p>
          </table:table-cell>
          <table:table-cell table:formula="of:=ROUND([$raw.D24]/[$raw.N24];2)" office:value-type="float" office:value="11.71" calcext:value-type="float">
            <text:p>11.71</text:p>
          </table:table-cell>
          <table:table-cell table:formula="of:=ROUND(([$raw.C24]+[$raw.D24])/([$raw.M24]+[$raw.N24]+[$raw.O24]);2)" office:value-type="float" office:value="10.26" calcext:value-type="float">
            <text:p>10.26</text:p>
          </table:table-cell>
          <table:table-cell table:formula="of:=ROUND([$raw.B24]/[$raw.L24];2)" office:value-type="float" office:value="8.75" calcext:value-type="float">
            <text:p>8.75</text:p>
          </table:table-cell>
          <table:table-cell table:formula="of:=ROUND([$raw.C24]/[$raw.Q24];2)" office:value-type="float" office:value="787.71" calcext:value-type="float">
            <text:p>787.71</text:p>
          </table:table-cell>
          <table:table-cell table:formula="of:=ROUND([$raw.D24]/[$raw.R24];2)" office:value-type="float" office:value="540.36" calcext:value-type="float">
            <text:p>540.36</text:p>
          </table:table-cell>
          <table:table-cell table:formula="of:=ROUND(([$raw.C24]+[$raw.D24])/([$raw.Q24]+[$raw.R24]+[$raw.S24]);2)" office:value-type="float" office:value="24.39" calcext:value-type="float">
            <text:p>24.39</text:p>
          </table:table-cell>
          <table:table-cell table:formula="of:=ROUND([$raw.B24]/[$raw.P24];2)" office:value-type="float" office:value="14.69" calcext:value-type="float">
            <text:p>14.69</text:p>
          </table:table-cell>
          <table:table-cell table:formula="of:=ROUND([$raw.C24]/[$raw.U24];2)" office:value-type="float" office:value="171.94" calcext:value-type="float">
            <text:p>171.94</text:p>
          </table:table-cell>
          <table:table-cell table:formula="of:=ROUND([$raw.D24]/[$raw.V24];2)" office:value-type="float" office:value="7.54" calcext:value-type="float">
            <text:p>7.54</text:p>
          </table:table-cell>
          <table:table-cell table:formula="of:=ROUND(([$raw.C24]+[$raw.D24])/([$raw.U24]+[$raw.V24]+[$raw.W24]);2)" office:value-type="float" office:value="8.66" calcext:value-type="float">
            <text:p>8.66</text:p>
          </table:table-cell>
          <table:table-cell table:formula="of:=ROUND([$raw.B24]/[$raw.T24];2)" office:value-type="float" office:value="7.16" calcext:value-type="float">
            <text:p>7.16</text:p>
          </table:table-cell>
          <table:table-cell table:formula="of:=[$raw.K24]" office:value-type="float" office:value="0.995551" calcext:value-type="float">
            <text:p>0.995551</text:p>
          </table:table-cell>
          <table:table-cell table:formula="of:=[$raw.S24]" office:value-type="float" office:value="0.165453" calcext:value-type="float">
            <text:p>0.165453</text:p>
          </table:table-cell>
          <table:table-cell table:formula="of:=[$raw.O24]" office:value-type="float" office:value="0.291263" calcext:value-type="float">
            <text:p>0.291263</text:p>
          </table:table-cell>
          <table:table-cell table:formula="of:=[$raw.W24]" office:value-type="float" office:value="0.311485" calcext:value-type="float">
            <text:p>0.3114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$raw.C25]/[$raw.F25];2)" office:value-type="float" office:value="2.11" calcext:value-type="float">
            <text:p>2.11</text:p>
          </table:table-cell>
          <table:table-cell table:formula="of:=ROUND([$raw.D25]/[$raw.G25];2)" office:value-type="float" office:value="1.92" calcext:value-type="float">
            <text:p>1.92</text:p>
          </table:table-cell>
          <table:table-cell table:formula="of:=ROUND(([$raw.C25]+[$raw.D25])/([$raw.F25]+[$raw.G25]);2)" office:value-type="float" office:value="2.06" calcext:value-type="float">
            <text:p>2.06</text:p>
          </table:table-cell>
          <table:table-cell table:formula="of:=ROUND([$raw.B25]/[$raw.E25];2)" office:value-type="float" office:value="1.6" calcext:value-type="float">
            <text:p>1.6</text:p>
          </table:table-cell>
          <table:table-cell table:formula="of:=ROUND([$raw.C25]/[$raw.I25];2)" office:value-type="float" office:value="32.93" calcext:value-type="float">
            <text:p>32.93</text:p>
          </table:table-cell>
          <table:table-cell table:formula="of:=ROUND([$raw.D25]/[$raw.J25];2)" office:value-type="float" office:value="334.6" calcext:value-type="float">
            <text:p>334.6</text:p>
          </table:table-cell>
          <table:table-cell table:formula="of:=ROUND(([$raw.C25]+[$raw.D25])/([$raw.I25]+[$raw.J25]+[$raw.K25]);2)" office:value-type="float" office:value="3.98" calcext:value-type="float">
            <text:p>3.98</text:p>
          </table:table-cell>
          <table:table-cell table:formula="of:=ROUND([$raw.B25]/[$raw.H25];2)" office:value-type="float" office:value="3.46" calcext:value-type="float">
            <text:p>3.46</text:p>
          </table:table-cell>
          <table:table-cell table:formula="of:=ROUND([$raw.C25]/[$raw.M25];2)" office:value-type="float" office:value="192.46" calcext:value-type="float">
            <text:p>192.46</text:p>
          </table:table-cell>
          <table:table-cell table:formula="of:=ROUND([$raw.D25]/[$raw.N25];2)" office:value-type="float" office:value="10.96" calcext:value-type="float">
            <text:p>10.96</text:p>
          </table:table-cell>
          <table:table-cell table:formula="of:=ROUND(([$raw.C25]+[$raw.D25])/([$raw.M25]+[$raw.N25]+[$raw.O25]);2)" office:value-type="float" office:value="10.71" calcext:value-type="float">
            <text:p>10.71</text:p>
          </table:table-cell>
          <table:table-cell table:formula="of:=ROUND([$raw.B25]/[$raw.L25];2)" office:value-type="float" office:value="9.15" calcext:value-type="float">
            <text:p>9.15</text:p>
          </table:table-cell>
          <table:table-cell table:formula="of:=ROUND([$raw.C25]/[$raw.Q25];2)" office:value-type="float" office:value="841.59" calcext:value-type="float">
            <text:p>841.59</text:p>
          </table:table-cell>
          <table:table-cell table:formula="of:=ROUND([$raw.D25]/[$raw.R25];2)" office:value-type="float" office:value="517.29" calcext:value-type="float">
            <text:p>517.29</text:p>
          </table:table-cell>
          <table:table-cell table:formula="of:=ROUND(([$raw.C25]+[$raw.D25])/([$raw.Q25]+[$raw.R25]+[$raw.S25]);2)" office:value-type="float" office:value="26.08" calcext:value-type="float">
            <text:p>26.08</text:p>
          </table:table-cell>
          <table:table-cell table:formula="of:=ROUND([$raw.B25]/[$raw.P25];2)" office:value-type="float" office:value="15.67" calcext:value-type="float">
            <text:p>15.67</text:p>
          </table:table-cell>
          <table:table-cell table:formula="of:=ROUND([$raw.C25]/[$raw.U25];2)" office:value-type="float" office:value="186.74" calcext:value-type="float">
            <text:p>186.74</text:p>
          </table:table-cell>
          <table:table-cell table:formula="of:=ROUND([$raw.D25]/[$raw.V25];2)" office:value-type="float" office:value="7.06" calcext:value-type="float">
            <text:p>7.06</text:p>
          </table:table-cell>
          <table:table-cell table:formula="of:=ROUND(([$raw.C25]+[$raw.D25])/([$raw.U25]+[$raw.V25]+[$raw.W25]);2)" office:value-type="float" office:value="9.15" calcext:value-type="float">
            <text:p>9.15</text:p>
          </table:table-cell>
          <table:table-cell table:formula="of:=ROUND([$raw.B25]/[$raw.T25];2)" office:value-type="float" office:value="7.57" calcext:value-type="float">
            <text:p>7.57</text:p>
          </table:table-cell>
          <table:table-cell table:formula="of:=[$raw.K25]" office:value-type="float" office:value="0.994968" calcext:value-type="float">
            <text:p>0.994968</text:p>
          </table:table-cell>
          <table:table-cell table:formula="of:=[$raw.S25]" office:value-type="float" office:value="0.161713" calcext:value-type="float">
            <text:p>0.161713</text:p>
          </table:table-cell>
          <table:table-cell table:formula="of:=[$raw.O25]" office:value-type="float" office:value="0.29168" calcext:value-type="float">
            <text:p>0.29168</text:p>
          </table:table-cell>
          <table:table-cell table:formula="of:=[$raw.W25]" office:value-type="float" office:value="0.305989" calcext:value-type="float">
            <text:p>0.3059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$raw.C26]/[$raw.F26];2)" office:value-type="float" office:value="2" calcext:value-type="float">
            <text:p>2</text:p>
          </table:table-cell>
          <table:table-cell table:formula="of:=ROUND([$raw.D26]/[$raw.G26];2)" office:value-type="float" office:value="2.49" calcext:value-type="float">
            <text:p>2.49</text:p>
          </table:table-cell>
          <table:table-cell table:formula="of:=ROUND(([$raw.C26]+[$raw.D26])/([$raw.F26]+[$raw.G26]);2)" office:value-type="float" office:value="2.13" calcext:value-type="float">
            <text:p>2.13</text:p>
          </table:table-cell>
          <table:table-cell table:formula="of:=ROUND([$raw.B26]/[$raw.E26];2)" office:value-type="float" office:value="1.61" calcext:value-type="float">
            <text:p>1.61</text:p>
          </table:table-cell>
          <table:table-cell table:formula="of:=ROUND([$raw.C26]/[$raw.I26];2)" office:value-type="float" office:value="30.02" calcext:value-type="float">
            <text:p>30.02</text:p>
          </table:table-cell>
          <table:table-cell table:formula="of:=ROUND([$raw.D26]/[$raw.J26];2)" office:value-type="float" office:value="389.36" calcext:value-type="float">
            <text:p>389.36</text:p>
          </table:table-cell>
          <table:table-cell table:formula="of:=ROUND(([$raw.C26]+[$raw.D26])/([$raw.I26]+[$raw.J26]+[$raw.K26]);2)" office:value-type="float" office:value="3.88" calcext:value-type="float">
            <text:p>3.88</text:p>
          </table:table-cell>
          <table:table-cell table:formula="of:=ROUND([$raw.B26]/[$raw.H26];2)" office:value-type="float" office:value="3.38" calcext:value-type="float">
            <text:p>3.38</text:p>
          </table:table-cell>
          <table:table-cell table:formula="of:=ROUND([$raw.C26]/[$raw.M26];2)" office:value-type="float" office:value="174.5" calcext:value-type="float">
            <text:p>174.5</text:p>
          </table:table-cell>
          <table:table-cell table:formula="of:=ROUND([$raw.D26]/[$raw.N26];2)" office:value-type="float" office:value="12.66" calcext:value-type="float">
            <text:p>12.66</text:p>
          </table:table-cell>
          <table:table-cell table:formula="of:=ROUND(([$raw.C26]+[$raw.D26])/([$raw.M26]+[$raw.N26]+[$raw.O26]);2)" office:value-type="float" office:value="10.38" calcext:value-type="float">
            <text:p>10.38</text:p>
          </table:table-cell>
          <table:table-cell table:formula="of:=ROUND([$raw.B26]/[$raw.L26];2)" office:value-type="float" office:value="8.88" calcext:value-type="float">
            <text:p>8.88</text:p>
          </table:table-cell>
          <table:table-cell table:formula="of:=ROUND([$raw.C26]/[$raw.Q26];2)" office:value-type="float" office:value="768.34" calcext:value-type="float">
            <text:p>768.34</text:p>
          </table:table-cell>
          <table:table-cell table:formula="of:=ROUND([$raw.D26]/[$raw.R26];2)" office:value-type="float" office:value="565.13" calcext:value-type="float">
            <text:p>565.13</text:p>
          </table:table-cell>
          <table:table-cell table:formula="of:=ROUND(([$raw.C26]+[$raw.D26])/([$raw.Q26]+[$raw.R26]+[$raw.S26]);2)" office:value-type="float" office:value="25.37" calcext:value-type="float">
            <text:p>25.37</text:p>
          </table:table-cell>
          <table:table-cell table:formula="of:=ROUND([$raw.B26]/[$raw.P26];2)" office:value-type="float" office:value="15.26" calcext:value-type="float">
            <text:p>15.26</text:p>
          </table:table-cell>
          <table:table-cell table:formula="of:=ROUND([$raw.C26]/[$raw.U26];2)" office:value-type="float" office:value="172.88" calcext:value-type="float">
            <text:p>172.88</text:p>
          </table:table-cell>
          <table:table-cell table:formula="of:=ROUND([$raw.D26]/[$raw.V26];2)" office:value-type="float" office:value="8.14" calcext:value-type="float">
            <text:p>8.14</text:p>
          </table:table-cell>
          <table:table-cell table:formula="of:=ROUND(([$raw.C26]+[$raw.D26])/([$raw.U26]+[$raw.V26]+[$raw.W26]);2)" office:value-type="float" office:value="7.79" calcext:value-type="float">
            <text:p>7.79</text:p>
          </table:table-cell>
          <table:table-cell table:formula="of:=ROUND([$raw.B26]/[$raw.T26];2)" office:value-type="float" office:value="6.48" calcext:value-type="float">
            <text:p>6.48</text:p>
          </table:table-cell>
          <table:table-cell table:formula="of:=[$raw.K26]" office:value-type="float" office:value="0.996604" calcext:value-type="float">
            <text:p>0.996604</text:p>
          </table:table-cell>
          <table:table-cell table:formula="of:=[$raw.S26]" office:value-type="float" office:value="0.161852" calcext:value-type="float">
            <text:p>0.161852</text:p>
          </table:table-cell>
          <table:table-cell table:formula="of:=[$raw.O26]" office:value-type="float" office:value="0.293917" calcext:value-type="float">
            <text:p>0.293917</text:p>
          </table:table-cell>
          <table:table-cell table:formula="of:=[$raw.W26]" office:value-type="float" office:value="0.374866" calcext:value-type="float">
            <text:p>0.374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$raw.C27]/[$raw.F27];2)" office:value-type="float" office:value="2.2" calcext:value-type="float">
            <text:p>2.2</text:p>
          </table:table-cell>
          <table:table-cell table:formula="of:=ROUND([$raw.D27]/[$raw.G27];2)" office:value-type="float" office:value="2.34" calcext:value-type="float">
            <text:p>2.34</text:p>
          </table:table-cell>
          <table:table-cell table:formula="of:=ROUND(([$raw.C27]+[$raw.D27])/([$raw.F27]+[$raw.G27]);2)" office:value-type="float" office:value="2.23" calcext:value-type="float">
            <text:p>2.23</text:p>
          </table:table-cell>
          <table:table-cell table:formula="of:=ROUND([$raw.B27]/[$raw.E27];2)" office:value-type="float" office:value="1.77" calcext:value-type="float">
            <text:p>1.77</text:p>
          </table:table-cell>
          <table:table-cell table:formula="of:=ROUND([$raw.C27]/[$raw.I27];2)" office:value-type="float" office:value="35.32" calcext:value-type="float">
            <text:p>35.32</text:p>
          </table:table-cell>
          <table:table-cell table:formula="of:=ROUND([$raw.D27]/[$raw.J27];2)" office:value-type="float" office:value="399.73" calcext:value-type="float">
            <text:p>399.73</text:p>
          </table:table-cell>
          <table:table-cell table:formula="of:=ROUND(([$raw.C27]+[$raw.D27])/([$raw.I27]+[$raw.J27]+[$raw.K27]);2)" office:value-type="float" office:value="4.37" calcext:value-type="float">
            <text:p>4.37</text:p>
          </table:table-cell>
          <table:table-cell table:formula="of:=ROUND([$raw.B27]/[$raw.H27];2)" office:value-type="float" office:value="3.81" calcext:value-type="float">
            <text:p>3.81</text:p>
          </table:table-cell>
          <table:table-cell table:formula="of:=ROUND([$raw.C27]/[$raw.M27];2)" office:value-type="float" office:value="204.37" calcext:value-type="float">
            <text:p>204.37</text:p>
          </table:table-cell>
          <table:table-cell table:formula="of:=ROUND([$raw.D27]/[$raw.N27];2)" office:value-type="float" office:value="12.86" calcext:value-type="float">
            <text:p>12.86</text:p>
          </table:table-cell>
          <table:table-cell table:formula="of:=ROUND(([$raw.C27]+[$raw.D27])/([$raw.M27]+[$raw.N27]+[$raw.O27]);2)" office:value-type="float" office:value="11.73" calcext:value-type="float">
            <text:p>11.73</text:p>
          </table:table-cell>
          <table:table-cell table:formula="of:=ROUND([$raw.B27]/[$raw.L27];2)" office:value-type="float" office:value="10.02" calcext:value-type="float">
            <text:p>10.02</text:p>
          </table:table-cell>
          <table:table-cell table:formula="of:=ROUND([$raw.C27]/[$raw.Q27];2)" office:value-type="float" office:value="894.51" calcext:value-type="float">
            <text:p>894.51</text:p>
          </table:table-cell>
          <table:table-cell table:formula="of:=ROUND([$raw.D27]/[$raw.R27];2)" office:value-type="float" office:value="585.88" calcext:value-type="float">
            <text:p>585.88</text:p>
          </table:table-cell>
          <table:table-cell table:formula="of:=ROUND(([$raw.C27]+[$raw.D27])/([$raw.Q27]+[$raw.R27]+[$raw.S27]);2)" office:value-type="float" office:value="28.57" calcext:value-type="float">
            <text:p>28.57</text:p>
          </table:table-cell>
          <table:table-cell table:formula="of:=ROUND([$raw.B27]/[$raw.P27];2)" office:value-type="float" office:value="17.13" calcext:value-type="float">
            <text:p>17.13</text:p>
          </table:table-cell>
          <table:table-cell table:formula="of:=ROUND([$raw.C27]/[$raw.U27];2)" office:value-type="float" office:value="201.3" calcext:value-type="float">
            <text:p>201.3</text:p>
          </table:table-cell>
          <table:table-cell table:formula="of:=ROUND([$raw.D27]/[$raw.V27];2)" office:value-type="float" office:value="8.26" calcext:value-type="float">
            <text:p>8.26</text:p>
          </table:table-cell>
          <table:table-cell table:formula="of:=ROUND(([$raw.C27]+[$raw.D27])/([$raw.U27]+[$raw.V27]+[$raw.W27]);2)" office:value-type="float" office:value="9.55" calcext:value-type="float">
            <text:p>9.55</text:p>
          </table:table-cell>
          <table:table-cell table:formula="of:=ROUND([$raw.B27]/[$raw.T27];2)" office:value-type="float" office:value="7.85" calcext:value-type="float">
            <text:p>7.85</text:p>
          </table:table-cell>
          <table:table-cell table:formula="of:=[$raw.K27]" office:value-type="float" office:value="0.996787" calcext:value-type="float">
            <text:p>0.996787</text:p>
          </table:table-cell>
          <table:table-cell table:formula="of:=[$raw.S27]" office:value-type="float" office:value="0.161916" calcext:value-type="float">
            <text:p>0.161916</text:p>
          </table:table-cell>
          <table:table-cell table:formula="of:=[$raw.O27]" office:value-type="float" office:value="0.292532" calcext:value-type="float">
            <text:p>0.292532</text:p>
          </table:table-cell>
          <table:table-cell table:formula="of:=[$raw.W27]" office:value-type="float" office:value="0.330458" calcext:value-type="float">
            <text:p>0.3304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$raw.C28]/[$raw.F28];2)" office:value-type="float" office:value="2.59" calcext:value-type="float">
            <text:p>2.59</text:p>
          </table:table-cell>
          <table:table-cell table:formula="of:=ROUND([$raw.D28]/[$raw.G28];2)" office:value-type="float" office:value="2.41" calcext:value-type="float">
            <text:p>2.41</text:p>
          </table:table-cell>
          <table:table-cell table:formula="of:=ROUND(([$raw.C28]+[$raw.D28])/([$raw.F28]+[$raw.G28]);2)" office:value-type="float" office:value="2.55" calcext:value-type="float">
            <text:p>2.55</text:p>
          </table:table-cell>
          <table:table-cell table:formula="of:=ROUND([$raw.B28]/[$raw.E28];2)" office:value-type="float" office:value="1.96" calcext:value-type="float">
            <text:p>1.96</text:p>
          </table:table-cell>
          <table:table-cell table:formula="of:=ROUND([$raw.C28]/[$raw.I28];2)" office:value-type="float" office:value="39.88" calcext:value-type="float">
            <text:p>39.88</text:p>
          </table:table-cell>
          <table:table-cell table:formula="of:=ROUND([$raw.D28]/[$raw.J28];2)" office:value-type="float" office:value="372.86" calcext:value-type="float">
            <text:p>372.86</text:p>
          </table:table-cell>
          <table:table-cell table:formula="of:=ROUND(([$raw.C28]+[$raw.D28])/([$raw.I28]+[$raw.J28]+[$raw.K28]);2)" office:value-type="float" office:value="4.76" calcext:value-type="float">
            <text:p>4.76</text:p>
          </table:table-cell>
          <table:table-cell table:formula="of:=ROUND([$raw.B28]/[$raw.H28];2)" office:value-type="float" office:value="4.15" calcext:value-type="float">
            <text:p>4.15</text:p>
          </table:table-cell>
          <table:table-cell table:formula="of:=ROUND([$raw.C28]/[$raw.M28];2)" office:value-type="float" office:value="227.99" calcext:value-type="float">
            <text:p>227.99</text:p>
          </table:table-cell>
          <table:table-cell table:formula="of:=ROUND([$raw.D28]/[$raw.N28];2)" office:value-type="float" office:value="12.52" calcext:value-type="float">
            <text:p>12.52</text:p>
          </table:table-cell>
          <table:table-cell table:formula="of:=ROUND(([$raw.C28]+[$raw.D28])/([$raw.M28]+[$raw.N28]+[$raw.O28]);2)" office:value-type="float" office:value="12.76" calcext:value-type="float">
            <text:p>12.76</text:p>
          </table:table-cell>
          <table:table-cell table:formula="of:=ROUND([$raw.B28]/[$raw.L28];2)" office:value-type="float" office:value="10.93" calcext:value-type="float">
            <text:p>10.93</text:p>
          </table:table-cell>
          <table:table-cell table:formula="of:=ROUND([$raw.C28]/[$raw.Q28];2)" office:value-type="float" office:value="1005.95" calcext:value-type="float">
            <text:p>1005.95</text:p>
          </table:table-cell>
          <table:table-cell table:formula="of:=ROUND([$raw.D28]/[$raw.R28];2)" office:value-type="float" office:value="596.39" calcext:value-type="float">
            <text:p>596.39</text:p>
          </table:table-cell>
          <table:table-cell table:formula="of:=ROUND(([$raw.C28]+[$raw.D28])/([$raw.Q28]+[$raw.R28]+[$raw.S28]);2)" office:value-type="float" office:value="31.25" calcext:value-type="float">
            <text:p>31.25</text:p>
          </table:table-cell>
          <table:table-cell table:formula="of:=ROUND([$raw.B28]/[$raw.P28];2)" office:value-type="float" office:value="18.79" calcext:value-type="float">
            <text:p>18.79</text:p>
          </table:table-cell>
          <table:table-cell table:formula="of:=ROUND([$raw.C28]/[$raw.U28];2)" office:value-type="float" office:value="223.14" calcext:value-type="float">
            <text:p>223.14</text:p>
          </table:table-cell>
          <table:table-cell table:formula="of:=ROUND([$raw.D28]/[$raw.V28];2)" office:value-type="float" office:value="8.04" calcext:value-type="float">
            <text:p>8.04</text:p>
          </table:table-cell>
          <table:table-cell table:formula="of:=ROUND(([$raw.C28]+[$raw.D28])/([$raw.U28]+[$raw.V28]+[$raw.W28]);2)" office:value-type="float" office:value="10.71" calcext:value-type="float">
            <text:p>10.71</text:p>
          </table:table-cell>
          <table:table-cell table:formula="of:=ROUND([$raw.B28]/[$raw.T28];2)" office:value-type="float" office:value="8.85" calcext:value-type="float">
            <text:p>8.85</text:p>
          </table:table-cell>
          <table:table-cell table:formula="of:=[$raw.K28]" office:value-type="float" office:value="1.000394" calcext:value-type="float">
            <text:p>1.000394</text:p>
          </table:table-cell>
          <table:table-cell table:formula="of:=[$raw.S28]" office:value-type="float" office:value="0.162046" calcext:value-type="float">
            <text:p>0.162046</text:p>
          </table:table-cell>
          <table:table-cell table:formula="of:=[$raw.O28]" office:value-type="float" office:value="0.294175" calcext:value-type="float">
            <text:p>0.294175</text:p>
          </table:table-cell>
          <table:table-cell table:formula="of:=[$raw.W28]" office:value-type="float" office:value="0.316625" calcext:value-type="float">
            <text:p>0.316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$raw.C29]/[$raw.F29];2)" office:value-type="float" office:value="2.1" calcext:value-type="float">
            <text:p>2.1</text:p>
          </table:table-cell>
          <table:table-cell table:formula="of:=ROUND([$raw.D29]/[$raw.G29];2)" office:value-type="float" office:value="2.49" calcext:value-type="float">
            <text:p>2.49</text:p>
          </table:table-cell>
          <table:table-cell table:formula="of:=ROUND(([$raw.C29]+[$raw.D29])/([$raw.F29]+[$raw.G29]);2)" office:value-type="float" office:value="2.2" calcext:value-type="float">
            <text:p>2.2</text:p>
          </table:table-cell>
          <table:table-cell table:formula="of:=ROUND([$raw.B29]/[$raw.E29];2)" office:value-type="float" office:value="1.78" calcext:value-type="float">
            <text:p>1.78</text:p>
          </table:table-cell>
          <table:table-cell table:formula="of:=ROUND([$raw.C29]/[$raw.I29];2)" office:value-type="float" office:value="33.03" calcext:value-type="float">
            <text:p>33.03</text:p>
          </table:table-cell>
          <table:table-cell table:formula="of:=ROUND([$raw.D29]/[$raw.J29];2)" office:value-type="float" office:value="398.92" calcext:value-type="float">
            <text:p>398.92</text:p>
          </table:table-cell>
          <table:table-cell table:formula="of:=ROUND(([$raw.C29]+[$raw.D29])/([$raw.I29]+[$raw.J29]+[$raw.K29]);2)" office:value-type="float" office:value="4.17" calcext:value-type="float">
            <text:p>4.17</text:p>
          </table:table-cell>
          <table:table-cell table:formula="of:=ROUND([$raw.B29]/[$raw.H29];2)" office:value-type="float" office:value="3.63" calcext:value-type="float">
            <text:p>3.63</text:p>
          </table:table-cell>
          <table:table-cell table:formula="of:=ROUND([$raw.C29]/[$raw.M29];2)" office:value-type="float" office:value="188.8" calcext:value-type="float">
            <text:p>188.8</text:p>
          </table:table-cell>
          <table:table-cell table:formula="of:=ROUND([$raw.D29]/[$raw.N29];2)" office:value-type="float" office:value="13.08" calcext:value-type="float">
            <text:p>13.08</text:p>
          </table:table-cell>
          <table:table-cell table:formula="of:=ROUND(([$raw.C29]+[$raw.D29])/([$raw.M29]+[$raw.N29]+[$raw.O29]);2)" office:value-type="float" office:value="11.2" calcext:value-type="float">
            <text:p>11.2</text:p>
          </table:table-cell>
          <table:table-cell table:formula="of:=ROUND([$raw.B29]/[$raw.L29];2)" office:value-type="float" office:value="9.6" calcext:value-type="float">
            <text:p>9.6</text:p>
          </table:table-cell>
          <table:table-cell table:formula="of:=ROUND([$raw.C29]/[$raw.Q29];2)" office:value-type="float" office:value="846.7" calcext:value-type="float">
            <text:p>846.7</text:p>
          </table:table-cell>
          <table:table-cell table:formula="of:=ROUND([$raw.D29]/[$raw.R29];2)" office:value-type="float" office:value="595.48" calcext:value-type="float">
            <text:p>595.48</text:p>
          </table:table-cell>
          <table:table-cell table:formula="of:=ROUND(([$raw.C29]+[$raw.D29])/([$raw.Q29]+[$raw.R29]+[$raw.S29]);2)" office:value-type="float" office:value="26.63" calcext:value-type="float">
            <text:p>26.63</text:p>
          </table:table-cell>
          <table:table-cell table:formula="of:=ROUND([$raw.B29]/[$raw.P29];2)" office:value-type="float" office:value="15.98" calcext:value-type="float">
            <text:p>15.98</text:p>
          </table:table-cell>
          <table:table-cell table:formula="of:=ROUND([$raw.C29]/[$raw.U29];2)" office:value-type="float" office:value="185.2" calcext:value-type="float">
            <text:p>185.2</text:p>
          </table:table-cell>
          <table:table-cell table:formula="of:=ROUND([$raw.D29]/[$raw.V29];2)" office:value-type="float" office:value="8.4" calcext:value-type="float">
            <text:p>8.4</text:p>
          </table:table-cell>
          <table:table-cell table:formula="of:=ROUND(([$raw.C29]+[$raw.D29])/([$raw.U29]+[$raw.V29]+[$raw.W29]);2)" office:value-type="float" office:value="9.59" calcext:value-type="float">
            <text:p>9.59</text:p>
          </table:table-cell>
          <table:table-cell table:formula="of:=ROUND([$raw.B29]/[$raw.T29];2)" office:value-type="float" office:value="7.83" calcext:value-type="float">
            <text:p>7.83</text:p>
          </table:table-cell>
          <table:table-cell table:formula="of:=[$raw.K29]" office:value-type="float" office:value="1.002402" calcext:value-type="float">
            <text:p>1.002402</text:p>
          </table:table-cell>
          <table:table-cell table:formula="of:=[$raw.S29]" office:value-type="float" office:value="0.16697" calcext:value-type="float">
            <text:p>0.16697</text:p>
          </table:table-cell>
          <table:table-cell table:formula="of:=[$raw.O29]" office:value-type="float" office:value="0.29404" calcext:value-type="float">
            <text:p>0.29404</text:p>
          </table:table-cell>
          <table:table-cell table:formula="of:=[$raw.W29]" office:value-type="float" office:value="0.306863" calcext:value-type="float">
            <text:p>0.30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$raw.C30]/[$raw.F30];2)" office:value-type="float" office:value="2.07" calcext:value-type="float">
            <text:p>2.07</text:p>
          </table:table-cell>
          <table:table-cell table:formula="of:=ROUND([$raw.D30]/[$raw.G30];2)" office:value-type="float" office:value="2.53" calcext:value-type="float">
            <text:p>2.53</text:p>
          </table:table-cell>
          <table:table-cell table:formula="of:=ROUND(([$raw.C30]+[$raw.D30])/([$raw.F30]+[$raw.G30]);2)" office:value-type="float" office:value="2.19" calcext:value-type="float">
            <text:p>2.19</text:p>
          </table:table-cell>
          <table:table-cell table:formula="of:=ROUND([$raw.B30]/[$raw.E30];2)" office:value-type="float" office:value="1.73" calcext:value-type="float">
            <text:p>1.73</text:p>
          </table:table-cell>
          <table:table-cell table:formula="of:=ROUND([$raw.C30]/[$raw.I30];2)" office:value-type="float" office:value="29.89" calcext:value-type="float">
            <text:p>29.89</text:p>
          </table:table-cell>
          <table:table-cell table:formula="of:=ROUND([$raw.D30]/[$raw.J30];2)" office:value-type="float" office:value="397.27" calcext:value-type="float">
            <text:p>397.27</text:p>
          </table:table-cell>
          <table:table-cell table:formula="of:=ROUND(([$raw.C30]+[$raw.D30])/([$raw.I30]+[$raw.J30]+[$raw.K30]);2)" office:value-type="float" office:value="3.97" calcext:value-type="float">
            <text:p>3.97</text:p>
          </table:table-cell>
          <table:table-cell table:formula="of:=ROUND([$raw.B30]/[$raw.H30];2)" office:value-type="float" office:value="3.45" calcext:value-type="float">
            <text:p>3.45</text:p>
          </table:table-cell>
          <table:table-cell table:formula="of:=ROUND([$raw.C30]/[$raw.M30];2)" office:value-type="float" office:value="177.79" calcext:value-type="float">
            <text:p>177.79</text:p>
          </table:table-cell>
          <table:table-cell table:formula="of:=ROUND([$raw.D30]/[$raw.N30];2)" office:value-type="float" office:value="13.19" calcext:value-type="float">
            <text:p>13.19</text:p>
          </table:table-cell>
          <table:table-cell table:formula="of:=ROUND(([$raw.C30]+[$raw.D30])/([$raw.M30]+[$raw.N30]+[$raw.O30]);2)" office:value-type="float" office:value="10.7" calcext:value-type="float">
            <text:p>10.7</text:p>
          </table:table-cell>
          <table:table-cell table:formula="of:=ROUND([$raw.B30]/[$raw.L30];2)" office:value-type="float" office:value="9.16" calcext:value-type="float">
            <text:p>9.16</text:p>
          </table:table-cell>
          <table:table-cell table:formula="of:=ROUND([$raw.C30]/[$raw.Q30];2)" office:value-type="float" office:value="794.21" calcext:value-type="float">
            <text:p>794.21</text:p>
          </table:table-cell>
          <table:table-cell table:formula="of:=ROUND([$raw.D30]/[$raw.R30];2)" office:value-type="float" office:value="603.07" calcext:value-type="float">
            <text:p>603.07</text:p>
          </table:table-cell>
          <table:table-cell table:formula="of:=ROUND(([$raw.C30]+[$raw.D30])/([$raw.Q30]+[$raw.R30]+[$raw.S30]);2)" office:value-type="float" office:value="25.64" calcext:value-type="float">
            <text:p>25.64</text:p>
          </table:table-cell>
          <table:table-cell table:formula="of:=ROUND([$raw.B30]/[$raw.P30];2)" office:value-type="float" office:value="15.39" calcext:value-type="float">
            <text:p>15.39</text:p>
          </table:table-cell>
          <table:table-cell table:formula="of:=ROUND([$raw.C30]/[$raw.U30];2)" office:value-type="float" office:value="173.47" calcext:value-type="float">
            <text:p>173.47</text:p>
          </table:table-cell>
          <table:table-cell table:formula="of:=ROUND([$raw.D30]/[$raw.V30];2)" office:value-type="float" office:value="8.47" calcext:value-type="float">
            <text:p>8.47</text:p>
          </table:table-cell>
          <table:table-cell table:formula="of:=ROUND(([$raw.C30]+[$raw.D30])/([$raw.U30]+[$raw.V30]+[$raw.W30]);2)" office:value-type="float" office:value="8.93" calcext:value-type="float">
            <text:p>8.93</text:p>
          </table:table-cell>
          <table:table-cell table:formula="of:=ROUND([$raw.B30]/[$raw.T30];2)" office:value-type="float" office:value="7.34" calcext:value-type="float">
            <text:p>7.34</text:p>
          </table:table-cell>
          <table:table-cell table:formula="of:=[$raw.K30]" office:value-type="float" office:value="1.005483" calcext:value-type="float">
            <text:p>1.005483</text:p>
          </table:table-cell>
          <table:table-cell table:formula="of:=[$raw.S30]" office:value-type="float" office:value="0.165912" calcext:value-type="float">
            <text:p>0.165912</text:p>
          </table:table-cell>
          <table:table-cell table:formula="of:=[$raw.O30]" office:value-type="float" office:value="0.294824" calcext:value-type="float">
            <text:p>0.294824</text:p>
          </table:table-cell>
          <table:table-cell table:formula="of:=[$raw.W30]" office:value-type="float" office:value="0.320143" calcext:value-type="float">
            <text:p>0.320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$raw.C31]/[$raw.F31];2)" office:value-type="float" office:value="1.97" calcext:value-type="float">
            <text:p>1.97</text:p>
          </table:table-cell>
          <table:table-cell table:formula="of:=ROUND([$raw.D31]/[$raw.G31];2)" office:value-type="float" office:value="1.92" calcext:value-type="float">
            <text:p>1.92</text:p>
          </table:table-cell>
          <table:table-cell table:formula="of:=ROUND(([$raw.C31]+[$raw.D31])/([$raw.F31]+[$raw.G31]);2)" office:value-type="float" office:value="1.96" calcext:value-type="float">
            <text:p>1.96</text:p>
          </table:table-cell>
          <table:table-cell table:formula="of:=ROUND([$raw.B31]/[$raw.E31];2)" office:value-type="float" office:value="1.57" calcext:value-type="float">
            <text:p>1.57</text:p>
          </table:table-cell>
          <table:table-cell table:formula="of:=ROUND([$raw.C31]/[$raw.I31];2)" office:value-type="float" office:value="30.77" calcext:value-type="float">
            <text:p>30.77</text:p>
          </table:table-cell>
          <table:table-cell table:formula="of:=ROUND([$raw.D31]/[$raw.J31];2)" office:value-type="float" office:value="352.26" calcext:value-type="float">
            <text:p>352.26</text:p>
          </table:table-cell>
          <table:table-cell table:formula="of:=ROUND(([$raw.C31]+[$raw.D31])/([$raw.I31]+[$raw.J31]+[$raw.K31]);2)" office:value-type="float" office:value="3.88" calcext:value-type="float">
            <text:p>3.88</text:p>
          </table:table-cell>
          <table:table-cell table:formula="of:=ROUND([$raw.B31]/[$raw.H31];2)" office:value-type="float" office:value="3.36" calcext:value-type="float">
            <text:p>3.36</text:p>
          </table:table-cell>
          <table:table-cell table:formula="of:=ROUND([$raw.C31]/[$raw.M31];2)" office:value-type="float" office:value="180.24" calcext:value-type="float">
            <text:p>180.24</text:p>
          </table:table-cell>
          <table:table-cell table:formula="of:=ROUND([$raw.D31]/[$raw.N31];2)" office:value-type="float" office:value="11.45" calcext:value-type="float">
            <text:p>11.45</text:p>
          </table:table-cell>
          <table:table-cell table:formula="of:=ROUND(([$raw.C31]+[$raw.D31])/([$raw.M31]+[$raw.N31]+[$raw.O31]);2)" office:value-type="float" office:value="10.43" calcext:value-type="float">
            <text:p>10.43</text:p>
          </table:table-cell>
          <table:table-cell table:formula="of:=ROUND([$raw.B31]/[$raw.L31];2)" office:value-type="float" office:value="8.92" calcext:value-type="float">
            <text:p>8.92</text:p>
          </table:table-cell>
          <table:table-cell table:formula="of:=ROUND([$raw.C31]/[$raw.Q31];2)" office:value-type="float" office:value="808.64" calcext:value-type="float">
            <text:p>808.64</text:p>
          </table:table-cell>
          <table:table-cell table:formula="of:=ROUND([$raw.D31]/[$raw.R31];2)" office:value-type="float" office:value="499.17" calcext:value-type="float">
            <text:p>499.17</text:p>
          </table:table-cell>
          <table:table-cell table:formula="of:=ROUND(([$raw.C31]+[$raw.D31])/([$raw.Q31]+[$raw.R31]+[$raw.S31]);2)" office:value-type="float" office:value="23.57" calcext:value-type="float">
            <text:p>23.57</text:p>
          </table:table-cell>
          <table:table-cell table:formula="of:=ROUND([$raw.B31]/[$raw.P31];2)" office:value-type="float" office:value="14.32" calcext:value-type="float">
            <text:p>14.32</text:p>
          </table:table-cell>
          <table:table-cell table:formula="of:=ROUND([$raw.C31]/[$raw.U31];2)" office:value-type="float" office:value="177.15" calcext:value-type="float">
            <text:p>177.15</text:p>
          </table:table-cell>
          <table:table-cell table:formula="of:=ROUND([$raw.D31]/[$raw.V31];2)" office:value-type="float" office:value="7.31" calcext:value-type="float">
            <text:p>7.31</text:p>
          </table:table-cell>
          <table:table-cell table:formula="of:=ROUND(([$raw.C31]+[$raw.D31])/([$raw.U31]+[$raw.V31]+[$raw.W31]);2)" office:value-type="float" office:value="8.95" calcext:value-type="float">
            <text:p>8.95</text:p>
          </table:table-cell>
          <table:table-cell table:formula="of:=ROUND([$raw.B31]/[$raw.T31];2)" office:value-type="float" office:value="7.39" calcext:value-type="float">
            <text:p>7.39</text:p>
          </table:table-cell>
          <table:table-cell table:formula="of:=[$raw.K31]" office:value-type="float" office:value="1.0053" calcext:value-type="float">
            <text:p>1.0053</text:p>
          </table:table-cell>
          <table:table-cell table:formula="of:=[$raw.S31]" office:value-type="float" office:value="0.176628" calcext:value-type="float">
            <text:p>0.176628</text:p>
          </table:table-cell>
          <table:table-cell table:formula="of:=[$raw.O31]" office:value-type="float" office:value="0.295297" calcext:value-type="float">
            <text:p>0.295297</text:p>
          </table:table-cell>
          <table:table-cell table:formula="of:=[$raw.W31]" office:value-type="float" office:value="0.306936" calcext:value-type="float">
            <text:p>0.3069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$raw.C32]/[$raw.F32];2)" office:value-type="float" office:value="1.91" calcext:value-type="float">
            <text:p>1.91</text:p>
          </table:table-cell>
          <table:table-cell table:formula="of:=ROUND([$raw.D32]/[$raw.G32];2)" office:value-type="float" office:value="2.62" calcext:value-type="float">
            <text:p>2.62</text:p>
          </table:table-cell>
          <table:table-cell table:formula="of:=ROUND(([$raw.C32]+[$raw.D32])/([$raw.F32]+[$raw.G32]);2)" office:value-type="float" office:value="2.1" calcext:value-type="float">
            <text:p>2.1</text:p>
          </table:table-cell>
          <table:table-cell table:formula="of:=ROUND([$raw.B32]/[$raw.E32];2)" office:value-type="float" office:value="1.67" calcext:value-type="float">
            <text:p>1.67</text:p>
          </table:table-cell>
          <table:table-cell table:formula="of:=ROUND([$raw.C32]/[$raw.I32];2)" office:value-type="float" office:value="29.42" calcext:value-type="float">
            <text:p>29.42</text:p>
          </table:table-cell>
          <table:table-cell table:formula="of:=ROUND([$raw.D32]/[$raw.J32];2)" office:value-type="float" office:value="445.75" calcext:value-type="float">
            <text:p>445.75</text:p>
          </table:table-cell>
          <table:table-cell table:formula="of:=ROUND(([$raw.C32]+[$raw.D32])/([$raw.I32]+[$raw.J32]+[$raw.K32]);2)" office:value-type="float" office:value="4.05" calcext:value-type="float">
            <text:p>4.05</text:p>
          </table:table-cell>
          <table:table-cell table:formula="of:=ROUND([$raw.B32]/[$raw.H32];2)" office:value-type="float" office:value="3.51" calcext:value-type="float">
            <text:p>3.51</text:p>
          </table:table-cell>
          <table:table-cell table:formula="of:=ROUND([$raw.C32]/[$raw.M32];2)" office:value-type="float" office:value="174.21" calcext:value-type="float">
            <text:p>174.21</text:p>
          </table:table-cell>
          <table:table-cell table:formula="of:=ROUND([$raw.D32]/[$raw.N32];2)" office:value-type="float" office:value="14.8" calcext:value-type="float">
            <text:p>14.8</text:p>
          </table:table-cell>
          <table:table-cell table:formula="of:=ROUND(([$raw.C32]+[$raw.D32])/([$raw.M32]+[$raw.N32]+[$raw.O32]);2)" office:value-type="float" office:value="10.97" calcext:value-type="float">
            <text:p>10.97</text:p>
          </table:table-cell>
          <table:table-cell table:formula="of:=ROUND([$raw.B32]/[$raw.L32];2)" office:value-type="float" office:value="9.39" calcext:value-type="float">
            <text:p>9.39</text:p>
          </table:table-cell>
          <table:table-cell table:formula="of:=ROUND([$raw.C32]/[$raw.Q32];2)" office:value-type="float" office:value="744.97" calcext:value-type="float">
            <text:p>744.97</text:p>
          </table:table-cell>
          <table:table-cell table:formula="of:=ROUND([$raw.D32]/[$raw.R32];2)" office:value-type="float" office:value="659.62" calcext:value-type="float">
            <text:p>659.62</text:p>
          </table:table-cell>
          <table:table-cell table:formula="of:=ROUND(([$raw.C32]+[$raw.D32])/([$raw.Q32]+[$raw.R32]+[$raw.S32]);2)" office:value-type="float" office:value="23.57" calcext:value-type="float">
            <text:p>23.57</text:p>
          </table:table-cell>
          <table:table-cell table:formula="of:=ROUND([$raw.B32]/[$raw.P32];2)" office:value-type="float" office:value="14.47" calcext:value-type="float">
            <text:p>14.47</text:p>
          </table:table-cell>
          <table:table-cell table:formula="of:=ROUND([$raw.C32]/[$raw.U32];2)" office:value-type="float" office:value="170.44" calcext:value-type="float">
            <text:p>170.44</text:p>
          </table:table-cell>
          <table:table-cell table:formula="of:=ROUND([$raw.D32]/[$raw.V32];2)" office:value-type="float" office:value="9.45" calcext:value-type="float">
            <text:p>9.45</text:p>
          </table:table-cell>
          <table:table-cell table:formula="of:=ROUND(([$raw.C32]+[$raw.D32])/([$raw.U32]+[$raw.V32]+[$raw.W32]);2)" office:value-type="float" office:value="9.39" calcext:value-type="float">
            <text:p>9.39</text:p>
          </table:table-cell>
          <table:table-cell table:formula="of:=ROUND([$raw.B32]/[$raw.T32];2)" office:value-type="float" office:value="7.75" calcext:value-type="float">
            <text:p>7.75</text:p>
          </table:table-cell>
          <table:table-cell table:formula="of:=[$raw.K32]" office:value-type="float" office:value="1.00829" calcext:value-type="float">
            <text:p>1.00829</text:p>
          </table:table-cell>
          <table:table-cell table:formula="of:=[$raw.S32]" office:value-type="float" office:value="0.185312" calcext:value-type="float">
            <text:p>0.185312</text:p>
          </table:table-cell>
          <table:table-cell table:formula="of:=[$raw.O32]" office:value-type="float" office:value="0.293791" calcext:value-type="float">
            <text:p>0.293791</text:p>
          </table:table-cell>
          <table:table-cell table:formula="of:=[$raw.W32]" office:value-type="float" office:value="0.306116" calcext:value-type="float">
            <text:p>0.3061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$raw.C33]/[$raw.F33];2)" office:value-type="float" office:value="2.15" calcext:value-type="float">
            <text:p>2.15</text:p>
          </table:table-cell>
          <table:table-cell table:formula="of:=ROUND([$raw.D33]/[$raw.G33];2)" office:value-type="float" office:value="2.66" calcext:value-type="float">
            <text:p>2.66</text:p>
          </table:table-cell>
          <table:table-cell table:formula="of:=ROUND(([$raw.C33]+[$raw.D33])/([$raw.F33]+[$raw.G33]);2)" office:value-type="float" office:value="2.27" calcext:value-type="float">
            <text:p>2.27</text:p>
          </table:table-cell>
          <table:table-cell table:formula="of:=ROUND([$raw.B33]/[$raw.E33];2)" office:value-type="float" office:value="1.84" calcext:value-type="float">
            <text:p>1.84</text:p>
          </table:table-cell>
          <table:table-cell table:formula="of:=ROUND([$raw.C33]/[$raw.I33];2)" office:value-type="float" office:value="32.3" calcext:value-type="float">
            <text:p>32.3</text:p>
          </table:table-cell>
          <table:table-cell table:formula="of:=ROUND([$raw.D33]/[$raw.J33];2)" office:value-type="float" office:value="401.88" calcext:value-type="float">
            <text:p>401.88</text:p>
          </table:table-cell>
          <table:table-cell table:formula="of:=ROUND(([$raw.C33]+[$raw.D33])/([$raw.I33]+[$raw.J33]+[$raw.K33]);2)" office:value-type="float" office:value="4.23" calcext:value-type="float">
            <text:p>4.23</text:p>
          </table:table-cell>
          <table:table-cell table:formula="of:=ROUND([$raw.B33]/[$raw.H33];2)" office:value-type="float" office:value="3.65" calcext:value-type="float">
            <text:p>3.65</text:p>
          </table:table-cell>
          <table:table-cell table:formula="of:=ROUND([$raw.C33]/[$raw.M33];2)" office:value-type="float" office:value="194.42" calcext:value-type="float">
            <text:p>194.42</text:p>
          </table:table-cell>
          <table:table-cell table:formula="of:=ROUND([$raw.D33]/[$raw.N33];2)" office:value-type="float" office:value="13.32" calcext:value-type="float">
            <text:p>13.32</text:p>
          </table:table-cell>
          <table:table-cell table:formula="of:=ROUND(([$raw.C33]+[$raw.D33])/([$raw.M33]+[$raw.N33]+[$raw.O33]);2)" office:value-type="float" office:value="11.46" calcext:value-type="float">
            <text:p>11.46</text:p>
          </table:table-cell>
          <table:table-cell table:formula="of:=ROUND([$raw.B33]/[$raw.L33];2)" office:value-type="float" office:value="9.81" calcext:value-type="float">
            <text:p>9.81</text:p>
          </table:table-cell>
          <table:table-cell table:formula="of:=ROUND([$raw.C33]/[$raw.Q33];2)" office:value-type="float" office:value="831.45" calcext:value-type="float">
            <text:p>831.45</text:p>
          </table:table-cell>
          <table:table-cell table:formula="of:=ROUND([$raw.D33]/[$raw.R33];2)" office:value-type="float" office:value="587.75" calcext:value-type="float">
            <text:p>587.75</text:p>
          </table:table-cell>
          <table:table-cell table:formula="of:=ROUND(([$raw.C33]+[$raw.D33])/([$raw.Q33]+[$raw.R33]+[$raw.S33]);2)" office:value-type="float" office:value="25.48" calcext:value-type="float">
            <text:p>25.48</text:p>
          </table:table-cell>
          <table:table-cell table:formula="of:=ROUND([$raw.B33]/[$raw.P33];2)" office:value-type="float" office:value="15.44" calcext:value-type="float">
            <text:p>15.44</text:p>
          </table:table-cell>
          <table:table-cell table:formula="of:=ROUND([$raw.C33]/[$raw.U33];2)" office:value-type="float" office:value="190.35" calcext:value-type="float">
            <text:p>190.35</text:p>
          </table:table-cell>
          <table:table-cell table:formula="of:=ROUND([$raw.D33]/[$raw.V33];2)" office:value-type="float" office:value="8.47" calcext:value-type="float">
            <text:p>8.47</text:p>
          </table:table-cell>
          <table:table-cell table:formula="of:=ROUND(([$raw.C33]+[$raw.D33])/([$raw.U33]+[$raw.V33]+[$raw.W33]);2)" office:value-type="float" office:value="9.81" calcext:value-type="float">
            <text:p>9.81</text:p>
          </table:table-cell>
          <table:table-cell table:formula="of:=ROUND([$raw.B33]/[$raw.T33];2)" office:value-type="float" office:value="8.08" calcext:value-type="float">
            <text:p>8.08</text:p>
          </table:table-cell>
          <table:table-cell table:formula="of:=[$raw.K33]" office:value-type="float" office:value="1.015676" calcext:value-type="float">
            <text:p>1.015676</text:p>
          </table:table-cell>
          <table:table-cell table:formula="of:=[$raw.S33]" office:value-type="float" office:value="0.180104" calcext:value-type="float">
            <text:p>0.180104</text:p>
          </table:table-cell>
          <table:table-cell table:formula="of:=[$raw.O33]" office:value-type="float" office:value="0.296297" calcext:value-type="float">
            <text:p>0.296297</text:p>
          </table:table-cell>
          <table:table-cell table:formula="of:=[$raw.W33]" office:value-type="float" office:value="0.308251" calcext:value-type="float">
            <text:p>0.3082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$raw.C34]/[$raw.F34];2)" office:value-type="float" office:value="1.88" calcext:value-type="float">
            <text:p>1.88</text:p>
          </table:table-cell>
          <table:table-cell table:formula="of:=ROUND([$raw.D34]/[$raw.G34];2)" office:value-type="float" office:value="2.65" calcext:value-type="float">
            <text:p>2.65</text:p>
          </table:table-cell>
          <table:table-cell table:formula="of:=ROUND(([$raw.C34]+[$raw.D34])/([$raw.F34]+[$raw.G34]);2)" office:value-type="float" office:value="2.05" calcext:value-type="float">
            <text:p>2.05</text:p>
          </table:table-cell>
          <table:table-cell table:formula="of:=ROUND([$raw.B34]/[$raw.E34];2)" office:value-type="float" office:value="1.71" calcext:value-type="float">
            <text:p>1.71</text:p>
          </table:table-cell>
          <table:table-cell table:formula="of:=ROUND([$raw.C34]/[$raw.I34];2)" office:value-type="float" office:value="30" calcext:value-type="float">
            <text:p>30</text:p>
          </table:table-cell>
          <table:table-cell table:formula="of:=ROUND([$raw.D34]/[$raw.J34];2)" office:value-type="float" office:value="374.44" calcext:value-type="float">
            <text:p>374.44</text:p>
          </table:table-cell>
          <table:table-cell table:formula="of:=ROUND(([$raw.C34]+[$raw.D34])/([$raw.I34]+[$raw.J34]+[$raw.K34]);2)" office:value-type="float" office:value="3.95" calcext:value-type="float">
            <text:p>3.95</text:p>
          </table:table-cell>
          <table:table-cell table:formula="of:=ROUND([$raw.B34]/[$raw.H34];2)" office:value-type="float" office:value="3.4" calcext:value-type="float">
            <text:p>3.4</text:p>
          </table:table-cell>
          <table:table-cell table:formula="of:=ROUND([$raw.C34]/[$raw.M34];2)" office:value-type="float" office:value="182.54" calcext:value-type="float">
            <text:p>182.54</text:p>
          </table:table-cell>
          <table:table-cell table:formula="of:=ROUND([$raw.D34]/[$raw.N34];2)" office:value-type="float" office:value="12.81" calcext:value-type="float">
            <text:p>12.81</text:p>
          </table:table-cell>
          <table:table-cell table:formula="of:=ROUND(([$raw.C34]+[$raw.D34])/([$raw.M34]+[$raw.N34]+[$raw.O34]);2)" office:value-type="float" office:value="10.73" calcext:value-type="float">
            <text:p>10.73</text:p>
          </table:table-cell>
          <table:table-cell table:formula="of:=ROUND([$raw.B34]/[$raw.L34];2)" office:value-type="float" office:value="9.19" calcext:value-type="float">
            <text:p>9.19</text:p>
          </table:table-cell>
          <table:table-cell table:formula="of:=ROUND([$raw.C34]/[$raw.Q34];2)" office:value-type="float" office:value="767.5" calcext:value-type="float">
            <text:p>767.5</text:p>
          </table:table-cell>
          <table:table-cell table:formula="of:=ROUND([$raw.D34]/[$raw.R34];2)" office:value-type="float" office:value="552.57" calcext:value-type="float">
            <text:p>552.57</text:p>
          </table:table-cell>
          <table:table-cell table:formula="of:=ROUND(([$raw.C34]+[$raw.D34])/([$raw.Q34]+[$raw.R34]+[$raw.S34]);2)" office:value-type="float" office:value="22.42" calcext:value-type="float">
            <text:p>22.42</text:p>
          </table:table-cell>
          <table:table-cell table:formula="of:=ROUND([$raw.B34]/[$raw.P34];2)" office:value-type="float" office:value="13.76" calcext:value-type="float">
            <text:p>13.76</text:p>
          </table:table-cell>
          <table:table-cell table:formula="of:=ROUND([$raw.C34]/[$raw.U34];2)" office:value-type="float" office:value="179.35" calcext:value-type="float">
            <text:p>179.35</text:p>
          </table:table-cell>
          <table:table-cell table:formula="of:=ROUND([$raw.D34]/[$raw.V34];2)" office:value-type="float" office:value="8.13" calcext:value-type="float">
            <text:p>8.13</text:p>
          </table:table-cell>
          <table:table-cell table:formula="of:=ROUND(([$raw.C34]+[$raw.D34])/([$raw.U34]+[$raw.V34]+[$raw.W34]);2)" office:value-type="float" office:value="9.13" calcext:value-type="float">
            <text:p>9.13</text:p>
          </table:table-cell>
          <table:table-cell table:formula="of:=ROUND([$raw.B34]/[$raw.T34];2)" office:value-type="float" office:value="7.52" calcext:value-type="float">
            <text:p>7.52</text:p>
          </table:table-cell>
          <table:table-cell table:formula="of:=[$raw.K34]" office:value-type="float" office:value="1.017062" calcext:value-type="float">
            <text:p>1.017062</text:p>
          </table:table-cell>
          <table:table-cell table:formula="of:=[$raw.S34]" office:value-type="float" office:value="0.192036" calcext:value-type="float">
            <text:p>0.192036</text:p>
          </table:table-cell>
          <table:table-cell table:formula="of:=[$raw.O34]" office:value-type="float" office:value="0.296129" calcext:value-type="float">
            <text:p>0.296129</text:p>
          </table:table-cell>
          <table:table-cell table:formula="of:=[$raw.W34]" office:value-type="float" office:value="0.310476" calcext:value-type="float">
            <text:p>0.3104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$raw.C35]/[$raw.F35];2)" office:value-type="float" office:value="1.8" calcext:value-type="float">
            <text:p>1.8</text:p>
          </table:table-cell>
          <table:table-cell table:formula="of:=ROUND([$raw.D35]/[$raw.G35];2)" office:value-type="float" office:value="2.31" calcext:value-type="float">
            <text:p>2.31</text:p>
          </table:table-cell>
          <table:table-cell table:formula="of:=ROUND(([$raw.C35]+[$raw.D35])/([$raw.F35]+[$raw.G35]);2)" office:value-type="float" office:value="1.92" calcext:value-type="float">
            <text:p>1.92</text:p>
          </table:table-cell>
          <table:table-cell table:formula="of:=ROUND([$raw.B35]/[$raw.E35];2)" office:value-type="float" office:value="1.6" calcext:value-type="float">
            <text:p>1.6</text:p>
          </table:table-cell>
          <table:table-cell table:formula="of:=ROUND([$raw.C35]/[$raw.I35];2)" office:value-type="float" office:value="28.09" calcext:value-type="float">
            <text:p>28.09</text:p>
          </table:table-cell>
          <table:table-cell table:formula="of:=ROUND([$raw.D35]/[$raw.J35];2)" office:value-type="float" office:value="363.17" calcext:value-type="float">
            <text:p>363.17</text:p>
          </table:table-cell>
          <table:table-cell table:formula="of:=ROUND(([$raw.C35]+[$raw.D35])/([$raw.I35]+[$raw.J35]+[$raw.K35]);2)" office:value-type="float" office:value="3.7" calcext:value-type="float">
            <text:p>3.7</text:p>
          </table:table-cell>
          <table:table-cell table:formula="of:=ROUND([$raw.B35]/[$raw.H35];2)" office:value-type="float" office:value="3.18" calcext:value-type="float">
            <text:p>3.18</text:p>
          </table:table-cell>
          <table:table-cell table:formula="of:=ROUND([$raw.C35]/[$raw.M35];2)" office:value-type="float" office:value="166.01" calcext:value-type="float">
            <text:p>166.01</text:p>
          </table:table-cell>
          <table:table-cell table:formula="of:=ROUND([$raw.D35]/[$raw.N35];2)" office:value-type="float" office:value="12.22" calcext:value-type="float">
            <text:p>12.22</text:p>
          </table:table-cell>
          <table:table-cell table:formula="of:=ROUND(([$raw.C35]+[$raw.D35])/([$raw.M35]+[$raw.N35]+[$raw.O35]);2)" office:value-type="float" office:value="9.98" calcext:value-type="float">
            <text:p>9.98</text:p>
          </table:table-cell>
          <table:table-cell table:formula="of:=ROUND([$raw.B35]/[$raw.L35];2)" office:value-type="float" office:value="8.54" calcext:value-type="float">
            <text:p>8.54</text:p>
          </table:table-cell>
          <table:table-cell table:formula="of:=ROUND([$raw.C35]/[$raw.Q35];2)" office:value-type="float" office:value="705.43" calcext:value-type="float">
            <text:p>705.43</text:p>
          </table:table-cell>
          <table:table-cell table:formula="of:=ROUND([$raw.D35]/[$raw.R35];2)" office:value-type="float" office:value="496.6" calcext:value-type="float">
            <text:p>496.6</text:p>
          </table:table-cell>
          <table:table-cell table:formula="of:=ROUND(([$raw.C35]+[$raw.D35])/([$raw.Q35]+[$raw.R35]+[$raw.S35]);2)" office:value-type="float" office:value="21.45" calcext:value-type="float">
            <text:p>21.45</text:p>
          </table:table-cell>
          <table:table-cell table:formula="of:=ROUND([$raw.B35]/[$raw.P35];2)" office:value-type="float" office:value="13.07" calcext:value-type="float">
            <text:p>13.07</text:p>
          </table:table-cell>
          <table:table-cell table:formula="of:=ROUND([$raw.C35]/[$raw.U35];2)" office:value-type="float" office:value="162.62" calcext:value-type="float">
            <text:p>162.62</text:p>
          </table:table-cell>
          <table:table-cell table:formula="of:=ROUND([$raw.D35]/[$raw.V35];2)" office:value-type="float" office:value="7.74" calcext:value-type="float">
            <text:p>7.74</text:p>
          </table:table-cell>
          <table:table-cell table:formula="of:=ROUND(([$raw.C35]+[$raw.D35])/([$raw.U35]+[$raw.V35]+[$raw.W35]);2)" office:value-type="float" office:value="8.45" calcext:value-type="float">
            <text:p>8.45</text:p>
          </table:table-cell>
          <table:table-cell table:formula="of:=ROUND([$raw.B35]/[$raw.T35];2)" office:value-type="float" office:value="6.95" calcext:value-type="float">
            <text:p>6.95</text:p>
          </table:table-cell>
          <table:table-cell table:formula="of:=[$raw.K35]" office:value-type="float" office:value="1.020896" calcext:value-type="float">
            <text:p>1.020896</text:p>
          </table:table-cell>
          <table:table-cell table:formula="of:=[$raw.S35]" office:value-type="float" office:value="0.187996" calcext:value-type="float">
            <text:p>0.187996</text:p>
          </table:table-cell>
          <table:table-cell table:formula="of:=[$raw.O35]" office:value-type="float" office:value="0.299467" calcext:value-type="float">
            <text:p>0.299467</text:p>
          </table:table-cell>
          <table:table-cell table:formula="of:=[$raw.W35]" office:value-type="float" office:value="0.316472" calcext:value-type="float">
            <text:p>0.3164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$raw.C36]/[$raw.F36];2)" office:value-type="float" office:value="1.96" calcext:value-type="float">
            <text:p>1.96</text:p>
          </table:table-cell>
          <table:table-cell table:formula="of:=ROUND([$raw.D36]/[$raw.G36];2)" office:value-type="float" office:value="2.19" calcext:value-type="float">
            <text:p>2.19</text:p>
          </table:table-cell>
          <table:table-cell table:formula="of:=ROUND(([$raw.C36]+[$raw.D36])/([$raw.F36]+[$raw.G36]);2)" office:value-type="float" office:value="2.02" calcext:value-type="float">
            <text:p>2.02</text:p>
          </table:table-cell>
          <table:table-cell table:formula="of:=ROUND([$raw.B36]/[$raw.E36];2)" office:value-type="float" office:value="1.64" calcext:value-type="float">
            <text:p>1.64</text:p>
          </table:table-cell>
          <table:table-cell table:formula="of:=ROUND([$raw.C36]/[$raw.I36];2)" office:value-type="float" office:value="28.5" calcext:value-type="float">
            <text:p>28.5</text:p>
          </table:table-cell>
          <table:table-cell table:formula="of:=ROUND([$raw.D36]/[$raw.J36];2)" office:value-type="float" office:value="318.41" calcext:value-type="float">
            <text:p>318.41</text:p>
          </table:table-cell>
          <table:table-cell table:formula="of:=ROUND(([$raw.C36]+[$raw.D36])/([$raw.I36]+[$raw.J36]+[$raw.K36]);2)" office:value-type="float" office:value="3.75" calcext:value-type="float">
            <text:p>3.75</text:p>
          </table:table-cell>
          <table:table-cell table:formula="of:=ROUND([$raw.B36]/[$raw.H36];2)" office:value-type="float" office:value="3.21" calcext:value-type="float">
            <text:p>3.21</text:p>
          </table:table-cell>
          <table:table-cell table:formula="of:=ROUND([$raw.C36]/[$raw.M36];2)" office:value-type="float" office:value="181.02" calcext:value-type="float">
            <text:p>181.02</text:p>
          </table:table-cell>
          <table:table-cell table:formula="of:=ROUND([$raw.D36]/[$raw.N36];2)" office:value-type="float" office:value="10.71" calcext:value-type="float">
            <text:p>10.71</text:p>
          </table:table-cell>
          <table:table-cell table:formula="of:=ROUND(([$raw.C36]+[$raw.D36])/([$raw.M36]+[$raw.N36]+[$raw.O36]);2)" office:value-type="float" office:value="10.23" calcext:value-type="float">
            <text:p>10.23</text:p>
          </table:table-cell>
          <table:table-cell table:formula="of:=ROUND([$raw.B36]/[$raw.L36];2)" office:value-type="float" office:value="8.71" calcext:value-type="float">
            <text:p>8.71</text:p>
          </table:table-cell>
          <table:table-cell table:formula="of:=ROUND([$raw.C36]/[$raw.Q36];2)" office:value-type="float" office:value="773.01" calcext:value-type="float">
            <text:p>773.01</text:p>
          </table:table-cell>
          <table:table-cell table:formula="of:=ROUND([$raw.D36]/[$raw.R36];2)" office:value-type="float" office:value="458.46" calcext:value-type="float">
            <text:p>458.46</text:p>
          </table:table-cell>
          <table:table-cell table:formula="of:=ROUND(([$raw.C36]+[$raw.D36])/([$raw.Q36]+[$raw.R36]+[$raw.S36]);2)" office:value-type="float" office:value="22.87" calcext:value-type="float">
            <text:p>22.87</text:p>
          </table:table-cell>
          <table:table-cell table:formula="of:=ROUND([$raw.B36]/[$raw.P36];2)" office:value-type="float" office:value="13.82" calcext:value-type="float">
            <text:p>13.82</text:p>
          </table:table-cell>
          <table:table-cell table:formula="of:=ROUND([$raw.C36]/[$raw.U36];2)" office:value-type="float" office:value="177.26" calcext:value-type="float">
            <text:p>177.26</text:p>
          </table:table-cell>
          <table:table-cell table:formula="of:=ROUND([$raw.D36]/[$raw.V36];2)" office:value-type="float" office:value="6.78" calcext:value-type="float">
            <text:p>6.78</text:p>
          </table:table-cell>
          <table:table-cell table:formula="of:=ROUND(([$raw.C36]+[$raw.D36])/([$raw.U36]+[$raw.V36]+[$raw.W36]);2)" office:value-type="float" office:value="7.94" calcext:value-type="float">
            <text:p>7.94</text:p>
          </table:table-cell>
          <table:table-cell table:formula="of:=ROUND([$raw.B36]/[$raw.T36];2)" office:value-type="float" office:value="6.63" calcext:value-type="float">
            <text:p>6.63</text:p>
          </table:table-cell>
          <table:table-cell table:formula="of:=[$raw.K36]" office:value-type="float" office:value="1.019672" calcext:value-type="float">
            <text:p>1.019672</text:p>
          </table:table-cell>
          <table:table-cell table:formula="of:=[$raw.S36]" office:value-type="float" office:value="0.179512" calcext:value-type="float">
            <text:p>0.179512</text:p>
          </table:table-cell>
          <table:table-cell table:formula="of:=[$raw.O36]" office:value-type="float" office:value="0.296727" calcext:value-type="float">
            <text:p>0.296727</text:p>
          </table:table-cell>
          <table:table-cell table:formula="of:=[$raw.W36]" office:value-type="float" office:value="0.357955" calcext:value-type="float">
            <text:p>0.3579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$raw.C37]/[$raw.F37];2)" office:value-type="float" office:value="2.07" calcext:value-type="float">
            <text:p>2.07</text:p>
          </table:table-cell>
          <table:table-cell table:formula="of:=ROUND([$raw.D37]/[$raw.G37];2)" office:value-type="float" office:value="2.36" calcext:value-type="float">
            <text:p>2.36</text:p>
          </table:table-cell>
          <table:table-cell table:formula="of:=ROUND(([$raw.C37]+[$raw.D37])/([$raw.F37]+[$raw.G37]);2)" office:value-type="float" office:value="2.14" calcext:value-type="float">
            <text:p>2.14</text:p>
          </table:table-cell>
          <table:table-cell table:formula="of:=ROUND([$raw.B37]/[$raw.E37];2)" office:value-type="float" office:value="1.7" calcext:value-type="float">
            <text:p>1.7</text:p>
          </table:table-cell>
          <table:table-cell table:formula="of:=ROUND([$raw.C37]/[$raw.I37];2)" office:value-type="float" office:value="25.34" calcext:value-type="float">
            <text:p>25.34</text:p>
          </table:table-cell>
          <table:table-cell table:formula="of:=ROUND([$raw.D37]/[$raw.J37];2)" office:value-type="float" office:value="323.07" calcext:value-type="float">
            <text:p>323.07</text:p>
          </table:table-cell>
          <table:table-cell table:formula="of:=ROUND(([$raw.C37]+[$raw.D37])/([$raw.I37]+[$raw.J37]+[$raw.K37]);2)" office:value-type="float" office:value="3.66" calcext:value-type="float">
            <text:p>3.66</text:p>
          </table:table-cell>
          <table:table-cell table:formula="of:=ROUND([$raw.B37]/[$raw.H37];2)" office:value-type="float" office:value="3.13" calcext:value-type="float">
            <text:p>3.13</text:p>
          </table:table-cell>
          <table:table-cell table:formula="of:=ROUND([$raw.C37]/[$raw.M37];2)" office:value-type="float" office:value="175" calcext:value-type="float">
            <text:p>175</text:p>
          </table:table-cell>
          <table:table-cell table:formula="of:=ROUND([$raw.D37]/[$raw.N37];2)" office:value-type="float" office:value="10.92" calcext:value-type="float">
            <text:p>10.92</text:p>
          </table:table-cell>
          <table:table-cell table:formula="of:=ROUND(([$raw.C37]+[$raw.D37])/([$raw.M37]+[$raw.N37]+[$raw.O37]);2)" office:value-type="float" office:value="10.06" calcext:value-type="float">
            <text:p>10.06</text:p>
          </table:table-cell>
          <table:table-cell table:formula="of:=ROUND([$raw.B37]/[$raw.L37];2)" office:value-type="float" office:value="8.59" calcext:value-type="float">
            <text:p>8.59</text:p>
          </table:table-cell>
          <table:table-cell table:formula="of:=ROUND([$raw.C37]/[$raw.Q37];2)" office:value-type="float" office:value="745.59" calcext:value-type="float">
            <text:p>745.59</text:p>
          </table:table-cell>
          <table:table-cell table:formula="of:=ROUND([$raw.D37]/[$raw.R37];2)" office:value-type="float" office:value="516.37" calcext:value-type="float">
            <text:p>516.37</text:p>
          </table:table-cell>
          <table:table-cell table:formula="of:=ROUND(([$raw.C37]+[$raw.D37])/([$raw.Q37]+[$raw.R37]+[$raw.S37]);2)" office:value-type="float" office:value="23.83" calcext:value-type="float">
            <text:p>23.83</text:p>
          </table:table-cell>
          <table:table-cell table:formula="of:=ROUND([$raw.B37]/[$raw.P37];2)" office:value-type="float" office:value="14.29" calcext:value-type="float">
            <text:p>14.29</text:p>
          </table:table-cell>
          <table:table-cell table:formula="of:=ROUND([$raw.C37]/[$raw.U37];2)" office:value-type="float" office:value="169.7" calcext:value-type="float">
            <text:p>169.7</text:p>
          </table:table-cell>
          <table:table-cell table:formula="of:=ROUND([$raw.D37]/[$raw.V37];2)" office:value-type="float" office:value="6.87" calcext:value-type="float">
            <text:p>6.87</text:p>
          </table:table-cell>
          <table:table-cell table:formula="of:=ROUND(([$raw.C37]+[$raw.D37])/([$raw.U37]+[$raw.V37]+[$raw.W37]);2)" office:value-type="float" office:value="7.93" calcext:value-type="float">
            <text:p>7.93</text:p>
          </table:table-cell>
          <table:table-cell table:formula="of:=ROUND([$raw.B37]/[$raw.T37];2)" office:value-type="float" office:value="6.48" calcext:value-type="float">
            <text:p>6.48</text:p>
          </table:table-cell>
          <table:table-cell table:formula="of:=[$raw.K37]" office:value-type="float" office:value="1.024952" calcext:value-type="float">
            <text:p>1.024952</text:p>
          </table:table-cell>
          <table:table-cell table:formula="of:=[$raw.S37]" office:value-type="float" office:value="0.170559" calcext:value-type="float">
            <text:p>0.170559</text:p>
          </table:table-cell>
          <table:table-cell table:formula="of:=[$raw.O37]" office:value-type="float" office:value="0.299772" calcext:value-type="float">
            <text:p>0.299772</text:p>
          </table:table-cell>
          <table:table-cell table:formula="of:=[$raw.W37]" office:value-type="float" office:value="0.351428" calcext:value-type="float">
            <text:p>0.3514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$raw.C38]/[$raw.F38];2)" office:value-type="float" office:value="2.07" calcext:value-type="float">
            <text:p>2.07</text:p>
          </table:table-cell>
          <table:table-cell table:formula="of:=ROUND([$raw.D38]/[$raw.G38];2)" office:value-type="float" office:value="2.46" calcext:value-type="float">
            <text:p>2.46</text:p>
          </table:table-cell>
          <table:table-cell table:formula="of:=ROUND(([$raw.C38]+[$raw.D38])/([$raw.F38]+[$raw.G38]);2)" office:value-type="float" office:value="2.17" calcext:value-type="float">
            <text:p>2.17</text:p>
          </table:table-cell>
          <table:table-cell table:formula="of:=ROUND([$raw.B38]/[$raw.E38];2)" office:value-type="float" office:value="1.77" calcext:value-type="float">
            <text:p>1.77</text:p>
          </table:table-cell>
          <table:table-cell table:formula="of:=ROUND([$raw.C38]/[$raw.I38];2)" office:value-type="float" office:value="21.59" calcext:value-type="float">
            <text:p>21.59</text:p>
          </table:table-cell>
          <table:table-cell table:formula="of:=ROUND([$raw.D38]/[$raw.J38];2)" office:value-type="float" office:value="360.72" calcext:value-type="float">
            <text:p>360.72</text:p>
          </table:table-cell>
          <table:table-cell table:formula="of:=ROUND(([$raw.C38]+[$raw.D38])/([$raw.I38]+[$raw.J38]+[$raw.K38]);2)" office:value-type="float" office:value="3.65" calcext:value-type="float">
            <text:p>3.65</text:p>
          </table:table-cell>
          <table:table-cell table:formula="of:=ROUND([$raw.B38]/[$raw.H38];2)" office:value-type="float" office:value="3.13" calcext:value-type="float">
            <text:p>3.13</text:p>
          </table:table-cell>
          <table:table-cell table:formula="of:=ROUND([$raw.C38]/[$raw.M38];2)" office:value-type="float" office:value="173.09" calcext:value-type="float">
            <text:p>173.09</text:p>
          </table:table-cell>
          <table:table-cell table:formula="of:=ROUND([$raw.D38]/[$raw.N38];2)" office:value-type="float" office:value="12.3" calcext:value-type="float">
            <text:p>12.3</text:p>
          </table:table-cell>
          <table:table-cell table:formula="of:=ROUND(([$raw.C38]+[$raw.D38])/([$raw.M38]+[$raw.N38]+[$raw.O38]);2)" office:value-type="float" office:value="10.24" calcext:value-type="float">
            <text:p>10.24</text:p>
          </table:table-cell>
          <table:table-cell table:formula="of:=ROUND([$raw.B38]/[$raw.L38];2)" office:value-type="float" office:value="8.76" calcext:value-type="float">
            <text:p>8.76</text:p>
          </table:table-cell>
          <table:table-cell table:formula="of:=ROUND([$raw.C38]/[$raw.Q38];2)" office:value-type="float" office:value="729" calcext:value-type="float">
            <text:p>729</text:p>
          </table:table-cell>
          <table:table-cell table:formula="of:=ROUND([$raw.D38]/[$raw.R38];2)" office:value-type="float" office:value="560.48" calcext:value-type="float">
            <text:p>560.48</text:p>
          </table:table-cell>
          <table:table-cell table:formula="of:=ROUND(([$raw.C38]+[$raw.D38])/([$raw.Q38]+[$raw.R38]+[$raw.S38]);2)" office:value-type="float" office:value="22.06" calcext:value-type="float">
            <text:p>22.06</text:p>
          </table:table-cell>
          <table:table-cell table:formula="of:=ROUND([$raw.B38]/[$raw.P38];2)" office:value-type="float" office:value="13.52" calcext:value-type="float">
            <text:p>13.52</text:p>
          </table:table-cell>
          <table:table-cell table:formula="of:=ROUND([$raw.C38]/[$raw.U38];2)" office:value-type="float" office:value="170.41" calcext:value-type="float">
            <text:p>170.41</text:p>
          </table:table-cell>
          <table:table-cell table:formula="of:=ROUND([$raw.D38]/[$raw.V38];2)" office:value-type="float" office:value="7.75" calcext:value-type="float">
            <text:p>7.75</text:p>
          </table:table-cell>
          <table:table-cell table:formula="of:=ROUND(([$raw.C38]+[$raw.D38])/([$raw.U38]+[$raw.V38]+[$raw.W38]);2)" office:value-type="float" office:value="8.58" calcext:value-type="float">
            <text:p>8.58</text:p>
          </table:table-cell>
          <table:table-cell table:formula="of:=ROUND([$raw.B38]/[$raw.T38];2)" office:value-type="float" office:value="7.11" calcext:value-type="float">
            <text:p>7.11</text:p>
          </table:table-cell>
          <table:table-cell table:formula="of:=[$raw.K38]" office:value-type="float" office:value="1.031264" calcext:value-type="float">
            <text:p>1.031264</text:p>
          </table:table-cell>
          <table:table-cell table:formula="of:=[$raw.S38]" office:value-type="float" office:value="0.188003" calcext:value-type="float">
            <text:p>0.188003</text:p>
          </table:table-cell>
          <table:table-cell table:formula="of:=[$raw.O38]" office:value-type="float" office:value="0.299388" calcext:value-type="float">
            <text:p>0.299388</text:p>
          </table:table-cell>
          <table:table-cell table:formula="of:=[$raw.W38]" office:value-type="float" office:value="0.319863" calcext:value-type="float">
            <text:p>0.3198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$raw.C39]/[$raw.F39];2)" office:value-type="float" office:value="2.33" calcext:value-type="float">
            <text:p>2.33</text:p>
          </table:table-cell>
          <table:table-cell table:formula="of:=ROUND([$raw.D39]/[$raw.G39];2)" office:value-type="float" office:value="2.45" calcext:value-type="float">
            <text:p>2.45</text:p>
          </table:table-cell>
          <table:table-cell table:formula="of:=ROUND(([$raw.C39]+[$raw.D39])/([$raw.F39]+[$raw.G39]);2)" office:value-type="float" office:value="2.36" calcext:value-type="float">
            <text:p>2.36</text:p>
          </table:table-cell>
          <table:table-cell table:formula="of:=ROUND([$raw.B39]/[$raw.E39];2)" office:value-type="float" office:value="1.83" calcext:value-type="float">
            <text:p>1.83</text:p>
          </table:table-cell>
          <table:table-cell table:formula="of:=ROUND([$raw.C39]/[$raw.I39];2)" office:value-type="float" office:value="23.82" calcext:value-type="float">
            <text:p>23.82</text:p>
          </table:table-cell>
          <table:table-cell table:formula="of:=ROUND([$raw.D39]/[$raw.J39];2)" office:value-type="float" office:value="364.02" calcext:value-type="float">
            <text:p>364.02</text:p>
          </table:table-cell>
          <table:table-cell table:formula="of:=ROUND(([$raw.C39]+[$raw.D39])/([$raw.I39]+[$raw.J39]+[$raw.K39]);2)" office:value-type="float" office:value="3.9" calcext:value-type="float">
            <text:p>3.9</text:p>
          </table:table-cell>
          <table:table-cell table:formula="of:=ROUND([$raw.B39]/[$raw.H39];2)" office:value-type="float" office:value="3.33" calcext:value-type="float">
            <text:p>3.33</text:p>
          </table:table-cell>
          <table:table-cell table:formula="of:=ROUND([$raw.C39]/[$raw.M39];2)" office:value-type="float" office:value="186.54" calcext:value-type="float">
            <text:p>186.54</text:p>
          </table:table-cell>
          <table:table-cell table:formula="of:=ROUND([$raw.D39]/[$raw.N39];2)" office:value-type="float" office:value="12.41" calcext:value-type="float">
            <text:p>12.41</text:p>
          </table:table-cell>
          <table:table-cell table:formula="of:=ROUND(([$raw.C39]+[$raw.D39])/([$raw.M39]+[$raw.N39]+[$raw.O39]);2)" office:value-type="float" office:value="10.93" calcext:value-type="float">
            <text:p>10.93</text:p>
          </table:table-cell>
          <table:table-cell table:formula="of:=ROUND([$raw.B39]/[$raw.L39];2)" office:value-type="float" office:value="9.33" calcext:value-type="float">
            <text:p>9.33</text:p>
          </table:table-cell>
          <table:table-cell table:formula="of:=ROUND([$raw.C39]/[$raw.Q39];2)" office:value-type="float" office:value="789.69" calcext:value-type="float">
            <text:p>789.69</text:p>
          </table:table-cell>
          <table:table-cell table:formula="of:=ROUND([$raw.D39]/[$raw.R39];2)" office:value-type="float" office:value="581.53" calcext:value-type="float">
            <text:p>581.53</text:p>
          </table:table-cell>
          <table:table-cell table:formula="of:=ROUND(([$raw.C39]+[$raw.D39])/([$raw.Q39]+[$raw.R39]+[$raw.S39]);2)" office:value-type="float" office:value="25.99" calcext:value-type="float">
            <text:p>25.99</text:p>
          </table:table-cell>
          <table:table-cell table:formula="of:=ROUND([$raw.B39]/[$raw.P39];2)" office:value-type="float" office:value="15.64" calcext:value-type="float">
            <text:p>15.64</text:p>
          </table:table-cell>
          <table:table-cell table:formula="of:=ROUND([$raw.C39]/[$raw.U39];2)" office:value-type="float" office:value="183.14" calcext:value-type="float">
            <text:p>183.14</text:p>
          </table:table-cell>
          <table:table-cell table:formula="of:=ROUND([$raw.D39]/[$raw.V39];2)" office:value-type="float" office:value="7.81" calcext:value-type="float">
            <text:p>7.81</text:p>
          </table:table-cell>
          <table:table-cell table:formula="of:=ROUND(([$raw.C39]+[$raw.D39])/([$raw.U39]+[$raw.V39]+[$raw.W39]);2)" office:value-type="float" office:value="9.28" calcext:value-type="float">
            <text:p>9.28</text:p>
          </table:table-cell>
          <table:table-cell table:formula="of:=ROUND([$raw.B39]/[$raw.T39];2)" office:value-type="float" office:value="7.65" calcext:value-type="float">
            <text:p>7.65</text:p>
          </table:table-cell>
          <table:table-cell table:formula="of:=[$raw.K39]" office:value-type="float" office:value="1.035753" calcext:value-type="float">
            <text:p>1.035753</text:p>
          </table:table-cell>
          <table:table-cell table:formula="of:=[$raw.S39]" office:value-type="float" office:value="0.170639" calcext:value-type="float">
            <text:p>0.170639</text:p>
          </table:table-cell>
          <table:table-cell table:formula="of:=[$raw.O39]" office:value-type="float" office:value="0.300915" calcext:value-type="float">
            <text:p>0.300915</text:p>
          </table:table-cell>
          <table:table-cell table:formula="of:=[$raw.W39]" office:value-type="float" office:value="0.31496" calcext:value-type="float">
            <text:p>0.314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$raw.C40]/[$raw.F40];2)" office:value-type="float" office:value="2.14" calcext:value-type="float">
            <text:p>2.14</text:p>
          </table:table-cell>
          <table:table-cell table:formula="of:=ROUND([$raw.D40]/[$raw.G40];2)" office:value-type="float" office:value="2.58" calcext:value-type="float">
            <text:p>2.58</text:p>
          </table:table-cell>
          <table:table-cell table:formula="of:=ROUND(([$raw.C40]+[$raw.D40])/([$raw.F40]+[$raw.G40]);2)" office:value-type="float" office:value="2.25" calcext:value-type="float">
            <text:p>2.25</text:p>
          </table:table-cell>
          <table:table-cell table:formula="of:=ROUND([$raw.B40]/[$raw.E40];2)" office:value-type="float" office:value="1.83" calcext:value-type="float">
            <text:p>1.83</text:p>
          </table:table-cell>
          <table:table-cell table:formula="of:=ROUND([$raw.C40]/[$raw.I40];2)" office:value-type="float" office:value="23.04" calcext:value-type="float">
            <text:p>23.04</text:p>
          </table:table-cell>
          <table:table-cell table:formula="of:=ROUND([$raw.D40]/[$raw.J40];2)" office:value-type="float" office:value="368.04" calcext:value-type="float">
            <text:p>368.04</text:p>
          </table:table-cell>
          <table:table-cell table:formula="of:=ROUND(([$raw.C40]+[$raw.D40])/([$raw.I40]+[$raw.J40]+[$raw.K40]);2)" office:value-type="float" office:value="3.84" calcext:value-type="float">
            <text:p>3.84</text:p>
          </table:table-cell>
          <table:table-cell table:formula="of:=ROUND([$raw.B40]/[$raw.H40];2)" office:value-type="float" office:value="3.26" calcext:value-type="float">
            <text:p>3.26</text:p>
          </table:table-cell>
          <table:table-cell table:formula="of:=ROUND([$raw.C40]/[$raw.M40];2)" office:value-type="float" office:value="184.5" calcext:value-type="float">
            <text:p>184.5</text:p>
          </table:table-cell>
          <table:table-cell table:formula="of:=ROUND([$raw.D40]/[$raw.N40];2)" office:value-type="float" office:value="12.42" calcext:value-type="float">
            <text:p>12.42</text:p>
          </table:table-cell>
          <table:table-cell table:formula="of:=ROUND(([$raw.C40]+[$raw.D40])/([$raw.M40]+[$raw.N40]+[$raw.O40]);2)" office:value-type="float" office:value="10.73" calcext:value-type="float">
            <text:p>10.73</text:p>
          </table:table-cell>
          <table:table-cell table:formula="of:=ROUND([$raw.B40]/[$raw.L40];2)" office:value-type="float" office:value="9.14" calcext:value-type="float">
            <text:p>9.14</text:p>
          </table:table-cell>
          <table:table-cell table:formula="of:=ROUND([$raw.C40]/[$raw.Q40];2)" office:value-type="float" office:value="765.75" calcext:value-type="float">
            <text:p>765.75</text:p>
          </table:table-cell>
          <table:table-cell table:formula="of:=ROUND([$raw.D40]/[$raw.R40];2)" office:value-type="float" office:value="577.63" calcext:value-type="float">
            <text:p>577.63</text:p>
          </table:table-cell>
          <table:table-cell table:formula="of:=ROUND(([$raw.C40]+[$raw.D40])/([$raw.Q40]+[$raw.R40]+[$raw.S40]);2)" office:value-type="float" office:value="25.7" calcext:value-type="float">
            <text:p>25.7</text:p>
          </table:table-cell>
          <table:table-cell table:formula="of:=ROUND([$raw.B40]/[$raw.P40];2)" office:value-type="float" office:value="15.45" calcext:value-type="float">
            <text:p>15.45</text:p>
          </table:table-cell>
          <table:table-cell table:formula="of:=ROUND([$raw.C40]/[$raw.U40];2)" office:value-type="float" office:value="181.51" calcext:value-type="float">
            <text:p>181.51</text:p>
          </table:table-cell>
          <table:table-cell table:formula="of:=ROUND([$raw.D40]/[$raw.V40];2)" office:value-type="float" office:value="7.76" calcext:value-type="float">
            <text:p>7.76</text:p>
          </table:table-cell>
          <table:table-cell table:formula="of:=ROUND(([$raw.C40]+[$raw.D40])/([$raw.U40]+[$raw.V40]+[$raw.W40]);2)" office:value-type="float" office:value="9.02" calcext:value-type="float">
            <text:p>9.02</text:p>
          </table:table-cell>
          <table:table-cell table:formula="of:=ROUND([$raw.B40]/[$raw.T40];2)" office:value-type="float" office:value="7.39" calcext:value-type="float">
            <text:p>7.39</text:p>
          </table:table-cell>
          <table:table-cell table:formula="of:=[$raw.K40]" office:value-type="float" office:value="1.036038" calcext:value-type="float">
            <text:p>1.036038</text:p>
          </table:table-cell>
          <table:table-cell table:formula="of:=[$raw.S40]" office:value-type="float" office:value="0.170056" calcext:value-type="float">
            <text:p>0.170056</text:p>
          </table:table-cell>
          <table:table-cell table:formula="of:=[$raw.O40]" office:value-type="float" office:value="0.302888" calcext:value-type="float">
            <text:p>0.302888</text:p>
          </table:table-cell>
          <table:table-cell table:formula="of:=[$raw.W40]" office:value-type="float" office:value="0.321494" calcext:value-type="float">
            <text:p>0.3214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$raw.C41]/[$raw.F41];2)" office:value-type="float" office:value="2.18" calcext:value-type="float">
            <text:p>2.18</text:p>
          </table:table-cell>
          <table:table-cell table:formula="of:=ROUND([$raw.D41]/[$raw.G41];2)" office:value-type="float" office:value="3.15" calcext:value-type="float">
            <text:p>3.15</text:p>
          </table:table-cell>
          <table:table-cell table:formula="of:=ROUND(([$raw.C41]+[$raw.D41])/([$raw.F41]+[$raw.G41]);2)" office:value-type="float" office:value="2.43" calcext:value-type="float">
            <text:p>2.43</text:p>
          </table:table-cell>
          <table:table-cell table:formula="of:=ROUND([$raw.B41]/[$raw.E41];2)" office:value-type="float" office:value="1.95" calcext:value-type="float">
            <text:p>1.95</text:p>
          </table:table-cell>
          <table:table-cell table:formula="of:=ROUND([$raw.C41]/[$raw.I41];2)" office:value-type="float" office:value="22.04" calcext:value-type="float">
            <text:p>22.04</text:p>
          </table:table-cell>
          <table:table-cell table:formula="of:=ROUND([$raw.D41]/[$raw.J41];2)" office:value-type="float" office:value="440.93" calcext:value-type="float">
            <text:p>440.93</text:p>
          </table:table-cell>
          <table:table-cell table:formula="of:=ROUND(([$raw.C41]+[$raw.D41])/([$raw.I41]+[$raw.J41]+[$raw.K41]);2)" office:value-type="float" office:value="3.94" calcext:value-type="float">
            <text:p>3.94</text:p>
          </table:table-cell>
          <table:table-cell table:formula="of:=ROUND([$raw.B41]/[$raw.H41];2)" office:value-type="float" office:value="3.33" calcext:value-type="float">
            <text:p>3.33</text:p>
          </table:table-cell>
          <table:table-cell table:formula="of:=ROUND([$raw.C41]/[$raw.M41];2)" office:value-type="float" office:value="177.06" calcext:value-type="float">
            <text:p>177.06</text:p>
          </table:table-cell>
          <table:table-cell table:formula="of:=ROUND([$raw.D41]/[$raw.N41];2)" office:value-type="float" office:value="15" calcext:value-type="float">
            <text:p>15</text:p>
          </table:table-cell>
          <table:table-cell table:formula="of:=ROUND(([$raw.C41]+[$raw.D41])/([$raw.M41]+[$raw.N41]+[$raw.O41]);2)" office:value-type="float" office:value="11.14" calcext:value-type="float">
            <text:p>11.14</text:p>
          </table:table-cell>
          <table:table-cell table:formula="of:=ROUND([$raw.B41]/[$raw.L41];2)" office:value-type="float" office:value="9.52" calcext:value-type="float">
            <text:p>9.52</text:p>
          </table:table-cell>
          <table:table-cell table:formula="of:=ROUND([$raw.C41]/[$raw.Q41];2)" office:value-type="float" office:value="711.34" calcext:value-type="float">
            <text:p>711.34</text:p>
          </table:table-cell>
          <table:table-cell table:formula="of:=ROUND([$raw.D41]/[$raw.R41];2)" office:value-type="float" office:value="682.23" calcext:value-type="float">
            <text:p>682.23</text:p>
          </table:table-cell>
          <table:table-cell table:formula="of:=ROUND(([$raw.C41]+[$raw.D41])/([$raw.Q41]+[$raw.R41]+[$raw.S41]);2)" office:value-type="float" office:value="26.15" calcext:value-type="float">
            <text:p>26.15</text:p>
          </table:table-cell>
          <table:table-cell table:formula="of:=ROUND([$raw.B41]/[$raw.P41];2)" office:value-type="float" office:value="15.79" calcext:value-type="float">
            <text:p>15.79</text:p>
          </table:table-cell>
          <table:table-cell table:formula="of:=ROUND([$raw.C41]/[$raw.U41];2)" office:value-type="float" office:value="172.81" calcext:value-type="float">
            <text:p>172.81</text:p>
          </table:table-cell>
          <table:table-cell table:formula="of:=ROUND([$raw.D41]/[$raw.V41];2)" office:value-type="float" office:value="9.34" calcext:value-type="float">
            <text:p>9.34</text:p>
          </table:table-cell>
          <table:table-cell table:formula="of:=ROUND(([$raw.C41]+[$raw.D41])/([$raw.U41]+[$raw.V41]+[$raw.W41]);2)" office:value-type="float" office:value="9.19" calcext:value-type="float">
            <text:p>9.19</text:p>
          </table:table-cell>
          <table:table-cell table:formula="of:=ROUND([$raw.B41]/[$raw.T41];2)" office:value-type="float" office:value="7.59" calcext:value-type="float">
            <text:p>7.59</text:p>
          </table:table-cell>
          <table:table-cell table:formula="of:=[$raw.K41]" office:value-type="float" office:value="1.045817" calcext:value-type="float">
            <text:p>1.045817</text:p>
          </table:table-cell>
          <table:table-cell table:formula="of:=[$raw.S41]" office:value-type="float" office:value="0.172793" calcext:value-type="float">
            <text:p>0.172793</text:p>
          </table:table-cell>
          <table:table-cell table:formula="of:=[$raw.O41]" office:value-type="float" office:value="0.301399" calcext:value-type="float">
            <text:p>0.301399</text:p>
          </table:table-cell>
          <table:table-cell table:formula="of:=[$raw.W41]" office:value-type="float" office:value="0.328527" calcext:value-type="float">
            <text:p>0.328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$raw.C42]/[$raw.F42];2)" office:value-type="float" office:value="2.16" calcext:value-type="float">
            <text:p>2.16</text:p>
          </table:table-cell>
          <table:table-cell table:formula="of:=ROUND([$raw.D42]/[$raw.G42];2)" office:value-type="float" office:value="2.04" calcext:value-type="float">
            <text:p>2.04</text:p>
          </table:table-cell>
          <table:table-cell table:formula="of:=ROUND(([$raw.C42]+[$raw.D42])/([$raw.F42]+[$raw.G42]);2)" office:value-type="float" office:value="2.13" calcext:value-type="float">
            <text:p>2.13</text:p>
          </table:table-cell>
          <table:table-cell table:formula="of:=ROUND([$raw.B42]/[$raw.E42];2)" office:value-type="float" office:value="1.73" calcext:value-type="float">
            <text:p>1.73</text:p>
          </table:table-cell>
          <table:table-cell table:formula="of:=ROUND([$raw.C42]/[$raw.I42];2)" office:value-type="float" office:value="23.17" calcext:value-type="float">
            <text:p>23.17</text:p>
          </table:table-cell>
          <table:table-cell table:formula="of:=ROUND([$raw.D42]/[$raw.J42];2)" office:value-type="float" office:value="322.26" calcext:value-type="float">
            <text:p>322.26</text:p>
          </table:table-cell>
          <table:table-cell table:formula="of:=ROUND(([$raw.C42]+[$raw.D42])/([$raw.I42]+[$raw.J42]+[$raw.K42]);2)" office:value-type="float" office:value="3.72" calcext:value-type="float">
            <text:p>3.72</text:p>
          </table:table-cell>
          <table:table-cell table:formula="of:=ROUND([$raw.B42]/[$raw.H42];2)" office:value-type="float" office:value="3.11" calcext:value-type="float">
            <text:p>3.11</text:p>
          </table:table-cell>
          <table:table-cell table:formula="of:=ROUND([$raw.C42]/[$raw.M42];2)" office:value-type="float" office:value="186.58" calcext:value-type="float">
            <text:p>186.58</text:p>
          </table:table-cell>
          <table:table-cell table:formula="of:=ROUND([$raw.D42]/[$raw.N42];2)" office:value-type="float" office:value="11.13" calcext:value-type="float">
            <text:p>11.13</text:p>
          </table:table-cell>
          <table:table-cell table:formula="of:=ROUND(([$raw.C42]+[$raw.D42])/([$raw.M42]+[$raw.N42]+[$raw.O42]);2)" office:value-type="float" office:value="10" calcext:value-type="float">
            <text:p>10</text:p>
          </table:table-cell>
          <table:table-cell table:formula="of:=ROUND([$raw.B42]/[$raw.L42];2)" office:value-type="float" office:value="8.58" calcext:value-type="float">
            <text:p>8.58</text:p>
          </table:table-cell>
          <table:table-cell table:formula="of:=ROUND([$raw.C42]/[$raw.Q42];2)" office:value-type="float" office:value="762.24" calcext:value-type="float">
            <text:p>762.24</text:p>
          </table:table-cell>
          <table:table-cell table:formula="of:=ROUND([$raw.D42]/[$raw.R42];2)" office:value-type="float" office:value="515.84" calcext:value-type="float">
            <text:p>515.84</text:p>
          </table:table-cell>
          <table:table-cell table:formula="of:=ROUND(([$raw.C42]+[$raw.D42])/([$raw.Q42]+[$raw.R42]+[$raw.S42]);2)" office:value-type="float" office:value="24.72" calcext:value-type="float">
            <text:p>24.72</text:p>
          </table:table-cell>
          <table:table-cell table:formula="of:=ROUND([$raw.B42]/[$raw.P42];2)" office:value-type="float" office:value="14.79" calcext:value-type="float">
            <text:p>14.79</text:p>
          </table:table-cell>
          <table:table-cell table:formula="of:=ROUND([$raw.C42]/[$raw.U42];2)" office:value-type="float" office:value="182.16" calcext:value-type="float">
            <text:p>182.16</text:p>
          </table:table-cell>
          <table:table-cell table:formula="of:=ROUND([$raw.D42]/[$raw.V42];2)" office:value-type="float" office:value="6.89" calcext:value-type="float">
            <text:p>6.89</text:p>
          </table:table-cell>
          <table:table-cell table:formula="of:=ROUND(([$raw.C42]+[$raw.D42])/([$raw.U42]+[$raw.V42]+[$raw.W42]);2)" office:value-type="float" office:value="8.87" calcext:value-type="float">
            <text:p>8.87</text:p>
          </table:table-cell>
          <table:table-cell table:formula="of:=ROUND([$raw.B42]/[$raw.T42];2)" office:value-type="float" office:value="7.33" calcext:value-type="float">
            <text:p>7.33</text:p>
          </table:table-cell>
          <table:table-cell table:formula="of:=[$raw.K42]" office:value-type="float" office:value="1.054132" calcext:value-type="float">
            <text:p>1.054132</text:p>
          </table:table-cell>
          <table:table-cell table:formula="of:=[$raw.S42]" office:value-type="float" office:value="0.174167" calcext:value-type="float">
            <text:p>0.174167</text:p>
          </table:table-cell>
          <table:table-cell table:formula="of:=[$raw.O42]" office:value-type="float" office:value="0.326689" calcext:value-type="float">
            <text:p>0.326689</text:p>
          </table:table-cell>
          <table:table-cell table:formula="of:=[$raw.W42]" office:value-type="float" office:value="0.320288" calcext:value-type="float">
            <text:p>0.3202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$raw.C43]/[$raw.F43];2)" office:value-type="float" office:value="2.16" calcext:value-type="float">
            <text:p>2.16</text:p>
          </table:table-cell>
          <table:table-cell table:formula="of:=ROUND([$raw.D43]/[$raw.G43];2)" office:value-type="float" office:value="2.23" calcext:value-type="float">
            <text:p>2.23</text:p>
          </table:table-cell>
          <table:table-cell table:formula="of:=ROUND(([$raw.C43]+[$raw.D43])/([$raw.F43]+[$raw.G43]);2)" office:value-type="float" office:value="2.18" calcext:value-type="float">
            <text:p>2.18</text:p>
          </table:table-cell>
          <table:table-cell table:formula="of:=ROUND([$raw.B43]/[$raw.E43];2)" office:value-type="float" office:value="1.72" calcext:value-type="float">
            <text:p>1.72</text:p>
          </table:table-cell>
          <table:table-cell table:formula="of:=ROUND([$raw.C43]/[$raw.I43];2)" office:value-type="float" office:value="21.32" calcext:value-type="float">
            <text:p>21.32</text:p>
          </table:table-cell>
          <table:table-cell table:formula="of:=ROUND([$raw.D43]/[$raw.J43];2)" office:value-type="float" office:value="321.37" calcext:value-type="float">
            <text:p>321.37</text:p>
          </table:table-cell>
          <table:table-cell table:formula="of:=ROUND(([$raw.C43]+[$raw.D43])/([$raw.I43]+[$raw.J43]+[$raw.K43]);2)" office:value-type="float" office:value="3.49" calcext:value-type="float">
            <text:p>3.49</text:p>
          </table:table-cell>
          <table:table-cell table:formula="of:=ROUND([$raw.B43]/[$raw.H43];2)" office:value-type="float" office:value="2.92" calcext:value-type="float">
            <text:p>2.92</text:p>
          </table:table-cell>
          <table:table-cell table:formula="of:=ROUND([$raw.C43]/[$raw.M43];2)" office:value-type="float" office:value="171.55" calcext:value-type="float">
            <text:p>171.55</text:p>
          </table:table-cell>
          <table:table-cell table:formula="of:=ROUND([$raw.D43]/[$raw.N43];2)" office:value-type="float" office:value="10.11" calcext:value-type="float">
            <text:p>10.11</text:p>
          </table:table-cell>
          <table:table-cell table:formula="of:=ROUND(([$raw.C43]+[$raw.D43])/([$raw.M43]+[$raw.N43]+[$raw.O43]);2)" office:value-type="float" office:value="9.55" calcext:value-type="float">
            <text:p>9.55</text:p>
          </table:table-cell>
          <table:table-cell table:formula="of:=ROUND([$raw.B43]/[$raw.L43];2)" office:value-type="float" office:value="8.19" calcext:value-type="float">
            <text:p>8.19</text:p>
          </table:table-cell>
          <table:table-cell table:formula="of:=ROUND([$raw.C43]/[$raw.Q43];2)" office:value-type="float" office:value="688.31" calcext:value-type="float">
            <text:p>688.31</text:p>
          </table:table-cell>
          <table:table-cell table:formula="of:=ROUND([$raw.D43]/[$raw.R43];2)" office:value-type="float" office:value="478.46" calcext:value-type="float">
            <text:p>478.46</text:p>
          </table:table-cell>
          <table:table-cell table:formula="of:=ROUND(([$raw.C43]+[$raw.D43])/([$raw.Q43]+[$raw.R43]+[$raw.S43]);2)" office:value-type="float" office:value="21.11" calcext:value-type="float">
            <text:p>21.11</text:p>
          </table:table-cell>
          <table:table-cell table:formula="of:=ROUND([$raw.B43]/[$raw.P43];2)" office:value-type="float" office:value="12.96" calcext:value-type="float">
            <text:p>12.96</text:p>
          </table:table-cell>
          <table:table-cell table:formula="of:=ROUND([$raw.C43]/[$raw.U43];2)" office:value-type="float" office:value="167.75" calcext:value-type="float">
            <text:p>167.75</text:p>
          </table:table-cell>
          <table:table-cell table:formula="of:=ROUND([$raw.D43]/[$raw.V43];2)" office:value-type="float" office:value="6.82" calcext:value-type="float">
            <text:p>6.82</text:p>
          </table:table-cell>
          <table:table-cell table:formula="of:=ROUND(([$raw.C43]+[$raw.D43])/([$raw.U43]+[$raw.V43]+[$raw.W43]);2)" office:value-type="float" office:value="8.32" calcext:value-type="float">
            <text:p>8.32</text:p>
          </table:table-cell>
          <table:table-cell table:formula="of:=ROUND([$raw.B43]/[$raw.T43];2)" office:value-type="float" office:value="6.88" calcext:value-type="float">
            <text:p>6.88</text:p>
          </table:table-cell>
          <table:table-cell table:formula="of:=[$raw.K43]" office:value-type="float" office:value="1.059633" calcext:value-type="float">
            <text:p>1.059633</text:p>
          </table:table-cell>
          <table:table-cell table:formula="of:=[$raw.S43]" office:value-type="float" office:value="0.192703" calcext:value-type="float">
            <text:p>0.192703</text:p>
          </table:table-cell>
          <table:table-cell table:formula="of:=[$raw.O43]" office:value-type="float" office:value="0.311157" calcext:value-type="float">
            <text:p>0.311157</text:p>
          </table:table-cell>
          <table:table-cell table:formula="of:=[$raw.W43]" office:value-type="float" office:value="0.321445" calcext:value-type="float">
            <text:p>0.3214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$raw.C44]/[$raw.F44];2)" office:value-type="float" office:value="2.15" calcext:value-type="float">
            <text:p>2.15</text:p>
          </table:table-cell>
          <table:table-cell table:formula="of:=ROUND([$raw.D44]/[$raw.G44];2)" office:value-type="float" office:value="2.58" calcext:value-type="float">
            <text:p>2.58</text:p>
          </table:table-cell>
          <table:table-cell table:formula="of:=ROUND(([$raw.C44]+[$raw.D44])/([$raw.F44]+[$raw.G44]);2)" office:value-type="float" office:value="2.25" calcext:value-type="float">
            <text:p>2.25</text:p>
          </table:table-cell>
          <table:table-cell table:formula="of:=ROUND([$raw.B44]/[$raw.E44];2)" office:value-type="float" office:value="1.86" calcext:value-type="float">
            <text:p>1.86</text:p>
          </table:table-cell>
          <table:table-cell table:formula="of:=ROUND([$raw.C44]/[$raw.I44];2)" office:value-type="float" office:value="18.72" calcext:value-type="float">
            <text:p>18.72</text:p>
          </table:table-cell>
          <table:table-cell table:formula="of:=ROUND([$raw.D44]/[$raw.J44];2)" office:value-type="float" office:value="346.32" calcext:value-type="float">
            <text:p>346.32</text:p>
          </table:table-cell>
          <table:table-cell table:formula="of:=ROUND(([$raw.C44]+[$raw.D44])/([$raw.I44]+[$raw.J44]+[$raw.K44]);2)" office:value-type="float" office:value="3.65" calcext:value-type="float">
            <text:p>3.65</text:p>
          </table:table-cell>
          <table:table-cell table:formula="of:=ROUND([$raw.B44]/[$raw.H44];2)" office:value-type="float" office:value="3.04" calcext:value-type="float">
            <text:p>3.04</text:p>
          </table:table-cell>
          <table:table-cell table:formula="of:=ROUND([$raw.C44]/[$raw.M44];2)" office:value-type="float" office:value="185.65" calcext:value-type="float">
            <text:p>185.65</text:p>
          </table:table-cell>
          <table:table-cell table:formula="of:=ROUND([$raw.D44]/[$raw.N44];2)" office:value-type="float" office:value="11.23" calcext:value-type="float">
            <text:p>11.23</text:p>
          </table:table-cell>
          <table:table-cell table:formula="of:=ROUND(([$raw.C44]+[$raw.D44])/([$raw.M44]+[$raw.N44]+[$raw.O44]);2)" office:value-type="float" office:value="10.31" calcext:value-type="float">
            <text:p>10.31</text:p>
          </table:table-cell>
          <table:table-cell table:formula="of:=ROUND([$raw.B44]/[$raw.L44];2)" office:value-type="float" office:value="8.83" calcext:value-type="float">
            <text:p>8.83</text:p>
          </table:table-cell>
          <table:table-cell table:formula="of:=ROUND([$raw.C44]/[$raw.Q44];2)" office:value-type="float" office:value="734.84" calcext:value-type="float">
            <text:p>734.84</text:p>
          </table:table-cell>
          <table:table-cell table:formula="of:=ROUND([$raw.D44]/[$raw.R44];2)" office:value-type="float" office:value="552.05" calcext:value-type="float">
            <text:p>552.05</text:p>
          </table:table-cell>
          <table:table-cell table:formula="of:=ROUND(([$raw.C44]+[$raw.D44])/([$raw.Q44]+[$raw.R44]+[$raw.S44]);2)" office:value-type="float" office:value="25.15" calcext:value-type="float">
            <text:p>25.15</text:p>
          </table:table-cell>
          <table:table-cell table:formula="of:=ROUND([$raw.B44]/[$raw.P44];2)" office:value-type="float" office:value="15.14" calcext:value-type="float">
            <text:p>15.14</text:p>
          </table:table-cell>
          <table:table-cell table:formula="of:=ROUND([$raw.C44]/[$raw.U44];2)" office:value-type="float" office:value="181.67" calcext:value-type="float">
            <text:p>181.67</text:p>
          </table:table-cell>
          <table:table-cell table:formula="of:=ROUND([$raw.D44]/[$raw.V44];2)" office:value-type="float" office:value="7.56" calcext:value-type="float">
            <text:p>7.56</text:p>
          </table:table-cell>
          <table:table-cell table:formula="of:=ROUND(([$raw.C44]+[$raw.D44])/([$raw.U44]+[$raw.V44]+[$raw.W44]);2)" office:value-type="float" office:value="9.04" calcext:value-type="float">
            <text:p>9.04</text:p>
          </table:table-cell>
          <table:table-cell table:formula="of:=ROUND([$raw.B44]/[$raw.T44];2)" office:value-type="float" office:value="7.46" calcext:value-type="float">
            <text:p>7.46</text:p>
          </table:table-cell>
          <table:table-cell table:formula="of:=[$raw.K44]" office:value-type="float" office:value="1.072203" calcext:value-type="float">
            <text:p>1.072203</text:p>
          </table:table-cell>
          <table:table-cell table:formula="of:=[$raw.S44]" office:value-type="float" office:value="0.174731" calcext:value-type="float">
            <text:p>0.174731</text:p>
          </table:table-cell>
          <table:table-cell table:formula="of:=[$raw.O44]" office:value-type="float" office:value="0.312816" calcext:value-type="float">
            <text:p>0.312816</text:p>
          </table:table-cell>
          <table:table-cell table:formula="of:=[$raw.W44]" office:value-type="float" office:value="0.31986" calcext:value-type="float">
            <text:p>0.319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$raw.C45]/[$raw.F45];2)" office:value-type="float" office:value="1.97" calcext:value-type="float">
            <text:p>1.97</text:p>
          </table:table-cell>
          <table:table-cell table:formula="of:=ROUND([$raw.D45]/[$raw.G45];2)" office:value-type="float" office:value="2.11" calcext:value-type="float">
            <text:p>2.11</text:p>
          </table:table-cell>
          <table:table-cell table:formula="of:=ROUND(([$raw.C45]+[$raw.D45])/([$raw.F45]+[$raw.G45]);2)" office:value-type="float" office:value="2.01" calcext:value-type="float">
            <text:p>2.01</text:p>
          </table:table-cell>
          <table:table-cell table:formula="of:=ROUND([$raw.B45]/[$raw.E45];2)" office:value-type="float" office:value="1.6" calcext:value-type="float">
            <text:p>1.6</text:p>
          </table:table-cell>
          <table:table-cell table:formula="of:=ROUND([$raw.C45]/[$raw.I45];2)" office:value-type="float" office:value="16.63" calcext:value-type="float">
            <text:p>16.63</text:p>
          </table:table-cell>
          <table:table-cell table:formula="of:=ROUND([$raw.D45]/[$raw.J45];2)" office:value-type="float" office:value="323.14" calcext:value-type="float">
            <text:p>323.14</text:p>
          </table:table-cell>
          <table:table-cell table:formula="of:=ROUND(([$raw.C45]+[$raw.D45])/([$raw.I45]+[$raw.J45]+[$raw.K45]);2)" office:value-type="float" office:value="3.28" calcext:value-type="float">
            <text:p>3.28</text:p>
          </table:table-cell>
          <table:table-cell table:formula="of:=ROUND([$raw.B45]/[$raw.H45];2)" office:value-type="float" office:value="2.72" calcext:value-type="float">
            <text:p>2.72</text:p>
          </table:table-cell>
          <table:table-cell table:formula="of:=ROUND([$raw.C45]/[$raw.M45];2)" office:value-type="float" office:value="162.62" calcext:value-type="float">
            <text:p>162.62</text:p>
          </table:table-cell>
          <table:table-cell table:formula="of:=ROUND([$raw.D45]/[$raw.N45];2)" office:value-type="float" office:value="10.24" calcext:value-type="float">
            <text:p>10.24</text:p>
          </table:table-cell>
          <table:table-cell table:formula="of:=ROUND(([$raw.C45]+[$raw.D45])/([$raw.M45]+[$raw.N45]+[$raw.O45]);2)" office:value-type="float" office:value="9.24" calcext:value-type="float">
            <text:p>9.24</text:p>
          </table:table-cell>
          <table:table-cell table:formula="of:=ROUND([$raw.B45]/[$raw.L45];2)" office:value-type="float" office:value="7.93" calcext:value-type="float">
            <text:p>7.93</text:p>
          </table:table-cell>
          <table:table-cell table:formula="of:=ROUND([$raw.C45]/[$raw.Q45];2)" office:value-type="float" office:value="650.46" calcext:value-type="float">
            <text:p>650.46</text:p>
          </table:table-cell>
          <table:table-cell table:formula="of:=ROUND([$raw.D45]/[$raw.R45];2)" office:value-type="float" office:value="509.19" calcext:value-type="float">
            <text:p>509.19</text:p>
          </table:table-cell>
          <table:table-cell table:formula="of:=ROUND(([$raw.C45]+[$raw.D45])/([$raw.Q45]+[$raw.R45]+[$raw.S45]);2)" office:value-type="float" office:value="22.61" calcext:value-type="float">
            <text:p>22.61</text:p>
          </table:table-cell>
          <table:table-cell table:formula="of:=ROUND([$raw.B45]/[$raw.P45];2)" office:value-type="float" office:value="13.61" calcext:value-type="float">
            <text:p>13.61</text:p>
          </table:table-cell>
          <table:table-cell table:formula="of:=ROUND([$raw.C45]/[$raw.U45];2)" office:value-type="float" office:value="158.58" calcext:value-type="float">
            <text:p>158.58</text:p>
          </table:table-cell>
          <table:table-cell table:formula="of:=ROUND([$raw.D45]/[$raw.V45];2)" office:value-type="float" office:value="6.85" calcext:value-type="float">
            <text:p>6.85</text:p>
          </table:table-cell>
          <table:table-cell table:formula="of:=ROUND(([$raw.C45]+[$raw.D45])/([$raw.U45]+[$raw.V45]+[$raw.W45]);2)" office:value-type="float" office:value="8.06" calcext:value-type="float">
            <text:p>8.06</text:p>
          </table:table-cell>
          <table:table-cell table:formula="of:=ROUND([$raw.B45]/[$raw.T45];2)" office:value-type="float" office:value="6.67" calcext:value-type="float">
            <text:p>6.67</text:p>
          </table:table-cell>
          <table:table-cell table:formula="of:=[$raw.K45]" office:value-type="float" office:value="1.073708" calcext:value-type="float">
            <text:p>1.073708</text:p>
          </table:table-cell>
          <table:table-cell table:formula="of:=[$raw.S45]" office:value-type="float" office:value="0.175294" calcext:value-type="float">
            <text:p>0.175294</text:p>
          </table:table-cell>
          <table:table-cell table:formula="of:=[$raw.O45]" office:value-type="float" office:value="0.314657" calcext:value-type="float">
            <text:p>0.314657</text:p>
          </table:table-cell>
          <table:table-cell table:formula="of:=[$raw.W45]" office:value-type="float" office:value="0.323395" calcext:value-type="float">
            <text:p>0.3233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$raw.C46]/[$raw.F46];2)" office:value-type="float" office:value="1.79" calcext:value-type="float">
            <text:p>1.79</text:p>
          </table:table-cell>
          <table:table-cell table:formula="of:=ROUND([$raw.D46]/[$raw.G46];2)" office:value-type="float" office:value="2.28" calcext:value-type="float">
            <text:p>2.28</text:p>
          </table:table-cell>
          <table:table-cell table:formula="of:=ROUND(([$raw.C46]+[$raw.D46])/([$raw.F46]+[$raw.G46]);2)" office:value-type="float" office:value="1.9" calcext:value-type="float">
            <text:p>1.9</text:p>
          </table:table-cell>
          <table:table-cell table:formula="of:=ROUND([$raw.B46]/[$raw.E46];2)" office:value-type="float" office:value="1.53" calcext:value-type="float">
            <text:p>1.53</text:p>
          </table:table-cell>
          <table:table-cell table:formula="of:=ROUND([$raw.C46]/[$raw.I46];2)" office:value-type="float" office:value="16.35" calcext:value-type="float">
            <text:p>16.35</text:p>
          </table:table-cell>
          <table:table-cell table:formula="of:=ROUND([$raw.D46]/[$raw.J46];2)" office:value-type="float" office:value="302.27" calcext:value-type="float">
            <text:p>302.27</text:p>
          </table:table-cell>
          <table:table-cell table:formula="of:=ROUND(([$raw.C46]+[$raw.D46])/([$raw.I46]+[$raw.J46]+[$raw.K46]);2)" office:value-type="float" office:value="3.17" calcext:value-type="float">
            <text:p>3.17</text:p>
          </table:table-cell>
          <table:table-cell table:formula="of:=ROUND([$raw.B46]/[$raw.H46];2)" office:value-type="float" office:value="2.62" calcext:value-type="float">
            <text:p>2.62</text:p>
          </table:table-cell>
          <table:table-cell table:formula="of:=ROUND([$raw.C46]/[$raw.M46];2)" office:value-type="float" office:value="160.47" calcext:value-type="float">
            <text:p>160.47</text:p>
          </table:table-cell>
          <table:table-cell table:formula="of:=ROUND([$raw.D46]/[$raw.N46];2)" office:value-type="float" office:value="9.69" calcext:value-type="float">
            <text:p>9.69</text:p>
          </table:table-cell>
          <table:table-cell table:formula="of:=ROUND(([$raw.C46]+[$raw.D46])/([$raw.M46]+[$raw.N46]+[$raw.O46]);2)" office:value-type="float" office:value="8.95" calcext:value-type="float">
            <text:p>8.95</text:p>
          </table:table-cell>
          <table:table-cell table:formula="of:=ROUND([$raw.B46]/[$raw.L46];2)" office:value-type="float" office:value="7.68" calcext:value-type="float">
            <text:p>7.68</text:p>
          </table:table-cell>
          <table:table-cell table:formula="of:=ROUND([$raw.C46]/[$raw.Q46];2)" office:value-type="float" office:value="628.54" calcext:value-type="float">
            <text:p>628.54</text:p>
          </table:table-cell>
          <table:table-cell table:formula="of:=ROUND([$raw.D46]/[$raw.R46];2)" office:value-type="float" office:value="491" calcext:value-type="float">
            <text:p>491</text:p>
          </table:table-cell>
          <table:table-cell table:formula="of:=ROUND(([$raw.C46]+[$raw.D46])/([$raw.Q46]+[$raw.R46]+[$raw.S46]);2)" office:value-type="float" office:value="21.87" calcext:value-type="float">
            <text:p>21.87</text:p>
          </table:table-cell>
          <table:table-cell table:formula="of:=ROUND([$raw.B46]/[$raw.P46];2)" office:value-type="float" office:value="13.18" calcext:value-type="float">
            <text:p>13.18</text:p>
          </table:table-cell>
          <table:table-cell table:formula="of:=ROUND([$raw.C46]/[$raw.U46];2)" office:value-type="float" office:value="157.29" calcext:value-type="float">
            <text:p>157.29</text:p>
          </table:table-cell>
          <table:table-cell table:formula="of:=ROUND([$raw.D46]/[$raw.V46];2)" office:value-type="float" office:value="6.42" calcext:value-type="float">
            <text:p>6.42</text:p>
          </table:table-cell>
          <table:table-cell table:formula="of:=ROUND(([$raw.C46]+[$raw.D46])/([$raw.U46]+[$raw.V46]+[$raw.W46]);2)" office:value-type="float" office:value="7.77" calcext:value-type="float">
            <text:p>7.77</text:p>
          </table:table-cell>
          <table:table-cell table:formula="of:=ROUND([$raw.B46]/[$raw.T46];2)" office:value-type="float" office:value="6.43" calcext:value-type="float">
            <text:p>6.43</text:p>
          </table:table-cell>
          <table:table-cell table:formula="of:=[$raw.K46]" office:value-type="float" office:value="1.082706" calcext:value-type="float">
            <text:p>1.082706</text:p>
          </table:table-cell>
          <table:table-cell table:formula="of:=[$raw.S46]" office:value-type="float" office:value="0.17653" calcext:value-type="float">
            <text:p>0.17653</text:p>
          </table:table-cell>
          <table:table-cell table:formula="of:=[$raw.O46]" office:value-type="float" office:value="0.316799" calcext:value-type="float">
            <text:p>0.316799</text:p>
          </table:table-cell>
          <table:table-cell table:formula="of:=[$raw.W46]" office:value-type="float" office:value="0.32691" calcext:value-type="float">
            <text:p>0.326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$raw.C47]/[$raw.F47];2)" office:value-type="float" office:value="2.07" calcext:value-type="float">
            <text:p>2.07</text:p>
          </table:table-cell>
          <table:table-cell table:formula="of:=ROUND([$raw.D47]/[$raw.G47];2)" office:value-type="float" office:value="2.21" calcext:value-type="float">
            <text:p>2.21</text:p>
          </table:table-cell>
          <table:table-cell table:formula="of:=ROUND(([$raw.C47]+[$raw.D47])/([$raw.F47]+[$raw.G47]);2)" office:value-type="float" office:value="2.11" calcext:value-type="float">
            <text:p>2.11</text:p>
          </table:table-cell>
          <table:table-cell table:formula="of:=ROUND([$raw.B47]/[$raw.E47];2)" office:value-type="float" office:value="1.63" calcext:value-type="float">
            <text:p>1.63</text:p>
          </table:table-cell>
          <table:table-cell table:formula="of:=ROUND([$raw.C47]/[$raw.I47];2)" office:value-type="float" office:value="17.24" calcext:value-type="float">
            <text:p>17.24</text:p>
          </table:table-cell>
          <table:table-cell table:formula="of:=ROUND([$raw.D47]/[$raw.J47];2)" office:value-type="float" office:value="314.68" calcext:value-type="float">
            <text:p>314.68</text:p>
          </table:table-cell>
          <table:table-cell table:formula="of:=ROUND(([$raw.C47]+[$raw.D47])/([$raw.I47]+[$raw.J47]+[$raw.K47]);2)" office:value-type="float" office:value="3.3" calcext:value-type="float">
            <text:p>3.3</text:p>
          </table:table-cell>
          <table:table-cell table:formula="of:=ROUND([$raw.B47]/[$raw.H47];2)" office:value-type="float" office:value="2.72" calcext:value-type="float">
            <text:p>2.72</text:p>
          </table:table-cell>
          <table:table-cell table:formula="of:=ROUND([$raw.C47]/[$raw.M47];2)" office:value-type="float" office:value="167.78" calcext:value-type="float">
            <text:p>167.78</text:p>
          </table:table-cell>
          <table:table-cell table:formula="of:=ROUND([$raw.D47]/[$raw.N47];2)" office:value-type="float" office:value="9.84" calcext:value-type="float">
            <text:p>9.84</text:p>
          </table:table-cell>
          <table:table-cell table:formula="of:=ROUND(([$raw.C47]+[$raw.D47])/([$raw.M47]+[$raw.N47]+[$raw.O47]);2)" office:value-type="float" office:value="9.33" calcext:value-type="float">
            <text:p>9.33</text:p>
          </table:table-cell>
          <table:table-cell table:formula="of:=ROUND([$raw.B47]/[$raw.L47];2)" office:value-type="float" office:value="7.99" calcext:value-type="float">
            <text:p>7.99</text:p>
          </table:table-cell>
          <table:table-cell table:formula="of:=ROUND([$raw.C47]/[$raw.Q47];2)" office:value-type="float" office:value="665.27" calcext:value-type="float">
            <text:p>665.27</text:p>
          </table:table-cell>
          <table:table-cell table:formula="of:=ROUND([$raw.D47]/[$raw.R47];2)" office:value-type="float" office:value="473.08" calcext:value-type="float">
            <text:p>473.08</text:p>
          </table:table-cell>
          <table:table-cell table:formula="of:=ROUND(([$raw.C47]+[$raw.D47])/([$raw.Q47]+[$raw.R47]+[$raw.S47]);2)" office:value-type="float" office:value="22.65" calcext:value-type="float">
            <text:p>22.65</text:p>
          </table:table-cell>
          <table:table-cell table:formula="of:=ROUND([$raw.B47]/[$raw.P47];2)" office:value-type="float" office:value="13.64" calcext:value-type="float">
            <text:p>13.64</text:p>
          </table:table-cell>
          <table:table-cell table:formula="of:=ROUND([$raw.C47]/[$raw.U47];2)" office:value-type="float" office:value="165.04" calcext:value-type="float">
            <text:p>165.04</text:p>
          </table:table-cell>
          <table:table-cell table:formula="of:=ROUND([$raw.D47]/[$raw.V47];2)" office:value-type="float" office:value="6.5" calcext:value-type="float">
            <text:p>6.5</text:p>
          </table:table-cell>
          <table:table-cell table:formula="of:=ROUND(([$raw.C47]+[$raw.D47])/([$raw.U47]+[$raw.V47]+[$raw.W47]);2)" office:value-type="float" office:value="8.11" calcext:value-type="float">
            <text:p>8.11</text:p>
          </table:table-cell>
          <table:table-cell table:formula="of:=ROUND([$raw.B47]/[$raw.T47];2)" office:value-type="float" office:value="6.7" calcext:value-type="float">
            <text:p>6.7</text:p>
          </table:table-cell>
          <table:table-cell table:formula="of:=[$raw.K47]" office:value-type="float" office:value="1.086622" calcext:value-type="float">
            <text:p>1.086622</text:p>
          </table:table-cell>
          <table:table-cell table:formula="of:=[$raw.S47]" office:value-type="float" office:value="0.178002" calcext:value-type="float">
            <text:p>0.178002</text:p>
          </table:table-cell>
          <table:table-cell table:formula="of:=[$raw.O47]" office:value-type="float" office:value="0.317391" calcext:value-type="float">
            <text:p>0.317391</text:p>
          </table:table-cell>
          <table:table-cell table:formula="of:=[$raw.W47]" office:value-type="float" office:value="0.326101" calcext:value-type="float">
            <text:p>0.326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$raw.C48]/[$raw.F48];2)" office:value-type="float" office:value="2.22" calcext:value-type="float">
            <text:p>2.22</text:p>
          </table:table-cell>
          <table:table-cell table:formula="of:=ROUND([$raw.D48]/[$raw.G48];2)" office:value-type="float" office:value="2.65" calcext:value-type="float">
            <text:p>2.65</text:p>
          </table:table-cell>
          <table:table-cell table:formula="of:=ROUND(([$raw.C48]+[$raw.D48])/([$raw.F48]+[$raw.G48]);2)" office:value-type="float" office:value="2.32" calcext:value-type="float">
            <text:p>2.32</text:p>
          </table:table-cell>
          <table:table-cell table:formula="of:=ROUND([$raw.B48]/[$raw.E48];2)" office:value-type="float" office:value="1.88" calcext:value-type="float">
            <text:p>1.88</text:p>
          </table:table-cell>
          <table:table-cell table:formula="of:=ROUND([$raw.C48]/[$raw.I48];2)" office:value-type="float" office:value="18.58" calcext:value-type="float">
            <text:p>18.58</text:p>
          </table:table-cell>
          <table:table-cell table:formula="of:=ROUND([$raw.D48]/[$raw.J48];2)" office:value-type="float" office:value="344.38" calcext:value-type="float">
            <text:p>344.38</text:p>
          </table:table-cell>
          <table:table-cell table:formula="of:=ROUND(([$raw.C48]+[$raw.D48])/([$raw.I48]+[$raw.J48]+[$raw.K48]);2)" office:value-type="float" office:value="3.55" calcext:value-type="float">
            <text:p>3.55</text:p>
          </table:table-cell>
          <table:table-cell table:formula="of:=ROUND([$raw.B48]/[$raw.H48];2)" office:value-type="float" office:value="2.9" calcext:value-type="float">
            <text:p>2.9</text:p>
          </table:table-cell>
          <table:table-cell table:formula="of:=ROUND([$raw.C48]/[$raw.M48];2)" office:value-type="float" office:value="180.07" calcext:value-type="float">
            <text:p>180.07</text:p>
          </table:table-cell>
          <table:table-cell table:formula="of:=ROUND([$raw.D48]/[$raw.N48];2)" office:value-type="float" office:value="10.98" calcext:value-type="float">
            <text:p>10.98</text:p>
          </table:table-cell>
          <table:table-cell table:formula="of:=ROUND(([$raw.C48]+[$raw.D48])/([$raw.M48]+[$raw.N48]+[$raw.O48]);2)" office:value-type="float" office:value="10.08" calcext:value-type="float">
            <text:p>10.08</text:p>
          </table:table-cell>
          <table:table-cell table:formula="of:=ROUND([$raw.B48]/[$raw.L48];2)" office:value-type="float" office:value="8.63" calcext:value-type="float">
            <text:p>8.63</text:p>
          </table:table-cell>
          <table:table-cell table:formula="of:=ROUND([$raw.C48]/[$raw.Q48];2)" office:value-type="float" office:value="707.24" calcext:value-type="float">
            <text:p>707.24</text:p>
          </table:table-cell>
          <table:table-cell table:formula="of:=ROUND([$raw.D48]/[$raw.R48];2)" office:value-type="float" office:value="553.73" calcext:value-type="float">
            <text:p>553.73</text:p>
          </table:table-cell>
          <table:table-cell table:formula="of:=ROUND(([$raw.C48]+[$raw.D48])/([$raw.Q48]+[$raw.R48]+[$raw.S48]);2)" office:value-type="float" office:value="24.45" calcext:value-type="float">
            <text:p>24.45</text:p>
          </table:table-cell>
          <table:table-cell table:formula="of:=ROUND([$raw.B48]/[$raw.P48];2)" office:value-type="float" office:value="14.69" calcext:value-type="float">
            <text:p>14.69</text:p>
          </table:table-cell>
          <table:table-cell table:formula="of:=ROUND([$raw.C48]/[$raw.U48];2)" office:value-type="float" office:value="176.96" calcext:value-type="float">
            <text:p>176.96</text:p>
          </table:table-cell>
          <table:table-cell table:formula="of:=ROUND([$raw.D48]/[$raw.V48];2)" office:value-type="float" office:value="7.24" calcext:value-type="float">
            <text:p>7.24</text:p>
          </table:table-cell>
          <table:table-cell table:formula="of:=ROUND(([$raw.C48]+[$raw.D48])/([$raw.U48]+[$raw.V48]+[$raw.W48]);2)" office:value-type="float" office:value="8.74" calcext:value-type="float">
            <text:p>8.74</text:p>
          </table:table-cell>
          <table:table-cell table:formula="of:=ROUND([$raw.B48]/[$raw.T48];2)" office:value-type="float" office:value="7.24" calcext:value-type="float">
            <text:p>7.24</text:p>
          </table:table-cell>
          <table:table-cell table:formula="of:=[$raw.K48]" office:value-type="float" office:value="1.096652" calcext:value-type="float">
            <text:p>1.096652</text:p>
          </table:table-cell>
          <table:table-cell table:formula="of:=[$raw.S48]" office:value-type="float" office:value="0.178333" calcext:value-type="float">
            <text:p>0.178333</text:p>
          </table:table-cell>
          <table:table-cell table:formula="of:=[$raw.O48]" office:value-type="float" office:value="0.317363" calcext:value-type="float">
            <text:p>0.317363</text:p>
          </table:table-cell>
          <table:table-cell table:formula="of:=[$raw.W48]" office:value-type="float" office:value="0.327227" calcext:value-type="float">
            <text:p>0.3272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$raw.C49]/[$raw.F49];2)" office:value-type="float" office:value="2.13" calcext:value-type="float">
            <text:p>2.13</text:p>
          </table:table-cell>
          <table:table-cell table:formula="of:=ROUND([$raw.D49]/[$raw.G49];2)" office:value-type="float" office:value="2.74" calcext:value-type="float">
            <text:p>2.74</text:p>
          </table:table-cell>
          <table:table-cell table:formula="of:=ROUND(([$raw.C49]+[$raw.D49])/([$raw.F49]+[$raw.G49]);2)" office:value-type="float" office:value="2.26" calcext:value-type="float">
            <text:p>2.26</text:p>
          </table:table-cell>
          <table:table-cell table:formula="of:=ROUND([$raw.B49]/[$raw.E49];2)" office:value-type="float" office:value="1.87" calcext:value-type="float">
            <text:p>1.87</text:p>
          </table:table-cell>
          <table:table-cell table:formula="of:=ROUND([$raw.C49]/[$raw.I49];2)" office:value-type="float" office:value="18.87" calcext:value-type="float">
            <text:p>18.87</text:p>
          </table:table-cell>
          <table:table-cell table:formula="of:=ROUND([$raw.D49]/[$raw.J49];2)" office:value-type="float" office:value="353.33" calcext:value-type="float">
            <text:p>353.33</text:p>
          </table:table-cell>
          <table:table-cell table:formula="of:=ROUND(([$raw.C49]+[$raw.D49])/([$raw.I49]+[$raw.J49]+[$raw.K49]);2)" office:value-type="float" office:value="3.69" calcext:value-type="float">
            <text:p>3.69</text:p>
          </table:table-cell>
          <table:table-cell table:formula="of:=ROUND([$raw.B49]/[$raw.H49];2)" office:value-type="float" office:value="3.02" calcext:value-type="float">
            <text:p>3.02</text:p>
          </table:table-cell>
          <table:table-cell table:formula="of:=ROUND([$raw.C49]/[$raw.M49];2)" office:value-type="float" office:value="184.61" calcext:value-type="float">
            <text:p>184.61</text:p>
          </table:table-cell>
          <table:table-cell table:formula="of:=ROUND([$raw.D49]/[$raw.N49];2)" office:value-type="float" office:value="11.26" calcext:value-type="float">
            <text:p>11.26</text:p>
          </table:table-cell>
          <table:table-cell table:formula="of:=ROUND(([$raw.C49]+[$raw.D49])/([$raw.M49]+[$raw.N49]+[$raw.O49]);2)" office:value-type="float" office:value="10.37" calcext:value-type="float">
            <text:p>10.37</text:p>
          </table:table-cell>
          <table:table-cell table:formula="of:=ROUND([$raw.B49]/[$raw.L49];2)" office:value-type="float" office:value="8.9" calcext:value-type="float">
            <text:p>8.9</text:p>
          </table:table-cell>
          <table:table-cell table:formula="of:=ROUND([$raw.C49]/[$raw.Q49];2)" office:value-type="float" office:value="732.79" calcext:value-type="float">
            <text:p>732.79</text:p>
          </table:table-cell>
          <table:table-cell table:formula="of:=ROUND([$raw.D49]/[$raw.R49];2)" office:value-type="float" office:value="548.33" calcext:value-type="float">
            <text:p>548.33</text:p>
          </table:table-cell>
          <table:table-cell table:formula="of:=ROUND(([$raw.C49]+[$raw.D49])/([$raw.Q49]+[$raw.R49]+[$raw.S49]);2)" office:value-type="float" office:value="24.87" calcext:value-type="float">
            <text:p>24.87</text:p>
          </table:table-cell>
          <table:table-cell table:formula="of:=ROUND([$raw.B49]/[$raw.P49];2)" office:value-type="float" office:value="14.86" calcext:value-type="float">
            <text:p>14.86</text:p>
          </table:table-cell>
          <table:table-cell table:formula="of:=ROUND([$raw.C49]/[$raw.U49];2)" office:value-type="float" office:value="181.35" calcext:value-type="float">
            <text:p>181.35</text:p>
          </table:table-cell>
          <table:table-cell table:formula="of:=ROUND([$raw.D49]/[$raw.V49];2)" office:value-type="float" office:value="7.43" calcext:value-type="float">
            <text:p>7.43</text:p>
          </table:table-cell>
          <table:table-cell table:formula="of:=ROUND(([$raw.C49]+[$raw.D49])/([$raw.U49]+[$raw.V49]+[$raw.W49]);2)" office:value-type="float" office:value="9.05" calcext:value-type="float">
            <text:p>9.05</text:p>
          </table:table-cell>
          <table:table-cell table:formula="of:=ROUND([$raw.B49]/[$raw.T49];2)" office:value-type="float" office:value="7.49" calcext:value-type="float">
            <text:p>7.49</text:p>
          </table:table-cell>
          <table:table-cell table:formula="of:=[$raw.K49]" office:value-type="float" office:value="1.090972" calcext:value-type="float">
            <text:p>1.090972</text:p>
          </table:table-cell>
          <table:table-cell table:formula="of:=[$raw.S49]" office:value-type="float" office:value="0.182056" calcext:value-type="float">
            <text:p>0.182056</text:p>
          </table:table-cell>
          <table:table-cell table:formula="of:=[$raw.O49]" office:value-type="float" office:value="0.320716" calcext:value-type="float">
            <text:p>0.320716</text:p>
          </table:table-cell>
          <table:table-cell table:formula="of:=[$raw.W49]" office:value-type="float" office:value="0.327602" calcext:value-type="float">
            <text:p>0.3276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$raw.C50]/[$raw.F50];2)" office:value-type="float" office:value="2.19" calcext:value-type="float">
            <text:p>2.19</text:p>
          </table:table-cell>
          <table:table-cell table:formula="of:=ROUND([$raw.D50]/[$raw.G50];2)" office:value-type="float" office:value="2.7" calcext:value-type="float">
            <text:p>2.7</text:p>
          </table:table-cell>
          <table:table-cell table:formula="of:=ROUND(([$raw.C50]+[$raw.D50])/([$raw.F50]+[$raw.G50]);2)" office:value-type="float" office:value="2.31" calcext:value-type="float">
            <text:p>2.31</text:p>
          </table:table-cell>
          <table:table-cell table:formula="of:=ROUND([$raw.B50]/[$raw.E50];2)" office:value-type="float" office:value="1.83" calcext:value-type="float">
            <text:p>1.83</text:p>
          </table:table-cell>
          <table:table-cell table:formula="of:=ROUND([$raw.C50]/[$raw.I50];2)" office:value-type="float" office:value="17.95" calcext:value-type="float">
            <text:p>17.95</text:p>
          </table:table-cell>
          <table:table-cell table:formula="of:=ROUND([$raw.D50]/[$raw.J50];2)" office:value-type="float" office:value="356.58" calcext:value-type="float">
            <text:p>356.58</text:p>
          </table:table-cell>
          <table:table-cell table:formula="of:=ROUND(([$raw.C50]+[$raw.D50])/([$raw.I50]+[$raw.J50]+[$raw.K50]);2)" office:value-type="float" office:value="3.61" calcext:value-type="float">
            <text:p>3.61</text:p>
          </table:table-cell>
          <table:table-cell table:formula="of:=ROUND([$raw.B50]/[$raw.H50];2)" office:value-type="float" office:value="2.94" calcext:value-type="float">
            <text:p>2.94</text:p>
          </table:table-cell>
          <table:table-cell table:formula="of:=ROUND([$raw.C50]/[$raw.M50];2)" office:value-type="float" office:value="181.74" calcext:value-type="float">
            <text:p>181.74</text:p>
          </table:table-cell>
          <table:table-cell table:formula="of:=ROUND([$raw.D50]/[$raw.N50];2)" office:value-type="float" office:value="11.21" calcext:value-type="float">
            <text:p>11.21</text:p>
          </table:table-cell>
          <table:table-cell table:formula="of:=ROUND(([$raw.C50]+[$raw.D50])/([$raw.M50]+[$raw.N50]+[$raw.O50]);2)" office:value-type="float" office:value="10.2" calcext:value-type="float">
            <text:p>10.2</text:p>
          </table:table-cell>
          <table:table-cell table:formula="of:=ROUND([$raw.B50]/[$raw.L50];2)" office:value-type="float" office:value="8.74" calcext:value-type="float">
            <text:p>8.74</text:p>
          </table:table-cell>
          <table:table-cell table:formula="of:=ROUND([$raw.C50]/[$raw.Q50];2)" office:value-type="float" office:value="721.27" calcext:value-type="float">
            <text:p>721.27</text:p>
          </table:table-cell>
          <table:table-cell table:formula="of:=ROUND([$raw.D50]/[$raw.R50];2)" office:value-type="float" office:value="538.15" calcext:value-type="float">
            <text:p>538.15</text:p>
          </table:table-cell>
          <table:table-cell table:formula="of:=ROUND(([$raw.C50]+[$raw.D50])/([$raw.Q50]+[$raw.R50]+[$raw.S50]);2)" office:value-type="float" office:value="24.75" calcext:value-type="float">
            <text:p>24.75</text:p>
          </table:table-cell>
          <table:table-cell table:formula="of:=ROUND([$raw.B50]/[$raw.P50];2)" office:value-type="float" office:value="14.8" calcext:value-type="float">
            <text:p>14.8</text:p>
          </table:table-cell>
          <table:table-cell table:formula="of:=ROUND([$raw.C50]/[$raw.U50];2)" office:value-type="float" office:value="178.93" calcext:value-type="float">
            <text:p>178.93</text:p>
          </table:table-cell>
          <table:table-cell table:formula="of:=ROUND([$raw.D50]/[$raw.V50];2)" office:value-type="float" office:value="7.28" calcext:value-type="float">
            <text:p>7.28</text:p>
          </table:table-cell>
          <table:table-cell table:formula="of:=ROUND(([$raw.C50]+[$raw.D50])/([$raw.U50]+[$raw.V50]+[$raw.W50]);2)" office:value-type="float" office:value="8.83" calcext:value-type="float">
            <text:p>8.83</text:p>
          </table:table-cell>
          <table:table-cell table:formula="of:=ROUND([$raw.B50]/[$raw.T50];2)" office:value-type="float" office:value="7.32" calcext:value-type="float">
            <text:p>7.32</text:p>
          </table:table-cell>
          <table:table-cell table:formula="of:=[$raw.K50]" office:value-type="float" office:value="1.096776" calcext:value-type="float">
            <text:p>1.096776</text:p>
          </table:table-cell>
          <table:table-cell table:formula="of:=[$raw.S50]" office:value-type="float" office:value="0.180996" calcext:value-type="float">
            <text:p>0.180996</text:p>
          </table:table-cell>
          <table:table-cell table:formula="of:=[$raw.O50]" office:value-type="float" office:value="0.322907" calcext:value-type="float">
            <text:p>0.322907</text:p>
          </table:table-cell>
          <table:table-cell table:formula="of:=[$raw.W50]" office:value-type="float" office:value="0.331834" calcext:value-type="float">
            <text:p>0.331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$raw.C51]/[$raw.F51];2)" office:value-type="float" office:value="2.06" calcext:value-type="float">
            <text:p>2.06</text:p>
          </table:table-cell>
          <table:table-cell table:formula="of:=ROUND([$raw.D51]/[$raw.G51];2)" office:value-type="float" office:value="2.4" calcext:value-type="float">
            <text:p>2.4</text:p>
          </table:table-cell>
          <table:table-cell table:formula="of:=ROUND(([$raw.C51]+[$raw.D51])/([$raw.F51]+[$raw.G51]);2)" office:value-type="float" office:value="2.14" calcext:value-type="float">
            <text:p>2.14</text:p>
          </table:table-cell>
          <table:table-cell table:formula="of:=ROUND([$raw.B51]/[$raw.E51];2)" office:value-type="float" office:value="1.72" calcext:value-type="float">
            <text:p>1.72</text:p>
          </table:table-cell>
          <table:table-cell table:formula="of:=ROUND([$raw.C51]/[$raw.I51];2)" office:value-type="float" office:value="15.59" calcext:value-type="float">
            <text:p>15.59</text:p>
          </table:table-cell>
          <table:table-cell table:formula="of:=ROUND([$raw.D51]/[$raw.J51];2)" office:value-type="float" office:value="303" calcext:value-type="float">
            <text:p>303</text:p>
          </table:table-cell>
          <table:table-cell table:formula="of:=ROUND(([$raw.C51]+[$raw.D51])/([$raw.I51]+[$raw.J51]+[$raw.K51]);2)" office:value-type="float" office:value="3.29" calcext:value-type="float">
            <text:p>3.29</text:p>
          </table:table-cell>
          <table:table-cell table:formula="of:=ROUND([$raw.B51]/[$raw.H51];2)" office:value-type="float" office:value="2.7" calcext:value-type="float">
            <text:p>2.7</text:p>
          </table:table-cell>
          <table:table-cell table:formula="of:=ROUND([$raw.C51]/[$raw.M51];2)" office:value-type="float" office:value="171.66" calcext:value-type="float">
            <text:p>171.66</text:p>
          </table:table-cell>
          <table:table-cell table:formula="of:=ROUND([$raw.D51]/[$raw.N51];2)" office:value-type="float" office:value="9.57" calcext:value-type="float">
            <text:p>9.57</text:p>
          </table:table-cell>
          <table:table-cell table:formula="of:=ROUND(([$raw.C51]+[$raw.D51])/([$raw.M51]+[$raw.N51]+[$raw.O51]);2)" office:value-type="float" office:value="9.47" calcext:value-type="float">
            <text:p>9.47</text:p>
          </table:table-cell>
          <table:table-cell table:formula="of:=ROUND([$raw.B51]/[$raw.L51];2)" office:value-type="float" office:value="8.08" calcext:value-type="float">
            <text:p>8.08</text:p>
          </table:table-cell>
          <table:table-cell table:formula="of:=ROUND([$raw.C51]/[$raw.Q51];2)" office:value-type="float" office:value="668.86" calcext:value-type="float">
            <text:p>668.86</text:p>
          </table:table-cell>
          <table:table-cell table:formula="of:=ROUND([$raw.D51]/[$raw.R51];2)" office:value-type="float" office:value="465.23" calcext:value-type="float">
            <text:p>465.23</text:p>
          </table:table-cell>
          <table:table-cell table:formula="of:=ROUND(([$raw.C51]+[$raw.D51])/([$raw.Q51]+[$raw.R51]+[$raw.S51]);2)" office:value-type="float" office:value="21.95" calcext:value-type="float">
            <text:p>21.95</text:p>
          </table:table-cell>
          <table:table-cell table:formula="of:=ROUND([$raw.B51]/[$raw.P51];2)" office:value-type="float" office:value="13.29" calcext:value-type="float">
            <text:p>13.29</text:p>
          </table:table-cell>
          <table:table-cell table:formula="of:=ROUND([$raw.C51]/[$raw.U51];2)" office:value-type="float" office:value="167.81" calcext:value-type="float">
            <text:p>167.81</text:p>
          </table:table-cell>
          <table:table-cell table:formula="of:=ROUND([$raw.D51]/[$raw.V51];2)" office:value-type="float" office:value="6.23" calcext:value-type="float">
            <text:p>6.23</text:p>
          </table:table-cell>
          <table:table-cell table:formula="of:=ROUND(([$raw.C51]+[$raw.D51])/([$raw.U51]+[$raw.V51]+[$raw.W51]);2)" office:value-type="float" office:value="8.17" calcext:value-type="float">
            <text:p>8.17</text:p>
          </table:table-cell>
          <table:table-cell table:formula="of:=ROUND([$raw.B51]/[$raw.T51];2)" office:value-type="float" office:value="6.73" calcext:value-type="float">
            <text:p>6.73</text:p>
          </table:table-cell>
          <table:table-cell table:formula="of:=[$raw.K51]" office:value-type="float" office:value="1.098833" calcext:value-type="float">
            <text:p>1.098833</text:p>
          </table:table-cell>
          <table:table-cell table:formula="of:=[$raw.S51]" office:value-type="float" office:value="0.189176" calcext:value-type="float">
            <text:p>0.189176</text:p>
          </table:table-cell>
          <table:table-cell table:formula="of:=[$raw.O51]" office:value-type="float" office:value="0.321157" calcext:value-type="float">
            <text:p>0.321157</text:p>
          </table:table-cell>
          <table:table-cell table:formula="of:=[$raw.W51]" office:value-type="float" office:value="0.331755" calcext:value-type="float">
            <text:p>0.331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$raw.C52]/[$raw.F52];2)" office:value-type="float" office:value="2.39" calcext:value-type="float">
            <text:p>2.39</text:p>
          </table:table-cell>
          <table:table-cell table:formula="of:=ROUND([$raw.D52]/[$raw.G52];2)" office:value-type="float" office:value="2.21" calcext:value-type="float">
            <text:p>2.21</text:p>
          </table:table-cell>
          <table:table-cell table:formula="of:=ROUND(([$raw.C52]+[$raw.D52])/([$raw.F52]+[$raw.G52]);2)" office:value-type="float" office:value="2.34" calcext:value-type="float">
            <text:p>2.34</text:p>
          </table:table-cell>
          <table:table-cell table:formula="of:=ROUND([$raw.B52]/[$raw.E52];2)" office:value-type="float" office:value="1.87" calcext:value-type="float">
            <text:p>1.87</text:p>
          </table:table-cell>
          <table:table-cell table:formula="of:=ROUND([$raw.C52]/[$raw.I52];2)" office:value-type="float" office:value="18.61" calcext:value-type="float">
            <text:p>18.61</text:p>
          </table:table-cell>
          <table:table-cell table:formula="of:=ROUND([$raw.D52]/[$raw.J52];2)" office:value-type="float" office:value="315.46" calcext:value-type="float">
            <text:p>315.46</text:p>
          </table:table-cell>
          <table:table-cell table:formula="of:=ROUND(([$raw.C52]+[$raw.D52])/([$raw.I52]+[$raw.J52]+[$raw.K52]);2)" office:value-type="float" office:value="3.81" calcext:value-type="float">
            <text:p>3.81</text:p>
          </table:table-cell>
          <table:table-cell table:formula="of:=ROUND([$raw.B52]/[$raw.H52];2)" office:value-type="float" office:value="3.13" calcext:value-type="float">
            <text:p>3.13</text:p>
          </table:table-cell>
          <table:table-cell table:formula="of:=ROUND([$raw.C52]/[$raw.M52];2)" office:value-type="float" office:value="204.99" calcext:value-type="float">
            <text:p>204.99</text:p>
          </table:table-cell>
          <table:table-cell table:formula="of:=ROUND([$raw.D52]/[$raw.N52];2)" office:value-type="float" office:value="9.85" calcext:value-type="float">
            <text:p>9.85</text:p>
          </table:table-cell>
          <table:table-cell table:formula="of:=ROUND(([$raw.C52]+[$raw.D52])/([$raw.M52]+[$raw.N52]+[$raw.O52]);2)" office:value-type="float" office:value="10.96" calcext:value-type="float">
            <text:p>10.96</text:p>
          </table:table-cell>
          <table:table-cell table:formula="of:=ROUND([$raw.B52]/[$raw.L52];2)" office:value-type="float" office:value="9.39" calcext:value-type="float">
            <text:p>9.39</text:p>
          </table:table-cell>
          <table:table-cell table:formula="of:=ROUND([$raw.C52]/[$raw.Q52];2)" office:value-type="float" office:value="812.17" calcext:value-type="float">
            <text:p>812.17</text:p>
          </table:table-cell>
          <table:table-cell table:formula="of:=ROUND([$raw.D52]/[$raw.R52];2)" office:value-type="float" office:value="457.88" calcext:value-type="float">
            <text:p>457.88</text:p>
          </table:table-cell>
          <table:table-cell table:formula="of:=ROUND(([$raw.C52]+[$raw.D52])/([$raw.Q52]+[$raw.R52]+[$raw.S52]);2)" office:value-type="float" office:value="25.07" calcext:value-type="float">
            <text:p>25.07</text:p>
          </table:table-cell>
          <table:table-cell table:formula="of:=ROUND([$raw.B52]/[$raw.P52];2)" office:value-type="float" office:value="15.3" calcext:value-type="float">
            <text:p>15.3</text:p>
          </table:table-cell>
          <table:table-cell table:formula="of:=ROUND([$raw.C52]/[$raw.U52];2)" office:value-type="float" office:value="202.18" calcext:value-type="float">
            <text:p>202.18</text:p>
          </table:table-cell>
          <table:table-cell table:formula="of:=ROUND([$raw.D52]/[$raw.V52];2)" office:value-type="float" office:value="6.36" calcext:value-type="float">
            <text:p>6.36</text:p>
          </table:table-cell>
          <table:table-cell table:formula="of:=ROUND(([$raw.C52]+[$raw.D52])/([$raw.U52]+[$raw.V52]+[$raw.W52]);2)" office:value-type="float" office:value="9.45" calcext:value-type="float">
            <text:p>9.45</text:p>
          </table:table-cell>
          <table:table-cell table:formula="of:=ROUND([$raw.B52]/[$raw.T52];2)" office:value-type="float" office:value="7.84" calcext:value-type="float">
            <text:p>7.84</text:p>
          </table:table-cell>
          <table:table-cell table:formula="of:=[$raw.K52]" office:value-type="float" office:value="1.105728" calcext:value-type="float">
            <text:p>1.105728</text:p>
          </table:table-cell>
          <table:table-cell table:formula="of:=[$raw.S52]" office:value-type="float" office:value="0.192863" calcext:value-type="float">
            <text:p>0.192863</text:p>
          </table:table-cell>
          <table:table-cell table:formula="of:=[$raw.O52]" office:value-type="float" office:value="0.323676" calcext:value-type="float">
            <text:p>0.323676</text:p>
          </table:table-cell>
          <table:table-cell table:formula="of:=[$raw.W52]" office:value-type="float" office:value="0.333753" calcext:value-type="float">
            <text:p>0.3337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$raw.C53]/[$raw.F53];2)" office:value-type="float" office:value="2.02" calcext:value-type="float">
            <text:p>2.02</text:p>
          </table:table-cell>
          <table:table-cell table:formula="of:=ROUND([$raw.D53]/[$raw.G53];2)" office:value-type="float" office:value="2.12" calcext:value-type="float">
            <text:p>2.12</text:p>
          </table:table-cell>
          <table:table-cell table:formula="of:=ROUND(([$raw.C53]+[$raw.D53])/([$raw.F53]+[$raw.G53]);2)" office:value-type="float" office:value="2.05" calcext:value-type="float">
            <text:p>2.05</text:p>
          </table:table-cell>
          <table:table-cell table:formula="of:=ROUND([$raw.B53]/[$raw.E53];2)" office:value-type="float" office:value="1.63" calcext:value-type="float">
            <text:p>1.63</text:p>
          </table:table-cell>
          <table:table-cell table:formula="of:=ROUND([$raw.C53]/[$raw.I53];2)" office:value-type="float" office:value="15.44" calcext:value-type="float">
            <text:p>15.44</text:p>
          </table:table-cell>
          <table:table-cell table:formula="of:=ROUND([$raw.D53]/[$raw.J53];2)" office:value-type="float" office:value="329.15" calcext:value-type="float">
            <text:p>329.15</text:p>
          </table:table-cell>
          <table:table-cell table:formula="of:=ROUND(([$raw.C53]+[$raw.D53])/([$raw.I53]+[$raw.J53]+[$raw.K53]);2)" office:value-type="float" office:value="3.31" calcext:value-type="float">
            <text:p>3.31</text:p>
          </table:table-cell>
          <table:table-cell table:formula="of:=ROUND([$raw.B53]/[$raw.H53];2)" office:value-type="float" office:value="2.71" calcext:value-type="float">
            <text:p>2.71</text:p>
          </table:table-cell>
          <table:table-cell table:formula="of:=ROUND([$raw.C53]/[$raw.M53];2)" office:value-type="float" office:value="167.95" calcext:value-type="float">
            <text:p>167.95</text:p>
          </table:table-cell>
          <table:table-cell table:formula="of:=ROUND([$raw.D53]/[$raw.N53];2)" office:value-type="float" office:value="10.15" calcext:value-type="float">
            <text:p>10.15</text:p>
          </table:table-cell>
          <table:table-cell table:formula="of:=ROUND(([$raw.C53]+[$raw.D53])/([$raw.M53]+[$raw.N53]+[$raw.O53]);2)" office:value-type="float" office:value="9.43" calcext:value-type="float">
            <text:p>9.43</text:p>
          </table:table-cell>
          <table:table-cell table:formula="of:=ROUND([$raw.B53]/[$raw.L53];2)" office:value-type="float" office:value="8.03" calcext:value-type="float">
            <text:p>8.03</text:p>
          </table:table-cell>
          <table:table-cell table:formula="of:=ROUND([$raw.C53]/[$raw.Q53];2)" office:value-type="float" office:value="662.7" calcext:value-type="float">
            <text:p>662.7</text:p>
          </table:table-cell>
          <table:table-cell table:formula="of:=ROUND([$raw.D53]/[$raw.R53];2)" office:value-type="float" office:value="482.41" calcext:value-type="float">
            <text:p>482.41</text:p>
          </table:table-cell>
          <table:table-cell table:formula="of:=ROUND(([$raw.C53]+[$raw.D53])/([$raw.Q53]+[$raw.R53]+[$raw.S53]);2)" office:value-type="float" office:value="21.06" calcext:value-type="float">
            <text:p>21.06</text:p>
          </table:table-cell>
          <table:table-cell table:formula="of:=ROUND([$raw.B53]/[$raw.P53];2)" office:value-type="float" office:value="12.98" calcext:value-type="float">
            <text:p>12.98</text:p>
          </table:table-cell>
          <table:table-cell table:formula="of:=ROUND([$raw.C53]/[$raw.U53];2)" office:value-type="float" office:value="165.24" calcext:value-type="float">
            <text:p>165.24</text:p>
          </table:table-cell>
          <table:table-cell table:formula="of:=ROUND([$raw.D53]/[$raw.V53];2)" office:value-type="float" office:value="6.51" calcext:value-type="float">
            <text:p>6.51</text:p>
          </table:table-cell>
          <table:table-cell table:formula="of:=ROUND(([$raw.C53]+[$raw.D53])/([$raw.U53]+[$raw.V53]+[$raw.W53]);2)" office:value-type="float" office:value="8.15" calcext:value-type="float">
            <text:p>8.15</text:p>
          </table:table-cell>
          <table:table-cell table:formula="of:=ROUND([$raw.B53]/[$raw.T53];2)" office:value-type="float" office:value="6.74" calcext:value-type="float">
            <text:p>6.74</text:p>
          </table:table-cell>
          <table:table-cell table:formula="of:=[$raw.K53]" office:value-type="float" office:value="1.107864" calcext:value-type="float">
            <text:p>1.107864</text:p>
          </table:table-cell>
          <table:table-cell table:formula="of:=[$raw.S53]" office:value-type="float" office:value="0.199622" calcext:value-type="float">
            <text:p>0.199622</text:p>
          </table:table-cell>
          <table:table-cell table:formula="of:=[$raw.O53]" office:value-type="float" office:value="0.327459" calcext:value-type="float">
            <text:p>0.327459</text:p>
          </table:table-cell>
          <table:table-cell table:formula="of:=[$raw.W53]" office:value-type="float" office:value="0.33492" calcext:value-type="float">
            <text:p>0.334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$raw.C54]/[$raw.F54];2)" office:value-type="float" office:value="1.72" calcext:value-type="float">
            <text:p>1.72</text:p>
          </table:table-cell>
          <table:table-cell table:formula="of:=ROUND([$raw.D54]/[$raw.G54];2)" office:value-type="float" office:value="2.04" calcext:value-type="float">
            <text:p>2.04</text:p>
          </table:table-cell>
          <table:table-cell table:formula="of:=ROUND(([$raw.C54]+[$raw.D54])/([$raw.F54]+[$raw.G54]);2)" office:value-type="float" office:value="1.8" calcext:value-type="float">
            <text:p>1.8</text:p>
          </table:table-cell>
          <table:table-cell table:formula="of:=ROUND([$raw.B54]/[$raw.E54];2)" office:value-type="float" office:value="1.48" calcext:value-type="float">
            <text:p>1.48</text:p>
          </table:table-cell>
          <table:table-cell table:formula="of:=ROUND([$raw.C54]/[$raw.I54];2)" office:value-type="float" office:value="13.76" calcext:value-type="float">
            <text:p>13.76</text:p>
          </table:table-cell>
          <table:table-cell table:formula="of:=ROUND([$raw.D54]/[$raw.J54];2)" office:value-type="float" office:value="295.59" calcext:value-type="float">
            <text:p>295.59</text:p>
          </table:table-cell>
          <table:table-cell table:formula="of:=ROUND(([$raw.C54]+[$raw.D54])/([$raw.I54]+[$raw.J54]+[$raw.K54]);2)" office:value-type="float" office:value="2.97" calcext:value-type="float">
            <text:p>2.97</text:p>
          </table:table-cell>
          <table:table-cell table:formula="of:=ROUND([$raw.B54]/[$raw.H54];2)" office:value-type="float" office:value="2.43" calcext:value-type="float">
            <text:p>2.43</text:p>
          </table:table-cell>
          <table:table-cell table:formula="of:=ROUND([$raw.C54]/[$raw.M54];2)" office:value-type="float" office:value="153.82" calcext:value-type="float">
            <text:p>153.82</text:p>
          </table:table-cell>
          <table:table-cell table:formula="of:=ROUND([$raw.D54]/[$raw.N54];2)" office:value-type="float" office:value="8.63" calcext:value-type="float">
            <text:p>8.63</text:p>
          </table:table-cell>
          <table:table-cell table:formula="of:=ROUND(([$raw.C54]+[$raw.D54])/([$raw.M54]+[$raw.N54]+[$raw.O54]);2)" office:value-type="float" office:value="8.24" calcext:value-type="float">
            <text:p>8.24</text:p>
          </table:table-cell>
          <table:table-cell table:formula="of:=ROUND([$raw.B54]/[$raw.L54];2)" office:value-type="float" office:value="7.07" calcext:value-type="float">
            <text:p>7.07</text:p>
          </table:table-cell>
          <table:table-cell table:formula="of:=ROUND([$raw.C54]/[$raw.Q54];2)" office:value-type="float" office:value="591.97" calcext:value-type="float">
            <text:p>591.97</text:p>
          </table:table-cell>
          <table:table-cell table:formula="of:=ROUND([$raw.D54]/[$raw.R54];2)" office:value-type="float" office:value="456.87" calcext:value-type="float">
            <text:p>456.87</text:p>
          </table:table-cell>
          <table:table-cell table:formula="of:=ROUND(([$raw.C54]+[$raw.D54])/([$raw.Q54]+[$raw.R54]+[$raw.S54]);2)" office:value-type="float" office:value="20.03" calcext:value-type="float">
            <text:p>20.03</text:p>
          </table:table-cell>
          <table:table-cell table:formula="of:=ROUND([$raw.B54]/[$raw.P54];2)" office:value-type="float" office:value="12.1" calcext:value-type="float">
            <text:p>12.1</text:p>
          </table:table-cell>
          <table:table-cell table:formula="of:=ROUND([$raw.C54]/[$raw.U54];2)" office:value-type="float" office:value="151.4" calcext:value-type="float">
            <text:p>151.4</text:p>
          </table:table-cell>
          <table:table-cell table:formula="of:=ROUND([$raw.D54]/[$raw.V54];2)" office:value-type="float" office:value="5.96" calcext:value-type="float">
            <text:p>5.96</text:p>
          </table:table-cell>
          <table:table-cell table:formula="of:=ROUND(([$raw.C54]+[$raw.D54])/([$raw.U54]+[$raw.V54]+[$raw.W54]);2)" office:value-type="float" office:value="7.28" calcext:value-type="float">
            <text:p>7.28</text:p>
          </table:table-cell>
          <table:table-cell table:formula="of:=ROUND([$raw.B54]/[$raw.T54];2)" office:value-type="float" office:value="6.07" calcext:value-type="float">
            <text:p>6.07</text:p>
          </table:table-cell>
          <table:table-cell table:formula="of:=[$raw.K54]" office:value-type="float" office:value="1.114334" calcext:value-type="float">
            <text:p>1.114334</text:p>
          </table:table-cell>
          <table:table-cell table:formula="of:=[$raw.S54]" office:value-type="float" office:value="0.189446" calcext:value-type="float">
            <text:p>0.189446</text:p>
          </table:table-cell>
          <table:table-cell table:formula="of:=[$raw.O54]" office:value-type="float" office:value="0.334105" calcext:value-type="float">
            <text:p>0.334105</text:p>
          </table:table-cell>
          <table:table-cell table:formula="of:=[$raw.W54]" office:value-type="float" office:value="0.340744" calcext:value-type="float">
            <text:p>0.3407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$raw.C55]/[$raw.F55];2)" office:value-type="float" office:value="1.86" calcext:value-type="float">
            <text:p>1.86</text:p>
          </table:table-cell>
          <table:table-cell table:formula="of:=ROUND([$raw.D55]/[$raw.G55];2)" office:value-type="float" office:value="2.71" calcext:value-type="float">
            <text:p>2.71</text:p>
          </table:table-cell>
          <table:table-cell table:formula="of:=ROUND(([$raw.C55]+[$raw.D55])/([$raw.F55]+[$raw.G55]);2)" office:value-type="float" office:value="2.07" calcext:value-type="float">
            <text:p>2.07</text:p>
          </table:table-cell>
          <table:table-cell table:formula="of:=ROUND([$raw.B55]/[$raw.E55];2)" office:value-type="float" office:value="1.65" calcext:value-type="float">
            <text:p>1.65</text:p>
          </table:table-cell>
          <table:table-cell table:formula="of:=ROUND([$raw.C55]/[$raw.I55];2)" office:value-type="float" office:value="14.39" calcext:value-type="float">
            <text:p>14.39</text:p>
          </table:table-cell>
          <table:table-cell table:formula="of:=ROUND([$raw.D55]/[$raw.J55];2)" office:value-type="float" office:value="407.56" calcext:value-type="float">
            <text:p>407.56</text:p>
          </table:table-cell>
          <table:table-cell table:formula="of:=ROUND(([$raw.C55]+[$raw.D55])/([$raw.I55]+[$raw.J55]+[$raw.K55]);2)" office:value-type="float" office:value="3.34" calcext:value-type="float">
            <text:p>3.34</text:p>
          </table:table-cell>
          <table:table-cell table:formula="of:=ROUND([$raw.B55]/[$raw.H55];2)" office:value-type="float" office:value="2.75" calcext:value-type="float">
            <text:p>2.75</text:p>
          </table:table-cell>
          <table:table-cell table:formula="of:=ROUND([$raw.C55]/[$raw.M55];2)" office:value-type="float" office:value="158.43" calcext:value-type="float">
            <text:p>158.43</text:p>
          </table:table-cell>
          <table:table-cell table:formula="of:=ROUND([$raw.D55]/[$raw.N55];2)" office:value-type="float" office:value="11.36" calcext:value-type="float">
            <text:p>11.36</text:p>
          </table:table-cell>
          <table:table-cell table:formula="of:=ROUND(([$raw.C55]+[$raw.D55])/([$raw.M55]+[$raw.N55]+[$raw.O55]);2)" office:value-type="float" office:value="9.22" calcext:value-type="float">
            <text:p>9.22</text:p>
          </table:table-cell>
          <table:table-cell table:formula="of:=ROUND([$raw.B55]/[$raw.L55];2)" office:value-type="float" office:value="7.95" calcext:value-type="float">
            <text:p>7.95</text:p>
          </table:table-cell>
          <table:table-cell table:formula="of:=ROUND([$raw.C55]/[$raw.Q55];2)" office:value-type="float" office:value="615.38" calcext:value-type="float">
            <text:p>615.38</text:p>
          </table:table-cell>
          <table:table-cell table:formula="of:=ROUND([$raw.D55]/[$raw.R55];2)" office:value-type="float" office:value="589.37" calcext:value-type="float">
            <text:p>589.37</text:p>
          </table:table-cell>
          <table:table-cell table:formula="of:=ROUND(([$raw.C55]+[$raw.D55])/([$raw.Q55]+[$raw.R55]+[$raw.S55]);2)" office:value-type="float" office:value="22.31" calcext:value-type="float">
            <text:p>22.31</text:p>
          </table:table-cell>
          <table:table-cell table:formula="of:=ROUND([$raw.B55]/[$raw.P55];2)" office:value-type="float" office:value="13.54" calcext:value-type="float">
            <text:p>13.54</text:p>
          </table:table-cell>
          <table:table-cell table:formula="of:=ROUND([$raw.C55]/[$raw.U55];2)" office:value-type="float" office:value="155.19" calcext:value-type="float">
            <text:p>155.19</text:p>
          </table:table-cell>
          <table:table-cell table:formula="of:=ROUND([$raw.D55]/[$raw.V55];2)" office:value-type="float" office:value="7.85" calcext:value-type="float">
            <text:p>7.85</text:p>
          </table:table-cell>
          <table:table-cell table:formula="of:=ROUND(([$raw.C55]+[$raw.D55])/([$raw.U55]+[$raw.V55]+[$raw.W55]);2)" office:value-type="float" office:value="8.14" calcext:value-type="float">
            <text:p>8.14</text:p>
          </table:table-cell>
          <table:table-cell table:formula="of:=ROUND([$raw.B55]/[$raw.T55];2)" office:value-type="float" office:value="6.73" calcext:value-type="float">
            <text:p>6.73</text:p>
          </table:table-cell>
          <table:table-cell table:formula="of:=[$raw.K55]" office:value-type="float" office:value="1.110852" calcext:value-type="float">
            <text:p>1.110852</text:p>
          </table:table-cell>
          <table:table-cell table:formula="of:=[$raw.S55]" office:value-type="float" office:value="0.190477" calcext:value-type="float">
            <text:p>0.190477</text:p>
          </table:table-cell>
          <table:table-cell table:formula="of:=[$raw.O55]" office:value-type="float" office:value="0.333552" calcext:value-type="float">
            <text:p>0.333552</text:p>
          </table:table-cell>
          <table:table-cell table:formula="of:=[$raw.W55]" office:value-type="float" office:value="0.340686" calcext:value-type="float">
            <text:p>0.3406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$raw.C56]/[$raw.F56];2)" office:value-type="float" office:value="2.33" calcext:value-type="float">
            <text:p>2.33</text:p>
          </table:table-cell>
          <table:table-cell table:formula="of:=ROUND([$raw.D56]/[$raw.G56];2)" office:value-type="float" office:value="2.26" calcext:value-type="float">
            <text:p>2.26</text:p>
          </table:table-cell>
          <table:table-cell table:formula="of:=ROUND(([$raw.C56]+[$raw.D56])/([$raw.F56]+[$raw.G56]);2)" office:value-type="float" office:value="2.31" calcext:value-type="float">
            <text:p>2.31</text:p>
          </table:table-cell>
          <table:table-cell table:formula="of:=ROUND([$raw.B56]/[$raw.E56];2)" office:value-type="float" office:value="1.68" calcext:value-type="float">
            <text:p>1.68</text:p>
          </table:table-cell>
          <table:table-cell table:formula="of:=ROUND([$raw.C56]/[$raw.I56];2)" office:value-type="float" office:value="16.33" calcext:value-type="float">
            <text:p>16.33</text:p>
          </table:table-cell>
          <table:table-cell table:formula="of:=ROUND([$raw.D56]/[$raw.J56];2)" office:value-type="float" office:value="323.7" calcext:value-type="float">
            <text:p>323.7</text:p>
          </table:table-cell>
          <table:table-cell table:formula="of:=ROUND(([$raw.C56]+[$raw.D56])/([$raw.I56]+[$raw.J56]+[$raw.K56]);2)" office:value-type="float" office:value="3.46" calcext:value-type="float">
            <text:p>3.46</text:p>
          </table:table-cell>
          <table:table-cell table:formula="of:=ROUND([$raw.B56]/[$raw.H56];2)" office:value-type="float" office:value="2.83" calcext:value-type="float">
            <text:p>2.83</text:p>
          </table:table-cell>
          <table:table-cell table:formula="of:=ROUND([$raw.C56]/[$raw.M56];2)" office:value-type="float" office:value="182.39" calcext:value-type="float">
            <text:p>182.39</text:p>
          </table:table-cell>
          <table:table-cell table:formula="of:=ROUND([$raw.D56]/[$raw.N56];2)" office:value-type="float" office:value="9.23" calcext:value-type="float">
            <text:p>9.23</text:p>
          </table:table-cell>
          <table:table-cell table:formula="of:=ROUND(([$raw.C56]+[$raw.D56])/([$raw.M56]+[$raw.N56]+[$raw.O56]);2)" office:value-type="float" office:value="9.56" calcext:value-type="float">
            <text:p>9.56</text:p>
          </table:table-cell>
          <table:table-cell table:formula="of:=ROUND([$raw.B56]/[$raw.L56];2)" office:value-type="float" office:value="8.21" calcext:value-type="float">
            <text:p>8.21</text:p>
          </table:table-cell>
          <table:table-cell table:formula="of:=ROUND([$raw.C56]/[$raw.Q56];2)" office:value-type="float" office:value="703.05" calcext:value-type="float">
            <text:p>703.05</text:p>
          </table:table-cell>
          <table:table-cell table:formula="of:=ROUND([$raw.D56]/[$raw.R56];2)" office:value-type="float" office:value="463.15" calcext:value-type="float">
            <text:p>463.15</text:p>
          </table:table-cell>
          <table:table-cell table:formula="of:=ROUND(([$raw.C56]+[$raw.D56])/([$raw.Q56]+[$raw.R56]+[$raw.S56]);2)" office:value-type="float" office:value="23.57" calcext:value-type="float">
            <text:p>23.57</text:p>
          </table:table-cell>
          <table:table-cell table:formula="of:=ROUND([$raw.B56]/[$raw.P56];2)" office:value-type="float" office:value="14.21" calcext:value-type="float">
            <text:p>14.21</text:p>
          </table:table-cell>
          <table:table-cell table:formula="of:=ROUND([$raw.C56]/[$raw.U56];2)" office:value-type="float" office:value="178.92" calcext:value-type="float">
            <text:p>178.92</text:p>
          </table:table-cell>
          <table:table-cell table:formula="of:=ROUND([$raw.D56]/[$raw.V56];2)" office:value-type="float" office:value="6.35" calcext:value-type="float">
            <text:p>6.35</text:p>
          </table:table-cell>
          <table:table-cell table:formula="of:=ROUND(([$raw.C56]+[$raw.D56])/([$raw.U56]+[$raw.V56]+[$raw.W56]);2)" office:value-type="float" office:value="8.41" calcext:value-type="float">
            <text:p>8.41</text:p>
          </table:table-cell>
          <table:table-cell table:formula="of:=ROUND([$raw.B56]/[$raw.T56];2)" office:value-type="float" office:value="6.93" calcext:value-type="float">
            <text:p>6.93</text:p>
          </table:table-cell>
          <table:table-cell table:formula="of:=[$raw.K56]" office:value-type="float" office:value="1.116564" calcext:value-type="float">
            <text:p>1.116564</text:p>
          </table:table-cell>
          <table:table-cell table:formula="of:=[$raw.S56]" office:value-type="float" office:value="0.187682" calcext:value-type="float">
            <text:p>0.187682</text:p>
          </table:table-cell>
          <table:table-cell table:formula="of:=[$raw.O56]" office:value-type="float" office:value="0.335713" calcext:value-type="float">
            <text:p>0.335713</text:p>
          </table:table-cell>
          <table:table-cell table:formula="of:=[$raw.W56]" office:value-type="float" office:value="0.343926" calcext:value-type="float">
            <text:p>0.3439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$raw.C57]/[$raw.F57];2)" office:value-type="float" office:value="1.88" calcext:value-type="float">
            <text:p>1.88</text:p>
          </table:table-cell>
          <table:table-cell table:formula="of:=ROUND([$raw.D57]/[$raw.G57];2)" office:value-type="float" office:value="2.33" calcext:value-type="float">
            <text:p>2.33</text:p>
          </table:table-cell>
          <table:table-cell table:formula="of:=ROUND(([$raw.C57]+[$raw.D57])/([$raw.F57]+[$raw.G57]);2)" office:value-type="float" office:value="1.99" calcext:value-type="float">
            <text:p>1.99</text:p>
          </table:table-cell>
          <table:table-cell table:formula="of:=ROUND([$raw.B57]/[$raw.E57];2)" office:value-type="float" office:value="1.57" calcext:value-type="float">
            <text:p>1.57</text:p>
          </table:table-cell>
          <table:table-cell table:formula="of:=ROUND([$raw.C57]/[$raw.I57];2)" office:value-type="float" office:value="14.17" calcext:value-type="float">
            <text:p>14.17</text:p>
          </table:table-cell>
          <table:table-cell table:formula="of:=ROUND([$raw.D57]/[$raw.J57];2)" office:value-type="float" office:value="331.99" calcext:value-type="float">
            <text:p>331.99</text:p>
          </table:table-cell>
          <table:table-cell table:formula="of:=ROUND(([$raw.C57]+[$raw.D57])/([$raw.I57]+[$raw.J57]+[$raw.K57]);2)" office:value-type="float" office:value="3.13" calcext:value-type="float">
            <text:p>3.13</text:p>
          </table:table-cell>
          <table:table-cell table:formula="of:=ROUND([$raw.B57]/[$raw.H57];2)" office:value-type="float" office:value="2.55" calcext:value-type="float">
            <text:p>2.55</text:p>
          </table:table-cell>
          <table:table-cell table:formula="of:=ROUND([$raw.C57]/[$raw.M57];2)" office:value-type="float" office:value="158.93" calcext:value-type="float">
            <text:p>158.93</text:p>
          </table:table-cell>
          <table:table-cell table:formula="of:=ROUND([$raw.D57]/[$raw.N57];2)" office:value-type="float" office:value="9.68" calcext:value-type="float">
            <text:p>9.68</text:p>
          </table:table-cell>
          <table:table-cell table:formula="of:=ROUND(([$raw.C57]+[$raw.D57])/([$raw.M57]+[$raw.N57]+[$raw.O57]);2)" office:value-type="float" office:value="8.66" calcext:value-type="float">
            <text:p>8.66</text:p>
          </table:table-cell>
          <table:table-cell table:formula="of:=ROUND([$raw.B57]/[$raw.L57];2)" office:value-type="float" office:value="7.44" calcext:value-type="float">
            <text:p>7.44</text:p>
          </table:table-cell>
          <table:table-cell table:formula="of:=ROUND([$raw.C57]/[$raw.Q57];2)" office:value-type="float" office:value="602.5" calcext:value-type="float">
            <text:p>602.5</text:p>
          </table:table-cell>
          <table:table-cell table:formula="of:=ROUND([$raw.D57]/[$raw.R57];2)" office:value-type="float" office:value="504.9" calcext:value-type="float">
            <text:p>504.9</text:p>
          </table:table-cell>
          <table:table-cell table:formula="of:=ROUND(([$raw.C57]+[$raw.D57])/([$raw.Q57]+[$raw.R57]+[$raw.S57]);2)" office:value-type="float" office:value="21.33" calcext:value-type="float">
            <text:p>21.33</text:p>
          </table:table-cell>
          <table:table-cell table:formula="of:=ROUND([$raw.B57]/[$raw.P57];2)" office:value-type="float" office:value="12.86" calcext:value-type="float">
            <text:p>12.86</text:p>
          </table:table-cell>
          <table:table-cell table:formula="of:=ROUND([$raw.C57]/[$raw.U57];2)" office:value-type="float" office:value="154.95" calcext:value-type="float">
            <text:p>154.95</text:p>
          </table:table-cell>
          <table:table-cell table:formula="of:=ROUND([$raw.D57]/[$raw.V57];2)" office:value-type="float" office:value="6.64" calcext:value-type="float">
            <text:p>6.64</text:p>
          </table:table-cell>
          <table:table-cell table:formula="of:=ROUND(([$raw.C57]+[$raw.D57])/([$raw.U57]+[$raw.V57]+[$raw.W57]);2)" office:value-type="float" office:value="7.53" calcext:value-type="float">
            <text:p>7.53</text:p>
          </table:table-cell>
          <table:table-cell table:formula="of:=ROUND([$raw.B57]/[$raw.T57];2)" office:value-type="float" office:value="6.26" calcext:value-type="float">
            <text:p>6.26</text:p>
          </table:table-cell>
          <table:table-cell table:formula="of:=[$raw.K57]" office:value-type="float" office:value="1.126732" calcext:value-type="float">
            <text:p>1.126732</text:p>
          </table:table-cell>
          <table:table-cell table:formula="of:=[$raw.S57]" office:value-type="float" office:value="0.189249" calcext:value-type="float">
            <text:p>0.189249</text:p>
          </table:table-cell>
          <table:table-cell table:formula="of:=[$raw.O57]" office:value-type="float" office:value="0.338875" calcext:value-type="float">
            <text:p>0.338875</text:p>
          </table:table-cell>
          <table:table-cell table:formula="of:=[$raw.W57]" office:value-type="float" office:value="0.353357" calcext:value-type="float">
            <text:p>0.3533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$raw.C58]/[$raw.F58];2)" office:value-type="float" office:value="2.21" calcext:value-type="float">
            <text:p>2.21</text:p>
          </table:table-cell>
          <table:table-cell table:formula="of:=ROUND([$raw.D58]/[$raw.G58];2)" office:value-type="float" office:value="2.12" calcext:value-type="float">
            <text:p>2.12</text:p>
          </table:table-cell>
          <table:table-cell table:formula="of:=ROUND(([$raw.C58]+[$raw.D58])/([$raw.F58]+[$raw.G58]);2)" office:value-type="float" office:value="2.19" calcext:value-type="float">
            <text:p>2.19</text:p>
          </table:table-cell>
          <table:table-cell table:formula="of:=ROUND([$raw.B58]/[$raw.E58];2)" office:value-type="float" office:value="1.64" calcext:value-type="float">
            <text:p>1.64</text:p>
          </table:table-cell>
          <table:table-cell table:formula="of:=ROUND([$raw.C58]/[$raw.I58];2)" office:value-type="float" office:value="16" calcext:value-type="float">
            <text:p>16</text:p>
          </table:table-cell>
          <table:table-cell table:formula="of:=ROUND([$raw.D58]/[$raw.J58];2)" office:value-type="float" office:value="303.25" calcext:value-type="float">
            <text:p>303.25</text:p>
          </table:table-cell>
          <table:table-cell table:formula="of:=ROUND(([$raw.C58]+[$raw.D58])/([$raw.I58]+[$raw.J58]+[$raw.K58]);2)" office:value-type="float" office:value="3.31" calcext:value-type="float">
            <text:p>3.31</text:p>
          </table:table-cell>
          <table:table-cell table:formula="of:=ROUND([$raw.B58]/[$raw.H58];2)" office:value-type="float" office:value="2.69" calcext:value-type="float">
            <text:p>2.69</text:p>
          </table:table-cell>
          <table:table-cell table:formula="of:=ROUND([$raw.C58]/[$raw.M58];2)" office:value-type="float" office:value="172.7" calcext:value-type="float">
            <text:p>172.7</text:p>
          </table:table-cell>
          <table:table-cell table:formula="of:=ROUND([$raw.D58]/[$raw.N58];2)" office:value-type="float" office:value="8.59" calcext:value-type="float">
            <text:p>8.59</text:p>
          </table:table-cell>
          <table:table-cell table:formula="of:=ROUND(([$raw.C58]+[$raw.D58])/([$raw.M58]+[$raw.N58]+[$raw.O58]);2)" office:value-type="float" office:value="9.21" calcext:value-type="float">
            <text:p>9.21</text:p>
          </table:table-cell>
          <table:table-cell table:formula="of:=ROUND([$raw.B58]/[$raw.L58];2)" office:value-type="float" office:value="7.89" calcext:value-type="float">
            <text:p>7.89</text:p>
          </table:table-cell>
          <table:table-cell table:formula="of:=ROUND([$raw.C58]/[$raw.Q58];2)" office:value-type="float" office:value="679.84" calcext:value-type="float">
            <text:p>679.84</text:p>
          </table:table-cell>
          <table:table-cell table:formula="of:=ROUND([$raw.D58]/[$raw.R58];2)" office:value-type="float" office:value="449.35" calcext:value-type="float">
            <text:p>449.35</text:p>
          </table:table-cell>
          <table:table-cell table:formula="of:=ROUND(([$raw.C58]+[$raw.D58])/([$raw.Q58]+[$raw.R58]+[$raw.S58]);2)" office:value-type="float" office:value="22.61" calcext:value-type="float">
            <text:p>22.61</text:p>
          </table:table-cell>
          <table:table-cell table:formula="of:=ROUND([$raw.B58]/[$raw.P58];2)" office:value-type="float" office:value="13.55" calcext:value-type="float">
            <text:p>13.55</text:p>
          </table:table-cell>
          <table:table-cell table:formula="of:=ROUND([$raw.C58]/[$raw.U58];2)" office:value-type="float" office:value="168.4" calcext:value-type="float">
            <text:p>168.4</text:p>
          </table:table-cell>
          <table:table-cell table:formula="of:=ROUND([$raw.D58]/[$raw.V58];2)" office:value-type="float" office:value="5.88" calcext:value-type="float">
            <text:p>5.88</text:p>
          </table:table-cell>
          <table:table-cell table:formula="of:=ROUND(([$raw.C58]+[$raw.D58])/([$raw.U58]+[$raw.V58]+[$raw.W58]);2)" office:value-type="float" office:value="8.1" calcext:value-type="float">
            <text:p>8.1</text:p>
          </table:table-cell>
          <table:table-cell table:formula="of:=ROUND([$raw.B58]/[$raw.T58];2)" office:value-type="float" office:value="6.72" calcext:value-type="float">
            <text:p>6.72</text:p>
          </table:table-cell>
          <table:table-cell table:formula="of:=[$raw.K58]" office:value-type="float" office:value="1.128154" calcext:value-type="float">
            <text:p>1.128154</text:p>
          </table:table-cell>
          <table:table-cell table:formula="of:=[$raw.S58]" office:value-type="float" office:value="0.18875" calcext:value-type="float">
            <text:p>0.18875</text:p>
          </table:table-cell>
          <table:table-cell table:formula="of:=[$raw.O58]" office:value-type="float" office:value="0.335934" calcext:value-type="float">
            <text:p>0.335934</text:p>
          </table:table-cell>
          <table:table-cell table:formula="of:=[$raw.W58]" office:value-type="float" office:value="0.343144" calcext:value-type="float">
            <text:p>0.3431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$raw.C59]/[$raw.F59];2)" office:value-type="float" office:value="2.11" calcext:value-type="float">
            <text:p>2.11</text:p>
          </table:table-cell>
          <table:table-cell table:formula="of:=ROUND([$raw.D59]/[$raw.G59];2)" office:value-type="float" office:value="2.11" calcext:value-type="float">
            <text:p>2.11</text:p>
          </table:table-cell>
          <table:table-cell table:formula="of:=ROUND(([$raw.C59]+[$raw.D59])/([$raw.F59]+[$raw.G59]);2)" office:value-type="float" office:value="2.11" calcext:value-type="float">
            <text:p>2.11</text:p>
          </table:table-cell>
          <table:table-cell table:formula="of:=ROUND([$raw.B59]/[$raw.E59];2)" office:value-type="float" office:value="1.64" calcext:value-type="float">
            <text:p>1.64</text:p>
          </table:table-cell>
          <table:table-cell table:formula="of:=ROUND([$raw.C59]/[$raw.I59];2)" office:value-type="float" office:value="14.64" calcext:value-type="float">
            <text:p>14.64</text:p>
          </table:table-cell>
          <table:table-cell table:formula="of:=ROUND([$raw.D59]/[$raw.J59];2)" office:value-type="float" office:value="346.89" calcext:value-type="float">
            <text:p>346.89</text:p>
          </table:table-cell>
          <table:table-cell table:formula="of:=ROUND(([$raw.C59]+[$raw.D59])/([$raw.I59]+[$raw.J59]+[$raw.K59]);2)" office:value-type="float" office:value="3.35" calcext:value-type="float">
            <text:p>3.35</text:p>
          </table:table-cell>
          <table:table-cell table:formula="of:=ROUND([$raw.B59]/[$raw.H59];2)" office:value-type="float" office:value="2.73" calcext:value-type="float">
            <text:p>2.73</text:p>
          </table:table-cell>
          <table:table-cell table:formula="of:=ROUND([$raw.C59]/[$raw.M59];2)" office:value-type="float" office:value="171.17" calcext:value-type="float">
            <text:p>171.17</text:p>
          </table:table-cell>
          <table:table-cell table:formula="of:=ROUND([$raw.D59]/[$raw.N59];2)" office:value-type="float" office:value="10.05" calcext:value-type="float">
            <text:p>10.05</text:p>
          </table:table-cell>
          <table:table-cell table:formula="of:=ROUND(([$raw.C59]+[$raw.D59])/([$raw.M59]+[$raw.N59]+[$raw.O59]);2)" office:value-type="float" office:value="9.4" calcext:value-type="float">
            <text:p>9.4</text:p>
          </table:table-cell>
          <table:table-cell table:formula="of:=ROUND([$raw.B59]/[$raw.L59];2)" office:value-type="float" office:value="8.08" calcext:value-type="float">
            <text:p>8.08</text:p>
          </table:table-cell>
          <table:table-cell table:formula="of:=ROUND([$raw.C59]/[$raw.Q59];2)" office:value-type="float" office:value="654.9" calcext:value-type="float">
            <text:p>654.9</text:p>
          </table:table-cell>
          <table:table-cell table:formula="of:=ROUND([$raw.D59]/[$raw.R59];2)" office:value-type="float" office:value="494.67" calcext:value-type="float">
            <text:p>494.67</text:p>
          </table:table-cell>
          <table:table-cell table:formula="of:=ROUND(([$raw.C59]+[$raw.D59])/([$raw.Q59]+[$raw.R59]+[$raw.S59]);2)" office:value-type="float" office:value="21.68" calcext:value-type="float">
            <text:p>21.68</text:p>
          </table:table-cell>
          <table:table-cell table:formula="of:=ROUND([$raw.B59]/[$raw.P59];2)" office:value-type="float" office:value="13.09" calcext:value-type="float">
            <text:p>13.09</text:p>
          </table:table-cell>
          <table:table-cell table:formula="of:=ROUND([$raw.C59]/[$raw.U59];2)" office:value-type="float" office:value="167.16" calcext:value-type="float">
            <text:p>167.16</text:p>
          </table:table-cell>
          <table:table-cell table:formula="of:=ROUND([$raw.D59]/[$raw.V59];2)" office:value-type="float" office:value="6.86" calcext:value-type="float">
            <text:p>6.86</text:p>
          </table:table-cell>
          <table:table-cell table:formula="of:=ROUND(([$raw.C59]+[$raw.D59])/([$raw.U59]+[$raw.V59]+[$raw.W59]);2)" office:value-type="float" office:value="8.31" calcext:value-type="float">
            <text:p>8.31</text:p>
          </table:table-cell>
          <table:table-cell table:formula="of:=ROUND([$raw.B59]/[$raw.T59];2)" office:value-type="float" office:value="6.9" calcext:value-type="float">
            <text:p>6.9</text:p>
          </table:table-cell>
          <table:table-cell table:formula="of:=[$raw.K59]" office:value-type="float" office:value="1.132628" calcext:value-type="float">
            <text:p>1.132628</text:p>
          </table:table-cell>
          <table:table-cell table:formula="of:=[$raw.S59]" office:value-type="float" office:value="0.202344" calcext:value-type="float">
            <text:p>0.202344</text:p>
          </table:table-cell>
          <table:table-cell table:formula="of:=[$raw.O59]" office:value-type="float" office:value="0.338502" calcext:value-type="float">
            <text:p>0.338502</text:p>
          </table:table-cell>
          <table:table-cell table:formula="of:=[$raw.W59]" office:value-type="float" office:value="0.34306" calcext:value-type="float">
            <text:p>0.343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$raw.C60]/[$raw.F60];2)" office:value-type="float" office:value="2.64" calcext:value-type="float">
            <text:p>2.64</text:p>
          </table:table-cell>
          <table:table-cell table:formula="of:=ROUND([$raw.D60]/[$raw.G60];2)" office:value-type="float" office:value="2.63" calcext:value-type="float">
            <text:p>2.63</text:p>
          </table:table-cell>
          <table:table-cell table:formula="of:=ROUND(([$raw.C60]+[$raw.D60])/([$raw.F60]+[$raw.G60]);2)" office:value-type="float" office:value="2.64" calcext:value-type="float">
            <text:p>2.64</text:p>
          </table:table-cell>
          <table:table-cell table:formula="of:=ROUND([$raw.B60]/[$raw.E60];2)" office:value-type="float" office:value="2.1" calcext:value-type="float">
            <text:p>2.1</text:p>
          </table:table-cell>
          <table:table-cell table:formula="of:=ROUND([$raw.C60]/[$raw.I60];2)" office:value-type="float" office:value="16.37" calcext:value-type="float">
            <text:p>16.37</text:p>
          </table:table-cell>
          <table:table-cell table:formula="of:=ROUND([$raw.D60]/[$raw.J60];2)" office:value-type="float" office:value="336.66" calcext:value-type="float">
            <text:p>336.66</text:p>
          </table:table-cell>
          <table:table-cell table:formula="of:=ROUND(([$raw.C60]+[$raw.D60])/([$raw.I60]+[$raw.J60]+[$raw.K60]);2)" office:value-type="float" office:value="3.76" calcext:value-type="float">
            <text:p>3.76</text:p>
          </table:table-cell>
          <table:table-cell table:formula="of:=ROUND([$raw.B60]/[$raw.H60];2)" office:value-type="float" office:value="3.07" calcext:value-type="float">
            <text:p>3.07</text:p>
          </table:table-cell>
          <table:table-cell table:formula="of:=ROUND([$raw.C60]/[$raw.M60];2)" office:value-type="float" office:value="210.05" calcext:value-type="float">
            <text:p>210.05</text:p>
          </table:table-cell>
          <table:table-cell table:formula="of:=ROUND([$raw.D60]/[$raw.N60];2)" office:value-type="float" office:value="10.06" calcext:value-type="float">
            <text:p>10.06</text:p>
          </table:table-cell>
          <table:table-cell table:formula="of:=ROUND(([$raw.C60]+[$raw.D60])/([$raw.M60]+[$raw.N60]+[$raw.O60]);2)" office:value-type="float" office:value="10.74" calcext:value-type="float">
            <text:p>10.74</text:p>
          </table:table-cell>
          <table:table-cell table:formula="of:=ROUND([$raw.B60]/[$raw.L60];2)" office:value-type="float" office:value="9.25" calcext:value-type="float">
            <text:p>9.25</text:p>
          </table:table-cell>
          <table:table-cell table:formula="of:=ROUND([$raw.C60]/[$raw.Q60];2)" office:value-type="float" office:value="770.36" calcext:value-type="float">
            <text:p>770.36</text:p>
          </table:table-cell>
          <table:table-cell table:formula="of:=ROUND([$raw.D60]/[$raw.R60];2)" office:value-type="float" office:value="526.72" calcext:value-type="float">
            <text:p>526.72</text:p>
          </table:table-cell>
          <table:table-cell table:formula="of:=ROUND(([$raw.C60]+[$raw.D60])/([$raw.Q60]+[$raw.R60]+[$raw.S60]);2)" office:value-type="float" office:value="26.09" calcext:value-type="float">
            <text:p>26.09</text:p>
          </table:table-cell>
          <table:table-cell table:formula="of:=ROUND([$raw.B60]/[$raw.P60];2)" office:value-type="float" office:value="15.84" calcext:value-type="float">
            <text:p>15.84</text:p>
          </table:table-cell>
          <table:table-cell table:formula="of:=ROUND([$raw.C60]/[$raw.U60];2)" office:value-type="float" office:value="205.66" calcext:value-type="float">
            <text:p>205.66</text:p>
          </table:table-cell>
          <table:table-cell table:formula="of:=ROUND([$raw.D60]/[$raw.V60];2)" office:value-type="float" office:value="6.81" calcext:value-type="float">
            <text:p>6.81</text:p>
          </table:table-cell>
          <table:table-cell table:formula="of:=ROUND(([$raw.C60]+[$raw.D60])/([$raw.U60]+[$raw.V60]+[$raw.W60]);2)" office:value-type="float" office:value="9.3" calcext:value-type="float">
            <text:p>9.3</text:p>
          </table:table-cell>
          <table:table-cell table:formula="of:=ROUND([$raw.B60]/[$raw.T60];2)" office:value-type="float" office:value="7.69" calcext:value-type="float">
            <text:p>7.69</text:p>
          </table:table-cell>
          <table:table-cell table:formula="of:=[$raw.K60]" office:value-type="float" office:value="1.139956" calcext:value-type="float">
            <text:p>1.139956</text:p>
          </table:table-cell>
          <table:table-cell table:formula="of:=[$raw.S60]" office:value-type="float" office:value="0.192222" calcext:value-type="float">
            <text:p>0.192222</text:p>
          </table:table-cell>
          <table:table-cell table:formula="of:=[$raw.O60]" office:value-type="float" office:value="0.339883" calcext:value-type="float">
            <text:p>0.339883</text:p>
          </table:table-cell>
          <table:table-cell table:formula="of:=[$raw.W60]" office:value-type="float" office:value="0.354186" calcext:value-type="float">
            <text:p>0.3541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$raw.C61]/[$raw.F61];2)" office:value-type="float" office:value="2.21" calcext:value-type="float">
            <text:p>2.21</text:p>
          </table:table-cell>
          <table:table-cell table:formula="of:=ROUND([$raw.D61]/[$raw.G61];2)" office:value-type="float" office:value="2.26" calcext:value-type="float">
            <text:p>2.26</text:p>
          </table:table-cell>
          <table:table-cell table:formula="of:=ROUND(([$raw.C61]+[$raw.D61])/([$raw.F61]+[$raw.G61]);2)" office:value-type="float" office:value="2.22" calcext:value-type="float">
            <text:p>2.22</text:p>
          </table:table-cell>
          <table:table-cell table:formula="of:=ROUND([$raw.B61]/[$raw.E61];2)" office:value-type="float" office:value="1.78" calcext:value-type="float">
            <text:p>1.78</text:p>
          </table:table-cell>
          <table:table-cell table:formula="of:=ROUND([$raw.C61]/[$raw.I61];2)" office:value-type="float" office:value="13.62" calcext:value-type="float">
            <text:p>13.62</text:p>
          </table:table-cell>
          <table:table-cell table:formula="of:=ROUND([$raw.D61]/[$raw.J61];2)" office:value-type="float" office:value="332.43" calcext:value-type="float">
            <text:p>332.43</text:p>
          </table:table-cell>
          <table:table-cell table:formula="of:=ROUND(([$raw.C61]+[$raw.D61])/([$raw.I61]+[$raw.J61]+[$raw.K61]);2)" office:value-type="float" office:value="3.28" calcext:value-type="float">
            <text:p>3.28</text:p>
          </table:table-cell>
          <table:table-cell table:formula="of:=ROUND([$raw.B61]/[$raw.H61];2)" office:value-type="float" office:value="2.67" calcext:value-type="float">
            <text:p>2.67</text:p>
          </table:table-cell>
          <table:table-cell table:formula="of:=ROUND([$raw.C61]/[$raw.M61];2)" office:value-type="float" office:value="171.15" calcext:value-type="float">
            <text:p>171.15</text:p>
          </table:table-cell>
          <table:table-cell table:formula="of:=ROUND([$raw.D61]/[$raw.N61];2)" office:value-type="float" office:value="9.89" calcext:value-type="float">
            <text:p>9.89</text:p>
          </table:table-cell>
          <table:table-cell table:formula="of:=ROUND(([$raw.C61]+[$raw.D61])/([$raw.M61]+[$raw.N61]+[$raw.O61]);2)" office:value-type="float" office:value="9.38" calcext:value-type="float">
            <text:p>9.38</text:p>
          </table:table-cell>
          <table:table-cell table:formula="of:=ROUND([$raw.B61]/[$raw.L61];2)" office:value-type="float" office:value="8.06" calcext:value-type="float">
            <text:p>8.06</text:p>
          </table:table-cell>
          <table:table-cell table:formula="of:=ROUND([$raw.C61]/[$raw.Q61];2)" office:value-type="float" office:value="650.06" calcext:value-type="float">
            <text:p>650.06</text:p>
          </table:table-cell>
          <table:table-cell table:formula="of:=ROUND([$raw.D61]/[$raw.R61];2)" office:value-type="float" office:value="515.32" calcext:value-type="float">
            <text:p>515.32</text:p>
          </table:table-cell>
          <table:table-cell table:formula="of:=ROUND(([$raw.C61]+[$raw.D61])/([$raw.Q61]+[$raw.R61]+[$raw.S61]);2)" office:value-type="float" office:value="22.66" calcext:value-type="float">
            <text:p>22.66</text:p>
          </table:table-cell>
          <table:table-cell table:formula="of:=ROUND([$raw.B61]/[$raw.P61];2)" office:value-type="float" office:value="13.68" calcext:value-type="float">
            <text:p>13.68</text:p>
          </table:table-cell>
          <table:table-cell table:formula="of:=ROUND([$raw.C61]/[$raw.U61];2)" office:value-type="float" office:value="166.38" calcext:value-type="float">
            <text:p>166.38</text:p>
          </table:table-cell>
          <table:table-cell table:formula="of:=ROUND([$raw.D61]/[$raw.V61];2)" office:value-type="float" office:value="6.68" calcext:value-type="float">
            <text:p>6.68</text:p>
          </table:table-cell>
          <table:table-cell table:formula="of:=ROUND(([$raw.C61]+[$raw.D61])/([$raw.U61]+[$raw.V61]+[$raw.W61]);2)" office:value-type="float" office:value="7.92" calcext:value-type="float">
            <text:p>7.92</text:p>
          </table:table-cell>
          <table:table-cell table:formula="of:=ROUND([$raw.B61]/[$raw.T61];2)" office:value-type="float" office:value="6.62" calcext:value-type="float">
            <text:p>6.62</text:p>
          </table:table-cell>
          <table:table-cell table:formula="of:=[$raw.K61]" office:value-type="float" office:value="1.145467" calcext:value-type="float">
            <text:p>1.145467</text:p>
          </table:table-cell>
          <table:table-cell table:formula="of:=[$raw.S61]" office:value-type="float" office:value="0.19388" calcext:value-type="float">
            <text:p>0.19388</text:p>
          </table:table-cell>
          <table:table-cell table:formula="of:=[$raw.O61]" office:value-type="float" office:value="0.340244" calcext:value-type="float">
            <text:p>0.340244</text:p>
          </table:table-cell>
          <table:table-cell table:formula="of:=[$raw.W61]" office:value-type="float" office:value="0.368163" calcext:value-type="float">
            <text:p>0.3681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$raw.C62]/[$raw.F62];2)" office:value-type="float" office:value="2.31" calcext:value-type="float">
            <text:p>2.31</text:p>
          </table:table-cell>
          <table:table-cell table:formula="of:=ROUND([$raw.D62]/[$raw.G62];2)" office:value-type="float" office:value="2.47" calcext:value-type="float">
            <text:p>2.47</text:p>
          </table:table-cell>
          <table:table-cell table:formula="of:=ROUND(([$raw.C62]+[$raw.D62])/([$raw.F62]+[$raw.G62]);2)" office:value-type="float" office:value="2.35" calcext:value-type="float">
            <text:p>2.35</text:p>
          </table:table-cell>
          <table:table-cell table:formula="of:=ROUND([$raw.B62]/[$raw.E62];2)" office:value-type="float" office:value="1.9" calcext:value-type="float">
            <text:p>1.9</text:p>
          </table:table-cell>
          <table:table-cell table:formula="of:=ROUND([$raw.C62]/[$raw.I62];2)" office:value-type="float" office:value="14.26" calcext:value-type="float">
            <text:p>14.26</text:p>
          </table:table-cell>
          <table:table-cell table:formula="of:=ROUND([$raw.D62]/[$raw.J62];2)" office:value-type="float" office:value="298.39" calcext:value-type="float">
            <text:p>298.39</text:p>
          </table:table-cell>
          <table:table-cell table:formula="of:=ROUND(([$raw.C62]+[$raw.D62])/([$raw.I62]+[$raw.J62]+[$raw.K62]);2)" office:value-type="float" office:value="3.3" calcext:value-type="float">
            <text:p>3.3</text:p>
          </table:table-cell>
          <table:table-cell table:formula="of:=ROUND([$raw.B62]/[$raw.H62];2)" office:value-type="float" office:value="2.68" calcext:value-type="float">
            <text:p>2.68</text:p>
          </table:table-cell>
          <table:table-cell table:formula="of:=ROUND([$raw.C62]/[$raw.M62];2)" office:value-type="float" office:value="184.91" calcext:value-type="float">
            <text:p>184.91</text:p>
          </table:table-cell>
          <table:table-cell table:formula="of:=ROUND([$raw.D62]/[$raw.N62];2)" office:value-type="float" office:value="9.02" calcext:value-type="float">
            <text:p>9.02</text:p>
          </table:table-cell>
          <table:table-cell table:formula="of:=ROUND(([$raw.C62]+[$raw.D62])/([$raw.M62]+[$raw.N62]+[$raw.O62]);2)" office:value-type="float" office:value="9.48" calcext:value-type="float">
            <text:p>9.48</text:p>
          </table:table-cell>
          <table:table-cell table:formula="of:=ROUND([$raw.B62]/[$raw.L62];2)" office:value-type="float" office:value="8.14" calcext:value-type="float">
            <text:p>8.14</text:p>
          </table:table-cell>
          <table:table-cell table:formula="of:=ROUND([$raw.C62]/[$raw.Q62];2)" office:value-type="float" office:value="677.75" calcext:value-type="float">
            <text:p>677.75</text:p>
          </table:table-cell>
          <table:table-cell table:formula="of:=ROUND([$raw.D62]/[$raw.R62];2)" office:value-type="float" office:value="469.48" calcext:value-type="float">
            <text:p>469.48</text:p>
          </table:table-cell>
          <table:table-cell table:formula="of:=ROUND(([$raw.C62]+[$raw.D62])/([$raw.Q62]+[$raw.R62]+[$raw.S62]);2)" office:value-type="float" office:value="22.91" calcext:value-type="float">
            <text:p>22.91</text:p>
          </table:table-cell>
          <table:table-cell table:formula="of:=ROUND([$raw.B62]/[$raw.P62];2)" office:value-type="float" office:value="13.97" calcext:value-type="float">
            <text:p>13.97</text:p>
          </table:table-cell>
          <table:table-cell table:formula="of:=ROUND([$raw.C62]/[$raw.U62];2)" office:value-type="float" office:value="180.83" calcext:value-type="float">
            <text:p>180.83</text:p>
          </table:table-cell>
          <table:table-cell table:formula="of:=ROUND([$raw.D62]/[$raw.V62];2)" office:value-type="float" office:value="6.03" calcext:value-type="float">
            <text:p>6.03</text:p>
          </table:table-cell>
          <table:table-cell table:formula="of:=ROUND(([$raw.C62]+[$raw.D62])/([$raw.U62]+[$raw.V62]+[$raw.W62]);2)" office:value-type="float" office:value="7.85" calcext:value-type="float">
            <text:p>7.85</text:p>
          </table:table-cell>
          <table:table-cell table:formula="of:=ROUND([$raw.B62]/[$raw.T62];2)" office:value-type="float" office:value="6.45" calcext:value-type="float">
            <text:p>6.45</text:p>
          </table:table-cell>
          <table:table-cell table:formula="of:=[$raw.K62]" office:value-type="float" office:value="1.150128" calcext:value-type="float">
            <text:p>1.150128</text:p>
          </table:table-cell>
          <table:table-cell table:formula="of:=[$raw.S62]" office:value-type="float" office:value="0.193901" calcext:value-type="float">
            <text:p>0.193901</text:p>
          </table:table-cell>
          <table:table-cell table:formula="of:=[$raw.O62]" office:value-type="float" office:value="0.341074" calcext:value-type="float">
            <text:p>0.341074</text:p>
          </table:table-cell>
          <table:table-cell table:formula="of:=[$raw.W62]" office:value-type="float" office:value="0.379288" calcext:value-type="float">
            <text:p>0.3792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$raw.C63]/[$raw.F63];2)" office:value-type="float" office:value="1.96" calcext:value-type="float">
            <text:p>1.96</text:p>
          </table:table-cell>
          <table:table-cell table:formula="of:=ROUND([$raw.D63]/[$raw.G63];2)" office:value-type="float" office:value="3.02" calcext:value-type="float">
            <text:p>3.02</text:p>
          </table:table-cell>
          <table:table-cell table:formula="of:=ROUND(([$raw.C63]+[$raw.D63])/([$raw.F63]+[$raw.G63]);2)" office:value-type="float" office:value="2.22" calcext:value-type="float">
            <text:p>2.22</text:p>
          </table:table-cell>
          <table:table-cell table:formula="of:=ROUND([$raw.B63]/[$raw.E63];2)" office:value-type="float" office:value="1.71" calcext:value-type="float">
            <text:p>1.71</text:p>
          </table:table-cell>
          <table:table-cell table:formula="of:=ROUND([$raw.C63]/[$raw.I63];2)" office:value-type="float" office:value="12.22" calcext:value-type="float">
            <text:p>12.22</text:p>
          </table:table-cell>
          <table:table-cell table:formula="of:=ROUND([$raw.D63]/[$raw.J63];2)" office:value-type="float" office:value="384.97" calcext:value-type="float">
            <text:p>384.97</text:p>
          </table:table-cell>
          <table:table-cell table:formula="of:=ROUND(([$raw.C63]+[$raw.D63])/([$raw.I63]+[$raw.J63]+[$raw.K63]);2)" office:value-type="float" office:value="3.16" calcext:value-type="float">
            <text:p>3.16</text:p>
          </table:table-cell>
          <table:table-cell table:formula="of:=ROUND([$raw.B63]/[$raw.H63];2)" office:value-type="float" office:value="2.57" calcext:value-type="float">
            <text:p>2.57</text:p>
          </table:table-cell>
          <table:table-cell table:formula="of:=ROUND([$raw.C63]/[$raw.M63];2)" office:value-type="float" office:value="153.91" calcext:value-type="float">
            <text:p>153.91</text:p>
          </table:table-cell>
          <table:table-cell table:formula="of:=ROUND([$raw.D63]/[$raw.N63];2)" office:value-type="float" office:value="11.82" calcext:value-type="float">
            <text:p>11.82</text:p>
          </table:table-cell>
          <table:table-cell table:formula="of:=ROUND(([$raw.C63]+[$raw.D63])/([$raw.M63]+[$raw.N63]+[$raw.O63]);2)" office:value-type="float" office:value="9.13" calcext:value-type="float">
            <text:p>9.13</text:p>
          </table:table-cell>
          <table:table-cell table:formula="of:=ROUND([$raw.B63]/[$raw.L63];2)" office:value-type="float" office:value="7.86" calcext:value-type="float">
            <text:p>7.86</text:p>
          </table:table-cell>
          <table:table-cell table:formula="of:=ROUND([$raw.C63]/[$raw.Q63];2)" office:value-type="float" office:value="568.74" calcext:value-type="float">
            <text:p>568.74</text:p>
          </table:table-cell>
          <table:table-cell table:formula="of:=ROUND([$raw.D63]/[$raw.R63];2)" office:value-type="float" office:value="622" calcext:value-type="float">
            <text:p>622</text:p>
          </table:table-cell>
          <table:table-cell table:formula="of:=ROUND(([$raw.C63]+[$raw.D63])/([$raw.Q63]+[$raw.R63]+[$raw.S63]);2)" office:value-type="float" office:value="22.43" calcext:value-type="float">
            <text:p>22.43</text:p>
          </table:table-cell>
          <table:table-cell table:formula="of:=ROUND([$raw.B63]/[$raw.P63];2)" office:value-type="float" office:value="13.6" calcext:value-type="float">
            <text:p>13.6</text:p>
          </table:table-cell>
          <table:table-cell table:formula="of:=ROUND([$raw.C63]/[$raw.U63];2)" office:value-type="float" office:value="152.07" calcext:value-type="float">
            <text:p>152.07</text:p>
          </table:table-cell>
          <table:table-cell table:formula="of:=ROUND([$raw.D63]/[$raw.V63];2)" office:value-type="float" office:value="7.91" calcext:value-type="float">
            <text:p>7.91</text:p>
          </table:table-cell>
          <table:table-cell table:formula="of:=ROUND(([$raw.C63]+[$raw.D63])/([$raw.U63]+[$raw.V63]+[$raw.W63]);2)" office:value-type="float" office:value="7.94" calcext:value-type="float">
            <text:p>7.94</text:p>
          </table:table-cell>
          <table:table-cell table:formula="of:=ROUND([$raw.B63]/[$raw.T63];2)" office:value-type="float" office:value="6.54" calcext:value-type="float">
            <text:p>6.54</text:p>
          </table:table-cell>
          <table:table-cell table:formula="of:=[$raw.K63]" office:value-type="float" office:value="1.165391" calcext:value-type="float">
            <text:p>1.165391</text:p>
          </table:table-cell>
          <table:table-cell table:formula="of:=[$raw.S63]" office:value-type="float" office:value="0.191354" calcext:value-type="float">
            <text:p>0.191354</text:p>
          </table:table-cell>
          <table:table-cell table:formula="of:=[$raw.O63]" office:value-type="float" office:value="0.342333" calcext:value-type="float">
            <text:p>0.342333</text:p>
          </table:table-cell>
          <table:table-cell table:formula="of:=[$raw.W63]" office:value-type="float" office:value="0.352484" calcext:value-type="float">
            <text:p>0.3524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$raw.C64]/[$raw.F64];2)" office:value-type="float" office:value="2.36" calcext:value-type="float">
            <text:p>2.36</text:p>
          </table:table-cell>
          <table:table-cell table:formula="of:=ROUND([$raw.D64]/[$raw.G64];2)" office:value-type="float" office:value="2.41" calcext:value-type="float">
            <text:p>2.41</text:p>
          </table:table-cell>
          <table:table-cell table:formula="of:=ROUND(([$raw.C64]+[$raw.D64])/([$raw.F64]+[$raw.G64]);2)" office:value-type="float" office:value="2.38" calcext:value-type="float">
            <text:p>2.38</text:p>
          </table:table-cell>
          <table:table-cell table:formula="of:=ROUND([$raw.B64]/[$raw.E64];2)" office:value-type="float" office:value="1.82" calcext:value-type="float">
            <text:p>1.82</text:p>
          </table:table-cell>
          <table:table-cell table:formula="of:=ROUND([$raw.C64]/[$raw.I64];2)" office:value-type="float" office:value="14.53" calcext:value-type="float">
            <text:p>14.53</text:p>
          </table:table-cell>
          <table:table-cell table:formula="of:=ROUND([$raw.D64]/[$raw.J64];2)" office:value-type="float" office:value="326.33" calcext:value-type="float">
            <text:p>326.33</text:p>
          </table:table-cell>
          <table:table-cell table:formula="of:=ROUND(([$raw.C64]+[$raw.D64])/([$raw.I64]+[$raw.J64]+[$raw.K64]);2)" office:value-type="float" office:value="3.42" calcext:value-type="float">
            <text:p>3.42</text:p>
          </table:table-cell>
          <table:table-cell table:formula="of:=ROUND([$raw.B64]/[$raw.H64];2)" office:value-type="float" office:value="2.77" calcext:value-type="float">
            <text:p>2.77</text:p>
          </table:table-cell>
          <table:table-cell table:formula="of:=ROUND([$raw.C64]/[$raw.M64];2)" office:value-type="float" office:value="178.25" calcext:value-type="float">
            <text:p>178.25</text:p>
          </table:table-cell>
          <table:table-cell table:formula="of:=ROUND([$raw.D64]/[$raw.N64];2)" office:value-type="float" office:value="10.44" calcext:value-type="float">
            <text:p>10.44</text:p>
          </table:table-cell>
          <table:table-cell table:formula="of:=ROUND(([$raw.C64]+[$raw.D64])/([$raw.M64]+[$raw.N64]+[$raw.O64]);2)" office:value-type="float" office:value="9.93" calcext:value-type="float">
            <text:p>9.93</text:p>
          </table:table-cell>
          <table:table-cell table:formula="of:=ROUND([$raw.B64]/[$raw.L64];2)" office:value-type="float" office:value="8.56" calcext:value-type="float">
            <text:p>8.56</text:p>
          </table:table-cell>
          <table:table-cell table:formula="of:=ROUND([$raw.C64]/[$raw.Q64];2)" office:value-type="float" office:value="677.37" calcext:value-type="float">
            <text:p>677.37</text:p>
          </table:table-cell>
          <table:table-cell table:formula="of:=ROUND([$raw.D64]/[$raw.R64];2)" office:value-type="float" office:value="501.5" calcext:value-type="float">
            <text:p>501.5</text:p>
          </table:table-cell>
          <table:table-cell table:formula="of:=ROUND(([$raw.C64]+[$raw.D64])/([$raw.Q64]+[$raw.R64]+[$raw.S64]);2)" office:value-type="float" office:value="23.22" calcext:value-type="float">
            <text:p>23.22</text:p>
          </table:table-cell>
          <table:table-cell table:formula="of:=ROUND([$raw.B64]/[$raw.P64];2)" office:value-type="float" office:value="13.98" calcext:value-type="float">
            <text:p>13.98</text:p>
          </table:table-cell>
          <table:table-cell table:formula="of:=ROUND([$raw.C64]/[$raw.U64];2)" office:value-type="float" office:value="175.47" calcext:value-type="float">
            <text:p>175.47</text:p>
          </table:table-cell>
          <table:table-cell table:formula="of:=ROUND([$raw.D64]/[$raw.V64];2)" office:value-type="float" office:value="6.94" calcext:value-type="float">
            <text:p>6.94</text:p>
          </table:table-cell>
          <table:table-cell table:formula="of:=ROUND(([$raw.C64]+[$raw.D64])/([$raw.U64]+[$raw.V64]+[$raw.W64]);2)" office:value-type="float" office:value="8.52" calcext:value-type="float">
            <text:p>8.52</text:p>
          </table:table-cell>
          <table:table-cell table:formula="of:=ROUND([$raw.B64]/[$raw.T64];2)" office:value-type="float" office:value="7.15" calcext:value-type="float">
            <text:p>7.15</text:p>
          </table:table-cell>
          <table:table-cell table:formula="of:=[$raw.K64]" office:value-type="float" office:value="1.174582" calcext:value-type="float">
            <text:p>1.174582</text:p>
          </table:table-cell>
          <table:table-cell table:formula="of:=[$raw.S64]" office:value-type="float" office:value="0.201803" calcext:value-type="float">
            <text:p>0.201803</text:p>
          </table:table-cell>
          <table:table-cell table:formula="of:=[$raw.O64]" office:value-type="float" office:value="0.343273" calcext:value-type="float">
            <text:p>0.343273</text:p>
          </table:table-cell>
          <table:table-cell table:formula="of:=[$raw.W64]" office:value-type="float" office:value="0.359825" calcext:value-type="float">
            <text:p>0.3598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$raw.C65]/[$raw.F65];2)" office:value-type="float" office:value="1.99" calcext:value-type="float">
            <text:p>1.99</text:p>
          </table:table-cell>
          <table:table-cell table:formula="of:=ROUND([$raw.D65]/[$raw.G65];2)" office:value-type="float" office:value="1.8" calcext:value-type="float">
            <text:p>1.8</text:p>
          </table:table-cell>
          <table:table-cell table:formula="of:=ROUND(([$raw.C65]+[$raw.D65])/([$raw.F65]+[$raw.G65]);2)" office:value-type="float" office:value="1.94" calcext:value-type="float">
            <text:p>1.94</text:p>
          </table:table-cell>
          <table:table-cell table:formula="of:=ROUND([$raw.B65]/[$raw.E65];2)" office:value-type="float" office:value="1.46" calcext:value-type="float">
            <text:p>1.46</text:p>
          </table:table-cell>
          <table:table-cell table:formula="of:=ROUND([$raw.C65]/[$raw.I65];2)" office:value-type="float" office:value="11.72" calcext:value-type="float">
            <text:p>11.72</text:p>
          </table:table-cell>
          <table:table-cell table:formula="of:=ROUND([$raw.D65]/[$raw.J65];2)" office:value-type="float" office:value="261.95" calcext:value-type="float">
            <text:p>261.95</text:p>
          </table:table-cell>
          <table:table-cell table:formula="of:=ROUND(([$raw.C65]+[$raw.D65])/([$raw.I65]+[$raw.J65]+[$raw.K65]);2)" office:value-type="float" office:value="2.94" calcext:value-type="float">
            <text:p>2.94</text:p>
          </table:table-cell>
          <table:table-cell table:formula="of:=ROUND([$raw.B65]/[$raw.H65];2)" office:value-type="float" office:value="2.37" calcext:value-type="float">
            <text:p>2.37</text:p>
          </table:table-cell>
          <table:table-cell table:formula="of:=ROUND([$raw.C65]/[$raw.M65];2)" office:value-type="float" office:value="161.07" calcext:value-type="float">
            <text:p>161.07</text:p>
          </table:table-cell>
          <table:table-cell table:formula="of:=ROUND([$raw.D65]/[$raw.N65];2)" office:value-type="float" office:value="8.51" calcext:value-type="float">
            <text:p>8.51</text:p>
          </table:table-cell>
          <table:table-cell table:formula="of:=ROUND(([$raw.C65]+[$raw.D65])/([$raw.M65]+[$raw.N65]+[$raw.O65]);2)" office:value-type="float" office:value="8.75" calcext:value-type="float">
            <text:p>8.75</text:p>
          </table:table-cell>
          <table:table-cell table:formula="of:=ROUND([$raw.B65]/[$raw.L65];2)" office:value-type="float" office:value="7.51" calcext:value-type="float">
            <text:p>7.51</text:p>
          </table:table-cell>
          <table:table-cell table:formula="of:=ROUND([$raw.C65]/[$raw.Q65];2)" office:value-type="float" office:value="605.21" calcext:value-type="float">
            <text:p>605.21</text:p>
          </table:table-cell>
          <table:table-cell table:formula="of:=ROUND([$raw.D65]/[$raw.R65];2)" office:value-type="float" office:value="406.31" calcext:value-type="float">
            <text:p>406.31</text:p>
          </table:table-cell>
          <table:table-cell table:formula="of:=ROUND(([$raw.C65]+[$raw.D65])/([$raw.Q65]+[$raw.R65]+[$raw.S65]);2)" office:value-type="float" office:value="16.96" calcext:value-type="float">
            <text:p>16.96</text:p>
          </table:table-cell>
          <table:table-cell table:formula="of:=ROUND([$raw.B65]/[$raw.P65];2)" office:value-type="float" office:value="10.48" calcext:value-type="float">
            <text:p>10.48</text:p>
          </table:table-cell>
          <table:table-cell table:formula="of:=ROUND([$raw.C65]/[$raw.U65];2)" office:value-type="float" office:value="156.49" calcext:value-type="float">
            <text:p>156.49</text:p>
          </table:table-cell>
          <table:table-cell table:formula="of:=ROUND([$raw.D65]/[$raw.V65];2)" office:value-type="float" office:value="5.63" calcext:value-type="float">
            <text:p>5.63</text:p>
          </table:table-cell>
          <table:table-cell table:formula="of:=ROUND(([$raw.C65]+[$raw.D65])/([$raw.U65]+[$raw.V65]+[$raw.W65]);2)" office:value-type="float" office:value="7.53" calcext:value-type="float">
            <text:p>7.53</text:p>
          </table:table-cell>
          <table:table-cell table:formula="of:=ROUND([$raw.B65]/[$raw.T65];2)" office:value-type="float" office:value="6.28" calcext:value-type="float">
            <text:p>6.28</text:p>
          </table:table-cell>
          <table:table-cell table:formula="of:=[$raw.K65]" office:value-type="float" office:value="1.185637" calcext:value-type="float">
            <text:p>1.185637</text:p>
          </table:table-cell>
          <table:table-cell table:formula="of:=[$raw.S65]" office:value-type="float" office:value="0.246112" calcext:value-type="float">
            <text:p>0.246112</text:p>
          </table:table-cell>
          <table:table-cell table:formula="of:=[$raw.O65]" office:value-type="float" office:value="0.344563" calcext:value-type="float">
            <text:p>0.344563</text:p>
          </table:table-cell>
          <table:table-cell table:formula="of:=[$raw.W65]" office:value-type="float" office:value="0.357864" calcext:value-type="float">
            <text:p>0.3578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$raw.C66]/[$raw.F66];2)" office:value-type="float" office:value="1.96" calcext:value-type="float">
            <text:p>1.96</text:p>
          </table:table-cell>
          <table:table-cell table:formula="of:=ROUND([$raw.D66]/[$raw.G66];2)" office:value-type="float" office:value="2.35" calcext:value-type="float">
            <text:p>2.35</text:p>
          </table:table-cell>
          <table:table-cell table:formula="of:=ROUND(([$raw.C66]+[$raw.D66])/([$raw.F66]+[$raw.G66]);2)" office:value-type="float" office:value="2.06" calcext:value-type="float">
            <text:p>2.06</text:p>
          </table:table-cell>
          <table:table-cell table:formula="of:=ROUND([$raw.B66]/[$raw.E66];2)" office:value-type="float" office:value="1.61" calcext:value-type="float">
            <text:p>1.61</text:p>
          </table:table-cell>
          <table:table-cell table:formula="of:=ROUND([$raw.C66]/[$raw.I66];2)" office:value-type="float" office:value="10.99" calcext:value-type="float">
            <text:p>10.99</text:p>
          </table:table-cell>
          <table:table-cell table:formula="of:=ROUND([$raw.D66]/[$raw.J66];2)" office:value-type="float" office:value="266.8" calcext:value-type="float">
            <text:p>266.8</text:p>
          </table:table-cell>
          <table:table-cell table:formula="of:=ROUND(([$raw.C66]+[$raw.D66])/([$raw.I66]+[$raw.J66]+[$raw.K66]);2)" office:value-type="float" office:value="2.85" calcext:value-type="float">
            <text:p>2.85</text:p>
          </table:table-cell>
          <table:table-cell table:formula="of:=ROUND([$raw.B66]/[$raw.H66];2)" office:value-type="float" office:value="2.29" calcext:value-type="float">
            <text:p>2.29</text:p>
          </table:table-cell>
          <table:table-cell table:formula="of:=ROUND([$raw.C66]/[$raw.M66];2)" office:value-type="float" office:value="154.56" calcext:value-type="float">
            <text:p>154.56</text:p>
          </table:table-cell>
          <table:table-cell table:formula="of:=ROUND([$raw.D66]/[$raw.N66];2)" office:value-type="float" office:value="8.73" calcext:value-type="float">
            <text:p>8.73</text:p>
          </table:table-cell>
          <table:table-cell table:formula="of:=ROUND(([$raw.C66]+[$raw.D66])/([$raw.M66]+[$raw.N66]+[$raw.O66]);2)" office:value-type="float" office:value="8.48" calcext:value-type="float">
            <text:p>8.48</text:p>
          </table:table-cell>
          <table:table-cell table:formula="of:=ROUND([$raw.B66]/[$raw.L66];2)" office:value-type="float" office:value="7.27" calcext:value-type="float">
            <text:p>7.27</text:p>
          </table:table-cell>
          <table:table-cell table:formula="of:=ROUND([$raw.C66]/[$raw.Q66];2)" office:value-type="float" office:value="577.94" calcext:value-type="float">
            <text:p>577.94</text:p>
          </table:table-cell>
          <table:table-cell table:formula="of:=ROUND([$raw.D66]/[$raw.R66];2)" office:value-type="float" office:value="410.4" calcext:value-type="float">
            <text:p>410.4</text:p>
          </table:table-cell>
          <table:table-cell table:formula="of:=ROUND(([$raw.C66]+[$raw.D66])/([$raw.Q66]+[$raw.R66]+[$raw.S66]);2)" office:value-type="float" office:value="18.38" calcext:value-type="float">
            <text:p>18.38</text:p>
          </table:table-cell>
          <table:table-cell table:formula="of:=ROUND([$raw.B66]/[$raw.P66];2)" office:value-type="float" office:value="11.4" calcext:value-type="float">
            <text:p>11.4</text:p>
          </table:table-cell>
          <table:table-cell table:formula="of:=ROUND([$raw.C66]/[$raw.U66];2)" office:value-type="float" office:value="152.13" calcext:value-type="float">
            <text:p>152.13</text:p>
          </table:table-cell>
          <table:table-cell table:formula="of:=ROUND([$raw.D66]/[$raw.V66];2)" office:value-type="float" office:value="5.76" calcext:value-type="float">
            <text:p>5.76</text:p>
          </table:table-cell>
          <table:table-cell table:formula="of:=ROUND(([$raw.C66]+[$raw.D66])/([$raw.U66]+[$raw.V66]+[$raw.W66]);2)" office:value-type="float" office:value="7.16" calcext:value-type="float">
            <text:p>7.16</text:p>
          </table:table-cell>
          <table:table-cell table:formula="of:=ROUND([$raw.B66]/[$raw.T66];2)" office:value-type="float" office:value="5.97" calcext:value-type="float">
            <text:p>5.97</text:p>
          </table:table-cell>
          <table:table-cell table:formula="of:=[$raw.K66]" office:value-type="float" office:value="1.18283" calcext:value-type="float">
            <text:p>1.18283</text:p>
          </table:table-cell>
          <table:table-cell table:formula="of:=[$raw.S66]" office:value-type="float" office:value="0.2189" calcext:value-type="float">
            <text:p>0.2189</text:p>
          </table:table-cell>
          <table:table-cell table:formula="of:=[$raw.O66]" office:value-type="float" office:value="0.344563" calcext:value-type="float">
            <text:p>0.344563</text:p>
          </table:table-cell>
          <table:table-cell table:formula="of:=[$raw.W66]" office:value-type="float" office:value="0.3685" calcext:value-type="float">
            <text:p>0.36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$raw.C67]/[$raw.F67];2)" office:value-type="float" office:value="1.87" calcext:value-type="float">
            <text:p>1.87</text:p>
          </table:table-cell>
          <table:table-cell table:formula="of:=ROUND([$raw.D67]/[$raw.G67];2)" office:value-type="float" office:value="1.82" calcext:value-type="float">
            <text:p>1.82</text:p>
          </table:table-cell>
          <table:table-cell table:formula="of:=ROUND(([$raw.C67]+[$raw.D67])/([$raw.F67]+[$raw.G67]);2)" office:value-type="float" office:value="1.85" calcext:value-type="float">
            <text:p>1.85</text:p>
          </table:table-cell>
          <table:table-cell table:formula="of:=ROUND([$raw.B67]/[$raw.E67];2)" office:value-type="float" office:value="1.46" calcext:value-type="float">
            <text:p>1.46</text:p>
          </table:table-cell>
          <table:table-cell table:formula="of:=ROUND([$raw.C67]/[$raw.I67];2)" office:value-type="float" office:value="10.8" calcext:value-type="float">
            <text:p>10.8</text:p>
          </table:table-cell>
          <table:table-cell table:formula="of:=ROUND([$raw.D67]/[$raw.J67];2)" office:value-type="float" office:value="252.96" calcext:value-type="float">
            <text:p>252.96</text:p>
          </table:table-cell>
          <table:table-cell table:formula="of:=ROUND(([$raw.C67]+[$raw.D67])/([$raw.I67]+[$raw.J67]+[$raw.K67]);2)" office:value-type="float" office:value="2.73" calcext:value-type="float">
            <text:p>2.73</text:p>
          </table:table-cell>
          <table:table-cell table:formula="of:=ROUND([$raw.B67]/[$raw.H67];2)" office:value-type="float" office:value="2.19" calcext:value-type="float">
            <text:p>2.19</text:p>
          </table:table-cell>
          <table:table-cell table:formula="of:=ROUND([$raw.C67]/[$raw.M67];2)" office:value-type="float" office:value="152.36" calcext:value-type="float">
            <text:p>152.36</text:p>
          </table:table-cell>
          <table:table-cell table:formula="of:=ROUND([$raw.D67]/[$raw.N67];2)" office:value-type="float" office:value="8.49" calcext:value-type="float">
            <text:p>8.49</text:p>
          </table:table-cell>
          <table:table-cell table:formula="of:=ROUND(([$raw.C67]+[$raw.D67])/([$raw.M67]+[$raw.N67]+[$raw.O67]);2)" office:value-type="float" office:value="8.26" calcext:value-type="float">
            <text:p>8.26</text:p>
          </table:table-cell>
          <table:table-cell table:formula="of:=ROUND([$raw.B67]/[$raw.L67];2)" office:value-type="float" office:value="7.08" calcext:value-type="float">
            <text:p>7.08</text:p>
          </table:table-cell>
          <table:table-cell table:formula="of:=ROUND([$raw.C67]/[$raw.Q67];2)" office:value-type="float" office:value="565.93" calcext:value-type="float">
            <text:p>565.93</text:p>
          </table:table-cell>
          <table:table-cell table:formula="of:=ROUND([$raw.D67]/[$raw.R67];2)" office:value-type="float" office:value="421.5" calcext:value-type="float">
            <text:p>421.5</text:p>
          </table:table-cell>
          <table:table-cell table:formula="of:=ROUND(([$raw.C67]+[$raw.D67])/([$raw.Q67]+[$raw.R67]+[$raw.S67]);2)" office:value-type="float" office:value="19.45" calcext:value-type="float">
            <text:p>19.45</text:p>
          </table:table-cell>
          <table:table-cell table:formula="of:=ROUND([$raw.B67]/[$raw.P67];2)" office:value-type="float" office:value="11.82" calcext:value-type="float">
            <text:p>11.82</text:p>
          </table:table-cell>
          <table:table-cell table:formula="of:=ROUND([$raw.C67]/[$raw.U67];2)" office:value-type="float" office:value="149.57" calcext:value-type="float">
            <text:p>149.57</text:p>
          </table:table-cell>
          <table:table-cell table:formula="of:=ROUND([$raw.D67]/[$raw.V67];2)" office:value-type="float" office:value="5.55" calcext:value-type="float">
            <text:p>5.55</text:p>
          </table:table-cell>
          <table:table-cell table:formula="of:=ROUND(([$raw.C67]+[$raw.D67])/([$raw.U67]+[$raw.V67]+[$raw.W67]);2)" office:value-type="float" office:value="7.13" calcext:value-type="float">
            <text:p>7.13</text:p>
          </table:table-cell>
          <table:table-cell table:formula="of:=ROUND([$raw.B67]/[$raw.T67];2)" office:value-type="float" office:value="5.93" calcext:value-type="float">
            <text:p>5.93</text:p>
          </table:table-cell>
          <table:table-cell table:formula="of:=[$raw.K67]" office:value-type="float" office:value="1.211603" calcext:value-type="float">
            <text:p>1.211603</text:p>
          </table:table-cell>
          <table:table-cell table:formula="of:=[$raw.S67]" office:value-type="float" office:value="0.201929" calcext:value-type="float">
            <text:p>0.201929</text:p>
          </table:table-cell>
          <table:table-cell table:formula="of:=[$raw.O67]" office:value-type="float" office:value="0.346874" calcext:value-type="float">
            <text:p>0.346874</text:p>
          </table:table-cell>
          <table:table-cell table:formula="of:=[$raw.W67]" office:value-type="float" office:value="0.357383" calcext:value-type="float">
            <text:p>0.357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$raw.C68]/[$raw.F68];2)" office:value-type="float" office:value="2.07" calcext:value-type="float">
            <text:p>2.07</text:p>
          </table:table-cell>
          <table:table-cell table:formula="of:=ROUND([$raw.D68]/[$raw.G68];2)" office:value-type="float" office:value="2.21" calcext:value-type="float">
            <text:p>2.21</text:p>
          </table:table-cell>
          <table:table-cell table:formula="of:=ROUND(([$raw.C68]+[$raw.D68])/([$raw.F68]+[$raw.G68]);2)" office:value-type="float" office:value="2.1" calcext:value-type="float">
            <text:p>2.1</text:p>
          </table:table-cell>
          <table:table-cell table:formula="of:=ROUND([$raw.B68]/[$raw.E68];2)" office:value-type="float" office:value="1.66" calcext:value-type="float">
            <text:p>1.66</text:p>
          </table:table-cell>
          <table:table-cell table:formula="of:=ROUND([$raw.C68]/[$raw.I68];2)" office:value-type="float" office:value="10.99" calcext:value-type="float">
            <text:p>10.99</text:p>
          </table:table-cell>
          <table:table-cell table:formula="of:=ROUND([$raw.D68]/[$raw.J68];2)" office:value-type="float" office:value="242.29" calcext:value-type="float">
            <text:p>242.29</text:p>
          </table:table-cell>
          <table:table-cell table:formula="of:=ROUND(([$raw.C68]+[$raw.D68])/([$raw.I68]+[$raw.J68]+[$raw.K68]);2)" office:value-type="float" office:value="2.72" calcext:value-type="float">
            <text:p>2.72</text:p>
          </table:table-cell>
          <table:table-cell table:formula="of:=ROUND([$raw.B68]/[$raw.H68];2)" office:value-type="float" office:value="2.17" calcext:value-type="float">
            <text:p>2.17</text:p>
          </table:table-cell>
          <table:table-cell table:formula="of:=ROUND([$raw.C68]/[$raw.M68];2)" office:value-type="float" office:value="156.22" calcext:value-type="float">
            <text:p>156.22</text:p>
          </table:table-cell>
          <table:table-cell table:formula="of:=ROUND([$raw.D68]/[$raw.N68];2)" office:value-type="float" office:value="7.73" calcext:value-type="float">
            <text:p>7.73</text:p>
          </table:table-cell>
          <table:table-cell table:formula="of:=ROUND(([$raw.C68]+[$raw.D68])/([$raw.M68]+[$raw.N68]+[$raw.O68]);2)" office:value-type="float" office:value="8.03" calcext:value-type="float">
            <text:p>8.03</text:p>
          </table:table-cell>
          <table:table-cell table:formula="of:=ROUND([$raw.B68]/[$raw.L68];2)" office:value-type="float" office:value="6.92" calcext:value-type="float">
            <text:p>6.92</text:p>
          </table:table-cell>
          <table:table-cell table:formula="of:=ROUND([$raw.C68]/[$raw.Q68];2)" office:value-type="float" office:value="214.36" calcext:value-type="float">
            <text:p>214.36</text:p>
          </table:table-cell>
          <table:table-cell table:formula="of:=ROUND([$raw.D68]/[$raw.R68];2)" office:value-type="float" office:value="384.26" calcext:value-type="float">
            <text:p>384.26</text:p>
          </table:table-cell>
          <table:table-cell table:formula="of:=ROUND(([$raw.C68]+[$raw.D68])/([$raw.Q68]+[$raw.R68]+[$raw.S68]);2)" office:value-type="float" office:value="16.54" calcext:value-type="float">
            <text:p>16.54</text:p>
          </table:table-cell>
          <table:table-cell table:formula="of:=ROUND([$raw.B68]/[$raw.P68];2)" office:value-type="float" office:value="10.76" calcext:value-type="float">
            <text:p>10.76</text:p>
          </table:table-cell>
          <table:table-cell table:formula="of:=ROUND([$raw.C68]/[$raw.U68];2)" office:value-type="float" office:value="153.31" calcext:value-type="float">
            <text:p>153.31</text:p>
          </table:table-cell>
          <table:table-cell table:formula="of:=ROUND([$raw.D68]/[$raw.V68];2)" office:value-type="float" office:value="5.43" calcext:value-type="float">
            <text:p>5.43</text:p>
          </table:table-cell>
          <table:table-cell table:formula="of:=ROUND(([$raw.C68]+[$raw.D68])/([$raw.U68]+[$raw.V68]+[$raw.W68]);2)" office:value-type="float" office:value="7.19" calcext:value-type="float">
            <text:p>7.19</text:p>
          </table:table-cell>
          <table:table-cell table:formula="of:=ROUND([$raw.B68]/[$raw.T68];2)" office:value-type="float" office:value="5.98" calcext:value-type="float">
            <text:p>5.98</text:p>
          </table:table-cell>
          <table:table-cell table:formula="of:=[$raw.K68]" office:value-type="float" office:value="1.23066" calcext:value-type="float">
            <text:p>1.23066</text:p>
          </table:table-cell>
          <table:table-cell table:formula="of:=[$raw.S68]" office:value-type="float" office:value="0.231913" calcext:value-type="float">
            <text:p>0.231913</text:p>
          </table:table-cell>
          <table:table-cell table:formula="of:=[$raw.O68]" office:value-type="float" office:value="0.355473" calcext:value-type="float">
            <text:p>0.355473</text:p>
          </table:table-cell>
          <table:table-cell table:formula="of:=[$raw.W68]" office:value-type="float" office:value="0.356815" calcext:value-type="float">
            <text:p>0.3568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$raw.C69]/[$raw.F69];2)" office:value-type="float" office:value="2.23" calcext:value-type="float">
            <text:p>2.23</text:p>
          </table:table-cell>
          <table:table-cell table:formula="of:=ROUND([$raw.D69]/[$raw.G69];2)" office:value-type="float" office:value="2.37" calcext:value-type="float">
            <text:p>2.37</text:p>
          </table:table-cell>
          <table:table-cell table:formula="of:=ROUND(([$raw.C69]+[$raw.D69])/([$raw.F69]+[$raw.G69]);2)" office:value-type="float" office:value="2.26" calcext:value-type="float">
            <text:p>2.26</text:p>
          </table:table-cell>
          <table:table-cell table:formula="of:=ROUND([$raw.B69]/[$raw.E69];2)" office:value-type="float" office:value="1.79" calcext:value-type="float">
            <text:p>1.79</text:p>
          </table:table-cell>
          <table:table-cell table:formula="of:=ROUND([$raw.C69]/[$raw.I69];2)" office:value-type="float" office:value="10.55" calcext:value-type="float">
            <text:p>10.55</text:p>
          </table:table-cell>
          <table:table-cell table:formula="of:=ROUND([$raw.D69]/[$raw.J69];2)" office:value-type="float" office:value="270.42" calcext:value-type="float">
            <text:p>270.42</text:p>
          </table:table-cell>
          <table:table-cell table:formula="of:=ROUND(([$raw.C69]+[$raw.D69])/([$raw.I69]+[$raw.J69]+[$raw.K69]);2)" office:value-type="float" office:value="2.89" calcext:value-type="float">
            <text:p>2.89</text:p>
          </table:table-cell>
          <table:table-cell table:formula="of:=ROUND([$raw.B69]/[$raw.H69];2)" office:value-type="float" office:value="2.31" calcext:value-type="float">
            <text:p>2.31</text:p>
          </table:table-cell>
          <table:table-cell table:formula="of:=ROUND([$raw.C69]/[$raw.M69];2)" office:value-type="float" office:value="164.22" calcext:value-type="float">
            <text:p>164.22</text:p>
          </table:table-cell>
          <table:table-cell table:formula="of:=ROUND([$raw.D69]/[$raw.N69];2)" office:value-type="float" office:value="8.7" calcext:value-type="float">
            <text:p>8.7</text:p>
          </table:table-cell>
          <table:table-cell table:formula="of:=ROUND(([$raw.C69]+[$raw.D69])/([$raw.M69]+[$raw.N69]+[$raw.O69]);2)" office:value-type="float" office:value="8.7" calcext:value-type="float">
            <text:p>8.7</text:p>
          </table:table-cell>
          <table:table-cell table:formula="of:=ROUND([$raw.B69]/[$raw.L69];2)" office:value-type="float" office:value="7.5" calcext:value-type="float">
            <text:p>7.5</text:p>
          </table:table-cell>
          <table:table-cell table:formula="of:=ROUND([$raw.C69]/[$raw.Q69];2)" office:value-type="float" office:value="625.64" calcext:value-type="float">
            <text:p>625.64</text:p>
          </table:table-cell>
          <table:table-cell table:formula="of:=ROUND([$raw.D69]/[$raw.R69];2)" office:value-type="float" office:value="428.18" calcext:value-type="float">
            <text:p>428.18</text:p>
          </table:table-cell>
          <table:table-cell table:formula="of:=ROUND(([$raw.C69]+[$raw.D69])/([$raw.Q69]+[$raw.R69]+[$raw.S69]);2)" office:value-type="float" office:value="18.27" calcext:value-type="float">
            <text:p>18.27</text:p>
          </table:table-cell>
          <table:table-cell table:formula="of:=ROUND([$raw.B69]/[$raw.P69];2)" office:value-type="float" office:value="11.39" calcext:value-type="float">
            <text:p>11.39</text:p>
          </table:table-cell>
          <table:table-cell table:formula="of:=ROUND([$raw.C69]/[$raw.U69];2)" office:value-type="float" office:value="160.57" calcext:value-type="float">
            <text:p>160.57</text:p>
          </table:table-cell>
          <table:table-cell table:formula="of:=ROUND([$raw.D69]/[$raw.V69];2)" office:value-type="float" office:value="6.08" calcext:value-type="float">
            <text:p>6.08</text:p>
          </table:table-cell>
          <table:table-cell table:formula="of:=ROUND(([$raw.C69]+[$raw.D69])/([$raw.U69]+[$raw.V69]+[$raw.W69]);2)" office:value-type="float" office:value="7.71" calcext:value-type="float">
            <text:p>7.71</text:p>
          </table:table-cell>
          <table:table-cell table:formula="of:=ROUND([$raw.B69]/[$raw.T69];2)" office:value-type="float" office:value="6.43" calcext:value-type="float">
            <text:p>6.43</text:p>
          </table:table-cell>
          <table:table-cell table:formula="of:=[$raw.K69]" office:value-type="float" office:value="1.236027" calcext:value-type="float">
            <text:p>1.236027</text:p>
          </table:table-cell>
          <table:table-cell table:formula="of:=[$raw.S69]" office:value-type="float" office:value="0.237769" calcext:value-type="float">
            <text:p>0.237769</text:p>
          </table:table-cell>
          <table:table-cell table:formula="of:=[$raw.O69]" office:value-type="float" office:value="0.358391" calcext:value-type="float">
            <text:p>0.358391</text:p>
          </table:table-cell>
          <table:table-cell table:formula="of:=[$raw.W69]" office:value-type="float" office:value="0.364512" calcext:value-type="float">
            <text:p>0.3645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$raw.C70]/[$raw.F70];2)" office:value-type="float" office:value="2.09" calcext:value-type="float">
            <text:p>2.09</text:p>
          </table:table-cell>
          <table:table-cell table:formula="of:=ROUND([$raw.D70]/[$raw.G70];2)" office:value-type="float" office:value="1.94" calcext:value-type="float">
            <text:p>1.94</text:p>
          </table:table-cell>
          <table:table-cell table:formula="of:=ROUND(([$raw.C70]+[$raw.D70])/([$raw.F70]+[$raw.G70]);2)" office:value-type="float" office:value="2.05" calcext:value-type="float">
            <text:p>2.05</text:p>
          </table:table-cell>
          <table:table-cell table:formula="of:=ROUND([$raw.B70]/[$raw.E70];2)" office:value-type="float" office:value="1.66" calcext:value-type="float">
            <text:p>1.66</text:p>
          </table:table-cell>
          <table:table-cell table:formula="of:=ROUND([$raw.C70]/[$raw.I70];2)" office:value-type="float" office:value="10.29" calcext:value-type="float">
            <text:p>10.29</text:p>
          </table:table-cell>
          <table:table-cell table:formula="of:=ROUND([$raw.D70]/[$raw.J70];2)" office:value-type="float" office:value="228.01" calcext:value-type="float">
            <text:p>228.01</text:p>
          </table:table-cell>
          <table:table-cell table:formula="of:=ROUND(([$raw.C70]+[$raw.D70])/([$raw.I70]+[$raw.J70]+[$raw.K70]);2)" office:value-type="float" office:value="2.73" calcext:value-type="float">
            <text:p>2.73</text:p>
          </table:table-cell>
          <table:table-cell table:formula="of:=ROUND([$raw.B70]/[$raw.H70];2)" office:value-type="float" office:value="2.16" calcext:value-type="float">
            <text:p>2.16</text:p>
          </table:table-cell>
          <table:table-cell table:formula="of:=ROUND([$raw.C70]/[$raw.M70];2)" office:value-type="float" office:value="164.14" calcext:value-type="float">
            <text:p>164.14</text:p>
          </table:table-cell>
          <table:table-cell table:formula="of:=ROUND([$raw.D70]/[$raw.N70];2)" office:value-type="float" office:value="7.5" calcext:value-type="float">
            <text:p>7.5</text:p>
          </table:table-cell>
          <table:table-cell table:formula="of:=ROUND(([$raw.C70]+[$raw.D70])/([$raw.M70]+[$raw.N70]+[$raw.O70]);2)" office:value-type="float" office:value="8.26" calcext:value-type="float">
            <text:p>8.26</text:p>
          </table:table-cell>
          <table:table-cell table:formula="of:=ROUND([$raw.B70]/[$raw.L70];2)" office:value-type="float" office:value="7.1" calcext:value-type="float">
            <text:p>7.1</text:p>
          </table:table-cell>
          <table:table-cell table:formula="of:=ROUND([$raw.C70]/[$raw.Q70];2)" office:value-type="float" office:value="604.87" calcext:value-type="float">
            <text:p>604.87</text:p>
          </table:table-cell>
          <table:table-cell table:formula="of:=ROUND([$raw.D70]/[$raw.R70];2)" office:value-type="float" office:value="399.78" calcext:value-type="float">
            <text:p>399.78</text:p>
          </table:table-cell>
          <table:table-cell table:formula="of:=ROUND(([$raw.C70]+[$raw.D70])/([$raw.Q70]+[$raw.R70]+[$raw.S70]);2)" office:value-type="float" office:value="18.28" calcext:value-type="float">
            <text:p>18.28</text:p>
          </table:table-cell>
          <table:table-cell table:formula="of:=ROUND([$raw.B70]/[$raw.P70];2)" office:value-type="float" office:value="11.29" calcext:value-type="float">
            <text:p>11.29</text:p>
          </table:table-cell>
          <table:table-cell table:formula="of:=ROUND([$raw.C70]/[$raw.U70];2)" office:value-type="float" office:value="160.74" calcext:value-type="float">
            <text:p>160.74</text:p>
          </table:table-cell>
          <table:table-cell table:formula="of:=ROUND([$raw.D70]/[$raw.V70];2)" office:value-type="float" office:value="5.19" calcext:value-type="float">
            <text:p>5.19</text:p>
          </table:table-cell>
          <table:table-cell table:formula="of:=ROUND(([$raw.C70]+[$raw.D70])/([$raw.U70]+[$raw.V70]+[$raw.W70]);2)" office:value-type="float" office:value="7.15" calcext:value-type="float">
            <text:p>7.15</text:p>
          </table:table-cell>
          <table:table-cell table:formula="of:=ROUND([$raw.B70]/[$raw.T70];2)" office:value-type="float" office:value="5.91" calcext:value-type="float">
            <text:p>5.91</text:p>
          </table:table-cell>
          <table:table-cell table:formula="of:=[$raw.K70]" office:value-type="float" office:value="1.240997" calcext:value-type="float">
            <text:p>1.240997</text:p>
          </table:table-cell>
          <table:table-cell table:formula="of:=[$raw.S70]" office:value-type="float" office:value="0.224898" calcext:value-type="float">
            <text:p>0.224898</text:p>
          </table:table-cell>
          <table:table-cell table:formula="of:=[$raw.O70]" office:value-type="float" office:value="0.357441" calcext:value-type="float">
            <text:p>0.357441</text:p>
          </table:table-cell>
          <table:table-cell table:formula="of:=[$raw.W70]" office:value-type="float" office:value="0.376214" calcext:value-type="float">
            <text:p>0.3762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$raw.C71]/[$raw.F71];2)" office:value-type="float" office:value="2.52" calcext:value-type="float">
            <text:p>2.52</text:p>
          </table:table-cell>
          <table:table-cell table:formula="of:=ROUND([$raw.D71]/[$raw.G71];2)" office:value-type="float" office:value="2.2" calcext:value-type="float">
            <text:p>2.2</text:p>
          </table:table-cell>
          <table:table-cell table:formula="of:=ROUND(([$raw.C71]+[$raw.D71])/([$raw.F71]+[$raw.G71]);2)" office:value-type="float" office:value="2.44" calcext:value-type="float">
            <text:p>2.44</text:p>
          </table:table-cell>
          <table:table-cell table:formula="of:=ROUND([$raw.B71]/[$raw.E71];2)" office:value-type="float" office:value="1.87" calcext:value-type="float">
            <text:p>1.87</text:p>
          </table:table-cell>
          <table:table-cell table:formula="of:=ROUND([$raw.C71]/[$raw.I71];2)" office:value-type="float" office:value="11.29" calcext:value-type="float">
            <text:p>11.29</text:p>
          </table:table-cell>
          <table:table-cell table:formula="of:=ROUND([$raw.D71]/[$raw.J71];2)" office:value-type="float" office:value="257.97" calcext:value-type="float">
            <text:p>257.97</text:p>
          </table:table-cell>
          <table:table-cell table:formula="of:=ROUND(([$raw.C71]+[$raw.D71])/([$raw.I71]+[$raw.J71]+[$raw.K71]);2)" office:value-type="float" office:value="3.09" calcext:value-type="float">
            <text:p>3.09</text:p>
          </table:table-cell>
          <table:table-cell table:formula="of:=ROUND([$raw.B71]/[$raw.H71];2)" office:value-type="float" office:value="2.43" calcext:value-type="float">
            <text:p>2.43</text:p>
          </table:table-cell>
          <table:table-cell table:formula="of:=ROUND([$raw.C71]/[$raw.M71];2)" office:value-type="float" office:value="186.43" calcext:value-type="float">
            <text:p>186.43</text:p>
          </table:table-cell>
          <table:table-cell table:formula="of:=ROUND([$raw.D71]/[$raw.N71];2)" office:value-type="float" office:value="8.9" calcext:value-type="float">
            <text:p>8.9</text:p>
          </table:table-cell>
          <table:table-cell table:formula="of:=ROUND(([$raw.C71]+[$raw.D71])/([$raw.M71]+[$raw.N71]+[$raw.O71]);2)" office:value-type="float" office:value="9.51" calcext:value-type="float">
            <text:p>9.51</text:p>
          </table:table-cell>
          <table:table-cell table:formula="of:=ROUND([$raw.B71]/[$raw.L71];2)" office:value-type="float" office:value="8.17" calcext:value-type="float">
            <text:p>8.17</text:p>
          </table:table-cell>
          <table:table-cell table:formula="of:=ROUND([$raw.C71]/[$raw.Q71];2)" office:value-type="float" office:value="691.99" calcext:value-type="float">
            <text:p>691.99</text:p>
          </table:table-cell>
          <table:table-cell table:formula="of:=ROUND([$raw.D71]/[$raw.R71];2)" office:value-type="float" office:value="488.82" calcext:value-type="float">
            <text:p>488.82</text:p>
          </table:table-cell>
          <table:table-cell table:formula="of:=ROUND(([$raw.C71]+[$raw.D71])/([$raw.Q71]+[$raw.R71]+[$raw.S71]);2)" office:value-type="float" office:value="22.87" calcext:value-type="float">
            <text:p>22.87</text:p>
          </table:table-cell>
          <table:table-cell table:formula="of:=ROUND([$raw.B71]/[$raw.P71];2)" office:value-type="float" office:value="14" calcext:value-type="float">
            <text:p>14</text:p>
          </table:table-cell>
          <table:table-cell table:formula="of:=ROUND([$raw.C71]/[$raw.U71];2)" office:value-type="float" office:value="184.32" calcext:value-type="float">
            <text:p>184.32</text:p>
          </table:table-cell>
          <table:table-cell table:formula="of:=ROUND([$raw.D71]/[$raw.V71];2)" office:value-type="float" office:value="6.09" calcext:value-type="float">
            <text:p>6.09</text:p>
          </table:table-cell>
          <table:table-cell table:formula="of:=ROUND(([$raw.C71]+[$raw.D71])/([$raw.U71]+[$raw.V71]+[$raw.W71]);2)" office:value-type="float" office:value="7.78" calcext:value-type="float">
            <text:p>7.78</text:p>
          </table:table-cell>
          <table:table-cell table:formula="of:=ROUND([$raw.B71]/[$raw.T71];2)" office:value-type="float" office:value="6.46" calcext:value-type="float">
            <text:p>6.46</text:p>
          </table:table-cell>
          <table:table-cell table:formula="of:=[$raw.K71]" office:value-type="float" office:value="1.267091" calcext:value-type="float">
            <text:p>1.267091</text:p>
          </table:table-cell>
          <table:table-cell table:formula="of:=[$raw.S71]" office:value-type="float" office:value="0.208342" calcext:value-type="float">
            <text:p>0.208342</text:p>
          </table:table-cell>
          <table:table-cell table:formula="of:=[$raw.O71]" office:value-type="float" office:value="0.362843" calcext:value-type="float">
            <text:p>0.362843</text:p>
          </table:table-cell>
          <table:table-cell table:formula="of:=[$raw.W71]" office:value-type="float" office:value="0.414801" calcext:value-type="float">
            <text:p>0.4148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$raw.C72]/[$raw.F72];2)" office:value-type="float" office:value="1.97" calcext:value-type="float">
            <text:p>1.97</text:p>
          </table:table-cell>
          <table:table-cell table:formula="of:=ROUND([$raw.D72]/[$raw.G72];2)" office:value-type="float" office:value="2.27" calcext:value-type="float">
            <text:p>2.27</text:p>
          </table:table-cell>
          <table:table-cell table:formula="of:=ROUND(([$raw.C72]+[$raw.D72])/([$raw.F72]+[$raw.G72]);2)" office:value-type="float" office:value="2.04" calcext:value-type="float">
            <text:p>2.04</text:p>
          </table:table-cell>
          <table:table-cell table:formula="of:=ROUND([$raw.B72]/[$raw.E72];2)" office:value-type="float" office:value="1.6" calcext:value-type="float">
            <text:p>1.6</text:p>
          </table:table-cell>
          <table:table-cell table:formula="of:=ROUND([$raw.C72]/[$raw.I72];2)" office:value-type="float" office:value="8.72" calcext:value-type="float">
            <text:p>8.72</text:p>
          </table:table-cell>
          <table:table-cell table:formula="of:=ROUND([$raw.D72]/[$raw.J72];2)" office:value-type="float" office:value="220.28" calcext:value-type="float">
            <text:p>220.28</text:p>
          </table:table-cell>
          <table:table-cell table:formula="of:=ROUND(([$raw.C72]+[$raw.D72])/([$raw.I72]+[$raw.J72]+[$raw.K72]);2)" office:value-type="float" office:value="2.51" calcext:value-type="float">
            <text:p>2.51</text:p>
          </table:table-cell>
          <table:table-cell table:formula="of:=ROUND([$raw.B72]/[$raw.H72];2)" office:value-type="float" office:value="1.96" calcext:value-type="float">
            <text:p>1.96</text:p>
          </table:table-cell>
          <table:table-cell table:formula="of:=ROUND([$raw.C72]/[$raw.M72];2)" office:value-type="float" office:value="151.17" calcext:value-type="float">
            <text:p>151.17</text:p>
          </table:table-cell>
          <table:table-cell table:formula="of:=ROUND([$raw.D72]/[$raw.N72];2)" office:value-type="float" office:value="7.83" calcext:value-type="float">
            <text:p>7.83</text:p>
          </table:table-cell>
          <table:table-cell table:formula="of:=ROUND(([$raw.C72]+[$raw.D72])/([$raw.M72]+[$raw.N72]+[$raw.O72]);2)" office:value-type="float" office:value="7.84" calcext:value-type="float">
            <text:p>7.84</text:p>
          </table:table-cell>
          <table:table-cell table:formula="of:=ROUND([$raw.B72]/[$raw.L72];2)" office:value-type="float" office:value="6.75" calcext:value-type="float">
            <text:p>6.75</text:p>
          </table:table-cell>
          <table:table-cell table:formula="of:=ROUND([$raw.C72]/[$raw.Q72];2)" office:value-type="float" office:value="565.08" calcext:value-type="float">
            <text:p>565.08</text:p>
          </table:table-cell>
          <table:table-cell table:formula="of:=ROUND([$raw.D72]/[$raw.R72];2)" office:value-type="float" office:value="432.97" calcext:value-type="float">
            <text:p>432.97</text:p>
          </table:table-cell>
          <table:table-cell table:formula="of:=ROUND(([$raw.C72]+[$raw.D72])/([$raw.Q72]+[$raw.R72]+[$raw.S72]);2)" office:value-type="float" office:value="19.36" calcext:value-type="float">
            <text:p>19.36</text:p>
          </table:table-cell>
          <table:table-cell table:formula="of:=ROUND([$raw.B72]/[$raw.P72];2)" office:value-type="float" office:value="11.77" calcext:value-type="float">
            <text:p>11.77</text:p>
          </table:table-cell>
          <table:table-cell table:formula="of:=ROUND([$raw.C72]/[$raw.U72];2)" office:value-type="float" office:value="149.43" calcext:value-type="float">
            <text:p>149.43</text:p>
          </table:table-cell>
          <table:table-cell table:formula="of:=ROUND([$raw.D72]/[$raw.V72];2)" office:value-type="float" office:value="5.37" calcext:value-type="float">
            <text:p>5.37</text:p>
          </table:table-cell>
          <table:table-cell table:formula="of:=ROUND(([$raw.C72]+[$raw.D72])/([$raw.U72]+[$raw.V72]+[$raw.W72]);2)" office:value-type="float" office:value="6.47" calcext:value-type="float">
            <text:p>6.47</text:p>
          </table:table-cell>
          <table:table-cell table:formula="of:=ROUND([$raw.B72]/[$raw.T72];2)" office:value-type="float" office:value="5.44" calcext:value-type="float">
            <text:p>5.44</text:p>
          </table:table-cell>
          <table:table-cell table:formula="of:=[$raw.K72]" office:value-type="float" office:value="1.281764" calcext:value-type="float">
            <text:p>1.281764</text:p>
          </table:table-cell>
          <table:table-cell table:formula="of:=[$raw.S72]" office:value-type="float" office:value="0.203346" calcext:value-type="float">
            <text:p>0.203346</text:p>
          </table:table-cell>
          <table:table-cell table:formula="of:=[$raw.O72]" office:value-type="float" office:value="0.363389" calcext:value-type="float">
            <text:p>0.363389</text:p>
          </table:table-cell>
          <table:table-cell table:formula="of:=[$raw.W72]" office:value-type="float" office:value="0.410112" calcext:value-type="float">
            <text:p>0.4101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$raw.C73]/[$raw.F73];2)" office:value-type="float" office:value="1.98" calcext:value-type="float">
            <text:p>1.98</text:p>
          </table:table-cell>
          <table:table-cell table:formula="of:=ROUND([$raw.D73]/[$raw.G73];2)" office:value-type="float" office:value="2.29" calcext:value-type="float">
            <text:p>2.29</text:p>
          </table:table-cell>
          <table:table-cell table:formula="of:=ROUND(([$raw.C73]+[$raw.D73])/([$raw.F73]+[$raw.G73]);2)" office:value-type="float" office:value="2.05" calcext:value-type="float">
            <text:p>2.05</text:p>
          </table:table-cell>
          <table:table-cell table:formula="of:=ROUND([$raw.B73]/[$raw.E73];2)" office:value-type="float" office:value="1.69" calcext:value-type="float">
            <text:p>1.69</text:p>
          </table:table-cell>
          <table:table-cell table:formula="of:=ROUND([$raw.C73]/[$raw.I73];2)" office:value-type="float" office:value="8.51" calcext:value-type="float">
            <text:p>8.51</text:p>
          </table:table-cell>
          <table:table-cell table:formula="of:=ROUND([$raw.D73]/[$raw.J73];2)" office:value-type="float" office:value="207.29" calcext:value-type="float">
            <text:p>207.29</text:p>
          </table:table-cell>
          <table:table-cell table:formula="of:=ROUND(([$raw.C73]+[$raw.D73])/([$raw.I73]+[$raw.J73]+[$raw.K73]);2)" office:value-type="float" office:value="2.44" calcext:value-type="float">
            <text:p>2.44</text:p>
          </table:table-cell>
          <table:table-cell table:formula="of:=ROUND([$raw.B73]/[$raw.H73];2)" office:value-type="float" office:value="1.91" calcext:value-type="float">
            <text:p>1.91</text:p>
          </table:table-cell>
          <table:table-cell table:formula="of:=ROUND([$raw.C73]/[$raw.M73];2)" office:value-type="float" office:value="147.24" calcext:value-type="float">
            <text:p>147.24</text:p>
          </table:table-cell>
          <table:table-cell table:formula="of:=ROUND([$raw.D73]/[$raw.N73];2)" office:value-type="float" office:value="7.69" calcext:value-type="float">
            <text:p>7.69</text:p>
          </table:table-cell>
          <table:table-cell table:formula="of:=ROUND(([$raw.C73]+[$raw.D73])/([$raw.M73]+[$raw.N73]+[$raw.O73]);2)" office:value-type="float" office:value="7.71" calcext:value-type="float">
            <text:p>7.71</text:p>
          </table:table-cell>
          <table:table-cell table:formula="of:=ROUND([$raw.B73]/[$raw.L73];2)" office:value-type="float" office:value="6.63" calcext:value-type="float">
            <text:p>6.63</text:p>
          </table:table-cell>
          <table:table-cell table:formula="of:=ROUND([$raw.C73]/[$raw.Q73];2)" office:value-type="float" office:value="559.33" calcext:value-type="float">
            <text:p>559.33</text:p>
          </table:table-cell>
          <table:table-cell table:formula="of:=ROUND([$raw.D73]/[$raw.R73];2)" office:value-type="float" office:value="384.66" calcext:value-type="float">
            <text:p>384.66</text:p>
          </table:table-cell>
          <table:table-cell table:formula="of:=ROUND(([$raw.C73]+[$raw.D73])/([$raw.Q73]+[$raw.R73]+[$raw.S73]);2)" office:value-type="float" office:value="16.48" calcext:value-type="float">
            <text:p>16.48</text:p>
          </table:table-cell>
          <table:table-cell table:formula="of:=ROUND([$raw.B73]/[$raw.P73];2)" office:value-type="float" office:value="10.56" calcext:value-type="float">
            <text:p>10.56</text:p>
          </table:table-cell>
          <table:table-cell table:formula="of:=ROUND([$raw.C73]/[$raw.U73];2)" office:value-type="float" office:value="143.56" calcext:value-type="float">
            <text:p>143.56</text:p>
          </table:table-cell>
          <table:table-cell table:formula="of:=ROUND([$raw.D73]/[$raw.V73];2)" office:value-type="float" office:value="5.23" calcext:value-type="float">
            <text:p>5.23</text:p>
          </table:table-cell>
          <table:table-cell table:formula="of:=ROUND(([$raw.C73]+[$raw.D73])/([$raw.U73]+[$raw.V73]+[$raw.W73]);2)" office:value-type="float" office:value="6.4" calcext:value-type="float">
            <text:p>6.4</text:p>
          </table:table-cell>
          <table:table-cell table:formula="of:=ROUND([$raw.B73]/[$raw.T73];2)" office:value-type="float" office:value="5.3" calcext:value-type="float">
            <text:p>5.3</text:p>
          </table:table-cell>
          <table:table-cell table:formula="of:=[$raw.K73]" office:value-type="float" office:value="1.293438" calcext:value-type="float">
            <text:p>1.293438</text:p>
          </table:table-cell>
          <table:table-cell table:formula="of:=[$raw.S73]" office:value-type="float" office:value="0.235914" calcext:value-type="float">
            <text:p>0.235914</text:p>
          </table:table-cell>
          <table:table-cell table:formula="of:=[$raw.O73]" office:value-type="float" office:value="0.363273" calcext:value-type="float">
            <text:p>0.363273</text:p>
          </table:table-cell>
          <table:table-cell table:formula="of:=[$raw.W73]" office:value-type="float" office:value="0.404891" calcext:value-type="float">
            <text:p>0.4048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$raw.C74]/[$raw.F74];2)" office:value-type="float" office:value="2.07" calcext:value-type="float">
            <text:p>2.07</text:p>
          </table:table-cell>
          <table:table-cell table:formula="of:=ROUND([$raw.D74]/[$raw.G74];2)" office:value-type="float" office:value="2.63" calcext:value-type="float">
            <text:p>2.63</text:p>
          </table:table-cell>
          <table:table-cell table:formula="of:=ROUND(([$raw.C74]+[$raw.D74])/([$raw.F74]+[$raw.G74]);2)" office:value-type="float" office:value="2.21" calcext:value-type="float">
            <text:p>2.21</text:p>
          </table:table-cell>
          <table:table-cell table:formula="of:=ROUND([$raw.B74]/[$raw.E74];2)" office:value-type="float" office:value="1.74" calcext:value-type="float">
            <text:p>1.74</text:p>
          </table:table-cell>
          <table:table-cell table:formula="of:=ROUND([$raw.C74]/[$raw.I74];2)" office:value-type="float" office:value="7.9" calcext:value-type="float">
            <text:p>7.9</text:p>
          </table:table-cell>
          <table:table-cell table:formula="of:=ROUND([$raw.D74]/[$raw.J74];2)" office:value-type="float" office:value="229.88" calcext:value-type="float">
            <text:p>229.88</text:p>
          </table:table-cell>
          <table:table-cell table:formula="of:=ROUND(([$raw.C74]+[$raw.D74])/([$raw.I74]+[$raw.J74]+[$raw.K74]);2)" office:value-type="float" office:value="2.47" calcext:value-type="float">
            <text:p>2.47</text:p>
          </table:table-cell>
          <table:table-cell table:formula="of:=ROUND([$raw.B74]/[$raw.H74];2)" office:value-type="float" office:value="1.93" calcext:value-type="float">
            <text:p>1.93</text:p>
          </table:table-cell>
          <table:table-cell table:formula="of:=ROUND([$raw.C74]/[$raw.M74];2)" office:value-type="float" office:value="148.46" calcext:value-type="float">
            <text:p>148.46</text:p>
          </table:table-cell>
          <table:table-cell table:formula="of:=ROUND([$raw.D74]/[$raw.N74];2)" office:value-type="float" office:value="8.86" calcext:value-type="float">
            <text:p>8.86</text:p>
          </table:table-cell>
          <table:table-cell table:formula="of:=ROUND(([$raw.C74]+[$raw.D74])/([$raw.M74]+[$raw.N74]+[$raw.O74]);2)" office:value-type="float" office:value="8.04" calcext:value-type="float">
            <text:p>8.04</text:p>
          </table:table-cell>
          <table:table-cell table:formula="of:=ROUND([$raw.B74]/[$raw.L74];2)" office:value-type="float" office:value="6.91" calcext:value-type="float">
            <text:p>6.91</text:p>
          </table:table-cell>
          <table:table-cell table:formula="of:=ROUND([$raw.C74]/[$raw.Q74];2)" office:value-type="float" office:value="548.33" calcext:value-type="float">
            <text:p>548.33</text:p>
          </table:table-cell>
          <table:table-cell table:formula="of:=ROUND([$raw.D74]/[$raw.R74];2)" office:value-type="float" office:value="489.61" calcext:value-type="float">
            <text:p>489.61</text:p>
          </table:table-cell>
          <table:table-cell table:formula="of:=ROUND(([$raw.C74]+[$raw.D74])/([$raw.Q74]+[$raw.R74]+[$raw.S74]);2)" office:value-type="float" office:value="19.93" calcext:value-type="float">
            <text:p>19.93</text:p>
          </table:table-cell>
          <table:table-cell table:formula="of:=ROUND([$raw.B74]/[$raw.P74];2)" office:value-type="float" office:value="12.16" calcext:value-type="float">
            <text:p>12.16</text:p>
          </table:table-cell>
          <table:table-cell table:formula="of:=ROUND([$raw.C74]/[$raw.U74];2)" office:value-type="float" office:value="144.5" calcext:value-type="float">
            <text:p>144.5</text:p>
          </table:table-cell>
          <table:table-cell table:formula="of:=ROUND([$raw.D74]/[$raw.V74];2)" office:value-type="float" office:value="5.97" calcext:value-type="float">
            <text:p>5.97</text:p>
          </table:table-cell>
          <table:table-cell table:formula="of:=ROUND(([$raw.C74]+[$raw.D74])/([$raw.U74]+[$raw.V74]+[$raw.W74]);2)" office:value-type="float" office:value="6.7" calcext:value-type="float">
            <text:p>6.7</text:p>
          </table:table-cell>
          <table:table-cell table:formula="of:=ROUND([$raw.B74]/[$raw.T74];2)" office:value-type="float" office:value="5.61" calcext:value-type="float">
            <text:p>5.61</text:p>
          </table:table-cell>
          <table:table-cell table:formula="of:=[$raw.K74]" office:value-type="float" office:value="1.322013" calcext:value-type="float">
            <text:p>1.322013</text:p>
          </table:table-cell>
          <table:table-cell table:formula="of:=[$raw.S74]" office:value-type="float" office:value="0.203972" calcext:value-type="float">
            <text:p>0.203972</text:p>
          </table:table-cell>
          <table:table-cell table:formula="of:=[$raw.O74]" office:value-type="float" office:value="0.367652" calcext:value-type="float">
            <text:p>0.367652</text:p>
          </table:table-cell>
          <table:table-cell table:formula="of:=[$raw.W74]" office:value-type="float" office:value="0.405452" calcext:value-type="float">
            <text:p>0.4054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$raw.C75]/[$raw.F75];2)" office:value-type="float" office:value="2.11" calcext:value-type="float">
            <text:p>2.11</text:p>
          </table:table-cell>
          <table:table-cell table:formula="of:=ROUND([$raw.D75]/[$raw.G75];2)" office:value-type="float" office:value="2.32" calcext:value-type="float">
            <text:p>2.32</text:p>
          </table:table-cell>
          <table:table-cell table:formula="of:=ROUND(([$raw.C75]+[$raw.D75])/([$raw.F75]+[$raw.G75]);2)" office:value-type="float" office:value="2.16" calcext:value-type="float">
            <text:p>2.16</text:p>
          </table:table-cell>
          <table:table-cell table:formula="of:=ROUND([$raw.B75]/[$raw.E75];2)" office:value-type="float" office:value="1.76" calcext:value-type="float">
            <text:p>1.76</text:p>
          </table:table-cell>
          <table:table-cell table:formula="of:=ROUND([$raw.C75]/[$raw.I75];2)" office:value-type="float" office:value="8.45" calcext:value-type="float">
            <text:p>8.45</text:p>
          </table:table-cell>
          <table:table-cell table:formula="of:=ROUND([$raw.D75]/[$raw.J75];2)" office:value-type="float" office:value="217.01" calcext:value-type="float">
            <text:p>217.01</text:p>
          </table:table-cell>
          <table:table-cell table:formula="of:=ROUND(([$raw.C75]+[$raw.D75])/([$raw.I75]+[$raw.J75]+[$raw.K75]);2)" office:value-type="float" office:value="2.55" calcext:value-type="float">
            <text:p>2.55</text:p>
          </table:table-cell>
          <table:table-cell table:formula="of:=ROUND([$raw.B75]/[$raw.H75];2)" office:value-type="float" office:value="1.98" calcext:value-type="float">
            <text:p>1.98</text:p>
          </table:table-cell>
          <table:table-cell table:formula="of:=ROUND([$raw.C75]/[$raw.M75];2)" office:value-type="float" office:value="158.47" calcext:value-type="float">
            <text:p>158.47</text:p>
          </table:table-cell>
          <table:table-cell table:formula="of:=ROUND([$raw.D75]/[$raw.N75];2)" office:value-type="float" office:value="8.2" calcext:value-type="float">
            <text:p>8.2</text:p>
          </table:table-cell>
          <table:table-cell table:formula="of:=ROUND(([$raw.C75]+[$raw.D75])/([$raw.M75]+[$raw.N75]+[$raw.O75]);2)" office:value-type="float" office:value="8.3" calcext:value-type="float">
            <text:p>8.3</text:p>
          </table:table-cell>
          <table:table-cell table:formula="of:=ROUND([$raw.B75]/[$raw.L75];2)" office:value-type="float" office:value="7.12" calcext:value-type="float">
            <text:p>7.12</text:p>
          </table:table-cell>
          <table:table-cell table:formula="of:=ROUND([$raw.C75]/[$raw.Q75];2)" office:value-type="float" office:value="593.03" calcext:value-type="float">
            <text:p>593.03</text:p>
          </table:table-cell>
          <table:table-cell table:formula="of:=ROUND([$raw.D75]/[$raw.R75];2)" office:value-type="float" office:value="447.38" calcext:value-type="float">
            <text:p>447.38</text:p>
          </table:table-cell>
          <table:table-cell table:formula="of:=ROUND(([$raw.C75]+[$raw.D75])/([$raw.Q75]+[$raw.R75]+[$raw.S75]);2)" office:value-type="float" office:value="20.7" calcext:value-type="float">
            <text:p>20.7</text:p>
          </table:table-cell>
          <table:table-cell table:formula="of:=ROUND([$raw.B75]/[$raw.P75];2)" office:value-type="float" office:value="12.57" calcext:value-type="float">
            <text:p>12.57</text:p>
          </table:table-cell>
          <table:table-cell table:formula="of:=ROUND([$raw.C75]/[$raw.U75];2)" office:value-type="float" office:value="155.08" calcext:value-type="float">
            <text:p>155.08</text:p>
          </table:table-cell>
          <table:table-cell table:formula="of:=ROUND([$raw.D75]/[$raw.V75];2)" office:value-type="float" office:value="5.48" calcext:value-type="float">
            <text:p>5.48</text:p>
          </table:table-cell>
          <table:table-cell table:formula="of:=ROUND(([$raw.C75]+[$raw.D75])/([$raw.U75]+[$raw.V75]+[$raw.W75]);2)" office:value-type="float" office:value="7.21" calcext:value-type="float">
            <text:p>7.21</text:p>
          </table:table-cell>
          <table:table-cell table:formula="of:=ROUND([$raw.B75]/[$raw.T75];2)" office:value-type="float" office:value="6" calcext:value-type="float">
            <text:p>6</text:p>
          </table:table-cell>
          <table:table-cell table:formula="of:=[$raw.K75]" office:value-type="float" office:value="1.322615" calcext:value-type="float">
            <text:p>1.322615</text:p>
          </table:table-cell>
          <table:table-cell table:formula="of:=[$raw.S75]" office:value-type="float" office:value="0.203033" calcext:value-type="float">
            <text:p>0.203033</text:p>
          </table:table-cell>
          <table:table-cell table:formula="of:=[$raw.O75]" office:value-type="float" office:value="0.368702" calcext:value-type="float">
            <text:p>0.368702</text:p>
          </table:table-cell>
          <table:table-cell table:formula="of:=[$raw.W75]" office:value-type="float" office:value="0.379386" calcext:value-type="float">
            <text:p>0.3793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$raw.C76]/[$raw.F76];2)" office:value-type="float" office:value="2.56" calcext:value-type="float">
            <text:p>2.56</text:p>
          </table:table-cell>
          <table:table-cell table:formula="of:=ROUND([$raw.D76]/[$raw.G76];2)" office:value-type="float" office:value="2.67" calcext:value-type="float">
            <text:p>2.67</text:p>
          </table:table-cell>
          <table:table-cell table:formula="of:=ROUND(([$raw.C76]+[$raw.D76])/([$raw.F76]+[$raw.G76]);2)" office:value-type="float" office:value="2.59" calcext:value-type="float">
            <text:p>2.59</text:p>
          </table:table-cell>
          <table:table-cell table:formula="of:=ROUND([$raw.B76]/[$raw.E76];2)" office:value-type="float" office:value="2.08" calcext:value-type="float">
            <text:p>2.08</text:p>
          </table:table-cell>
          <table:table-cell table:formula="of:=ROUND([$raw.C76]/[$raw.I76];2)" office:value-type="float" office:value="9.1" calcext:value-type="float">
            <text:p>9.1</text:p>
          </table:table-cell>
          <table:table-cell table:formula="of:=ROUND([$raw.D76]/[$raw.J76];2)" office:value-type="float" office:value="214.6" calcext:value-type="float">
            <text:p>214.6</text:p>
          </table:table-cell>
          <table:table-cell table:formula="of:=ROUND(([$raw.C76]+[$raw.D76])/([$raw.I76]+[$raw.J76]+[$raw.K76]);2)" office:value-type="float" office:value="2.78" calcext:value-type="float">
            <text:p>2.78</text:p>
          </table:table-cell>
          <table:table-cell table:formula="of:=ROUND([$raw.B76]/[$raw.H76];2)" office:value-type="float" office:value="2.15" calcext:value-type="float">
            <text:p>2.15</text:p>
          </table:table-cell>
          <table:table-cell table:formula="of:=ROUND([$raw.C76]/[$raw.M76];2)" office:value-type="float" office:value="182.63" calcext:value-type="float">
            <text:p>182.63</text:p>
          </table:table-cell>
          <table:table-cell table:formula="of:=ROUND([$raw.D76]/[$raw.N76];2)" office:value-type="float" office:value="8.87" calcext:value-type="float">
            <text:p>8.87</text:p>
          </table:table-cell>
          <table:table-cell table:formula="of:=ROUND(([$raw.C76]+[$raw.D76])/([$raw.M76]+[$raw.N76]+[$raw.O76]);2)" office:value-type="float" office:value="9.41" calcext:value-type="float">
            <text:p>9.41</text:p>
          </table:table-cell>
          <table:table-cell table:formula="of:=ROUND([$raw.B76]/[$raw.L76];2)" office:value-type="float" office:value="8.07" calcext:value-type="float">
            <text:p>8.07</text:p>
          </table:table-cell>
          <table:table-cell table:formula="of:=ROUND([$raw.C76]/[$raw.Q76];2)" office:value-type="float" office:value="667.64" calcext:value-type="float">
            <text:p>667.64</text:p>
          </table:table-cell>
          <table:table-cell table:formula="of:=ROUND([$raw.D76]/[$raw.R76];2)" office:value-type="float" office:value="470.49" calcext:value-type="float">
            <text:p>470.49</text:p>
          </table:table-cell>
          <table:table-cell table:formula="of:=ROUND(([$raw.C76]+[$raw.D76])/([$raw.Q76]+[$raw.R76]+[$raw.S76]);2)" office:value-type="float" office:value="23.16" calcext:value-type="float">
            <text:p>23.16</text:p>
          </table:table-cell>
          <table:table-cell table:formula="of:=ROUND([$raw.B76]/[$raw.P76];2)" office:value-type="float" office:value="14.11" calcext:value-type="float">
            <text:p>14.11</text:p>
          </table:table-cell>
          <table:table-cell table:formula="of:=ROUND([$raw.C76]/[$raw.U76];2)" office:value-type="float" office:value="179.2" calcext:value-type="float">
            <text:p>179.2</text:p>
          </table:table-cell>
          <table:table-cell table:formula="of:=ROUND([$raw.D76]/[$raw.V76];2)" office:value-type="float" office:value="5.93" calcext:value-type="float">
            <text:p>5.93</text:p>
          </table:table-cell>
          <table:table-cell table:formula="of:=ROUND(([$raw.C76]+[$raw.D76])/([$raw.U76]+[$raw.V76]+[$raw.W76]);2)" office:value-type="float" office:value="8.16" calcext:value-type="float">
            <text:p>8.16</text:p>
          </table:table-cell>
          <table:table-cell table:formula="of:=ROUND([$raw.B76]/[$raw.T76];2)" office:value-type="float" office:value="6.8" calcext:value-type="float">
            <text:p>6.8</text:p>
          </table:table-cell>
          <table:table-cell table:formula="of:=[$raw.K76]" office:value-type="float" office:value="1.364948" calcext:value-type="float">
            <text:p>1.364948</text:p>
          </table:table-cell>
          <table:table-cell table:formula="of:=[$raw.S76]" office:value-type="float" office:value="0.205537" calcext:value-type="float">
            <text:p>0.205537</text:p>
          </table:table-cell>
          <table:table-cell table:formula="of:=[$raw.O76]" office:value-type="float" office:value="0.368199" calcext:value-type="float">
            <text:p>0.368199</text:p>
          </table:table-cell>
          <table:table-cell table:formula="of:=[$raw.W76]" office:value-type="float" office:value="0.380136" calcext:value-type="float">
            <text:p>0.3801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$raw.C77]/[$raw.F77];2)" office:value-type="float" office:value="2.36" calcext:value-type="float">
            <text:p>2.36</text:p>
          </table:table-cell>
          <table:table-cell table:formula="of:=ROUND([$raw.D77]/[$raw.G77];2)" office:value-type="float" office:value="2.59" calcext:value-type="float">
            <text:p>2.59</text:p>
          </table:table-cell>
          <table:table-cell table:formula="of:=ROUND(([$raw.C77]+[$raw.D77])/([$raw.F77]+[$raw.G77]);2)" office:value-type="float" office:value="2.42" calcext:value-type="float">
            <text:p>2.42</text:p>
          </table:table-cell>
          <table:table-cell table:formula="of:=ROUND([$raw.B77]/[$raw.E77];2)" office:value-type="float" office:value="1.92" calcext:value-type="float">
            <text:p>1.92</text:p>
          </table:table-cell>
          <table:table-cell table:formula="of:=ROUND([$raw.C77]/[$raw.I77];2)" office:value-type="float" office:value="8.07" calcext:value-type="float">
            <text:p>8.07</text:p>
          </table:table-cell>
          <table:table-cell table:formula="of:=ROUND([$raw.D77]/[$raw.J77];2)" office:value-type="float" office:value="215.72" calcext:value-type="float">
            <text:p>215.72</text:p>
          </table:table-cell>
          <table:table-cell table:formula="of:=ROUND(([$raw.C77]+[$raw.D77])/([$raw.I77]+[$raw.J77]+[$raw.K77]);2)" office:value-type="float" office:value="2.54" calcext:value-type="float">
            <text:p>2.54</text:p>
          </table:table-cell>
          <table:table-cell table:formula="of:=ROUND([$raw.B77]/[$raw.H77];2)" office:value-type="float" office:value="1.96" calcext:value-type="float">
            <text:p>1.96</text:p>
          </table:table-cell>
          <table:table-cell table:formula="of:=ROUND([$raw.C77]/[$raw.M77];2)" office:value-type="float" office:value="166.72" calcext:value-type="float">
            <text:p>166.72</text:p>
          </table:table-cell>
          <table:table-cell table:formula="of:=ROUND([$raw.D77]/[$raw.N77];2)" office:value-type="float" office:value="8.79" calcext:value-type="float">
            <text:p>8.79</text:p>
          </table:table-cell>
          <table:table-cell table:formula="of:=ROUND(([$raw.C77]+[$raw.D77])/([$raw.M77]+[$raw.N77]+[$raw.O77]);2)" office:value-type="float" office:value="8.63" calcext:value-type="float">
            <text:p>8.63</text:p>
          </table:table-cell>
          <table:table-cell table:formula="of:=ROUND([$raw.B77]/[$raw.L77];2)" office:value-type="float" office:value="7.42" calcext:value-type="float">
            <text:p>7.42</text:p>
          </table:table-cell>
          <table:table-cell table:formula="of:=ROUND([$raw.C77]/[$raw.Q77];2)" office:value-type="float" office:value="592.24" calcext:value-type="float">
            <text:p>592.24</text:p>
          </table:table-cell>
          <table:table-cell table:formula="of:=ROUND([$raw.D77]/[$raw.R77];2)" office:value-type="float" office:value="472.29" calcext:value-type="float">
            <text:p>472.29</text:p>
          </table:table-cell>
          <table:table-cell table:formula="of:=ROUND(([$raw.C77]+[$raw.D77])/([$raw.Q77]+[$raw.R77]+[$raw.S77]);2)" office:value-type="float" office:value="21.16" calcext:value-type="float">
            <text:p>21.16</text:p>
          </table:table-cell>
          <table:table-cell table:formula="of:=ROUND([$raw.B77]/[$raw.P77];2)" office:value-type="float" office:value="12.93" calcext:value-type="float">
            <text:p>12.93</text:p>
          </table:table-cell>
          <table:table-cell table:formula="of:=ROUND([$raw.C77]/[$raw.U77];2)" office:value-type="float" office:value="162.84" calcext:value-type="float">
            <text:p>162.84</text:p>
          </table:table-cell>
          <table:table-cell table:formula="of:=ROUND([$raw.D77]/[$raw.V77];2)" office:value-type="float" office:value="5.84" calcext:value-type="float">
            <text:p>5.84</text:p>
          </table:table-cell>
          <table:table-cell table:formula="of:=ROUND(([$raw.C77]+[$raw.D77])/([$raw.U77]+[$raw.V77]+[$raw.W77]);2)" office:value-type="float" office:value="7.51" calcext:value-type="float">
            <text:p>7.51</text:p>
          </table:table-cell>
          <table:table-cell table:formula="of:=ROUND([$raw.B77]/[$raw.T77];2)" office:value-type="float" office:value="6.24" calcext:value-type="float">
            <text:p>6.24</text:p>
          </table:table-cell>
          <table:table-cell table:formula="of:=[$raw.K77]" office:value-type="float" office:value="1.371444" calcext:value-type="float">
            <text:p>1.371444</text:p>
          </table:table-cell>
          <table:table-cell table:formula="of:=[$raw.S77]" office:value-type="float" office:value="0.207082" calcext:value-type="float">
            <text:p>0.207082</text:p>
          </table:table-cell>
          <table:table-cell table:formula="of:=[$raw.O77]" office:value-type="float" office:value="0.370597" calcext:value-type="float">
            <text:p>0.370597</text:p>
          </table:table-cell>
          <table:table-cell table:formula="of:=[$raw.W77]" office:value-type="float" office:value="0.379755" calcext:value-type="float">
            <text:p>0.3797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$raw.C78]/[$raw.F78];2)" office:value-type="float" office:value="2.25" calcext:value-type="float">
            <text:p>2.25</text:p>
          </table:table-cell>
          <table:table-cell table:formula="of:=ROUND([$raw.D78]/[$raw.G78];2)" office:value-type="float" office:value="2.72" calcext:value-type="float">
            <text:p>2.72</text:p>
          </table:table-cell>
          <table:table-cell table:formula="of:=ROUND(([$raw.C78]+[$raw.D78])/([$raw.F78]+[$raw.G78]);2)" office:value-type="float" office:value="2.36" calcext:value-type="float">
            <text:p>2.36</text:p>
          </table:table-cell>
          <table:table-cell table:formula="of:=ROUND([$raw.B78]/[$raw.E78];2)" office:value-type="float" office:value="1.88" calcext:value-type="float">
            <text:p>1.88</text:p>
          </table:table-cell>
          <table:table-cell table:formula="of:=ROUND([$raw.C78]/[$raw.I78];2)" office:value-type="float" office:value="7.6" calcext:value-type="float">
            <text:p>7.6</text:p>
          </table:table-cell>
          <table:table-cell table:formula="of:=ROUND([$raw.D78]/[$raw.J78];2)" office:value-type="float" office:value="218.65" calcext:value-type="float">
            <text:p>218.65</text:p>
          </table:table-cell>
          <table:table-cell table:formula="of:=ROUND(([$raw.C78]+[$raw.D78])/([$raw.I78]+[$raw.J78]+[$raw.K78]);2)" office:value-type="float" office:value="2.52" calcext:value-type="float">
            <text:p>2.52</text:p>
          </table:table-cell>
          <table:table-cell table:formula="of:=ROUND([$raw.B78]/[$raw.H78];2)" office:value-type="float" office:value="1.94" calcext:value-type="float">
            <text:p>1.94</text:p>
          </table:table-cell>
          <table:table-cell table:formula="of:=ROUND([$raw.C78]/[$raw.M78];2)" office:value-type="float" office:value="170.99" calcext:value-type="float">
            <text:p>170.99</text:p>
          </table:table-cell>
          <table:table-cell table:formula="of:=ROUND([$raw.D78]/[$raw.N78];2)" office:value-type="float" office:value="8.67" calcext:value-type="float">
            <text:p>8.67</text:p>
          </table:table-cell>
          <table:table-cell table:formula="of:=ROUND(([$raw.C78]+[$raw.D78])/([$raw.M78]+[$raw.N78]+[$raw.O78]);2)" office:value-type="float" office:value="8.6" calcext:value-type="float">
            <text:p>8.6</text:p>
          </table:table-cell>
          <table:table-cell table:formula="of:=ROUND([$raw.B78]/[$raw.L78];2)" office:value-type="float" office:value="7.41" calcext:value-type="float">
            <text:p>7.41</text:p>
          </table:table-cell>
          <table:table-cell table:formula="of:=ROUND([$raw.C78]/[$raw.Q78];2)" office:value-type="float" office:value="605.9" calcext:value-type="float">
            <text:p>605.9</text:p>
          </table:table-cell>
          <table:table-cell table:formula="of:=ROUND([$raw.D78]/[$raw.R78];2)" office:value-type="float" office:value="495.8" calcext:value-type="float">
            <text:p>495.8</text:p>
          </table:table-cell>
          <table:table-cell table:formula="of:=ROUND(([$raw.C78]+[$raw.D78])/([$raw.Q78]+[$raw.R78]+[$raw.S78]);2)" office:value-type="float" office:value="21.48" calcext:value-type="float">
            <text:p>21.48</text:p>
          </table:table-cell>
          <table:table-cell table:formula="of:=ROUND([$raw.B78]/[$raw.P78];2)" office:value-type="float" office:value="13.03" calcext:value-type="float">
            <text:p>13.03</text:p>
          </table:table-cell>
          <table:table-cell table:formula="of:=ROUND([$raw.C78]/[$raw.U78];2)" office:value-type="float" office:value="167.96" calcext:value-type="float">
            <text:p>167.96</text:p>
          </table:table-cell>
          <table:table-cell table:formula="of:=ROUND([$raw.D78]/[$raw.V78];2)" office:value-type="float" office:value="6.1" calcext:value-type="float">
            <text:p>6.1</text:p>
          </table:table-cell>
          <table:table-cell table:formula="of:=ROUND(([$raw.C78]+[$raw.D78])/([$raw.U78]+[$raw.V78]+[$raw.W78]);2)" office:value-type="float" office:value="7.62" calcext:value-type="float">
            <text:p>7.62</text:p>
          </table:table-cell>
          <table:table-cell table:formula="of:=ROUND([$raw.B78]/[$raw.T78];2)" office:value-type="float" office:value="6.37" calcext:value-type="float">
            <text:p>6.37</text:p>
          </table:table-cell>
          <table:table-cell table:formula="of:=[$raw.K78]" office:value-type="float" office:value="1.413339" calcext:value-type="float">
            <text:p>1.413339</text:p>
          </table:table-cell>
          <table:table-cell table:formula="of:=[$raw.S78]" office:value-type="float" office:value="0.210586" calcext:value-type="float">
            <text:p>0.210586</text:p>
          </table:table-cell>
          <table:table-cell table:formula="of:=[$raw.O78]" office:value-type="float" office:value="0.378873" calcext:value-type="float">
            <text:p>0.378873</text:p>
          </table:table-cell>
          <table:table-cell table:formula="of:=[$raw.W78]" office:value-type="float" office:value="0.386069" calcext:value-type="float">
            <text:p>0.3860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$raw.C79]/[$raw.F79];2)" office:value-type="float" office:value="2.72" calcext:value-type="float">
            <text:p>2.72</text:p>
          </table:table-cell>
          <table:table-cell table:formula="of:=ROUND([$raw.D79]/[$raw.G79];2)" office:value-type="float" office:value="2.25" calcext:value-type="float">
            <text:p>2.25</text:p>
          </table:table-cell>
          <table:table-cell table:formula="of:=ROUND(([$raw.C79]+[$raw.D79])/([$raw.F79]+[$raw.G79]);2)" office:value-type="float" office:value="2.6" calcext:value-type="float">
            <text:p>2.6</text:p>
          </table:table-cell>
          <table:table-cell table:formula="of:=ROUND([$raw.B79]/[$raw.E79];2)" office:value-type="float" office:value="1.98" calcext:value-type="float">
            <text:p>1.98</text:p>
          </table:table-cell>
          <table:table-cell table:formula="of:=ROUND([$raw.C79]/[$raw.I79];2)" office:value-type="float" office:value="7.72" calcext:value-type="float">
            <text:p>7.72</text:p>
          </table:table-cell>
          <table:table-cell table:formula="of:=ROUND([$raw.D79]/[$raw.J79];2)" office:value-type="float" office:value="173.5" calcext:value-type="float">
            <text:p>173.5</text:p>
          </table:table-cell>
          <table:table-cell table:formula="of:=ROUND(([$raw.C79]+[$raw.D79])/([$raw.I79]+[$raw.J79]+[$raw.K79]);2)" office:value-type="float" office:value="2.47" calcext:value-type="float">
            <text:p>2.47</text:p>
          </table:table-cell>
          <table:table-cell table:formula="of:=ROUND([$raw.B79]/[$raw.H79];2)" office:value-type="float" office:value="1.88" calcext:value-type="float">
            <text:p>1.88</text:p>
          </table:table-cell>
          <table:table-cell table:formula="of:=ROUND([$raw.C79]/[$raw.M79];2)" office:value-type="float" office:value="183.37" calcext:value-type="float">
            <text:p>183.37</text:p>
          </table:table-cell>
          <table:table-cell table:formula="of:=ROUND([$raw.D79]/[$raw.N79];2)" office:value-type="float" office:value="7.21" calcext:value-type="float">
            <text:p>7.21</text:p>
          </table:table-cell>
          <table:table-cell table:formula="of:=ROUND(([$raw.C79]+[$raw.D79])/([$raw.M79]+[$raw.N79]+[$raw.O79]);2)" office:value-type="float" office:value="8.73" calcext:value-type="float">
            <text:p>8.73</text:p>
          </table:table-cell>
          <table:table-cell table:formula="of:=ROUND([$raw.B79]/[$raw.L79];2)" office:value-type="float" office:value="7.52" calcext:value-type="float">
            <text:p>7.52</text:p>
          </table:table-cell>
          <table:table-cell table:formula="of:=ROUND([$raw.C79]/[$raw.Q79];2)" office:value-type="float" office:value="647.8" calcext:value-type="float">
            <text:p>647.8</text:p>
          </table:table-cell>
          <table:table-cell table:formula="of:=ROUND([$raw.D79]/[$raw.R79];2)" office:value-type="float" office:value="410.44" calcext:value-type="float">
            <text:p>410.44</text:p>
          </table:table-cell>
          <table:table-cell table:formula="of:=ROUND(([$raw.C79]+[$raw.D79])/([$raw.Q79]+[$raw.R79]+[$raw.S79]);2)" office:value-type="float" office:value="21.78" calcext:value-type="float">
            <text:p>21.78</text:p>
          </table:table-cell>
          <table:table-cell table:formula="of:=ROUND([$raw.B79]/[$raw.P79];2)" office:value-type="float" office:value="13.15" calcext:value-type="float">
            <text:p>13.15</text:p>
          </table:table-cell>
          <table:table-cell table:formula="of:=ROUND([$raw.C79]/[$raw.U79];2)" office:value-type="float" office:value="179.59" calcext:value-type="float">
            <text:p>179.59</text:p>
          </table:table-cell>
          <table:table-cell table:formula="of:=ROUND([$raw.D79]/[$raw.V79];2)" office:value-type="float" office:value="5.05" calcext:value-type="float">
            <text:p>5.05</text:p>
          </table:table-cell>
          <table:table-cell table:formula="of:=ROUND(([$raw.C79]+[$raw.D79])/([$raw.U79]+[$raw.V79]+[$raw.W79]);2)" office:value-type="float" office:value="7.77" calcext:value-type="float">
            <text:p>7.77</text:p>
          </table:table-cell>
          <table:table-cell table:formula="of:=ROUND([$raw.B79]/[$raw.T79];2)" office:value-type="float" office:value="6.47" calcext:value-type="float">
            <text:p>6.47</text:p>
          </table:table-cell>
          <table:table-cell table:formula="of:=[$raw.K79]" office:value-type="float" office:value="1.452734" calcext:value-type="float">
            <text:p>1.452734</text:p>
          </table:table-cell>
          <table:table-cell table:formula="of:=[$raw.S79]" office:value-type="float" office:value="0.212174" calcext:value-type="float">
            <text:p>0.212174</text:p>
          </table:table-cell>
          <table:table-cell table:formula="of:=[$raw.O79]" office:value-type="float" office:value="0.381565" calcext:value-type="float">
            <text:p>0.381565</text:p>
          </table:table-cell>
          <table:table-cell table:formula="of:=[$raw.W79]" office:value-type="float" office:value="0.386117" calcext:value-type="float">
            <text:p>0.3861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$raw.C80]/[$raw.F80];2)" office:value-type="float" office:value="2.4" calcext:value-type="float">
            <text:p>2.4</text:p>
          </table:table-cell>
          <table:table-cell table:formula="of:=ROUND([$raw.D80]/[$raw.G80];2)" office:value-type="float" office:value="2.32" calcext:value-type="float">
            <text:p>2.32</text:p>
          </table:table-cell>
          <table:table-cell table:formula="of:=ROUND(([$raw.C80]+[$raw.D80])/([$raw.F80]+[$raw.G80]);2)" office:value-type="float" office:value="2.38" calcext:value-type="float">
            <text:p>2.38</text:p>
          </table:table-cell>
          <table:table-cell table:formula="of:=ROUND([$raw.B80]/[$raw.E80];2)" office:value-type="float" office:value="1.92" calcext:value-type="float">
            <text:p>1.92</text:p>
          </table:table-cell>
          <table:table-cell table:formula="of:=ROUND([$raw.C80]/[$raw.I80];2)" office:value-type="float" office:value="7.38" calcext:value-type="float">
            <text:p>7.38</text:p>
          </table:table-cell>
          <table:table-cell table:formula="of:=ROUND([$raw.D80]/[$raw.J80];2)" office:value-type="float" office:value="179.99" calcext:value-type="float">
            <text:p>179.99</text:p>
          </table:table-cell>
          <table:table-cell table:formula="of:=ROUND(([$raw.C80]+[$raw.D80])/([$raw.I80]+[$raw.J80]+[$raw.K80]);2)" office:value-type="float" office:value="2.47" calcext:value-type="float">
            <text:p>2.47</text:p>
          </table:table-cell>
          <table:table-cell table:formula="of:=ROUND([$raw.B80]/[$raw.H80];2)" office:value-type="float" office:value="1.86" calcext:value-type="float">
            <text:p>1.86</text:p>
          </table:table-cell>
          <table:table-cell table:formula="of:=ROUND([$raw.C80]/[$raw.M80];2)" office:value-type="float" office:value="188.21" calcext:value-type="float">
            <text:p>188.21</text:p>
          </table:table-cell>
          <table:table-cell table:formula="of:=ROUND([$raw.D80]/[$raw.N80];2)" office:value-type="float" office:value="8.09" calcext:value-type="float">
            <text:p>8.09</text:p>
          </table:table-cell>
          <table:table-cell table:formula="of:=ROUND(([$raw.C80]+[$raw.D80])/([$raw.M80]+[$raw.N80]+[$raw.O80]);2)" office:value-type="float" office:value="9.17" calcext:value-type="float">
            <text:p>9.17</text:p>
          </table:table-cell>
          <table:table-cell table:formula="of:=ROUND([$raw.B80]/[$raw.L80];2)" office:value-type="float" office:value="7.94" calcext:value-type="float">
            <text:p>7.94</text:p>
          </table:table-cell>
          <table:table-cell table:formula="of:=ROUND([$raw.C80]/[$raw.Q80];2)" office:value-type="float" office:value="652.73" calcext:value-type="float">
            <text:p>652.73</text:p>
          </table:table-cell>
          <table:table-cell table:formula="of:=ROUND([$raw.D80]/[$raw.R80];2)" office:value-type="float" office:value="451.15" calcext:value-type="float">
            <text:p>451.15</text:p>
          </table:table-cell>
          <table:table-cell table:formula="of:=ROUND(([$raw.C80]+[$raw.D80])/([$raw.Q80]+[$raw.R80]+[$raw.S80]);2)" office:value-type="float" office:value="22.37" calcext:value-type="float">
            <text:p>22.37</text:p>
          </table:table-cell>
          <table:table-cell table:formula="of:=ROUND([$raw.B80]/[$raw.P80];2)" office:value-type="float" office:value="13.66" calcext:value-type="float">
            <text:p>13.66</text:p>
          </table:table-cell>
          <table:table-cell table:formula="of:=ROUND([$raw.C80]/[$raw.U80];2)" office:value-type="float" office:value="184.67" calcext:value-type="float">
            <text:p>184.67</text:p>
          </table:table-cell>
          <table:table-cell table:formula="of:=ROUND([$raw.D80]/[$raw.V80];2)" office:value-type="float" office:value="5.66" calcext:value-type="float">
            <text:p>5.66</text:p>
          </table:table-cell>
          <table:table-cell table:formula="of:=ROUND(([$raw.C80]+[$raw.D80])/([$raw.U80]+[$raw.V80]+[$raw.W80]);2)" office:value-type="float" office:value="8.13" calcext:value-type="float">
            <text:p>8.13</text:p>
          </table:table-cell>
          <table:table-cell table:formula="of:=ROUND([$raw.B80]/[$raw.T80];2)" office:value-type="float" office:value="6.82" calcext:value-type="float">
            <text:p>6.82</text:p>
          </table:table-cell>
          <table:table-cell table:formula="of:=[$raw.K80]" office:value-type="float" office:value="1.516009" calcext:value-type="float">
            <text:p>1.516009</text:p>
          </table:table-cell>
          <table:table-cell table:formula="of:=[$raw.S80]" office:value-type="float" office:value="0.216807" calcext:value-type="float">
            <text:p>0.216807</text:p>
          </table:table-cell>
          <table:table-cell table:formula="of:=[$raw.O80]" office:value-type="float" office:value="0.38077" calcext:value-type="float">
            <text:p>0.38077</text:p>
          </table:table-cell>
          <table:table-cell table:formula="of:=[$raw.W80]" office:value-type="float" office:value="0.386892" calcext:value-type="float">
            <text:p>0.3868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$raw.C81]/[$raw.F81];2)" office:value-type="float" office:value="1.93" calcext:value-type="float">
            <text:p>1.93</text:p>
          </table:table-cell>
          <table:table-cell table:formula="of:=ROUND([$raw.D81]/[$raw.G81];2)" office:value-type="float" office:value="2.31" calcext:value-type="float">
            <text:p>2.31</text:p>
          </table:table-cell>
          <table:table-cell table:formula="of:=ROUND(([$raw.C81]+[$raw.D81])/([$raw.F81]+[$raw.G81]);2)" office:value-type="float" office:value="2.01" calcext:value-type="float">
            <text:p>2.01</text:p>
          </table:table-cell>
          <table:table-cell table:formula="of:=ROUND([$raw.B81]/[$raw.E81];2)" office:value-type="float" office:value="1.6" calcext:value-type="float">
            <text:p>1.6</text:p>
          </table:table-cell>
          <table:table-cell table:number-columns-repeated="4"/>
          <table:table-cell table:formula="of:=ROUND([$raw.C81]/[$raw.M81];2)" office:value-type="float" office:value="158.1" calcext:value-type="float">
            <text:p>158.1</text:p>
          </table:table-cell>
          <table:table-cell table:formula="of:=ROUND([$raw.D81]/[$raw.N81];2)" office:value-type="float" office:value="7.03" calcext:value-type="float">
            <text:p>7.03</text:p>
          </table:table-cell>
          <table:table-cell table:formula="of:=ROUND(([$raw.C81]+[$raw.D81])/([$raw.M81]+[$raw.N81]+[$raw.O81]);2)" office:value-type="float" office:value="7.66" calcext:value-type="float">
            <text:p>7.66</text:p>
          </table:table-cell>
          <table:table-cell table:formula="of:=ROUND([$raw.B81]/[$raw.L81];2)" office:value-type="float" office:value="6.63" calcext:value-type="float">
            <text:p>6.63</text:p>
          </table:table-cell>
          <table:table-cell table:formula="of:=ROUND([$raw.C81]/[$raw.Q81];2)" office:value-type="float" office:value="548.5" calcext:value-type="float">
            <text:p>548.5</text:p>
          </table:table-cell>
          <table:table-cell table:formula="of:=ROUND([$raw.D81]/[$raw.R81];2)" office:value-type="float" office:value="413.06" calcext:value-type="float">
            <text:p>413.06</text:p>
          </table:table-cell>
          <table:table-cell table:formula="of:=ROUND(([$raw.C81]+[$raw.D81])/([$raw.Q81]+[$raw.R81]+[$raw.S81]);2)" office:value-type="float" office:value="19.33" calcext:value-type="float">
            <text:p>19.33</text:p>
          </table:table-cell>
          <table:table-cell table:formula="of:=ROUND([$raw.B81]/[$raw.P81];2)" office:value-type="float" office:value="11.75" calcext:value-type="float">
            <text:p>11.75</text:p>
          </table:table-cell>
          <table:table-cell table:formula="of:=ROUND([$raw.C81]/[$raw.U81];2)" office:value-type="float" office:value="155.01" calcext:value-type="float">
            <text:p>155.01</text:p>
          </table:table-cell>
          <table:table-cell table:formula="of:=ROUND([$raw.D81]/[$raw.V81];2)" office:value-type="float" office:value="5.17" calcext:value-type="float">
            <text:p>5.17</text:p>
          </table:table-cell>
          <table:table-cell table:formula="of:=ROUND(([$raw.C81]+[$raw.D81])/([$raw.U81]+[$raw.V81]+[$raw.W81]);2)" office:value-type="float" office:value="6.95" calcext:value-type="float">
            <text:p>6.95</text:p>
          </table:table-cell>
          <table:table-cell table:formula="of:=ROUND([$raw.B81]/[$raw.T81];2)" office:value-type="float" office:value="5.8" calcext:value-type="float">
            <text:p>5.8</text:p>
          </table:table-cell>
          <table:table-cell/>
          <table:table-cell table:formula="of:=[$raw.S81]" office:value-type="float" office:value="0.21689" calcext:value-type="float">
            <text:p>0.21689</text:p>
          </table:table-cell>
          <table:table-cell table:formula="of:=[$raw.O81]" office:value-type="float" office:value="0.390267" calcext:value-type="float">
            <text:p>0.390267</text:p>
          </table:table-cell>
          <table:table-cell table:formula="of:=[$raw.W81]" office:value-type="float" office:value="0.391879" calcext:value-type="float">
            <text:p>0.391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$raw.C82]/[$raw.F82];2)" office:value-type="float" office:value="1.92" calcext:value-type="float">
            <text:p>1.92</text:p>
          </table:table-cell>
          <table:table-cell table:formula="of:=ROUND([$raw.D82]/[$raw.G82];2)" office:value-type="float" office:value="2.05" calcext:value-type="float">
            <text:p>2.05</text:p>
          </table:table-cell>
          <table:table-cell table:formula="of:=ROUND(([$raw.C82]+[$raw.D82])/([$raw.F82]+[$raw.G82]);2)" office:value-type="float" office:value="1.95" calcext:value-type="float">
            <text:p>1.95</text:p>
          </table:table-cell>
          <table:table-cell table:formula="of:=ROUND([$raw.B82]/[$raw.E82];2)" office:value-type="float" office:value="1.6" calcext:value-type="float">
            <text:p>1.6</text:p>
          </table:table-cell>
          <table:table-cell table:number-columns-repeated="4"/>
          <table:table-cell table:formula="of:=ROUND([$raw.C82]/[$raw.M82];2)" office:value-type="float" office:value="153.55" calcext:value-type="float">
            <text:p>153.55</text:p>
          </table:table-cell>
          <table:table-cell table:formula="of:=ROUND([$raw.D82]/[$raw.N82];2)" office:value-type="float" office:value="7.82" calcext:value-type="float">
            <text:p>7.82</text:p>
          </table:table-cell>
          <table:table-cell table:formula="of:=ROUND(([$raw.C82]+[$raw.D82])/([$raw.M82]+[$raw.N82]+[$raw.O82]);2)" office:value-type="float" office:value="7.8" calcext:value-type="float">
            <text:p>7.8</text:p>
          </table:table-cell>
          <table:table-cell table:formula="of:=ROUND([$raw.B82]/[$raw.L82];2)" office:value-type="float" office:value="6.71" calcext:value-type="float">
            <text:p>6.71</text:p>
          </table:table-cell>
          <table:table-cell table:formula="of:=ROUND([$raw.C82]/[$raw.Q82];2)" office:value-type="float" office:value="532.24" calcext:value-type="float">
            <text:p>532.24</text:p>
          </table:table-cell>
          <table:table-cell table:formula="of:=ROUND([$raw.D82]/[$raw.R82];2)" office:value-type="float" office:value="410.31" calcext:value-type="float">
            <text:p>410.31</text:p>
          </table:table-cell>
          <table:table-cell table:formula="of:=ROUND(([$raw.C82]+[$raw.D82])/([$raw.Q82]+[$raw.R82]+[$raw.S82]);2)" office:value-type="float" office:value="19.05" calcext:value-type="float">
            <text:p>19.05</text:p>
          </table:table-cell>
          <table:table-cell table:formula="of:=ROUND([$raw.B82]/[$raw.P82];2)" office:value-type="float" office:value="11.59" calcext:value-type="float">
            <text:p>11.59</text:p>
          </table:table-cell>
          <table:table-cell table:formula="of:=ROUND([$raw.C82]/[$raw.U82];2)" office:value-type="float" office:value="151.05" calcext:value-type="float">
            <text:p>151.05</text:p>
          </table:table-cell>
          <table:table-cell table:formula="of:=ROUND([$raw.D82]/[$raw.V82];2)" office:value-type="float" office:value="5.37" calcext:value-type="float">
            <text:p>5.37</text:p>
          </table:table-cell>
          <table:table-cell table:formula="of:=ROUND(([$raw.C82]+[$raw.D82])/([$raw.U82]+[$raw.V82]+[$raw.W82]);2)" office:value-type="float" office:value="6.87" calcext:value-type="float">
            <text:p>6.87</text:p>
          </table:table-cell>
          <table:table-cell table:formula="of:=ROUND([$raw.B82]/[$raw.T82];2)" office:value-type="float" office:value="5.73" calcext:value-type="float">
            <text:p>5.73</text:p>
          </table:table-cell>
          <table:table-cell/>
          <table:table-cell table:formula="of:=[$raw.S82]" office:value-type="float" office:value="0.217408" calcext:value-type="float">
            <text:p>0.217408</text:p>
          </table:table-cell>
          <table:table-cell table:formula="of:=[$raw.O82]" office:value-type="float" office:value="0.384763" calcext:value-type="float">
            <text:p>0.384763</text:p>
          </table:table-cell>
          <table:table-cell table:formula="of:=[$raw.W82]" office:value-type="float" office:value="0.39183" calcext:value-type="float">
            <text:p>0.391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$raw.C83]/[$raw.F83];2)" office:value-type="float" office:value="1.95" calcext:value-type="float">
            <text:p>1.95</text:p>
          </table:table-cell>
          <table:table-cell table:formula="of:=ROUND([$raw.D83]/[$raw.G83];2)" office:value-type="float" office:value="2.9" calcext:value-type="float">
            <text:p>2.9</text:p>
          </table:table-cell>
          <table:table-cell table:formula="of:=ROUND(([$raw.C83]+[$raw.D83])/([$raw.F83]+[$raw.G83]);2)" office:value-type="float" office:value="2.17" calcext:value-type="float">
            <text:p>2.17</text:p>
          </table:table-cell>
          <table:table-cell table:formula="of:=ROUND([$raw.B83]/[$raw.E83];2)" office:value-type="float" office:value="1.79" calcext:value-type="float">
            <text:p>1.79</text:p>
          </table:table-cell>
          <table:table-cell table:number-columns-repeated="4"/>
          <table:table-cell table:formula="of:=ROUND([$raw.C83]/[$raw.M83];2)" office:value-type="float" office:value="160.53" calcext:value-type="float">
            <text:p>160.53</text:p>
          </table:table-cell>
          <table:table-cell table:formula="of:=ROUND([$raw.D83]/[$raw.N83];2)" office:value-type="float" office:value="8.9" calcext:value-type="float">
            <text:p>8.9</text:p>
          </table:table-cell>
          <table:table-cell table:formula="of:=ROUND(([$raw.C83]+[$raw.D83])/([$raw.M83]+[$raw.N83]+[$raw.O83]);2)" office:value-type="float" office:value="8.19" calcext:value-type="float">
            <text:p>8.19</text:p>
          </table:table-cell>
          <table:table-cell table:formula="of:=ROUND([$raw.B83]/[$raw.L83];2)" office:value-type="float" office:value="7.17" calcext:value-type="float">
            <text:p>7.17</text:p>
          </table:table-cell>
          <table:table-cell table:formula="of:=ROUND([$raw.C83]/[$raw.Q83];2)" office:value-type="float" office:value="563.84" calcext:value-type="float">
            <text:p>563.84</text:p>
          </table:table-cell>
          <table:table-cell table:formula="of:=ROUND([$raw.D83]/[$raw.R83];2)" office:value-type="float" office:value="538.08" calcext:value-type="float">
            <text:p>538.08</text:p>
          </table:table-cell>
          <table:table-cell table:formula="of:=ROUND(([$raw.C83]+[$raw.D83])/([$raw.Q83]+[$raw.R83]+[$raw.S83]);2)" office:value-type="float" office:value="21.13" calcext:value-type="float">
            <text:p>21.13</text:p>
          </table:table-cell>
          <table:table-cell table:formula="of:=ROUND([$raw.B83]/[$raw.P83];2)" office:value-type="float" office:value="12.97" calcext:value-type="float">
            <text:p>12.97</text:p>
          </table:table-cell>
          <table:table-cell table:formula="of:=ROUND([$raw.C83]/[$raw.U83];2)" office:value-type="float" office:value="157.43" calcext:value-type="float">
            <text:p>157.43</text:p>
          </table:table-cell>
          <table:table-cell table:formula="of:=ROUND([$raw.D83]/[$raw.V83];2)" office:value-type="float" office:value="6.84" calcext:value-type="float">
            <text:p>6.84</text:p>
          </table:table-cell>
          <table:table-cell table:formula="of:=ROUND(([$raw.C83]+[$raw.D83])/([$raw.U83]+[$raw.V83]+[$raw.W83]);2)" office:value-type="float" office:value="7.61" calcext:value-type="float">
            <text:p>7.61</text:p>
          </table:table-cell>
          <table:table-cell table:formula="of:=ROUND([$raw.B83]/[$raw.T83];2)" office:value-type="float" office:value="6.41" calcext:value-type="float">
            <text:p>6.41</text:p>
          </table:table-cell>
          <table:table-cell/>
          <table:table-cell table:formula="of:=[$raw.S83]" office:value-type="float" office:value="0.220148" calcext:value-type="float">
            <text:p>0.220148</text:p>
          </table:table-cell>
          <table:table-cell table:formula="of:=[$raw.O83]" office:value-type="float" office:value="0.402648" calcext:value-type="float">
            <text:p>0.402648</text:p>
          </table:table-cell>
          <table:table-cell table:formula="of:=[$raw.W83]" office:value-type="float" office:value="0.396993" calcext:value-type="float">
            <text:p>0.3969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$raw.C84]/[$raw.F84];2)" office:value-type="float" office:value="2.19" calcext:value-type="float">
            <text:p>2.19</text:p>
          </table:table-cell>
          <table:table-cell table:formula="of:=ROUND([$raw.D84]/[$raw.G84];2)" office:value-type="float" office:value="2.52" calcext:value-type="float">
            <text:p>2.52</text:p>
          </table:table-cell>
          <table:table-cell table:formula="of:=ROUND(([$raw.C84]+[$raw.D84])/([$raw.F84]+[$raw.G84]);2)" office:value-type="float" office:value="2.27" calcext:value-type="float">
            <text:p>2.27</text:p>
          </table:table-cell>
          <table:table-cell table:formula="of:=ROUND([$raw.B84]/[$raw.E84];2)" office:value-type="float" office:value="1.8" calcext:value-type="float">
            <text:p>1.8</text:p>
          </table:table-cell>
          <table:table-cell table:number-columns-repeated="4"/>
          <table:table-cell table:formula="of:=ROUND([$raw.C84]/[$raw.M84];2)" office:value-type="float" office:value="165.98" calcext:value-type="float">
            <text:p>165.98</text:p>
          </table:table-cell>
          <table:table-cell table:formula="of:=ROUND([$raw.D84]/[$raw.N84];2)" office:value-type="float" office:value="7.28" calcext:value-type="float">
            <text:p>7.28</text:p>
          </table:table-cell>
          <table:table-cell table:formula="of:=ROUND(([$raw.C84]+[$raw.D84])/([$raw.M84]+[$raw.N84]+[$raw.O84]);2)" office:value-type="float" office:value="7.78" calcext:value-type="float">
            <text:p>7.78</text:p>
          </table:table-cell>
          <table:table-cell table:formula="of:=ROUND([$raw.B84]/[$raw.L84];2)" office:value-type="float" office:value="6.8" calcext:value-type="float">
            <text:p>6.8</text:p>
          </table:table-cell>
          <table:table-cell table:formula="of:=ROUND([$raw.C84]/[$raw.Q84];2)" office:value-type="float" office:value="569.3" calcext:value-type="float">
            <text:p>569.3</text:p>
          </table:table-cell>
          <table:table-cell table:formula="of:=ROUND([$raw.D84]/[$raw.R84];2)" office:value-type="float" office:value="438.04" calcext:value-type="float">
            <text:p>438.04</text:p>
          </table:table-cell>
          <table:table-cell table:formula="of:=ROUND(([$raw.C84]+[$raw.D84])/([$raw.Q84]+[$raw.R84]+[$raw.S84]);2)" office:value-type="float" office:value="20.04" calcext:value-type="float">
            <text:p>20.04</text:p>
          </table:table-cell>
          <table:table-cell table:formula="of:=ROUND([$raw.B84]/[$raw.P84];2)" office:value-type="float" office:value="12.26" calcext:value-type="float">
            <text:p>12.26</text:p>
          </table:table-cell>
          <table:table-cell table:formula="of:=ROUND([$raw.C84]/[$raw.U84];2)" office:value-type="float" office:value="161.7" calcext:value-type="float">
            <text:p>161.7</text:p>
          </table:table-cell>
          <table:table-cell table:formula="of:=ROUND([$raw.D84]/[$raw.V84];2)" office:value-type="float" office:value="5.57" calcext:value-type="float">
            <text:p>5.57</text:p>
          </table:table-cell>
          <table:table-cell table:formula="of:=ROUND(([$raw.C84]+[$raw.D84])/([$raw.U84]+[$raw.V84]+[$raw.W84]);2)" office:value-type="float" office:value="7.23" calcext:value-type="float">
            <text:p>7.23</text:p>
          </table:table-cell>
          <table:table-cell table:formula="of:=ROUND([$raw.B84]/[$raw.T84];2)" office:value-type="float" office:value="6.06" calcext:value-type="float">
            <text:p>6.06</text:p>
          </table:table-cell>
          <table:table-cell/>
          <table:table-cell table:formula="of:=[$raw.S84]" office:value-type="float" office:value="0.221071" calcext:value-type="float">
            <text:p>0.221071</text:p>
          </table:table-cell>
          <table:table-cell table:formula="of:=[$raw.O84]" office:value-type="float" office:value="0.40332" calcext:value-type="float">
            <text:p>0.40332</text:p>
          </table:table-cell>
          <table:table-cell table:formula="of:=[$raw.W84]" office:value-type="float" office:value="0.39707" calcext:value-type="float">
            <text:p>0.397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$raw.C85]/[$raw.F85];2)" office:value-type="float" office:value="2" calcext:value-type="float">
            <text:p>2</text:p>
          </table:table-cell>
          <table:table-cell table:formula="of:=ROUND([$raw.D85]/[$raw.G85];2)" office:value-type="float" office:value="2.34" calcext:value-type="float">
            <text:p>2.34</text:p>
          </table:table-cell>
          <table:table-cell table:formula="of:=ROUND(([$raw.C85]+[$raw.D85])/([$raw.F85]+[$raw.G85]);2)" office:value-type="float" office:value="2.09" calcext:value-type="float">
            <text:p>2.09</text:p>
          </table:table-cell>
          <table:table-cell table:formula="of:=ROUND([$raw.B85]/[$raw.E85];2)" office:value-type="float" office:value="1.68" calcext:value-type="float">
            <text:p>1.68</text:p>
          </table:table-cell>
          <table:table-cell table:number-columns-repeated="4"/>
          <table:table-cell table:formula="of:=ROUND([$raw.C85]/[$raw.M85];2)" office:value-type="float" office:value="146.13" calcext:value-type="float">
            <text:p>146.13</text:p>
          </table:table-cell>
          <table:table-cell table:formula="of:=ROUND([$raw.D85]/[$raw.N85];2)" office:value-type="float" office:value="7.63" calcext:value-type="float">
            <text:p>7.63</text:p>
          </table:table-cell>
          <table:table-cell table:formula="of:=ROUND(([$raw.C85]+[$raw.D85])/([$raw.M85]+[$raw.N85]+[$raw.O85]);2)" office:value-type="float" office:value="7.39" calcext:value-type="float">
            <text:p>7.39</text:p>
          </table:table-cell>
          <table:table-cell table:formula="of:=ROUND([$raw.B85]/[$raw.L85];2)" office:value-type="float" office:value="6.46" calcext:value-type="float">
            <text:p>6.46</text:p>
          </table:table-cell>
          <table:table-cell table:formula="of:=ROUND([$raw.C85]/[$raw.Q85];2)" office:value-type="float" office:value="220.24" calcext:value-type="float">
            <text:p>220.24</text:p>
          </table:table-cell>
          <table:table-cell table:formula="of:=ROUND([$raw.D85]/[$raw.R85];2)" office:value-type="float" office:value="459.41" calcext:value-type="float">
            <text:p>459.41</text:p>
          </table:table-cell>
          <table:table-cell table:formula="of:=ROUND(([$raw.C85]+[$raw.D85])/([$raw.Q85]+[$raw.R85]+[$raw.S85]);2)" office:value-type="float" office:value="18.33" calcext:value-type="float">
            <text:p>18.33</text:p>
          </table:table-cell>
          <table:table-cell table:formula="of:=ROUND([$raw.B85]/[$raw.P85];2)" office:value-type="float" office:value="11.63" calcext:value-type="float">
            <text:p>11.63</text:p>
          </table:table-cell>
          <table:table-cell table:formula="of:=ROUND([$raw.C85]/[$raw.U85];2)" office:value-type="float" office:value="142.27" calcext:value-type="float">
            <text:p>142.27</text:p>
          </table:table-cell>
          <table:table-cell table:formula="of:=ROUND([$raw.D85]/[$raw.V85];2)" office:value-type="float" office:value="5.84" calcext:value-type="float">
            <text:p>5.84</text:p>
          </table:table-cell>
          <table:table-cell table:formula="of:=ROUND(([$raw.C85]+[$raw.D85])/([$raw.U85]+[$raw.V85]+[$raw.W85]);2)" office:value-type="float" office:value="6.87" calcext:value-type="float">
            <text:p>6.87</text:p>
          </table:table-cell>
          <table:table-cell table:formula="of:=ROUND([$raw.B85]/[$raw.T85];2)" office:value-type="float" office:value="5.76" calcext:value-type="float">
            <text:p>5.76</text:p>
          </table:table-cell>
          <table:table-cell/>
          <table:table-cell table:formula="of:=[$raw.S85]" office:value-type="float" office:value="0.221826" calcext:value-type="float">
            <text:p>0.221826</text:p>
          </table:table-cell>
          <table:table-cell table:formula="of:=[$raw.O85]" office:value-type="float" office:value="0.402692" calcext:value-type="float">
            <text:p>0.402692</text:p>
          </table:table-cell>
          <table:table-cell table:formula="of:=[$raw.W85]" office:value-type="float" office:value="0.395735" calcext:value-type="float">
            <text:p>0.395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$raw.C86]/[$raw.F86];2)" office:value-type="float" office:value="1.87" calcext:value-type="float">
            <text:p>1.87</text:p>
          </table:table-cell>
          <table:table-cell table:formula="of:=ROUND([$raw.D86]/[$raw.G86];2)" office:value-type="float" office:value="2.09" calcext:value-type="float">
            <text:p>2.09</text:p>
          </table:table-cell>
          <table:table-cell table:formula="of:=ROUND(([$raw.C86]+[$raw.D86])/([$raw.F86]+[$raw.G86]);2)" office:value-type="float" office:value="1.93" calcext:value-type="float">
            <text:p>1.93</text:p>
          </table:table-cell>
          <table:table-cell table:formula="of:=ROUND([$raw.B86]/[$raw.E86];2)" office:value-type="float" office:value="1.59" calcext:value-type="float">
            <text:p>1.59</text:p>
          </table:table-cell>
          <table:table-cell table:number-columns-repeated="4"/>
          <table:table-cell table:formula="of:=ROUND([$raw.C86]/[$raw.M86];2)" office:value-type="float" office:value="158" calcext:value-type="float">
            <text:p>158</text:p>
          </table:table-cell>
          <table:table-cell table:formula="of:=ROUND([$raw.D86]/[$raw.N86];2)" office:value-type="float" office:value="7.3" calcext:value-type="float">
            <text:p>7.3</text:p>
          </table:table-cell>
          <table:table-cell table:formula="of:=ROUND(([$raw.C86]+[$raw.D86])/([$raw.M86]+[$raw.N86]+[$raw.O86]);2)" office:value-type="float" office:value="7.63" calcext:value-type="float">
            <text:p>7.63</text:p>
          </table:table-cell>
          <table:table-cell table:formula="of:=ROUND([$raw.B86]/[$raw.L86];2)" office:value-type="float" office:value="6.62" calcext:value-type="float">
            <text:p>6.62</text:p>
          </table:table-cell>
          <table:table-cell table:formula="of:=ROUND([$raw.C86]/[$raw.Q86];2)" office:value-type="float" office:value="553.04" calcext:value-type="float">
            <text:p>553.04</text:p>
          </table:table-cell>
          <table:table-cell table:formula="of:=ROUND([$raw.D86]/[$raw.R86];2)" office:value-type="float" office:value="425.62" calcext:value-type="float">
            <text:p>425.62</text:p>
          </table:table-cell>
          <table:table-cell table:formula="of:=ROUND(([$raw.C86]+[$raw.D86])/([$raw.Q86]+[$raw.R86]+[$raw.S86]);2)" office:value-type="float" office:value="19.99" calcext:value-type="float">
            <text:p>19.99</text:p>
          </table:table-cell>
          <table:table-cell table:formula="of:=ROUND([$raw.B86]/[$raw.P86];2)" office:value-type="float" office:value="12.35" calcext:value-type="float">
            <text:p>12.35</text:p>
          </table:table-cell>
          <table:table-cell table:formula="of:=ROUND([$raw.C86]/[$raw.U86];2)" office:value-type="float" office:value="155.52" calcext:value-type="float">
            <text:p>155.52</text:p>
          </table:table-cell>
          <table:table-cell table:formula="of:=ROUND([$raw.D86]/[$raw.V86];2)" office:value-type="float" office:value="5.53" calcext:value-type="float">
            <text:p>5.53</text:p>
          </table:table-cell>
          <table:table-cell table:formula="of:=ROUND(([$raw.C86]+[$raw.D86])/([$raw.U86]+[$raw.V86]+[$raw.W86]);2)" office:value-type="float" office:value="7.07" calcext:value-type="float">
            <text:p>7.07</text:p>
          </table:table-cell>
          <table:table-cell table:formula="of:=ROUND([$raw.B86]/[$raw.T86];2)" office:value-type="float" office:value="5.92" calcext:value-type="float">
            <text:p>5.92</text:p>
          </table:table-cell>
          <table:table-cell/>
          <table:table-cell table:formula="of:=[$raw.S86]" office:value-type="float" office:value="0.218486" calcext:value-type="float">
            <text:p>0.218486</text:p>
          </table:table-cell>
          <table:table-cell table:formula="of:=[$raw.O86]" office:value-type="float" office:value="0.406762" calcext:value-type="float">
            <text:p>0.406762</text:p>
          </table:table-cell>
          <table:table-cell table:formula="of:=[$raw.W86]" office:value-type="float" office:value="0.399729" calcext:value-type="float">
            <text:p>0.3997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$raw.C87]/[$raw.F87];2)" office:value-type="float" office:value="2.17" calcext:value-type="float">
            <text:p>2.17</text:p>
          </table:table-cell>
          <table:table-cell table:formula="of:=ROUND([$raw.D87]/[$raw.G87];2)" office:value-type="float" office:value="1.93" calcext:value-type="float">
            <text:p>1.93</text:p>
          </table:table-cell>
          <table:table-cell table:formula="of:=ROUND(([$raw.C87]+[$raw.D87])/([$raw.F87]+[$raw.G87]);2)" office:value-type="float" office:value="2.1" calcext:value-type="float">
            <text:p>2.1</text:p>
          </table:table-cell>
          <table:table-cell table:formula="of:=ROUND([$raw.B87]/[$raw.E87];2)" office:value-type="float" office:value="1.66" calcext:value-type="float">
            <text:p>1.66</text:p>
          </table:table-cell>
          <table:table-cell table:number-columns-repeated="4"/>
          <table:table-cell table:formula="of:=ROUND([$raw.C87]/[$raw.M87];2)" office:value-type="float" office:value="152.29" calcext:value-type="float">
            <text:p>152.29</text:p>
          </table:table-cell>
          <table:table-cell table:formula="of:=ROUND([$raw.D87]/[$raw.N87];2)" office:value-type="float" office:value="6.2" calcext:value-type="float">
            <text:p>6.2</text:p>
          </table:table-cell>
          <table:table-cell table:formula="of:=ROUND(([$raw.C87]+[$raw.D87])/([$raw.M87]+[$raw.N87]+[$raw.O87]);2)" office:value-type="float" office:value="6.81" calcext:value-type="float">
            <text:p>6.81</text:p>
          </table:table-cell>
          <table:table-cell table:formula="of:=ROUND([$raw.B87]/[$raw.L87];2)" office:value-type="float" office:value="5.93" calcext:value-type="float">
            <text:p>5.93</text:p>
          </table:table-cell>
          <table:table-cell table:formula="of:=ROUND([$raw.C87]/[$raw.Q87];2)" office:value-type="float" office:value="534.03" calcext:value-type="float">
            <text:p>534.03</text:p>
          </table:table-cell>
          <table:table-cell table:formula="of:=ROUND([$raw.D87]/[$raw.R87];2)" office:value-type="float" office:value="390.5" calcext:value-type="float">
            <text:p>390.5</text:p>
          </table:table-cell>
          <table:table-cell table:formula="of:=ROUND(([$raw.C87]+[$raw.D87])/([$raw.Q87]+[$raw.R87]+[$raw.S87]);2)" office:value-type="float" office:value="18.65" calcext:value-type="float">
            <text:p>18.65</text:p>
          </table:table-cell>
          <table:table-cell table:formula="of:=ROUND([$raw.B87]/[$raw.P87];2)" office:value-type="float" office:value="11.46" calcext:value-type="float">
            <text:p>11.46</text:p>
          </table:table-cell>
          <table:table-cell table:formula="of:=ROUND([$raw.C87]/[$raw.U87];2)" office:value-type="float" office:value="150.67" calcext:value-type="float">
            <text:p>150.67</text:p>
          </table:table-cell>
          <table:table-cell table:formula="of:=ROUND([$raw.D87]/[$raw.V87];2)" office:value-type="float" office:value="4.9" calcext:value-type="float">
            <text:p>4.9</text:p>
          </table:table-cell>
          <table:table-cell table:formula="of:=ROUND(([$raw.C87]+[$raw.D87])/([$raw.U87]+[$raw.V87]+[$raw.W87]);2)" office:value-type="float" office:value="6.55" calcext:value-type="float">
            <text:p>6.55</text:p>
          </table:table-cell>
          <table:table-cell table:formula="of:=ROUND([$raw.B87]/[$raw.T87];2)" office:value-type="float" office:value="5.47" calcext:value-type="float">
            <text:p>5.47</text:p>
          </table:table-cell>
          <table:table-cell/>
          <table:table-cell table:formula="of:=[$raw.S87]" office:value-type="float" office:value="0.22" calcext:value-type="float">
            <text:p>0.22</text:p>
          </table:table-cell>
          <table:table-cell table:formula="of:=[$raw.O87]" office:value-type="float" office:value="0.429651" calcext:value-type="float">
            <text:p>0.429651</text:p>
          </table:table-cell>
          <table:table-cell table:formula="of:=[$raw.W87]" office:value-type="float" office:value="0.407706" calcext:value-type="float">
            <text:p>0.407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$raw.C88]/[$raw.F88];2)" office:value-type="float" office:value="2.02" calcext:value-type="float">
            <text:p>2.02</text:p>
          </table:table-cell>
          <table:table-cell table:formula="of:=ROUND([$raw.D88]/[$raw.G88];2)" office:value-type="float" office:value="2.4" calcext:value-type="float">
            <text:p>2.4</text:p>
          </table:table-cell>
          <table:table-cell table:formula="of:=ROUND(([$raw.C88]+[$raw.D88])/([$raw.F88]+[$raw.G88]);2)" office:value-type="float" office:value="2.12" calcext:value-type="float">
            <text:p>2.12</text:p>
          </table:table-cell>
          <table:table-cell table:formula="of:=ROUND([$raw.B88]/[$raw.E88];2)" office:value-type="float" office:value="1.67" calcext:value-type="float">
            <text:p>1.67</text:p>
          </table:table-cell>
          <table:table-cell table:number-columns-repeated="4"/>
          <table:table-cell table:formula="of:=ROUND([$raw.C88]/[$raw.M88];2)" office:value-type="float" office:value="146.62" calcext:value-type="float">
            <text:p>146.62</text:p>
          </table:table-cell>
          <table:table-cell table:formula="of:=ROUND([$raw.D88]/[$raw.N88];2)" office:value-type="float" office:value="7.57" calcext:value-type="float">
            <text:p>7.57</text:p>
          </table:table-cell>
          <table:table-cell table:formula="of:=ROUND(([$raw.C88]+[$raw.D88])/([$raw.M88]+[$raw.N88]+[$raw.O88]);2)" office:value-type="float" office:value="7.19" calcext:value-type="float">
            <text:p>7.19</text:p>
          </table:table-cell>
          <table:table-cell table:formula="of:=ROUND([$raw.B88]/[$raw.L88];2)" office:value-type="float" office:value="6.27" calcext:value-type="float">
            <text:p>6.27</text:p>
          </table:table-cell>
          <table:table-cell table:formula="of:=ROUND([$raw.C88]/[$raw.Q88];2)" office:value-type="float" office:value="510.55" calcext:value-type="float">
            <text:p>510.55</text:p>
          </table:table-cell>
          <table:table-cell table:formula="of:=ROUND([$raw.D88]/[$raw.R88];2)" office:value-type="float" office:value="475.4" calcext:value-type="float">
            <text:p>475.4</text:p>
          </table:table-cell>
          <table:table-cell table:formula="of:=ROUND(([$raw.C88]+[$raw.D88])/([$raw.Q88]+[$raw.R88]+[$raw.S88]);2)" office:value-type="float" office:value="19.12" calcext:value-type="float">
            <text:p>19.12</text:p>
          </table:table-cell>
          <table:table-cell table:formula="of:=ROUND([$raw.B88]/[$raw.P88];2)" office:value-type="float" office:value="11.85" calcext:value-type="float">
            <text:p>11.85</text:p>
          </table:table-cell>
          <table:table-cell table:formula="of:=ROUND([$raw.C88]/[$raw.U88];2)" office:value-type="float" office:value="143.58" calcext:value-type="float">
            <text:p>143.58</text:p>
          </table:table-cell>
          <table:table-cell table:formula="of:=ROUND([$raw.D88]/[$raw.V88];2)" office:value-type="float" office:value="5.95" calcext:value-type="float">
            <text:p>5.95</text:p>
          </table:table-cell>
          <table:table-cell table:formula="of:=ROUND(([$raw.C88]+[$raw.D88])/([$raw.U88]+[$raw.V88]+[$raw.W88]);2)" office:value-type="float" office:value="6.83" calcext:value-type="float">
            <text:p>6.83</text:p>
          </table:table-cell>
          <table:table-cell table:formula="of:=ROUND([$raw.B88]/[$raw.T88];2)" office:value-type="float" office:value="5.7" calcext:value-type="float">
            <text:p>5.7</text:p>
          </table:table-cell>
          <table:table-cell/>
          <table:table-cell table:formula="of:=[$raw.S88]" office:value-type="float" office:value="0.22331" calcext:value-type="float">
            <text:p>0.22331</text:p>
          </table:table-cell>
          <table:table-cell table:formula="of:=[$raw.O88]" office:value-type="float" office:value="0.419738" calcext:value-type="float">
            <text:p>0.419738</text:p>
          </table:table-cell>
          <table:table-cell table:formula="of:=[$raw.W88]" office:value-type="float" office:value="0.404279" calcext:value-type="float">
            <text:p>0.4042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$raw.C89]/[$raw.F89];2)" office:value-type="float" office:value="2.05" calcext:value-type="float">
            <text:p>2.05</text:p>
          </table:table-cell>
          <table:table-cell table:formula="of:=ROUND([$raw.D89]/[$raw.G89];2)" office:value-type="float" office:value="2.16" calcext:value-type="float">
            <text:p>2.16</text:p>
          </table:table-cell>
          <table:table-cell table:formula="of:=ROUND(([$raw.C89]+[$raw.D89])/([$raw.F89]+[$raw.G89]);2)" office:value-type="float" office:value="2.07" calcext:value-type="float">
            <text:p>2.07</text:p>
          </table:table-cell>
          <table:table-cell table:formula="of:=ROUND([$raw.B89]/[$raw.E89];2)" office:value-type="float" office:value="1.64" calcext:value-type="float">
            <text:p>1.64</text:p>
          </table:table-cell>
          <table:table-cell table:number-columns-repeated="4"/>
          <table:table-cell table:formula="of:=ROUND([$raw.C89]/[$raw.M89];2)" office:value-type="float" office:value="146.63" calcext:value-type="float">
            <text:p>146.63</text:p>
          </table:table-cell>
          <table:table-cell table:formula="of:=ROUND([$raw.D89]/[$raw.N89];2)" office:value-type="float" office:value="5.69" calcext:value-type="float">
            <text:p>5.69</text:p>
          </table:table-cell>
          <table:table-cell table:formula="of:=ROUND(([$raw.C89]+[$raw.D89])/([$raw.M89]+[$raw.N89]+[$raw.O89]);2)" office:value-type="float" office:value="6.67" calcext:value-type="float">
            <text:p>6.67</text:p>
          </table:table-cell>
          <table:table-cell table:formula="of:=ROUND([$raw.B89]/[$raw.L89];2)" office:value-type="float" office:value="5.81" calcext:value-type="float">
            <text:p>5.81</text:p>
          </table:table-cell>
          <table:table-cell table:formula="of:=ROUND([$raw.C89]/[$raw.Q89];2)" office:value-type="float" office:value="510.2" calcext:value-type="float">
            <text:p>510.2</text:p>
          </table:table-cell>
          <table:table-cell table:formula="of:=ROUND([$raw.D89]/[$raw.R89];2)" office:value-type="float" office:value="353.58" calcext:value-type="float">
            <text:p>353.58</text:p>
          </table:table-cell>
          <table:table-cell table:formula="of:=ROUND(([$raw.C89]+[$raw.D89])/([$raw.Q89]+[$raw.R89]+[$raw.S89]);2)" office:value-type="float" office:value="17.7" calcext:value-type="float">
            <text:p>17.7</text:p>
          </table:table-cell>
          <table:table-cell table:formula="of:=ROUND([$raw.B89]/[$raw.P89];2)" office:value-type="float" office:value="10.94" calcext:value-type="float">
            <text:p>10.94</text:p>
          </table:table-cell>
          <table:table-cell table:formula="of:=ROUND([$raw.C89]/[$raw.U89];2)" office:value-type="float" office:value="144.16" calcext:value-type="float">
            <text:p>144.16</text:p>
          </table:table-cell>
          <table:table-cell table:formula="of:=ROUND([$raw.D89]/[$raw.V89];2)" office:value-type="float" office:value="4.45" calcext:value-type="float">
            <text:p>4.45</text:p>
          </table:table-cell>
          <table:table-cell table:formula="of:=ROUND(([$raw.C89]+[$raw.D89])/([$raw.U89]+[$raw.V89]+[$raw.W89]);2)" office:value-type="float" office:value="6.29" calcext:value-type="float">
            <text:p>6.29</text:p>
          </table:table-cell>
          <table:table-cell table:formula="of:=ROUND([$raw.B89]/[$raw.T89];2)" office:value-type="float" office:value="5.25" calcext:value-type="float">
            <text:p>5.25</text:p>
          </table:table-cell>
          <table:table-cell/>
          <table:table-cell table:formula="of:=[$raw.S89]" office:value-type="float" office:value="0.224105" calcext:value-type="float">
            <text:p>0.224105</text:p>
          </table:table-cell>
          <table:table-cell table:formula="of:=[$raw.O89]" office:value-type="float" office:value="0.420286" calcext:value-type="float">
            <text:p>0.420286</text:p>
          </table:table-cell>
          <table:table-cell table:formula="of:=[$raw.W89]" office:value-type="float" office:value="0.408277" calcext:value-type="float">
            <text:p>0.4082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$raw.C90]/[$raw.F90];2)" office:value-type="float" office:value="1.93" calcext:value-type="float">
            <text:p>1.93</text:p>
          </table:table-cell>
          <table:table-cell table:formula="of:=ROUND([$raw.D90]/[$raw.G90];2)" office:value-type="float" office:value="2.1" calcext:value-type="float">
            <text:p>2.1</text:p>
          </table:table-cell>
          <table:table-cell table:formula="of:=ROUND(([$raw.C90]+[$raw.D90])/([$raw.F90]+[$raw.G90]);2)" office:value-type="float" office:value="1.97" calcext:value-type="float">
            <text:p>1.97</text:p>
          </table:table-cell>
          <table:table-cell table:formula="of:=ROUND([$raw.B90]/[$raw.E90];2)" office:value-type="float" office:value="1.58" calcext:value-type="float">
            <text:p>1.58</text:p>
          </table:table-cell>
          <table:table-cell table:number-columns-repeated="4"/>
          <table:table-cell table:formula="of:=ROUND([$raw.C90]/[$raw.M90];2)" office:value-type="float" office:value="137.94" calcext:value-type="float">
            <text:p>137.94</text:p>
          </table:table-cell>
          <table:table-cell table:formula="of:=ROUND([$raw.D90]/[$raw.N90];2)" office:value-type="float" office:value="6.05" calcext:value-type="float">
            <text:p>6.05</text:p>
          </table:table-cell>
          <table:table-cell table:formula="of:=ROUND(([$raw.C90]+[$raw.D90])/([$raw.M90]+[$raw.N90]+[$raw.O90]);2)" office:value-type="float" office:value="6.37" calcext:value-type="float">
            <text:p>6.37</text:p>
          </table:table-cell>
          <table:table-cell table:formula="of:=ROUND([$raw.B90]/[$raw.L90];2)" office:value-type="float" office:value="5.53" calcext:value-type="float">
            <text:p>5.53</text:p>
          </table:table-cell>
          <table:table-cell table:formula="of:=ROUND([$raw.C90]/[$raw.Q90];2)" office:value-type="float" office:value="471.72" calcext:value-type="float">
            <text:p>471.72</text:p>
          </table:table-cell>
          <table:table-cell table:formula="of:=ROUND([$raw.D90]/[$raw.R90];2)" office:value-type="float" office:value="367.66" calcext:value-type="float">
            <text:p>367.66</text:p>
          </table:table-cell>
          <table:table-cell table:formula="of:=ROUND(([$raw.C90]+[$raw.D90])/([$raw.Q90]+[$raw.R90]+[$raw.S90]);2)" office:value-type="float" office:value="16.98" calcext:value-type="float">
            <text:p>16.98</text:p>
          </table:table-cell>
          <table:table-cell table:formula="of:=ROUND([$raw.B90]/[$raw.P90];2)" office:value-type="float" office:value="10.51" calcext:value-type="float">
            <text:p>10.51</text:p>
          </table:table-cell>
          <table:table-cell table:formula="of:=ROUND([$raw.C90]/[$raw.U90];2)" office:value-type="float" office:value="134.26" calcext:value-type="float">
            <text:p>134.26</text:p>
          </table:table-cell>
          <table:table-cell table:formula="of:=ROUND([$raw.D90]/[$raw.V90];2)" office:value-type="float" office:value="4.66" calcext:value-type="float">
            <text:p>4.66</text:p>
          </table:table-cell>
          <table:table-cell table:formula="of:=ROUND(([$raw.C90]+[$raw.D90])/([$raw.U90]+[$raw.V90]+[$raw.W90]);2)" office:value-type="float" office:value="6" calcext:value-type="float">
            <text:p>6</text:p>
          </table:table-cell>
          <table:table-cell table:formula="of:=ROUND([$raw.B90]/[$raw.T90];2)" office:value-type="float" office:value="5.02" calcext:value-type="float">
            <text:p>5.02</text:p>
          </table:table-cell>
          <table:table-cell/>
          <table:table-cell table:formula="of:=[$raw.S90]" office:value-type="float" office:value="0.225604" calcext:value-type="float">
            <text:p>0.225604</text:p>
          </table:table-cell>
          <table:table-cell table:formula="of:=[$raw.O90]" office:value-type="float" office:value="0.428965" calcext:value-type="float">
            <text:p>0.428965</text:p>
          </table:table-cell>
          <table:table-cell table:formula="of:=[$raw.W90]" office:value-type="float" office:value="0.414822" calcext:value-type="float">
            <text:p>0.4148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$raw.C91]/[$raw.F91];2)" office:value-type="float" office:value="1.99" calcext:value-type="float">
            <text:p>1.99</text:p>
          </table:table-cell>
          <table:table-cell table:formula="of:=ROUND([$raw.D91]/[$raw.G91];2)" office:value-type="float" office:value="2.12" calcext:value-type="float">
            <text:p>2.12</text:p>
          </table:table-cell>
          <table:table-cell table:formula="of:=ROUND(([$raw.C91]+[$raw.D91])/([$raw.F91]+[$raw.G91]);2)" office:value-type="float" office:value="2.02" calcext:value-type="float">
            <text:p>2.02</text:p>
          </table:table-cell>
          <table:table-cell table:formula="of:=ROUND([$raw.B91]/[$raw.E91];2)" office:value-type="float" office:value="1.63" calcext:value-type="float">
            <text:p>1.63</text:p>
          </table:table-cell>
          <table:table-cell table:number-columns-repeated="4"/>
          <table:table-cell table:formula="of:=ROUND([$raw.C91]/[$raw.M91];2)" office:value-type="float" office:value="139.27" calcext:value-type="float">
            <text:p>139.27</text:p>
          </table:table-cell>
          <table:table-cell table:formula="of:=ROUND([$raw.D91]/[$raw.N91];2)" office:value-type="float" office:value="6.18" calcext:value-type="float">
            <text:p>6.18</text:p>
          </table:table-cell>
          <table:table-cell table:formula="of:=ROUND(([$raw.C91]+[$raw.D91])/([$raw.M91]+[$raw.N91]+[$raw.O91]);2)" office:value-type="float" office:value="6.26" calcext:value-type="float">
            <text:p>6.26</text:p>
          </table:table-cell>
          <table:table-cell table:formula="of:=ROUND([$raw.B91]/[$raw.L91];2)" office:value-type="float" office:value="5.47" calcext:value-type="float">
            <text:p>5.47</text:p>
          </table:table-cell>
          <table:table-cell table:formula="of:=ROUND([$raw.C91]/[$raw.Q91];2)" office:value-type="float" office:value="480.2" calcext:value-type="float">
            <text:p>480.2</text:p>
          </table:table-cell>
          <table:table-cell table:formula="of:=ROUND([$raw.D91]/[$raw.R91];2)" office:value-type="float" office:value="378.73" calcext:value-type="float">
            <text:p>378.73</text:p>
          </table:table-cell>
          <table:table-cell table:formula="of:=ROUND(([$raw.C91]+[$raw.D91])/([$raw.Q91]+[$raw.R91]+[$raw.S91]);2)" office:value-type="float" office:value="17.3" calcext:value-type="float">
            <text:p>17.3</text:p>
          </table:table-cell>
          <table:table-cell table:formula="of:=ROUND([$raw.B91]/[$raw.P91];2)" office:value-type="float" office:value="10.71" calcext:value-type="float">
            <text:p>10.71</text:p>
          </table:table-cell>
          <table:table-cell table:formula="of:=ROUND([$raw.C91]/[$raw.U91];2)" office:value-type="float" office:value="136.8" calcext:value-type="float">
            <text:p>136.8</text:p>
          </table:table-cell>
          <table:table-cell table:formula="of:=ROUND([$raw.D91]/[$raw.V91];2)" office:value-type="float" office:value="4.7" calcext:value-type="float">
            <text:p>4.7</text:p>
          </table:table-cell>
          <table:table-cell table:formula="of:=ROUND(([$raw.C91]+[$raw.D91])/([$raw.U91]+[$raw.V91]+[$raw.W91]);2)" office:value-type="float" office:value="6.08" calcext:value-type="float">
            <text:p>6.08</text:p>
          </table:table-cell>
          <table:table-cell table:formula="of:=ROUND([$raw.B91]/[$raw.T91];2)" office:value-type="float" office:value="5.1" calcext:value-type="float">
            <text:p>5.1</text:p>
          </table:table-cell>
          <table:table-cell/>
          <table:table-cell table:formula="of:=[$raw.S91]" office:value-type="float" office:value="0.226328" calcext:value-type="float">
            <text:p>0.226328</text:p>
          </table:table-cell>
          <table:table-cell table:formula="of:=[$raw.O91]" office:value-type="float" office:value="0.454467" calcext:value-type="float">
            <text:p>0.454467</text:p>
          </table:table-cell>
          <table:table-cell table:formula="of:=[$raw.W91]" office:value-type="float" office:value="0.418369" calcext:value-type="float">
            <text:p>0.4183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$raw.C92]/[$raw.F92];2)" office:value-type="float" office:value="2.13" calcext:value-type="float">
            <text:p>2.13</text:p>
          </table:table-cell>
          <table:table-cell table:formula="of:=ROUND([$raw.D92]/[$raw.G92];2)" office:value-type="float" office:value="2.33" calcext:value-type="float">
            <text:p>2.33</text:p>
          </table:table-cell>
          <table:table-cell table:formula="of:=ROUND(([$raw.C92]+[$raw.D92])/([$raw.F92]+[$raw.G92]);2)" office:value-type="float" office:value="2.18" calcext:value-type="float">
            <text:p>2.18</text:p>
          </table:table-cell>
          <table:table-cell table:formula="of:=ROUND([$raw.B92]/[$raw.E92];2)" office:value-type="float" office:value="1.8" calcext:value-type="float">
            <text:p>1.8</text:p>
          </table:table-cell>
          <table:table-cell table:number-columns-repeated="4"/>
          <table:table-cell table:formula="of:=ROUND([$raw.C92]/[$raw.M92];2)" office:value-type="float" office:value="159.04" calcext:value-type="float">
            <text:p>159.04</text:p>
          </table:table-cell>
          <table:table-cell table:formula="of:=ROUND([$raw.D92]/[$raw.N92];2)" office:value-type="float" office:value="6.55" calcext:value-type="float">
            <text:p>6.55</text:p>
          </table:table-cell>
          <table:table-cell table:formula="of:=ROUND(([$raw.C92]+[$raw.D92])/([$raw.M92]+[$raw.N92]+[$raw.O92]);2)" office:value-type="float" office:value="6.79" calcext:value-type="float">
            <text:p>6.79</text:p>
          </table:table-cell>
          <table:table-cell table:formula="of:=ROUND([$raw.B92]/[$raw.L92];2)" office:value-type="float" office:value="5.95" calcext:value-type="float">
            <text:p>5.95</text:p>
          </table:table-cell>
          <table:table-cell table:formula="of:=ROUND([$raw.C92]/[$raw.Q92];2)" office:value-type="float" office:value="536.08" calcext:value-type="float">
            <text:p>536.08</text:p>
          </table:table-cell>
          <table:table-cell table:formula="of:=ROUND([$raw.D92]/[$raw.R92];2)" office:value-type="float" office:value="406.79" calcext:value-type="float">
            <text:p>406.79</text:p>
          </table:table-cell>
          <table:table-cell table:formula="of:=ROUND(([$raw.C92]+[$raw.D92])/([$raw.Q92]+[$raw.R92]+[$raw.S92]);2)" office:value-type="float" office:value="19.1" calcext:value-type="float">
            <text:p>19.1</text:p>
          </table:table-cell>
          <table:table-cell table:formula="of:=ROUND([$raw.B92]/[$raw.P92];2)" office:value-type="float" office:value="11.82" calcext:value-type="float">
            <text:p>11.82</text:p>
          </table:table-cell>
          <table:table-cell table:formula="of:=ROUND([$raw.C92]/[$raw.U92];2)" office:value-type="float" office:value="157.45" calcext:value-type="float">
            <text:p>157.45</text:p>
          </table:table-cell>
          <table:table-cell table:formula="of:=ROUND([$raw.D92]/[$raw.V92];2)" office:value-type="float" office:value="4.99" calcext:value-type="float">
            <text:p>4.99</text:p>
          </table:table-cell>
          <table:table-cell table:formula="of:=ROUND(([$raw.C92]+[$raw.D92])/([$raw.U92]+[$raw.V92]+[$raw.W92]);2)" office:value-type="float" office:value="6.75" calcext:value-type="float">
            <text:p>6.75</text:p>
          </table:table-cell>
          <table:table-cell table:formula="of:=ROUND([$raw.B92]/[$raw.T92];2)" office:value-type="float" office:value="5.65" calcext:value-type="float">
            <text:p>5.65</text:p>
          </table:table-cell>
          <table:table-cell/>
          <table:table-cell table:formula="of:=[$raw.S92]" office:value-type="float" office:value="0.228366" calcext:value-type="float">
            <text:p>0.228366</text:p>
          </table:table-cell>
          <table:table-cell table:formula="of:=[$raw.O92]" office:value-type="float" office:value="0.471698" calcext:value-type="float">
            <text:p>0.471698</text:p>
          </table:table-cell>
          <table:table-cell table:formula="of:=[$raw.W92]" office:value-type="float" office:value="0.419914" calcext:value-type="float">
            <text:p>0.4199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$raw.C93]/[$raw.F93];2)" office:value-type="float" office:value="2.08" calcext:value-type="float">
            <text:p>2.08</text:p>
          </table:table-cell>
          <table:table-cell table:formula="of:=ROUND([$raw.D93]/[$raw.G93];2)" office:value-type="float" office:value="1.95" calcext:value-type="float">
            <text:p>1.95</text:p>
          </table:table-cell>
          <table:table-cell table:formula="of:=ROUND(([$raw.C93]+[$raw.D93])/([$raw.F93]+[$raw.G93]);2)" office:value-type="float" office:value="2.05" calcext:value-type="float">
            <text:p>2.05</text:p>
          </table:table-cell>
          <table:table-cell table:formula="of:=ROUND([$raw.B93]/[$raw.E93];2)" office:value-type="float" office:value="1.65" calcext:value-type="float">
            <text:p>1.65</text:p>
          </table:table-cell>
          <table:table-cell table:number-columns-repeated="4"/>
          <table:table-cell table:formula="of:=ROUND([$raw.C93]/[$raw.M93];2)" office:value-type="float" office:value="142.09" calcext:value-type="float">
            <text:p>142.09</text:p>
          </table:table-cell>
          <table:table-cell table:formula="of:=ROUND([$raw.D93]/[$raw.N93];2)" office:value-type="float" office:value="5.64" calcext:value-type="float">
            <text:p>5.64</text:p>
          </table:table-cell>
          <table:table-cell table:formula="of:=ROUND(([$raw.C93]+[$raw.D93])/([$raw.M93]+[$raw.N93]+[$raw.O93]);2)" office:value-type="float" office:value="6.47" calcext:value-type="float">
            <text:p>6.47</text:p>
          </table:table-cell>
          <table:table-cell table:formula="of:=ROUND([$raw.B93]/[$raw.L93];2)" office:value-type="float" office:value="5.61" calcext:value-type="float">
            <text:p>5.61</text:p>
          </table:table-cell>
          <table:table-cell table:formula="of:=ROUND([$raw.C93]/[$raw.Q93];2)" office:value-type="float" office:value="485.54" calcext:value-type="float">
            <text:p>485.54</text:p>
          </table:table-cell>
          <table:table-cell table:formula="of:=ROUND([$raw.D93]/[$raw.R93];2)" office:value-type="float" office:value="343.72" calcext:value-type="float">
            <text:p>343.72</text:p>
          </table:table-cell>
          <table:table-cell table:formula="of:=ROUND(([$raw.C93]+[$raw.D93])/([$raw.Q93]+[$raw.R93]+[$raw.S93]);2)" office:value-type="float" office:value="17.06" calcext:value-type="float">
            <text:p>17.06</text:p>
          </table:table-cell>
          <table:table-cell table:formula="of:=ROUND([$raw.B93]/[$raw.P93];2)" office:value-type="float" office:value="10.56" calcext:value-type="float">
            <text:p>10.56</text:p>
          </table:table-cell>
          <table:table-cell table:formula="of:=ROUND([$raw.C93]/[$raw.U93];2)" office:value-type="float" office:value="139.68" calcext:value-type="float">
            <text:p>139.68</text:p>
          </table:table-cell>
          <table:table-cell table:formula="of:=ROUND([$raw.D93]/[$raw.V93];2)" office:value-type="float" office:value="4.26" calcext:value-type="float">
            <text:p>4.26</text:p>
          </table:table-cell>
          <table:table-cell table:formula="of:=ROUND(([$raw.C93]+[$raw.D93])/([$raw.U93]+[$raw.V93]+[$raw.W93]);2)" office:value-type="float" office:value="6.03" calcext:value-type="float">
            <text:p>6.03</text:p>
          </table:table-cell>
          <table:table-cell table:formula="of:=ROUND([$raw.B93]/[$raw.T93];2)" office:value-type="float" office:value="5.06" calcext:value-type="float">
            <text:p>5.06</text:p>
          </table:table-cell>
          <table:table-cell/>
          <table:table-cell table:formula="of:=[$raw.S93]" office:value-type="float" office:value="0.231137" calcext:value-type="float">
            <text:p>0.231137</text:p>
          </table:table-cell>
          <table:table-cell table:formula="of:=[$raw.O93]" office:value-type="float" office:value="0.435962" calcext:value-type="float">
            <text:p>0.435962</text:p>
          </table:table-cell>
          <table:table-cell table:formula="of:=[$raw.W93]" office:value-type="float" office:value="0.424613" calcext:value-type="float">
            <text:p>0.4246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$raw.C94]/[$raw.F94];2)" office:value-type="float" office:value="1.91" calcext:value-type="float">
            <text:p>1.91</text:p>
          </table:table-cell>
          <table:table-cell table:formula="of:=ROUND([$raw.D94]/[$raw.G94];2)" office:value-type="float" office:value="2.21" calcext:value-type="float">
            <text:p>2.21</text:p>
          </table:table-cell>
          <table:table-cell table:formula="of:=ROUND(([$raw.C94]+[$raw.D94])/([$raw.F94]+[$raw.G94]);2)" office:value-type="float" office:value="1.98" calcext:value-type="float">
            <text:p>1.98</text:p>
          </table:table-cell>
          <table:table-cell table:formula="of:=ROUND([$raw.B94]/[$raw.E94];2)" office:value-type="float" office:value="1.57" calcext:value-type="float">
            <text:p>1.57</text:p>
          </table:table-cell>
          <table:table-cell table:number-columns-repeated="4"/>
          <table:table-cell table:formula="of:=ROUND([$raw.C94]/[$raw.M94];2)" office:value-type="float" office:value="129.75" calcext:value-type="float">
            <text:p>129.75</text:p>
          </table:table-cell>
          <table:table-cell table:formula="of:=ROUND([$raw.D94]/[$raw.N94];2)" office:value-type="float" office:value="5.66" calcext:value-type="float">
            <text:p>5.66</text:p>
          </table:table-cell>
          <table:table-cell table:formula="of:=ROUND(([$raw.C94]+[$raw.D94])/([$raw.M94]+[$raw.N94]+[$raw.O94]);2)" office:value-type="float" office:value="5.91" calcext:value-type="float">
            <text:p>5.91</text:p>
          </table:table-cell>
          <table:table-cell table:formula="of:=ROUND([$raw.B94]/[$raw.L94];2)" office:value-type="float" office:value="5.15" calcext:value-type="float">
            <text:p>5.15</text:p>
          </table:table-cell>
          <table:table-cell table:formula="of:=ROUND([$raw.C94]/[$raw.Q94];2)" office:value-type="float" office:value="444.59" calcext:value-type="float">
            <text:p>444.59</text:p>
          </table:table-cell>
          <table:table-cell table:formula="of:=ROUND([$raw.D94]/[$raw.R94];2)" office:value-type="float" office:value="336.53" calcext:value-type="float">
            <text:p>336.53</text:p>
          </table:table-cell>
          <table:table-cell table:formula="of:=ROUND(([$raw.C94]+[$raw.D94])/([$raw.Q94]+[$raw.R94]+[$raw.S94]);2)" office:value-type="float" office:value="16.09" calcext:value-type="float">
            <text:p>16.09</text:p>
          </table:table-cell>
          <table:table-cell table:formula="of:=ROUND([$raw.B94]/[$raw.P94];2)" office:value-type="float" office:value="10" calcext:value-type="float">
            <text:p>10</text:p>
          </table:table-cell>
          <table:table-cell table:formula="of:=ROUND([$raw.C94]/[$raw.U94];2)" office:value-type="float" office:value="127.85" calcext:value-type="float">
            <text:p>127.85</text:p>
          </table:table-cell>
          <table:table-cell table:formula="of:=ROUND([$raw.D94]/[$raw.V94];2)" office:value-type="float" office:value="4.28" calcext:value-type="float">
            <text:p>4.28</text:p>
          </table:table-cell>
          <table:table-cell table:formula="of:=ROUND(([$raw.C94]+[$raw.D94])/([$raw.U94]+[$raw.V94]+[$raw.W94]);2)" office:value-type="float" office:value="5.76" calcext:value-type="float">
            <text:p>5.76</text:p>
          </table:table-cell>
          <table:table-cell table:formula="of:=ROUND([$raw.B94]/[$raw.T94];2)" office:value-type="float" office:value="4.81" calcext:value-type="float">
            <text:p>4.81</text:p>
          </table:table-cell>
          <table:table-cell/>
          <table:table-cell table:formula="of:=[$raw.S94]" office:value-type="float" office:value="0.231741" calcext:value-type="float">
            <text:p>0.231741</text:p>
          </table:table-cell>
          <table:table-cell table:formula="of:=[$raw.O94]" office:value-type="float" office:value="0.458714" calcext:value-type="float">
            <text:p>0.458714</text:p>
          </table:table-cell>
          <table:table-cell table:formula="of:=[$raw.W94]" office:value-type="float" office:value="0.418812" calcext:value-type="float">
            <text:p>0.4188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$raw.C95]/[$raw.F95];2)" office:value-type="float" office:value="1.92" calcext:value-type="float">
            <text:p>1.92</text:p>
          </table:table-cell>
          <table:table-cell table:formula="of:=ROUND([$raw.D95]/[$raw.G95];2)" office:value-type="float" office:value="2.11" calcext:value-type="float">
            <text:p>2.11</text:p>
          </table:table-cell>
          <table:table-cell table:formula="of:=ROUND(([$raw.C95]+[$raw.D95])/([$raw.F95]+[$raw.G95]);2)" office:value-type="float" office:value="1.97" calcext:value-type="float">
            <text:p>1.97</text:p>
          </table:table-cell>
          <table:table-cell table:formula="of:=ROUND([$raw.B95]/[$raw.E95];2)" office:value-type="float" office:value="1.59" calcext:value-type="float">
            <text:p>1.59</text:p>
          </table:table-cell>
          <table:table-cell table:number-columns-repeated="4"/>
          <table:table-cell table:formula="of:=ROUND([$raw.C95]/[$raw.M95];2)" office:value-type="float" office:value="133.4" calcext:value-type="float">
            <text:p>133.4</text:p>
          </table:table-cell>
          <table:table-cell table:formula="of:=ROUND([$raw.D95]/[$raw.N95];2)" office:value-type="float" office:value="5.31" calcext:value-type="float">
            <text:p>5.31</text:p>
          </table:table-cell>
          <table:table-cell table:formula="of:=ROUND(([$raw.C95]+[$raw.D95])/([$raw.M95]+[$raw.N95]+[$raw.O95]);2)" office:value-type="float" office:value="5.88" calcext:value-type="float">
            <text:p>5.88</text:p>
          </table:table-cell>
          <table:table-cell table:formula="of:=ROUND([$raw.B95]/[$raw.L95];2)" office:value-type="float" office:value="5.12" calcext:value-type="float">
            <text:p>5.12</text:p>
          </table:table-cell>
          <table:table-cell table:formula="of:=ROUND([$raw.C95]/[$raw.Q95];2)" office:value-type="float" office:value="438.61" calcext:value-type="float">
            <text:p>438.61</text:p>
          </table:table-cell>
          <table:table-cell table:formula="of:=ROUND([$raw.D95]/[$raw.R95];2)" office:value-type="float" office:value="327.81" calcext:value-type="float">
            <text:p>327.81</text:p>
          </table:table-cell>
          <table:table-cell table:formula="of:=ROUND(([$raw.C95]+[$raw.D95])/([$raw.Q95]+[$raw.R95]+[$raw.S95]);2)" office:value-type="float" office:value="15.84" calcext:value-type="float">
            <text:p>15.84</text:p>
          </table:table-cell>
          <table:table-cell table:formula="of:=ROUND([$raw.B95]/[$raw.P95];2)" office:value-type="float" office:value="9.82" calcext:value-type="float">
            <text:p>9.82</text:p>
          </table:table-cell>
          <table:table-cell table:formula="of:=ROUND([$raw.C95]/[$raw.U95];2)" office:value-type="float" office:value="130.8" calcext:value-type="float">
            <text:p>130.8</text:p>
          </table:table-cell>
          <table:table-cell table:formula="of:=ROUND([$raw.D95]/[$raw.V95];2)" office:value-type="float" office:value="4.2" calcext:value-type="float">
            <text:p>4.2</text:p>
          </table:table-cell>
          <table:table-cell table:formula="of:=ROUND(([$raw.C95]+[$raw.D95])/([$raw.U95]+[$raw.V95]+[$raw.W95]);2)" office:value-type="float" office:value="5.63" calcext:value-type="float">
            <text:p>5.63</text:p>
          </table:table-cell>
          <table:table-cell table:formula="of:=ROUND([$raw.B95]/[$raw.T95];2)" office:value-type="float" office:value="4.72" calcext:value-type="float">
            <text:p>4.72</text:p>
          </table:table-cell>
          <table:table-cell/>
          <table:table-cell table:formula="of:=[$raw.S95]" office:value-type="float" office:value="0.233493" calcext:value-type="float">
            <text:p>0.233493</text:p>
          </table:table-cell>
          <table:table-cell table:formula="of:=[$raw.O95]" office:value-type="float" office:value="0.447958" calcext:value-type="float">
            <text:p>0.447958</text:p>
          </table:table-cell>
          <table:table-cell table:formula="of:=[$raw.W95]" office:value-type="float" office:value="0.427254" calcext:value-type="float">
            <text:p>0.4272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$raw.C96]/[$raw.F96];2)" office:value-type="float" office:value="2" calcext:value-type="float">
            <text:p>2</text:p>
          </table:table-cell>
          <table:table-cell table:formula="of:=ROUND([$raw.D96]/[$raw.G96];2)" office:value-type="float" office:value="3.1" calcext:value-type="float">
            <text:p>3.1</text:p>
          </table:table-cell>
          <table:table-cell table:formula="of:=ROUND(([$raw.C96]+[$raw.D96])/([$raw.F96]+[$raw.G96]);2)" office:value-type="float" office:value="2.27" calcext:value-type="float">
            <text:p>2.27</text:p>
          </table:table-cell>
          <table:table-cell table:formula="of:=ROUND([$raw.B96]/[$raw.E96];2)" office:value-type="float" office:value="1.81" calcext:value-type="float">
            <text:p>1.81</text:p>
          </table:table-cell>
          <table:table-cell table:number-columns-repeated="4"/>
          <table:table-cell table:formula="of:=ROUND([$raw.C96]/[$raw.M96];2)" office:value-type="float" office:value="144.2" calcext:value-type="float">
            <text:p>144.2</text:p>
          </table:table-cell>
          <table:table-cell table:formula="of:=ROUND([$raw.D96]/[$raw.N96];2)" office:value-type="float" office:value="8.48" calcext:value-type="float">
            <text:p>8.48</text:p>
          </table:table-cell>
          <table:table-cell table:formula="of:=ROUND(([$raw.C96]+[$raw.D96])/([$raw.M96]+[$raw.N96]+[$raw.O96]);2)" office:value-type="float" office:value="7.22" calcext:value-type="float">
            <text:p>7.22</text:p>
          </table:table-cell>
          <table:table-cell table:formula="of:=ROUND([$raw.B96]/[$raw.L96];2)" office:value-type="float" office:value="6.3" calcext:value-type="float">
            <text:p>6.3</text:p>
          </table:table-cell>
          <table:table-cell table:formula="of:=ROUND([$raw.C96]/[$raw.Q96];2)" office:value-type="float" office:value="480.61" calcext:value-type="float">
            <text:p>480.61</text:p>
          </table:table-cell>
          <table:table-cell table:formula="of:=ROUND([$raw.D96]/[$raw.R96];2)" office:value-type="float" office:value="539.45" calcext:value-type="float">
            <text:p>539.45</text:p>
          </table:table-cell>
          <table:table-cell table:formula="of:=ROUND(([$raw.C96]+[$raw.D96])/([$raw.Q96]+[$raw.R96]+[$raw.S96]);2)" office:value-type="float" office:value="19.27" calcext:value-type="float">
            <text:p>19.27</text:p>
          </table:table-cell>
          <table:table-cell table:formula="of:=ROUND([$raw.B96]/[$raw.P96];2)" office:value-type="float" office:value="12" calcext:value-type="float">
            <text:p>12</text:p>
          </table:table-cell>
          <table:table-cell table:formula="of:=ROUND([$raw.C96]/[$raw.U96];2)" office:value-type="float" office:value="141.89" calcext:value-type="float">
            <text:p>141.89</text:p>
          </table:table-cell>
          <table:table-cell table:formula="of:=ROUND([$raw.D96]/[$raw.V96];2)" office:value-type="float" office:value="6.65" calcext:value-type="float">
            <text:p>6.65</text:p>
          </table:table-cell>
          <table:table-cell table:formula="of:=ROUND(([$raw.C96]+[$raw.D96])/([$raw.U96]+[$raw.V96]+[$raw.W96]);2)" office:value-type="float" office:value="6.79" calcext:value-type="float">
            <text:p>6.79</text:p>
          </table:table-cell>
          <table:table-cell table:formula="of:=ROUND([$raw.B96]/[$raw.T96];2)" office:value-type="float" office:value="5.73" calcext:value-type="float">
            <text:p>5.73</text:p>
          </table:table-cell>
          <table:table-cell/>
          <table:table-cell table:formula="of:=[$raw.S96]" office:value-type="float" office:value="0.233746" calcext:value-type="float">
            <text:p>0.233746</text:p>
          </table:table-cell>
          <table:table-cell table:formula="of:=[$raw.O96]" office:value-type="float" office:value="0.442323" calcext:value-type="float">
            <text:p>0.442323</text:p>
          </table:table-cell>
          <table:table-cell table:formula="of:=[$raw.W96]" office:value-type="float" office:value="0.431533" calcext:value-type="float">
            <text:p>0.4315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$raw.C97]/[$raw.F97];2)" office:value-type="float" office:value="1.76" calcext:value-type="float">
            <text:p>1.76</text:p>
          </table:table-cell>
          <table:table-cell table:formula="of:=ROUND([$raw.D97]/[$raw.G97];2)" office:value-type="float" office:value="1.65" calcext:value-type="float">
            <text:p>1.65</text:p>
          </table:table-cell>
          <table:table-cell table:formula="of:=ROUND(([$raw.C97]+[$raw.D97])/([$raw.F97]+[$raw.G97]);2)" office:value-type="float" office:value="1.73" calcext:value-type="float">
            <text:p>1.73</text:p>
          </table:table-cell>
          <table:table-cell table:formula="of:=ROUND([$raw.B97]/[$raw.E97];2)" office:value-type="float" office:value="1.45" calcext:value-type="float">
            <text:p>1.45</text:p>
          </table:table-cell>
          <table:table-cell table:number-columns-repeated="4"/>
          <table:table-cell table:formula="of:=ROUND([$raw.C97]/[$raw.M97];2)" office:value-type="float" office:value="157.19" calcext:value-type="float">
            <text:p>157.19</text:p>
          </table:table-cell>
          <table:table-cell table:formula="of:=ROUND([$raw.D97]/[$raw.N97];2)" office:value-type="float" office:value="4.96" calcext:value-type="float">
            <text:p>4.96</text:p>
          </table:table-cell>
          <table:table-cell table:formula="of:=ROUND(([$raw.C97]+[$raw.D97])/([$raw.M97]+[$raw.N97]+[$raw.O97]);2)" office:value-type="float" office:value="6.52" calcext:value-type="float">
            <text:p>6.52</text:p>
          </table:table-cell>
          <table:table-cell table:formula="of:=ROUND([$raw.B97]/[$raw.L97];2)" office:value-type="float" office:value="5.73" calcext:value-type="float">
            <text:p>5.73</text:p>
          </table:table-cell>
          <table:table-cell table:formula="of:=ROUND([$raw.C97]/[$raw.Q97];2)" office:value-type="float" office:value="528.22" calcext:value-type="float">
            <text:p>528.22</text:p>
          </table:table-cell>
          <table:table-cell table:formula="of:=ROUND([$raw.D97]/[$raw.R97];2)" office:value-type="float" office:value="341.59" calcext:value-type="float">
            <text:p>341.59</text:p>
          </table:table-cell>
          <table:table-cell table:formula="of:=ROUND(([$raw.C97]+[$raw.D97])/([$raw.Q97]+[$raw.R97]+[$raw.S97]);2)" office:value-type="float" office:value="18.38" calcext:value-type="float">
            <text:p>18.38</text:p>
          </table:table-cell>
          <table:table-cell table:formula="of:=ROUND([$raw.B97]/[$raw.P97];2)" office:value-type="float" office:value="11.42" calcext:value-type="float">
            <text:p>11.42</text:p>
          </table:table-cell>
          <table:table-cell table:formula="of:=ROUND([$raw.C97]/[$raw.U97];2)" office:value-type="float" office:value="153.18" calcext:value-type="float">
            <text:p>153.18</text:p>
          </table:table-cell>
          <table:table-cell table:formula="of:=ROUND([$raw.D97]/[$raw.V97];2)" office:value-type="float" office:value="4.27" calcext:value-type="float">
            <text:p>4.27</text:p>
          </table:table-cell>
          <table:table-cell table:formula="of:=ROUND(([$raw.C97]+[$raw.D97])/([$raw.U97]+[$raw.V97]+[$raw.W97]);2)" office:value-type="float" office:value="6.41" calcext:value-type="float">
            <text:p>6.41</text:p>
          </table:table-cell>
          <table:table-cell table:formula="of:=ROUND([$raw.B97]/[$raw.T97];2)" office:value-type="float" office:value="5.38" calcext:value-type="float">
            <text:p>5.38</text:p>
          </table:table-cell>
          <table:table-cell/>
          <table:table-cell table:formula="of:=[$raw.S97]" office:value-type="float" office:value="0.233034" calcext:value-type="float">
            <text:p>0.233034</text:p>
          </table:table-cell>
          <table:table-cell table:formula="of:=[$raw.O97]" office:value-type="float" office:value="0.457253" calcext:value-type="float">
            <text:p>0.457253</text:p>
          </table:table-cell>
          <table:table-cell table:formula="of:=[$raw.W97]" office:value-type="float" office:value="0.434668" calcext:value-type="float">
            <text:p>0.4346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$raw.C98]/[$raw.F98];2)" office:value-type="float" office:value="1.81" calcext:value-type="float">
            <text:p>1.81</text:p>
          </table:table-cell>
          <table:table-cell table:formula="of:=ROUND([$raw.D98]/[$raw.G98];2)" office:value-type="float" office:value="2.14" calcext:value-type="float">
            <text:p>2.14</text:p>
          </table:table-cell>
          <table:table-cell table:formula="of:=ROUND(([$raw.C98]+[$raw.D98])/([$raw.F98]+[$raw.G98]);2)" office:value-type="float" office:value="1.89" calcext:value-type="float">
            <text:p>1.89</text:p>
          </table:table-cell>
          <table:table-cell table:formula="of:=ROUND([$raw.B98]/[$raw.E98];2)" office:value-type="float" office:value="1.49" calcext:value-type="float">
            <text:p>1.49</text:p>
          </table:table-cell>
          <table:table-cell table:number-columns-repeated="4"/>
          <table:table-cell table:formula="of:=ROUND([$raw.C98]/[$raw.M98];2)" office:value-type="float" office:value="131.57" calcext:value-type="float">
            <text:p>131.57</text:p>
          </table:table-cell>
          <table:table-cell table:formula="of:=ROUND([$raw.D98]/[$raw.N98];2)" office:value-type="float" office:value="4.79" calcext:value-type="float">
            <text:p>4.79</text:p>
          </table:table-cell>
          <table:table-cell table:formula="of:=ROUND(([$raw.C98]+[$raw.D98])/([$raw.M98]+[$raw.N98]+[$raw.O98]);2)" office:value-type="float" office:value="5.59" calcext:value-type="float">
            <text:p>5.59</text:p>
          </table:table-cell>
          <table:table-cell table:formula="of:=ROUND([$raw.B98]/[$raw.L98];2)" office:value-type="float" office:value="4.9" calcext:value-type="float">
            <text:p>4.9</text:p>
          </table:table-cell>
          <table:table-cell table:formula="of:=ROUND([$raw.C98]/[$raw.Q98];2)" office:value-type="float" office:value="441.54" calcext:value-type="float">
            <text:p>441.54</text:p>
          </table:table-cell>
          <table:table-cell table:formula="of:=ROUND([$raw.D98]/[$raw.R98];2)" office:value-type="float" office:value="332.28" calcext:value-type="float">
            <text:p>332.28</text:p>
          </table:table-cell>
          <table:table-cell table:formula="of:=ROUND(([$raw.C98]+[$raw.D98])/([$raw.Q98]+[$raw.R98]+[$raw.S98]);2)" office:value-type="float" office:value="15.72" calcext:value-type="float">
            <text:p>15.72</text:p>
          </table:table-cell>
          <table:table-cell table:formula="of:=ROUND([$raw.B98]/[$raw.P98];2)" office:value-type="float" office:value="9.77" calcext:value-type="float">
            <text:p>9.77</text:p>
          </table:table-cell>
          <table:table-cell table:formula="of:=ROUND([$raw.C98]/[$raw.U98];2)" office:value-type="float" office:value="129.61" calcext:value-type="float">
            <text:p>129.61</text:p>
          </table:table-cell>
          <table:table-cell table:formula="of:=ROUND([$raw.D98]/[$raw.V98];2)" office:value-type="float" office:value="4.06" calcext:value-type="float">
            <text:p>4.06</text:p>
          </table:table-cell>
          <table:table-cell table:formula="of:=ROUND(([$raw.C98]+[$raw.D98])/([$raw.U98]+[$raw.V98]+[$raw.W98]);2)" office:value-type="float" office:value="5.49" calcext:value-type="float">
            <text:p>5.49</text:p>
          </table:table-cell>
          <table:table-cell table:formula="of:=ROUND([$raw.B98]/[$raw.T98];2)" office:value-type="float" office:value="4.61" calcext:value-type="float">
            <text:p>4.61</text:p>
          </table:table-cell>
          <table:table-cell/>
          <table:table-cell table:formula="of:=[$raw.S98]" office:value-type="float" office:value="0.235954" calcext:value-type="float">
            <text:p>0.235954</text:p>
          </table:table-cell>
          <table:table-cell table:formula="of:=[$raw.O98]" office:value-type="float" office:value="0.463954" calcext:value-type="float">
            <text:p>0.463954</text:p>
          </table:table-cell>
          <table:table-cell table:formula="of:=[$raw.W98]" office:value-type="float" office:value="0.439479" calcext:value-type="float">
            <text:p>0.4394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$raw.C99]/[$raw.F99];2)" office:value-type="float" office:value="1.9" calcext:value-type="float">
            <text:p>1.9</text:p>
          </table:table-cell>
          <table:table-cell table:formula="of:=ROUND([$raw.D99]/[$raw.G99];2)" office:value-type="float" office:value="1.89" calcext:value-type="float">
            <text:p>1.89</text:p>
          </table:table-cell>
          <table:table-cell table:formula="of:=ROUND(([$raw.C99]+[$raw.D99])/([$raw.F99]+[$raw.G99]);2)" office:value-type="float" office:value="1.9" calcext:value-type="float">
            <text:p>1.9</text:p>
          </table:table-cell>
          <table:table-cell table:formula="of:=ROUND([$raw.B99]/[$raw.E99];2)" office:value-type="float" office:value="1.5" calcext:value-type="float">
            <text:p>1.5</text:p>
          </table:table-cell>
          <table:table-cell table:number-columns-repeated="4"/>
          <table:table-cell table:formula="of:=ROUND([$raw.C99]/[$raw.M99];2)" office:value-type="float" office:value="131.34" calcext:value-type="float">
            <text:p>131.34</text:p>
          </table:table-cell>
          <table:table-cell table:formula="of:=ROUND([$raw.D99]/[$raw.N99];2)" office:value-type="float" office:value="4.77" calcext:value-type="float">
            <text:p>4.77</text:p>
          </table:table-cell>
          <table:table-cell table:formula="of:=ROUND(([$raw.C99]+[$raw.D99])/([$raw.M99]+[$raw.N99]+[$raw.O99]);2)" office:value-type="float" office:value="5.59" calcext:value-type="float">
            <text:p>5.59</text:p>
          </table:table-cell>
          <table:table-cell table:formula="of:=ROUND([$raw.B99]/[$raw.L99];2)" office:value-type="float" office:value="4.9" calcext:value-type="float">
            <text:p>4.9</text:p>
          </table:table-cell>
          <table:table-cell table:formula="of:=ROUND([$raw.C99]/[$raw.Q99];2)" office:value-type="float" office:value="443.93" calcext:value-type="float">
            <text:p>443.93</text:p>
          </table:table-cell>
          <table:table-cell table:formula="of:=ROUND([$raw.D99]/[$raw.R99];2)" office:value-type="float" office:value="323.5" calcext:value-type="float">
            <text:p>323.5</text:p>
          </table:table-cell>
          <table:table-cell table:formula="of:=ROUND(([$raw.C99]+[$raw.D99])/([$raw.Q99]+[$raw.R99]+[$raw.S99]);2)" office:value-type="float" office:value="15.71" calcext:value-type="float">
            <text:p>15.71</text:p>
          </table:table-cell>
          <table:table-cell table:formula="of:=ROUND([$raw.B99]/[$raw.P99];2)" office:value-type="float" office:value="9.76" calcext:value-type="float">
            <text:p>9.76</text:p>
          </table:table-cell>
          <table:table-cell table:formula="of:=ROUND([$raw.C99]/[$raw.U99];2)" office:value-type="float" office:value="128.77" calcext:value-type="float">
            <text:p>128.77</text:p>
          </table:table-cell>
          <table:table-cell table:formula="of:=ROUND([$raw.D99]/[$raw.V99];2)" office:value-type="float" office:value="4.02" calcext:value-type="float">
            <text:p>4.02</text:p>
          </table:table-cell>
          <table:table-cell table:formula="of:=ROUND(([$raw.C99]+[$raw.D99])/([$raw.U99]+[$raw.V99]+[$raw.W99]);2)" office:value-type="float" office:value="5.47" calcext:value-type="float">
            <text:p>5.47</text:p>
          </table:table-cell>
          <table:table-cell table:formula="of:=ROUND([$raw.B99]/[$raw.T99];2)" office:value-type="float" office:value="4.58" calcext:value-type="float">
            <text:p>4.58</text:p>
          </table:table-cell>
          <table:table-cell/>
          <table:table-cell table:formula="of:=[$raw.S99]" office:value-type="float" office:value="0.235467" calcext:value-type="float">
            <text:p>0.235467</text:p>
          </table:table-cell>
          <table:table-cell table:formula="of:=[$raw.O99]" office:value-type="float" office:value="0.462481" calcext:value-type="float">
            <text:p>0.462481</text:p>
          </table:table-cell>
          <table:table-cell table:formula="of:=[$raw.W99]" office:value-type="float" office:value="0.439493" calcext:value-type="float">
            <text:p>0.4394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$raw.C100]/[$raw.F100];2)" office:value-type="float" office:value="1.83" calcext:value-type="float">
            <text:p>1.83</text:p>
          </table:table-cell>
          <table:table-cell table:formula="of:=ROUND([$raw.D100]/[$raw.G100];2)" office:value-type="float" office:value="1.91" calcext:value-type="float">
            <text:p>1.91</text:p>
          </table:table-cell>
          <table:table-cell table:formula="of:=ROUND(([$raw.C100]+[$raw.D100])/([$raw.F100]+[$raw.G100]);2)" office:value-type="float" office:value="1.85" calcext:value-type="float">
            <text:p>1.85</text:p>
          </table:table-cell>
          <table:table-cell table:formula="of:=ROUND([$raw.B100]/[$raw.E100];2)" office:value-type="float" office:value="1.36" calcext:value-type="float">
            <text:p>1.36</text:p>
          </table:table-cell>
          <table:table-cell table:number-columns-repeated="4"/>
          <table:table-cell table:formula="of:=ROUND([$raw.C100]/[$raw.M100];2)" office:value-type="float" office:value="128.82" calcext:value-type="float">
            <text:p>128.82</text:p>
          </table:table-cell>
          <table:table-cell table:formula="of:=ROUND([$raw.D100]/[$raw.N100];2)" office:value-type="float" office:value="4.75" calcext:value-type="float">
            <text:p>4.75</text:p>
          </table:table-cell>
          <table:table-cell table:formula="of:=ROUND(([$raw.C100]+[$raw.D100])/([$raw.M100]+[$raw.N100]+[$raw.O100]);2)" office:value-type="float" office:value="5.55" calcext:value-type="float">
            <text:p>5.55</text:p>
          </table:table-cell>
          <table:table-cell table:formula="of:=ROUND([$raw.B100]/[$raw.L100];2)" office:value-type="float" office:value="4.87" calcext:value-type="float">
            <text:p>4.87</text:p>
          </table:table-cell>
          <table:table-cell table:formula="of:=ROUND([$raw.C100]/[$raw.Q100];2)" office:value-type="float" office:value="440.26" calcext:value-type="float">
            <text:p>440.26</text:p>
          </table:table-cell>
          <table:table-cell table:formula="of:=ROUND([$raw.D100]/[$raw.R100];2)" office:value-type="float" office:value="327.38" calcext:value-type="float">
            <text:p>327.38</text:p>
          </table:table-cell>
          <table:table-cell table:formula="of:=ROUND(([$raw.C100]+[$raw.D100])/([$raw.Q100]+[$raw.R100]+[$raw.S100]);2)" office:value-type="float" office:value="15.41" calcext:value-type="float">
            <text:p>15.41</text:p>
          </table:table-cell>
          <table:table-cell table:formula="of:=ROUND([$raw.B100]/[$raw.P100];2)" office:value-type="float" office:value="9.66" calcext:value-type="float">
            <text:p>9.66</text:p>
          </table:table-cell>
          <table:table-cell table:formula="of:=ROUND([$raw.C100]/[$raw.U100];2)" office:value-type="float" office:value="125.06" calcext:value-type="float">
            <text:p>125.06</text:p>
          </table:table-cell>
          <table:table-cell table:formula="of:=ROUND([$raw.D100]/[$raw.V100];2)" office:value-type="float" office:value="3.99" calcext:value-type="float">
            <text:p>3.99</text:p>
          </table:table-cell>
          <table:table-cell table:formula="of:=ROUND(([$raw.C100]+[$raw.D100])/([$raw.U100]+[$raw.V100]+[$raw.W100]);2)" office:value-type="float" office:value="5.41" calcext:value-type="float">
            <text:p>5.41</text:p>
          </table:table-cell>
          <table:table-cell table:formula="of:=ROUND([$raw.B100]/[$raw.T100];2)" office:value-type="float" office:value="4.55" calcext:value-type="float">
            <text:p>4.55</text:p>
          </table:table-cell>
          <table:table-cell/>
          <table:table-cell table:formula="of:=[$raw.S100]" office:value-type="float" office:value="0.239294" calcext:value-type="float">
            <text:p>0.239294</text:p>
          </table:table-cell>
          <table:table-cell table:formula="of:=[$raw.O100]" office:value-type="float" office:value="0.465025" calcext:value-type="float">
            <text:p>0.465025</text:p>
          </table:table-cell>
          <table:table-cell table:formula="of:=[$raw.W100]" office:value-type="float" office:value="0.442404" calcext:value-type="float">
            <text:p>0.4424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$raw.C101]/[$raw.F101];2)" office:value-type="float" office:value="1.91" calcext:value-type="float">
            <text:p>1.91</text:p>
          </table:table-cell>
          <table:table-cell table:formula="of:=ROUND([$raw.D101]/[$raw.G101];2)" office:value-type="float" office:value="1.9" calcext:value-type="float">
            <text:p>1.9</text:p>
          </table:table-cell>
          <table:table-cell table:formula="of:=ROUND(([$raw.C101]+[$raw.D101])/([$raw.F101]+[$raw.G101]);2)" office:value-type="float" office:value="1.91" calcext:value-type="float">
            <text:p>1.91</text:p>
          </table:table-cell>
          <table:table-cell table:formula="of:=ROUND([$raw.B101]/[$raw.E101];2)" office:value-type="float" office:value="1.52" calcext:value-type="float">
            <text:p>1.52</text:p>
          </table:table-cell>
          <table:table-cell table:number-columns-repeated="4"/>
          <table:table-cell table:formula="of:=ROUND([$raw.C101]/[$raw.M101];2)" office:value-type="float" office:value="132.37" calcext:value-type="float">
            <text:p>132.37</text:p>
          </table:table-cell>
          <table:table-cell table:formula="of:=ROUND([$raw.D101]/[$raw.N101];2)" office:value-type="float" office:value="4.79" calcext:value-type="float">
            <text:p>4.79</text:p>
          </table:table-cell>
          <table:table-cell table:formula="of:=ROUND(([$raw.C101]+[$raw.D101])/([$raw.M101]+[$raw.N101]+[$raw.O101]);2)" office:value-type="float" office:value="5.58" calcext:value-type="float">
            <text:p>5.58</text:p>
          </table:table-cell>
          <table:table-cell table:formula="of:=ROUND([$raw.B101]/[$raw.L101];2)" office:value-type="float" office:value="4.89" calcext:value-type="float">
            <text:p>4.89</text:p>
          </table:table-cell>
          <table:table-cell table:formula="of:=ROUND([$raw.C101]/[$raw.Q101];2)" office:value-type="float" office:value="428.63" calcext:value-type="float">
            <text:p>428.63</text:p>
          </table:table-cell>
          <table:table-cell table:formula="of:=ROUND([$raw.D101]/[$raw.R101];2)" office:value-type="float" office:value="322.36" calcext:value-type="float">
            <text:p>322.36</text:p>
          </table:table-cell>
          <table:table-cell table:formula="of:=ROUND(([$raw.C101]+[$raw.D101])/([$raw.Q101]+[$raw.R101]+[$raw.S101]);2)" office:value-type="float" office:value="15.27" calcext:value-type="float">
            <text:p>15.27</text:p>
          </table:table-cell>
          <table:table-cell table:formula="of:=ROUND([$raw.B101]/[$raw.P101];2)" office:value-type="float" office:value="9.53" calcext:value-type="float">
            <text:p>9.53</text:p>
          </table:table-cell>
          <table:table-cell table:formula="of:=ROUND([$raw.C101]/[$raw.U101];2)" office:value-type="float" office:value="129.35" calcext:value-type="float">
            <text:p>129.35</text:p>
          </table:table-cell>
          <table:table-cell table:formula="of:=ROUND([$raw.D101]/[$raw.V101];2)" office:value-type="float" office:value="4.01" calcext:value-type="float">
            <text:p>4.01</text:p>
          </table:table-cell>
          <table:table-cell table:formula="of:=ROUND(([$raw.C101]+[$raw.D101])/([$raw.U101]+[$raw.V101]+[$raw.W101]);2)" office:value-type="float" office:value="5.44" calcext:value-type="float">
            <text:p>5.44</text:p>
          </table:table-cell>
          <table:table-cell table:formula="of:=ROUND([$raw.B101]/[$raw.T101];2)" office:value-type="float" office:value="4.57" calcext:value-type="float">
            <text:p>4.57</text:p>
          </table:table-cell>
          <table:table-cell/>
          <table:table-cell table:formula="of:=[$raw.S101]" office:value-type="float" office:value="0.242244" calcext:value-type="float">
            <text:p>0.242244</text:p>
          </table:table-cell>
          <table:table-cell table:formula="of:=[$raw.O101]" office:value-type="float" office:value="0.4647" calcext:value-type="float">
            <text:p>0.4647</text:p>
          </table:table-cell>
          <table:table-cell table:formula="of:=[$raw.W101]" office:value-type="float" office:value="0.441824" calcext:value-type="float">
            <text:p>0.441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$raw.C102]/[$raw.F102];2)" office:value-type="float" office:value="1.92" calcext:value-type="float">
            <text:p>1.92</text:p>
          </table:table-cell>
          <table:table-cell table:formula="of:=ROUND([$raw.D102]/[$raw.G102];2)" office:value-type="float" office:value="2.2" calcext:value-type="float">
            <text:p>2.2</text:p>
          </table:table-cell>
          <table:table-cell table:formula="of:=ROUND(([$raw.C102]+[$raw.D102])/([$raw.F102]+[$raw.G102]);2)" office:value-type="float" office:value="1.98" calcext:value-type="float">
            <text:p>1.98</text:p>
          </table:table-cell>
          <table:table-cell table:formula="of:=ROUND([$raw.B102]/[$raw.E102];2)" office:value-type="float" office:value="1.62" calcext:value-type="float">
            <text:p>1.62</text:p>
          </table:table-cell>
          <table:table-cell table:number-columns-repeated="4"/>
          <table:table-cell table:formula="of:=ROUND([$raw.C102]/[$raw.M102];2)" office:value-type="float" office:value="133.46" calcext:value-type="float">
            <text:p>133.46</text:p>
          </table:table-cell>
          <table:table-cell table:formula="of:=ROUND([$raw.D102]/[$raw.N102];2)" office:value-type="float" office:value="4.82" calcext:value-type="float">
            <text:p>4.82</text:p>
          </table:table-cell>
          <table:table-cell table:formula="of:=ROUND(([$raw.C102]+[$raw.D102])/([$raw.M102]+[$raw.N102]+[$raw.O102]);2)" office:value-type="float" office:value="5.61" calcext:value-type="float">
            <text:p>5.61</text:p>
          </table:table-cell>
          <table:table-cell table:formula="of:=ROUND([$raw.B102]/[$raw.L102];2)" office:value-type="float" office:value="4.91" calcext:value-type="float">
            <text:p>4.91</text:p>
          </table:table-cell>
          <table:table-cell table:formula="of:=ROUND([$raw.C102]/[$raw.Q102];2)" office:value-type="float" office:value="432.51" calcext:value-type="float">
            <text:p>432.51</text:p>
          </table:table-cell>
          <table:table-cell table:formula="of:=ROUND([$raw.D102]/[$raw.R102];2)" office:value-type="float" office:value="311.24" calcext:value-type="float">
            <text:p>311.24</text:p>
          </table:table-cell>
          <table:table-cell table:formula="of:=ROUND(([$raw.C102]+[$raw.D102])/([$raw.Q102]+[$raw.R102]+[$raw.S102]);2)" office:value-type="float" office:value="15.26" calcext:value-type="float">
            <text:p>15.26</text:p>
          </table:table-cell>
          <table:table-cell table:formula="of:=ROUND([$raw.B102]/[$raw.P102];2)" office:value-type="float" office:value="9.57" calcext:value-type="float">
            <text:p>9.57</text:p>
          </table:table-cell>
          <table:table-cell table:formula="of:=ROUND([$raw.C102]/[$raw.U102];2)" office:value-type="float" office:value="130.81" calcext:value-type="float">
            <text:p>130.81</text:p>
          </table:table-cell>
          <table:table-cell table:formula="of:=ROUND([$raw.D102]/[$raw.V102];2)" office:value-type="float" office:value="4.04" calcext:value-type="float">
            <text:p>4.04</text:p>
          </table:table-cell>
          <table:table-cell table:formula="of:=ROUND(([$raw.C102]+[$raw.D102])/([$raw.U102]+[$raw.V102]+[$raw.W102]);2)" office:value-type="float" office:value="5.48" calcext:value-type="float">
            <text:p>5.48</text:p>
          </table:table-cell>
          <table:table-cell table:formula="of:=ROUND([$raw.B102]/[$raw.T102];2)" office:value-type="float" office:value="4.6" calcext:value-type="float">
            <text:p>4.6</text:p>
          </table:table-cell>
          <table:table-cell/>
          <table:table-cell table:formula="of:=[$raw.S102]" office:value-type="float" office:value="0.243025" calcext:value-type="float">
            <text:p>0.243025</text:p>
          </table:table-cell>
          <table:table-cell table:formula="of:=[$raw.O102]" office:value-type="float" office:value="0.464771" calcext:value-type="float">
            <text:p>0.464771</text:p>
          </table:table-cell>
          <table:table-cell table:formula="of:=[$raw.W102]" office:value-type="float" office:value="0.441905" calcext:value-type="float">
            <text:p>0.441905</text:p>
          </table:table-cell>
        </table:table-row>
      </table:table>
      <table:table table:name="SpeedUp GPU implementations" table:style-name="ta1">
        <table:shapes>
          <draw:frame draw:z-index="0" draw:style-name="gr1" draw:text-style-name="P1" svg:width="4.5783in" svg:height="3.5429in" svg:x="10.8685in" svg:y="1.0642in">
            <draw:object draw:notify-on-update-of-ranges="'SpeedUp GPU implementations'.C1:'SpeedUp GPU implementations'.C1 'SpeedUp GPU implementations'.F3:'SpeedUp GPU implementations'.F80 'SpeedUp GPU implementations'.H1:'SpeedUp GPU implementations'.H1 'SpeedUp GPU implementations'.K3:'SpeedUp GPU implementations'.K80 'SpeedUp GPU implementations'.B1:'SpeedUp GPU implementations'.B1 'SpeedUp GPU implementations'.B3:'SpeedUp GPU implementations'.B8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##n</text:p>
          </table:table-cell>
          <table:table-cell office:value-type="string" calcext:value-type="string">
            <text:p>NLEAF</text:p>
          </table:table-cell>
          <table:table-cell table:style-name="ce19" office:value-type="string" calcext:value-type="string" table:number-columns-spanned="5" table:number-rows-spanned="1">
            <text:p>Redundant / Indexing</text:p>
          </table:table-cell>
          <table:covered-table-cell table:number-columns-repeated="3" table:style-name="ce21"/>
          <table:covered-table-cell table:style-name="ce23"/>
          <table:table-cell table:style-name="ce25" office:value-type="string" calcext:value-type="string" table:number-columns-spanned="5" table:number-rows-spanned="1">
            <text:p>Redundant dual / Indexing dual</text:p>
          </table:table-cell>
          <table:covered-table-cell table:number-columns-repeated="3" table:style-name="ce27"/>
          <table:covered-table-cell table:style-name="ce102"/>
        </table:table-row>
        <table:table-row table:style-name="ro1">
          <table:table-cell table:number-columns-repeated="2"/>
          <table:table-cell table:style-name="ce20" office:value-type="string" calcext:value-type="string">
            <text:p>P2P self</text:p>
          </table:table-cell>
          <table:table-cell table:style-name="ce22" office:value-type="string" calcext:value-type="string">
            <text:p>P2P neis</text:p>
          </table:table-cell>
          <table:table-cell table:style-name="ce22" office:value-type="string" calcext:value-type="string">
            <text:p>P2P</text:p>
          </table:table-cell>
          <table:table-cell table:style-name="ce22" office:value-type="string" calcext:value-type="string">
            <text:p>loop</text:p>
          </table:table-cell>
          <table:table-cell table:style-name="ce24" office:value-type="string" calcext:value-type="string">
            <text:p>collection</text:p>
          </table:table-cell>
          <table:table-cell table:style-name="ce26" office:value-type="string" calcext:value-type="string">
            <text:p>P2P self</text:p>
          </table:table-cell>
          <table:table-cell table:style-name="ce28" office:value-type="string" calcext:value-type="string">
            <text:p>P2P neis</text:p>
          </table:table-cell>
          <table:table-cell table:style-name="ce28" office:value-type="string" calcext:value-type="string">
            <text:p>P2P</text:p>
          </table:table-cell>
          <table:table-cell table:style-name="ce28" office:value-type="string" calcext:value-type="string">
            <text:p>loop</text:p>
          </table:table-cell>
          <table:table-cell table:style-name="ce30" office:value-type="string" calcext:value-type="string">
            <text:p>coll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0" calcext:value-type="float">
            <text:p>4450</text:p>
          </table:table-cell>
          <table:table-cell table:formula="of:=ROUND([$'SpeedUp to PhotoNs'.J3]/[$'SpeedUp to PhotoNs'.F3];2)" office:value-type="float" office:value="5.13" calcext:value-type="float">
            <text:p>5.13</text:p>
          </table:table-cell>
          <table:table-cell table:formula="of:=ROUND([$'SpeedUp to PhotoNs'.K3]/[$'SpeedUp to PhotoNs'.G3];2)" office:value-type="float" office:value="0.03" calcext:value-type="float">
            <text:p>0.03</text:p>
          </table:table-cell>
          <table:table-cell table:formula="of:=ROUND([$'SpeedUp to PhotoNs'.L3]/[$'SpeedUp to PhotoNs'.H3];2)" office:value-type="float" office:value="2.65" calcext:value-type="float">
            <text:p>2.65</text:p>
          </table:table-cell>
          <table:table-cell table:formula="of:=ROUND([$'SpeedUp to PhotoNs'.M3]/[$'SpeedUp to PhotoNs'.I3];2)" office:value-type="float" office:value="2.59" calcext:value-type="float">
            <text:p>2.59</text:p>
          </table:table-cell>
          <table:table-cell table:formula="of:=ROUND([$'SpeedUp to PhotoNs'.X3]/[$'SpeedUp to PhotoNs'.V3];2)" office:value-type="float" office:value="0.3" calcext:value-type="float">
            <text:p>0.3</text:p>
          </table:table-cell>
          <table:table-cell table:formula="of:=ROUND([$'SpeedUp to PhotoNs'.R3]/[$'SpeedUp to PhotoNs'.N3];2)" office:value-type="float" office:value="0.22" calcext:value-type="float">
            <text:p>0.22</text:p>
          </table:table-cell>
          <table:table-cell table:formula="of:=ROUND([$'SpeedUp to PhotoNs'.S3]/[$'SpeedUp to PhotoNs'.O3];2)" office:value-type="float" office:value="0.01" calcext:value-type="float">
            <text:p>0.01</text:p>
          </table:table-cell>
          <table:table-cell table:formula="of:=ROUND([$'SpeedUp to PhotoNs'.T3]/[$'SpeedUp to PhotoNs'.P3];2)" office:value-type="float" office:value="0.35" calcext:value-type="float">
            <text:p>0.35</text:p>
          </table:table-cell>
          <table:table-cell table:formula="of:=ROUND([$'SpeedUp to PhotoNs'.U3]/[$'SpeedUp to PhotoNs'.Q3];2)" office:value-type="float" office:value="0.48" calcext:value-type="float">
            <text:p>0.48</text:p>
          </table:table-cell>
          <table:table-cell table:formula="of:=ROUND([$'SpeedUp to PhotoNs'.Y3]/[$'SpeedUp to PhotoNs'.W3];2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3" calcext:value-type="float">
            <text:p>4453</text:p>
          </table:table-cell>
          <table:table-cell table:formula="of:=ROUND([$'SpeedUp to PhotoNs'.J4]/[$'SpeedUp to PhotoNs'.F4];2)" office:value-type="float" office:value="5.5" calcext:value-type="float">
            <text:p>5.5</text:p>
          </table:table-cell>
          <table:table-cell table:formula="of:=ROUND([$'SpeedUp to PhotoNs'.K4]/[$'SpeedUp to PhotoNs'.G4];2)" office:value-type="float" office:value="0.03" calcext:value-type="float">
            <text:p>0.03</text:p>
          </table:table-cell>
          <table:table-cell table:formula="of:=ROUND([$'SpeedUp to PhotoNs'.L4]/[$'SpeedUp to PhotoNs'.H4];2)" office:value-type="float" office:value="2.7" calcext:value-type="float">
            <text:p>2.7</text:p>
          </table:table-cell>
          <table:table-cell table:formula="of:=ROUND([$'SpeedUp to PhotoNs'.M4]/[$'SpeedUp to PhotoNs'.I4];2)" office:value-type="float" office:value="2.64" calcext:value-type="float">
            <text:p>2.64</text:p>
          </table:table-cell>
          <table:table-cell table:formula="of:=ROUND([$'SpeedUp to PhotoNs'.X4]/[$'SpeedUp to PhotoNs'.V4];2)" office:value-type="float" office:value="0.29" calcext:value-type="float">
            <text:p>0.29</text:p>
          </table:table-cell>
          <table:table-cell table:formula="of:=ROUND([$'SpeedUp to PhotoNs'.R4]/[$'SpeedUp to PhotoNs'.N4];2)" office:value-type="float" office:value="0.22" calcext:value-type="float">
            <text:p>0.22</text:p>
          </table:table-cell>
          <table:table-cell table:formula="of:=ROUND([$'SpeedUp to PhotoNs'.S4]/[$'SpeedUp to PhotoNs'.O4];2)" office:value-type="float" office:value="0.01" calcext:value-type="float">
            <text:p>0.01</text:p>
          </table:table-cell>
          <table:table-cell table:formula="of:=ROUND([$'SpeedUp to PhotoNs'.T4]/[$'SpeedUp to PhotoNs'.P4];2)" office:value-type="float" office:value="0.35" calcext:value-type="float">
            <text:p>0.35</text:p>
          </table:table-cell>
          <table:table-cell table:formula="of:=ROUND([$'SpeedUp to PhotoNs'.U4]/[$'SpeedUp to PhotoNs'.Q4];2)" office:value-type="float" office:value="0.49" calcext:value-type="float">
            <text:p>0.49</text:p>
          </table:table-cell>
          <table:table-cell table:formula="of:=ROUND([$'SpeedUp to PhotoNs'.Y4]/[$'SpeedUp to PhotoNs'.W4];2)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55" calcext:value-type="float">
            <text:p>4455</text:p>
          </table:table-cell>
          <table:table-cell table:formula="of:=ROUND([$'SpeedUp to PhotoNs'.J5]/[$'SpeedUp to PhotoNs'.F5];2)" office:value-type="float" office:value="5.54" calcext:value-type="float">
            <text:p>5.54</text:p>
          </table:table-cell>
          <table:table-cell table:formula="of:=ROUND([$'SpeedUp to PhotoNs'.K5]/[$'SpeedUp to PhotoNs'.G5];2)" office:value-type="float" office:value="0.03" calcext:value-type="float">
            <text:p>0.03</text:p>
          </table:table-cell>
          <table:table-cell table:formula="of:=ROUND([$'SpeedUp to PhotoNs'.L5]/[$'SpeedUp to PhotoNs'.H5];2)" office:value-type="float" office:value="2.68" calcext:value-type="float">
            <text:p>2.68</text:p>
          </table:table-cell>
          <table:table-cell table:formula="of:=ROUND([$'SpeedUp to PhotoNs'.M5]/[$'SpeedUp to PhotoNs'.I5];2)" office:value-type="float" office:value="2.62" calcext:value-type="float">
            <text:p>2.62</text:p>
          </table:table-cell>
          <table:table-cell table:formula="of:=ROUND([$'SpeedUp to PhotoNs'.X5]/[$'SpeedUp to PhotoNs'.V5];2)" office:value-type="float" office:value="0.29" calcext:value-type="float">
            <text:p>0.29</text:p>
          </table:table-cell>
          <table:table-cell table:formula="of:=ROUND([$'SpeedUp to PhotoNs'.R5]/[$'SpeedUp to PhotoNs'.N5];2)" office:value-type="float" office:value="0.22" calcext:value-type="float">
            <text:p>0.22</text:p>
          </table:table-cell>
          <table:table-cell table:formula="of:=ROUND([$'SpeedUp to PhotoNs'.S5]/[$'SpeedUp to PhotoNs'.O5];2)" office:value-type="float" office:value="0.01" calcext:value-type="float">
            <text:p>0.01</text:p>
          </table:table-cell>
          <table:table-cell table:formula="of:=ROUND([$'SpeedUp to PhotoNs'.T5]/[$'SpeedUp to PhotoNs'.P5];2)" office:value-type="float" office:value="0.35" calcext:value-type="float">
            <text:p>0.35</text:p>
          </table:table-cell>
          <table:table-cell table:formula="of:=ROUND([$'SpeedUp to PhotoNs'.U5]/[$'SpeedUp to PhotoNs'.Q5];2)" office:value-type="float" office:value="0.48" calcext:value-type="float">
            <text:p>0.48</text:p>
          </table:table-cell>
          <table:table-cell table:formula="of:=ROUND([$'SpeedUp to PhotoNs'.Y5]/[$'SpeedUp to PhotoNs'.W5];2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55" calcext:value-type="float">
            <text:p>4455</text:p>
          </table:table-cell>
          <table:table-cell table:formula="of:=ROUND([$'SpeedUp to PhotoNs'.J6]/[$'SpeedUp to PhotoNs'.F6];2)" office:value-type="float" office:value="5.42" calcext:value-type="float">
            <text:p>5.42</text:p>
          </table:table-cell>
          <table:table-cell table:formula="of:=ROUND([$'SpeedUp to PhotoNs'.K6]/[$'SpeedUp to PhotoNs'.G6];2)" office:value-type="float" office:value="0.04" calcext:value-type="float">
            <text:p>0.04</text:p>
          </table:table-cell>
          <table:table-cell table:formula="of:=ROUND([$'SpeedUp to PhotoNs'.L6]/[$'SpeedUp to PhotoNs'.H6];2)" office:value-type="float" office:value="2.73" calcext:value-type="float">
            <text:p>2.73</text:p>
          </table:table-cell>
          <table:table-cell table:formula="of:=ROUND([$'SpeedUp to PhotoNs'.M6]/[$'SpeedUp to PhotoNs'.I6];2)" office:value-type="float" office:value="2.7" calcext:value-type="float">
            <text:p>2.7</text:p>
          </table:table-cell>
          <table:table-cell table:formula="of:=ROUND([$'SpeedUp to PhotoNs'.X6]/[$'SpeedUp to PhotoNs'.V6];2)" office:value-type="float" office:value="0.29" calcext:value-type="float">
            <text:p>0.29</text:p>
          </table:table-cell>
          <table:table-cell table:formula="of:=ROUND([$'SpeedUp to PhotoNs'.R6]/[$'SpeedUp to PhotoNs'.N6];2)" office:value-type="float" office:value="0.22" calcext:value-type="float">
            <text:p>0.22</text:p>
          </table:table-cell>
          <table:table-cell table:formula="of:=ROUND([$'SpeedUp to PhotoNs'.S6]/[$'SpeedUp to PhotoNs'.O6];2)" office:value-type="float" office:value="0.01" calcext:value-type="float">
            <text:p>0.01</text:p>
          </table:table-cell>
          <table:table-cell table:formula="of:=ROUND([$'SpeedUp to PhotoNs'.T6]/[$'SpeedUp to PhotoNs'.P6];2)" office:value-type="float" office:value="0.35" calcext:value-type="float">
            <text:p>0.35</text:p>
          </table:table-cell>
          <table:table-cell table:formula="of:=ROUND([$'SpeedUp to PhotoNs'.U6]/[$'SpeedUp to PhotoNs'.Q6];2)" office:value-type="float" office:value="0.48" calcext:value-type="float">
            <text:p>0.48</text:p>
          </table:table-cell>
          <table:table-cell table:formula="of:=ROUND([$'SpeedUp to PhotoNs'.Y6]/[$'SpeedUp to PhotoNs'.W6];2)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56" calcext:value-type="float">
            <text:p>4456</text:p>
          </table:table-cell>
          <table:table-cell table:formula="of:=ROUND([$'SpeedUp to PhotoNs'.J7]/[$'SpeedUp to PhotoNs'.F7];2)" office:value-type="float" office:value="5.49" calcext:value-type="float">
            <text:p>5.49</text:p>
          </table:table-cell>
          <table:table-cell table:formula="of:=ROUND([$'SpeedUp to PhotoNs'.K7]/[$'SpeedUp to PhotoNs'.G7];2)" office:value-type="float" office:value="0.03" calcext:value-type="float">
            <text:p>0.03</text:p>
          </table:table-cell>
          <table:table-cell table:formula="of:=ROUND([$'SpeedUp to PhotoNs'.L7]/[$'SpeedUp to PhotoNs'.H7];2)" office:value-type="float" office:value="2.69" calcext:value-type="float">
            <text:p>2.69</text:p>
          </table:table-cell>
          <table:table-cell table:formula="of:=ROUND([$'SpeedUp to PhotoNs'.M7]/[$'SpeedUp to PhotoNs'.I7];2)" office:value-type="float" office:value="2.64" calcext:value-type="float">
            <text:p>2.64</text:p>
          </table:table-cell>
          <table:table-cell table:formula="of:=ROUND([$'SpeedUp to PhotoNs'.X7]/[$'SpeedUp to PhotoNs'.V7];2)" office:value-type="float" office:value="0.29" calcext:value-type="float">
            <text:p>0.29</text:p>
          </table:table-cell>
          <table:table-cell table:formula="of:=ROUND([$'SpeedUp to PhotoNs'.R7]/[$'SpeedUp to PhotoNs'.N7];2)" office:value-type="float" office:value="0.22" calcext:value-type="float">
            <text:p>0.22</text:p>
          </table:table-cell>
          <table:table-cell table:formula="of:=ROUND([$'SpeedUp to PhotoNs'.S7]/[$'SpeedUp to PhotoNs'.O7];2)" office:value-type="float" office:value="0.01" calcext:value-type="float">
            <text:p>0.01</text:p>
          </table:table-cell>
          <table:table-cell table:formula="of:=ROUND([$'SpeedUp to PhotoNs'.T7]/[$'SpeedUp to PhotoNs'.P7];2)" office:value-type="float" office:value="0.32" calcext:value-type="float">
            <text:p>0.32</text:p>
          </table:table-cell>
          <table:table-cell table:formula="of:=ROUND([$'SpeedUp to PhotoNs'.U7]/[$'SpeedUp to PhotoNs'.Q7];2)" office:value-type="float" office:value="0.44" calcext:value-type="float">
            <text:p>0.44</text:p>
          </table:table-cell>
          <table:table-cell table:formula="of:=ROUND([$'SpeedUp to PhotoNs'.Y7]/[$'SpeedUp to PhotoNs'.W7];2)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56" calcext:value-type="float">
            <text:p>4456</text:p>
          </table:table-cell>
          <table:table-cell table:formula="of:=ROUND([$'SpeedUp to PhotoNs'.J8]/[$'SpeedUp to PhotoNs'.F8];2)" office:value-type="float" office:value="5.51" calcext:value-type="float">
            <text:p>5.51</text:p>
          </table:table-cell>
          <table:table-cell table:formula="of:=ROUND([$'SpeedUp to PhotoNs'.K8]/[$'SpeedUp to PhotoNs'.G8];2)" office:value-type="float" office:value="0.03" calcext:value-type="float">
            <text:p>0.03</text:p>
          </table:table-cell>
          <table:table-cell table:formula="of:=ROUND([$'SpeedUp to PhotoNs'.L8]/[$'SpeedUp to PhotoNs'.H8];2)" office:value-type="float" office:value="2.66" calcext:value-type="float">
            <text:p>2.66</text:p>
          </table:table-cell>
          <table:table-cell table:formula="of:=ROUND([$'SpeedUp to PhotoNs'.M8]/[$'SpeedUp to PhotoNs'.I8];2)" office:value-type="float" office:value="2.6" calcext:value-type="float">
            <text:p>2.6</text:p>
          </table:table-cell>
          <table:table-cell table:formula="of:=ROUND([$'SpeedUp to PhotoNs'.X8]/[$'SpeedUp to PhotoNs'.V8];2)" office:value-type="float" office:value="0.3" calcext:value-type="float">
            <text:p>0.3</text:p>
          </table:table-cell>
          <table:table-cell table:formula="of:=ROUND([$'SpeedUp to PhotoNs'.R8]/[$'SpeedUp to PhotoNs'.N8];2)" office:value-type="float" office:value="0.22" calcext:value-type="float">
            <text:p>0.22</text:p>
          </table:table-cell>
          <table:table-cell table:formula="of:=ROUND([$'SpeedUp to PhotoNs'.S8]/[$'SpeedUp to PhotoNs'.O8];2)" office:value-type="float" office:value="0.02" calcext:value-type="float">
            <text:p>0.02</text:p>
          </table:table-cell>
          <table:table-cell table:formula="of:=ROUND([$'SpeedUp to PhotoNs'.T8]/[$'SpeedUp to PhotoNs'.P8];2)" office:value-type="float" office:value="0.47" calcext:value-type="float">
            <text:p>0.47</text:p>
          </table:table-cell>
          <table:table-cell table:formula="of:=ROUND([$'SpeedUp to PhotoNs'.U8]/[$'SpeedUp to PhotoNs'.Q8];2)" office:value-type="float" office:value="0.61" calcext:value-type="float">
            <text:p>0.61</text:p>
          </table:table-cell>
          <table:table-cell table:formula="of:=ROUND([$'SpeedUp to PhotoNs'.Y8]/[$'SpeedUp to PhotoNs'.W8];2)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55" calcext:value-type="float">
            <text:p>4455</text:p>
          </table:table-cell>
          <table:table-cell table:formula="of:=ROUND([$'SpeedUp to PhotoNs'.J9]/[$'SpeedUp to PhotoNs'.F9];2)" office:value-type="float" office:value="5.76" calcext:value-type="float">
            <text:p>5.76</text:p>
          </table:table-cell>
          <table:table-cell table:formula="of:=ROUND([$'SpeedUp to PhotoNs'.K9]/[$'SpeedUp to PhotoNs'.G9];2)" office:value-type="float" office:value="0.03" calcext:value-type="float">
            <text:p>0.03</text:p>
          </table:table-cell>
          <table:table-cell table:formula="of:=ROUND([$'SpeedUp to PhotoNs'.L9]/[$'SpeedUp to PhotoNs'.H9];2)" office:value-type="float" office:value="2.68" calcext:value-type="float">
            <text:p>2.68</text:p>
          </table:table-cell>
          <table:table-cell table:formula="of:=ROUND([$'SpeedUp to PhotoNs'.M9]/[$'SpeedUp to PhotoNs'.I9];2)" office:value-type="float" office:value="2.62" calcext:value-type="float">
            <text:p>2.62</text:p>
          </table:table-cell>
          <table:table-cell table:formula="of:=ROUND([$'SpeedUp to PhotoNs'.X9]/[$'SpeedUp to PhotoNs'.V9];2)" office:value-type="float" office:value="0.29" calcext:value-type="float">
            <text:p>0.29</text:p>
          </table:table-cell>
          <table:table-cell table:formula="of:=ROUND([$'SpeedUp to PhotoNs'.R9]/[$'SpeedUp to PhotoNs'.N9];2)" office:value-type="float" office:value="0.22" calcext:value-type="float">
            <text:p>0.22</text:p>
          </table:table-cell>
          <table:table-cell table:formula="of:=ROUND([$'SpeedUp to PhotoNs'.S9]/[$'SpeedUp to PhotoNs'.O9];2)" office:value-type="float" office:value="0.02" calcext:value-type="float">
            <text:p>0.02</text:p>
          </table:table-cell>
          <table:table-cell table:formula="of:=ROUND([$'SpeedUp to PhotoNs'.T9]/[$'SpeedUp to PhotoNs'.P9];2)" office:value-type="float" office:value="0.41" calcext:value-type="float">
            <text:p>0.41</text:p>
          </table:table-cell>
          <table:table-cell table:formula="of:=ROUND([$'SpeedUp to PhotoNs'.U9]/[$'SpeedUp to PhotoNs'.Q9];2)" office:value-type="float" office:value="0.57" calcext:value-type="float">
            <text:p>0.57</text:p>
          </table:table-cell>
          <table:table-cell table:formula="of:=ROUND([$'SpeedUp to PhotoNs'.Y9]/[$'SpeedUp to PhotoNs'.W9];2)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55" calcext:value-type="float">
            <text:p>4455</text:p>
          </table:table-cell>
          <table:table-cell table:formula="of:=ROUND([$'SpeedUp to PhotoNs'.J10]/[$'SpeedUp to PhotoNs'.F10];2)" office:value-type="float" office:value="5.79" calcext:value-type="float">
            <text:p>5.79</text:p>
          </table:table-cell>
          <table:table-cell table:formula="of:=ROUND([$'SpeedUp to PhotoNs'.K10]/[$'SpeedUp to PhotoNs'.G10];2)" office:value-type="float" office:value="0.03" calcext:value-type="float">
            <text:p>0.03</text:p>
          </table:table-cell>
          <table:table-cell table:formula="of:=ROUND([$'SpeedUp to PhotoNs'.L10]/[$'SpeedUp to PhotoNs'.H10];2)" office:value-type="float" office:value="2.7" calcext:value-type="float">
            <text:p>2.7</text:p>
          </table:table-cell>
          <table:table-cell table:formula="of:=ROUND([$'SpeedUp to PhotoNs'.M10]/[$'SpeedUp to PhotoNs'.I10];2)" office:value-type="float" office:value="2.64" calcext:value-type="float">
            <text:p>2.64</text:p>
          </table:table-cell>
          <table:table-cell table:formula="of:=ROUND([$'SpeedUp to PhotoNs'.X10]/[$'SpeedUp to PhotoNs'.V10];2)" office:value-type="float" office:value="0.29" calcext:value-type="float">
            <text:p>0.29</text:p>
          </table:table-cell>
          <table:table-cell table:formula="of:=ROUND([$'SpeedUp to PhotoNs'.R10]/[$'SpeedUp to PhotoNs'.N10];2)" office:value-type="float" office:value="0.22" calcext:value-type="float">
            <text:p>0.22</text:p>
          </table:table-cell>
          <table:table-cell table:formula="of:=ROUND([$'SpeedUp to PhotoNs'.S10]/[$'SpeedUp to PhotoNs'.O10];2)" office:value-type="float" office:value="0.01" calcext:value-type="float">
            <text:p>0.01</text:p>
          </table:table-cell>
          <table:table-cell table:formula="of:=ROUND([$'SpeedUp to PhotoNs'.T10]/[$'SpeedUp to PhotoNs'.P10];2)" office:value-type="float" office:value="0.38" calcext:value-type="float">
            <text:p>0.38</text:p>
          </table:table-cell>
          <table:table-cell table:formula="of:=ROUND([$'SpeedUp to PhotoNs'.U10]/[$'SpeedUp to PhotoNs'.Q10];2)" office:value-type="float" office:value="0.52" calcext:value-type="float">
            <text:p>0.52</text:p>
          </table:table-cell>
          <table:table-cell table:formula="of:=ROUND([$'SpeedUp to PhotoNs'.Y10]/[$'SpeedUp to PhotoNs'.W10];2)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56" calcext:value-type="float">
            <text:p>4456</text:p>
          </table:table-cell>
          <table:table-cell table:formula="of:=ROUND([$'SpeedUp to PhotoNs'.J11]/[$'SpeedUp to PhotoNs'.F11];2)" office:value-type="float" office:value="5.71" calcext:value-type="float">
            <text:p>5.71</text:p>
          </table:table-cell>
          <table:table-cell table:formula="of:=ROUND([$'SpeedUp to PhotoNs'.K11]/[$'SpeedUp to PhotoNs'.G11];2)" office:value-type="float" office:value="0.03" calcext:value-type="float">
            <text:p>0.03</text:p>
          </table:table-cell>
          <table:table-cell table:formula="of:=ROUND([$'SpeedUp to PhotoNs'.L11]/[$'SpeedUp to PhotoNs'.H11];2)" office:value-type="float" office:value="2.7" calcext:value-type="float">
            <text:p>2.7</text:p>
          </table:table-cell>
          <table:table-cell table:formula="of:=ROUND([$'SpeedUp to PhotoNs'.M11]/[$'SpeedUp to PhotoNs'.I11];2)" office:value-type="float" office:value="2.63" calcext:value-type="float">
            <text:p>2.63</text:p>
          </table:table-cell>
          <table:table-cell table:formula="of:=ROUND([$'SpeedUp to PhotoNs'.X11]/[$'SpeedUp to PhotoNs'.V11];2)" office:value-type="float" office:value="0.29" calcext:value-type="float">
            <text:p>0.29</text:p>
          </table:table-cell>
          <table:table-cell table:formula="of:=ROUND([$'SpeedUp to PhotoNs'.R11]/[$'SpeedUp to PhotoNs'.N11];2)" office:value-type="float" office:value="0.22" calcext:value-type="float">
            <text:p>0.22</text:p>
          </table:table-cell>
          <table:table-cell table:formula="of:=ROUND([$'SpeedUp to PhotoNs'.S11]/[$'SpeedUp to PhotoNs'.O11];2)" office:value-type="float" office:value="0.02" calcext:value-type="float">
            <text:p>0.02</text:p>
          </table:table-cell>
          <table:table-cell table:formula="of:=ROUND([$'SpeedUp to PhotoNs'.T11]/[$'SpeedUp to PhotoNs'.P11];2)" office:value-type="float" office:value="0.49" calcext:value-type="float">
            <text:p>0.49</text:p>
          </table:table-cell>
          <table:table-cell table:formula="of:=ROUND([$'SpeedUp to PhotoNs'.U11]/[$'SpeedUp to PhotoNs'.Q11];2)" office:value-type="float" office:value="0.64" calcext:value-type="float">
            <text:p>0.64</text:p>
          </table:table-cell>
          <table:table-cell table:formula="of:=ROUND([$'SpeedUp to PhotoNs'.Y11]/[$'SpeedUp to PhotoNs'.W11];2)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9" calcext:value-type="float">
            <text:p>4459</text:p>
          </table:table-cell>
          <table:table-cell table:formula="of:=ROUND([$'SpeedUp to PhotoNs'.J12]/[$'SpeedUp to PhotoNs'.F12];2)" office:value-type="float" office:value="5.73" calcext:value-type="float">
            <text:p>5.73</text:p>
          </table:table-cell>
          <table:table-cell table:formula="of:=ROUND([$'SpeedUp to PhotoNs'.K12]/[$'SpeedUp to PhotoNs'.G12];2)" office:value-type="float" office:value="0.03" calcext:value-type="float">
            <text:p>0.03</text:p>
          </table:table-cell>
          <table:table-cell table:formula="of:=ROUND([$'SpeedUp to PhotoNs'.L12]/[$'SpeedUp to PhotoNs'.H12];2)" office:value-type="float" office:value="2.69" calcext:value-type="float">
            <text:p>2.69</text:p>
          </table:table-cell>
          <table:table-cell table:formula="of:=ROUND([$'SpeedUp to PhotoNs'.M12]/[$'SpeedUp to PhotoNs'.I12];2)" office:value-type="float" office:value="2.62" calcext:value-type="float">
            <text:p>2.62</text:p>
          </table:table-cell>
          <table:table-cell table:formula="of:=ROUND([$'SpeedUp to PhotoNs'.X12]/[$'SpeedUp to PhotoNs'.V12];2)" office:value-type="float" office:value="0.29" calcext:value-type="float">
            <text:p>0.29</text:p>
          </table:table-cell>
          <table:table-cell table:formula="of:=ROUND([$'SpeedUp to PhotoNs'.R12]/[$'SpeedUp to PhotoNs'.N12];2)" office:value-type="float" office:value="0.22" calcext:value-type="float">
            <text:p>0.22</text:p>
          </table:table-cell>
          <table:table-cell table:formula="of:=ROUND([$'SpeedUp to PhotoNs'.S12]/[$'SpeedUp to PhotoNs'.O12];2)" office:value-type="float" office:value="0.02" calcext:value-type="float">
            <text:p>0.02</text:p>
          </table:table-cell>
          <table:table-cell table:formula="of:=ROUND([$'SpeedUp to PhotoNs'.T12]/[$'SpeedUp to PhotoNs'.P12];2)" office:value-type="float" office:value="0.43" calcext:value-type="float">
            <text:p>0.43</text:p>
          </table:table-cell>
          <table:table-cell table:formula="of:=ROUND([$'SpeedUp to PhotoNs'.U12]/[$'SpeedUp to PhotoNs'.Q12];2)" office:value-type="float" office:value="0.55" calcext:value-type="float">
            <text:p>0.55</text:p>
          </table:table-cell>
          <table:table-cell table:formula="of:=ROUND([$'SpeedUp to PhotoNs'.Y12]/[$'SpeedUp to PhotoNs'.W12];2)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64" calcext:value-type="float">
            <text:p>4464</text:p>
          </table:table-cell>
          <table:table-cell table:formula="of:=ROUND([$'SpeedUp to PhotoNs'.J13]/[$'SpeedUp to PhotoNs'.F13];2)" office:value-type="float" office:value="5.78" calcext:value-type="float">
            <text:p>5.78</text:p>
          </table:table-cell>
          <table:table-cell table:formula="of:=ROUND([$'SpeedUp to PhotoNs'.K13]/[$'SpeedUp to PhotoNs'.G13];2)" office:value-type="float" office:value="0.03" calcext:value-type="float">
            <text:p>0.03</text:p>
          </table:table-cell>
          <table:table-cell table:formula="of:=ROUND([$'SpeedUp to PhotoNs'.L13]/[$'SpeedUp to PhotoNs'.H13];2)" office:value-type="float" office:value="2.68" calcext:value-type="float">
            <text:p>2.68</text:p>
          </table:table-cell>
          <table:table-cell table:formula="of:=ROUND([$'SpeedUp to PhotoNs'.M13]/[$'SpeedUp to PhotoNs'.I13];2)" office:value-type="float" office:value="2.61" calcext:value-type="float">
            <text:p>2.61</text:p>
          </table:table-cell>
          <table:table-cell table:formula="of:=ROUND([$'SpeedUp to PhotoNs'.X13]/[$'SpeedUp to PhotoNs'.V13];2)" office:value-type="float" office:value="0.29" calcext:value-type="float">
            <text:p>0.29</text:p>
          </table:table-cell>
          <table:table-cell table:formula="of:=ROUND([$'SpeedUp to PhotoNs'.R13]/[$'SpeedUp to PhotoNs'.N13];2)" office:value-type="float" office:value="0.22" calcext:value-type="float">
            <text:p>0.22</text:p>
          </table:table-cell>
          <table:table-cell table:formula="of:=ROUND([$'SpeedUp to PhotoNs'.S13]/[$'SpeedUp to PhotoNs'.O13];2)" office:value-type="float" office:value="0.02" calcext:value-type="float">
            <text:p>0.02</text:p>
          </table:table-cell>
          <table:table-cell table:formula="of:=ROUND([$'SpeedUp to PhotoNs'.T13]/[$'SpeedUp to PhotoNs'.P13];2)" office:value-type="float" office:value="0.44" calcext:value-type="float">
            <text:p>0.44</text:p>
          </table:table-cell>
          <table:table-cell table:formula="of:=ROUND([$'SpeedUp to PhotoNs'.U13]/[$'SpeedUp to PhotoNs'.Q13];2)" office:value-type="float" office:value="0.58" calcext:value-type="float">
            <text:p>0.58</text:p>
          </table:table-cell>
          <table:table-cell table:formula="of:=ROUND([$'SpeedUp to PhotoNs'.Y13]/[$'SpeedUp to PhotoNs'.W13];2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75" calcext:value-type="float">
            <text:p>4475</text:p>
          </table:table-cell>
          <table:table-cell table:formula="of:=ROUND([$'SpeedUp to PhotoNs'.J14]/[$'SpeedUp to PhotoNs'.F14];2)" office:value-type="float" office:value="5.65" calcext:value-type="float">
            <text:p>5.65</text:p>
          </table:table-cell>
          <table:table-cell table:formula="of:=ROUND([$'SpeedUp to PhotoNs'.K14]/[$'SpeedUp to PhotoNs'.G14];2)" office:value-type="float" office:value="0.03" calcext:value-type="float">
            <text:p>0.03</text:p>
          </table:table-cell>
          <table:table-cell table:formula="of:=ROUND([$'SpeedUp to PhotoNs'.L14]/[$'SpeedUp to PhotoNs'.H14];2)" office:value-type="float" office:value="2.67" calcext:value-type="float">
            <text:p>2.67</text:p>
          </table:table-cell>
          <table:table-cell table:formula="of:=ROUND([$'SpeedUp to PhotoNs'.M14]/[$'SpeedUp to PhotoNs'.I14];2)" office:value-type="float" office:value="2.6" calcext:value-type="float">
            <text:p>2.6</text:p>
          </table:table-cell>
          <table:table-cell table:formula="of:=ROUND([$'SpeedUp to PhotoNs'.X14]/[$'SpeedUp to PhotoNs'.V14];2)" office:value-type="float" office:value="0.3" calcext:value-type="float">
            <text:p>0.3</text:p>
          </table:table-cell>
          <table:table-cell table:formula="of:=ROUND([$'SpeedUp to PhotoNs'.R14]/[$'SpeedUp to PhotoNs'.N14];2)" office:value-type="float" office:value="0.22" calcext:value-type="float">
            <text:p>0.22</text:p>
          </table:table-cell>
          <table:table-cell table:formula="of:=ROUND([$'SpeedUp to PhotoNs'.S14]/[$'SpeedUp to PhotoNs'.O14];2)" office:value-type="float" office:value="0.02" calcext:value-type="float">
            <text:p>0.02</text:p>
          </table:table-cell>
          <table:table-cell table:formula="of:=ROUND([$'SpeedUp to PhotoNs'.T14]/[$'SpeedUp to PhotoNs'.P14];2)" office:value-type="float" office:value="0.42" calcext:value-type="float">
            <text:p>0.42</text:p>
          </table:table-cell>
          <table:table-cell table:formula="of:=ROUND([$'SpeedUp to PhotoNs'.U14]/[$'SpeedUp to PhotoNs'.Q14];2)" office:value-type="float" office:value="0.58" calcext:value-type="float">
            <text:p>0.58</text:p>
          </table:table-cell>
          <table:table-cell table:formula="of:=ROUND([$'SpeedUp to PhotoNs'.Y14]/[$'SpeedUp to PhotoNs'.W14];2)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78" calcext:value-type="float">
            <text:p>4478</text:p>
          </table:table-cell>
          <table:table-cell table:formula="of:=ROUND([$'SpeedUp to PhotoNs'.J15]/[$'SpeedUp to PhotoNs'.F15];2)" office:value-type="float" office:value="5.81" calcext:value-type="float">
            <text:p>5.81</text:p>
          </table:table-cell>
          <table:table-cell table:formula="of:=ROUND([$'SpeedUp to PhotoNs'.K15]/[$'SpeedUp to PhotoNs'.G15];2)" office:value-type="float" office:value="0.03" calcext:value-type="float">
            <text:p>0.03</text:p>
          </table:table-cell>
          <table:table-cell table:formula="of:=ROUND([$'SpeedUp to PhotoNs'.L15]/[$'SpeedUp to PhotoNs'.H15];2)" office:value-type="float" office:value="2.69" calcext:value-type="float">
            <text:p>2.69</text:p>
          </table:table-cell>
          <table:table-cell table:formula="of:=ROUND([$'SpeedUp to PhotoNs'.M15]/[$'SpeedUp to PhotoNs'.I15];2)" office:value-type="float" office:value="2.63" calcext:value-type="float">
            <text:p>2.63</text:p>
          </table:table-cell>
          <table:table-cell table:formula="of:=ROUND([$'SpeedUp to PhotoNs'.X15]/[$'SpeedUp to PhotoNs'.V15];2)" office:value-type="float" office:value="0.29" calcext:value-type="float">
            <text:p>0.29</text:p>
          </table:table-cell>
          <table:table-cell table:formula="of:=ROUND([$'SpeedUp to PhotoNs'.R15]/[$'SpeedUp to PhotoNs'.N15];2)" office:value-type="float" office:value="0.22" calcext:value-type="float">
            <text:p>0.22</text:p>
          </table:table-cell>
          <table:table-cell table:formula="of:=ROUND([$'SpeedUp to PhotoNs'.S15]/[$'SpeedUp to PhotoNs'.O15];2)" office:value-type="float" office:value="0.02" calcext:value-type="float">
            <text:p>0.02</text:p>
          </table:table-cell>
          <table:table-cell table:formula="of:=ROUND([$'SpeedUp to PhotoNs'.T15]/[$'SpeedUp to PhotoNs'.P15];2)" office:value-type="float" office:value="0.49" calcext:value-type="float">
            <text:p>0.49</text:p>
          </table:table-cell>
          <table:table-cell table:formula="of:=ROUND([$'SpeedUp to PhotoNs'.U15]/[$'SpeedUp to PhotoNs'.Q15];2)" office:value-type="float" office:value="0.65" calcext:value-type="float">
            <text:p>0.65</text:p>
          </table:table-cell>
          <table:table-cell table:formula="of:=ROUND([$'SpeedUp to PhotoNs'.Y15]/[$'SpeedUp to PhotoNs'.W15];2)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75" calcext:value-type="float">
            <text:p>4475</text:p>
          </table:table-cell>
          <table:table-cell table:formula="of:=ROUND([$'SpeedUp to PhotoNs'.J16]/[$'SpeedUp to PhotoNs'.F16];2)" office:value-type="float" office:value="5.64" calcext:value-type="float">
            <text:p>5.64</text:p>
          </table:table-cell>
          <table:table-cell table:formula="of:=ROUND([$'SpeedUp to PhotoNs'.K16]/[$'SpeedUp to PhotoNs'.G16];2)" office:value-type="float" office:value="0.03" calcext:value-type="float">
            <text:p>0.03</text:p>
          </table:table-cell>
          <table:table-cell table:formula="of:=ROUND([$'SpeedUp to PhotoNs'.L16]/[$'SpeedUp to PhotoNs'.H16];2)" office:value-type="float" office:value="2.66" calcext:value-type="float">
            <text:p>2.66</text:p>
          </table:table-cell>
          <table:table-cell table:formula="of:=ROUND([$'SpeedUp to PhotoNs'.M16]/[$'SpeedUp to PhotoNs'.I16];2)" office:value-type="float" office:value="2.59" calcext:value-type="float">
            <text:p>2.59</text:p>
          </table:table-cell>
          <table:table-cell table:formula="of:=ROUND([$'SpeedUp to PhotoNs'.X16]/[$'SpeedUp to PhotoNs'.V16];2)" office:value-type="float" office:value="0.3" calcext:value-type="float">
            <text:p>0.3</text:p>
          </table:table-cell>
          <table:table-cell table:formula="of:=ROUND([$'SpeedUp to PhotoNs'.R16]/[$'SpeedUp to PhotoNs'.N16];2)" office:value-type="float" office:value="0.22" calcext:value-type="float">
            <text:p>0.22</text:p>
          </table:table-cell>
          <table:table-cell table:formula="of:=ROUND([$'SpeedUp to PhotoNs'.S16]/[$'SpeedUp to PhotoNs'.O16];2)" office:value-type="float" office:value="0.01" calcext:value-type="float">
            <text:p>0.01</text:p>
          </table:table-cell>
          <table:table-cell table:formula="of:=ROUND([$'SpeedUp to PhotoNs'.T16]/[$'SpeedUp to PhotoNs'.P16];2)" office:value-type="float" office:value="0.42" calcext:value-type="float">
            <text:p>0.42</text:p>
          </table:table-cell>
          <table:table-cell table:formula="of:=ROUND([$'SpeedUp to PhotoNs'.U16]/[$'SpeedUp to PhotoNs'.Q16];2)" office:value-type="float" office:value="0.54" calcext:value-type="float">
            <text:p>0.54</text:p>
          </table:table-cell>
          <table:table-cell table:formula="of:=ROUND([$'SpeedUp to PhotoNs'.Y16]/[$'SpeedUp to PhotoNs'.W16];2)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78" calcext:value-type="float">
            <text:p>4478</text:p>
          </table:table-cell>
          <table:table-cell table:formula="of:=ROUND([$'SpeedUp to PhotoNs'.J17]/[$'SpeedUp to PhotoNs'.F17];2)" office:value-type="float" office:value="5.64" calcext:value-type="float">
            <text:p>5.64</text:p>
          </table:table-cell>
          <table:table-cell table:formula="of:=ROUND([$'SpeedUp to PhotoNs'.K17]/[$'SpeedUp to PhotoNs'.G17];2)" office:value-type="float" office:value="0.03" calcext:value-type="float">
            <text:p>0.03</text:p>
          </table:table-cell>
          <table:table-cell table:formula="of:=ROUND([$'SpeedUp to PhotoNs'.L17]/[$'SpeedUp to PhotoNs'.H17];2)" office:value-type="float" office:value="2.67" calcext:value-type="float">
            <text:p>2.67</text:p>
          </table:table-cell>
          <table:table-cell table:formula="of:=ROUND([$'SpeedUp to PhotoNs'.M17]/[$'SpeedUp to PhotoNs'.I17];2)" office:value-type="float" office:value="2.6" calcext:value-type="float">
            <text:p>2.6</text:p>
          </table:table-cell>
          <table:table-cell table:formula="of:=ROUND([$'SpeedUp to PhotoNs'.X17]/[$'SpeedUp to PhotoNs'.V17];2)" office:value-type="float" office:value="0.3" calcext:value-type="float">
            <text:p>0.3</text:p>
          </table:table-cell>
          <table:table-cell table:formula="of:=ROUND([$'SpeedUp to PhotoNs'.R17]/[$'SpeedUp to PhotoNs'.N17];2)" office:value-type="float" office:value="0.22" calcext:value-type="float">
            <text:p>0.22</text:p>
          </table:table-cell>
          <table:table-cell table:formula="of:=ROUND([$'SpeedUp to PhotoNs'.S17]/[$'SpeedUp to PhotoNs'.O17];2)" office:value-type="float" office:value="0.01" calcext:value-type="float">
            <text:p>0.01</text:p>
          </table:table-cell>
          <table:table-cell table:formula="of:=ROUND([$'SpeedUp to PhotoNs'.T17]/[$'SpeedUp to PhotoNs'.P17];2)" office:value-type="float" office:value="0.37" calcext:value-type="float">
            <text:p>0.37</text:p>
          </table:table-cell>
          <table:table-cell table:formula="of:=ROUND([$'SpeedUp to PhotoNs'.U17]/[$'SpeedUp to PhotoNs'.Q17];2)" office:value-type="float" office:value="0.52" calcext:value-type="float">
            <text:p>0.52</text:p>
          </table:table-cell>
          <table:table-cell table:formula="of:=ROUND([$'SpeedUp to PhotoNs'.Y17]/[$'SpeedUp to PhotoNs'.W17];2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87" calcext:value-type="float">
            <text:p>4487</text:p>
          </table:table-cell>
          <table:table-cell table:formula="of:=ROUND([$'SpeedUp to PhotoNs'.J18]/[$'SpeedUp to PhotoNs'.F18];2)" office:value-type="float" office:value="5.63" calcext:value-type="float">
            <text:p>5.63</text:p>
          </table:table-cell>
          <table:table-cell table:formula="of:=ROUND([$'SpeedUp to PhotoNs'.K18]/[$'SpeedUp to PhotoNs'.G18];2)" office:value-type="float" office:value="0.03" calcext:value-type="float">
            <text:p>0.03</text:p>
          </table:table-cell>
          <table:table-cell table:formula="of:=ROUND([$'SpeedUp to PhotoNs'.L18]/[$'SpeedUp to PhotoNs'.H18];2)" office:value-type="float" office:value="2.67" calcext:value-type="float">
            <text:p>2.67</text:p>
          </table:table-cell>
          <table:table-cell table:formula="of:=ROUND([$'SpeedUp to PhotoNs'.M18]/[$'SpeedUp to PhotoNs'.I18];2)" office:value-type="float" office:value="2.59" calcext:value-type="float">
            <text:p>2.59</text:p>
          </table:table-cell>
          <table:table-cell table:formula="of:=ROUND([$'SpeedUp to PhotoNs'.X18]/[$'SpeedUp to PhotoNs'.V18];2)" office:value-type="float" office:value="0.3" calcext:value-type="float">
            <text:p>0.3</text:p>
          </table:table-cell>
          <table:table-cell table:formula="of:=ROUND([$'SpeedUp to PhotoNs'.R18]/[$'SpeedUp to PhotoNs'.N18];2)" office:value-type="float" office:value="0.22" calcext:value-type="float">
            <text:p>0.22</text:p>
          </table:table-cell>
          <table:table-cell table:formula="of:=ROUND([$'SpeedUp to PhotoNs'.S18]/[$'SpeedUp to PhotoNs'.O18];2)" office:value-type="float" office:value="0.01" calcext:value-type="float">
            <text:p>0.01</text:p>
          </table:table-cell>
          <table:table-cell table:formula="of:=ROUND([$'SpeedUp to PhotoNs'.T18]/[$'SpeedUp to PhotoNs'.P18];2)" office:value-type="float" office:value="0.37" calcext:value-type="float">
            <text:p>0.37</text:p>
          </table:table-cell>
          <table:table-cell table:formula="of:=ROUND([$'SpeedUp to PhotoNs'.U18]/[$'SpeedUp to PhotoNs'.Q18];2)" office:value-type="float" office:value="0.5" calcext:value-type="float">
            <text:p>0.5</text:p>
          </table:table-cell>
          <table:table-cell table:formula="of:=ROUND([$'SpeedUp to PhotoNs'.Y18]/[$'SpeedUp to PhotoNs'.W18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8" calcext:value-type="float">
            <text:p>4488</text:p>
          </table:table-cell>
          <table:table-cell table:formula="of:=ROUND([$'SpeedUp to PhotoNs'.J19]/[$'SpeedUp to PhotoNs'.F19];2)" office:value-type="float" office:value="5.68" calcext:value-type="float">
            <text:p>5.68</text:p>
          </table:table-cell>
          <table:table-cell table:formula="of:=ROUND([$'SpeedUp to PhotoNs'.K19]/[$'SpeedUp to PhotoNs'.G19];2)" office:value-type="float" office:value="0.03" calcext:value-type="float">
            <text:p>0.03</text:p>
          </table:table-cell>
          <table:table-cell table:formula="of:=ROUND([$'SpeedUp to PhotoNs'.L19]/[$'SpeedUp to PhotoNs'.H19];2)" office:value-type="float" office:value="2.69" calcext:value-type="float">
            <text:p>2.69</text:p>
          </table:table-cell>
          <table:table-cell table:formula="of:=ROUND([$'SpeedUp to PhotoNs'.M19]/[$'SpeedUp to PhotoNs'.I19];2)" office:value-type="float" office:value="2.63" calcext:value-type="float">
            <text:p>2.63</text:p>
          </table:table-cell>
          <table:table-cell table:formula="of:=ROUND([$'SpeedUp to PhotoNs'.X19]/[$'SpeedUp to PhotoNs'.V19];2)" office:value-type="float" office:value="0.29" calcext:value-type="float">
            <text:p>0.29</text:p>
          </table:table-cell>
          <table:table-cell table:formula="of:=ROUND([$'SpeedUp to PhotoNs'.R19]/[$'SpeedUp to PhotoNs'.N19];2)" office:value-type="float" office:value="0.22" calcext:value-type="float">
            <text:p>0.22</text:p>
          </table:table-cell>
          <table:table-cell table:formula="of:=ROUND([$'SpeedUp to PhotoNs'.S19]/[$'SpeedUp to PhotoNs'.O19];2)" office:value-type="float" office:value="0.01" calcext:value-type="float">
            <text:p>0.01</text:p>
          </table:table-cell>
          <table:table-cell table:formula="of:=ROUND([$'SpeedUp to PhotoNs'.T19]/[$'SpeedUp to PhotoNs'.P19];2)" office:value-type="float" office:value="0.34" calcext:value-type="float">
            <text:p>0.34</text:p>
          </table:table-cell>
          <table:table-cell table:formula="of:=ROUND([$'SpeedUp to PhotoNs'.U19]/[$'SpeedUp to PhotoNs'.Q19];2)" office:value-type="float" office:value="0.47" calcext:value-type="float">
            <text:p>0.47</text:p>
          </table:table-cell>
          <table:table-cell table:formula="of:=ROUND([$'SpeedUp to PhotoNs'.Y19]/[$'SpeedUp to PhotoNs'.W19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9" calcext:value-type="float">
            <text:p>4489</text:p>
          </table:table-cell>
          <table:table-cell table:formula="of:=ROUND([$'SpeedUp to PhotoNs'.J20]/[$'SpeedUp to PhotoNs'.F20];2)" office:value-type="float" office:value="5.72" calcext:value-type="float">
            <text:p>5.72</text:p>
          </table:table-cell>
          <table:table-cell table:formula="of:=ROUND([$'SpeedUp to PhotoNs'.K20]/[$'SpeedUp to PhotoNs'.G20];2)" office:value-type="float" office:value="0.03" calcext:value-type="float">
            <text:p>0.03</text:p>
          </table:table-cell>
          <table:table-cell table:formula="of:=ROUND([$'SpeedUp to PhotoNs'.L20]/[$'SpeedUp to PhotoNs'.H20];2)" office:value-type="float" office:value="2.68" calcext:value-type="float">
            <text:p>2.68</text:p>
          </table:table-cell>
          <table:table-cell table:formula="of:=ROUND([$'SpeedUp to PhotoNs'.M20]/[$'SpeedUp to PhotoNs'.I20];2)" office:value-type="float" office:value="2.61" calcext:value-type="float">
            <text:p>2.61</text:p>
          </table:table-cell>
          <table:table-cell table:formula="of:=ROUND([$'SpeedUp to PhotoNs'.X20]/[$'SpeedUp to PhotoNs'.V20];2)" office:value-type="float" office:value="0.29" calcext:value-type="float">
            <text:p>0.29</text:p>
          </table:table-cell>
          <table:table-cell table:formula="of:=ROUND([$'SpeedUp to PhotoNs'.R20]/[$'SpeedUp to PhotoNs'.N20];2)" office:value-type="float" office:value="0.22" calcext:value-type="float">
            <text:p>0.22</text:p>
          </table:table-cell>
          <table:table-cell table:formula="of:=ROUND([$'SpeedUp to PhotoNs'.S20]/[$'SpeedUp to PhotoNs'.O20];2)" office:value-type="float" office:value="0.01" calcext:value-type="float">
            <text:p>0.01</text:p>
          </table:table-cell>
          <table:table-cell table:formula="of:=ROUND([$'SpeedUp to PhotoNs'.T20]/[$'SpeedUp to PhotoNs'.P20];2)" office:value-type="float" office:value="0.34" calcext:value-type="float">
            <text:p>0.34</text:p>
          </table:table-cell>
          <table:table-cell table:formula="of:=ROUND([$'SpeedUp to PhotoNs'.U20]/[$'SpeedUp to PhotoNs'.Q20];2)" office:value-type="float" office:value="0.47" calcext:value-type="float">
            <text:p>0.47</text:p>
          </table:table-cell>
          <table:table-cell table:formula="of:=ROUND([$'SpeedUp to PhotoNs'.Y20]/[$'SpeedUp to PhotoNs'.W20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93" calcext:value-type="float">
            <text:p>4493</text:p>
          </table:table-cell>
          <table:table-cell table:formula="of:=ROUND([$'SpeedUp to PhotoNs'.J21]/[$'SpeedUp to PhotoNs'.F21];2)" office:value-type="float" office:value="5.76" calcext:value-type="float">
            <text:p>5.76</text:p>
          </table:table-cell>
          <table:table-cell table:formula="of:=ROUND([$'SpeedUp to PhotoNs'.K21]/[$'SpeedUp to PhotoNs'.G21];2)" office:value-type="float" office:value="0.03" calcext:value-type="float">
            <text:p>0.03</text:p>
          </table:table-cell>
          <table:table-cell table:formula="of:=ROUND([$'SpeedUp to PhotoNs'.L21]/[$'SpeedUp to PhotoNs'.H21];2)" office:value-type="float" office:value="2.69" calcext:value-type="float">
            <text:p>2.69</text:p>
          </table:table-cell>
          <table:table-cell table:formula="of:=ROUND([$'SpeedUp to PhotoNs'.M21]/[$'SpeedUp to PhotoNs'.I21];2)" office:value-type="float" office:value="2.61" calcext:value-type="float">
            <text:p>2.61</text:p>
          </table:table-cell>
          <table:table-cell table:formula="of:=ROUND([$'SpeedUp to PhotoNs'.X21]/[$'SpeedUp to PhotoNs'.V21];2)" office:value-type="float" office:value="0.29" calcext:value-type="float">
            <text:p>0.29</text:p>
          </table:table-cell>
          <table:table-cell table:formula="of:=ROUND([$'SpeedUp to PhotoNs'.R21]/[$'SpeedUp to PhotoNs'.N21];2)" office:value-type="float" office:value="0.22" calcext:value-type="float">
            <text:p>0.22</text:p>
          </table:table-cell>
          <table:table-cell table:formula="of:=ROUND([$'SpeedUp to PhotoNs'.S21]/[$'SpeedUp to PhotoNs'.O21];2)" office:value-type="float" office:value="0.01" calcext:value-type="float">
            <text:p>0.01</text:p>
          </table:table-cell>
          <table:table-cell table:formula="of:=ROUND([$'SpeedUp to PhotoNs'.T21]/[$'SpeedUp to PhotoNs'.P21];2)" office:value-type="float" office:value="0.35" calcext:value-type="float">
            <text:p>0.35</text:p>
          </table:table-cell>
          <table:table-cell table:formula="of:=ROUND([$'SpeedUp to PhotoNs'.U21]/[$'SpeedUp to PhotoNs'.Q21];2)" office:value-type="float" office:value="0.48" calcext:value-type="float">
            <text:p>0.48</text:p>
          </table:table-cell>
          <table:table-cell table:formula="of:=ROUND([$'SpeedUp to PhotoNs'.Y21]/[$'SpeedUp to PhotoNs'.W21];2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98" calcext:value-type="float">
            <text:p>4498</text:p>
          </table:table-cell>
          <table:table-cell table:formula="of:=ROUND([$'SpeedUp to PhotoNs'.J22]/[$'SpeedUp to PhotoNs'.F22];2)" office:value-type="float" office:value="5.69" calcext:value-type="float">
            <text:p>5.69</text:p>
          </table:table-cell>
          <table:table-cell table:formula="of:=ROUND([$'SpeedUp to PhotoNs'.K22]/[$'SpeedUp to PhotoNs'.G22];2)" office:value-type="float" office:value="0.03" calcext:value-type="float">
            <text:p>0.03</text:p>
          </table:table-cell>
          <table:table-cell table:formula="of:=ROUND([$'SpeedUp to PhotoNs'.L22]/[$'SpeedUp to PhotoNs'.H22];2)" office:value-type="float" office:value="2.68" calcext:value-type="float">
            <text:p>2.68</text:p>
          </table:table-cell>
          <table:table-cell table:formula="of:=ROUND([$'SpeedUp to PhotoNs'.M22]/[$'SpeedUp to PhotoNs'.I22];2)" office:value-type="float" office:value="2.61" calcext:value-type="float">
            <text:p>2.61</text:p>
          </table:table-cell>
          <table:table-cell table:formula="of:=ROUND([$'SpeedUp to PhotoNs'.X22]/[$'SpeedUp to PhotoNs'.V22];2)" office:value-type="float" office:value="0.3" calcext:value-type="float">
            <text:p>0.3</text:p>
          </table:table-cell>
          <table:table-cell table:formula="of:=ROUND([$'SpeedUp to PhotoNs'.R22]/[$'SpeedUp to PhotoNs'.N22];2)" office:value-type="float" office:value="0.22" calcext:value-type="float">
            <text:p>0.22</text:p>
          </table:table-cell>
          <table:table-cell table:formula="of:=ROUND([$'SpeedUp to PhotoNs'.S22]/[$'SpeedUp to PhotoNs'.O22];2)" office:value-type="float" office:value="0.01" calcext:value-type="float">
            <text:p>0.01</text:p>
          </table:table-cell>
          <table:table-cell table:formula="of:=ROUND([$'SpeedUp to PhotoNs'.T22]/[$'SpeedUp to PhotoNs'.P22];2)" office:value-type="float" office:value="0.35" calcext:value-type="float">
            <text:p>0.35</text:p>
          </table:table-cell>
          <table:table-cell table:formula="of:=ROUND([$'SpeedUp to PhotoNs'.U22]/[$'SpeedUp to PhotoNs'.Q22];2)" office:value-type="float" office:value="0.47" calcext:value-type="float">
            <text:p>0.47</text:p>
          </table:table-cell>
          <table:table-cell table:formula="of:=ROUND([$'SpeedUp to PhotoNs'.Y22]/[$'SpeedUp to PhotoNs'.W22];2)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06" calcext:value-type="float">
            <text:p>4506</text:p>
          </table:table-cell>
          <table:table-cell table:formula="of:=ROUND([$'SpeedUp to PhotoNs'.J23]/[$'SpeedUp to PhotoNs'.F23];2)" office:value-type="float" office:value="5.67" calcext:value-type="float">
            <text:p>5.67</text:p>
          </table:table-cell>
          <table:table-cell table:formula="of:=ROUND([$'SpeedUp to PhotoNs'.K23]/[$'SpeedUp to PhotoNs'.G23];2)" office:value-type="float" office:value="0.03" calcext:value-type="float">
            <text:p>0.03</text:p>
          </table:table-cell>
          <table:table-cell table:formula="of:=ROUND([$'SpeedUp to PhotoNs'.L23]/[$'SpeedUp to PhotoNs'.H23];2)" office:value-type="float" office:value="2.68" calcext:value-type="float">
            <text:p>2.68</text:p>
          </table:table-cell>
          <table:table-cell table:formula="of:=ROUND([$'SpeedUp to PhotoNs'.M23]/[$'SpeedUp to PhotoNs'.I23];2)" office:value-type="float" office:value="2.63" calcext:value-type="float">
            <text:p>2.63</text:p>
          </table:table-cell>
          <table:table-cell table:formula="of:=ROUND([$'SpeedUp to PhotoNs'.X23]/[$'SpeedUp to PhotoNs'.V23];2)" office:value-type="float" office:value="0.29" calcext:value-type="float">
            <text:p>0.29</text:p>
          </table:table-cell>
          <table:table-cell table:formula="of:=ROUND([$'SpeedUp to PhotoNs'.R23]/[$'SpeedUp to PhotoNs'.N23];2)" office:value-type="float" office:value="0.22" calcext:value-type="float">
            <text:p>0.22</text:p>
          </table:table-cell>
          <table:table-cell table:formula="of:=ROUND([$'SpeedUp to PhotoNs'.S23]/[$'SpeedUp to PhotoNs'.O23];2)" office:value-type="float" office:value="0.02" calcext:value-type="float">
            <text:p>0.02</text:p>
          </table:table-cell>
          <table:table-cell table:formula="of:=ROUND([$'SpeedUp to PhotoNs'.T23]/[$'SpeedUp to PhotoNs'.P23];2)" office:value-type="float" office:value="0.43" calcext:value-type="float">
            <text:p>0.43</text:p>
          </table:table-cell>
          <table:table-cell table:formula="of:=ROUND([$'SpeedUp to PhotoNs'.U23]/[$'SpeedUp to PhotoNs'.Q23];2)" office:value-type="float" office:value="0.57" calcext:value-type="float">
            <text:p>0.57</text:p>
          </table:table-cell>
          <table:table-cell table:formula="of:=ROUND([$'SpeedUp to PhotoNs'.Y23]/[$'SpeedUp to PhotoNs'.W23];2)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0" calcext:value-type="float">
            <text:p>4510</text:p>
          </table:table-cell>
          <table:table-cell table:formula="of:=ROUND([$'SpeedUp to PhotoNs'.J24]/[$'SpeedUp to PhotoNs'.F24];2)" office:value-type="float" office:value="5.7" calcext:value-type="float">
            <text:p>5.7</text:p>
          </table:table-cell>
          <table:table-cell table:formula="of:=ROUND([$'SpeedUp to PhotoNs'.K24]/[$'SpeedUp to PhotoNs'.G24];2)" office:value-type="float" office:value="0.03" calcext:value-type="float">
            <text:p>0.03</text:p>
          </table:table-cell>
          <table:table-cell table:formula="of:=ROUND([$'SpeedUp to PhotoNs'.L24]/[$'SpeedUp to PhotoNs'.H24];2)" office:value-type="float" office:value="2.69" calcext:value-type="float">
            <text:p>2.69</text:p>
          </table:table-cell>
          <table:table-cell table:formula="of:=ROUND([$'SpeedUp to PhotoNs'.M24]/[$'SpeedUp to PhotoNs'.I24];2)" office:value-type="float" office:value="2.63" calcext:value-type="float">
            <text:p>2.63</text:p>
          </table:table-cell>
          <table:table-cell table:formula="of:=ROUND([$'SpeedUp to PhotoNs'.X24]/[$'SpeedUp to PhotoNs'.V24];2)" office:value-type="float" office:value="0.29" calcext:value-type="float">
            <text:p>0.29</text:p>
          </table:table-cell>
          <table:table-cell table:formula="of:=ROUND([$'SpeedUp to PhotoNs'.R24]/[$'SpeedUp to PhotoNs'.N24];2)" office:value-type="float" office:value="0.22" calcext:value-type="float">
            <text:p>0.22</text:p>
          </table:table-cell>
          <table:table-cell table:formula="of:=ROUND([$'SpeedUp to PhotoNs'.S24]/[$'SpeedUp to PhotoNs'.O24];2)" office:value-type="float" office:value="0.01" calcext:value-type="float">
            <text:p>0.01</text:p>
          </table:table-cell>
          <table:table-cell table:formula="of:=ROUND([$'SpeedUp to PhotoNs'.T24]/[$'SpeedUp to PhotoNs'.P24];2)" office:value-type="float" office:value="0.36" calcext:value-type="float">
            <text:p>0.36</text:p>
          </table:table-cell>
          <table:table-cell table:formula="of:=ROUND([$'SpeedUp to PhotoNs'.U24]/[$'SpeedUp to PhotoNs'.Q24];2)" office:value-type="float" office:value="0.49" calcext:value-type="float">
            <text:p>0.49</text:p>
          </table:table-cell>
          <table:table-cell table:formula="of:=ROUND([$'SpeedUp to PhotoNs'.Y24]/[$'SpeedUp to PhotoNs'.W24];2)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13" calcext:value-type="float">
            <text:p>4513</text:p>
          </table:table-cell>
          <table:table-cell table:formula="of:=ROUND([$'SpeedUp to PhotoNs'.J25]/[$'SpeedUp to PhotoNs'.F25];2)" office:value-type="float" office:value="5.84" calcext:value-type="float">
            <text:p>5.84</text:p>
          </table:table-cell>
          <table:table-cell table:formula="of:=ROUND([$'SpeedUp to PhotoNs'.K25]/[$'SpeedUp to PhotoNs'.G25];2)" office:value-type="float" office:value="0.03" calcext:value-type="float">
            <text:p>0.03</text:p>
          </table:table-cell>
          <table:table-cell table:formula="of:=ROUND([$'SpeedUp to PhotoNs'.L25]/[$'SpeedUp to PhotoNs'.H25];2)" office:value-type="float" office:value="2.69" calcext:value-type="float">
            <text:p>2.69</text:p>
          </table:table-cell>
          <table:table-cell table:formula="of:=ROUND([$'SpeedUp to PhotoNs'.M25]/[$'SpeedUp to PhotoNs'.I25];2)" office:value-type="float" office:value="2.64" calcext:value-type="float">
            <text:p>2.64</text:p>
          </table:table-cell>
          <table:table-cell table:formula="of:=ROUND([$'SpeedUp to PhotoNs'.X25]/[$'SpeedUp to PhotoNs'.V25];2)" office:value-type="float" office:value="0.29" calcext:value-type="float">
            <text:p>0.29</text:p>
          </table:table-cell>
          <table:table-cell table:formula="of:=ROUND([$'SpeedUp to PhotoNs'.R25]/[$'SpeedUp to PhotoNs'.N25];2)" office:value-type="float" office:value="0.22" calcext:value-type="float">
            <text:p>0.22</text:p>
          </table:table-cell>
          <table:table-cell table:formula="of:=ROUND([$'SpeedUp to PhotoNs'.S25]/[$'SpeedUp to PhotoNs'.O25];2)" office:value-type="float" office:value="0.01" calcext:value-type="float">
            <text:p>0.01</text:p>
          </table:table-cell>
          <table:table-cell table:formula="of:=ROUND([$'SpeedUp to PhotoNs'.T25]/[$'SpeedUp to PhotoNs'.P25];2)" office:value-type="float" office:value="0.35" calcext:value-type="float">
            <text:p>0.35</text:p>
          </table:table-cell>
          <table:table-cell table:formula="of:=ROUND([$'SpeedUp to PhotoNs'.U25]/[$'SpeedUp to PhotoNs'.Q25];2)" office:value-type="float" office:value="0.48" calcext:value-type="float">
            <text:p>0.48</text:p>
          </table:table-cell>
          <table:table-cell table:formula="of:=ROUND([$'SpeedUp to PhotoNs'.Y25]/[$'SpeedUp to PhotoNs'.W25];2)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22" calcext:value-type="float">
            <text:p>4522</text:p>
          </table:table-cell>
          <table:table-cell table:formula="of:=ROUND([$'SpeedUp to PhotoNs'.J26]/[$'SpeedUp to PhotoNs'.F26];2)" office:value-type="float" office:value="5.81" calcext:value-type="float">
            <text:p>5.81</text:p>
          </table:table-cell>
          <table:table-cell table:formula="of:=ROUND([$'SpeedUp to PhotoNs'.K26]/[$'SpeedUp to PhotoNs'.G26];2)" office:value-type="float" office:value="0.03" calcext:value-type="float">
            <text:p>0.03</text:p>
          </table:table-cell>
          <table:table-cell table:formula="of:=ROUND([$'SpeedUp to PhotoNs'.L26]/[$'SpeedUp to PhotoNs'.H26];2)" office:value-type="float" office:value="2.68" calcext:value-type="float">
            <text:p>2.68</text:p>
          </table:table-cell>
          <table:table-cell table:formula="of:=ROUND([$'SpeedUp to PhotoNs'.M26]/[$'SpeedUp to PhotoNs'.I26];2)" office:value-type="float" office:value="2.63" calcext:value-type="float">
            <text:p>2.63</text:p>
          </table:table-cell>
          <table:table-cell table:formula="of:=ROUND([$'SpeedUp to PhotoNs'.X26]/[$'SpeedUp to PhotoNs'.V26];2)" office:value-type="float" office:value="0.29" calcext:value-type="float">
            <text:p>0.29</text:p>
          </table:table-cell>
          <table:table-cell table:formula="of:=ROUND([$'SpeedUp to PhotoNs'.R26]/[$'SpeedUp to PhotoNs'.N26];2)" office:value-type="float" office:value="0.23" calcext:value-type="float">
            <text:p>0.23</text:p>
          </table:table-cell>
          <table:table-cell table:formula="of:=ROUND([$'SpeedUp to PhotoNs'.S26]/[$'SpeedUp to PhotoNs'.O26];2)" office:value-type="float" office:value="0.01" calcext:value-type="float">
            <text:p>0.01</text:p>
          </table:table-cell>
          <table:table-cell table:formula="of:=ROUND([$'SpeedUp to PhotoNs'.T26]/[$'SpeedUp to PhotoNs'.P26];2)" office:value-type="float" office:value="0.31" calcext:value-type="float">
            <text:p>0.31</text:p>
          </table:table-cell>
          <table:table-cell table:formula="of:=ROUND([$'SpeedUp to PhotoNs'.U26]/[$'SpeedUp to PhotoNs'.Q26];2)" office:value-type="float" office:value="0.42" calcext:value-type="float">
            <text:p>0.42</text:p>
          </table:table-cell>
          <table:table-cell table:formula="of:=ROUND([$'SpeedUp to PhotoNs'.Y26]/[$'SpeedUp to PhotoNs'.W26];2)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27" calcext:value-type="float">
            <text:p>4527</text:p>
          </table:table-cell>
          <table:table-cell table:formula="of:=ROUND([$'SpeedUp to PhotoNs'.J27]/[$'SpeedUp to PhotoNs'.F27];2)" office:value-type="float" office:value="5.79" calcext:value-type="float">
            <text:p>5.79</text:p>
          </table:table-cell>
          <table:table-cell table:formula="of:=ROUND([$'SpeedUp to PhotoNs'.K27]/[$'SpeedUp to PhotoNs'.G27];2)" office:value-type="float" office:value="0.03" calcext:value-type="float">
            <text:p>0.03</text:p>
          </table:table-cell>
          <table:table-cell table:formula="of:=ROUND([$'SpeedUp to PhotoNs'.L27]/[$'SpeedUp to PhotoNs'.H27];2)" office:value-type="float" office:value="2.68" calcext:value-type="float">
            <text:p>2.68</text:p>
          </table:table-cell>
          <table:table-cell table:formula="of:=ROUND([$'SpeedUp to PhotoNs'.M27]/[$'SpeedUp to PhotoNs'.I27];2)" office:value-type="float" office:value="2.63" calcext:value-type="float">
            <text:p>2.63</text:p>
          </table:table-cell>
          <table:table-cell table:formula="of:=ROUND([$'SpeedUp to PhotoNs'.X27]/[$'SpeedUp to PhotoNs'.V27];2)" office:value-type="float" office:value="0.29" calcext:value-type="float">
            <text:p>0.29</text:p>
          </table:table-cell>
          <table:table-cell table:formula="of:=ROUND([$'SpeedUp to PhotoNs'.R27]/[$'SpeedUp to PhotoNs'.N27];2)" office:value-type="float" office:value="0.23" calcext:value-type="float">
            <text:p>0.23</text:p>
          </table:table-cell>
          <table:table-cell table:formula="of:=ROUND([$'SpeedUp to PhotoNs'.S27]/[$'SpeedUp to PhotoNs'.O27];2)" office:value-type="float" office:value="0.01" calcext:value-type="float">
            <text:p>0.01</text:p>
          </table:table-cell>
          <table:table-cell table:formula="of:=ROUND([$'SpeedUp to PhotoNs'.T27]/[$'SpeedUp to PhotoNs'.P27];2)" office:value-type="float" office:value="0.33" calcext:value-type="float">
            <text:p>0.33</text:p>
          </table:table-cell>
          <table:table-cell table:formula="of:=ROUND([$'SpeedUp to PhotoNs'.U27]/[$'SpeedUp to PhotoNs'.Q27];2)" office:value-type="float" office:value="0.46" calcext:value-type="float">
            <text:p>0.46</text:p>
          </table:table-cell>
          <table:table-cell table:formula="of:=ROUND([$'SpeedUp to PhotoNs'.Y27]/[$'SpeedUp to PhotoNs'.W27];2)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54" calcext:value-type="float">
            <text:p>4554</text:p>
          </table:table-cell>
          <table:table-cell table:formula="of:=ROUND([$'SpeedUp to PhotoNs'.J28]/[$'SpeedUp to PhotoNs'.F28];2)" office:value-type="float" office:value="5.72" calcext:value-type="float">
            <text:p>5.72</text:p>
          </table:table-cell>
          <table:table-cell table:formula="of:=ROUND([$'SpeedUp to PhotoNs'.K28]/[$'SpeedUp to PhotoNs'.G28];2)" office:value-type="float" office:value="0.03" calcext:value-type="float">
            <text:p>0.03</text:p>
          </table:table-cell>
          <table:table-cell table:formula="of:=ROUND([$'SpeedUp to PhotoNs'.L28]/[$'SpeedUp to PhotoNs'.H28];2)" office:value-type="float" office:value="2.68" calcext:value-type="float">
            <text:p>2.68</text:p>
          </table:table-cell>
          <table:table-cell table:formula="of:=ROUND([$'SpeedUp to PhotoNs'.M28]/[$'SpeedUp to PhotoNs'.I28];2)" office:value-type="float" office:value="2.63" calcext:value-type="float">
            <text:p>2.63</text:p>
          </table:table-cell>
          <table:table-cell table:formula="of:=ROUND([$'SpeedUp to PhotoNs'.X28]/[$'SpeedUp to PhotoNs'.V28];2)" office:value-type="float" office:value="0.29" calcext:value-type="float">
            <text:p>0.29</text:p>
          </table:table-cell>
          <table:table-cell table:formula="of:=ROUND([$'SpeedUp to PhotoNs'.R28]/[$'SpeedUp to PhotoNs'.N28];2)" office:value-type="float" office:value="0.22" calcext:value-type="float">
            <text:p>0.22</text:p>
          </table:table-cell>
          <table:table-cell table:formula="of:=ROUND([$'SpeedUp to PhotoNs'.S28]/[$'SpeedUp to PhotoNs'.O28];2)" office:value-type="float" office:value="0.01" calcext:value-type="float">
            <text:p>0.01</text:p>
          </table:table-cell>
          <table:table-cell table:formula="of:=ROUND([$'SpeedUp to PhotoNs'.T28]/[$'SpeedUp to PhotoNs'.P28];2)" office:value-type="float" office:value="0.34" calcext:value-type="float">
            <text:p>0.34</text:p>
          </table:table-cell>
          <table:table-cell table:formula="of:=ROUND([$'SpeedUp to PhotoNs'.U28]/[$'SpeedUp to PhotoNs'.Q28];2)" office:value-type="float" office:value="0.47" calcext:value-type="float">
            <text:p>0.47</text:p>
          </table:table-cell>
          <table:table-cell table:formula="of:=ROUND([$'SpeedUp to PhotoNs'.Y28]/[$'SpeedUp to PhotoNs'.W28];2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67" calcext:value-type="float">
            <text:p>4567</text:p>
          </table:table-cell>
          <table:table-cell table:formula="of:=ROUND([$'SpeedUp to PhotoNs'.J29]/[$'SpeedUp to PhotoNs'.F29];2)" office:value-type="float" office:value="5.72" calcext:value-type="float">
            <text:p>5.72</text:p>
          </table:table-cell>
          <table:table-cell table:formula="of:=ROUND([$'SpeedUp to PhotoNs'.K29]/[$'SpeedUp to PhotoNs'.G29];2)" office:value-type="float" office:value="0.03" calcext:value-type="float">
            <text:p>0.03</text:p>
          </table:table-cell>
          <table:table-cell table:formula="of:=ROUND([$'SpeedUp to PhotoNs'.L29]/[$'SpeedUp to PhotoNs'.H29];2)" office:value-type="float" office:value="2.69" calcext:value-type="float">
            <text:p>2.69</text:p>
          </table:table-cell>
          <table:table-cell table:formula="of:=ROUND([$'SpeedUp to PhotoNs'.M29]/[$'SpeedUp to PhotoNs'.I29];2)" office:value-type="float" office:value="2.64" calcext:value-type="float">
            <text:p>2.64</text:p>
          </table:table-cell>
          <table:table-cell table:formula="of:=ROUND([$'SpeedUp to PhotoNs'.X29]/[$'SpeedUp to PhotoNs'.V29];2)" office:value-type="float" office:value="0.29" calcext:value-type="float">
            <text:p>0.29</text:p>
          </table:table-cell>
          <table:table-cell table:formula="of:=ROUND([$'SpeedUp to PhotoNs'.R29]/[$'SpeedUp to PhotoNs'.N29];2)" office:value-type="float" office:value="0.22" calcext:value-type="float">
            <text:p>0.22</text:p>
          </table:table-cell>
          <table:table-cell table:formula="of:=ROUND([$'SpeedUp to PhotoNs'.S29]/[$'SpeedUp to PhotoNs'.O29];2)" office:value-type="float" office:value="0.01" calcext:value-type="float">
            <text:p>0.01</text:p>
          </table:table-cell>
          <table:table-cell table:formula="of:=ROUND([$'SpeedUp to PhotoNs'.T29]/[$'SpeedUp to PhotoNs'.P29];2)" office:value-type="float" office:value="0.36" calcext:value-type="float">
            <text:p>0.36</text:p>
          </table:table-cell>
          <table:table-cell table:formula="of:=ROUND([$'SpeedUp to PhotoNs'.U29]/[$'SpeedUp to PhotoNs'.Q29];2)" office:value-type="float" office:value="0.49" calcext:value-type="float">
            <text:p>0.49</text:p>
          </table:table-cell>
          <table:table-cell table:formula="of:=ROUND([$'SpeedUp to PhotoNs'.Y29]/[$'SpeedUp to PhotoNs'.W29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82" calcext:value-type="float">
            <text:p>4582</text:p>
          </table:table-cell>
          <table:table-cell table:formula="of:=ROUND([$'SpeedUp to PhotoNs'.J30]/[$'SpeedUp to PhotoNs'.F30];2)" office:value-type="float" office:value="5.95" calcext:value-type="float">
            <text:p>5.95</text:p>
          </table:table-cell>
          <table:table-cell table:formula="of:=ROUND([$'SpeedUp to PhotoNs'.K30]/[$'SpeedUp to PhotoNs'.G30];2)" office:value-type="float" office:value="0.03" calcext:value-type="float">
            <text:p>0.03</text:p>
          </table:table-cell>
          <table:table-cell table:formula="of:=ROUND([$'SpeedUp to PhotoNs'.L30]/[$'SpeedUp to PhotoNs'.H30];2)" office:value-type="float" office:value="2.7" calcext:value-type="float">
            <text:p>2.7</text:p>
          </table:table-cell>
          <table:table-cell table:formula="of:=ROUND([$'SpeedUp to PhotoNs'.M30]/[$'SpeedUp to PhotoNs'.I30];2)" office:value-type="float" office:value="2.66" calcext:value-type="float">
            <text:p>2.66</text:p>
          </table:table-cell>
          <table:table-cell table:formula="of:=ROUND([$'SpeedUp to PhotoNs'.X30]/[$'SpeedUp to PhotoNs'.V30];2)" office:value-type="float" office:value="0.29" calcext:value-type="float">
            <text:p>0.29</text:p>
          </table:table-cell>
          <table:table-cell table:formula="of:=ROUND([$'SpeedUp to PhotoNs'.R30]/[$'SpeedUp to PhotoNs'.N30];2)" office:value-type="float" office:value="0.22" calcext:value-type="float">
            <text:p>0.22</text:p>
          </table:table-cell>
          <table:table-cell table:formula="of:=ROUND([$'SpeedUp to PhotoNs'.S30]/[$'SpeedUp to PhotoNs'.O30];2)" office:value-type="float" office:value="0.01" calcext:value-type="float">
            <text:p>0.01</text:p>
          </table:table-cell>
          <table:table-cell table:formula="of:=ROUND([$'SpeedUp to PhotoNs'.T30]/[$'SpeedUp to PhotoNs'.P30];2)" office:value-type="float" office:value="0.35" calcext:value-type="float">
            <text:p>0.35</text:p>
          </table:table-cell>
          <table:table-cell table:formula="of:=ROUND([$'SpeedUp to PhotoNs'.U30]/[$'SpeedUp to PhotoNs'.Q30];2)" office:value-type="float" office:value="0.48" calcext:value-type="float">
            <text:p>0.48</text:p>
          </table:table-cell>
          <table:table-cell table:formula="of:=ROUND([$'SpeedUp to PhotoNs'.Y30]/[$'SpeedUp to PhotoNs'.W30];2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02" calcext:value-type="float">
            <text:p>4602</text:p>
          </table:table-cell>
          <table:table-cell table:formula="of:=ROUND([$'SpeedUp to PhotoNs'.J31]/[$'SpeedUp to PhotoNs'.F31];2)" office:value-type="float" office:value="5.86" calcext:value-type="float">
            <text:p>5.86</text:p>
          </table:table-cell>
          <table:table-cell table:formula="of:=ROUND([$'SpeedUp to PhotoNs'.K31]/[$'SpeedUp to PhotoNs'.G31];2)" office:value-type="float" office:value="0.03" calcext:value-type="float">
            <text:p>0.03</text:p>
          </table:table-cell>
          <table:table-cell table:formula="of:=ROUND([$'SpeedUp to PhotoNs'.L31]/[$'SpeedUp to PhotoNs'.H31];2)" office:value-type="float" office:value="2.69" calcext:value-type="float">
            <text:p>2.69</text:p>
          </table:table-cell>
          <table:table-cell table:formula="of:=ROUND([$'SpeedUp to PhotoNs'.M31]/[$'SpeedUp to PhotoNs'.I31];2)" office:value-type="float" office:value="2.65" calcext:value-type="float">
            <text:p>2.65</text:p>
          </table:table-cell>
          <table:table-cell table:formula="of:=ROUND([$'SpeedUp to PhotoNs'.X31]/[$'SpeedUp to PhotoNs'.V31];2)" office:value-type="float" office:value="0.29" calcext:value-type="float">
            <text:p>0.29</text:p>
          </table:table-cell>
          <table:table-cell table:formula="of:=ROUND([$'SpeedUp to PhotoNs'.R31]/[$'SpeedUp to PhotoNs'.N31];2)" office:value-type="float" office:value="0.22" calcext:value-type="float">
            <text:p>0.22</text:p>
          </table:table-cell>
          <table:table-cell table:formula="of:=ROUND([$'SpeedUp to PhotoNs'.S31]/[$'SpeedUp to PhotoNs'.O31];2)" office:value-type="float" office:value="0.01" calcext:value-type="float">
            <text:p>0.01</text:p>
          </table:table-cell>
          <table:table-cell table:formula="of:=ROUND([$'SpeedUp to PhotoNs'.T31]/[$'SpeedUp to PhotoNs'.P31];2)" office:value-type="float" office:value="0.38" calcext:value-type="float">
            <text:p>0.38</text:p>
          </table:table-cell>
          <table:table-cell table:formula="of:=ROUND([$'SpeedUp to PhotoNs'.U31]/[$'SpeedUp to PhotoNs'.Q31];2)" office:value-type="float" office:value="0.52" calcext:value-type="float">
            <text:p>0.52</text:p>
          </table:table-cell>
          <table:table-cell table:formula="of:=ROUND([$'SpeedUp to PhotoNs'.Y31]/[$'SpeedUp to PhotoNs'.W31];2)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16" calcext:value-type="float">
            <text:p>4616</text:p>
          </table:table-cell>
          <table:table-cell table:formula="of:=ROUND([$'SpeedUp to PhotoNs'.J32]/[$'SpeedUp to PhotoNs'.F32];2)" office:value-type="float" office:value="5.92" calcext:value-type="float">
            <text:p>5.92</text:p>
          </table:table-cell>
          <table:table-cell table:formula="of:=ROUND([$'SpeedUp to PhotoNs'.K32]/[$'SpeedUp to PhotoNs'.G32];2)" office:value-type="float" office:value="0.03" calcext:value-type="float">
            <text:p>0.03</text:p>
          </table:table-cell>
          <table:table-cell table:formula="of:=ROUND([$'SpeedUp to PhotoNs'.L32]/[$'SpeedUp to PhotoNs'.H32];2)" office:value-type="float" office:value="2.71" calcext:value-type="float">
            <text:p>2.71</text:p>
          </table:table-cell>
          <table:table-cell table:formula="of:=ROUND([$'SpeedUp to PhotoNs'.M32]/[$'SpeedUp to PhotoNs'.I32];2)" office:value-type="float" office:value="2.68" calcext:value-type="float">
            <text:p>2.68</text:p>
          </table:table-cell>
          <table:table-cell table:formula="of:=ROUND([$'SpeedUp to PhotoNs'.X32]/[$'SpeedUp to PhotoNs'.V32];2)" office:value-type="float" office:value="0.29" calcext:value-type="float">
            <text:p>0.29</text:p>
          </table:table-cell>
          <table:table-cell table:formula="of:=ROUND([$'SpeedUp to PhotoNs'.R32]/[$'SpeedUp to PhotoNs'.N32];2)" office:value-type="float" office:value="0.23" calcext:value-type="float">
            <text:p>0.23</text:p>
          </table:table-cell>
          <table:table-cell table:formula="of:=ROUND([$'SpeedUp to PhotoNs'.S32]/[$'SpeedUp to PhotoNs'.O32];2)" office:value-type="float" office:value="0.01" calcext:value-type="float">
            <text:p>0.01</text:p>
          </table:table-cell>
          <table:table-cell table:formula="of:=ROUND([$'SpeedUp to PhotoNs'.T32]/[$'SpeedUp to PhotoNs'.P32];2)" office:value-type="float" office:value="0.4" calcext:value-type="float">
            <text:p>0.4</text:p>
          </table:table-cell>
          <table:table-cell table:formula="of:=ROUND([$'SpeedUp to PhotoNs'.U32]/[$'SpeedUp to PhotoNs'.Q32];2)" office:value-type="float" office:value="0.54" calcext:value-type="float">
            <text:p>0.54</text:p>
          </table:table-cell>
          <table:table-cell table:formula="of:=ROUND([$'SpeedUp to PhotoNs'.Y32]/[$'SpeedUp to PhotoNs'.W32];2)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26" calcext:value-type="float">
            <text:p>4626</text:p>
          </table:table-cell>
          <table:table-cell table:formula="of:=ROUND([$'SpeedUp to PhotoNs'.J33]/[$'SpeedUp to PhotoNs'.F33];2)" office:value-type="float" office:value="6.02" calcext:value-type="float">
            <text:p>6.02</text:p>
          </table:table-cell>
          <table:table-cell table:formula="of:=ROUND([$'SpeedUp to PhotoNs'.K33]/[$'SpeedUp to PhotoNs'.G33];2)" office:value-type="float" office:value="0.03" calcext:value-type="float">
            <text:p>0.03</text:p>
          </table:table-cell>
          <table:table-cell table:formula="of:=ROUND([$'SpeedUp to PhotoNs'.L33]/[$'SpeedUp to PhotoNs'.H33];2)" office:value-type="float" office:value="2.71" calcext:value-type="float">
            <text:p>2.71</text:p>
          </table:table-cell>
          <table:table-cell table:formula="of:=ROUND([$'SpeedUp to PhotoNs'.M33]/[$'SpeedUp to PhotoNs'.I33];2)" office:value-type="float" office:value="2.69" calcext:value-type="float">
            <text:p>2.69</text:p>
          </table:table-cell>
          <table:table-cell table:formula="of:=ROUND([$'SpeedUp to PhotoNs'.X33]/[$'SpeedUp to PhotoNs'.V33];2)" office:value-type="float" office:value="0.29" calcext:value-type="float">
            <text:p>0.29</text:p>
          </table:table-cell>
          <table:table-cell table:formula="of:=ROUND([$'SpeedUp to PhotoNs'.R33]/[$'SpeedUp to PhotoNs'.N33];2)" office:value-type="float" office:value="0.23" calcext:value-type="float">
            <text:p>0.23</text:p>
          </table:table-cell>
          <table:table-cell table:formula="of:=ROUND([$'SpeedUp to PhotoNs'.S33]/[$'SpeedUp to PhotoNs'.O33];2)" office:value-type="float" office:value="0.01" calcext:value-type="float">
            <text:p>0.01</text:p>
          </table:table-cell>
          <table:table-cell table:formula="of:=ROUND([$'SpeedUp to PhotoNs'.T33]/[$'SpeedUp to PhotoNs'.P33];2)" office:value-type="float" office:value="0.39" calcext:value-type="float">
            <text:p>0.39</text:p>
          </table:table-cell>
          <table:table-cell table:formula="of:=ROUND([$'SpeedUp to PhotoNs'.U33]/[$'SpeedUp to PhotoNs'.Q33];2)" office:value-type="float" office:value="0.52" calcext:value-type="float">
            <text:p>0.52</text:p>
          </table:table-cell>
          <table:table-cell table:formula="of:=ROUND([$'SpeedUp to PhotoNs'.Y33]/[$'SpeedUp to PhotoNs'.W33];2)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37" calcext:value-type="float">
            <text:p>4637</text:p>
          </table:table-cell>
          <table:table-cell table:formula="of:=ROUND([$'SpeedUp to PhotoNs'.J34]/[$'SpeedUp to PhotoNs'.F34];2)" office:value-type="float" office:value="6.08" calcext:value-type="float">
            <text:p>6.08</text:p>
          </table:table-cell>
          <table:table-cell table:formula="of:=ROUND([$'SpeedUp to PhotoNs'.K34]/[$'SpeedUp to PhotoNs'.G34];2)" office:value-type="float" office:value="0.03" calcext:value-type="float">
            <text:p>0.03</text:p>
          </table:table-cell>
          <table:table-cell table:formula="of:=ROUND([$'SpeedUp to PhotoNs'.L34]/[$'SpeedUp to PhotoNs'.H34];2)" office:value-type="float" office:value="2.72" calcext:value-type="float">
            <text:p>2.72</text:p>
          </table:table-cell>
          <table:table-cell table:formula="of:=ROUND([$'SpeedUp to PhotoNs'.M34]/[$'SpeedUp to PhotoNs'.I34];2)" office:value-type="float" office:value="2.7" calcext:value-type="float">
            <text:p>2.7</text:p>
          </table:table-cell>
          <table:table-cell table:formula="of:=ROUND([$'SpeedUp to PhotoNs'.X34]/[$'SpeedUp to PhotoNs'.V34];2)" office:value-type="float" office:value="0.29" calcext:value-type="float">
            <text:p>0.29</text:p>
          </table:table-cell>
          <table:table-cell table:formula="of:=ROUND([$'SpeedUp to PhotoNs'.R34]/[$'SpeedUp to PhotoNs'.N34];2)" office:value-type="float" office:value="0.23" calcext:value-type="float">
            <text:p>0.23</text:p>
          </table:table-cell>
          <table:table-cell table:formula="of:=ROUND([$'SpeedUp to PhotoNs'.S34]/[$'SpeedUp to PhotoNs'.O34];2)" office:value-type="float" office:value="0.01" calcext:value-type="float">
            <text:p>0.01</text:p>
          </table:table-cell>
          <table:table-cell table:formula="of:=ROUND([$'SpeedUp to PhotoNs'.T34]/[$'SpeedUp to PhotoNs'.P34];2)" office:value-type="float" office:value="0.41" calcext:value-type="float">
            <text:p>0.41</text:p>
          </table:table-cell>
          <table:table-cell table:formula="of:=ROUND([$'SpeedUp to PhotoNs'.U34]/[$'SpeedUp to PhotoNs'.Q34];2)" office:value-type="float" office:value="0.55" calcext:value-type="float">
            <text:p>0.55</text:p>
          </table:table-cell>
          <table:table-cell table:formula="of:=ROUND([$'SpeedUp to PhotoNs'.Y34]/[$'SpeedUp to PhotoNs'.W34];2)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65" calcext:value-type="float">
            <text:p>4665</text:p>
          </table:table-cell>
          <table:table-cell table:formula="of:=ROUND([$'SpeedUp to PhotoNs'.J35]/[$'SpeedUp to PhotoNs'.F35];2)" office:value-type="float" office:value="5.91" calcext:value-type="float">
            <text:p>5.91</text:p>
          </table:table-cell>
          <table:table-cell table:formula="of:=ROUND([$'SpeedUp to PhotoNs'.K35]/[$'SpeedUp to PhotoNs'.G35];2)" office:value-type="float" office:value="0.03" calcext:value-type="float">
            <text:p>0.03</text:p>
          </table:table-cell>
          <table:table-cell table:formula="of:=ROUND([$'SpeedUp to PhotoNs'.L35]/[$'SpeedUp to PhotoNs'.H35];2)" office:value-type="float" office:value="2.7" calcext:value-type="float">
            <text:p>2.7</text:p>
          </table:table-cell>
          <table:table-cell table:formula="of:=ROUND([$'SpeedUp to PhotoNs'.M35]/[$'SpeedUp to PhotoNs'.I35];2)" office:value-type="float" office:value="2.69" calcext:value-type="float">
            <text:p>2.69</text:p>
          </table:table-cell>
          <table:table-cell table:formula="of:=ROUND([$'SpeedUp to PhotoNs'.X35]/[$'SpeedUp to PhotoNs'.V35];2)" office:value-type="float" office:value="0.29" calcext:value-type="float">
            <text:p>0.29</text:p>
          </table:table-cell>
          <table:table-cell table:formula="of:=ROUND([$'SpeedUp to PhotoNs'.R35]/[$'SpeedUp to PhotoNs'.N35];2)" office:value-type="float" office:value="0.23" calcext:value-type="float">
            <text:p>0.23</text:p>
          </table:table-cell>
          <table:table-cell table:formula="of:=ROUND([$'SpeedUp to PhotoNs'.S35]/[$'SpeedUp to PhotoNs'.O35];2)" office:value-type="float" office:value="0.02" calcext:value-type="float">
            <text:p>0.02</text:p>
          </table:table-cell>
          <table:table-cell table:formula="of:=ROUND([$'SpeedUp to PhotoNs'.T35]/[$'SpeedUp to PhotoNs'.P35];2)" office:value-type="float" office:value="0.39" calcext:value-type="float">
            <text:p>0.39</text:p>
          </table:table-cell>
          <table:table-cell table:formula="of:=ROUND([$'SpeedUp to PhotoNs'.U35]/[$'SpeedUp to PhotoNs'.Q35];2)" office:value-type="float" office:value="0.53" calcext:value-type="float">
            <text:p>0.53</text:p>
          </table:table-cell>
          <table:table-cell table:formula="of:=ROUND([$'SpeedUp to PhotoNs'.Y35]/[$'SpeedUp to PhotoNs'.W35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86" calcext:value-type="float">
            <text:p>4686</text:p>
          </table:table-cell>
          <table:table-cell table:formula="of:=ROUND([$'SpeedUp to PhotoNs'.J36]/[$'SpeedUp to PhotoNs'.F36];2)" office:value-type="float" office:value="6.35" calcext:value-type="float">
            <text:p>6.35</text:p>
          </table:table-cell>
          <table:table-cell table:formula="of:=ROUND([$'SpeedUp to PhotoNs'.K36]/[$'SpeedUp to PhotoNs'.G36];2)" office:value-type="float" office:value="0.03" calcext:value-type="float">
            <text:p>0.03</text:p>
          </table:table-cell>
          <table:table-cell table:formula="of:=ROUND([$'SpeedUp to PhotoNs'.L36]/[$'SpeedUp to PhotoNs'.H36];2)" office:value-type="float" office:value="2.73" calcext:value-type="float">
            <text:p>2.73</text:p>
          </table:table-cell>
          <table:table-cell table:formula="of:=ROUND([$'SpeedUp to PhotoNs'.M36]/[$'SpeedUp to PhotoNs'.I36];2)" office:value-type="float" office:value="2.71" calcext:value-type="float">
            <text:p>2.71</text:p>
          </table:table-cell>
          <table:table-cell table:formula="of:=ROUND([$'SpeedUp to PhotoNs'.X36]/[$'SpeedUp to PhotoNs'.V36];2)" office:value-type="float" office:value="0.29" calcext:value-type="float">
            <text:p>0.29</text:p>
          </table:table-cell>
          <table:table-cell table:formula="of:=ROUND([$'SpeedUp to PhotoNs'.R36]/[$'SpeedUp to PhotoNs'.N36];2)" office:value-type="float" office:value="0.23" calcext:value-type="float">
            <text:p>0.23</text:p>
          </table:table-cell>
          <table:table-cell table:formula="of:=ROUND([$'SpeedUp to PhotoNs'.S36]/[$'SpeedUp to PhotoNs'.O36];2)" office:value-type="float" office:value="0.01" calcext:value-type="float">
            <text:p>0.01</text:p>
          </table:table-cell>
          <table:table-cell table:formula="of:=ROUND([$'SpeedUp to PhotoNs'.T36]/[$'SpeedUp to PhotoNs'.P36];2)" office:value-type="float" office:value="0.35" calcext:value-type="float">
            <text:p>0.35</text:p>
          </table:table-cell>
          <table:table-cell table:formula="of:=ROUND([$'SpeedUp to PhotoNs'.U36]/[$'SpeedUp to PhotoNs'.Q36];2)" office:value-type="float" office:value="0.48" calcext:value-type="float">
            <text:p>0.48</text:p>
          </table:table-cell>
          <table:table-cell table:formula="of:=ROUND([$'SpeedUp to PhotoNs'.Y36]/[$'SpeedUp to PhotoNs'.W36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07" calcext:value-type="float">
            <text:p>4707</text:p>
          </table:table-cell>
          <table:table-cell table:formula="of:=ROUND([$'SpeedUp to PhotoNs'.J37]/[$'SpeedUp to PhotoNs'.F37];2)" office:value-type="float" office:value="6.91" calcext:value-type="float">
            <text:p>6.91</text:p>
          </table:table-cell>
          <table:table-cell table:formula="of:=ROUND([$'SpeedUp to PhotoNs'.K37]/[$'SpeedUp to PhotoNs'.G37];2)" office:value-type="float" office:value="0.03" calcext:value-type="float">
            <text:p>0.03</text:p>
          </table:table-cell>
          <table:table-cell table:formula="of:=ROUND([$'SpeedUp to PhotoNs'.L37]/[$'SpeedUp to PhotoNs'.H37];2)" office:value-type="float" office:value="2.75" calcext:value-type="float">
            <text:p>2.75</text:p>
          </table:table-cell>
          <table:table-cell table:formula="of:=ROUND([$'SpeedUp to PhotoNs'.M37]/[$'SpeedUp to PhotoNs'.I37];2)" office:value-type="float" office:value="2.74" calcext:value-type="float">
            <text:p>2.74</text:p>
          </table:table-cell>
          <table:table-cell table:formula="of:=ROUND([$'SpeedUp to PhotoNs'.X37]/[$'SpeedUp to PhotoNs'.V37];2)" office:value-type="float" office:value="0.29" calcext:value-type="float">
            <text:p>0.29</text:p>
          </table:table-cell>
          <table:table-cell table:formula="of:=ROUND([$'SpeedUp to PhotoNs'.R37]/[$'SpeedUp to PhotoNs'.N37];2)" office:value-type="float" office:value="0.23" calcext:value-type="float">
            <text:p>0.23</text:p>
          </table:table-cell>
          <table:table-cell table:formula="of:=ROUND([$'SpeedUp to PhotoNs'.S37]/[$'SpeedUp to PhotoNs'.O37];2)" office:value-type="float" office:value="0.01" calcext:value-type="float">
            <text:p>0.01</text:p>
          </table:table-cell>
          <table:table-cell table:formula="of:=ROUND([$'SpeedUp to PhotoNs'.T37]/[$'SpeedUp to PhotoNs'.P37];2)" office:value-type="float" office:value="0.33" calcext:value-type="float">
            <text:p>0.33</text:p>
          </table:table-cell>
          <table:table-cell table:formula="of:=ROUND([$'SpeedUp to PhotoNs'.U37]/[$'SpeedUp to PhotoNs'.Q37];2)" office:value-type="float" office:value="0.45" calcext:value-type="float">
            <text:p>0.45</text:p>
          </table:table-cell>
          <table:table-cell table:formula="of:=ROUND([$'SpeedUp to PhotoNs'.Y37]/[$'SpeedUp to PhotoNs'.W37];2)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44" calcext:value-type="float">
            <text:p>4744</text:p>
          </table:table-cell>
          <table:table-cell table:formula="of:=ROUND([$'SpeedUp to PhotoNs'.J38]/[$'SpeedUp to PhotoNs'.F38];2)" office:value-type="float" office:value="8.02" calcext:value-type="float">
            <text:p>8.02</text:p>
          </table:table-cell>
          <table:table-cell table:formula="of:=ROUND([$'SpeedUp to PhotoNs'.K38]/[$'SpeedUp to PhotoNs'.G38];2)" office:value-type="float" office:value="0.03" calcext:value-type="float">
            <text:p>0.03</text:p>
          </table:table-cell>
          <table:table-cell table:formula="of:=ROUND([$'SpeedUp to PhotoNs'.L38]/[$'SpeedUp to PhotoNs'.H38];2)" office:value-type="float" office:value="2.81" calcext:value-type="float">
            <text:p>2.81</text:p>
          </table:table-cell>
          <table:table-cell table:formula="of:=ROUND([$'SpeedUp to PhotoNs'.M38]/[$'SpeedUp to PhotoNs'.I38];2)" office:value-type="float" office:value="2.8" calcext:value-type="float">
            <text:p>2.8</text:p>
          </table:table-cell>
          <table:table-cell table:formula="of:=ROUND([$'SpeedUp to PhotoNs'.X38]/[$'SpeedUp to PhotoNs'.V38];2)" office:value-type="float" office:value="0.29" calcext:value-type="float">
            <text:p>0.29</text:p>
          </table:table-cell>
          <table:table-cell table:formula="of:=ROUND([$'SpeedUp to PhotoNs'.R38]/[$'SpeedUp to PhotoNs'.N38];2)" office:value-type="float" office:value="0.23" calcext:value-type="float">
            <text:p>0.23</text:p>
          </table:table-cell>
          <table:table-cell table:formula="of:=ROUND([$'SpeedUp to PhotoNs'.S38]/[$'SpeedUp to PhotoNs'.O38];2)" office:value-type="float" office:value="0.01" calcext:value-type="float">
            <text:p>0.01</text:p>
          </table:table-cell>
          <table:table-cell table:formula="of:=ROUND([$'SpeedUp to PhotoNs'.T38]/[$'SpeedUp to PhotoNs'.P38];2)" office:value-type="float" office:value="0.39" calcext:value-type="float">
            <text:p>0.39</text:p>
          </table:table-cell>
          <table:table-cell table:formula="of:=ROUND([$'SpeedUp to PhotoNs'.U38]/[$'SpeedUp to PhotoNs'.Q38];2)" office:value-type="float" office:value="0.53" calcext:value-type="float">
            <text:p>0.53</text:p>
          </table:table-cell>
          <table:table-cell table:formula="of:=ROUND([$'SpeedUp to PhotoNs'.Y38]/[$'SpeedUp to PhotoNs'.W38];2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52" calcext:value-type="float">
            <text:p>4752</text:p>
          </table:table-cell>
          <table:table-cell table:formula="of:=ROUND([$'SpeedUp to PhotoNs'.J39]/[$'SpeedUp to PhotoNs'.F39];2)" office:value-type="float" office:value="7.83" calcext:value-type="float">
            <text:p>7.83</text:p>
          </table:table-cell>
          <table:table-cell table:formula="of:=ROUND([$'SpeedUp to PhotoNs'.K39]/[$'SpeedUp to PhotoNs'.G39];2)" office:value-type="float" office:value="0.03" calcext:value-type="float">
            <text:p>0.03</text:p>
          </table:table-cell>
          <table:table-cell table:formula="of:=ROUND([$'SpeedUp to PhotoNs'.L39]/[$'SpeedUp to PhotoNs'.H39];2)" office:value-type="float" office:value="2.8" calcext:value-type="float">
            <text:p>2.8</text:p>
          </table:table-cell>
          <table:table-cell table:formula="of:=ROUND([$'SpeedUp to PhotoNs'.M39]/[$'SpeedUp to PhotoNs'.I39];2)" office:value-type="float" office:value="2.8" calcext:value-type="float">
            <text:p>2.8</text:p>
          </table:table-cell>
          <table:table-cell table:formula="of:=ROUND([$'SpeedUp to PhotoNs'.X39]/[$'SpeedUp to PhotoNs'.V39];2)" office:value-type="float" office:value="0.29" calcext:value-type="float">
            <text:p>0.29</text:p>
          </table:table-cell>
          <table:table-cell table:formula="of:=ROUND([$'SpeedUp to PhotoNs'.R39]/[$'SpeedUp to PhotoNs'.N39];2)" office:value-type="float" office:value="0.23" calcext:value-type="float">
            <text:p>0.23</text:p>
          </table:table-cell>
          <table:table-cell table:formula="of:=ROUND([$'SpeedUp to PhotoNs'.S39]/[$'SpeedUp to PhotoNs'.O39];2)" office:value-type="float" office:value="0.01" calcext:value-type="float">
            <text:p>0.01</text:p>
          </table:table-cell>
          <table:table-cell table:formula="of:=ROUND([$'SpeedUp to PhotoNs'.T39]/[$'SpeedUp to PhotoNs'.P39];2)" office:value-type="float" office:value="0.36" calcext:value-type="float">
            <text:p>0.36</text:p>
          </table:table-cell>
          <table:table-cell table:formula="of:=ROUND([$'SpeedUp to PhotoNs'.U39]/[$'SpeedUp to PhotoNs'.Q39];2)" office:value-type="float" office:value="0.49" calcext:value-type="float">
            <text:p>0.49</text:p>
          </table:table-cell>
          <table:table-cell table:formula="of:=ROUND([$'SpeedUp to PhotoNs'.Y39]/[$'SpeedUp to PhotoNs'.W39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00" calcext:value-type="float">
            <text:p>4800</text:p>
          </table:table-cell>
          <table:table-cell table:formula="of:=ROUND([$'SpeedUp to PhotoNs'.J40]/[$'SpeedUp to PhotoNs'.F40];2)" office:value-type="float" office:value="8.01" calcext:value-type="float">
            <text:p>8.01</text:p>
          </table:table-cell>
          <table:table-cell table:formula="of:=ROUND([$'SpeedUp to PhotoNs'.K40]/[$'SpeedUp to PhotoNs'.G40];2)" office:value-type="float" office:value="0.03" calcext:value-type="float">
            <text:p>0.03</text:p>
          </table:table-cell>
          <table:table-cell table:formula="of:=ROUND([$'SpeedUp to PhotoNs'.L40]/[$'SpeedUp to PhotoNs'.H40];2)" office:value-type="float" office:value="2.79" calcext:value-type="float">
            <text:p>2.79</text:p>
          </table:table-cell>
          <table:table-cell table:formula="of:=ROUND([$'SpeedUp to PhotoNs'.M40]/[$'SpeedUp to PhotoNs'.I40];2)" office:value-type="float" office:value="2.8" calcext:value-type="float">
            <text:p>2.8</text:p>
          </table:table-cell>
          <table:table-cell table:formula="of:=ROUND([$'SpeedUp to PhotoNs'.X40]/[$'SpeedUp to PhotoNs'.V40];2)" office:value-type="float" office:value="0.29" calcext:value-type="float">
            <text:p>0.29</text:p>
          </table:table-cell>
          <table:table-cell table:formula="of:=ROUND([$'SpeedUp to PhotoNs'.R40]/[$'SpeedUp to PhotoNs'.N40];2)" office:value-type="float" office:value="0.24" calcext:value-type="float">
            <text:p>0.24</text:p>
          </table:table-cell>
          <table:table-cell table:formula="of:=ROUND([$'SpeedUp to PhotoNs'.S40]/[$'SpeedUp to PhotoNs'.O40];2)" office:value-type="float" office:value="0.01" calcext:value-type="float">
            <text:p>0.01</text:p>
          </table:table-cell>
          <table:table-cell table:formula="of:=ROUND([$'SpeedUp to PhotoNs'.T40]/[$'SpeedUp to PhotoNs'.P40];2)" office:value-type="float" office:value="0.35" calcext:value-type="float">
            <text:p>0.35</text:p>
          </table:table-cell>
          <table:table-cell table:formula="of:=ROUND([$'SpeedUp to PhotoNs'.U40]/[$'SpeedUp to PhotoNs'.Q40];2)" office:value-type="float" office:value="0.48" calcext:value-type="float">
            <text:p>0.48</text:p>
          </table:table-cell>
          <table:table-cell table:formula="of:=ROUND([$'SpeedUp to PhotoNs'.Y40]/[$'SpeedUp to PhotoNs'.W40];2)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23" calcext:value-type="float">
            <text:p>4823</text:p>
          </table:table-cell>
          <table:table-cell table:formula="of:=ROUND([$'SpeedUp to PhotoNs'.J41]/[$'SpeedUp to PhotoNs'.F41];2)" office:value-type="float" office:value="8.03" calcext:value-type="float">
            <text:p>8.03</text:p>
          </table:table-cell>
          <table:table-cell table:formula="of:=ROUND([$'SpeedUp to PhotoNs'.K41]/[$'SpeedUp to PhotoNs'.G41];2)" office:value-type="float" office:value="0.03" calcext:value-type="float">
            <text:p>0.03</text:p>
          </table:table-cell>
          <table:table-cell table:formula="of:=ROUND([$'SpeedUp to PhotoNs'.L41]/[$'SpeedUp to PhotoNs'.H41];2)" office:value-type="float" office:value="2.83" calcext:value-type="float">
            <text:p>2.83</text:p>
          </table:table-cell>
          <table:table-cell table:formula="of:=ROUND([$'SpeedUp to PhotoNs'.M41]/[$'SpeedUp to PhotoNs'.I41];2)" office:value-type="float" office:value="2.86" calcext:value-type="float">
            <text:p>2.86</text:p>
          </table:table-cell>
          <table:table-cell table:formula="of:=ROUND([$'SpeedUp to PhotoNs'.X41]/[$'SpeedUp to PhotoNs'.V41];2)" office:value-type="float" office:value="0.29" calcext:value-type="float">
            <text:p>0.29</text:p>
          </table:table-cell>
          <table:table-cell table:formula="of:=ROUND([$'SpeedUp to PhotoNs'.R41]/[$'SpeedUp to PhotoNs'.N41];2)" office:value-type="float" office:value="0.24" calcext:value-type="float">
            <text:p>0.24</text:p>
          </table:table-cell>
          <table:table-cell table:formula="of:=ROUND([$'SpeedUp to PhotoNs'.S41]/[$'SpeedUp to PhotoNs'.O41];2)" office:value-type="float" office:value="0.01" calcext:value-type="float">
            <text:p>0.01</text:p>
          </table:table-cell>
          <table:table-cell table:formula="of:=ROUND([$'SpeedUp to PhotoNs'.T41]/[$'SpeedUp to PhotoNs'.P41];2)" office:value-type="float" office:value="0.35" calcext:value-type="float">
            <text:p>0.35</text:p>
          </table:table-cell>
          <table:table-cell table:formula="of:=ROUND([$'SpeedUp to PhotoNs'.U41]/[$'SpeedUp to PhotoNs'.Q41];2)" office:value-type="float" office:value="0.48" calcext:value-type="float">
            <text:p>0.48</text:p>
          </table:table-cell>
          <table:table-cell table:formula="of:=ROUND([$'SpeedUp to PhotoNs'.Y41]/[$'SpeedUp to PhotoNs'.W41];2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57" calcext:value-type="float">
            <text:p>4857</text:p>
          </table:table-cell>
          <table:table-cell table:formula="of:=ROUND([$'SpeedUp to PhotoNs'.J42]/[$'SpeedUp to PhotoNs'.F42];2)" office:value-type="float" office:value="8.05" calcext:value-type="float">
            <text:p>8.05</text:p>
          </table:table-cell>
          <table:table-cell table:formula="of:=ROUND([$'SpeedUp to PhotoNs'.K42]/[$'SpeedUp to PhotoNs'.G42];2)" office:value-type="float" office:value="0.03" calcext:value-type="float">
            <text:p>0.03</text:p>
          </table:table-cell>
          <table:table-cell table:formula="of:=ROUND([$'SpeedUp to PhotoNs'.L42]/[$'SpeedUp to PhotoNs'.H42];2)" office:value-type="float" office:value="2.69" calcext:value-type="float">
            <text:p>2.69</text:p>
          </table:table-cell>
          <table:table-cell table:formula="of:=ROUND([$'SpeedUp to PhotoNs'.M42]/[$'SpeedUp to PhotoNs'.I42];2)" office:value-type="float" office:value="2.76" calcext:value-type="float">
            <text:p>2.76</text:p>
          </table:table-cell>
          <table:table-cell table:formula="of:=ROUND([$'SpeedUp to PhotoNs'.X42]/[$'SpeedUp to PhotoNs'.V42];2)" office:value-type="float" office:value="0.31" calcext:value-type="float">
            <text:p>0.31</text:p>
          </table:table-cell>
          <table:table-cell table:formula="of:=ROUND([$'SpeedUp to PhotoNs'.R42]/[$'SpeedUp to PhotoNs'.N42];2)" office:value-type="float" office:value="0.24" calcext:value-type="float">
            <text:p>0.24</text:p>
          </table:table-cell>
          <table:table-cell table:formula="of:=ROUND([$'SpeedUp to PhotoNs'.S42]/[$'SpeedUp to PhotoNs'.O42];2)" office:value-type="float" office:value="0.01" calcext:value-type="float">
            <text:p>0.01</text:p>
          </table:table-cell>
          <table:table-cell table:formula="of:=ROUND([$'SpeedUp to PhotoNs'.T42]/[$'SpeedUp to PhotoNs'.P42];2)" office:value-type="float" office:value="0.36" calcext:value-type="float">
            <text:p>0.36</text:p>
          </table:table-cell>
          <table:table-cell table:formula="of:=ROUND([$'SpeedUp to PhotoNs'.U42]/[$'SpeedUp to PhotoNs'.Q42];2)" office:value-type="float" office:value="0.5" calcext:value-type="float">
            <text:p>0.5</text:p>
          </table:table-cell>
          <table:table-cell table:formula="of:=ROUND([$'SpeedUp to PhotoNs'.Y42]/[$'SpeedUp to PhotoNs'.W42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80" calcext:value-type="float">
            <text:p>4880</text:p>
          </table:table-cell>
          <table:table-cell table:formula="of:=ROUND([$'SpeedUp to PhotoNs'.J43]/[$'SpeedUp to PhotoNs'.F43];2)" office:value-type="float" office:value="8.05" calcext:value-type="float">
            <text:p>8.05</text:p>
          </table:table-cell>
          <table:table-cell table:formula="of:=ROUND([$'SpeedUp to PhotoNs'.K43]/[$'SpeedUp to PhotoNs'.G43];2)" office:value-type="float" office:value="0.03" calcext:value-type="float">
            <text:p>0.03</text:p>
          </table:table-cell>
          <table:table-cell table:formula="of:=ROUND([$'SpeedUp to PhotoNs'.L43]/[$'SpeedUp to PhotoNs'.H43];2)" office:value-type="float" office:value="2.74" calcext:value-type="float">
            <text:p>2.74</text:p>
          </table:table-cell>
          <table:table-cell table:formula="of:=ROUND([$'SpeedUp to PhotoNs'.M43]/[$'SpeedUp to PhotoNs'.I43];2)" office:value-type="float" office:value="2.8" calcext:value-type="float">
            <text:p>2.8</text:p>
          </table:table-cell>
          <table:table-cell table:formula="of:=ROUND([$'SpeedUp to PhotoNs'.X43]/[$'SpeedUp to PhotoNs'.V43];2)" office:value-type="float" office:value="0.29" calcext:value-type="float">
            <text:p>0.29</text:p>
          </table:table-cell>
          <table:table-cell table:formula="of:=ROUND([$'SpeedUp to PhotoNs'.R43]/[$'SpeedUp to PhotoNs'.N43];2)" office:value-type="float" office:value="0.24" calcext:value-type="float">
            <text:p>0.24</text:p>
          </table:table-cell>
          <table:table-cell table:formula="of:=ROUND([$'SpeedUp to PhotoNs'.S43]/[$'SpeedUp to PhotoNs'.O43];2)" office:value-type="float" office:value="0.01" calcext:value-type="float">
            <text:p>0.01</text:p>
          </table:table-cell>
          <table:table-cell table:formula="of:=ROUND([$'SpeedUp to PhotoNs'.T43]/[$'SpeedUp to PhotoNs'.P43];2)" office:value-type="float" office:value="0.39" calcext:value-type="float">
            <text:p>0.39</text:p>
          </table:table-cell>
          <table:table-cell table:formula="of:=ROUND([$'SpeedUp to PhotoNs'.U43]/[$'SpeedUp to PhotoNs'.Q43];2)" office:value-type="float" office:value="0.53" calcext:value-type="float">
            <text:p>0.53</text:p>
          </table:table-cell>
          <table:table-cell table:formula="of:=ROUND([$'SpeedUp to PhotoNs'.Y43]/[$'SpeedUp to PhotoNs'.W43];2)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26" calcext:value-type="float">
            <text:p>4926</text:p>
          </table:table-cell>
          <table:table-cell table:formula="of:=ROUND([$'SpeedUp to PhotoNs'.J44]/[$'SpeedUp to PhotoNs'.F44];2)" office:value-type="float" office:value="9.92" calcext:value-type="float">
            <text:p>9.92</text:p>
          </table:table-cell>
          <table:table-cell table:formula="of:=ROUND([$'SpeedUp to PhotoNs'.K44]/[$'SpeedUp to PhotoNs'.G44];2)" office:value-type="float" office:value="0.03" calcext:value-type="float">
            <text:p>0.03</text:p>
          </table:table-cell>
          <table:table-cell table:formula="of:=ROUND([$'SpeedUp to PhotoNs'.L44]/[$'SpeedUp to PhotoNs'.H44];2)" office:value-type="float" office:value="2.82" calcext:value-type="float">
            <text:p>2.82</text:p>
          </table:table-cell>
          <table:table-cell table:formula="of:=ROUND([$'SpeedUp to PhotoNs'.M44]/[$'SpeedUp to PhotoNs'.I44];2)" office:value-type="float" office:value="2.9" calcext:value-type="float">
            <text:p>2.9</text:p>
          </table:table-cell>
          <table:table-cell table:formula="of:=ROUND([$'SpeedUp to PhotoNs'.X44]/[$'SpeedUp to PhotoNs'.V44];2)" office:value-type="float" office:value="0.29" calcext:value-type="float">
            <text:p>0.29</text:p>
          </table:table-cell>
          <table:table-cell table:formula="of:=ROUND([$'SpeedUp to PhotoNs'.R44]/[$'SpeedUp to PhotoNs'.N44];2)" office:value-type="float" office:value="0.25" calcext:value-type="float">
            <text:p>0.25</text:p>
          </table:table-cell>
          <table:table-cell table:formula="of:=ROUND([$'SpeedUp to PhotoNs'.S44]/[$'SpeedUp to PhotoNs'.O44];2)" office:value-type="float" office:value="0.01" calcext:value-type="float">
            <text:p>0.01</text:p>
          </table:table-cell>
          <table:table-cell table:formula="of:=ROUND([$'SpeedUp to PhotoNs'.T44]/[$'SpeedUp to PhotoNs'.P44];2)" office:value-type="float" office:value="0.36" calcext:value-type="float">
            <text:p>0.36</text:p>
          </table:table-cell>
          <table:table-cell table:formula="of:=ROUND([$'SpeedUp to PhotoNs'.U44]/[$'SpeedUp to PhotoNs'.Q44];2)" office:value-type="float" office:value="0.49" calcext:value-type="float">
            <text:p>0.49</text:p>
          </table:table-cell>
          <table:table-cell table:formula="of:=ROUND([$'SpeedUp to PhotoNs'.Y44]/[$'SpeedUp to PhotoNs'.W44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39" calcext:value-type="float">
            <text:p>4939</text:p>
          </table:table-cell>
          <table:table-cell table:formula="of:=ROUND([$'SpeedUp to PhotoNs'.J45]/[$'SpeedUp to PhotoNs'.F45];2)" office:value-type="float" office:value="9.78" calcext:value-type="float">
            <text:p>9.78</text:p>
          </table:table-cell>
          <table:table-cell table:formula="of:=ROUND([$'SpeedUp to PhotoNs'.K45]/[$'SpeedUp to PhotoNs'.G45];2)" office:value-type="float" office:value="0.03" calcext:value-type="float">
            <text:p>0.03</text:p>
          </table:table-cell>
          <table:table-cell table:formula="of:=ROUND([$'SpeedUp to PhotoNs'.L45]/[$'SpeedUp to PhotoNs'.H45];2)" office:value-type="float" office:value="2.82" calcext:value-type="float">
            <text:p>2.82</text:p>
          </table:table-cell>
          <table:table-cell table:formula="of:=ROUND([$'SpeedUp to PhotoNs'.M45]/[$'SpeedUp to PhotoNs'.I45];2)" office:value-type="float" office:value="2.92" calcext:value-type="float">
            <text:p>2.92</text:p>
          </table:table-cell>
          <table:table-cell table:formula="of:=ROUND([$'SpeedUp to PhotoNs'.X45]/[$'SpeedUp to PhotoNs'.V45];2)" office:value-type="float" office:value="0.29" calcext:value-type="float">
            <text:p>0.29</text:p>
          </table:table-cell>
          <table:table-cell table:formula="of:=ROUND([$'SpeedUp to PhotoNs'.R45]/[$'SpeedUp to PhotoNs'.N45];2)" office:value-type="float" office:value="0.24" calcext:value-type="float">
            <text:p>0.24</text:p>
          </table:table-cell>
          <table:table-cell table:formula="of:=ROUND([$'SpeedUp to PhotoNs'.S45]/[$'SpeedUp to PhotoNs'.O45];2)" office:value-type="float" office:value="0.01" calcext:value-type="float">
            <text:p>0.01</text:p>
          </table:table-cell>
          <table:table-cell table:formula="of:=ROUND([$'SpeedUp to PhotoNs'.T45]/[$'SpeedUp to PhotoNs'.P45];2)" office:value-type="float" office:value="0.36" calcext:value-type="float">
            <text:p>0.36</text:p>
          </table:table-cell>
          <table:table-cell table:formula="of:=ROUND([$'SpeedUp to PhotoNs'.U45]/[$'SpeedUp to PhotoNs'.Q45];2)" office:value-type="float" office:value="0.49" calcext:value-type="float">
            <text:p>0.49</text:p>
          </table:table-cell>
          <table:table-cell table:formula="of:=ROUND([$'SpeedUp to PhotoNs'.Y45]/[$'SpeedUp to PhotoNs'.W45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59" calcext:value-type="float">
            <text:p>4959</text:p>
          </table:table-cell>
          <table:table-cell table:formula="of:=ROUND([$'SpeedUp to PhotoNs'.J46]/[$'SpeedUp to PhotoNs'.F46];2)" office:value-type="float" office:value="9.81" calcext:value-type="float">
            <text:p>9.81</text:p>
          </table:table-cell>
          <table:table-cell table:formula="of:=ROUND([$'SpeedUp to PhotoNs'.K46]/[$'SpeedUp to PhotoNs'.G46];2)" office:value-type="float" office:value="0.03" calcext:value-type="float">
            <text:p>0.03</text:p>
          </table:table-cell>
          <table:table-cell table:formula="of:=ROUND([$'SpeedUp to PhotoNs'.L46]/[$'SpeedUp to PhotoNs'.H46];2)" office:value-type="float" office:value="2.82" calcext:value-type="float">
            <text:p>2.82</text:p>
          </table:table-cell>
          <table:table-cell table:formula="of:=ROUND([$'SpeedUp to PhotoNs'.M46]/[$'SpeedUp to PhotoNs'.I46];2)" office:value-type="float" office:value="2.93" calcext:value-type="float">
            <text:p>2.93</text:p>
          </table:table-cell>
          <table:table-cell table:formula="of:=ROUND([$'SpeedUp to PhotoNs'.X46]/[$'SpeedUp to PhotoNs'.V46];2)" office:value-type="float" office:value="0.29" calcext:value-type="float">
            <text:p>0.29</text:p>
          </table:table-cell>
          <table:table-cell table:formula="of:=ROUND([$'SpeedUp to PhotoNs'.R46]/[$'SpeedUp to PhotoNs'.N46];2)" office:value-type="float" office:value="0.25" calcext:value-type="float">
            <text:p>0.25</text:p>
          </table:table-cell>
          <table:table-cell table:formula="of:=ROUND([$'SpeedUp to PhotoNs'.S46]/[$'SpeedUp to PhotoNs'.O46];2)" office:value-type="float" office:value="0.01" calcext:value-type="float">
            <text:p>0.01</text:p>
          </table:table-cell>
          <table:table-cell table:formula="of:=ROUND([$'SpeedUp to PhotoNs'.T46]/[$'SpeedUp to PhotoNs'.P46];2)" office:value-type="float" office:value="0.36" calcext:value-type="float">
            <text:p>0.36</text:p>
          </table:table-cell>
          <table:table-cell table:formula="of:=ROUND([$'SpeedUp to PhotoNs'.U46]/[$'SpeedUp to PhotoNs'.Q46];2)" office:value-type="float" office:value="0.49" calcext:value-type="float">
            <text:p>0.49</text:p>
          </table:table-cell>
          <table:table-cell table:formula="of:=ROUND([$'SpeedUp to PhotoNs'.Y46]/[$'SpeedUp to PhotoNs'.W46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97" calcext:value-type="float">
            <text:p>4997</text:p>
          </table:table-cell>
          <table:table-cell table:formula="of:=ROUND([$'SpeedUp to PhotoNs'.J47]/[$'SpeedUp to PhotoNs'.F47];2)" office:value-type="float" office:value="9.73" calcext:value-type="float">
            <text:p>9.73</text:p>
          </table:table-cell>
          <table:table-cell table:formula="of:=ROUND([$'SpeedUp to PhotoNs'.K47]/[$'SpeedUp to PhotoNs'.G47];2)" office:value-type="float" office:value="0.03" calcext:value-type="float">
            <text:p>0.03</text:p>
          </table:table-cell>
          <table:table-cell table:formula="of:=ROUND([$'SpeedUp to PhotoNs'.L47]/[$'SpeedUp to PhotoNs'.H47];2)" office:value-type="float" office:value="2.83" calcext:value-type="float">
            <text:p>2.83</text:p>
          </table:table-cell>
          <table:table-cell table:formula="of:=ROUND([$'SpeedUp to PhotoNs'.M47]/[$'SpeedUp to PhotoNs'.I47];2)" office:value-type="float" office:value="2.94" calcext:value-type="float">
            <text:p>2.94</text:p>
          </table:table-cell>
          <table:table-cell table:formula="of:=ROUND([$'SpeedUp to PhotoNs'.X47]/[$'SpeedUp to PhotoNs'.V47];2)" office:value-type="float" office:value="0.29" calcext:value-type="float">
            <text:p>0.29</text:p>
          </table:table-cell>
          <table:table-cell table:formula="of:=ROUND([$'SpeedUp to PhotoNs'.R47]/[$'SpeedUp to PhotoNs'.N47];2)" office:value-type="float" office:value="0.25" calcext:value-type="float">
            <text:p>0.25</text:p>
          </table:table-cell>
          <table:table-cell table:formula="of:=ROUND([$'SpeedUp to PhotoNs'.S47]/[$'SpeedUp to PhotoNs'.O47];2)" office:value-type="float" office:value="0.01" calcext:value-type="float">
            <text:p>0.01</text:p>
          </table:table-cell>
          <table:table-cell table:formula="of:=ROUND([$'SpeedUp to PhotoNs'.T47]/[$'SpeedUp to PhotoNs'.P47];2)" office:value-type="float" office:value="0.36" calcext:value-type="float">
            <text:p>0.36</text:p>
          </table:table-cell>
          <table:table-cell table:formula="of:=ROUND([$'SpeedUp to PhotoNs'.U47]/[$'SpeedUp to PhotoNs'.Q47];2)" office:value-type="float" office:value="0.49" calcext:value-type="float">
            <text:p>0.49</text:p>
          </table:table-cell>
          <table:table-cell table:formula="of:=ROUND([$'SpeedUp to PhotoNs'.Y47]/[$'SpeedUp to PhotoNs'.W47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13" calcext:value-type="float">
            <text:p>5013</text:p>
          </table:table-cell>
          <table:table-cell table:formula="of:=ROUND([$'SpeedUp to PhotoNs'.J48]/[$'SpeedUp to PhotoNs'.F48];2)" office:value-type="float" office:value="9.69" calcext:value-type="float">
            <text:p>9.69</text:p>
          </table:table-cell>
          <table:table-cell table:formula="of:=ROUND([$'SpeedUp to PhotoNs'.K48]/[$'SpeedUp to PhotoNs'.G48];2)" office:value-type="float" office:value="0.03" calcext:value-type="float">
            <text:p>0.03</text:p>
          </table:table-cell>
          <table:table-cell table:formula="of:=ROUND([$'SpeedUp to PhotoNs'.L48]/[$'SpeedUp to PhotoNs'.H48];2)" office:value-type="float" office:value="2.84" calcext:value-type="float">
            <text:p>2.84</text:p>
          </table:table-cell>
          <table:table-cell table:formula="of:=ROUND([$'SpeedUp to PhotoNs'.M48]/[$'SpeedUp to PhotoNs'.I48];2)" office:value-type="float" office:value="2.98" calcext:value-type="float">
            <text:p>2.98</text:p>
          </table:table-cell>
          <table:table-cell table:formula="of:=ROUND([$'SpeedUp to PhotoNs'.X48]/[$'SpeedUp to PhotoNs'.V48];2)" office:value-type="float" office:value="0.29" calcext:value-type="float">
            <text:p>0.29</text:p>
          </table:table-cell>
          <table:table-cell table:formula="of:=ROUND([$'SpeedUp to PhotoNs'.R48]/[$'SpeedUp to PhotoNs'.N48];2)" office:value-type="float" office:value="0.25" calcext:value-type="float">
            <text:p>0.25</text:p>
          </table:table-cell>
          <table:table-cell table:formula="of:=ROUND([$'SpeedUp to PhotoNs'.S48]/[$'SpeedUp to PhotoNs'.O48];2)" office:value-type="float" office:value="0.01" calcext:value-type="float">
            <text:p>0.01</text:p>
          </table:table-cell>
          <table:table-cell table:formula="of:=ROUND([$'SpeedUp to PhotoNs'.T48]/[$'SpeedUp to PhotoNs'.P48];2)" office:value-type="float" office:value="0.36" calcext:value-type="float">
            <text:p>0.36</text:p>
          </table:table-cell>
          <table:table-cell table:formula="of:=ROUND([$'SpeedUp to PhotoNs'.U48]/[$'SpeedUp to PhotoNs'.Q48];2)" office:value-type="float" office:value="0.49" calcext:value-type="float">
            <text:p>0.49</text:p>
          </table:table-cell>
          <table:table-cell table:formula="of:=ROUND([$'SpeedUp to PhotoNs'.Y48]/[$'SpeedUp to PhotoNs'.W48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58" calcext:value-type="float">
            <text:p>5058</text:p>
          </table:table-cell>
          <table:table-cell table:formula="of:=ROUND([$'SpeedUp to PhotoNs'.J49]/[$'SpeedUp to PhotoNs'.F49];2)" office:value-type="float" office:value="9.78" calcext:value-type="float">
            <text:p>9.78</text:p>
          </table:table-cell>
          <table:table-cell table:formula="of:=ROUND([$'SpeedUp to PhotoNs'.K49]/[$'SpeedUp to PhotoNs'.G49];2)" office:value-type="float" office:value="0.03" calcext:value-type="float">
            <text:p>0.03</text:p>
          </table:table-cell>
          <table:table-cell table:formula="of:=ROUND([$'SpeedUp to PhotoNs'.L49]/[$'SpeedUp to PhotoNs'.H49];2)" office:value-type="float" office:value="2.81" calcext:value-type="float">
            <text:p>2.81</text:p>
          </table:table-cell>
          <table:table-cell table:formula="of:=ROUND([$'SpeedUp to PhotoNs'.M49]/[$'SpeedUp to PhotoNs'.I49];2)" office:value-type="float" office:value="2.95" calcext:value-type="float">
            <text:p>2.95</text:p>
          </table:table-cell>
          <table:table-cell table:formula="of:=ROUND([$'SpeedUp to PhotoNs'.X49]/[$'SpeedUp to PhotoNs'.V49];2)" office:value-type="float" office:value="0.29" calcext:value-type="float">
            <text:p>0.29</text:p>
          </table:table-cell>
          <table:table-cell table:formula="of:=ROUND([$'SpeedUp to PhotoNs'.R49]/[$'SpeedUp to PhotoNs'.N49];2)" office:value-type="float" office:value="0.25" calcext:value-type="float">
            <text:p>0.25</text:p>
          </table:table-cell>
          <table:table-cell table:formula="of:=ROUND([$'SpeedUp to PhotoNs'.S49]/[$'SpeedUp to PhotoNs'.O49];2)" office:value-type="float" office:value="0.01" calcext:value-type="float">
            <text:p>0.01</text:p>
          </table:table-cell>
          <table:table-cell table:formula="of:=ROUND([$'SpeedUp to PhotoNs'.T49]/[$'SpeedUp to PhotoNs'.P49];2)" office:value-type="float" office:value="0.36" calcext:value-type="float">
            <text:p>0.36</text:p>
          </table:table-cell>
          <table:table-cell table:formula="of:=ROUND([$'SpeedUp to PhotoNs'.U49]/[$'SpeedUp to PhotoNs'.Q49];2)" office:value-type="float" office:value="0.5" calcext:value-type="float">
            <text:p>0.5</text:p>
          </table:table-cell>
          <table:table-cell table:formula="of:=ROUND([$'SpeedUp to PhotoNs'.Y49]/[$'SpeedUp to PhotoNs'.W49];2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90" calcext:value-type="float">
            <text:p>5090</text:p>
          </table:table-cell>
          <table:table-cell table:formula="of:=ROUND([$'SpeedUp to PhotoNs'.J50]/[$'SpeedUp to PhotoNs'.F50];2)" office:value-type="float" office:value="10.12" calcext:value-type="float">
            <text:p>10.12</text:p>
          </table:table-cell>
          <table:table-cell table:formula="of:=ROUND([$'SpeedUp to PhotoNs'.K50]/[$'SpeedUp to PhotoNs'.G50];2)" office:value-type="float" office:value="0.03" calcext:value-type="float">
            <text:p>0.03</text:p>
          </table:table-cell>
          <table:table-cell table:formula="of:=ROUND([$'SpeedUp to PhotoNs'.L50]/[$'SpeedUp to PhotoNs'.H50];2)" office:value-type="float" office:value="2.83" calcext:value-type="float">
            <text:p>2.83</text:p>
          </table:table-cell>
          <table:table-cell table:formula="of:=ROUND([$'SpeedUp to PhotoNs'.M50]/[$'SpeedUp to PhotoNs'.I50];2)" office:value-type="float" office:value="2.97" calcext:value-type="float">
            <text:p>2.97</text:p>
          </table:table-cell>
          <table:table-cell table:formula="of:=ROUND([$'SpeedUp to PhotoNs'.X50]/[$'SpeedUp to PhotoNs'.V50];2)" office:value-type="float" office:value="0.29" calcext:value-type="float">
            <text:p>0.29</text:p>
          </table:table-cell>
          <table:table-cell table:formula="of:=ROUND([$'SpeedUp to PhotoNs'.R50]/[$'SpeedUp to PhotoNs'.N50];2)" office:value-type="float" office:value="0.25" calcext:value-type="float">
            <text:p>0.25</text:p>
          </table:table-cell>
          <table:table-cell table:formula="of:=ROUND([$'SpeedUp to PhotoNs'.S50]/[$'SpeedUp to PhotoNs'.O50];2)" office:value-type="float" office:value="0.01" calcext:value-type="float">
            <text:p>0.01</text:p>
          </table:table-cell>
          <table:table-cell table:formula="of:=ROUND([$'SpeedUp to PhotoNs'.T50]/[$'SpeedUp to PhotoNs'.P50];2)" office:value-type="float" office:value="0.36" calcext:value-type="float">
            <text:p>0.36</text:p>
          </table:table-cell>
          <table:table-cell table:formula="of:=ROUND([$'SpeedUp to PhotoNs'.U50]/[$'SpeedUp to PhotoNs'.Q50];2)" office:value-type="float" office:value="0.49" calcext:value-type="float">
            <text:p>0.49</text:p>
          </table:table-cell>
          <table:table-cell table:formula="of:=ROUND([$'SpeedUp to PhotoNs'.Y50]/[$'SpeedUp to PhotoNs'.W50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02" calcext:value-type="float">
            <text:p>5102</text:p>
          </table:table-cell>
          <table:table-cell table:formula="of:=ROUND([$'SpeedUp to PhotoNs'.J51]/[$'SpeedUp to PhotoNs'.F51];2)" office:value-type="float" office:value="11.01" calcext:value-type="float">
            <text:p>11.01</text:p>
          </table:table-cell>
          <table:table-cell table:formula="of:=ROUND([$'SpeedUp to PhotoNs'.K51]/[$'SpeedUp to PhotoNs'.G51];2)" office:value-type="float" office:value="0.03" calcext:value-type="float">
            <text:p>0.03</text:p>
          </table:table-cell>
          <table:table-cell table:formula="of:=ROUND([$'SpeedUp to PhotoNs'.L51]/[$'SpeedUp to PhotoNs'.H51];2)" office:value-type="float" office:value="2.88" calcext:value-type="float">
            <text:p>2.88</text:p>
          </table:table-cell>
          <table:table-cell table:formula="of:=ROUND([$'SpeedUp to PhotoNs'.M51]/[$'SpeedUp to PhotoNs'.I51];2)" office:value-type="float" office:value="2.99" calcext:value-type="float">
            <text:p>2.99</text:p>
          </table:table-cell>
          <table:table-cell table:formula="of:=ROUND([$'SpeedUp to PhotoNs'.X51]/[$'SpeedUp to PhotoNs'.V51];2)" office:value-type="float" office:value="0.29" calcext:value-type="float">
            <text:p>0.29</text:p>
          </table:table-cell>
          <table:table-cell table:formula="of:=ROUND([$'SpeedUp to PhotoNs'.R51]/[$'SpeedUp to PhotoNs'.N51];2)" office:value-type="float" office:value="0.25" calcext:value-type="float">
            <text:p>0.25</text:p>
          </table:table-cell>
          <table:table-cell table:formula="of:=ROUND([$'SpeedUp to PhotoNs'.S51]/[$'SpeedUp to PhotoNs'.O51];2)" office:value-type="float" office:value="0.01" calcext:value-type="float">
            <text:p>0.01</text:p>
          </table:table-cell>
          <table:table-cell table:formula="of:=ROUND([$'SpeedUp to PhotoNs'.T51]/[$'SpeedUp to PhotoNs'.P51];2)" office:value-type="float" office:value="0.37" calcext:value-type="float">
            <text:p>0.37</text:p>
          </table:table-cell>
          <table:table-cell table:formula="of:=ROUND([$'SpeedUp to PhotoNs'.U51]/[$'SpeedUp to PhotoNs'.Q51];2)" office:value-type="float" office:value="0.51" calcext:value-type="float">
            <text:p>0.51</text:p>
          </table:table-cell>
          <table:table-cell table:formula="of:=ROUND([$'SpeedUp to PhotoNs'.Y51]/[$'SpeedUp to PhotoNs'.W51];2)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02" calcext:value-type="float">
            <text:p>5102</text:p>
          </table:table-cell>
          <table:table-cell table:formula="of:=ROUND([$'SpeedUp to PhotoNs'.J52]/[$'SpeedUp to PhotoNs'.F52];2)" office:value-type="float" office:value="11.02" calcext:value-type="float">
            <text:p>11.02</text:p>
          </table:table-cell>
          <table:table-cell table:formula="of:=ROUND([$'SpeedUp to PhotoNs'.K52]/[$'SpeedUp to PhotoNs'.G52];2)" office:value-type="float" office:value="0.03" calcext:value-type="float">
            <text:p>0.03</text:p>
          </table:table-cell>
          <table:table-cell table:formula="of:=ROUND([$'SpeedUp to PhotoNs'.L52]/[$'SpeedUp to PhotoNs'.H52];2)" office:value-type="float" office:value="2.88" calcext:value-type="float">
            <text:p>2.88</text:p>
          </table:table-cell>
          <table:table-cell table:formula="of:=ROUND([$'SpeedUp to PhotoNs'.M52]/[$'SpeedUp to PhotoNs'.I52];2)" office:value-type="float" office:value="3" calcext:value-type="float">
            <text:p>3</text:p>
          </table:table-cell>
          <table:table-cell table:formula="of:=ROUND([$'SpeedUp to PhotoNs'.X52]/[$'SpeedUp to PhotoNs'.V52];2)" office:value-type="float" office:value="0.29" calcext:value-type="float">
            <text:p>0.29</text:p>
          </table:table-cell>
          <table:table-cell table:formula="of:=ROUND([$'SpeedUp to PhotoNs'.R52]/[$'SpeedUp to PhotoNs'.N52];2)" office:value-type="float" office:value="0.25" calcext:value-type="float">
            <text:p>0.25</text:p>
          </table:table-cell>
          <table:table-cell table:formula="of:=ROUND([$'SpeedUp to PhotoNs'.S52]/[$'SpeedUp to PhotoNs'.O52];2)" office:value-type="float" office:value="0.01" calcext:value-type="float">
            <text:p>0.01</text:p>
          </table:table-cell>
          <table:table-cell table:formula="of:=ROUND([$'SpeedUp to PhotoNs'.T52]/[$'SpeedUp to PhotoNs'.P52];2)" office:value-type="float" office:value="0.38" calcext:value-type="float">
            <text:p>0.38</text:p>
          </table:table-cell>
          <table:table-cell table:formula="of:=ROUND([$'SpeedUp to PhotoNs'.U52]/[$'SpeedUp to PhotoNs'.Q52];2)" office:value-type="float" office:value="0.51" calcext:value-type="float">
            <text:p>0.51</text:p>
          </table:table-cell>
          <table:table-cell table:formula="of:=ROUND([$'SpeedUp to PhotoNs'.Y52]/[$'SpeedUp to PhotoNs'.W52];2)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7" calcext:value-type="float">
            <text:p>5117</text:p>
          </table:table-cell>
          <table:table-cell table:formula="of:=ROUND([$'SpeedUp to PhotoNs'.J53]/[$'SpeedUp to PhotoNs'.F53];2)" office:value-type="float" office:value="10.88" calcext:value-type="float">
            <text:p>10.88</text:p>
          </table:table-cell>
          <table:table-cell table:formula="of:=ROUND([$'SpeedUp to PhotoNs'.K53]/[$'SpeedUp to PhotoNs'.G53];2)" office:value-type="float" office:value="0.03" calcext:value-type="float">
            <text:p>0.03</text:p>
          </table:table-cell>
          <table:table-cell table:formula="of:=ROUND([$'SpeedUp to PhotoNs'.L53]/[$'SpeedUp to PhotoNs'.H53];2)" office:value-type="float" office:value="2.85" calcext:value-type="float">
            <text:p>2.85</text:p>
          </table:table-cell>
          <table:table-cell table:formula="of:=ROUND([$'SpeedUp to PhotoNs'.M53]/[$'SpeedUp to PhotoNs'.I53];2)" office:value-type="float" office:value="2.96" calcext:value-type="float">
            <text:p>2.96</text:p>
          </table:table-cell>
          <table:table-cell table:formula="of:=ROUND([$'SpeedUp to PhotoNs'.X53]/[$'SpeedUp to PhotoNs'.V53];2)" office:value-type="float" office:value="0.3" calcext:value-type="float">
            <text:p>0.3</text:p>
          </table:table-cell>
          <table:table-cell table:formula="of:=ROUND([$'SpeedUp to PhotoNs'.R53]/[$'SpeedUp to PhotoNs'.N53];2)" office:value-type="float" office:value="0.25" calcext:value-type="float">
            <text:p>0.25</text:p>
          </table:table-cell>
          <table:table-cell table:formula="of:=ROUND([$'SpeedUp to PhotoNs'.S53]/[$'SpeedUp to PhotoNs'.O53];2)" office:value-type="float" office:value="0.01" calcext:value-type="float">
            <text:p>0.01</text:p>
          </table:table-cell>
          <table:table-cell table:formula="of:=ROUND([$'SpeedUp to PhotoNs'.T53]/[$'SpeedUp to PhotoNs'.P53];2)" office:value-type="float" office:value="0.39" calcext:value-type="float">
            <text:p>0.39</text:p>
          </table:table-cell>
          <table:table-cell table:formula="of:=ROUND([$'SpeedUp to PhotoNs'.U53]/[$'SpeedUp to PhotoNs'.Q53];2)" office:value-type="float" office:value="0.52" calcext:value-type="float">
            <text:p>0.52</text:p>
          </table:table-cell>
          <table:table-cell table:formula="of:=ROUND([$'SpeedUp to PhotoNs'.Y53]/[$'SpeedUp to PhotoNs'.W53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44" calcext:value-type="float">
            <text:p>5144</text:p>
          </table:table-cell>
          <table:table-cell table:formula="of:=ROUND([$'SpeedUp to PhotoNs'.J54]/[$'SpeedUp to PhotoNs'.F54];2)" office:value-type="float" office:value="11.18" calcext:value-type="float">
            <text:p>11.18</text:p>
          </table:table-cell>
          <table:table-cell table:formula="of:=ROUND([$'SpeedUp to PhotoNs'.K54]/[$'SpeedUp to PhotoNs'.G54];2)" office:value-type="float" office:value="0.03" calcext:value-type="float">
            <text:p>0.03</text:p>
          </table:table-cell>
          <table:table-cell table:formula="of:=ROUND([$'SpeedUp to PhotoNs'.L54]/[$'SpeedUp to PhotoNs'.H54];2)" office:value-type="float" office:value="2.77" calcext:value-type="float">
            <text:p>2.77</text:p>
          </table:table-cell>
          <table:table-cell table:formula="of:=ROUND([$'SpeedUp to PhotoNs'.M54]/[$'SpeedUp to PhotoNs'.I54];2)" office:value-type="float" office:value="2.91" calcext:value-type="float">
            <text:p>2.91</text:p>
          </table:table-cell>
          <table:table-cell table:formula="of:=ROUND([$'SpeedUp to PhotoNs'.X54]/[$'SpeedUp to PhotoNs'.V54];2)" office:value-type="float" office:value="0.3" calcext:value-type="float">
            <text:p>0.3</text:p>
          </table:table-cell>
          <table:table-cell table:formula="of:=ROUND([$'SpeedUp to PhotoNs'.R54]/[$'SpeedUp to PhotoNs'.N54];2)" office:value-type="float" office:value="0.26" calcext:value-type="float">
            <text:p>0.26</text:p>
          </table:table-cell>
          <table:table-cell table:formula="of:=ROUND([$'SpeedUp to PhotoNs'.S54]/[$'SpeedUp to PhotoNs'.O54];2)" office:value-type="float" office:value="0.01" calcext:value-type="float">
            <text:p>0.01</text:p>
          </table:table-cell>
          <table:table-cell table:formula="of:=ROUND([$'SpeedUp to PhotoNs'.T54]/[$'SpeedUp to PhotoNs'.P54];2)" office:value-type="float" office:value="0.36" calcext:value-type="float">
            <text:p>0.36</text:p>
          </table:table-cell>
          <table:table-cell table:formula="of:=ROUND([$'SpeedUp to PhotoNs'.U54]/[$'SpeedUp to PhotoNs'.Q54];2)" office:value-type="float" office:value="0.5" calcext:value-type="float">
            <text:p>0.5</text:p>
          </table:table-cell>
          <table:table-cell table:formula="of:=ROUND([$'SpeedUp to PhotoNs'.Y54]/[$'SpeedUp to PhotoNs'.W54];2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66" calcext:value-type="float">
            <text:p>5166</text:p>
          </table:table-cell>
          <table:table-cell table:formula="of:=ROUND([$'SpeedUp to PhotoNs'.J55]/[$'SpeedUp to PhotoNs'.F55];2)" office:value-type="float" office:value="11.01" calcext:value-type="float">
            <text:p>11.01</text:p>
          </table:table-cell>
          <table:table-cell table:formula="of:=ROUND([$'SpeedUp to PhotoNs'.K55]/[$'SpeedUp to PhotoNs'.G55];2)" office:value-type="float" office:value="0.03" calcext:value-type="float">
            <text:p>0.03</text:p>
          </table:table-cell>
          <table:table-cell table:formula="of:=ROUND([$'SpeedUp to PhotoNs'.L55]/[$'SpeedUp to PhotoNs'.H55];2)" office:value-type="float" office:value="2.76" calcext:value-type="float">
            <text:p>2.76</text:p>
          </table:table-cell>
          <table:table-cell table:formula="of:=ROUND([$'SpeedUp to PhotoNs'.M55]/[$'SpeedUp to PhotoNs'.I55];2)" office:value-type="float" office:value="2.89" calcext:value-type="float">
            <text:p>2.89</text:p>
          </table:table-cell>
          <table:table-cell table:formula="of:=ROUND([$'SpeedUp to PhotoNs'.X55]/[$'SpeedUp to PhotoNs'.V55];2)" office:value-type="float" office:value="0.3" calcext:value-type="float">
            <text:p>0.3</text:p>
          </table:table-cell>
          <table:table-cell table:formula="of:=ROUND([$'SpeedUp to PhotoNs'.R55]/[$'SpeedUp to PhotoNs'.N55];2)" office:value-type="float" office:value="0.25" calcext:value-type="float">
            <text:p>0.25</text:p>
          </table:table-cell>
          <table:table-cell table:formula="of:=ROUND([$'SpeedUp to PhotoNs'.S55]/[$'SpeedUp to PhotoNs'.O55];2)" office:value-type="float" office:value="0.01" calcext:value-type="float">
            <text:p>0.01</text:p>
          </table:table-cell>
          <table:table-cell table:formula="of:=ROUND([$'SpeedUp to PhotoNs'.T55]/[$'SpeedUp to PhotoNs'.P55];2)" office:value-type="float" office:value="0.36" calcext:value-type="float">
            <text:p>0.36</text:p>
          </table:table-cell>
          <table:table-cell table:formula="of:=ROUND([$'SpeedUp to PhotoNs'.U55]/[$'SpeedUp to PhotoNs'.Q55];2)" office:value-type="float" office:value="0.5" calcext:value-type="float">
            <text:p>0.5</text:p>
          </table:table-cell>
          <table:table-cell table:formula="of:=ROUND([$'SpeedUp to PhotoNs'.Y55]/[$'SpeedUp to PhotoNs'.W55];2)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90" calcext:value-type="float">
            <text:p>5190</text:p>
          </table:table-cell>
          <table:table-cell table:formula="of:=ROUND([$'SpeedUp to PhotoNs'.J56]/[$'SpeedUp to PhotoNs'.F56];2)" office:value-type="float" office:value="11.17" calcext:value-type="float">
            <text:p>11.17</text:p>
          </table:table-cell>
          <table:table-cell table:formula="of:=ROUND([$'SpeedUp to PhotoNs'.K56]/[$'SpeedUp to PhotoNs'.G56];2)" office:value-type="float" office:value="0.03" calcext:value-type="float">
            <text:p>0.03</text:p>
          </table:table-cell>
          <table:table-cell table:formula="of:=ROUND([$'SpeedUp to PhotoNs'.L56]/[$'SpeedUp to PhotoNs'.H56];2)" office:value-type="float" office:value="2.76" calcext:value-type="float">
            <text:p>2.76</text:p>
          </table:table-cell>
          <table:table-cell table:formula="of:=ROUND([$'SpeedUp to PhotoNs'.M56]/[$'SpeedUp to PhotoNs'.I56];2)" office:value-type="float" office:value="2.9" calcext:value-type="float">
            <text:p>2.9</text:p>
          </table:table-cell>
          <table:table-cell table:formula="of:=ROUND([$'SpeedUp to PhotoNs'.X56]/[$'SpeedUp to PhotoNs'.V56];2)" office:value-type="float" office:value="0.3" calcext:value-type="float">
            <text:p>0.3</text:p>
          </table:table-cell>
          <table:table-cell table:formula="of:=ROUND([$'SpeedUp to PhotoNs'.R56]/[$'SpeedUp to PhotoNs'.N56];2)" office:value-type="float" office:value="0.25" calcext:value-type="float">
            <text:p>0.25</text:p>
          </table:table-cell>
          <table:table-cell table:formula="of:=ROUND([$'SpeedUp to PhotoNs'.S56]/[$'SpeedUp to PhotoNs'.O56];2)" office:value-type="float" office:value="0.01" calcext:value-type="float">
            <text:p>0.01</text:p>
          </table:table-cell>
          <table:table-cell table:formula="of:=ROUND([$'SpeedUp to PhotoNs'.T56]/[$'SpeedUp to PhotoNs'.P56];2)" office:value-type="float" office:value="0.36" calcext:value-type="float">
            <text:p>0.36</text:p>
          </table:table-cell>
          <table:table-cell table:formula="of:=ROUND([$'SpeedUp to PhotoNs'.U56]/[$'SpeedUp to PhotoNs'.Q56];2)" office:value-type="float" office:value="0.49" calcext:value-type="float">
            <text:p>0.49</text:p>
          </table:table-cell>
          <table:table-cell table:formula="of:=ROUND([$'SpeedUp to PhotoNs'.Y56]/[$'SpeedUp to PhotoNs'.W56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97" calcext:value-type="float">
            <text:p>5197</text:p>
          </table:table-cell>
          <table:table-cell table:formula="of:=ROUND([$'SpeedUp to PhotoNs'.J57]/[$'SpeedUp to PhotoNs'.F57];2)" office:value-type="float" office:value="11.22" calcext:value-type="float">
            <text:p>11.22</text:p>
          </table:table-cell>
          <table:table-cell table:formula="of:=ROUND([$'SpeedUp to PhotoNs'.K57]/[$'SpeedUp to PhotoNs'.G57];2)" office:value-type="float" office:value="0.03" calcext:value-type="float">
            <text:p>0.03</text:p>
          </table:table-cell>
          <table:table-cell table:formula="of:=ROUND([$'SpeedUp to PhotoNs'.L57]/[$'SpeedUp to PhotoNs'.H57];2)" office:value-type="float" office:value="2.77" calcext:value-type="float">
            <text:p>2.77</text:p>
          </table:table-cell>
          <table:table-cell table:formula="of:=ROUND([$'SpeedUp to PhotoNs'.M57]/[$'SpeedUp to PhotoNs'.I57];2)" office:value-type="float" office:value="2.92" calcext:value-type="float">
            <text:p>2.92</text:p>
          </table:table-cell>
          <table:table-cell table:formula="of:=ROUND([$'SpeedUp to PhotoNs'.X57]/[$'SpeedUp to PhotoNs'.V57];2)" office:value-type="float" office:value="0.3" calcext:value-type="float">
            <text:p>0.3</text:p>
          </table:table-cell>
          <table:table-cell table:formula="of:=ROUND([$'SpeedUp to PhotoNs'.R57]/[$'SpeedUp to PhotoNs'.N57];2)" office:value-type="float" office:value="0.26" calcext:value-type="float">
            <text:p>0.26</text:p>
          </table:table-cell>
          <table:table-cell table:formula="of:=ROUND([$'SpeedUp to PhotoNs'.S57]/[$'SpeedUp to PhotoNs'.O57];2)" office:value-type="float" office:value="0.01" calcext:value-type="float">
            <text:p>0.01</text:p>
          </table:table-cell>
          <table:table-cell table:formula="of:=ROUND([$'SpeedUp to PhotoNs'.T57]/[$'SpeedUp to PhotoNs'.P57];2)" office:value-type="float" office:value="0.35" calcext:value-type="float">
            <text:p>0.35</text:p>
          </table:table-cell>
          <table:table-cell table:formula="of:=ROUND([$'SpeedUp to PhotoNs'.U57]/[$'SpeedUp to PhotoNs'.Q57];2)" office:value-type="float" office:value="0.49" calcext:value-type="float">
            <text:p>0.49</text:p>
          </table:table-cell>
          <table:table-cell table:formula="of:=ROUND([$'SpeedUp to PhotoNs'.Y57]/[$'SpeedUp to PhotoNs'.W57];2)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38" calcext:value-type="float">
            <text:p>5238</text:p>
          </table:table-cell>
          <table:table-cell table:formula="of:=ROUND([$'SpeedUp to PhotoNs'.J58]/[$'SpeedUp to PhotoNs'.F58];2)" office:value-type="float" office:value="10.79" calcext:value-type="float">
            <text:p>10.79</text:p>
          </table:table-cell>
          <table:table-cell table:formula="of:=ROUND([$'SpeedUp to PhotoNs'.K58]/[$'SpeedUp to PhotoNs'.G58];2)" office:value-type="float" office:value="0.03" calcext:value-type="float">
            <text:p>0.03</text:p>
          </table:table-cell>
          <table:table-cell table:formula="of:=ROUND([$'SpeedUp to PhotoNs'.L58]/[$'SpeedUp to PhotoNs'.H58];2)" office:value-type="float" office:value="2.78" calcext:value-type="float">
            <text:p>2.78</text:p>
          </table:table-cell>
          <table:table-cell table:formula="of:=ROUND([$'SpeedUp to PhotoNs'.M58]/[$'SpeedUp to PhotoNs'.I58];2)" office:value-type="float" office:value="2.93" calcext:value-type="float">
            <text:p>2.93</text:p>
          </table:table-cell>
          <table:table-cell table:formula="of:=ROUND([$'SpeedUp to PhotoNs'.X58]/[$'SpeedUp to PhotoNs'.V58];2)" office:value-type="float" office:value="0.3" calcext:value-type="float">
            <text:p>0.3</text:p>
          </table:table-cell>
          <table:table-cell table:formula="of:=ROUND([$'SpeedUp to PhotoNs'.R58]/[$'SpeedUp to PhotoNs'.N58];2)" office:value-type="float" office:value="0.25" calcext:value-type="float">
            <text:p>0.25</text:p>
          </table:table-cell>
          <table:table-cell table:formula="of:=ROUND([$'SpeedUp to PhotoNs'.S58]/[$'SpeedUp to PhotoNs'.O58];2)" office:value-type="float" office:value="0.01" calcext:value-type="float">
            <text:p>0.01</text:p>
          </table:table-cell>
          <table:table-cell table:formula="of:=ROUND([$'SpeedUp to PhotoNs'.T58]/[$'SpeedUp to PhotoNs'.P58];2)" office:value-type="float" office:value="0.36" calcext:value-type="float">
            <text:p>0.36</text:p>
          </table:table-cell>
          <table:table-cell table:formula="of:=ROUND([$'SpeedUp to PhotoNs'.U58]/[$'SpeedUp to PhotoNs'.Q58];2)" office:value-type="float" office:value="0.5" calcext:value-type="float">
            <text:p>0.5</text:p>
          </table:table-cell>
          <table:table-cell table:formula="of:=ROUND([$'SpeedUp to PhotoNs'.Y58]/[$'SpeedUp to PhotoNs'.W58];2)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74" calcext:value-type="float">
            <text:p>5274</text:p>
          </table:table-cell>
          <table:table-cell table:formula="of:=ROUND([$'SpeedUp to PhotoNs'.J59]/[$'SpeedUp to PhotoNs'.F59];2)" office:value-type="float" office:value="11.69" calcext:value-type="float">
            <text:p>11.69</text:p>
          </table:table-cell>
          <table:table-cell table:formula="of:=ROUND([$'SpeedUp to PhotoNs'.K59]/[$'SpeedUp to PhotoNs'.G59];2)" office:value-type="float" office:value="0.03" calcext:value-type="float">
            <text:p>0.03</text:p>
          </table:table-cell>
          <table:table-cell table:formula="of:=ROUND([$'SpeedUp to PhotoNs'.L59]/[$'SpeedUp to PhotoNs'.H59];2)" office:value-type="float" office:value="2.81" calcext:value-type="float">
            <text:p>2.81</text:p>
          </table:table-cell>
          <table:table-cell table:formula="of:=ROUND([$'SpeedUp to PhotoNs'.M59]/[$'SpeedUp to PhotoNs'.I59];2)" office:value-type="float" office:value="2.96" calcext:value-type="float">
            <text:p>2.96</text:p>
          </table:table-cell>
          <table:table-cell table:formula="of:=ROUND([$'SpeedUp to PhotoNs'.X59]/[$'SpeedUp to PhotoNs'.V59];2)" office:value-type="float" office:value="0.3" calcext:value-type="float">
            <text:p>0.3</text:p>
          </table:table-cell>
          <table:table-cell table:formula="of:=ROUND([$'SpeedUp to PhotoNs'.R59]/[$'SpeedUp to PhotoNs'.N59];2)" office:value-type="float" office:value="0.26" calcext:value-type="float">
            <text:p>0.26</text:p>
          </table:table-cell>
          <table:table-cell table:formula="of:=ROUND([$'SpeedUp to PhotoNs'.S59]/[$'SpeedUp to PhotoNs'.O59];2)" office:value-type="float" office:value="0.01" calcext:value-type="float">
            <text:p>0.01</text:p>
          </table:table-cell>
          <table:table-cell table:formula="of:=ROUND([$'SpeedUp to PhotoNs'.T59]/[$'SpeedUp to PhotoNs'.P59];2)" office:value-type="float" office:value="0.38" calcext:value-type="float">
            <text:p>0.38</text:p>
          </table:table-cell>
          <table:table-cell table:formula="of:=ROUND([$'SpeedUp to PhotoNs'.U59]/[$'SpeedUp to PhotoNs'.Q59];2)" office:value-type="float" office:value="0.53" calcext:value-type="float">
            <text:p>0.53</text:p>
          </table:table-cell>
          <table:table-cell table:formula="of:=ROUND([$'SpeedUp to PhotoNs'.Y59]/[$'SpeedUp to PhotoNs'.W59];2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97" calcext:value-type="float">
            <text:p>5297</text:p>
          </table:table-cell>
          <table:table-cell table:formula="of:=ROUND([$'SpeedUp to PhotoNs'.J60]/[$'SpeedUp to PhotoNs'.F60];2)" office:value-type="float" office:value="12.83" calcext:value-type="float">
            <text:p>12.83</text:p>
          </table:table-cell>
          <table:table-cell table:formula="of:=ROUND([$'SpeedUp to PhotoNs'.K60]/[$'SpeedUp to PhotoNs'.G60];2)" office:value-type="float" office:value="0.03" calcext:value-type="float">
            <text:p>0.03</text:p>
          </table:table-cell>
          <table:table-cell table:formula="of:=ROUND([$'SpeedUp to PhotoNs'.L60]/[$'SpeedUp to PhotoNs'.H60];2)" office:value-type="float" office:value="2.86" calcext:value-type="float">
            <text:p>2.86</text:p>
          </table:table-cell>
          <table:table-cell table:formula="of:=ROUND([$'SpeedUp to PhotoNs'.M60]/[$'SpeedUp to PhotoNs'.I60];2)" office:value-type="float" office:value="3.01" calcext:value-type="float">
            <text:p>3.01</text:p>
          </table:table-cell>
          <table:table-cell table:formula="of:=ROUND([$'SpeedUp to PhotoNs'.X60]/[$'SpeedUp to PhotoNs'.V60];2)" office:value-type="float" office:value="0.3" calcext:value-type="float">
            <text:p>0.3</text:p>
          </table:table-cell>
          <table:table-cell table:formula="of:=ROUND([$'SpeedUp to PhotoNs'.R60]/[$'SpeedUp to PhotoNs'.N60];2)" office:value-type="float" office:value="0.27" calcext:value-type="float">
            <text:p>0.27</text:p>
          </table:table-cell>
          <table:table-cell table:formula="of:=ROUND([$'SpeedUp to PhotoNs'.S60]/[$'SpeedUp to PhotoNs'.O60];2)" office:value-type="float" office:value="0.01" calcext:value-type="float">
            <text:p>0.01</text:p>
          </table:table-cell>
          <table:table-cell table:formula="of:=ROUND([$'SpeedUp to PhotoNs'.T60]/[$'SpeedUp to PhotoNs'.P60];2)" office:value-type="float" office:value="0.36" calcext:value-type="float">
            <text:p>0.36</text:p>
          </table:table-cell>
          <table:table-cell table:formula="of:=ROUND([$'SpeedUp to PhotoNs'.U60]/[$'SpeedUp to PhotoNs'.Q60];2)" office:value-type="float" office:value="0.49" calcext:value-type="float">
            <text:p>0.49</text:p>
          </table:table-cell>
          <table:table-cell table:formula="of:=ROUND([$'SpeedUp to PhotoNs'.Y60]/[$'SpeedUp to PhotoNs'.W60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23" calcext:value-type="float">
            <text:p>5323</text:p>
          </table:table-cell>
          <table:table-cell table:formula="of:=ROUND([$'SpeedUp to PhotoNs'.J61]/[$'SpeedUp to PhotoNs'.F61];2)" office:value-type="float" office:value="12.57" calcext:value-type="float">
            <text:p>12.57</text:p>
          </table:table-cell>
          <table:table-cell table:formula="of:=ROUND([$'SpeedUp to PhotoNs'.K61]/[$'SpeedUp to PhotoNs'.G61];2)" office:value-type="float" office:value="0.03" calcext:value-type="float">
            <text:p>0.03</text:p>
          </table:table-cell>
          <table:table-cell table:formula="of:=ROUND([$'SpeedUp to PhotoNs'.L61]/[$'SpeedUp to PhotoNs'.H61];2)" office:value-type="float" office:value="2.86" calcext:value-type="float">
            <text:p>2.86</text:p>
          </table:table-cell>
          <table:table-cell table:formula="of:=ROUND([$'SpeedUp to PhotoNs'.M61]/[$'SpeedUp to PhotoNs'.I61];2)" office:value-type="float" office:value="3.02" calcext:value-type="float">
            <text:p>3.02</text:p>
          </table:table-cell>
          <table:table-cell table:formula="of:=ROUND([$'SpeedUp to PhotoNs'.X61]/[$'SpeedUp to PhotoNs'.V61];2)" office:value-type="float" office:value="0.3" calcext:value-type="float">
            <text:p>0.3</text:p>
          </table:table-cell>
          <table:table-cell table:formula="of:=ROUND([$'SpeedUp to PhotoNs'.R61]/[$'SpeedUp to PhotoNs'.N61];2)" office:value-type="float" office:value="0.26" calcext:value-type="float">
            <text:p>0.26</text:p>
          </table:table-cell>
          <table:table-cell table:formula="of:=ROUND([$'SpeedUp to PhotoNs'.S61]/[$'SpeedUp to PhotoNs'.O61];2)" office:value-type="float" office:value="0.01" calcext:value-type="float">
            <text:p>0.01</text:p>
          </table:table-cell>
          <table:table-cell table:formula="of:=ROUND([$'SpeedUp to PhotoNs'.T61]/[$'SpeedUp to PhotoNs'.P61];2)" office:value-type="float" office:value="0.35" calcext:value-type="float">
            <text:p>0.35</text:p>
          </table:table-cell>
          <table:table-cell table:formula="of:=ROUND([$'SpeedUp to PhotoNs'.U61]/[$'SpeedUp to PhotoNs'.Q61];2)" office:value-type="float" office:value="0.48" calcext:value-type="float">
            <text:p>0.48</text:p>
          </table:table-cell>
          <table:table-cell table:formula="of:=ROUND([$'SpeedUp to PhotoNs'.Y61]/[$'SpeedUp to PhotoNs'.W61];2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32" calcext:value-type="float">
            <text:p>5332</text:p>
          </table:table-cell>
          <table:table-cell table:formula="of:=ROUND([$'SpeedUp to PhotoNs'.J62]/[$'SpeedUp to PhotoNs'.F62];2)" office:value-type="float" office:value="12.97" calcext:value-type="float">
            <text:p>12.97</text:p>
          </table:table-cell>
          <table:table-cell table:formula="of:=ROUND([$'SpeedUp to PhotoNs'.K62]/[$'SpeedUp to PhotoNs'.G62];2)" office:value-type="float" office:value="0.03" calcext:value-type="float">
            <text:p>0.03</text:p>
          </table:table-cell>
          <table:table-cell table:formula="of:=ROUND([$'SpeedUp to PhotoNs'.L62]/[$'SpeedUp to PhotoNs'.H62];2)" office:value-type="float" office:value="2.87" calcext:value-type="float">
            <text:p>2.87</text:p>
          </table:table-cell>
          <table:table-cell table:formula="of:=ROUND([$'SpeedUp to PhotoNs'.M62]/[$'SpeedUp to PhotoNs'.I62];2)" office:value-type="float" office:value="3.04" calcext:value-type="float">
            <text:p>3.04</text:p>
          </table:table-cell>
          <table:table-cell table:formula="of:=ROUND([$'SpeedUp to PhotoNs'.X62]/[$'SpeedUp to PhotoNs'.V62];2)" office:value-type="float" office:value="0.3" calcext:value-type="float">
            <text:p>0.3</text:p>
          </table:table-cell>
          <table:table-cell table:formula="of:=ROUND([$'SpeedUp to PhotoNs'.R62]/[$'SpeedUp to PhotoNs'.N62];2)" office:value-type="float" office:value="0.27" calcext:value-type="float">
            <text:p>0.27</text:p>
          </table:table-cell>
          <table:table-cell table:formula="of:=ROUND([$'SpeedUp to PhotoNs'.S62]/[$'SpeedUp to PhotoNs'.O62];2)" office:value-type="float" office:value="0.01" calcext:value-type="float">
            <text:p>0.01</text:p>
          </table:table-cell>
          <table:table-cell table:formula="of:=ROUND([$'SpeedUp to PhotoNs'.T62]/[$'SpeedUp to PhotoNs'.P62];2)" office:value-type="float" office:value="0.34" calcext:value-type="float">
            <text:p>0.34</text:p>
          </table:table-cell>
          <table:table-cell table:formula="of:=ROUND([$'SpeedUp to PhotoNs'.U62]/[$'SpeedUp to PhotoNs'.Q62];2)" office:value-type="float" office:value="0.46" calcext:value-type="float">
            <text:p>0.46</text:p>
          </table:table-cell>
          <table:table-cell table:formula="of:=ROUND([$'SpeedUp to PhotoNs'.Y62]/[$'SpeedUp to PhotoNs'.W62];2)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50" calcext:value-type="float">
            <text:p>5350</text:p>
          </table:table-cell>
          <table:table-cell table:formula="of:=ROUND([$'SpeedUp to PhotoNs'.J63]/[$'SpeedUp to PhotoNs'.F63];2)" office:value-type="float" office:value="12.59" calcext:value-type="float">
            <text:p>12.59</text:p>
          </table:table-cell>
          <table:table-cell table:formula="of:=ROUND([$'SpeedUp to PhotoNs'.K63]/[$'SpeedUp to PhotoNs'.G63];2)" office:value-type="float" office:value="0.03" calcext:value-type="float">
            <text:p>0.03</text:p>
          </table:table-cell>
          <table:table-cell table:formula="of:=ROUND([$'SpeedUp to PhotoNs'.L63]/[$'SpeedUp to PhotoNs'.H63];2)" office:value-type="float" office:value="2.89" calcext:value-type="float">
            <text:p>2.89</text:p>
          </table:table-cell>
          <table:table-cell table:formula="of:=ROUND([$'SpeedUp to PhotoNs'.M63]/[$'SpeedUp to PhotoNs'.I63];2)" office:value-type="float" office:value="3.06" calcext:value-type="float">
            <text:p>3.06</text:p>
          </table:table-cell>
          <table:table-cell table:formula="of:=ROUND([$'SpeedUp to PhotoNs'.X63]/[$'SpeedUp to PhotoNs'.V63];2)" office:value-type="float" office:value="0.29" calcext:value-type="float">
            <text:p>0.29</text:p>
          </table:table-cell>
          <table:table-cell table:formula="of:=ROUND([$'SpeedUp to PhotoNs'.R63]/[$'SpeedUp to PhotoNs'.N63];2)" office:value-type="float" office:value="0.27" calcext:value-type="float">
            <text:p>0.27</text:p>
          </table:table-cell>
          <table:table-cell table:formula="of:=ROUND([$'SpeedUp to PhotoNs'.S63]/[$'SpeedUp to PhotoNs'.O63];2)" office:value-type="float" office:value="0.01" calcext:value-type="float">
            <text:p>0.01</text:p>
          </table:table-cell>
          <table:table-cell table:formula="of:=ROUND([$'SpeedUp to PhotoNs'.T63]/[$'SpeedUp to PhotoNs'.P63];2)" office:value-type="float" office:value="0.35" calcext:value-type="float">
            <text:p>0.35</text:p>
          </table:table-cell>
          <table:table-cell table:formula="of:=ROUND([$'SpeedUp to PhotoNs'.U63]/[$'SpeedUp to PhotoNs'.Q63];2)" office:value-type="float" office:value="0.48" calcext:value-type="float">
            <text:p>0.48</text:p>
          </table:table-cell>
          <table:table-cell table:formula="of:=ROUND([$'SpeedUp to PhotoNs'.Y63]/[$'SpeedUp to PhotoNs'.W63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73" calcext:value-type="float">
            <text:p>5373</text:p>
          </table:table-cell>
          <table:table-cell table:formula="of:=ROUND([$'SpeedUp to PhotoNs'.J64]/[$'SpeedUp to PhotoNs'.F64];2)" office:value-type="float" office:value="12.27" calcext:value-type="float">
            <text:p>12.27</text:p>
          </table:table-cell>
          <table:table-cell table:formula="of:=ROUND([$'SpeedUp to PhotoNs'.K64]/[$'SpeedUp to PhotoNs'.G64];2)" office:value-type="float" office:value="0.03" calcext:value-type="float">
            <text:p>0.03</text:p>
          </table:table-cell>
          <table:table-cell table:formula="of:=ROUND([$'SpeedUp to PhotoNs'.L64]/[$'SpeedUp to PhotoNs'.H64];2)" office:value-type="float" office:value="2.9" calcext:value-type="float">
            <text:p>2.9</text:p>
          </table:table-cell>
          <table:table-cell table:formula="of:=ROUND([$'SpeedUp to PhotoNs'.M64]/[$'SpeedUp to PhotoNs'.I64];2)" office:value-type="float" office:value="3.09" calcext:value-type="float">
            <text:p>3.09</text:p>
          </table:table-cell>
          <table:table-cell table:formula="of:=ROUND([$'SpeedUp to PhotoNs'.X64]/[$'SpeedUp to PhotoNs'.V64];2)" office:value-type="float" office:value="0.29" calcext:value-type="float">
            <text:p>0.29</text:p>
          </table:table-cell>
          <table:table-cell table:formula="of:=ROUND([$'SpeedUp to PhotoNs'.R64]/[$'SpeedUp to PhotoNs'.N64];2)" office:value-type="float" office:value="0.26" calcext:value-type="float">
            <text:p>0.26</text:p>
          </table:table-cell>
          <table:table-cell table:formula="of:=ROUND([$'SpeedUp to PhotoNs'.S64]/[$'SpeedUp to PhotoNs'.O64];2)" office:value-type="float" office:value="0.01" calcext:value-type="float">
            <text:p>0.01</text:p>
          </table:table-cell>
          <table:table-cell table:formula="of:=ROUND([$'SpeedUp to PhotoNs'.T64]/[$'SpeedUp to PhotoNs'.P64];2)" office:value-type="float" office:value="0.37" calcext:value-type="float">
            <text:p>0.37</text:p>
          </table:table-cell>
          <table:table-cell table:formula="of:=ROUND([$'SpeedUp to PhotoNs'.U64]/[$'SpeedUp to PhotoNs'.Q64];2)" office:value-type="float" office:value="0.51" calcext:value-type="float">
            <text:p>0.51</text:p>
          </table:table-cell>
          <table:table-cell table:formula="of:=ROUND([$'SpeedUp to PhotoNs'.Y64]/[$'SpeedUp to PhotoNs'.W64];2)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14" calcext:value-type="float">
            <text:p>5414</text:p>
          </table:table-cell>
          <table:table-cell table:formula="of:=ROUND([$'SpeedUp to PhotoNs'.J65]/[$'SpeedUp to PhotoNs'.F65];2)" office:value-type="float" office:value="13.74" calcext:value-type="float">
            <text:p>13.74</text:p>
          </table:table-cell>
          <table:table-cell table:formula="of:=ROUND([$'SpeedUp to PhotoNs'.K65]/[$'SpeedUp to PhotoNs'.G65];2)" office:value-type="float" office:value="0.03" calcext:value-type="float">
            <text:p>0.03</text:p>
          </table:table-cell>
          <table:table-cell table:formula="of:=ROUND([$'SpeedUp to PhotoNs'.L65]/[$'SpeedUp to PhotoNs'.H65];2)" office:value-type="float" office:value="2.98" calcext:value-type="float">
            <text:p>2.98</text:p>
          </table:table-cell>
          <table:table-cell table:formula="of:=ROUND([$'SpeedUp to PhotoNs'.M65]/[$'SpeedUp to PhotoNs'.I65];2)" office:value-type="float" office:value="3.17" calcext:value-type="float">
            <text:p>3.17</text:p>
          </table:table-cell>
          <table:table-cell table:formula="of:=ROUND([$'SpeedUp to PhotoNs'.X65]/[$'SpeedUp to PhotoNs'.V65];2)" office:value-type="float" office:value="0.29" calcext:value-type="float">
            <text:p>0.29</text:p>
          </table:table-cell>
          <table:table-cell table:formula="of:=ROUND([$'SpeedUp to PhotoNs'.R65]/[$'SpeedUp to PhotoNs'.N65];2)" office:value-type="float" office:value="0.26" calcext:value-type="float">
            <text:p>0.26</text:p>
          </table:table-cell>
          <table:table-cell table:formula="of:=ROUND([$'SpeedUp to PhotoNs'.S65]/[$'SpeedUp to PhotoNs'.O65];2)" office:value-type="float" office:value="0.01" calcext:value-type="float">
            <text:p>0.01</text:p>
          </table:table-cell>
          <table:table-cell table:formula="of:=ROUND([$'SpeedUp to PhotoNs'.T65]/[$'SpeedUp to PhotoNs'.P65];2)" office:value-type="float" office:value="0.44" calcext:value-type="float">
            <text:p>0.44</text:p>
          </table:table-cell>
          <table:table-cell table:formula="of:=ROUND([$'SpeedUp to PhotoNs'.U65]/[$'SpeedUp to PhotoNs'.Q65];2)" office:value-type="float" office:value="0.6" calcext:value-type="float">
            <text:p>0.6</text:p>
          </table:table-cell>
          <table:table-cell table:formula="of:=ROUND([$'SpeedUp to PhotoNs'.Y65]/[$'SpeedUp to PhotoNs'.W65];2)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28" calcext:value-type="float">
            <text:p>5428</text:p>
          </table:table-cell>
          <table:table-cell table:formula="of:=ROUND([$'SpeedUp to PhotoNs'.J66]/[$'SpeedUp to PhotoNs'.F66];2)" office:value-type="float" office:value="14.06" calcext:value-type="float">
            <text:p>14.06</text:p>
          </table:table-cell>
          <table:table-cell table:formula="of:=ROUND([$'SpeedUp to PhotoNs'.K66]/[$'SpeedUp to PhotoNs'.G66];2)" office:value-type="float" office:value="0.03" calcext:value-type="float">
            <text:p>0.03</text:p>
          </table:table-cell>
          <table:table-cell table:formula="of:=ROUND([$'SpeedUp to PhotoNs'.L66]/[$'SpeedUp to PhotoNs'.H66];2)" office:value-type="float" office:value="2.98" calcext:value-type="float">
            <text:p>2.98</text:p>
          </table:table-cell>
          <table:table-cell table:formula="of:=ROUND([$'SpeedUp to PhotoNs'.M66]/[$'SpeedUp to PhotoNs'.I66];2)" office:value-type="float" office:value="3.17" calcext:value-type="float">
            <text:p>3.17</text:p>
          </table:table-cell>
          <table:table-cell table:formula="of:=ROUND([$'SpeedUp to PhotoNs'.X66]/[$'SpeedUp to PhotoNs'.V66];2)" office:value-type="float" office:value="0.29" calcext:value-type="float">
            <text:p>0.29</text:p>
          </table:table-cell>
          <table:table-cell table:formula="of:=ROUND([$'SpeedUp to PhotoNs'.R66]/[$'SpeedUp to PhotoNs'.N66];2)" office:value-type="float" office:value="0.26" calcext:value-type="float">
            <text:p>0.26</text:p>
          </table:table-cell>
          <table:table-cell table:formula="of:=ROUND([$'SpeedUp to PhotoNs'.S66]/[$'SpeedUp to PhotoNs'.O66];2)" office:value-type="float" office:value="0.01" calcext:value-type="float">
            <text:p>0.01</text:p>
          </table:table-cell>
          <table:table-cell table:formula="of:=ROUND([$'SpeedUp to PhotoNs'.T66]/[$'SpeedUp to PhotoNs'.P66];2)" office:value-type="float" office:value="0.39" calcext:value-type="float">
            <text:p>0.39</text:p>
          </table:table-cell>
          <table:table-cell table:formula="of:=ROUND([$'SpeedUp to PhotoNs'.U66]/[$'SpeedUp to PhotoNs'.Q66];2)" office:value-type="float" office:value="0.52" calcext:value-type="float">
            <text:p>0.52</text:p>
          </table:table-cell>
          <table:table-cell table:formula="of:=ROUND([$'SpeedUp to PhotoNs'.Y66]/[$'SpeedUp to PhotoNs'.W66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53" calcext:value-type="float">
            <text:p>5453</text:p>
          </table:table-cell>
          <table:table-cell table:formula="of:=ROUND([$'SpeedUp to PhotoNs'.J67]/[$'SpeedUp to PhotoNs'.F67];2)" office:value-type="float" office:value="14.11" calcext:value-type="float">
            <text:p>14.11</text:p>
          </table:table-cell>
          <table:table-cell table:formula="of:=ROUND([$'SpeedUp to PhotoNs'.K67]/[$'SpeedUp to PhotoNs'.G67];2)" office:value-type="float" office:value="0.03" calcext:value-type="float">
            <text:p>0.03</text:p>
          </table:table-cell>
          <table:table-cell table:formula="of:=ROUND([$'SpeedUp to PhotoNs'.L67]/[$'SpeedUp to PhotoNs'.H67];2)" office:value-type="float" office:value="3.03" calcext:value-type="float">
            <text:p>3.03</text:p>
          </table:table-cell>
          <table:table-cell table:formula="of:=ROUND([$'SpeedUp to PhotoNs'.M67]/[$'SpeedUp to PhotoNs'.I67];2)" office:value-type="float" office:value="3.23" calcext:value-type="float">
            <text:p>3.23</text:p>
          </table:table-cell>
          <table:table-cell table:formula="of:=ROUND([$'SpeedUp to PhotoNs'.X67]/[$'SpeedUp to PhotoNs'.V67];2)" office:value-type="float" office:value="0.29" calcext:value-type="float">
            <text:p>0.29</text:p>
          </table:table-cell>
          <table:table-cell table:formula="of:=ROUND([$'SpeedUp to PhotoNs'.R67]/[$'SpeedUp to PhotoNs'.N67];2)" office:value-type="float" office:value="0.26" calcext:value-type="float">
            <text:p>0.26</text:p>
          </table:table-cell>
          <table:table-cell table:formula="of:=ROUND([$'SpeedUp to PhotoNs'.S67]/[$'SpeedUp to PhotoNs'.O67];2)" office:value-type="float" office:value="0.01" calcext:value-type="float">
            <text:p>0.01</text:p>
          </table:table-cell>
          <table:table-cell table:formula="of:=ROUND([$'SpeedUp to PhotoNs'.T67]/[$'SpeedUp to PhotoNs'.P67];2)" office:value-type="float" office:value="0.37" calcext:value-type="float">
            <text:p>0.37</text:p>
          </table:table-cell>
          <table:table-cell table:formula="of:=ROUND([$'SpeedUp to PhotoNs'.U67]/[$'SpeedUp to PhotoNs'.Q67];2)" office:value-type="float" office:value="0.5" calcext:value-type="float">
            <text:p>0.5</text:p>
          </table:table-cell>
          <table:table-cell table:formula="of:=ROUND([$'SpeedUp to PhotoNs'.Y67]/[$'SpeedUp to PhotoNs'.W67];2)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65" calcext:value-type="float">
            <text:p>5465</text:p>
          </table:table-cell>
          <table:table-cell table:formula="of:=ROUND([$'SpeedUp to PhotoNs'.J68]/[$'SpeedUp to PhotoNs'.F68];2)" office:value-type="float" office:value="14.21" calcext:value-type="float">
            <text:p>14.21</text:p>
          </table:table-cell>
          <table:table-cell table:formula="of:=ROUND([$'SpeedUp to PhotoNs'.K68]/[$'SpeedUp to PhotoNs'.G68];2)" office:value-type="float" office:value="0.03" calcext:value-type="float">
            <text:p>0.03</text:p>
          </table:table-cell>
          <table:table-cell table:formula="of:=ROUND([$'SpeedUp to PhotoNs'.L68]/[$'SpeedUp to PhotoNs'.H68];2)" office:value-type="float" office:value="2.95" calcext:value-type="float">
            <text:p>2.95</text:p>
          </table:table-cell>
          <table:table-cell table:formula="of:=ROUND([$'SpeedUp to PhotoNs'.M68]/[$'SpeedUp to PhotoNs'.I68];2)" office:value-type="float" office:value="3.19" calcext:value-type="float">
            <text:p>3.19</text:p>
          </table:table-cell>
          <table:table-cell table:formula="of:=ROUND([$'SpeedUp to PhotoNs'.X68]/[$'SpeedUp to PhotoNs'.V68];2)" office:value-type="float" office:value="0.29" calcext:value-type="float">
            <text:p>0.29</text:p>
          </table:table-cell>
          <table:table-cell table:formula="of:=ROUND([$'SpeedUp to PhotoNs'.R68]/[$'SpeedUp to PhotoNs'.N68];2)" office:value-type="float" office:value="0.72" calcext:value-type="float">
            <text:p>0.72</text:p>
          </table:table-cell>
          <table:table-cell table:formula="of:=ROUND([$'SpeedUp to PhotoNs'.S68]/[$'SpeedUp to PhotoNs'.O68];2)" office:value-type="float" office:value="0.01" calcext:value-type="float">
            <text:p>0.01</text:p>
          </table:table-cell>
          <table:table-cell table:formula="of:=ROUND([$'SpeedUp to PhotoNs'.T68]/[$'SpeedUp to PhotoNs'.P68];2)" office:value-type="float" office:value="0.43" calcext:value-type="float">
            <text:p>0.43</text:p>
          </table:table-cell>
          <table:table-cell table:formula="of:=ROUND([$'SpeedUp to PhotoNs'.U68]/[$'SpeedUp to PhotoNs'.Q68];2)" office:value-type="float" office:value="0.56" calcext:value-type="float">
            <text:p>0.56</text:p>
          </table:table-cell>
          <table:table-cell table:formula="of:=ROUND([$'SpeedUp to PhotoNs'.Y68]/[$'SpeedUp to PhotoNs'.W68];2)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77" calcext:value-type="float">
            <text:p>5477</text:p>
          </table:table-cell>
          <table:table-cell table:formula="of:=ROUND([$'SpeedUp to PhotoNs'.J69]/[$'SpeedUp to PhotoNs'.F69];2)" office:value-type="float" office:value="15.57" calcext:value-type="float">
            <text:p>15.57</text:p>
          </table:table-cell>
          <table:table-cell table:formula="of:=ROUND([$'SpeedUp to PhotoNs'.K69]/[$'SpeedUp to PhotoNs'.G69];2)" office:value-type="float" office:value="0.03" calcext:value-type="float">
            <text:p>0.03</text:p>
          </table:table-cell>
          <table:table-cell table:formula="of:=ROUND([$'SpeedUp to PhotoNs'.L69]/[$'SpeedUp to PhotoNs'.H69];2)" office:value-type="float" office:value="3.01" calcext:value-type="float">
            <text:p>3.01</text:p>
          </table:table-cell>
          <table:table-cell table:formula="of:=ROUND([$'SpeedUp to PhotoNs'.M69]/[$'SpeedUp to PhotoNs'.I69];2)" office:value-type="float" office:value="3.25" calcext:value-type="float">
            <text:p>3.25</text:p>
          </table:table-cell>
          <table:table-cell table:formula="of:=ROUND([$'SpeedUp to PhotoNs'.X69]/[$'SpeedUp to PhotoNs'.V69];2)" office:value-type="float" office:value="0.29" calcext:value-type="float">
            <text:p>0.29</text:p>
          </table:table-cell>
          <table:table-cell table:formula="of:=ROUND([$'SpeedUp to PhotoNs'.R69]/[$'SpeedUp to PhotoNs'.N69];2)" office:value-type="float" office:value="0.26" calcext:value-type="float">
            <text:p>0.26</text:p>
          </table:table-cell>
          <table:table-cell table:formula="of:=ROUND([$'SpeedUp to PhotoNs'.S69]/[$'SpeedUp to PhotoNs'.O69];2)" office:value-type="float" office:value="0.01" calcext:value-type="float">
            <text:p>0.01</text:p>
          </table:table-cell>
          <table:table-cell table:formula="of:=ROUND([$'SpeedUp to PhotoNs'.T69]/[$'SpeedUp to PhotoNs'.P69];2)" office:value-type="float" office:value="0.42" calcext:value-type="float">
            <text:p>0.42</text:p>
          </table:table-cell>
          <table:table-cell table:formula="of:=ROUND([$'SpeedUp to PhotoNs'.U69]/[$'SpeedUp to PhotoNs'.Q69];2)" office:value-type="float" office:value="0.56" calcext:value-type="float">
            <text:p>0.56</text:p>
          </table:table-cell>
          <table:table-cell table:formula="of:=ROUND([$'SpeedUp to PhotoNs'.Y69]/[$'SpeedUp to PhotoNs'.W69];2)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85" calcext:value-type="float">
            <text:p>5485</text:p>
          </table:table-cell>
          <table:table-cell table:formula="of:=ROUND([$'SpeedUp to PhotoNs'.J70]/[$'SpeedUp to PhotoNs'.F70];2)" office:value-type="float" office:value="15.95" calcext:value-type="float">
            <text:p>15.95</text:p>
          </table:table-cell>
          <table:table-cell table:formula="of:=ROUND([$'SpeedUp to PhotoNs'.K70]/[$'SpeedUp to PhotoNs'.G70];2)" office:value-type="float" office:value="0.03" calcext:value-type="float">
            <text:p>0.03</text:p>
          </table:table-cell>
          <table:table-cell table:formula="of:=ROUND([$'SpeedUp to PhotoNs'.L70]/[$'SpeedUp to PhotoNs'.H70];2)" office:value-type="float" office:value="3.03" calcext:value-type="float">
            <text:p>3.03</text:p>
          </table:table-cell>
          <table:table-cell table:formula="of:=ROUND([$'SpeedUp to PhotoNs'.M70]/[$'SpeedUp to PhotoNs'.I70];2)" office:value-type="float" office:value="3.29" calcext:value-type="float">
            <text:p>3.29</text:p>
          </table:table-cell>
          <table:table-cell table:formula="of:=ROUND([$'SpeedUp to PhotoNs'.X70]/[$'SpeedUp to PhotoNs'.V70];2)" office:value-type="float" office:value="0.29" calcext:value-type="float">
            <text:p>0.29</text:p>
          </table:table-cell>
          <table:table-cell table:formula="of:=ROUND([$'SpeedUp to PhotoNs'.R70]/[$'SpeedUp to PhotoNs'.N70];2)" office:value-type="float" office:value="0.27" calcext:value-type="float">
            <text:p>0.27</text:p>
          </table:table-cell>
          <table:table-cell table:formula="of:=ROUND([$'SpeedUp to PhotoNs'.S70]/[$'SpeedUp to PhotoNs'.O70];2)" office:value-type="float" office:value="0.01" calcext:value-type="float">
            <text:p>0.01</text:p>
          </table:table-cell>
          <table:table-cell table:formula="of:=ROUND([$'SpeedUp to PhotoNs'.T70]/[$'SpeedUp to PhotoNs'.P70];2)" office:value-type="float" office:value="0.39" calcext:value-type="float">
            <text:p>0.39</text:p>
          </table:table-cell>
          <table:table-cell table:formula="of:=ROUND([$'SpeedUp to PhotoNs'.U70]/[$'SpeedUp to PhotoNs'.Q70];2)" office:value-type="float" office:value="0.52" calcext:value-type="float">
            <text:p>0.52</text:p>
          </table:table-cell>
          <table:table-cell table:formula="of:=ROUND([$'SpeedUp to PhotoNs'.Y70]/[$'SpeedUp to PhotoNs'.W70];2)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94" calcext:value-type="float">
            <text:p>5494</text:p>
          </table:table-cell>
          <table:table-cell table:formula="of:=ROUND([$'SpeedUp to PhotoNs'.J71]/[$'SpeedUp to PhotoNs'.F71];2)" office:value-type="float" office:value="16.51" calcext:value-type="float">
            <text:p>16.51</text:p>
          </table:table-cell>
          <table:table-cell table:formula="of:=ROUND([$'SpeedUp to PhotoNs'.K71]/[$'SpeedUp to PhotoNs'.G71];2)" office:value-type="float" office:value="0.03" calcext:value-type="float">
            <text:p>0.03</text:p>
          </table:table-cell>
          <table:table-cell table:formula="of:=ROUND([$'SpeedUp to PhotoNs'.L71]/[$'SpeedUp to PhotoNs'.H71];2)" office:value-type="float" office:value="3.08" calcext:value-type="float">
            <text:p>3.08</text:p>
          </table:table-cell>
          <table:table-cell table:formula="of:=ROUND([$'SpeedUp to PhotoNs'.M71]/[$'SpeedUp to PhotoNs'.I71];2)" office:value-type="float" office:value="3.36" calcext:value-type="float">
            <text:p>3.36</text:p>
          </table:table-cell>
          <table:table-cell table:formula="of:=ROUND([$'SpeedUp to PhotoNs'.X71]/[$'SpeedUp to PhotoNs'.V71];2)" office:value-type="float" office:value="0.29" calcext:value-type="float">
            <text:p>0.29</text:p>
          </table:table-cell>
          <table:table-cell table:formula="of:=ROUND([$'SpeedUp to PhotoNs'.R71]/[$'SpeedUp to PhotoNs'.N71];2)" office:value-type="float" office:value="0.27" calcext:value-type="float">
            <text:p>0.27</text:p>
          </table:table-cell>
          <table:table-cell table:formula="of:=ROUND([$'SpeedUp to PhotoNs'.S71]/[$'SpeedUp to PhotoNs'.O71];2)" office:value-type="float" office:value="0.01" calcext:value-type="float">
            <text:p>0.01</text:p>
          </table:table-cell>
          <table:table-cell table:formula="of:=ROUND([$'SpeedUp to PhotoNs'.T71]/[$'SpeedUp to PhotoNs'.P71];2)" office:value-type="float" office:value="0.34" calcext:value-type="float">
            <text:p>0.34</text:p>
          </table:table-cell>
          <table:table-cell table:formula="of:=ROUND([$'SpeedUp to PhotoNs'.U71]/[$'SpeedUp to PhotoNs'.Q71];2)" office:value-type="float" office:value="0.46" calcext:value-type="float">
            <text:p>0.46</text:p>
          </table:table-cell>
          <table:table-cell table:formula="of:=ROUND([$'SpeedUp to PhotoNs'.Y71]/[$'SpeedUp to PhotoNs'.W71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03" calcext:value-type="float">
            <text:p>5503</text:p>
          </table:table-cell>
          <table:table-cell table:formula="of:=ROUND([$'SpeedUp to PhotoNs'.J72]/[$'SpeedUp to PhotoNs'.F72];2)" office:value-type="float" office:value="17.34" calcext:value-type="float">
            <text:p>17.34</text:p>
          </table:table-cell>
          <table:table-cell table:formula="of:=ROUND([$'SpeedUp to PhotoNs'.K72]/[$'SpeedUp to PhotoNs'.G72];2)" office:value-type="float" office:value="0.04" calcext:value-type="float">
            <text:p>0.04</text:p>
          </table:table-cell>
          <table:table-cell table:formula="of:=ROUND([$'SpeedUp to PhotoNs'.L72]/[$'SpeedUp to PhotoNs'.H72];2)" office:value-type="float" office:value="3.12" calcext:value-type="float">
            <text:p>3.12</text:p>
          </table:table-cell>
          <table:table-cell table:formula="of:=ROUND([$'SpeedUp to PhotoNs'.M72]/[$'SpeedUp to PhotoNs'.I72];2)" office:value-type="float" office:value="3.44" calcext:value-type="float">
            <text:p>3.44</text:p>
          </table:table-cell>
          <table:table-cell table:formula="of:=ROUND([$'SpeedUp to PhotoNs'.X72]/[$'SpeedUp to PhotoNs'.V72];2)" office:value-type="float" office:value="0.28" calcext:value-type="float">
            <text:p>0.28</text:p>
          </table:table-cell>
          <table:table-cell table:formula="of:=ROUND([$'SpeedUp to PhotoNs'.R72]/[$'SpeedUp to PhotoNs'.N72];2)" office:value-type="float" office:value="0.26" calcext:value-type="float">
            <text:p>0.26</text:p>
          </table:table-cell>
          <table:table-cell table:formula="of:=ROUND([$'SpeedUp to PhotoNs'.S72]/[$'SpeedUp to PhotoNs'.O72];2)" office:value-type="float" office:value="0.01" calcext:value-type="float">
            <text:p>0.01</text:p>
          </table:table-cell>
          <table:table-cell table:formula="of:=ROUND([$'SpeedUp to PhotoNs'.T72]/[$'SpeedUp to PhotoNs'.P72];2)" office:value-type="float" office:value="0.33" calcext:value-type="float">
            <text:p>0.33</text:p>
          </table:table-cell>
          <table:table-cell table:formula="of:=ROUND([$'SpeedUp to PhotoNs'.U72]/[$'SpeedUp to PhotoNs'.Q72];2)" office:value-type="float" office:value="0.46" calcext:value-type="float">
            <text:p>0.46</text:p>
          </table:table-cell>
          <table:table-cell table:formula="of:=ROUND([$'SpeedUp to PhotoNs'.Y72]/[$'SpeedUp to PhotoNs'.W72];2)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04" calcext:value-type="float">
            <text:p>5504</text:p>
          </table:table-cell>
          <table:table-cell table:formula="of:=ROUND([$'SpeedUp to PhotoNs'.J73]/[$'SpeedUp to PhotoNs'.F73];2)" office:value-type="float" office:value="17.3" calcext:value-type="float">
            <text:p>17.3</text:p>
          </table:table-cell>
          <table:table-cell table:formula="of:=ROUND([$'SpeedUp to PhotoNs'.K73]/[$'SpeedUp to PhotoNs'.G73];2)" office:value-type="float" office:value="0.04" calcext:value-type="float">
            <text:p>0.04</text:p>
          </table:table-cell>
          <table:table-cell table:formula="of:=ROUND([$'SpeedUp to PhotoNs'.L73]/[$'SpeedUp to PhotoNs'.H73];2)" office:value-type="float" office:value="3.16" calcext:value-type="float">
            <text:p>3.16</text:p>
          </table:table-cell>
          <table:table-cell table:formula="of:=ROUND([$'SpeedUp to PhotoNs'.M73]/[$'SpeedUp to PhotoNs'.I73];2)" office:value-type="float" office:value="3.47" calcext:value-type="float">
            <text:p>3.47</text:p>
          </table:table-cell>
          <table:table-cell table:formula="of:=ROUND([$'SpeedUp to PhotoNs'.X73]/[$'SpeedUp to PhotoNs'.V73];2)" office:value-type="float" office:value="0.28" calcext:value-type="float">
            <text:p>0.28</text:p>
          </table:table-cell>
          <table:table-cell table:formula="of:=ROUND([$'SpeedUp to PhotoNs'.R73]/[$'SpeedUp to PhotoNs'.N73];2)" office:value-type="float" office:value="0.26" calcext:value-type="float">
            <text:p>0.26</text:p>
          </table:table-cell>
          <table:table-cell table:formula="of:=ROUND([$'SpeedUp to PhotoNs'.S73]/[$'SpeedUp to PhotoNs'.O73];2)" office:value-type="float" office:value="0.01" calcext:value-type="float">
            <text:p>0.01</text:p>
          </table:table-cell>
          <table:table-cell table:formula="of:=ROUND([$'SpeedUp to PhotoNs'.T73]/[$'SpeedUp to PhotoNs'.P73];2)" office:value-type="float" office:value="0.39" calcext:value-type="float">
            <text:p>0.39</text:p>
          </table:table-cell>
          <table:table-cell table:formula="of:=ROUND([$'SpeedUp to PhotoNs'.U73]/[$'SpeedUp to PhotoNs'.Q73];2)" office:value-type="float" office:value="0.5" calcext:value-type="float">
            <text:p>0.5</text:p>
          </table:table-cell>
          <table:table-cell table:formula="of:=ROUND([$'SpeedUp to PhotoNs'.Y73]/[$'SpeedUp to PhotoNs'.W73];2)"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42" calcext:value-type="float">
            <text:p>5542</text:p>
          </table:table-cell>
          <table:table-cell table:formula="of:=ROUND([$'SpeedUp to PhotoNs'.J74]/[$'SpeedUp to PhotoNs'.F74];2)" office:value-type="float" office:value="18.79" calcext:value-type="float">
            <text:p>18.79</text:p>
          </table:table-cell>
          <table:table-cell table:formula="of:=ROUND([$'SpeedUp to PhotoNs'.K74]/[$'SpeedUp to PhotoNs'.G74];2)" office:value-type="float" office:value="0.04" calcext:value-type="float">
            <text:p>0.04</text:p>
          </table:table-cell>
          <table:table-cell table:formula="of:=ROUND([$'SpeedUp to PhotoNs'.L74]/[$'SpeedUp to PhotoNs'.H74];2)" office:value-type="float" office:value="3.26" calcext:value-type="float">
            <text:p>3.26</text:p>
          </table:table-cell>
          <table:table-cell table:formula="of:=ROUND([$'SpeedUp to PhotoNs'.M74]/[$'SpeedUp to PhotoNs'.I74];2)" office:value-type="float" office:value="3.58" calcext:value-type="float">
            <text:p>3.58</text:p>
          </table:table-cell>
          <table:table-cell table:formula="of:=ROUND([$'SpeedUp to PhotoNs'.X74]/[$'SpeedUp to PhotoNs'.V74];2)" office:value-type="float" office:value="0.28" calcext:value-type="float">
            <text:p>0.28</text:p>
          </table:table-cell>
          <table:table-cell table:formula="of:=ROUND([$'SpeedUp to PhotoNs'.R74]/[$'SpeedUp to PhotoNs'.N74];2)" office:value-type="float" office:value="0.26" calcext:value-type="float">
            <text:p>0.26</text:p>
          </table:table-cell>
          <table:table-cell table:formula="of:=ROUND([$'SpeedUp to PhotoNs'.S74]/[$'SpeedUp to PhotoNs'.O74];2)" office:value-type="float" office:value="0.01" calcext:value-type="float">
            <text:p>0.01</text:p>
          </table:table-cell>
          <table:table-cell table:formula="of:=ROUND([$'SpeedUp to PhotoNs'.T74]/[$'SpeedUp to PhotoNs'.P74];2)" office:value-type="float" office:value="0.34" calcext:value-type="float">
            <text:p>0.34</text:p>
          </table:table-cell>
          <table:table-cell table:formula="of:=ROUND([$'SpeedUp to PhotoNs'.U74]/[$'SpeedUp to PhotoNs'.Q74];2)" office:value-type="float" office:value="0.46" calcext:value-type="float">
            <text:p>0.46</text:p>
          </table:table-cell>
          <table:table-cell table:formula="of:=ROUND([$'SpeedUp to PhotoNs'.Y74]/[$'SpeedUp to PhotoNs'.W74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56" calcext:value-type="float">
            <text:p>5556</text:p>
          </table:table-cell>
          <table:table-cell table:formula="of:=ROUND([$'SpeedUp to PhotoNs'.J75]/[$'SpeedUp to PhotoNs'.F75];2)" office:value-type="float" office:value="18.75" calcext:value-type="float">
            <text:p>18.75</text:p>
          </table:table-cell>
          <table:table-cell table:formula="of:=ROUND([$'SpeedUp to PhotoNs'.K75]/[$'SpeedUp to PhotoNs'.G75];2)" office:value-type="float" office:value="0.04" calcext:value-type="float">
            <text:p>0.04</text:p>
          </table:table-cell>
          <table:table-cell table:formula="of:=ROUND([$'SpeedUp to PhotoNs'.L75]/[$'SpeedUp to PhotoNs'.H75];2)" office:value-type="float" office:value="3.25" calcext:value-type="float">
            <text:p>3.25</text:p>
          </table:table-cell>
          <table:table-cell table:formula="of:=ROUND([$'SpeedUp to PhotoNs'.M75]/[$'SpeedUp to PhotoNs'.I75];2)" office:value-type="float" office:value="3.6" calcext:value-type="float">
            <text:p>3.6</text:p>
          </table:table-cell>
          <table:table-cell table:formula="of:=ROUND([$'SpeedUp to PhotoNs'.X75]/[$'SpeedUp to PhotoNs'.V75];2)" office:value-type="float" office:value="0.28" calcext:value-type="float">
            <text:p>0.28</text:p>
          </table:table-cell>
          <table:table-cell table:formula="of:=ROUND([$'SpeedUp to PhotoNs'.R75]/[$'SpeedUp to PhotoNs'.N75];2)" office:value-type="float" office:value="0.26" calcext:value-type="float">
            <text:p>0.26</text:p>
          </table:table-cell>
          <table:table-cell table:formula="of:=ROUND([$'SpeedUp to PhotoNs'.S75]/[$'SpeedUp to PhotoNs'.O75];2)" office:value-type="float" office:value="0.01" calcext:value-type="float">
            <text:p>0.01</text:p>
          </table:table-cell>
          <table:table-cell table:formula="of:=ROUND([$'SpeedUp to PhotoNs'.T75]/[$'SpeedUp to PhotoNs'.P75];2)" office:value-type="float" office:value="0.35" calcext:value-type="float">
            <text:p>0.35</text:p>
          </table:table-cell>
          <table:table-cell table:formula="of:=ROUND([$'SpeedUp to PhotoNs'.U75]/[$'SpeedUp to PhotoNs'.Q75];2)" office:value-type="float" office:value="0.48" calcext:value-type="float">
            <text:p>0.48</text:p>
          </table:table-cell>
          <table:table-cell table:formula="of:=ROUND([$'SpeedUp to PhotoNs'.Y75]/[$'SpeedUp to PhotoNs'.W75];2)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54" calcext:value-type="float">
            <text:p>5554</text:p>
          </table:table-cell>
          <table:table-cell table:formula="of:=ROUND([$'SpeedUp to PhotoNs'.J76]/[$'SpeedUp to PhotoNs'.F76];2)" office:value-type="float" office:value="20.07" calcext:value-type="float">
            <text:p>20.07</text:p>
          </table:table-cell>
          <table:table-cell table:formula="of:=ROUND([$'SpeedUp to PhotoNs'.K76]/[$'SpeedUp to PhotoNs'.G76];2)" office:value-type="float" office:value="0.04" calcext:value-type="float">
            <text:p>0.04</text:p>
          </table:table-cell>
          <table:table-cell table:formula="of:=ROUND([$'SpeedUp to PhotoNs'.L76]/[$'SpeedUp to PhotoNs'.H76];2)" office:value-type="float" office:value="3.38" calcext:value-type="float">
            <text:p>3.38</text:p>
          </table:table-cell>
          <table:table-cell table:formula="of:=ROUND([$'SpeedUp to PhotoNs'.M76]/[$'SpeedUp to PhotoNs'.I76];2)" office:value-type="float" office:value="3.75" calcext:value-type="float">
            <text:p>3.75</text:p>
          </table:table-cell>
          <table:table-cell table:formula="of:=ROUND([$'SpeedUp to PhotoNs'.X76]/[$'SpeedUp to PhotoNs'.V76];2)" office:value-type="float" office:value="0.27" calcext:value-type="float">
            <text:p>0.27</text:p>
          </table:table-cell>
          <table:table-cell table:formula="of:=ROUND([$'SpeedUp to PhotoNs'.R76]/[$'SpeedUp to PhotoNs'.N76];2)" office:value-type="float" office:value="0.27" calcext:value-type="float">
            <text:p>0.27</text:p>
          </table:table-cell>
          <table:table-cell table:formula="of:=ROUND([$'SpeedUp to PhotoNs'.S76]/[$'SpeedUp to PhotoNs'.O76];2)" office:value-type="float" office:value="0.01" calcext:value-type="float">
            <text:p>0.01</text:p>
          </table:table-cell>
          <table:table-cell table:formula="of:=ROUND([$'SpeedUp to PhotoNs'.T76]/[$'SpeedUp to PhotoNs'.P76];2)" office:value-type="float" office:value="0.35" calcext:value-type="float">
            <text:p>0.35</text:p>
          </table:table-cell>
          <table:table-cell table:formula="of:=ROUND([$'SpeedUp to PhotoNs'.U76]/[$'SpeedUp to PhotoNs'.Q76];2)" office:value-type="float" office:value="0.48" calcext:value-type="float">
            <text:p>0.48</text:p>
          </table:table-cell>
          <table:table-cell table:formula="of:=ROUND([$'SpeedUp to PhotoNs'.Y76]/[$'SpeedUp to PhotoNs'.W76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73" calcext:value-type="float">
            <text:p>5573</text:p>
          </table:table-cell>
          <table:table-cell table:formula="of:=ROUND([$'SpeedUp to PhotoNs'.J77]/[$'SpeedUp to PhotoNs'.F77];2)" office:value-type="float" office:value="20.66" calcext:value-type="float">
            <text:p>20.66</text:p>
          </table:table-cell>
          <table:table-cell table:formula="of:=ROUND([$'SpeedUp to PhotoNs'.K77]/[$'SpeedUp to PhotoNs'.G77];2)" office:value-type="float" office:value="0.04" calcext:value-type="float">
            <text:p>0.04</text:p>
          </table:table-cell>
          <table:table-cell table:formula="of:=ROUND([$'SpeedUp to PhotoNs'.L77]/[$'SpeedUp to PhotoNs'.H77];2)" office:value-type="float" office:value="3.4" calcext:value-type="float">
            <text:p>3.4</text:p>
          </table:table-cell>
          <table:table-cell table:formula="of:=ROUND([$'SpeedUp to PhotoNs'.M77]/[$'SpeedUp to PhotoNs'.I77];2)" office:value-type="float" office:value="3.79" calcext:value-type="float">
            <text:p>3.79</text:p>
          </table:table-cell>
          <table:table-cell table:formula="of:=ROUND([$'SpeedUp to PhotoNs'.X77]/[$'SpeedUp to PhotoNs'.V77];2)" office:value-type="float" office:value="0.27" calcext:value-type="float">
            <text:p>0.27</text:p>
          </table:table-cell>
          <table:table-cell table:formula="of:=ROUND([$'SpeedUp to PhotoNs'.R77]/[$'SpeedUp to PhotoNs'.N77];2)" office:value-type="float" office:value="0.27" calcext:value-type="float">
            <text:p>0.27</text:p>
          </table:table-cell>
          <table:table-cell table:formula="of:=ROUND([$'SpeedUp to PhotoNs'.S77]/[$'SpeedUp to PhotoNs'.O77];2)" office:value-type="float" office:value="0.01" calcext:value-type="float">
            <text:p>0.01</text:p>
          </table:table-cell>
          <table:table-cell table:formula="of:=ROUND([$'SpeedUp to PhotoNs'.T77]/[$'SpeedUp to PhotoNs'.P77];2)" office:value-type="float" office:value="0.35" calcext:value-type="float">
            <text:p>0.35</text:p>
          </table:table-cell>
          <table:table-cell table:formula="of:=ROUND([$'SpeedUp to PhotoNs'.U77]/[$'SpeedUp to PhotoNs'.Q77];2)" office:value-type="float" office:value="0.48" calcext:value-type="float">
            <text:p>0.48</text:p>
          </table:table-cell>
          <table:table-cell table:formula="of:=ROUND([$'SpeedUp to PhotoNs'.Y77]/[$'SpeedUp to PhotoNs'.W77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94" calcext:value-type="float">
            <text:p>5594</text:p>
          </table:table-cell>
          <table:table-cell table:formula="of:=ROUND([$'SpeedUp to PhotoNs'.J78]/[$'SpeedUp to PhotoNs'.F78];2)" office:value-type="float" office:value="22.5" calcext:value-type="float">
            <text:p>22.5</text:p>
          </table:table-cell>
          <table:table-cell table:formula="of:=ROUND([$'SpeedUp to PhotoNs'.K78]/[$'SpeedUp to PhotoNs'.G78];2)" office:value-type="float" office:value="0.04" calcext:value-type="float">
            <text:p>0.04</text:p>
          </table:table-cell>
          <table:table-cell table:formula="of:=ROUND([$'SpeedUp to PhotoNs'.L78]/[$'SpeedUp to PhotoNs'.H78];2)" office:value-type="float" office:value="3.41" calcext:value-type="float">
            <text:p>3.41</text:p>
          </table:table-cell>
          <table:table-cell table:formula="of:=ROUND([$'SpeedUp to PhotoNs'.M78]/[$'SpeedUp to PhotoNs'.I78];2)" office:value-type="float" office:value="3.82" calcext:value-type="float">
            <text:p>3.82</text:p>
          </table:table-cell>
          <table:table-cell table:formula="of:=ROUND([$'SpeedUp to PhotoNs'.X78]/[$'SpeedUp to PhotoNs'.V78];2)" office:value-type="float" office:value="0.27" calcext:value-type="float">
            <text:p>0.27</text:p>
          </table:table-cell>
          <table:table-cell table:formula="of:=ROUND([$'SpeedUp to PhotoNs'.R78]/[$'SpeedUp to PhotoNs'.N78];2)" office:value-type="float" office:value="0.28" calcext:value-type="float">
            <text:p>0.28</text:p>
          </table:table-cell>
          <table:table-cell table:formula="of:=ROUND([$'SpeedUp to PhotoNs'.S78]/[$'SpeedUp to PhotoNs'.O78];2)" office:value-type="float" office:value="0.01" calcext:value-type="float">
            <text:p>0.01</text:p>
          </table:table-cell>
          <table:table-cell table:formula="of:=ROUND([$'SpeedUp to PhotoNs'.T78]/[$'SpeedUp to PhotoNs'.P78];2)" office:value-type="float" office:value="0.35" calcext:value-type="float">
            <text:p>0.35</text:p>
          </table:table-cell>
          <table:table-cell table:formula="of:=ROUND([$'SpeedUp to PhotoNs'.U78]/[$'SpeedUp to PhotoNs'.Q78];2)" office:value-type="float" office:value="0.49" calcext:value-type="float">
            <text:p>0.49</text:p>
          </table:table-cell>
          <table:table-cell table:formula="of:=ROUND([$'SpeedUp to PhotoNs'.Y78]/[$'SpeedUp to PhotoNs'.W78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98" calcext:value-type="float">
            <text:p>5598</text:p>
          </table:table-cell>
          <table:table-cell table:formula="of:=ROUND([$'SpeedUp to PhotoNs'.J79]/[$'SpeedUp to PhotoNs'.F79];2)" office:value-type="float" office:value="23.75" calcext:value-type="float">
            <text:p>23.75</text:p>
          </table:table-cell>
          <table:table-cell table:formula="of:=ROUND([$'SpeedUp to PhotoNs'.K79]/[$'SpeedUp to PhotoNs'.G79];2)" office:value-type="float" office:value="0.04" calcext:value-type="float">
            <text:p>0.04</text:p>
          </table:table-cell>
          <table:table-cell table:formula="of:=ROUND([$'SpeedUp to PhotoNs'.L79]/[$'SpeedUp to PhotoNs'.H79];2)" office:value-type="float" office:value="3.53" calcext:value-type="float">
            <text:p>3.53</text:p>
          </table:table-cell>
          <table:table-cell table:formula="of:=ROUND([$'SpeedUp to PhotoNs'.M79]/[$'SpeedUp to PhotoNs'.I79];2)" office:value-type="float" office:value="4" calcext:value-type="float">
            <text:p>4</text:p>
          </table:table-cell>
          <table:table-cell table:formula="of:=ROUND([$'SpeedUp to PhotoNs'.X79]/[$'SpeedUp to PhotoNs'.V79];2)" office:value-type="float" office:value="0.26" calcext:value-type="float">
            <text:p>0.26</text:p>
          </table:table-cell>
          <table:table-cell table:formula="of:=ROUND([$'SpeedUp to PhotoNs'.R79]/[$'SpeedUp to PhotoNs'.N79];2)" office:value-type="float" office:value="0.28" calcext:value-type="float">
            <text:p>0.28</text:p>
          </table:table-cell>
          <table:table-cell table:formula="of:=ROUND([$'SpeedUp to PhotoNs'.S79]/[$'SpeedUp to PhotoNs'.O79];2)" office:value-type="float" office:value="0.01" calcext:value-type="float">
            <text:p>0.01</text:p>
          </table:table-cell>
          <table:table-cell table:formula="of:=ROUND([$'SpeedUp to PhotoNs'.T79]/[$'SpeedUp to PhotoNs'.P79];2)" office:value-type="float" office:value="0.36" calcext:value-type="float">
            <text:p>0.36</text:p>
          </table:table-cell>
          <table:table-cell table:formula="of:=ROUND([$'SpeedUp to PhotoNs'.U79]/[$'SpeedUp to PhotoNs'.Q79];2)" office:value-type="float" office:value="0.49" calcext:value-type="float">
            <text:p>0.49</text:p>
          </table:table-cell>
          <table:table-cell table:formula="of:=ROUND([$'SpeedUp to PhotoNs'.Y79]/[$'SpeedUp to PhotoNs'.W79];2)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10" calcext:value-type="float">
            <text:p>5610</text:p>
          </table:table-cell>
          <table:table-cell table:formula="of:=ROUND([$'SpeedUp to PhotoNs'.J80]/[$'SpeedUp to PhotoNs'.F80];2)" office:value-type="float" office:value="25.5" calcext:value-type="float">
            <text:p>25.5</text:p>
          </table:table-cell>
          <table:table-cell table:formula="of:=ROUND([$'SpeedUp to PhotoNs'.K80]/[$'SpeedUp to PhotoNs'.G80];2)" office:value-type="float" office:value="0.04" calcext:value-type="float">
            <text:p>0.04</text:p>
          </table:table-cell>
          <table:table-cell table:formula="of:=ROUND([$'SpeedUp to PhotoNs'.L80]/[$'SpeedUp to PhotoNs'.H80];2)" office:value-type="float" office:value="3.71" calcext:value-type="float">
            <text:p>3.71</text:p>
          </table:table-cell>
          <table:table-cell table:formula="of:=ROUND([$'SpeedUp to PhotoNs'.M80]/[$'SpeedUp to PhotoNs'.I80];2)" office:value-type="float" office:value="4.27" calcext:value-type="float">
            <text:p>4.27</text:p>
          </table:table-cell>
          <table:table-cell table:formula="of:=ROUND([$'SpeedUp to PhotoNs'.X80]/[$'SpeedUp to PhotoNs'.V80];2)" office:value-type="float" office:value="0.25" calcext:value-type="float">
            <text:p>0.25</text:p>
          </table:table-cell>
          <table:table-cell table:formula="of:=ROUND([$'SpeedUp to PhotoNs'.R80]/[$'SpeedUp to PhotoNs'.N80];2)" office:value-type="float" office:value="0.28" calcext:value-type="float">
            <text:p>0.28</text:p>
          </table:table-cell>
          <table:table-cell table:formula="of:=ROUND([$'SpeedUp to PhotoNs'.S80]/[$'SpeedUp to PhotoNs'.O80];2)" office:value-type="float" office:value="0.01" calcext:value-type="float">
            <text:p>0.01</text:p>
          </table:table-cell>
          <table:table-cell table:formula="of:=ROUND([$'SpeedUp to PhotoNs'.T80]/[$'SpeedUp to PhotoNs'.P80];2)" office:value-type="float" office:value="0.36" calcext:value-type="float">
            <text:p>0.36</text:p>
          </table:table-cell>
          <table:table-cell table:formula="of:=ROUND([$'SpeedUp to PhotoNs'.U80]/[$'SpeedUp to PhotoNs'.Q80];2)" office:value-type="float" office:value="0.5" calcext:value-type="float">
            <text:p>0.5</text:p>
          </table:table-cell>
          <table:table-cell table:formula="of:=ROUND([$'SpeedUp to PhotoNs'.Y80]/[$'SpeedUp to PhotoNs'.W80];2)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86" calcext:value-type="float">
            <text:p>5586</text:p>
          </table:table-cell>
          <table:table-cell table:number-columns-repeated="5"/>
          <table:table-cell table:formula="of:=ROUND([$'SpeedUp to PhotoNs'.R81]/[$'SpeedUp to PhotoNs'.N81];2)" office:value-type="float" office:value="0.28" calcext:value-type="float">
            <text:p>0.28</text:p>
          </table:table-cell>
          <table:table-cell table:formula="of:=ROUND([$'SpeedUp to PhotoNs'.S81]/[$'SpeedUp to PhotoNs'.O81];2)" office:value-type="float" office:value="0.01" calcext:value-type="float">
            <text:p>0.01</text:p>
          </table:table-cell>
          <table:table-cell table:formula="of:=ROUND([$'SpeedUp to PhotoNs'.T81]/[$'SpeedUp to PhotoNs'.P81];2)" office:value-type="float" office:value="0.36" calcext:value-type="float">
            <text:p>0.36</text:p>
          </table:table-cell>
          <table:table-cell table:formula="of:=ROUND([$'SpeedUp to PhotoNs'.U81]/[$'SpeedUp to PhotoNs'.Q81];2)" office:value-type="float" office:value="0.49" calcext:value-type="float">
            <text:p>0.49</text:p>
          </table:table-cell>
          <table:table-cell table:formula="of:=ROUND([$'SpeedUp to PhotoNs'.Y81]/[$'SpeedUp to PhotoNs'.W81];2)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11" calcext:value-type="float">
            <text:p>5611</text:p>
          </table:table-cell>
          <table:table-cell table:number-columns-repeated="5"/>
          <table:table-cell table:formula="of:=ROUND([$'SpeedUp to PhotoNs'.R82]/[$'SpeedUp to PhotoNs'.N82];2)" office:value-type="float" office:value="0.28" calcext:value-type="float">
            <text:p>0.28</text:p>
          </table:table-cell>
          <table:table-cell table:formula="of:=ROUND([$'SpeedUp to PhotoNs'.S82]/[$'SpeedUp to PhotoNs'.O82];2)" office:value-type="float" office:value="0.01" calcext:value-type="float">
            <text:p>0.01</text:p>
          </table:table-cell>
          <table:table-cell table:formula="of:=ROUND([$'SpeedUp to PhotoNs'.T82]/[$'SpeedUp to PhotoNs'.P82];2)" office:value-type="float" office:value="0.36" calcext:value-type="float">
            <text:p>0.36</text:p>
          </table:table-cell>
          <table:table-cell table:formula="of:=ROUND([$'SpeedUp to PhotoNs'.U82]/[$'SpeedUp to PhotoNs'.Q82];2)" office:value-type="float" office:value="0.49" calcext:value-type="float">
            <text:p>0.49</text:p>
          </table:table-cell>
          <table:table-cell table:formula="of:=ROUND([$'SpeedUp to PhotoNs'.Y82]/[$'SpeedUp to PhotoNs'.W82];2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23" calcext:value-type="float">
            <text:p>5623</text:p>
          </table:table-cell>
          <table:table-cell table:number-columns-repeated="5"/>
          <table:table-cell table:formula="of:=ROUND([$'SpeedUp to PhotoNs'.R83]/[$'SpeedUp to PhotoNs'.N83];2)" office:value-type="float" office:value="0.28" calcext:value-type="float">
            <text:p>0.28</text:p>
          </table:table-cell>
          <table:table-cell table:formula="of:=ROUND([$'SpeedUp to PhotoNs'.S83]/[$'SpeedUp to PhotoNs'.O83];2)" office:value-type="float" office:value="0.01" calcext:value-type="float">
            <text:p>0.01</text:p>
          </table:table-cell>
          <table:table-cell table:formula="of:=ROUND([$'SpeedUp to PhotoNs'.T83]/[$'SpeedUp to PhotoNs'.P83];2)" office:value-type="float" office:value="0.36" calcext:value-type="float">
            <text:p>0.36</text:p>
          </table:table-cell>
          <table:table-cell table:formula="of:=ROUND([$'SpeedUp to PhotoNs'.U83]/[$'SpeedUp to PhotoNs'.Q83];2)" office:value-type="float" office:value="0.49" calcext:value-type="float">
            <text:p>0.49</text:p>
          </table:table-cell>
          <table:table-cell table:formula="of:=ROUND([$'SpeedUp to PhotoNs'.Y83]/[$'SpeedUp to PhotoNs'.W83];2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41" calcext:value-type="float">
            <text:p>5641</text:p>
          </table:table-cell>
          <table:table-cell table:number-columns-repeated="5"/>
          <table:table-cell table:formula="of:=ROUND([$'SpeedUp to PhotoNs'.R84]/[$'SpeedUp to PhotoNs'.N84];2)" office:value-type="float" office:value="0.28" calcext:value-type="float">
            <text:p>0.28</text:p>
          </table:table-cell>
          <table:table-cell table:formula="of:=ROUND([$'SpeedUp to PhotoNs'.S84]/[$'SpeedUp to PhotoNs'.O84];2)" office:value-type="float" office:value="0.01" calcext:value-type="float">
            <text:p>0.01</text:p>
          </table:table-cell>
          <table:table-cell table:formula="of:=ROUND([$'SpeedUp to PhotoNs'.T84]/[$'SpeedUp to PhotoNs'.P84];2)" office:value-type="float" office:value="0.36" calcext:value-type="float">
            <text:p>0.36</text:p>
          </table:table-cell>
          <table:table-cell table:formula="of:=ROUND([$'SpeedUp to PhotoNs'.U84]/[$'SpeedUp to PhotoNs'.Q84];2)" office:value-type="float" office:value="0.49" calcext:value-type="float">
            <text:p>0.49</text:p>
          </table:table-cell>
          <table:table-cell table:formula="of:=ROUND([$'SpeedUp to PhotoNs'.Y84]/[$'SpeedUp to PhotoNs'.W84];2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42" calcext:value-type="float">
            <text:p>5642</text:p>
          </table:table-cell>
          <table:table-cell table:number-columns-repeated="5"/>
          <table:table-cell table:formula="of:=ROUND([$'SpeedUp to PhotoNs'.R85]/[$'SpeedUp to PhotoNs'.N85];2)" office:value-type="float" office:value="0.65" calcext:value-type="float">
            <text:p>0.65</text:p>
          </table:table-cell>
          <table:table-cell table:formula="of:=ROUND([$'SpeedUp to PhotoNs'.S85]/[$'SpeedUp to PhotoNs'.O85];2)" office:value-type="float" office:value="0.01" calcext:value-type="float">
            <text:p>0.01</text:p>
          </table:table-cell>
          <table:table-cell table:formula="of:=ROUND([$'SpeedUp to PhotoNs'.T85]/[$'SpeedUp to PhotoNs'.P85];2)" office:value-type="float" office:value="0.37" calcext:value-type="float">
            <text:p>0.37</text:p>
          </table:table-cell>
          <table:table-cell table:formula="of:=ROUND([$'SpeedUp to PhotoNs'.U85]/[$'SpeedUp to PhotoNs'.Q85];2)" office:value-type="float" office:value="0.5" calcext:value-type="float">
            <text:p>0.5</text:p>
          </table:table-cell>
          <table:table-cell table:formula="of:=ROUND([$'SpeedUp to PhotoNs'.Y85]/[$'SpeedUp to PhotoNs'.W85];2)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80" calcext:value-type="float">
            <text:p>5680</text:p>
          </table:table-cell>
          <table:table-cell table:number-columns-repeated="5"/>
          <table:table-cell table:formula="of:=ROUND([$'SpeedUp to PhotoNs'.R86]/[$'SpeedUp to PhotoNs'.N86];2)" office:value-type="float" office:value="0.28" calcext:value-type="float">
            <text:p>0.28</text:p>
          </table:table-cell>
          <table:table-cell table:formula="of:=ROUND([$'SpeedUp to PhotoNs'.S86]/[$'SpeedUp to PhotoNs'.O86];2)" office:value-type="float" office:value="0.01" calcext:value-type="float">
            <text:p>0.01</text:p>
          </table:table-cell>
          <table:table-cell table:formula="of:=ROUND([$'SpeedUp to PhotoNs'.T86]/[$'SpeedUp to PhotoNs'.P86];2)" office:value-type="float" office:value="0.35" calcext:value-type="float">
            <text:p>0.35</text:p>
          </table:table-cell>
          <table:table-cell table:formula="of:=ROUND([$'SpeedUp to PhotoNs'.U86]/[$'SpeedUp to PhotoNs'.Q86];2)" office:value-type="float" office:value="0.48" calcext:value-type="float">
            <text:p>0.48</text:p>
          </table:table-cell>
          <table:table-cell table:formula="of:=ROUND([$'SpeedUp to PhotoNs'.Y86]/[$'SpeedUp to PhotoNs'.W86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81" calcext:value-type="float">
            <text:p>5681</text:p>
          </table:table-cell>
          <table:table-cell table:number-columns-repeated="5"/>
          <table:table-cell table:formula="of:=ROUND([$'SpeedUp to PhotoNs'.R87]/[$'SpeedUp to PhotoNs'.N87];2)" office:value-type="float" office:value="0.28" calcext:value-type="float">
            <text:p>0.28</text:p>
          </table:table-cell>
          <table:table-cell table:formula="of:=ROUND([$'SpeedUp to PhotoNs'.S87]/[$'SpeedUp to PhotoNs'.O87];2)" office:value-type="float" office:value="0.01" calcext:value-type="float">
            <text:p>0.01</text:p>
          </table:table-cell>
          <table:table-cell table:formula="of:=ROUND([$'SpeedUp to PhotoNs'.T87]/[$'SpeedUp to PhotoNs'.P87];2)" office:value-type="float" office:value="0.35" calcext:value-type="float">
            <text:p>0.35</text:p>
          </table:table-cell>
          <table:table-cell table:formula="of:=ROUND([$'SpeedUp to PhotoNs'.U87]/[$'SpeedUp to PhotoNs'.Q87];2)" office:value-type="float" office:value="0.48" calcext:value-type="float">
            <text:p>0.48</text:p>
          </table:table-cell>
          <table:table-cell table:formula="of:=ROUND([$'SpeedUp to PhotoNs'.Y87]/[$'SpeedUp to PhotoNs'.W87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81" calcext:value-type="float">
            <text:p>5681</text:p>
          </table:table-cell>
          <table:table-cell table:number-columns-repeated="5"/>
          <table:table-cell table:formula="of:=ROUND([$'SpeedUp to PhotoNs'.R88]/[$'SpeedUp to PhotoNs'.N88];2)" office:value-type="float" office:value="0.28" calcext:value-type="float">
            <text:p>0.28</text:p>
          </table:table-cell>
          <table:table-cell table:formula="of:=ROUND([$'SpeedUp to PhotoNs'.S88]/[$'SpeedUp to PhotoNs'.O88];2)" office:value-type="float" office:value="0.01" calcext:value-type="float">
            <text:p>0.01</text:p>
          </table:table-cell>
          <table:table-cell table:formula="of:=ROUND([$'SpeedUp to PhotoNs'.T88]/[$'SpeedUp to PhotoNs'.P88];2)" office:value-type="float" office:value="0.36" calcext:value-type="float">
            <text:p>0.36</text:p>
          </table:table-cell>
          <table:table-cell table:formula="of:=ROUND([$'SpeedUp to PhotoNs'.U88]/[$'SpeedUp to PhotoNs'.Q88];2)" office:value-type="float" office:value="0.48" calcext:value-type="float">
            <text:p>0.48</text:p>
          </table:table-cell>
          <table:table-cell table:formula="of:=ROUND([$'SpeedUp to PhotoNs'.Y88]/[$'SpeedUp to PhotoNs'.W88];2)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02" calcext:value-type="float">
            <text:p>5702</text:p>
          </table:table-cell>
          <table:table-cell table:number-columns-repeated="5"/>
          <table:table-cell table:formula="of:=ROUND([$'SpeedUp to PhotoNs'.R89]/[$'SpeedUp to PhotoNs'.N89];2)" office:value-type="float" office:value="0.28" calcext:value-type="float">
            <text:p>0.28</text:p>
          </table:table-cell>
          <table:table-cell table:formula="of:=ROUND([$'SpeedUp to PhotoNs'.S89]/[$'SpeedUp to PhotoNs'.O89];2)" office:value-type="float" office:value="0.01" calcext:value-type="float">
            <text:p>0.01</text:p>
          </table:table-cell>
          <table:table-cell table:formula="of:=ROUND([$'SpeedUp to PhotoNs'.T89]/[$'SpeedUp to PhotoNs'.P89];2)" office:value-type="float" office:value="0.36" calcext:value-type="float">
            <text:p>0.36</text:p>
          </table:table-cell>
          <table:table-cell table:formula="of:=ROUND([$'SpeedUp to PhotoNs'.U89]/[$'SpeedUp to PhotoNs'.Q89];2)" office:value-type="float" office:value="0.48" calcext:value-type="float">
            <text:p>0.48</text:p>
          </table:table-cell>
          <table:table-cell table:formula="of:=ROUND([$'SpeedUp to PhotoNs'.Y89]/[$'SpeedUp to PhotoNs'.W89];2)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95" calcext:value-type="float">
            <text:p>5695</text:p>
          </table:table-cell>
          <table:table-cell table:number-columns-repeated="5"/>
          <table:table-cell table:formula="of:=ROUND([$'SpeedUp to PhotoNs'.R90]/[$'SpeedUp to PhotoNs'.N90];2)" office:value-type="float" office:value="0.28" calcext:value-type="float">
            <text:p>0.28</text:p>
          </table:table-cell>
          <table:table-cell table:formula="of:=ROUND([$'SpeedUp to PhotoNs'.S90]/[$'SpeedUp to PhotoNs'.O90];2)" office:value-type="float" office:value="0.01" calcext:value-type="float">
            <text:p>0.01</text:p>
          </table:table-cell>
          <table:table-cell table:formula="of:=ROUND([$'SpeedUp to PhotoNs'.T90]/[$'SpeedUp to PhotoNs'.P90];2)" office:value-type="float" office:value="0.35" calcext:value-type="float">
            <text:p>0.35</text:p>
          </table:table-cell>
          <table:table-cell table:formula="of:=ROUND([$'SpeedUp to PhotoNs'.U90]/[$'SpeedUp to PhotoNs'.Q90];2)" office:value-type="float" office:value="0.48" calcext:value-type="float">
            <text:p>0.48</text:p>
          </table:table-cell>
          <table:table-cell table:formula="of:=ROUND([$'SpeedUp to PhotoNs'.Y90]/[$'SpeedUp to PhotoNs'.W90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28" calcext:value-type="float">
            <text:p>5728</text:p>
          </table:table-cell>
          <table:table-cell table:number-columns-repeated="5"/>
          <table:table-cell table:formula="of:=ROUND([$'SpeedUp to PhotoNs'.R91]/[$'SpeedUp to PhotoNs'.N91];2)" office:value-type="float" office:value="0.28" calcext:value-type="float">
            <text:p>0.28</text:p>
          </table:table-cell>
          <table:table-cell table:formula="of:=ROUND([$'SpeedUp to PhotoNs'.S91]/[$'SpeedUp to PhotoNs'.O91];2)" office:value-type="float" office:value="0.01" calcext:value-type="float">
            <text:p>0.01</text:p>
          </table:table-cell>
          <table:table-cell table:formula="of:=ROUND([$'SpeedUp to PhotoNs'.T91]/[$'SpeedUp to PhotoNs'.P91];2)" office:value-type="float" office:value="0.35" calcext:value-type="float">
            <text:p>0.35</text:p>
          </table:table-cell>
          <table:table-cell table:formula="of:=ROUND([$'SpeedUp to PhotoNs'.U91]/[$'SpeedUp to PhotoNs'.Q91];2)" office:value-type="float" office:value="0.48" calcext:value-type="float">
            <text:p>0.48</text:p>
          </table:table-cell>
          <table:table-cell table:formula="of:=ROUND([$'SpeedUp to PhotoNs'.Y91]/[$'SpeedUp to PhotoNs'.W91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97" calcext:value-type="float">
            <text:p>5697</text:p>
          </table:table-cell>
          <table:table-cell table:number-columns-repeated="5"/>
          <table:table-cell table:formula="of:=ROUND([$'SpeedUp to PhotoNs'.R92]/[$'SpeedUp to PhotoNs'.N92];2)" office:value-type="float" office:value="0.29" calcext:value-type="float">
            <text:p>0.29</text:p>
          </table:table-cell>
          <table:table-cell table:formula="of:=ROUND([$'SpeedUp to PhotoNs'.S92]/[$'SpeedUp to PhotoNs'.O92];2)" office:value-type="float" office:value="0.01" calcext:value-type="float">
            <text:p>0.01</text:p>
          </table:table-cell>
          <table:table-cell table:formula="of:=ROUND([$'SpeedUp to PhotoNs'.T92]/[$'SpeedUp to PhotoNs'.P92];2)" office:value-type="float" office:value="0.35" calcext:value-type="float">
            <text:p>0.35</text:p>
          </table:table-cell>
          <table:table-cell table:formula="of:=ROUND([$'SpeedUp to PhotoNs'.U92]/[$'SpeedUp to PhotoNs'.Q92];2)" office:value-type="float" office:value="0.48" calcext:value-type="float">
            <text:p>0.48</text:p>
          </table:table-cell>
          <table:table-cell table:formula="of:=ROUND([$'SpeedUp to PhotoNs'.Y92]/[$'SpeedUp to PhotoNs'.W92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03" calcext:value-type="float">
            <text:p>5703</text:p>
          </table:table-cell>
          <table:table-cell table:number-columns-repeated="5"/>
          <table:table-cell table:formula="of:=ROUND([$'SpeedUp to PhotoNs'.R93]/[$'SpeedUp to PhotoNs'.N93];2)" office:value-type="float" office:value="0.29" calcext:value-type="float">
            <text:p>0.29</text:p>
          </table:table-cell>
          <table:table-cell table:formula="of:=ROUND([$'SpeedUp to PhotoNs'.S93]/[$'SpeedUp to PhotoNs'.O93];2)" office:value-type="float" office:value="0.01" calcext:value-type="float">
            <text:p>0.01</text:p>
          </table:table-cell>
          <table:table-cell table:formula="of:=ROUND([$'SpeedUp to PhotoNs'.T93]/[$'SpeedUp to PhotoNs'.P93];2)" office:value-type="float" office:value="0.35" calcext:value-type="float">
            <text:p>0.35</text:p>
          </table:table-cell>
          <table:table-cell table:formula="of:=ROUND([$'SpeedUp to PhotoNs'.U93]/[$'SpeedUp to PhotoNs'.Q93];2)" office:value-type="float" office:value="0.48" calcext:value-type="float">
            <text:p>0.48</text:p>
          </table:table-cell>
          <table:table-cell table:formula="of:=ROUND([$'SpeedUp to PhotoNs'.Y93]/[$'SpeedUp to PhotoNs'.W93];2)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39" calcext:value-type="float">
            <text:p>5739</text:p>
          </table:table-cell>
          <table:table-cell table:number-columns-repeated="5"/>
          <table:table-cell table:formula="of:=ROUND([$'SpeedUp to PhotoNs'.R94]/[$'SpeedUp to PhotoNs'.N94];2)" office:value-type="float" office:value="0.29" calcext:value-type="float">
            <text:p>0.29</text:p>
          </table:table-cell>
          <table:table-cell table:formula="of:=ROUND([$'SpeedUp to PhotoNs'.S94]/[$'SpeedUp to PhotoNs'.O94];2)" office:value-type="float" office:value="0.01" calcext:value-type="float">
            <text:p>0.01</text:p>
          </table:table-cell>
          <table:table-cell table:formula="of:=ROUND([$'SpeedUp to PhotoNs'.T94]/[$'SpeedUp to PhotoNs'.P94];2)" office:value-type="float" office:value="0.36" calcext:value-type="float">
            <text:p>0.36</text:p>
          </table:table-cell>
          <table:table-cell table:formula="of:=ROUND([$'SpeedUp to PhotoNs'.U94]/[$'SpeedUp to PhotoNs'.Q94];2)" office:value-type="float" office:value="0.48" calcext:value-type="float">
            <text:p>0.48</text:p>
          </table:table-cell>
          <table:table-cell table:formula="of:=ROUND([$'SpeedUp to PhotoNs'.Y94]/[$'SpeedUp to PhotoNs'.W94];2)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65" calcext:value-type="float">
            <text:p>5765</text:p>
          </table:table-cell>
          <table:table-cell table:number-columns-repeated="5"/>
          <table:table-cell table:formula="of:=ROUND([$'SpeedUp to PhotoNs'.R95]/[$'SpeedUp to PhotoNs'.N95];2)" office:value-type="float" office:value="0.3" calcext:value-type="float">
            <text:p>0.3</text:p>
          </table:table-cell>
          <table:table-cell table:formula="of:=ROUND([$'SpeedUp to PhotoNs'.S95]/[$'SpeedUp to PhotoNs'.O95];2)" office:value-type="float" office:value="0.01" calcext:value-type="float">
            <text:p>0.01</text:p>
          </table:table-cell>
          <table:table-cell table:formula="of:=ROUND([$'SpeedUp to PhotoNs'.T95]/[$'SpeedUp to PhotoNs'.P95];2)" office:value-type="float" office:value="0.36" calcext:value-type="float">
            <text:p>0.36</text:p>
          </table:table-cell>
          <table:table-cell table:formula="of:=ROUND([$'SpeedUp to PhotoNs'.U95]/[$'SpeedUp to PhotoNs'.Q95];2)" office:value-type="float" office:value="0.48" calcext:value-type="float">
            <text:p>0.48</text:p>
          </table:table-cell>
          <table:table-cell table:formula="of:=ROUND([$'SpeedUp to PhotoNs'.Y95]/[$'SpeedUp to PhotoNs'.W95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64" calcext:value-type="float">
            <text:p>5764</text:p>
          </table:table-cell>
          <table:table-cell table:number-columns-repeated="5"/>
          <table:table-cell table:formula="of:=ROUND([$'SpeedUp to PhotoNs'.R96]/[$'SpeedUp to PhotoNs'.N96];2)" office:value-type="float" office:value="0.3" calcext:value-type="float">
            <text:p>0.3</text:p>
          </table:table-cell>
          <table:table-cell table:formula="of:=ROUND([$'SpeedUp to PhotoNs'.S96]/[$'SpeedUp to PhotoNs'.O96];2)" office:value-type="float" office:value="0.01" calcext:value-type="float">
            <text:p>0.01</text:p>
          </table:table-cell>
          <table:table-cell table:formula="of:=ROUND([$'SpeedUp to PhotoNs'.T96]/[$'SpeedUp to PhotoNs'.P96];2)" office:value-type="float" office:value="0.35" calcext:value-type="float">
            <text:p>0.35</text:p>
          </table:table-cell>
          <table:table-cell table:formula="of:=ROUND([$'SpeedUp to PhotoNs'.U96]/[$'SpeedUp to PhotoNs'.Q96];2)" office:value-type="float" office:value="0.48" calcext:value-type="float">
            <text:p>0.48</text:p>
          </table:table-cell>
          <table:table-cell table:formula="of:=ROUND([$'SpeedUp to PhotoNs'.Y96]/[$'SpeedUp to PhotoNs'.W96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60" calcext:value-type="float">
            <text:p>5760</text:p>
          </table:table-cell>
          <table:table-cell table:number-columns-repeated="5"/>
          <table:table-cell table:formula="of:=ROUND([$'SpeedUp to PhotoNs'.R97]/[$'SpeedUp to PhotoNs'.N97];2)" office:value-type="float" office:value="0.29" calcext:value-type="float">
            <text:p>0.29</text:p>
          </table:table-cell>
          <table:table-cell table:formula="of:=ROUND([$'SpeedUp to PhotoNs'.S97]/[$'SpeedUp to PhotoNs'.O97];2)" office:value-type="float" office:value="0.01" calcext:value-type="float">
            <text:p>0.01</text:p>
          </table:table-cell>
          <table:table-cell table:formula="of:=ROUND([$'SpeedUp to PhotoNs'.T97]/[$'SpeedUp to PhotoNs'.P97];2)" office:value-type="float" office:value="0.35" calcext:value-type="float">
            <text:p>0.35</text:p>
          </table:table-cell>
          <table:table-cell table:formula="of:=ROUND([$'SpeedUp to PhotoNs'.U97]/[$'SpeedUp to PhotoNs'.Q97];2)" office:value-type="float" office:value="0.47" calcext:value-type="float">
            <text:p>0.47</text:p>
          </table:table-cell>
          <table:table-cell table:formula="of:=ROUND([$'SpeedUp to PhotoNs'.Y97]/[$'SpeedUp to PhotoNs'.W97];2)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57" calcext:value-type="float">
            <text:p>5757</text:p>
          </table:table-cell>
          <table:table-cell table:number-columns-repeated="5"/>
          <table:table-cell table:formula="of:=ROUND([$'SpeedUp to PhotoNs'.R98]/[$'SpeedUp to PhotoNs'.N98];2)" office:value-type="float" office:value="0.29" calcext:value-type="float">
            <text:p>0.29</text:p>
          </table:table-cell>
          <table:table-cell table:formula="of:=ROUND([$'SpeedUp to PhotoNs'.S98]/[$'SpeedUp to PhotoNs'.O98];2)" office:value-type="float" office:value="0.01" calcext:value-type="float">
            <text:p>0.01</text:p>
          </table:table-cell>
          <table:table-cell table:formula="of:=ROUND([$'SpeedUp to PhotoNs'.T98]/[$'SpeedUp to PhotoNs'.P98];2)" office:value-type="float" office:value="0.35" calcext:value-type="float">
            <text:p>0.35</text:p>
          </table:table-cell>
          <table:table-cell table:formula="of:=ROUND([$'SpeedUp to PhotoNs'.U98]/[$'SpeedUp to PhotoNs'.Q98];2)" office:value-type="float" office:value="0.47" calcext:value-type="float">
            <text:p>0.47</text:p>
          </table:table-cell>
          <table:table-cell table:formula="of:=ROUND([$'SpeedUp to PhotoNs'.Y98]/[$'SpeedUp to PhotoNs'.W98];2)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50" calcext:value-type="float">
            <text:p>5750</text:p>
          </table:table-cell>
          <table:table-cell table:number-columns-repeated="5"/>
          <table:table-cell table:formula="of:=ROUND([$'SpeedUp to PhotoNs'.R99]/[$'SpeedUp to PhotoNs'.N99];2)" office:value-type="float" office:value="0.29" calcext:value-type="float">
            <text:p>0.29</text:p>
          </table:table-cell>
          <table:table-cell table:formula="of:=ROUND([$'SpeedUp to PhotoNs'.S99]/[$'SpeedUp to PhotoNs'.O99];2)" office:value-type="float" office:value="0.01" calcext:value-type="float">
            <text:p>0.01</text:p>
          </table:table-cell>
          <table:table-cell table:formula="of:=ROUND([$'SpeedUp to PhotoNs'.T99]/[$'SpeedUp to PhotoNs'.P99];2)" office:value-type="float" office:value="0.35" calcext:value-type="float">
            <text:p>0.35</text:p>
          </table:table-cell>
          <table:table-cell table:formula="of:=ROUND([$'SpeedUp to PhotoNs'.U99]/[$'SpeedUp to PhotoNs'.Q99];2)" office:value-type="float" office:value="0.47" calcext:value-type="float">
            <text:p>0.47</text:p>
          </table:table-cell>
          <table:table-cell table:formula="of:=ROUND([$'SpeedUp to PhotoNs'.Y99]/[$'SpeedUp to PhotoNs'.W99];2)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71" calcext:value-type="float">
            <text:p>5771</text:p>
          </table:table-cell>
          <table:table-cell table:number-columns-repeated="5"/>
          <table:table-cell table:formula="of:=ROUND([$'SpeedUp to PhotoNs'.R100]/[$'SpeedUp to PhotoNs'.N100];2)" office:value-type="float" office:value="0.28" calcext:value-type="float">
            <text:p>0.28</text:p>
          </table:table-cell>
          <table:table-cell table:formula="of:=ROUND([$'SpeedUp to PhotoNs'.S100]/[$'SpeedUp to PhotoNs'.O100];2)" office:value-type="float" office:value="0.01" calcext:value-type="float">
            <text:p>0.01</text:p>
          </table:table-cell>
          <table:table-cell table:formula="of:=ROUND([$'SpeedUp to PhotoNs'.T100]/[$'SpeedUp to PhotoNs'.P100];2)" office:value-type="float" office:value="0.35" calcext:value-type="float">
            <text:p>0.35</text:p>
          </table:table-cell>
          <table:table-cell table:formula="of:=ROUND([$'SpeedUp to PhotoNs'.U100]/[$'SpeedUp to PhotoNs'.Q100];2)" office:value-type="float" office:value="0.47" calcext:value-type="float">
            <text:p>0.47</text:p>
          </table:table-cell>
          <table:table-cell table:formula="of:=ROUND([$'SpeedUp to PhotoNs'.Y100]/[$'SpeedUp to PhotoNs'.W100];2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59" calcext:value-type="float">
            <text:p>5759</text:p>
          </table:table-cell>
          <table:table-cell table:number-columns-repeated="5"/>
          <table:table-cell table:formula="of:=ROUND([$'SpeedUp to PhotoNs'.R101]/[$'SpeedUp to PhotoNs'.N101];2)" office:value-type="float" office:value="0.3" calcext:value-type="float">
            <text:p>0.3</text:p>
          </table:table-cell>
          <table:table-cell table:formula="of:=ROUND([$'SpeedUp to PhotoNs'.S101]/[$'SpeedUp to PhotoNs'.O101];2)" office:value-type="float" office:value="0.01" calcext:value-type="float">
            <text:p>0.01</text:p>
          </table:table-cell>
          <table:table-cell table:formula="of:=ROUND([$'SpeedUp to PhotoNs'.T101]/[$'SpeedUp to PhotoNs'.P101];2)" office:value-type="float" office:value="0.36" calcext:value-type="float">
            <text:p>0.36</text:p>
          </table:table-cell>
          <table:table-cell table:formula="of:=ROUND([$'SpeedUp to PhotoNs'.U101]/[$'SpeedUp to PhotoNs'.Q101];2)" office:value-type="float" office:value="0.48" calcext:value-type="float">
            <text:p>0.48</text:p>
          </table:table-cell>
          <table:table-cell table:formula="of:=ROUND([$'SpeedUp to PhotoNs'.Y101]/[$'SpeedUp to PhotoNs'.W101];2)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58" calcext:value-type="float">
            <text:p>5758</text:p>
          </table:table-cell>
          <table:table-cell table:number-columns-repeated="5"/>
          <table:table-cell table:formula="of:=ROUND([$'SpeedUp to PhotoNs'.R102]/[$'SpeedUp to PhotoNs'.N102];2)" office:value-type="float" office:value="0.3" calcext:value-type="float">
            <text:p>0.3</text:p>
          </table:table-cell>
          <table:table-cell table:formula="of:=ROUND([$'SpeedUp to PhotoNs'.S102]/[$'SpeedUp to PhotoNs'.O102];2)" office:value-type="float" office:value="0.01" calcext:value-type="float">
            <text:p>0.01</text:p>
          </table:table-cell>
          <table:table-cell table:formula="of:=ROUND([$'SpeedUp to PhotoNs'.T102]/[$'SpeedUp to PhotoNs'.P102];2)" office:value-type="float" office:value="0.36" calcext:value-type="float">
            <text:p>0.36</text:p>
          </table:table-cell>
          <table:table-cell table:formula="of:=ROUND([$'SpeedUp to PhotoNs'.U102]/[$'SpeedUp to PhotoNs'.Q102];2)" office:value-type="float" office:value="0.48" calcext:value-type="float">
            <text:p>0.48</text:p>
          </table:table-cell>
          <table:table-cell table:formula="of:=ROUND([$'SpeedUp to PhotoNs'.Y102]/[$'SpeedUp to PhotoNs'.W102];2)" office:value-type="float" office:value="1.82" calcext:value-type="float">
            <text:p>1.8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5" table:number-rows-spanned="1">
            <text:p>Redundant / Indexing</text:p>
          </table:table-cell>
          <table:covered-table-cell table:number-columns-repeated="3" table:style-name="ce21"/>
          <table:covered-table-cell table:style-name="ce23"/>
          <table:table-cell table:style-name="ce25" office:value-type="string" calcext:value-type="string" table:number-columns-spanned="5" table:number-rows-spanned="1">
            <text:p>Redundant dual / Indexing dual</text:p>
          </table:table-cell>
          <table:covered-table-cell table:number-columns-repeated="3" table:style-name="ce27"/>
          <table:covered-table-cell table:style-name="ce102"/>
        </table:table-row>
        <table:table-row table:style-name="ro1">
          <table:table-cell table:number-columns-repeated="2"/>
          <table:table-cell table:style-name="ce20" office:value-type="string" calcext:value-type="string">
            <text:p>P2P self</text:p>
          </table:table-cell>
          <table:table-cell table:style-name="ce22" office:value-type="string" calcext:value-type="string">
            <text:p>P2P neis</text:p>
          </table:table-cell>
          <table:table-cell table:style-name="ce22" office:value-type="string" calcext:value-type="string">
            <text:p>P2P</text:p>
          </table:table-cell>
          <table:table-cell table:style-name="ce22" office:value-type="string" calcext:value-type="string">
            <text:p>loop</text:p>
          </table:table-cell>
          <table:table-cell table:style-name="ce24" office:value-type="string" calcext:value-type="string">
            <text:p>collection</text:p>
          </table:table-cell>
          <table:table-cell table:style-name="ce26" office:value-type="string" calcext:value-type="string">
            <text:p>P2P self</text:p>
          </table:table-cell>
          <table:table-cell table:style-name="ce28" office:value-type="string" calcext:value-type="string">
            <text:p>P2P neis</text:p>
          </table:table-cell>
          <table:table-cell table:style-name="ce28" office:value-type="string" calcext:value-type="string">
            <text:p>P2P</text:p>
          </table:table-cell>
          <table:table-cell table:style-name="ce28" office:value-type="string" calcext:value-type="string">
            <text:p>loop</text:p>
          </table:table-cell>
          <table:table-cell table:style-name="ce30" office:value-type="string" calcext:value-type="string">
            <text:p>collection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ROUND(MIN([.C3:.C102]);2)" office:value-type="float" office:value="5.13" calcext:value-type="float">
            <text:p>5.13</text:p>
          </table:table-cell>
          <table:table-cell table:formula="of:=ROUND(MIN([.D3:.D102]);2)" office:value-type="float" office:value="0.03" calcext:value-type="float">
            <text:p>0.03</text:p>
          </table:table-cell>
          <table:table-cell table:formula="of:=ROUND(MIN([.E3:.E102]);2)" office:value-type="float" office:value="2.65" calcext:value-type="float">
            <text:p>2.65</text:p>
          </table:table-cell>
          <table:table-cell table:formula="of:=ROUND(MIN([.F3:.F102]);2)" office:value-type="float" office:value="2.59" calcext:value-type="float">
            <text:p>2.59</text:p>
          </table:table-cell>
          <table:table-cell table:formula="of:=ROUND(MIN([.G3:.G102]);2)" office:value-type="float" office:value="0.25" calcext:value-type="float">
            <text:p>0.25</text:p>
          </table:table-cell>
          <table:table-cell table:formula="of:=ROUND(MIN([.H3:.H102]);2)" office:value-type="float" office:value="0.22" calcext:value-type="float">
            <text:p>0.22</text:p>
          </table:table-cell>
          <table:table-cell table:formula="of:=ROUND(MIN([.I3:.I102]);2)" office:value-type="float" office:value="0.01" calcext:value-type="float">
            <text:p>0.01</text:p>
          </table:table-cell>
          <table:table-cell table:formula="of:=ROUND(MIN([.J3:.J102]);2)" office:value-type="float" office:value="0.31" calcext:value-type="float">
            <text:p>0.31</text:p>
          </table:table-cell>
          <table:table-cell table:formula="of:=ROUND(MIN([.K3:.K102]);2)" office:value-type="float" office:value="0.42" calcext:value-type="float">
            <text:p>0.42</text:p>
          </table:table-cell>
          <table:table-cell table:formula="of:=ROUND(MIN([.L3:.L102]);2)" office:value-type="float" office:value="1.34" calcext:value-type="float">
            <text:p>1.34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ROUND(AVERAGE([.C3:.C102]);2)" office:value-type="float" office:value="9.88" calcext:value-type="float">
            <text:p>9.88</text:p>
          </table:table-cell>
          <table:table-cell table:formula="of:=ROUND(AVERAGE([.D3:.D102]);2)" office:value-type="float" office:value="0.03" calcext:value-type="float">
            <text:p>0.03</text:p>
          </table:table-cell>
          <table:table-cell table:formula="of:=ROUND(AVERAGE([.E3:.E102]);2)" office:value-type="float" office:value="2.84" calcext:value-type="float">
            <text:p>2.84</text:p>
          </table:table-cell>
          <table:table-cell table:formula="of:=ROUND(AVERAGE([.F3:.F102]);2)" office:value-type="float" office:value="2.92" calcext:value-type="float">
            <text:p>2.92</text:p>
          </table:table-cell>
          <table:table-cell table:formula="of:=ROUND(AVERAGE([.G3:.G102]);2)" office:value-type="float" office:value="0.29" calcext:value-type="float">
            <text:p>0.29</text:p>
          </table:table-cell>
          <table:table-cell table:formula="of:=ROUND(AVERAGE([.H3:.H102]);2)" office:value-type="float" office:value="0.26" calcext:value-type="float">
            <text:p>0.26</text:p>
          </table:table-cell>
          <table:table-cell table:formula="of:=ROUND(AVERAGE([.I3:.I102]);2)" office:value-type="float" office:value="0.01" calcext:value-type="float">
            <text:p>0.01</text:p>
          </table:table-cell>
          <table:table-cell table:formula="of:=ROUND(AVERAGE([.J3:.J102]);2)" office:value-type="float" office:value="0.37" calcext:value-type="float">
            <text:p>0.37</text:p>
          </table:table-cell>
          <table:table-cell table:formula="of:=ROUND(AVERAGE([.K3:.K102]);2)" office:value-type="float" office:value="0.5" calcext:value-type="float">
            <text:p>0.5</text:p>
          </table:table-cell>
          <table:table-cell table:formula="of:=ROUND(AVERAGE([.L3:.L102]);2)"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ROUND(MEDIAN([.C3:.C102]);2)" office:value-type="float" office:value="8.04" calcext:value-type="float">
            <text:p>8.04</text:p>
          </table:table-cell>
          <table:table-cell table:formula="of:=ROUND(MEDIAN([.D3:.D102]);2)" office:value-type="float" office:value="0.03" calcext:value-type="float">
            <text:p>0.03</text:p>
          </table:table-cell>
          <table:table-cell table:formula="of:=ROUND(MEDIAN([.E3:.E102]);2)" office:value-type="float" office:value="2.77" calcext:value-type="float">
            <text:p>2.77</text:p>
          </table:table-cell>
          <table:table-cell table:style-name="ce101" table:formula="of:=ROUND(MEDIAN([.F3:.F102]);2)" office:value-type="float" office:value="2.8" calcext:value-type="float">
            <text:p>2.8</text:p>
          </table:table-cell>
          <table:table-cell table:formula="of:=ROUND(MEDIAN([.G3:.G102]);2)" office:value-type="float" office:value="0.29" calcext:value-type="float">
            <text:p>0.29</text:p>
          </table:table-cell>
          <table:table-cell table:formula="of:=ROUND(MEDIAN([.H3:.H102]);2)" office:value-type="float" office:value="0.25" calcext:value-type="float">
            <text:p>0.25</text:p>
          </table:table-cell>
          <table:table-cell table:formula="of:=ROUND(MEDIAN([.I3:.I102]);2)" office:value-type="float" office:value="0.01" calcext:value-type="float">
            <text:p>0.01</text:p>
          </table:table-cell>
          <table:table-cell table:formula="of:=ROUND(MEDIAN([.J3:.J102]);2)" office:value-type="float" office:value="0.36" calcext:value-type="float">
            <text:p>0.36</text:p>
          </table:table-cell>
          <table:table-cell table:style-name="ce101" table:formula="of:=ROUND(MEDIAN([.K3:.K102]);2)" office:value-type="float" office:value="0.49" calcext:value-type="float">
            <text:p>0.49</text:p>
          </table:table-cell>
          <table:table-cell table:formula="of:=ROUND(MEDIAN([.L3:.L102]);2)" office:value-type="float" office:value="1.83" calcext:value-type="float">
            <text:p>1.83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ROUND(MAX([.C3:.C102]);2)" office:value-type="float" office:value="25.5" calcext:value-type="float">
            <text:p>25.5</text:p>
          </table:table-cell>
          <table:table-cell table:formula="of:=ROUND(MAX([.D3:.D102]);2)" office:value-type="float" office:value="0.04" calcext:value-type="float">
            <text:p>0.04</text:p>
          </table:table-cell>
          <table:table-cell table:formula="of:=ROUND(MAX([.E3:.E102]);2)" office:value-type="float" office:value="3.71" calcext:value-type="float">
            <text:p>3.71</text:p>
          </table:table-cell>
          <table:table-cell table:formula="of:=ROUND(MAX([.F3:.F102]);2)" office:value-type="float" office:value="4.27" calcext:value-type="float">
            <text:p>4.27</text:p>
          </table:table-cell>
          <table:table-cell table:formula="of:=ROUND(MAX([.G3:.G102]);2)" office:value-type="float" office:value="0.31" calcext:value-type="float">
            <text:p>0.31</text:p>
          </table:table-cell>
          <table:table-cell table:formula="of:=ROUND(MAX([.H3:.H102]);2)" office:value-type="float" office:value="0.72" calcext:value-type="float">
            <text:p>0.72</text:p>
          </table:table-cell>
          <table:table-cell table:formula="of:=ROUND(MAX([.I3:.I102]);2)" office:value-type="float" office:value="0.02" calcext:value-type="float">
            <text:p>0.02</text:p>
          </table:table-cell>
          <table:table-cell table:formula="of:=ROUND(MAX([.J3:.J102]);2)" office:value-type="float" office:value="0.49" calcext:value-type="float">
            <text:p>0.49</text:p>
          </table:table-cell>
          <table:table-cell table:formula="of:=ROUND(MAX([.K3:.K102]);2)" office:value-type="float" office:value="0.65" calcext:value-type="float">
            <text:p>0.65</text:p>
          </table:table-cell>
          <table:table-cell table:formula="of:=ROUND(MAX([.L3:.L102]);2)" office:value-type="float" office:value="2.32" calcext:value-type="float">
            <text:p>2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21:19:51.800868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30T15:16:08.777414056</meta:creation-date>
    <dc:date>2025-02-15T21:20:10.822931844</dc:date>
    <meta:editing-duration>PT4H3M10S</meta:editing-duration>
    <meta:editing-cycles>73</meta:editing-cycles>
    <meta:generator>LibreOffice/6.4.7.2$Linux_X86_64 LibreOffice_project/40$Build-2</meta:generator>
    <meta:document-statistic meta:table-count="3" meta:cell-count="6205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column-mapping="0 1 3 2 4" chart:style-name="ch1">
        <chart:title svg:x="3.78cm" svg:y="0.316cm" chart:style-name="ch2">
          <text:p>P2P Self Interactions</text:p>
        </chart:title>
        <chart:legend chart:legend-position="end" svg:x="8.029cm" svg:y="0.379cm" style:legend-expansion="custom" chartooo:width="3.876cm" chartooo:height="2.092cm" style:legend-expansion-aspect-ratio="1.8527724665392" chart:style-name="ch3"/>
        <chart:plot-area chart:style-name="ch4" table:cell-range-address="'SpeedUp to PhotoNs'.B1:'SpeedUp to PhotoNs'.B1 'SpeedUp to PhotoNs'.B3:'SpeedUp to PhotoNs'.B102 'SpeedUp to PhotoNs'.F1:'SpeedUp to PhotoNs'.F1 'SpeedUp to PhotoNs'.F3:'SpeedUp to PhotoNs'.F102 'SpeedUp to PhotoNs'.N1:'SpeedUp to PhotoNs'.N1 'SpeedUp to PhotoNs'.N3:'SpeedUp to PhotoNs'.N102 'SpeedUp to PhotoNs'.J1:'SpeedUp to PhotoNs'.J1 'SpeedUp to PhotoNs'.J3:'SpeedUp to PhotoNs'.J102 'SpeedUp to PhotoNs'.R1:'SpeedUp to PhotoNs'.R1 'SpeedUp to PhotoNs'.R3:'SpeedUp to PhotoNs'.R102" chart:data-source-has-labels="row" svg:x="0.197cm" svg:y="0.177cm" svg:width="11.545cm" svg:height="8.077cm">
          <chartooo:coordinate-region svg:x="1.374cm" svg:y="0.376cm" svg:width="10.368cm" svg:height="7.086cm"/>
          <chart:axis chart:dimension="x" chart:name="primary-x" chart:style-name="ch5">
            <chart:title svg:x="5.33cm" svg:y="8.434cm" chart:style-name="ch6">
              <text:p>Iteration</text:p>
            </chart:title>
          </chart:axis>
          <chart:axis chart:dimension="y" chart:name="primary-y" chart:style-name="ch7">
            <chart:title svg:x="0cm" svg:y="4.9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B3:'SpeedUp to PhotoNs'.B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F3:'SpeedUp to PhotoNs'.F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N3:'SpeedUp to PhotoNs'.N102" chart:label-cell-address="'SpeedUp to PhotoNs'.N1:'SpeedUp to PhotoNs'.N1" chart:class="chart:line">
            <chart:data-point chart:repeated="100"/>
          </chart:series>
          <chart:series chart:style-name="ch13" chart:values-cell-range-address="'SpeedUp to PhotoNs'.J3:'SpeedUp to PhotoNs'.J102" chart:label-cell-address="'SpeedUp to PhotoNs'.J1:'SpeedUp to PhotoNs'.J1" chart:class="chart:line">
            <chart:data-point chart:repeated="100"/>
          </chart:series>
          <chart:series chart:style-name="ch14" chart:values-cell-range-address="'SpeedUp to PhotoNs'.R3:'SpeedUp to PhotoNs'.R102" chart:label-cell-address="'SpeedUp to PhotoNs'.R1:'SpeedUp to PhotoNs'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Indexing dual</text:p>
                <draw:g>
                  <svg:desc>'SpeedUp to PhotoNs'.N1:'SpeedUp to PhotoNs'.N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  <table:table-cell office:value-type="string">
                <text:p>Redundant, dual</text:p>
                <draw:g>
                  <svg:desc>'SpeedUp to PhotoNs'.R1:'SpeedUp to PhotoNs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">
                <text:p>2.06</text:p>
                <draw:g>
                  <svg:desc>'SpeedUp to PhotoNs'.B3:'SpeedUp to PhotoNs'.B102</svg:desc>
                </draw:g>
              </table:table-cell>
              <table:table-cell office:value-type="float" office:value="32.42">
                <text:p>32.42</text:p>
                <draw:g>
                  <svg:desc>'SpeedUp to PhotoNs'.F3:'SpeedUp to PhotoNs'.F102</svg:desc>
                </draw:g>
              </table:table-cell>
              <table:table-cell office:value-type="float" office:value="792.37">
                <text:p>792.37</text:p>
                <draw:g>
                  <svg:desc>'SpeedUp to PhotoNs'.N3:'SpeedUp to PhotoNs'.N102</svg:desc>
                </draw:g>
              </table:table-cell>
              <table:table-cell office:value-type="float" office:value="166.31">
                <text:p>166.31</text:p>
                <draw:g>
                  <svg:desc>'SpeedUp to PhotoNs'.J3:'SpeedUp to PhotoNs'.J102</svg:desc>
                </draw:g>
              </table:table-cell>
              <table:table-cell office:value-type="float" office:value="173.55">
                <text:p>173.55</text:p>
                <draw:g>
                  <svg:desc>'SpeedUp to PhotoNs'.R3:'SpeedUp to PhotoNs'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">
                <text:p>2.06</text:p>
              </table:table-cell>
              <table:table-cell office:value-type="float" office:value="32.06">
                <text:p>32.06</text:p>
              </table:table-cell>
              <table:table-cell office:value-type="float" office:value="792.98">
                <text:p>792.98</text:p>
              </table:table-cell>
              <table:table-cell office:value-type="float" office:value="176.3">
                <text:p>176.3</text:p>
              </table:table-cell>
              <table:table-cell office:value-type="float" office:value="172.77">
                <text:p>172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">
                <text:p>2.37</text:p>
              </table:table-cell>
              <table:table-cell office:value-type="float" office:value="34.95">
                <text:p>34.95</text:p>
              </table:table-cell>
              <table:table-cell office:value-type="float" office:value="857.12">
                <text:p>857.12</text:p>
              </table:table-cell>
              <table:table-cell office:value-type="float" office:value="193.67">
                <text:p>193.67</text:p>
              </table:table-cell>
              <table:table-cell office:value-type="float" office:value="190.73">
                <text:p>19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">
                <text:p>2.24</text:p>
              </table:table-cell>
              <table:table-cell office:value-type="float" office:value="34.26">
                <text:p>34.26</text:p>
              </table:table-cell>
              <table:table-cell office:value-type="float" office:value="847.81">
                <text:p>847.81</text:p>
              </table:table-cell>
              <table:table-cell office:value-type="float" office:value="185.54">
                <text:p>185.54</text:p>
              </table:table-cell>
              <table:table-cell office:value-type="float" office:value="182.29">
                <text:p>182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7">
                <text:p>1.97</text:p>
              </table:table-cell>
              <table:table-cell office:value-type="float" office:value="31.97">
                <text:p>31.97</text:p>
              </table:table-cell>
              <table:table-cell office:value-type="float" office:value="790.26">
                <text:p>790.26</text:p>
              </table:table-cell>
              <table:table-cell office:value-type="float" office:value="175.65">
                <text:p>175.65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">
                <text:p>2.09</text:p>
              </table:table-cell>
              <table:table-cell office:value-type="float" office:value="31.2">
                <text:p>31.2</text:p>
              </table:table-cell>
              <table:table-cell office:value-type="float" office:value="770.78">
                <text:p>770.78</text:p>
              </table:table-cell>
              <table:table-cell office:value-type="float" office:value="172.04">
                <text:p>172.04</text:p>
              </table:table-cell>
              <table:table-cell office:value-type="float" office:value="168.35">
                <text:p>168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30.47">
                <text:p>30.47</text:p>
              </table:table-cell>
              <table:table-cell office:value-type="float" office:value="787.42">
                <text:p>787.42</text:p>
              </table:table-cell>
              <table:table-cell office:value-type="float" office:value="175.65">
                <text:p>175.65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4.62">
                <text:p>34.62</text:p>
              </table:table-cell>
              <table:table-cell office:value-type="float" office:value="878.47">
                <text:p>878.47</text:p>
              </table:table-cell>
              <table:table-cell office:value-type="float" office:value="200.31">
                <text:p>200.31</text:p>
              </table:table-cell>
              <table:table-cell office:value-type="float" office:value="197.23">
                <text:p>19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">
                <text:p>2.07</text:p>
              </table:table-cell>
              <table:table-cell office:value-type="float" office:value="33.68">
                <text:p>33.68</text:p>
              </table:table-cell>
              <table:table-cell office:value-type="float" office:value="857.22">
                <text:p>857.22</text:p>
              </table:table-cell>
              <table:table-cell office:value-type="float" office:value="192.29">
                <text:p>192.29</text:p>
              </table:table-cell>
              <table:table-cell office:value-type="float" office:value="187.82">
                <text:p>187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29.94">
                <text:p>29.94</text:p>
              </table:table-cell>
              <table:table-cell office:value-type="float" office:value="778.14">
                <text:p>778.14</text:p>
              </table:table-cell>
              <table:table-cell office:value-type="float" office:value="171.63">
                <text:p>171.63</text:p>
              </table:table-cell>
              <table:table-cell office:value-type="float" office:value="167.74">
                <text:p>167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32.86">
                <text:p>32.86</text:p>
              </table:table-cell>
              <table:table-cell office:value-type="float" office:value="849.42">
                <text:p>849.42</text:p>
              </table:table-cell>
              <table:table-cell office:value-type="float" office:value="189.93">
                <text:p>189.93</text:p>
              </table:table-cell>
              <table:table-cell office:value-type="float" office:value="185.91">
                <text:p>185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">
                <text:p>2.28</text:p>
              </table:table-cell>
              <table:table-cell office:value-type="float" office:value="35.65">
                <text:p>35.65</text:p>
              </table:table-cell>
              <table:table-cell office:value-type="float" office:value="909.47">
                <text:p>909.47</text:p>
              </table:table-cell>
              <table:table-cell office:value-type="float" office:value="201.36">
                <text:p>201.36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">
                <text:p>1.99</text:p>
              </table:table-cell>
              <table:table-cell office:value-type="float" office:value="30.83">
                <text:p>30.83</text:p>
              </table:table-cell>
              <table:table-cell office:value-type="float" office:value="788.5">
                <text:p>788.5</text:p>
              </table:table-cell>
              <table:table-cell office:value-type="float" office:value="179.24">
                <text:p>179.24</text:p>
              </table:table-cell>
              <table:table-cell office:value-type="float" office:value="175.01">
                <text:p>175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1">
                <text:p>2.01</text:p>
              </table:table-cell>
              <table:table-cell office:value-type="float" office:value="29.91">
                <text:p>29.91</text:p>
              </table:table-cell>
              <table:table-cell office:value-type="float" office:value="753.77">
                <text:p>753.77</text:p>
              </table:table-cell>
              <table:table-cell office:value-type="float" office:value="168.82">
                <text:p>168.82</text:p>
              </table:table-cell>
              <table:table-cell office:value-type="float" office:value="165.67">
                <text:p>165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30.03">
                <text:p>30.03</text:p>
              </table:table-cell>
              <table:table-cell office:value-type="float" office:value="760.15">
                <text:p>760.15</text:p>
              </table:table-cell>
              <table:table-cell office:value-type="float" office:value="169.23">
                <text:p>169.23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1">
                <text:p>2.01</text:p>
              </table:table-cell>
              <table:table-cell office:value-type="float" office:value="31.37">
                <text:p>31.37</text:p>
              </table:table-cell>
              <table:table-cell office:value-type="float" office:value="801.1">
                <text:p>801.1</text:p>
              </table:table-cell>
              <table:table-cell office:value-type="float" office:value="176.75">
                <text:p>176.75</text:p>
              </table:table-cell>
              <table:table-cell office:value-type="float" office:value="173.77">
                <text:p>173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">
                <text:p>2.25</text:p>
              </table:table-cell>
              <table:table-cell office:value-type="float" office:value="34.05">
                <text:p>34.05</text:p>
              </table:table-cell>
              <table:table-cell office:value-type="float" office:value="849.98">
                <text:p>849.98</text:p>
              </table:table-cell>
              <table:table-cell office:value-type="float" office:value="193.46">
                <text:p>193.46</text:p>
              </table:table-cell>
              <table:table-cell office:value-type="float" office:value="190.14">
                <text:p>190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">
                <text:p>2.34</text:p>
              </table:table-cell>
              <table:table-cell office:value-type="float" office:value="37.34">
                <text:p>37.34</text:p>
              </table:table-cell>
              <table:table-cell office:value-type="float" office:value="948.43">
                <text:p>948.43</text:p>
              </table:table-cell>
              <table:table-cell office:value-type="float" office:value="213.69">
                <text:p>213.69</text:p>
              </table:table-cell>
              <table:table-cell office:value-type="float" office:value="208.67">
                <text:p>208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6">
                <text:p>2.26</text:p>
              </table:table-cell>
              <table:table-cell office:value-type="float" office:value="34.78">
                <text:p>34.78</text:p>
              </table:table-cell>
              <table:table-cell office:value-type="float" office:value="888.75">
                <text:p>888.75</text:p>
              </table:table-cell>
              <table:table-cell office:value-type="float" office:value="200.4">
                <text:p>200.4</text:p>
              </table:table-cell>
              <table:table-cell office:value-type="float" office:value="195.89">
                <text:p>195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8">
                <text:p>2.28</text:p>
              </table:table-cell>
              <table:table-cell office:value-type="float" office:value="34.61">
                <text:p>34.61</text:p>
              </table:table-cell>
              <table:table-cell office:value-type="float" office:value="862.66">
                <text:p>862.66</text:p>
              </table:table-cell>
              <table:table-cell office:value-type="float" office:value="196.81">
                <text:p>196.81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9">
                <text:p>2.19</text:p>
              </table:table-cell>
              <table:table-cell office:value-type="float" office:value="33.28">
                <text:p>33.28</text:p>
              </table:table-cell>
              <table:table-cell office:value-type="float" office:value="844.43">
                <text:p>844.43</text:p>
              </table:table-cell>
              <table:table-cell office:value-type="float" office:value="188.56">
                <text:p>188.56</text:p>
              </table:table-cell>
              <table:table-cell office:value-type="float" office:value="186.08">
                <text:p>186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0.74">
                <text:p>30.74</text:p>
              </table:table-cell>
              <table:table-cell office:value-type="float" office:value="787.71">
                <text:p>787.71</text:p>
              </table:table-cell>
              <table:table-cell office:value-type="float" office:value="175.12">
                <text:p>175.12</text:p>
              </table:table-cell>
              <table:table-cell office:value-type="float" office:value="171.94">
                <text:p>171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">
                <text:p>2.11</text:p>
              </table:table-cell>
              <table:table-cell office:value-type="float" office:value="32.93">
                <text:p>32.93</text:p>
              </table:table-cell>
              <table:table-cell office:value-type="float" office:value="841.59">
                <text:p>841.59</text:p>
              </table:table-cell>
              <table:table-cell office:value-type="float" office:value="192.46">
                <text:p>192.46</text:p>
              </table:table-cell>
              <table:table-cell office:value-type="float" office:value="186.74">
                <text:p>186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0.02">
                <text:p>30.02</text:p>
              </table:table-cell>
              <table:table-cell office:value-type="float" office:value="768.34">
                <text:p>768.34</text:p>
              </table:table-cell>
              <table:table-cell office:value-type="float" office:value="174.5">
                <text:p>174.5</text:p>
              </table:table-cell>
              <table:table-cell office:value-type="float" office:value="172.88">
                <text:p>172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35.32">
                <text:p>35.32</text:p>
              </table:table-cell>
              <table:table-cell office:value-type="float" office:value="894.51">
                <text:p>894.51</text:p>
              </table:table-cell>
              <table:table-cell office:value-type="float" office:value="204.37">
                <text:p>204.37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9">
                <text:p>2.59</text:p>
              </table:table-cell>
              <table:table-cell office:value-type="float" office:value="39.88">
                <text:p>39.88</text:p>
              </table:table-cell>
              <table:table-cell office:value-type="float" office:value="1005.95">
                <text:p>1005.95</text:p>
              </table:table-cell>
              <table:table-cell office:value-type="float" office:value="227.99">
                <text:p>227.99</text:p>
              </table:table-cell>
              <table:table-cell office:value-type="float" office:value="223.14">
                <text:p>223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33.03">
                <text:p>33.03</text:p>
              </table:table-cell>
              <table:table-cell office:value-type="float" office:value="846.7">
                <text:p>846.7</text:p>
              </table:table-cell>
              <table:table-cell office:value-type="float" office:value="188.8">
                <text:p>188.8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7">
                <text:p>2.07</text:p>
              </table:table-cell>
              <table:table-cell office:value-type="float" office:value="29.89">
                <text:p>29.89</text:p>
              </table:table-cell>
              <table:table-cell office:value-type="float" office:value="794.21">
                <text:p>794.21</text:p>
              </table:table-cell>
              <table:table-cell office:value-type="float" office:value="177.79">
                <text:p>177.79</text:p>
              </table:table-cell>
              <table:table-cell office:value-type="float" office:value="173.47">
                <text:p>173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">
                <text:p>1.97</text:p>
              </table:table-cell>
              <table:table-cell office:value-type="float" office:value="30.77">
                <text:p>30.77</text:p>
              </table:table-cell>
              <table:table-cell office:value-type="float" office:value="808.64">
                <text:p>808.64</text:p>
              </table:table-cell>
              <table:table-cell office:value-type="float" office:value="180.24">
                <text:p>180.24</text:p>
              </table:table-cell>
              <table:table-cell office:value-type="float" office:value="177.15">
                <text:p>177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1">
                <text:p>1.91</text:p>
              </table:table-cell>
              <table:table-cell office:value-type="float" office:value="29.42">
                <text:p>29.42</text:p>
              </table:table-cell>
              <table:table-cell office:value-type="float" office:value="744.97">
                <text:p>744.97</text:p>
              </table:table-cell>
              <table:table-cell office:value-type="float" office:value="174.21">
                <text:p>174.21</text:p>
              </table:table-cell>
              <table:table-cell office:value-type="float" office:value="170.44">
                <text:p>170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5">
                <text:p>2.15</text:p>
              </table:table-cell>
              <table:table-cell office:value-type="float" office:value="32.3">
                <text:p>32.3</text:p>
              </table:table-cell>
              <table:table-cell office:value-type="float" office:value="831.45">
                <text:p>831.45</text:p>
              </table:table-cell>
              <table:table-cell office:value-type="float" office:value="194.42">
                <text:p>194.42</text:p>
              </table:table-cell>
              <table:table-cell office:value-type="float" office:value="190.35">
                <text:p>190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8">
                <text:p>1.88</text:p>
              </table:table-cell>
              <table:table-cell office:value-type="float" office:value="30">
                <text:p>30</text:p>
              </table:table-cell>
              <table:table-cell office:value-type="float" office:value="767.5">
                <text:p>767.5</text:p>
              </table:table-cell>
              <table:table-cell office:value-type="float" office:value="182.54">
                <text:p>182.54</text:p>
              </table:table-cell>
              <table:table-cell office:value-type="float" office:value="179.35">
                <text:p>179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28.09">
                <text:p>28.09</text:p>
              </table:table-cell>
              <table:table-cell office:value-type="float" office:value="705.43">
                <text:p>705.43</text:p>
              </table:table-cell>
              <table:table-cell office:value-type="float" office:value="166.01">
                <text:p>166.01</text:p>
              </table:table-cell>
              <table:table-cell office:value-type="float" office:value="162.62">
                <text:p>162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6">
                <text:p>1.96</text:p>
              </table:table-cell>
              <table:table-cell office:value-type="float" office:value="28.5">
                <text:p>28.5</text:p>
              </table:table-cell>
              <table:table-cell office:value-type="float" office:value="773.01">
                <text:p>773.01</text:p>
              </table:table-cell>
              <table:table-cell office:value-type="float" office:value="181.02">
                <text:p>181.02</text:p>
              </table:table-cell>
              <table:table-cell office:value-type="float" office:value="177.26">
                <text:p>177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25.34">
                <text:p>25.34</text:p>
              </table:table-cell>
              <table:table-cell office:value-type="float" office:value="745.59">
                <text:p>745.59</text:p>
              </table:table-cell>
              <table:table-cell office:value-type="float" office:value="175">
                <text:p>175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7">
                <text:p>2.07</text:p>
              </table:table-cell>
              <table:table-cell office:value-type="float" office:value="21.59">
                <text:p>21.59</text:p>
              </table:table-cell>
              <table:table-cell office:value-type="float" office:value="729">
                <text:p>729</text:p>
              </table:table-cell>
              <table:table-cell office:value-type="float" office:value="173.09">
                <text:p>173.09</text:p>
              </table:table-cell>
              <table:table-cell office:value-type="float" office:value="170.41">
                <text:p>170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">
                <text:p>2.33</text:p>
              </table:table-cell>
              <table:table-cell office:value-type="float" office:value="23.82">
                <text:p>23.82</text:p>
              </table:table-cell>
              <table:table-cell office:value-type="float" office:value="789.69">
                <text:p>789.69</text:p>
              </table:table-cell>
              <table:table-cell office:value-type="float" office:value="186.54">
                <text:p>186.54</text:p>
              </table:table-cell>
              <table:table-cell office:value-type="float" office:value="183.14">
                <text:p>183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">
                <text:p>2.14</text:p>
              </table:table-cell>
              <table:table-cell office:value-type="float" office:value="23.04">
                <text:p>23.04</text:p>
              </table:table-cell>
              <table:table-cell office:value-type="float" office:value="765.75">
                <text:p>765.75</text:p>
              </table:table-cell>
              <table:table-cell office:value-type="float" office:value="184.5">
                <text:p>184.5</text:p>
              </table:table-cell>
              <table:table-cell office:value-type="float" office:value="181.51">
                <text:p>181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8">
                <text:p>2.18</text:p>
              </table:table-cell>
              <table:table-cell office:value-type="float" office:value="22.04">
                <text:p>22.04</text:p>
              </table:table-cell>
              <table:table-cell office:value-type="float" office:value="711.34">
                <text:p>711.34</text:p>
              </table:table-cell>
              <table:table-cell office:value-type="float" office:value="177.06">
                <text:p>177.06</text:p>
              </table:table-cell>
              <table:table-cell office:value-type="float" office:value="172.81">
                <text:p>172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">
                <text:p>2.16</text:p>
              </table:table-cell>
              <table:table-cell office:value-type="float" office:value="23.17">
                <text:p>23.17</text:p>
              </table:table-cell>
              <table:table-cell office:value-type="float" office:value="762.24">
                <text:p>762.24</text:p>
              </table:table-cell>
              <table:table-cell office:value-type="float" office:value="186.58">
                <text:p>186.58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6">
                <text:p>2.16</text:p>
              </table:table-cell>
              <table:table-cell office:value-type="float" office:value="21.32">
                <text:p>21.32</text:p>
              </table:table-cell>
              <table:table-cell office:value-type="float" office:value="688.31">
                <text:p>688.31</text:p>
              </table:table-cell>
              <table:table-cell office:value-type="float" office:value="171.55">
                <text:p>171.55</text:p>
              </table:table-cell>
              <table:table-cell office:value-type="float" office:value="167.75">
                <text:p>167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5">
                <text:p>2.15</text:p>
              </table:table-cell>
              <table:table-cell office:value-type="float" office:value="18.72">
                <text:p>18.72</text:p>
              </table:table-cell>
              <table:table-cell office:value-type="float" office:value="734.84">
                <text:p>734.84</text:p>
              </table:table-cell>
              <table:table-cell office:value-type="float" office:value="185.65">
                <text:p>185.65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7">
                <text:p>1.97</text:p>
              </table:table-cell>
              <table:table-cell office:value-type="float" office:value="16.63">
                <text:p>16.63</text:p>
              </table:table-cell>
              <table:table-cell office:value-type="float" office:value="650.46">
                <text:p>650.46</text:p>
              </table:table-cell>
              <table:table-cell office:value-type="float" office:value="162.62">
                <text:p>162.62</text:p>
              </table:table-cell>
              <table:table-cell office:value-type="float" office:value="158.58">
                <text:p>158.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">
                <text:p>1.79</text:p>
              </table:table-cell>
              <table:table-cell office:value-type="float" office:value="16.35">
                <text:p>16.35</text:p>
              </table:table-cell>
              <table:table-cell office:value-type="float" office:value="628.54">
                <text:p>628.54</text:p>
              </table:table-cell>
              <table:table-cell office:value-type="float" office:value="160.47">
                <text:p>160.47</text:p>
              </table:table-cell>
              <table:table-cell office:value-type="float" office:value="157.29">
                <text:p>157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7">
                <text:p>2.07</text:p>
              </table:table-cell>
              <table:table-cell office:value-type="float" office:value="17.24">
                <text:p>17.24</text:p>
              </table:table-cell>
              <table:table-cell office:value-type="float" office:value="665.27">
                <text:p>665.27</text:p>
              </table:table-cell>
              <table:table-cell office:value-type="float" office:value="167.78">
                <text:p>167.78</text:p>
              </table:table-cell>
              <table:table-cell office:value-type="float" office:value="165.04">
                <text:p>165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2">
                <text:p>2.22</text:p>
              </table:table-cell>
              <table:table-cell office:value-type="float" office:value="18.58">
                <text:p>18.58</text:p>
              </table:table-cell>
              <table:table-cell office:value-type="float" office:value="707.24">
                <text:p>707.24</text:p>
              </table:table-cell>
              <table:table-cell office:value-type="float" office:value="180.07">
                <text:p>180.07</text:p>
              </table:table-cell>
              <table:table-cell office:value-type="float" office:value="176.96">
                <text:p>176.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3">
                <text:p>2.13</text:p>
              </table:table-cell>
              <table:table-cell office:value-type="float" office:value="18.87">
                <text:p>18.87</text:p>
              </table:table-cell>
              <table:table-cell office:value-type="float" office:value="732.79">
                <text:p>732.79</text:p>
              </table:table-cell>
              <table:table-cell office:value-type="float" office:value="184.61">
                <text:p>184.61</text:p>
              </table:table-cell>
              <table:table-cell office:value-type="float" office:value="181.35">
                <text:p>181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9">
                <text:p>2.19</text:p>
              </table:table-cell>
              <table:table-cell office:value-type="float" office:value="17.95">
                <text:p>17.95</text:p>
              </table:table-cell>
              <table:table-cell office:value-type="float" office:value="721.27">
                <text:p>721.27</text:p>
              </table:table-cell>
              <table:table-cell office:value-type="float" office:value="181.74">
                <text:p>181.74</text:p>
              </table:table-cell>
              <table:table-cell office:value-type="float" office:value="178.93">
                <text:p>178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6">
                <text:p>2.06</text:p>
              </table:table-cell>
              <table:table-cell office:value-type="float" office:value="15.59">
                <text:p>15.59</text:p>
              </table:table-cell>
              <table:table-cell office:value-type="float" office:value="668.86">
                <text:p>668.86</text:p>
              </table:table-cell>
              <table:table-cell office:value-type="float" office:value="171.66">
                <text:p>171.66</text:p>
              </table:table-cell>
              <table:table-cell office:value-type="float" office:value="167.81">
                <text:p>167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18.61">
                <text:p>18.61</text:p>
              </table:table-cell>
              <table:table-cell office:value-type="float" office:value="812.17">
                <text:p>812.17</text:p>
              </table:table-cell>
              <table:table-cell office:value-type="float" office:value="204.99">
                <text:p>204.99</text:p>
              </table:table-cell>
              <table:table-cell office:value-type="float" office:value="202.18">
                <text:p>202.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2">
                <text:p>2.02</text:p>
              </table:table-cell>
              <table:table-cell office:value-type="float" office:value="15.44">
                <text:p>15.44</text:p>
              </table:table-cell>
              <table:table-cell office:value-type="float" office:value="662.7">
                <text:p>662.7</text:p>
              </table:table-cell>
              <table:table-cell office:value-type="float" office:value="167.95">
                <text:p>167.95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2">
                <text:p>1.72</text:p>
              </table:table-cell>
              <table:table-cell office:value-type="float" office:value="13.76">
                <text:p>13.76</text:p>
              </table:table-cell>
              <table:table-cell office:value-type="float" office:value="591.97">
                <text:p>591.97</text:p>
              </table:table-cell>
              <table:table-cell office:value-type="float" office:value="153.82">
                <text:p>153.82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6">
                <text:p>1.86</text:p>
              </table:table-cell>
              <table:table-cell office:value-type="float" office:value="14.39">
                <text:p>14.39</text:p>
              </table:table-cell>
              <table:table-cell office:value-type="float" office:value="615.38">
                <text:p>615.38</text:p>
              </table:table-cell>
              <table:table-cell office:value-type="float" office:value="158.43">
                <text:p>158.43</text:p>
              </table:table-cell>
              <table:table-cell office:value-type="float" office:value="155.19">
                <text:p>155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3">
                <text:p>2.33</text:p>
              </table:table-cell>
              <table:table-cell office:value-type="float" office:value="16.33">
                <text:p>16.33</text:p>
              </table:table-cell>
              <table:table-cell office:value-type="float" office:value="703.05">
                <text:p>703.05</text:p>
              </table:table-cell>
              <table:table-cell office:value-type="float" office:value="182.39">
                <text:p>182.39</text:p>
              </table:table-cell>
              <table:table-cell office:value-type="float" office:value="178.92">
                <text:p>178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8">
                <text:p>1.88</text:p>
              </table:table-cell>
              <table:table-cell office:value-type="float" office:value="14.17">
                <text:p>14.17</text:p>
              </table:table-cell>
              <table:table-cell office:value-type="float" office:value="602.5">
                <text:p>602.5</text:p>
              </table:table-cell>
              <table:table-cell office:value-type="float" office:value="158.93">
                <text:p>158.93</text:p>
              </table:table-cell>
              <table:table-cell office:value-type="float" office:value="154.95">
                <text:p>154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1">
                <text:p>2.21</text:p>
              </table:table-cell>
              <table:table-cell office:value-type="float" office:value="16">
                <text:p>16</text:p>
              </table:table-cell>
              <table:table-cell office:value-type="float" office:value="679.84">
                <text:p>679.84</text:p>
              </table:table-cell>
              <table:table-cell office:value-type="float" office:value="172.7">
                <text:p>172.7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  <table:table-cell office:value-type="float" office:value="14.64">
                <text:p>14.64</text:p>
              </table:table-cell>
              <table:table-cell office:value-type="float" office:value="654.9">
                <text:p>654.9</text:p>
              </table:table-cell>
              <table:table-cell office:value-type="float" office:value="171.17">
                <text:p>171.17</text:p>
              </table:table-cell>
              <table:table-cell office:value-type="float" office:value="167.16">
                <text:p>167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4">
                <text:p>2.64</text:p>
              </table:table-cell>
              <table:table-cell office:value-type="float" office:value="16.37">
                <text:p>16.37</text:p>
              </table:table-cell>
              <table:table-cell office:value-type="float" office:value="770.36">
                <text:p>770.36</text:p>
              </table:table-cell>
              <table:table-cell office:value-type="float" office:value="210.05">
                <text:p>210.05</text:p>
              </table:table-cell>
              <table:table-cell office:value-type="float" office:value="205.66">
                <text:p>205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1">
                <text:p>2.21</text:p>
              </table:table-cell>
              <table:table-cell office:value-type="float" office:value="13.62">
                <text:p>13.62</text:p>
              </table:table-cell>
              <table:table-cell office:value-type="float" office:value="650.06">
                <text:p>650.06</text:p>
              </table:table-cell>
              <table:table-cell office:value-type="float" office:value="171.15">
                <text:p>171.15</text:p>
              </table:table-cell>
              <table:table-cell office:value-type="float" office:value="166.38">
                <text:p>166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1">
                <text:p>2.31</text:p>
              </table:table-cell>
              <table:table-cell office:value-type="float" office:value="14.26">
                <text:p>14.26</text:p>
              </table:table-cell>
              <table:table-cell office:value-type="float" office:value="677.75">
                <text:p>677.75</text:p>
              </table:table-cell>
              <table:table-cell office:value-type="float" office:value="184.91">
                <text:p>184.91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">
                <text:p>1.96</text:p>
              </table:table-cell>
              <table:table-cell office:value-type="float" office:value="12.22">
                <text:p>12.22</text:p>
              </table:table-cell>
              <table:table-cell office:value-type="float" office:value="568.74">
                <text:p>568.74</text:p>
              </table:table-cell>
              <table:table-cell office:value-type="float" office:value="153.91">
                <text:p>153.91</text:p>
              </table:table-cell>
              <table:table-cell office:value-type="float" office:value="152.07">
                <text:p>152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6">
                <text:p>2.36</text:p>
              </table:table-cell>
              <table:table-cell office:value-type="float" office:value="14.53">
                <text:p>14.53</text:p>
              </table:table-cell>
              <table:table-cell office:value-type="float" office:value="677.37">
                <text:p>677.37</text:p>
              </table:table-cell>
              <table:table-cell office:value-type="float" office:value="178.25">
                <text:p>178.25</text:p>
              </table:table-cell>
              <table:table-cell office:value-type="float" office:value="175.47">
                <text:p>175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9">
                <text:p>1.99</text:p>
              </table:table-cell>
              <table:table-cell office:value-type="float" office:value="11.72">
                <text:p>11.72</text:p>
              </table:table-cell>
              <table:table-cell office:value-type="float" office:value="605.21">
                <text:p>605.21</text:p>
              </table:table-cell>
              <table:table-cell office:value-type="float" office:value="161.07">
                <text:p>161.07</text:p>
              </table:table-cell>
              <table:table-cell office:value-type="float" office:value="156.49">
                <text:p>156.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">
                <text:p>1.96</text:p>
              </table:table-cell>
              <table:table-cell office:value-type="float" office:value="10.99">
                <text:p>10.99</text:p>
              </table:table-cell>
              <table:table-cell office:value-type="float" office:value="577.94">
                <text:p>577.94</text:p>
              </table:table-cell>
              <table:table-cell office:value-type="float" office:value="154.56">
                <text:p>154.56</text:p>
              </table:table-cell>
              <table:table-cell office:value-type="float" office:value="152.13">
                <text:p>152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7">
                <text:p>1.87</text:p>
              </table:table-cell>
              <table:table-cell office:value-type="float" office:value="10.8">
                <text:p>10.8</text:p>
              </table:table-cell>
              <table:table-cell office:value-type="float" office:value="565.93">
                <text:p>565.93</text:p>
              </table:table-cell>
              <table:table-cell office:value-type="float" office:value="152.36">
                <text:p>152.36</text:p>
              </table:table-cell>
              <table:table-cell office:value-type="float" office:value="149.57">
                <text:p>149.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">
                <text:p>2.07</text:p>
              </table:table-cell>
              <table:table-cell office:value-type="float" office:value="10.99">
                <text:p>10.99</text:p>
              </table:table-cell>
              <table:table-cell office:value-type="float" office:value="214.36">
                <text:p>214.36</text:p>
              </table:table-cell>
              <table:table-cell office:value-type="float" office:value="156.22">
                <text:p>156.22</text:p>
              </table:table-cell>
              <table:table-cell office:value-type="float" office:value="153.31">
                <text:p>153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">
                <text:p>2.23</text:p>
              </table:table-cell>
              <table:table-cell office:value-type="float" office:value="10.55">
                <text:p>10.55</text:p>
              </table:table-cell>
              <table:table-cell office:value-type="float" office:value="625.64">
                <text:p>625.64</text:p>
              </table:table-cell>
              <table:table-cell office:value-type="float" office:value="164.22">
                <text:p>164.22</text:p>
              </table:table-cell>
              <table:table-cell office:value-type="float" office:value="160.57">
                <text:p>160.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9">
                <text:p>2.09</text:p>
              </table:table-cell>
              <table:table-cell office:value-type="float" office:value="10.29">
                <text:p>10.29</text:p>
              </table:table-cell>
              <table:table-cell office:value-type="float" office:value="604.87">
                <text:p>604.87</text:p>
              </table:table-cell>
              <table:table-cell office:value-type="float" office:value="164.14">
                <text:p>164.14</text:p>
              </table:table-cell>
              <table:table-cell office:value-type="float" office:value="160.74">
                <text:p>160.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">
                <text:p>2.52</text:p>
              </table:table-cell>
              <table:table-cell office:value-type="float" office:value="11.29">
                <text:p>11.29</text:p>
              </table:table-cell>
              <table:table-cell office:value-type="float" office:value="691.99">
                <text:p>691.99</text:p>
              </table:table-cell>
              <table:table-cell office:value-type="float" office:value="186.43">
                <text:p>186.43</text:p>
              </table:table-cell>
              <table:table-cell office:value-type="float" office:value="184.32">
                <text:p>184.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7">
                <text:p>1.97</text:p>
              </table:table-cell>
              <table:table-cell office:value-type="float" office:value="8.72">
                <text:p>8.72</text:p>
              </table:table-cell>
              <table:table-cell office:value-type="float" office:value="565.08">
                <text:p>565.08</text:p>
              </table:table-cell>
              <table:table-cell office:value-type="float" office:value="151.17">
                <text:p>151.17</text:p>
              </table:table-cell>
              <table:table-cell office:value-type="float" office:value="149.43">
                <text:p>149.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8">
                <text:p>1.98</text:p>
              </table:table-cell>
              <table:table-cell office:value-type="float" office:value="8.51">
                <text:p>8.51</text:p>
              </table:table-cell>
              <table:table-cell office:value-type="float" office:value="559.33">
                <text:p>559.33</text:p>
              </table:table-cell>
              <table:table-cell office:value-type="float" office:value="147.24">
                <text:p>147.24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">
                <text:p>2.07</text:p>
              </table:table-cell>
              <table:table-cell office:value-type="float" office:value="7.9">
                <text:p>7.9</text:p>
              </table:table-cell>
              <table:table-cell office:value-type="float" office:value="548.33">
                <text:p>548.33</text:p>
              </table:table-cell>
              <table:table-cell office:value-type="float" office:value="148.46">
                <text:p>148.46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1">
                <text:p>2.11</text:p>
              </table:table-cell>
              <table:table-cell office:value-type="float" office:value="8.45">
                <text:p>8.45</text:p>
              </table:table-cell>
              <table:table-cell office:value-type="float" office:value="593.03">
                <text:p>593.03</text:p>
              </table:table-cell>
              <table:table-cell office:value-type="float" office:value="158.47">
                <text:p>158.47</text:p>
              </table:table-cell>
              <table:table-cell office:value-type="float" office:value="155.08">
                <text:p>155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6">
                <text:p>2.56</text:p>
              </table:table-cell>
              <table:table-cell office:value-type="float" office:value="9.1">
                <text:p>9.1</text:p>
              </table:table-cell>
              <table:table-cell office:value-type="float" office:value="667.64">
                <text:p>667.64</text:p>
              </table:table-cell>
              <table:table-cell office:value-type="float" office:value="182.63">
                <text:p>182.63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6">
                <text:p>2.36</text:p>
              </table:table-cell>
              <table:table-cell office:value-type="float" office:value="8.07">
                <text:p>8.07</text:p>
              </table:table-cell>
              <table:table-cell office:value-type="float" office:value="592.24">
                <text:p>592.24</text:p>
              </table:table-cell>
              <table:table-cell office:value-type="float" office:value="166.72">
                <text:p>166.72</text:p>
              </table:table-cell>
              <table:table-cell office:value-type="float" office:value="162.84">
                <text:p>162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5">
                <text:p>2.25</text:p>
              </table:table-cell>
              <table:table-cell office:value-type="float" office:value="7.6">
                <text:p>7.6</text:p>
              </table:table-cell>
              <table:table-cell office:value-type="float" office:value="605.9">
                <text:p>605.9</text:p>
              </table:table-cell>
              <table:table-cell office:value-type="float" office:value="170.99">
                <text:p>170.99</text:p>
              </table:table-cell>
              <table:table-cell office:value-type="float" office:value="167.96">
                <text:p>167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">
                <text:p>2.72</text:p>
              </table:table-cell>
              <table:table-cell office:value-type="float" office:value="7.72">
                <text:p>7.72</text:p>
              </table:table-cell>
              <table:table-cell office:value-type="float" office:value="647.8">
                <text:p>647.8</text:p>
              </table:table-cell>
              <table:table-cell office:value-type="float" office:value="183.37">
                <text:p>183.37</text:p>
              </table:table-cell>
              <table:table-cell office:value-type="float" office:value="179.59">
                <text:p>179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7.38">
                <text:p>7.38</text:p>
              </table:table-cell>
              <table:table-cell office:value-type="float" office:value="652.73">
                <text:p>652.73</text:p>
              </table:table-cell>
              <table:table-cell office:value-type="float" office:value="188.21">
                <text:p>188.21</text:p>
              </table:table-cell>
              <table:table-cell office:value-type="float" office:value="184.67">
                <text:p>184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548.5">
                <text:p>548.5</text:p>
              </table:table-cell>
              <table:table-cell office:value-type="float" office:value="158.1">
                <text:p>158.1</text:p>
              </table:table-cell>
              <table:table-cell office:value-type="float" office:value="155.01">
                <text:p>155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532.24">
                <text:p>532.24</text:p>
              </table:table-cell>
              <table:table-cell office:value-type="float" office:value="153.55">
                <text:p>153.55</text:p>
              </table:table-cell>
              <table:table-cell office:value-type="float" office:value="151.05">
                <text:p>151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563.84">
                <text:p>563.84</text:p>
              </table:table-cell>
              <table:table-cell office:value-type="float" office:value="160.53">
                <text:p>160.53</text:p>
              </table:table-cell>
              <table:table-cell office:value-type="float" office:value="157.43">
                <text:p>157.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569.3">
                <text:p>569.3</text:p>
              </table:table-cell>
              <table:table-cell office:value-type="float" office:value="165.98">
                <text:p>165.98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20.24">
                <text:p>220.24</text:p>
              </table:table-cell>
              <table:table-cell office:value-type="float" office:value="146.13">
                <text:p>146.13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">
                <text:p>1.87</text:p>
              </table:table-cell>
              <table:table-cell office:value-type="float" office:value="NaN">
                <text:p>NaN</text:p>
              </table:table-cell>
              <table:table-cell office:value-type="float" office:value="553.04">
                <text:p>553.04</text:p>
              </table:table-cell>
              <table:table-cell office:value-type="float" office:value="158">
                <text:p>158</text:p>
              </table:table-cell>
              <table:table-cell office:value-type="float" office:value="155.52">
                <text:p>155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534.03">
                <text:p>534.03</text:p>
              </table:table-cell>
              <table:table-cell office:value-type="float" office:value="152.29">
                <text:p>152.29</text:p>
              </table:table-cell>
              <table:table-cell office:value-type="float" office:value="150.67">
                <text:p>15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  <table:table-cell office:value-type="float" office:value="510.55">
                <text:p>510.55</text:p>
              </table:table-cell>
              <table:table-cell office:value-type="float" office:value="146.62">
                <text:p>146.62</text:p>
              </table:table-cell>
              <table:table-cell office:value-type="float" office:value="143.58">
                <text:p>143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510.2">
                <text:p>510.2</text:p>
              </table:table-cell>
              <table:table-cell office:value-type="float" office:value="146.63">
                <text:p>146.63</text:p>
              </table:table-cell>
              <table:table-cell office:value-type="float" office:value="144.16">
                <text:p>144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471.72">
                <text:p>471.72</text:p>
              </table:table-cell>
              <table:table-cell office:value-type="float" office:value="137.94">
                <text:p>137.94</text:p>
              </table:table-cell>
              <table:table-cell office:value-type="float" office:value="134.26">
                <text:p>134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9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480.2">
                <text:p>480.2</text:p>
              </table:table-cell>
              <table:table-cell office:value-type="float" office:value="139.27">
                <text:p>139.27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3">
                <text:p>2.13</text:p>
              </table:table-cell>
              <table:table-cell office:value-type="float" office:value="NaN">
                <text:p>NaN</text:p>
              </table:table-cell>
              <table:table-cell office:value-type="float" office:value="536.08">
                <text:p>536.08</text:p>
              </table:table-cell>
              <table:table-cell office:value-type="float" office:value="159.04">
                <text:p>159.04</text:p>
              </table:table-cell>
              <table:table-cell office:value-type="float" office:value="157.45">
                <text:p>157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8">
                <text:p>2.08</text:p>
              </table:table-cell>
              <table:table-cell office:value-type="float" office:value="NaN">
                <text:p>NaN</text:p>
              </table:table-cell>
              <table:table-cell office:value-type="float" office:value="485.54">
                <text:p>485.54</text:p>
              </table:table-cell>
              <table:table-cell office:value-type="float" office:value="142.09">
                <text:p>142.09</text:p>
              </table:table-cell>
              <table:table-cell office:value-type="float" office:value="139.68">
                <text:p>139.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444.59">
                <text:p>444.59</text:p>
              </table:table-cell>
              <table:table-cell office:value-type="float" office:value="129.75">
                <text:p>129.75</text:p>
              </table:table-cell>
              <table:table-cell office:value-type="float" office:value="127.85">
                <text:p>12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438.61">
                <text:p>438.61</text:p>
              </table:table-cell>
              <table:table-cell office:value-type="float" office:value="133.4">
                <text:p>133.4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80.61">
                <text:p>480.61</text:p>
              </table:table-cell>
              <table:table-cell office:value-type="float" office:value="144.2">
                <text:p>144.2</text:p>
              </table:table-cell>
              <table:table-cell office:value-type="float" office:value="141.89">
                <text:p>141.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528.22">
                <text:p>528.22</text:p>
              </table:table-cell>
              <table:table-cell office:value-type="float" office:value="157.19">
                <text:p>157.19</text:p>
              </table:table-cell>
              <table:table-cell office:value-type="float" office:value="153.18">
                <text:p>153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441.54">
                <text:p>441.54</text:p>
              </table:table-cell>
              <table:table-cell office:value-type="float" office:value="131.57">
                <text:p>131.57</text:p>
              </table:table-cell>
              <table:table-cell office:value-type="float" office:value="129.61">
                <text:p>129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443.93">
                <text:p>443.93</text:p>
              </table:table-cell>
              <table:table-cell office:value-type="float" office:value="131.34">
                <text:p>131.34</text:p>
              </table:table-cell>
              <table:table-cell office:value-type="float" office:value="128.77">
                <text:p>128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3">
                <text:p>1.83</text:p>
              </table:table-cell>
              <table:table-cell office:value-type="float" office:value="NaN">
                <text:p>NaN</text:p>
              </table:table-cell>
              <table:table-cell office:value-type="float" office:value="440.26">
                <text:p>440.26</text:p>
              </table:table-cell>
              <table:table-cell office:value-type="float" office:value="128.82">
                <text:p>128.82</text:p>
              </table:table-cell>
              <table:table-cell office:value-type="float" office:value="125.06">
                <text:p>125.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428.63">
                <text:p>428.63</text:p>
              </table:table-cell>
              <table:table-cell office:value-type="float" office:value="132.37">
                <text:p>132.37</text:p>
              </table:table-cell>
              <table:table-cell office:value-type="float" office:value="129.35">
                <text:p>129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432.51">
                <text:p>432.51</text:p>
              </table:table-cell>
              <table:table-cell office:value-type="float" office:value="133.46">
                <text:p>133.46</text:p>
              </table:table-cell>
              <table:table-cell office:value-type="float" office:value="130.81">
                <text:p>13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4.911cm" svg:y="0.383cm" chart:style-name="ch2">
          <text:p>Data Collection</text:p>
        </chart:title>
        <chart:legend chart:legend-position="end" svg:x="8.277cm" svg:y="0.379cm" style:legend-expansion="custom" chartooo:width="3.628cm" chartooo:height="2.092cm" style:legend-expansion-aspect-ratio="1.73422562141491" chart:style-name="ch3"/>
        <chart:plot-area chart:style-name="ch4" table:cell-range-address="'SpeedUp to PhotoNs'.F1:'SpeedUp to PhotoNs'.F1 'SpeedUp to PhotoNs'.V3:'SpeedUp to PhotoNs'.V102 'SpeedUp to PhotoNs'.J1:'SpeedUp to PhotoNs'.J1 'SpeedUp to PhotoNs'.X3:'SpeedUp to PhotoNs'.X102" chart:data-source-has-labels="row" svg:x="0.647cm" svg:y="0.177cm" svg:width="11.095cm" svg:height="8.077cm">
          <chartooo:coordinate-region svg:x="1.374cm" svg:y="0.376cm" svg:width="10.368cm" svg:height="7.086cm"/>
          <chart:axis chart:dimension="x" chart:name="primary-x" chart:style-name="ch5">
            <chart:title svg:x="5.555cm" svg:y="8.434cm" chart:style-name="ch6">
              <text:p>Iteration</text:p>
            </chart:title>
          </chart:axis>
          <chart:axis chart:dimension="y" chart:name="primary-y" chart:style-name="ch7">
            <chart:title svg:x="0cm" svg:y="5.489cm" chart:style-name="ch8">
              <text:p>Time (Secconds)</text:p>
            </chart:title>
            <chart:grid chart:style-name="ch9" chart:class="major"/>
          </chart:axis>
          <chart:series chart:style-name="ch10" chart:values-cell-range-address="'SpeedUp to PhotoNs'.V3:'SpeedUp to PhotoNs'.V102" chart:label-cell-address="'SpeedUp to PhotoNs'.F1:'SpeedUp to PhotoNs'.F1" chart:class="chart:line">
            <chart:data-point chart:repeated="100"/>
          </chart:series>
          <chart:series chart:style-name="ch11" chart:values-cell-range-address="'SpeedUp to PhotoNs'.X3:'SpeedUp to PhotoNs'.X102" chart:label-cell-address="'SpeedUp to PhotoNs'.J1:'SpeedUp to PhotoNs'.J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713">
                <text:p>0.985713</text:p>
                <draw:g>
                  <svg:desc>'SpeedUp to PhotoNs'.V3:'SpeedUp to PhotoNs'.V102</svg:desc>
                </draw:g>
              </table:table-cell>
              <table:table-cell office:value-type="float" office:value="0.290908">
                <text:p>0.290908</text:p>
                <draw:g>
                  <svg:desc>'SpeedUp to PhotoNs'.X3:'SpeedUp to PhotoNs'.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817">
                <text:p>1.006817</text:p>
              </table:table-cell>
              <table:table-cell office:value-type="float" office:value="0.293022">
                <text:p>0.293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777">
                <text:p>0.988777</text:p>
              </table:table-cell>
              <table:table-cell office:value-type="float" office:value="0.290373">
                <text:p>0.290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6915">
                <text:p>1.016915</text:p>
              </table:table-cell>
              <table:table-cell office:value-type="float" office:value="0.292966">
                <text:p>0.29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81">
                <text:p>0.997481</text:p>
              </table:table-cell>
              <table:table-cell office:value-type="float" office:value="0.291412">
                <text:p>0.29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43">
                <text:p>0.98743</text:p>
              </table:table-cell>
              <table:table-cell office:value-type="float" office:value="0.292588">
                <text:p>0.292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725">
                <text:p>0.988725</text:p>
              </table:table-cell>
              <table:table-cell office:value-type="float" office:value="0.291145">
                <text:p>0.291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763">
                <text:p>0.997763</text:p>
              </table:table-cell>
              <table:table-cell office:value-type="float" office:value="0.292437">
                <text:p>0.292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442">
                <text:p>0.989442</text:p>
              </table:table-cell>
              <table:table-cell office:value-type="float" office:value="0.289337">
                <text:p>0.289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1567">
                <text:p>0.991567</text:p>
              </table:table-cell>
              <table:table-cell office:value-type="float" office:value="0.291126">
                <text:p>0.29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906">
                <text:p>0.98906</text:p>
              </table:table-cell>
              <table:table-cell office:value-type="float" office:value="0.291274">
                <text:p>0.291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0417">
                <text:p>0.990417</text:p>
              </table:table-cell>
              <table:table-cell office:value-type="float" office:value="0.293183">
                <text:p>0.29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827">
                <text:p>0.992827</text:p>
              </table:table-cell>
              <table:table-cell office:value-type="float" office:value="0.290753">
                <text:p>0.29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8564">
                <text:p>0.988564</text:p>
              </table:table-cell>
              <table:table-cell office:value-type="float" office:value="0.293391">
                <text:p>0.29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161">
                <text:p>0.989161</text:p>
              </table:table-cell>
              <table:table-cell office:value-type="float" office:value="0.292333">
                <text:p>0.292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1061">
                <text:p>0.991061</text:p>
              </table:table-cell>
              <table:table-cell office:value-type="float" office:value="0.293347">
                <text:p>0.293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4443">
                <text:p>0.994443</text:p>
              </table:table-cell>
              <table:table-cell office:value-type="float" office:value="0.292454">
                <text:p>0.292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1525">
                <text:p>0.991525</text:p>
              </table:table-cell>
              <table:table-cell office:value-type="float" office:value="0.292375">
                <text:p>0.292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322">
                <text:p>0.993322</text:p>
              </table:table-cell>
              <table:table-cell office:value-type="float" office:value="0.291734">
                <text:p>0.291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785">
                <text:p>0.991785</text:p>
              </table:table-cell>
              <table:table-cell office:value-type="float" office:value="0.293209">
                <text:p>0.293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574">
                <text:p>0.995574</text:p>
              </table:table-cell>
              <table:table-cell office:value-type="float" office:value="0.293241">
                <text:p>0.29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551">
                <text:p>0.995551</text:p>
              </table:table-cell>
              <table:table-cell office:value-type="float" office:value="0.291263">
                <text:p>0.291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4968">
                <text:p>0.994968</text:p>
              </table:table-cell>
              <table:table-cell office:value-type="float" office:value="0.29168">
                <text:p>0.29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604">
                <text:p>0.996604</text:p>
              </table:table-cell>
              <table:table-cell office:value-type="float" office:value="0.293917">
                <text:p>0.293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787">
                <text:p>0.996787</text:p>
              </table:table-cell>
              <table:table-cell office:value-type="float" office:value="0.292532">
                <text:p>0.292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0394">
                <text:p>1.000394</text:p>
              </table:table-cell>
              <table:table-cell office:value-type="float" office:value="0.294175">
                <text:p>0.294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2402">
                <text:p>1.002402</text:p>
              </table:table-cell>
              <table:table-cell office:value-type="float" office:value="0.29404">
                <text:p>0.29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5483">
                <text:p>1.005483</text:p>
              </table:table-cell>
              <table:table-cell office:value-type="float" office:value="0.294824">
                <text:p>0.294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53">
                <text:p>1.0053</text:p>
              </table:table-cell>
              <table:table-cell office:value-type="float" office:value="0.295297">
                <text:p>0.295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829">
                <text:p>1.00829</text:p>
              </table:table-cell>
              <table:table-cell office:value-type="float" office:value="0.293791">
                <text:p>0.293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5676">
                <text:p>1.015676</text:p>
              </table:table-cell>
              <table:table-cell office:value-type="float" office:value="0.296297">
                <text:p>0.296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7062">
                <text:p>1.017062</text:p>
              </table:table-cell>
              <table:table-cell office:value-type="float" office:value="0.296129">
                <text:p>0.296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20896">
                <text:p>1.020896</text:p>
              </table:table-cell>
              <table:table-cell office:value-type="float" office:value="0.299467">
                <text:p>0.299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9672">
                <text:p>1.019672</text:p>
              </table:table-cell>
              <table:table-cell office:value-type="float" office:value="0.296727">
                <text:p>0.296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952">
                <text:p>1.024952</text:p>
              </table:table-cell>
              <table:table-cell office:value-type="float" office:value="0.299772">
                <text:p>0.299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1264">
                <text:p>1.031264</text:p>
              </table:table-cell>
              <table:table-cell office:value-type="float" office:value="0.299388">
                <text:p>0.299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5753">
                <text:p>1.035753</text:p>
              </table:table-cell>
              <table:table-cell office:value-type="float" office:value="0.300915">
                <text:p>0.300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6038">
                <text:p>1.036038</text:p>
              </table:table-cell>
              <table:table-cell office:value-type="float" office:value="0.302888">
                <text:p>0.302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45817">
                <text:p>1.045817</text:p>
              </table:table-cell>
              <table:table-cell office:value-type="float" office:value="0.301399">
                <text:p>0.301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4132">
                <text:p>1.054132</text:p>
              </table:table-cell>
              <table:table-cell office:value-type="float" office:value="0.326689">
                <text:p>0.326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59633">
                <text:p>1.059633</text:p>
              </table:table-cell>
              <table:table-cell office:value-type="float" office:value="0.311157">
                <text:p>0.31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2203">
                <text:p>1.072203</text:p>
              </table:table-cell>
              <table:table-cell office:value-type="float" office:value="0.312816">
                <text:p>0.312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3708">
                <text:p>1.073708</text:p>
              </table:table-cell>
              <table:table-cell office:value-type="float" office:value="0.314657">
                <text:p>0.314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2706">
                <text:p>1.082706</text:p>
              </table:table-cell>
              <table:table-cell office:value-type="float" office:value="0.316799">
                <text:p>0.316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6622">
                <text:p>1.086622</text:p>
              </table:table-cell>
              <table:table-cell office:value-type="float" office:value="0.317391">
                <text:p>0.31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96652">
                <text:p>1.096652</text:p>
              </table:table-cell>
              <table:table-cell office:value-type="float" office:value="0.317363">
                <text:p>0.317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90972">
                <text:p>1.090972</text:p>
              </table:table-cell>
              <table:table-cell office:value-type="float" office:value="0.320716">
                <text:p>0.320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96776">
                <text:p>1.096776</text:p>
              </table:table-cell>
              <table:table-cell office:value-type="float" office:value="0.322907">
                <text:p>0.322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98833">
                <text:p>1.098833</text:p>
              </table:table-cell>
              <table:table-cell office:value-type="float" office:value="0.321157">
                <text:p>0.321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05728">
                <text:p>1.105728</text:p>
              </table:table-cell>
              <table:table-cell office:value-type="float" office:value="0.323676">
                <text:p>0.323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7864">
                <text:p>1.107864</text:p>
              </table:table-cell>
              <table:table-cell office:value-type="float" office:value="0.327459">
                <text:p>0.327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4334">
                <text:p>1.114334</text:p>
              </table:table-cell>
              <table:table-cell office:value-type="float" office:value="0.334105">
                <text:p>0.334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0852">
                <text:p>1.110852</text:p>
              </table:table-cell>
              <table:table-cell office:value-type="float" office:value="0.333552">
                <text:p>0.333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16564">
                <text:p>1.116564</text:p>
              </table:table-cell>
              <table:table-cell office:value-type="float" office:value="0.335713">
                <text:p>0.335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26732">
                <text:p>1.126732</text:p>
              </table:table-cell>
              <table:table-cell office:value-type="float" office:value="0.338875">
                <text:p>0.338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8154">
                <text:p>1.128154</text:p>
              </table:table-cell>
              <table:table-cell office:value-type="float" office:value="0.335934">
                <text:p>0.335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2628">
                <text:p>1.132628</text:p>
              </table:table-cell>
              <table:table-cell office:value-type="float" office:value="0.338502">
                <text:p>0.338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9956">
                <text:p>1.139956</text:p>
              </table:table-cell>
              <table:table-cell office:value-type="float" office:value="0.339883">
                <text:p>0.339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5467">
                <text:p>1.145467</text:p>
              </table:table-cell>
              <table:table-cell office:value-type="float" office:value="0.340244">
                <text:p>0.340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50128">
                <text:p>1.150128</text:p>
              </table:table-cell>
              <table:table-cell office:value-type="float" office:value="0.341074">
                <text:p>0.341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65391">
                <text:p>1.165391</text:p>
              </table:table-cell>
              <table:table-cell office:value-type="float" office:value="0.342333">
                <text:p>0.342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74582">
                <text:p>1.174582</text:p>
              </table:table-cell>
              <table:table-cell office:value-type="float" office:value="0.343273">
                <text:p>0.343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5637">
                <text:p>1.185637</text:p>
              </table:table-cell>
              <table:table-cell office:value-type="float" office:value="0.344563">
                <text:p>0.344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283">
                <text:p>1.18283</text:p>
              </table:table-cell>
              <table:table-cell office:value-type="float" office:value="0.344563">
                <text:p>0.344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11603">
                <text:p>1.211603</text:p>
              </table:table-cell>
              <table:table-cell office:value-type="float" office:value="0.346874">
                <text:p>0.346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3066">
                <text:p>1.23066</text:p>
              </table:table-cell>
              <table:table-cell office:value-type="float" office:value="0.355473">
                <text:p>0.355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36027">
                <text:p>1.236027</text:p>
              </table:table-cell>
              <table:table-cell office:value-type="float" office:value="0.358391">
                <text:p>0.358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0997">
                <text:p>1.240997</text:p>
              </table:table-cell>
              <table:table-cell office:value-type="float" office:value="0.357441">
                <text:p>0.357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7091">
                <text:p>1.267091</text:p>
              </table:table-cell>
              <table:table-cell office:value-type="float" office:value="0.362843">
                <text:p>0.362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81764">
                <text:p>1.281764</text:p>
              </table:table-cell>
              <table:table-cell office:value-type="float" office:value="0.363389">
                <text:p>0.363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93438">
                <text:p>1.293438</text:p>
              </table:table-cell>
              <table:table-cell office:value-type="float" office:value="0.363273">
                <text:p>0.363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22013">
                <text:p>1.322013</text:p>
              </table:table-cell>
              <table:table-cell office:value-type="float" office:value="0.367652">
                <text:p>0.3676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2615">
                <text:p>1.322615</text:p>
              </table:table-cell>
              <table:table-cell office:value-type="float" office:value="0.368702">
                <text:p>0.368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64948">
                <text:p>1.364948</text:p>
              </table:table-cell>
              <table:table-cell office:value-type="float" office:value="0.368199">
                <text:p>0.368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1444">
                <text:p>1.371444</text:p>
              </table:table-cell>
              <table:table-cell office:value-type="float" office:value="0.370597">
                <text:p>0.370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13339">
                <text:p>1.413339</text:p>
              </table:table-cell>
              <table:table-cell office:value-type="float" office:value="0.378873">
                <text:p>0.3788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52734">
                <text:p>1.452734</text:p>
              </table:table-cell>
              <table:table-cell office:value-type="float" office:value="0.381565">
                <text:p>0.381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16009">
                <text:p>1.516009</text:p>
              </table:table-cell>
              <table:table-cell office:value-type="float" office:value="0.38077">
                <text:p>0.38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.390267">
                <text:p>0.390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384763">
                <text:p>0.38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.402648">
                <text:p>0.402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.40332">
                <text:p>0.40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.402692">
                <text:p>0.4026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.406762">
                <text:p>0.406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.429651">
                <text:p>0.429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419738">
                <text:p>0.419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.420286">
                <text:p>0.420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.428965">
                <text:p>0.428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454467">
                <text:p>0.454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471698">
                <text:p>0.471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.435962">
                <text:p>0.435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458714">
                <text:p>0.458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.447958">
                <text:p>0.447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.442323">
                <text:p>0.442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.457253">
                <text:p>0.4572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463954">
                <text:p>0.463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462481">
                <text:p>0.462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465025">
                <text:p>0.465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4647">
                <text:p>0.4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464771">
                <text:p>0.4647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5.154cm" svg:y="0.381cm" chart:style-name="ch2">
          <text:p>Iteration</text:p>
        </chart:title>
        <chart:legend chart:legend-position="end" svg:x="8.277cm" svg:y="0.379cm" style:legend-expansion="custom" chartooo:width="3.628cm" chartooo:height="2.092cm" style:legend-expansion-aspect-ratio="1.73422562141491" chart:style-name="ch3"/>
        <chart:plot-area chart:style-name="ch4" table:cell-range-address="'SpeedUp to PhotoNs'.B1:'SpeedUp to PhotoNs'.B1 'SpeedUp to PhotoNs'.E3:'SpeedUp to PhotoNs'.E102 'SpeedUp to PhotoNs'.F1:'SpeedUp to PhotoNs'.F1 'SpeedUp to PhotoNs'.I3:'SpeedUp to PhotoNs'.I102 'SpeedUp to PhotoNs'.J1:'SpeedUp to PhotoNs'.J1 'SpeedUp to PhotoNs'.M3:'SpeedUp to PhotoNs'.M102" chart:data-source-has-labels="row" svg:x="0.753cm" svg:y="0.376cm" svg:width="10.989cm" svg:height="7.878cm">
          <chartooo:coordinate-region svg:x="1.374cm" svg:y="0.376cm" svg:width="10.368cm" svg:height="7.086cm"/>
          <chart:axis chart:dimension="x" chart:name="primary-x" chart:style-name="ch5">
            <chart:title svg:x="5.608cm" svg:y="8.434cm" chart:style-name="ch6">
              <text:p>Iteration</text:p>
            </chart:title>
          </chart:axis>
          <chart:axis chart:dimension="y" chart:name="primary-y" chart:style-name="ch7">
            <chart:title svg:x="0cm" svg:y="5.0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E3:'SpeedUp to PhotoNs'.E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I3:'SpeedUp to PhotoNs'.I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M3:'SpeedUp to PhotoNs'.M102" chart:label-cell-address="'SpeedUp to PhotoNs'.J1:'SpeedUp to PhotoNs'.J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1">
                <text:p>1.61</text:p>
                <draw:g>
                  <svg:desc>'SpeedUp to PhotoNs'.E3:'SpeedUp to PhotoNs'.E102</svg:desc>
                </draw:g>
              </table:table-cell>
              <table:table-cell office:value-type="float" office:value="3.35">
                <text:p>3.35</text:p>
                <draw:g>
                  <svg:desc>'SpeedUp to PhotoNs'.I3:'SpeedUp to PhotoNs'.I102</svg:desc>
                </draw:g>
              </table:table-cell>
              <table:table-cell office:value-type="float" office:value="8.67">
                <text:p>8.67</text:p>
                <draw:g>
                  <svg:desc>'SpeedUp to PhotoNs'.M3:'SpeedUp to PhotoNs'.M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3.29">
                <text:p>3.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">
                <text:p>1.77</text:p>
              </table:table-cell>
              <table:table-cell office:value-type="float" office:value="3.56">
                <text:p>3.5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">
                <text:p>1.85</text:p>
              </table:table-cell>
              <table:table-cell office:value-type="float" office:value="3.45">
                <text:p>3.4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3.26">
                <text:p>3.26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">
                <text:p>1.85</text:p>
              </table:table-cell>
              <table:table-cell office:value-type="float" office:value="3.56">
                <text:p>3.5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">
                <text:p>1.69</text:p>
              </table:table-cell>
              <table:table-cell office:value-type="float" office:value="3.29">
                <text:p>3.29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">
                <text:p>1.94</text:p>
              </table:table-cell>
              <table:table-cell office:value-type="float" office:value="3.73">
                <text:p>3.7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">
                <text:p>1.79</text:p>
              </table:table-cell>
              <table:table-cell office:value-type="float" office:value="3.57">
                <text:p>3.57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1">
                <text:p>1.71</text:p>
              </table:table-cell>
              <table:table-cell office:value-type="float" office:value="3.3">
                <text:p>3.3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  <table:table-cell office:value-type="float" office:value="3.62">
                <text:p>3.62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">
                <text:p>1.82</text:p>
              </table:table-cell>
              <table:table-cell office:value-type="float" office:value="3.97">
                <text:p>3.97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8">
                <text:p>1.68</text:p>
              </table:table-cell>
              <table:table-cell office:value-type="float" office:value="3.29">
                <text:p>3.29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">
                <text:p>1.73</text:p>
              </table:table-cell>
              <table:table-cell office:value-type="float" office:value="3.39">
                <text:p>3.3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1">
                <text:p>1.71</text:p>
              </table:table-cell>
              <table:table-cell office:value-type="float" office:value="3.38">
                <text:p>3.3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">
                <text:p>1.72</text:p>
              </table:table-cell>
              <table:table-cell office:value-type="float" office:value="3.38">
                <text:p>3.3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">
                <text:p>1.84</text:p>
              </table:table-cell>
              <table:table-cell office:value-type="float" office:value="3.64">
                <text:p>3.6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">
                <text:p>1.85</text:p>
              </table:table-cell>
              <table:table-cell office:value-type="float" office:value="3.95">
                <text:p>3.95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7">
                <text:p>1.97</text:p>
              </table:table-cell>
              <table:table-cell office:value-type="float" office:value="3.81">
                <text:p>3.81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">
                <text:p>1.83</text:p>
              </table:table-cell>
              <table:table-cell office:value-type="float" office:value="3.7">
                <text:p>3.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">
                <text:p>1.86</text:p>
              </table:table-cell>
              <table:table-cell office:value-type="float" office:value="3.58">
                <text:p>3.5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">
                <text:p>1.57</text:p>
              </table:table-cell>
              <table:table-cell office:value-type="float" office:value="3.33">
                <text:p>3.3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">
                <text:p>1.6</text:p>
              </table:table-cell>
              <table:table-cell office:value-type="float" office:value="3.46">
                <text:p>3.4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1">
                <text:p>1.61</text:p>
              </table:table-cell>
              <table:table-cell office:value-type="float" office:value="3.38">
                <text:p>3.3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7">
                <text:p>1.77</text:p>
              </table:table-cell>
              <table:table-cell office:value-type="float" office:value="3.81">
                <text:p>3.81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6">
                <text:p>1.96</text:p>
              </table:table-cell>
              <table:table-cell office:value-type="float" office:value="4.15">
                <text:p>4.15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8">
                <text:p>1.78</text:p>
              </table:table-cell>
              <table:table-cell office:value-type="float" office:value="3.63">
                <text:p>3.6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">
                <text:p>1.73</text:p>
              </table:table-cell>
              <table:table-cell office:value-type="float" office:value="3.45">
                <text:p>3.45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">
                <text:p>1.57</text:p>
              </table:table-cell>
              <table:table-cell office:value-type="float" office:value="3.36">
                <text:p>3.3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">
                <text:p>1.67</text:p>
              </table:table-cell>
              <table:table-cell office:value-type="float" office:value="3.51">
                <text:p>3.5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4">
                <text:p>1.84</text:p>
              </table:table-cell>
              <table:table-cell office:value-type="float" office:value="3.65">
                <text:p>3.65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1">
                <text:p>1.71</text:p>
              </table:table-cell>
              <table:table-cell office:value-type="float" office:value="3.4">
                <text:p>3.4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3.18">
                <text:p>3.1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">
                <text:p>1.64</text:p>
              </table:table-cell>
              <table:table-cell office:value-type="float" office:value="3.21">
                <text:p>3.21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3.13">
                <text:p>3.13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7">
                <text:p>1.77</text:p>
              </table:table-cell>
              <table:table-cell office:value-type="float" office:value="3.13">
                <text:p>3.13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3">
                <text:p>1.83</text:p>
              </table:table-cell>
              <table:table-cell office:value-type="float" office:value="3.33">
                <text:p>3.33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3">
                <text:p>1.83</text:p>
              </table:table-cell>
              <table:table-cell office:value-type="float" office:value="3.26">
                <text:p>3.26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">
                <text:p>1.95</text:p>
              </table:table-cell>
              <table:table-cell office:value-type="float" office:value="3.33">
                <text:p>3.3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">
                <text:p>1.73</text:p>
              </table:table-cell>
              <table:table-cell office:value-type="float" office:value="3.11">
                <text:p>3.11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2">
                <text:p>1.72</text:p>
              </table:table-cell>
              <table:table-cell office:value-type="float" office:value="2.92">
                <text:p>2.92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6">
                <text:p>1.86</text:p>
              </table:table-cell>
              <table:table-cell office:value-type="float" office:value="3.04">
                <text:p>3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">
                <text:p>1.6</text:p>
              </table:table-cell>
              <table:table-cell office:value-type="float" office:value="2.72">
                <text:p>2.7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3">
                <text:p>1.53</text:p>
              </table:table-cell>
              <table:table-cell office:value-type="float" office:value="2.62">
                <text:p>2.6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3">
                <text:p>1.63</text:p>
              </table:table-cell>
              <table:table-cell office:value-type="float" office:value="2.72">
                <text:p>2.72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8">
                <text:p>1.88</text:p>
              </table:table-cell>
              <table:table-cell office:value-type="float" office:value="2.9">
                <text:p>2.9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7">
                <text:p>1.87</text:p>
              </table:table-cell>
              <table:table-cell office:value-type="float" office:value="3.02">
                <text:p>3.0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3">
                <text:p>1.83</text:p>
              </table:table-cell>
              <table:table-cell office:value-type="float" office:value="2.94">
                <text:p>2.94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2">
                <text:p>1.72</text:p>
              </table:table-cell>
              <table:table-cell office:value-type="float" office:value="2.7">
                <text:p>2.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7">
                <text:p>1.87</text:p>
              </table:table-cell>
              <table:table-cell office:value-type="float" office:value="3.13">
                <text:p>3.1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">
                <text:p>1.63</text:p>
              </table:table-cell>
              <table:table-cell office:value-type="float" office:value="2.71">
                <text:p>2.71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8">
                <text:p>1.48</text:p>
              </table:table-cell>
              <table:table-cell office:value-type="float" office:value="2.43">
                <text:p>2.43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5">
                <text:p>1.65</text:p>
              </table:table-cell>
              <table:table-cell office:value-type="float" office:value="2.75">
                <text:p>2.7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8">
                <text:p>1.68</text:p>
              </table:table-cell>
              <table:table-cell office:value-type="float" office:value="2.83">
                <text:p>2.83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">
                <text:p>1.57</text:p>
              </table:table-cell>
              <table:table-cell office:value-type="float" office:value="2.55">
                <text:p>2.5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">
                <text:p>1.64</text:p>
              </table:table-cell>
              <table:table-cell office:value-type="float" office:value="2.69">
                <text:p>2.69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">
                <text:p>1.64</text:p>
              </table:table-cell>
              <table:table-cell office:value-type="float" office:value="2.73">
                <text:p>2.73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">
                <text:p>2.1</text:p>
              </table:table-cell>
              <table:table-cell office:value-type="float" office:value="3.07">
                <text:p>3.0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8">
                <text:p>1.78</text:p>
              </table:table-cell>
              <table:table-cell office:value-type="float" office:value="2.67">
                <text:p>2.6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2.68">
                <text:p>2.68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1">
                <text:p>1.71</text:p>
              </table:table-cell>
              <table:table-cell office:value-type="float" office:value="2.57">
                <text:p>2.57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2">
                <text:p>1.82</text:p>
              </table:table-cell>
              <table:table-cell office:value-type="float" office:value="2.77">
                <text:p>2.77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">
                <text:p>1.46</text:p>
              </table:table-cell>
              <table:table-cell office:value-type="float" office:value="2.37">
                <text:p>2.37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1">
                <text:p>1.61</text:p>
              </table:table-cell>
              <table:table-cell office:value-type="float" office:value="2.29">
                <text:p>2.2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6">
                <text:p>1.46</text:p>
              </table:table-cell>
              <table:table-cell office:value-type="float" office:value="2.19">
                <text:p>2.19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6">
                <text:p>1.66</text:p>
              </table:table-cell>
              <table:table-cell office:value-type="float" office:value="2.17">
                <text:p>2.1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9">
                <text:p>1.79</text:p>
              </table:table-cell>
              <table:table-cell office:value-type="float" office:value="2.31">
                <text:p>2.3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">
                <text:p>1.66</text:p>
              </table:table-cell>
              <table:table-cell office:value-type="float" office:value="2.16">
                <text:p>2.1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7">
                <text:p>1.87</text:p>
              </table:table-cell>
              <table:table-cell office:value-type="float" office:value="2.43">
                <text:p>2.43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">
                <text:p>1.6</text:p>
              </table:table-cell>
              <table:table-cell office:value-type="float" office:value="1.96">
                <text:p>1.9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9">
                <text:p>1.69</text:p>
              </table:table-cell>
              <table:table-cell office:value-type="float" office:value="1.91">
                <text:p>1.91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4">
                <text:p>1.74</text:p>
              </table:table-cell>
              <table:table-cell office:value-type="float" office:value="1.93">
                <text:p>1.9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6">
                <text:p>1.76</text:p>
              </table:table-cell>
              <table:table-cell office:value-type="float" office:value="1.98">
                <text:p>1.98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">
                <text:p>2.08</text:p>
              </table:table-cell>
              <table:table-cell office:value-type="float" office:value="2.15">
                <text:p>2.15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2">
                <text:p>1.92</text:p>
              </table:table-cell>
              <table:table-cell office:value-type="float" office:value="1.96">
                <text:p>1.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">
                <text:p>1.88</text:p>
              </table:table-cell>
              <table:table-cell office:value-type="float" office:value="1.94">
                <text:p>1.94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8">
                <text:p>1.98</text:p>
              </table:table-cell>
              <table:table-cell office:value-type="float" office:value="1.88">
                <text:p>1.88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">
                <text:p>1.92</text:p>
              </table:table-cell>
              <table:table-cell office:value-type="float" office:value="1.86">
                <text:p>1.8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9">
                <text:p>1.79</text:p>
              </table:table-cell>
              <table:table-cell office:value-type="float" office:value="NaN">
                <text:p>NaN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">
                <text:p>1.64</text:p>
              </table:table-cell>
              <table:table-cell office:value-type="float" office:value="NaN">
                <text:p>NaN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3">
                <text:p>1.63</text:p>
              </table:table-cell>
              <table:table-cell office:value-type="float" office:value="NaN">
                <text:p>NaN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7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6">
                <text:p>1.36</text:p>
              </table:table-cell>
              <table:table-cell office:value-type="float" office:value="NaN">
                <text:p>NaN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2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17cm" svg:height="6.668cm" xlink:href=".." xlink:type="simple" chart:class="chart:bar" chart:style-name="ch1">
        <chart:legend chart:legend-position="end" svg:x="0.933cm" svg:y="0.518cm" style:legend-expansion="custom" chartooo:width="3.634cm" chartooo:height="1.095cm" style:legend-expansion-aspect-ratio="3.31872146118721" chart:style-name="ch2"/>
        <chart:plot-area chart:style-name="ch3" table:cell-range-address="raw.C2:raw.D102" chart:data-source-has-labels="row" svg:x="0.166cm" svg:y="0.133cm" svg:width="7.848cm" svg:height="6.401cm">
          <chartooo:coordinate-region svg:x="1.29cm" svg:y="0.332cm" svg:width="6.724cm" svg:height="5.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C3:raw.C102" chart:label-cell-address="raw.C2:raw.C2" chart:class="chart:bar">
            <chart:data-point chart:repeated="100"/>
          </chart:series>
          <chart:series chart:style-name="ch8" chart:values-cell-range-address="raw.D3:raw.D102" chart:label-cell-address="raw.D2:raw.D2" chart:class="chart:bar">
            <chart:data-point chart:repeated="34"/>
            <chart:data-point chart:style-name="ch9"/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p2p_self</text:p>
                <draw:g>
                  <svg:desc>raw.C2:raw.C2</svg:desc>
                </draw:g>
              </table:table-cell>
              <table:table-cell office:value-type="string">
                <text:p>dTp2p_others</text:p>
                <draw:g>
                  <svg:desc>raw.D2:raw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32413">
                <text:p>3.032413</text:p>
                <draw:g>
                  <svg:desc>raw.C3:raw.C102</svg:desc>
                </draw:g>
              </table:table-cell>
              <table:table-cell office:value-type="float" office:value="1.097904">
                <text:p>1.097904</text:p>
                <draw:g>
                  <svg:desc>raw.D3:raw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83175">
                <text:p>2.983175</text:p>
              </table:table-cell>
              <table:table-cell office:value-type="float" office:value="1.150205">
                <text:p>1.15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63">
                <text:p>3.27763</text:p>
              </table:table-cell>
              <table:table-cell office:value-type="float" office:value="1.127994">
                <text:p>1.127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9653">
                <text:p>3.199653</text:p>
              </table:table-cell>
              <table:table-cell office:value-type="float" office:value="1.230929">
                <text:p>1.23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072">
                <text:p>2.995072</text:p>
              </table:table-cell>
              <table:table-cell office:value-type="float" office:value="1.08889">
                <text:p>1.0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35122">
                <text:p>2.935122</text:p>
              </table:table-cell>
              <table:table-cell office:value-type="float" office:value="1.455658">
                <text:p>1.455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0366">
                <text:p>2.980366</text:p>
              </table:table-cell>
              <table:table-cell office:value-type="float" office:value="1.101586">
                <text:p>1.101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66284">
                <text:p>3.366284</text:p>
              </table:table-cell>
              <table:table-cell office:value-type="float" office:value="1.30603">
                <text:p>1.30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12312">
                <text:p>3.312312</text:p>
              </table:table-cell>
              <table:table-cell office:value-type="float" office:value="1.118855">
                <text:p>1.118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6923">
                <text:p>2.956923</text:p>
              </table:table-cell>
              <table:table-cell office:value-type="float" office:value="1.15156">
                <text:p>1.15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13351">
                <text:p>3.213351</text:p>
              </table:table-cell>
              <table:table-cell office:value-type="float" office:value="1.267399">
                <text:p>1.267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88746">
                <text:p>3.488746</text:p>
              </table:table-cell>
              <table:table-cell office:value-type="float" office:value="1.434675">
                <text:p>1.434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4419">
                <text:p>3.014419</text:p>
              </table:table-cell>
              <table:table-cell office:value-type="float" office:value="1.085847">
                <text:p>1.085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07309">
                <text:p>2.907309</text:p>
              </table:table-cell>
              <table:table-cell office:value-type="float" office:value="1.248183">
                <text:p>1.248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1273">
                <text:p>2.921273</text:p>
              </table:table-cell>
              <table:table-cell office:value-type="float" office:value="1.269632">
                <text:p>1.269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58588">
                <text:p>3.058588</text:p>
              </table:table-cell>
              <table:table-cell office:value-type="float" office:value="1.13584">
                <text:p>1.13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01339">
                <text:p>3.301339</text:p>
              </table:table-cell>
              <table:table-cell office:value-type="float" office:value="1.25794">
                <text:p>1.25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25855">
                <text:p>3.625855</text:p>
              </table:table-cell>
              <table:table-cell office:value-type="float" office:value="1.293128">
                <text:p>1.293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90596">
                <text:p>3.390596</text:p>
              </table:table-cell>
              <table:table-cell office:value-type="float" office:value="1.338907">
                <text:p>1.3389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89395">
                <text:p>3.389395</text:p>
              </table:table-cell>
              <table:table-cell office:value-type="float" office:value="1.22814">
                <text:p>1.22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41778">
                <text:p>3.241778</text:p>
              </table:table-cell>
              <table:table-cell office:value-type="float" office:value="1.253505">
                <text:p>1.253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24029">
                <text:p>3.024029</text:p>
              </table:table-cell>
              <table:table-cell office:value-type="float" office:value="1.157451">
                <text:p>1.157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83055">
                <text:p>3.283055</text:p>
              </table:table-cell>
              <table:table-cell office:value-type="float" office:value="1.090446">
                <text:p>1.090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99613">
                <text:p>2.999613</text:p>
              </table:table-cell>
              <table:table-cell office:value-type="float" office:value="1.263076">
                <text:p>1.263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19885">
                <text:p>3.519885</text:p>
              </table:table-cell>
              <table:table-cell office:value-type="float" office:value="1.280728">
                <text:p>1.280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01652">
                <text:p>4.001652</text:p>
              </table:table-cell>
              <table:table-cell office:value-type="float" office:value="1.252426">
                <text:p>1.252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00442">
                <text:p>3.300442</text:p>
              </table:table-cell>
              <table:table-cell office:value-type="float" office:value="1.308865">
                <text:p>1.308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90266">
                <text:p>3.090266</text:p>
              </table:table-cell>
              <table:table-cell office:value-type="float" office:value="1.320126">
                <text:p>1.320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2597">
                <text:p>3.162597</text:p>
              </table:table-cell>
              <table:table-cell office:value-type="float" office:value="1.146601">
                <text:p>1.146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30533">
                <text:p>3.030533</text:p>
              </table:table-cell>
              <table:table-cell office:value-type="float" office:value="1.48612">
                <text:p>1.48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11439">
                <text:p>3.411439</text:p>
              </table:table-cell>
              <table:table-cell office:value-type="float" office:value="1.340665">
                <text:p>1.34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4413">
                <text:p>3.154413</text:p>
              </table:table-cell>
              <table:table-cell office:value-type="float" office:value="1.29632">
                <text:p>1.29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0953">
                <text:p>2.940953</text:p>
              </table:table-cell>
              <table:table-cell office:value-type="float" office:value="1.234058">
                <text:p>1.234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67024">
                <text:p>3.167024</text:p>
              </table:table-cell>
              <table:table-cell office:value-type="float" office:value="1.086086">
                <text:p>1.086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04645">
                <text:p>3.104645</text:p>
              </table:table-cell>
              <table:table-cell office:value-type="float" office:value="1.110704">
                <text:p>1.110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33385">
                <text:p>3.033385</text:p>
              </table:table-cell>
              <table:table-cell office:value-type="float" office:value="1.256029">
                <text:p>1.256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33299">
                <text:p>3.333299</text:p>
              </table:table-cell>
              <table:table-cell office:value-type="float" office:value="1.267162">
                <text:p>1.267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68228">
                <text:p>3.268228</text:p>
              </table:table-cell>
              <table:table-cell office:value-type="float" office:value="1.267892">
                <text:p>1.267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2604">
                <text:p>3.162604</text:p>
              </table:table-cell>
              <table:table-cell office:value-type="float" office:value="1.530915">
                <text:p>1.530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958">
                <text:p>3.327958</text:p>
              </table:table-cell>
              <table:table-cell office:value-type="float" office:value="1.139494">
                <text:p>1.139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78814">
                <text:p>3.078814</text:p>
              </table:table-cell>
              <table:table-cell office:value-type="float" office:value="1.134426">
                <text:p>1.134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03123">
                <text:p>3.303123</text:p>
              </table:table-cell>
              <table:table-cell office:value-type="float" office:value="1.261979">
                <text:p>1.261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61553">
                <text:p>2.961553</text:p>
              </table:table-cell>
              <table:table-cell office:value-type="float" office:value="1.155859">
                <text:p>1.155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15786">
                <text:p>2.915786</text:p>
              </table:table-cell>
              <table:table-cell office:value-type="float" office:value="1.095422">
                <text:p>1.095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71536">
                <text:p>3.071536</text:p>
              </table:table-cell>
              <table:table-cell office:value-type="float" office:value="1.118355">
                <text:p>1.118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81599">
                <text:p>3.281599</text:p>
              </table:table-cell>
              <table:table-cell office:value-type="float" office:value="1.247011">
                <text:p>1.247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18471">
                <text:p>3.418471</text:p>
              </table:table-cell>
              <table:table-cell office:value-type="float" office:value="1.283641">
                <text:p>1.283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68343">
                <text:p>3.368343</text:p>
              </table:table-cell>
              <table:table-cell office:value-type="float" office:value="1.286171">
                <text:p>1.286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06514">
                <text:p>3.206514</text:p>
              </table:table-cell>
              <table:table-cell office:value-type="float" office:value="1.103535">
                <text:p>1.103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83792">
                <text:p>3.883792</text:p>
              </table:table-cell>
              <table:table-cell office:value-type="float" office:value="1.132801">
                <text:p>1.132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84264">
                <text:p>3.184264</text:p>
              </table:table-cell>
              <table:table-cell office:value-type="float" office:value="1.171767">
                <text:p>1.171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58607">
                <text:p>2.858607</text:p>
              </table:table-cell>
              <table:table-cell office:value-type="float" office:value="1.080962">
                <text:p>1.080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80265">
                <text:p>2.980265</text:p>
              </table:table-cell>
              <table:table-cell office:value-type="float" office:value="1.432175">
                <text:p>1.4321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30898">
                <text:p>3.430898</text:p>
              </table:table-cell>
              <table:table-cell office:value-type="float" office:value="1.167597">
                <text:p>1.1675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0348">
                <text:p>2.970348</text:p>
              </table:table-cell>
              <table:table-cell office:value-type="float" office:value="1.222372">
                <text:p>1.222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48874">
                <text:p>3.348874</text:p>
              </table:table-cell>
              <table:table-cell office:value-type="float" office:value="1.084726">
                <text:p>1.084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80381">
                <text:p>3.280381</text:p>
              </table:table-cell>
              <table:table-cell office:value-type="float" office:value="1.270312">
                <text:p>1.270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39611">
                <text:p>3.939611</text:p>
              </table:table-cell>
              <table:table-cell office:value-type="float" office:value="1.272562">
                <text:p>1.272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0687">
                <text:p>3.30687</text:p>
              </table:table-cell>
              <table:table-cell office:value-type="float" office:value="1.257901">
                <text:p>1.257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7074">
                <text:p>3.47074</text:p>
              </table:table-cell>
              <table:table-cell office:value-type="float" office:value="1.145531">
                <text:p>1.1455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56873">
                <text:p>2.956873</text:p>
              </table:table-cell>
              <table:table-cell office:value-type="float" office:value="1.50525">
                <text:p>1.50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41291">
                <text:p>3.541291</text:p>
              </table:table-cell>
              <table:table-cell office:value-type="float" office:value="1.328481">
                <text:p>1.328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19099">
                <text:p>3.219099</text:p>
              </table:table-cell>
              <table:table-cell office:value-type="float" office:value="1.089715">
                <text:p>1.089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5582">
                <text:p>3.055582</text:p>
              </table:table-cell>
              <table:table-cell office:value-type="float" office:value="1.115475">
                <text:p>1.115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97147">
                <text:p>2.997147</text:p>
              </table:table-cell>
              <table:table-cell office:value-type="float" office:value="1.082418">
                <text:p>1.082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51863">
                <text:p>3.051863</text:p>
              </table:table-cell>
              <table:table-cell office:value-type="float" office:value="1.066319">
                <text:p>1.0663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0221">
                <text:p>3.290221</text:p>
              </table:table-cell>
              <table:table-cell office:value-type="float" office:value="1.201475">
                <text:p>1.201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0308">
                <text:p>3.220308</text:p>
              </table:table-cell>
              <table:table-cell office:value-type="float" office:value="1.035839">
                <text:p>1.035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21506">
                <text:p>3.721506</text:p>
              </table:table-cell>
              <table:table-cell office:value-type="float" office:value="1.223032">
                <text:p>1.223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07933">
                <text:p>3.007933</text:p>
              </table:table-cell>
              <table:table-cell office:value-type="float" office:value="1.079832">
                <text:p>1.079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5996">
                <text:p>2.95996</text:p>
              </table:table-cell>
              <table:table-cell office:value-type="float" office:value="1.0605">
                <text:p>1.06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05957">
                <text:p>3.005957</text:p>
              </table:table-cell>
              <table:table-cell office:value-type="float" office:value="1.21766">
                <text:p>1.21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42119">
                <text:p>3.242119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32106">
                <text:p>3.732106</text:p>
              </table:table-cell>
              <table:table-cell office:value-type="float" office:value="1.217631">
                <text:p>1.217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51482">
                <text:p>3.351482</text:p>
              </table:table-cell>
              <table:table-cell office:value-type="float" office:value="1.204348">
                <text:p>1.204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1908">
                <text:p>3.41908</text:p>
              </table:table-cell>
              <table:table-cell office:value-type="float" office:value="1.282137">
                <text:p>1.2821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34551">
                <text:p>3.734551</text:p>
              </table:table-cell>
              <table:table-cell office:value-type="float" office:value="1.068784">
                <text:p>1.068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38714">
                <text:p>3.838714</text:p>
              </table:table-cell>
              <table:table-cell office:value-type="float" office:value="1.201421">
                <text:p>1.2014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48195">
                <text:p>3.248195</text:p>
              </table:table-cell>
              <table:table-cell office:value-type="float" office:value="1.110706">
                <text:p>1.110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56697">
                <text:p>3.156697</text:p>
              </table:table-cell>
              <table:table-cell office:value-type="float" office:value="1.152148">
                <text:p>1.152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5145">
                <text:p>3.35145</text:p>
              </table:table-cell>
              <table:table-cell office:value-type="float" office:value="1.485087">
                <text:p>1.4850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83927">
                <text:p>3.383927</text:p>
              </table:table-cell>
              <table:table-cell office:value-type="float" office:value="1.220827">
                <text:p>1.220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2191">
                <text:p>3.092191</text:p>
              </table:table-cell>
              <table:table-cell office:value-type="float" office:value="1.281294">
                <text:p>1.281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18228">
                <text:p>3.318228</text:p>
              </table:table-cell>
              <table:table-cell office:value-type="float" office:value="1.22705">
                <text:p>1.227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75902">
                <text:p>3.175902</text:p>
              </table:table-cell>
              <table:table-cell office:value-type="float" office:value="1.089092">
                <text:p>1.0890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03153">
                <text:p>3.103153</text:p>
              </table:table-cell>
              <table:table-cell office:value-type="float" office:value="1.335888">
                <text:p>1.335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20353">
                <text:p>3.120353</text:p>
              </table:table-cell>
              <table:table-cell office:value-type="float" office:value="1.005572">
                <text:p>1.005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2275">
                <text:p>2.92275</text:p>
              </table:table-cell>
              <table:table-cell office:value-type="float" office:value="1.063262">
                <text:p>1.06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94512">
                <text:p>2.994512</text:p>
              </table:table-cell>
              <table:table-cell office:value-type="float" office:value="1.078241">
                <text:p>1.078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8746">
                <text:p>3.38746</text:p>
              </table:table-cell>
              <table:table-cell office:value-type="float" office:value="1.148376">
                <text:p>1.148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08898">
                <text:p>3.108898</text:p>
              </table:table-cell>
              <table:table-cell office:value-type="float" office:value="0.993014">
                <text:p>0.993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87638">
                <text:p>2.887638</text:p>
              </table:table-cell>
              <table:table-cell office:value-type="float" office:value="0.992077">
                <text:p>0.992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66344">
                <text:p>2.866344</text:p>
              </table:table-cell>
              <table:table-cell office:value-type="float" office:value="0.983095">
                <text:p>0.983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14365">
                <text:p>3.114365</text:p>
              </table:table-cell>
              <table:table-cell office:value-type="float" office:value="1.569799">
                <text:p>1.569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42964">
                <text:p>3.442964</text:p>
              </table:table-cell>
              <table:table-cell office:value-type="float" office:value="1.013507">
                <text:p>1.013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80145">
                <text:p>2.880145</text:p>
              </table:table-cell>
              <table:table-cell office:value-type="float" office:value="0.976573">
                <text:p>0.976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76692">
                <text:p>2.876692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66092">
                <text:p>2.866092</text:p>
              </table:table-cell>
              <table:table-cell office:value-type="float" office:value="0.967721">
                <text:p>0.9677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75273">
                <text:p>2.875273</text:p>
              </table:table-cell>
              <table:table-cell office:value-type="float" office:value="0.97128">
                <text:p>0.97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90913">
                <text:p>2.890913</text:p>
              </table:table-cell>
              <table:table-cell office:value-type="float" office:value="0.967633">
                <text:p>0.9676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03cm" svg:height="6.462cm" xlink:href=".." xlink:type="simple" chart:class="chart:bar" chart:style-name="ch1">
        <chart:legend chart:legend-position="end" svg:x="7.958cm" svg:y="2.683cm" style:legend-expansion="high" chart:style-name="ch2"/>
        <chart:plot-area chart:style-name="ch3" table:cell-range-address="raw.F2:raw.G102" chart:data-source-has-labels="row" svg:x="0.216cm" svg:y="0.129cm" svg:width="7.526cm" svg:height="6.204cm">
          <chartooo:coordinate-region svg:x="1.34cm" svg:y="0.328cm" svg:width="6.402cm" svg:height="5.2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F3:raw.F102" chart:label-cell-address="raw.F2:raw.F2" chart:class="chart:bar">
            <chart:data-point chart:repeated="100"/>
          </chart:series>
          <chart:series chart:style-name="ch8" chart:values-cell-range-address="raw.G3:raw.G102" chart:label-cell-address="raw.G2:raw.G2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p2p_self</text:p>
                <draw:g>
                  <svg:desc>raw.F2:raw.F2</svg:desc>
                </draw:g>
              </table:table-cell>
              <table:table-cell office:value-type="string">
                <text:p>dTp2p_others</text:p>
                <draw:g>
                  <svg:desc>raw.G2:raw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5505">
                <text:p>1.475505</text:p>
                <draw:g>
                  <svg:desc>raw.F3:raw.F102</svg:desc>
                </draw:g>
              </table:table-cell>
              <table:table-cell office:value-type="float" office:value="0.478992">
                <text:p>0.478992</text:p>
                <draw:g>
                  <svg:desc>raw.G3:raw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0176">
                <text:p>1.450176</text:p>
              </table:table-cell>
              <table:table-cell office:value-type="float" office:value="0.460812">
                <text:p>0.460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5168">
                <text:p>1.385168</text:p>
              </table:table-cell>
              <table:table-cell office:value-type="float" office:value="0.468916">
                <text:p>0.468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1568">
                <text:p>1.431568</text:p>
              </table:table-cell>
              <table:table-cell office:value-type="float" office:value="0.482558">
                <text:p>0.482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9447">
                <text:p>1.519447</text:p>
              </table:table-cell>
              <table:table-cell office:value-type="float" office:value="0.483758">
                <text:p>0.48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01034">
                <text:p>1.401034</text:p>
              </table:table-cell>
              <table:table-cell office:value-type="float" office:value="0.495563">
                <text:p>0.495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8996">
                <text:p>1.418996</text:p>
              </table:table-cell>
              <table:table-cell office:value-type="float" office:value="0.503632">
                <text:p>0.50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6971">
                <text:p>1.496971</text:p>
              </table:table-cell>
              <table:table-cell office:value-type="float" office:value="0.471166">
                <text:p>0.471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98891">
                <text:p>1.598891</text:p>
              </table:table-cell>
              <table:table-cell office:value-type="float" office:value="0.471629">
                <text:p>0.471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3824">
                <text:p>1.463824</text:p>
              </table:table-cell>
              <table:table-cell office:value-type="float" office:value="0.47812">
                <text:p>0.4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49">
                <text:p>1.5949</text:p>
              </table:table-cell>
              <table:table-cell office:value-type="float" office:value="0.488472">
                <text:p>0.488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32125">
                <text:p>1.532125</text:p>
              </table:table-cell>
              <table:table-cell office:value-type="float" office:value="0.559446">
                <text:p>0.559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1907">
                <text:p>1.511907</text:p>
              </table:table-cell>
              <table:table-cell office:value-type="float" office:value="0.493431">
                <text:p>0.49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5981">
                <text:p>1.445981</text:p>
              </table:table-cell>
              <table:table-cell office:value-type="float" office:value="0.474471">
                <text:p>0.474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3821">
                <text:p>1.523821</text:p>
              </table:table-cell>
              <table:table-cell office:value-type="float" office:value="0.47569">
                <text:p>0.47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23998">
                <text:p>1.523998</text:p>
              </table:table-cell>
              <table:table-cell office:value-type="float" office:value="0.484761">
                <text:p>0.484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0018">
                <text:p>1.470018</text:p>
              </table:table-cell>
              <table:table-cell office:value-type="float" office:value="0.477077">
                <text:p>0.477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0966">
                <text:p>1.550966</text:p>
              </table:table-cell>
              <table:table-cell office:value-type="float" office:value="0.492037">
                <text:p>0.492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0144">
                <text:p>1.500144</text:p>
              </table:table-cell>
              <table:table-cell office:value-type="float" office:value="0.487155">
                <text:p>0.487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88522">
                <text:p>1.488522</text:p>
              </table:table-cell>
              <table:table-cell office:value-type="float" office:value="0.524143">
                <text:p>0.524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80257">
                <text:p>1.480257</text:p>
              </table:table-cell>
              <table:table-cell office:value-type="float" office:value="0.481743">
                <text:p>0.481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8787">
                <text:p>1.58787</text:p>
              </table:table-cell>
              <table:table-cell office:value-type="float" office:value="0.556139">
                <text:p>0.556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55517">
                <text:p>1.555517</text:p>
              </table:table-cell>
              <table:table-cell office:value-type="float" office:value="0.568217">
                <text:p>0.568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99047">
                <text:p>1.499047</text:p>
              </table:table-cell>
              <table:table-cell office:value-type="float" office:value="0.506482">
                <text:p>0.506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02724">
                <text:p>1.602724</text:p>
              </table:table-cell>
              <table:table-cell office:value-type="float" office:value="0.54696">
                <text:p>0.54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3775">
                <text:p>1.543775</text:p>
              </table:table-cell>
              <table:table-cell office:value-type="float" office:value="0.52021">
                <text:p>0.52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2491">
                <text:p>1.572491</text:p>
              </table:table-cell>
              <table:table-cell office:value-type="float" office:value="0.525506">
                <text:p>0.52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94228">
                <text:p>1.494228</text:p>
              </table:table-cell>
              <table:table-cell office:value-type="float" office:value="0.520982">
                <text:p>0.520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5538">
                <text:p>1.605538</text:p>
              </table:table-cell>
              <table:table-cell office:value-type="float" office:value="0.597571">
                <text:p>0.597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611">
                <text:p>1.58611</text:p>
              </table:table-cell>
              <table:table-cell office:value-type="float" office:value="0.566858">
                <text:p>0.566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645">
                <text:p>1.58645</text:p>
              </table:table-cell>
              <table:table-cell office:value-type="float" office:value="0.50397">
                <text:p>0.50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6864">
                <text:p>1.676864</text:p>
              </table:table-cell>
              <table:table-cell office:value-type="float" office:value="0.489814">
                <text:p>0.489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3426">
                <text:p>1.63426</text:p>
              </table:table-cell>
              <table:table-cell office:value-type="float" office:value="0.534755">
                <text:p>0.534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3382">
                <text:p>1.613382</text:p>
              </table:table-cell>
              <table:table-cell office:value-type="float" office:value="0.495876">
                <text:p>0.495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9697">
                <text:p>1.499697</text:p>
              </table:table-cell>
              <table:table-cell office:value-type="float" office:value="0.471033">
                <text:p>0.471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66407">
                <text:p>1.466407</text:p>
              </table:table-cell>
              <table:table-cell office:value-type="float" office:value="0.510917">
                <text:p>0.5109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33574">
                <text:p>1.433574</text:p>
              </table:table-cell>
              <table:table-cell office:value-type="float" office:value="0.516174">
                <text:p>0.516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5903">
                <text:p>1.525903</text:p>
              </table:table-cell>
              <table:table-cell office:value-type="float" office:value="0.49199">
                <text:p>0.49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47901">
                <text:p>1.447901</text:p>
              </table:table-cell>
              <table:table-cell office:value-type="float" office:value="0.485308">
                <text:p>0.485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42403">
                <text:p>1.542403</text:p>
              </table:table-cell>
              <table:table-cell office:value-type="float" office:value="0.557275">
                <text:p>0.557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26592">
                <text:p>1.426592</text:p>
              </table:table-cell>
              <table:table-cell office:value-type="float" office:value="0.509817">
                <text:p>0.509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38585">
                <text:p>1.538585</text:p>
              </table:table-cell>
              <table:table-cell office:value-type="float" office:value="0.489721">
                <text:p>0.489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1593">
                <text:p>1.501593</text:p>
              </table:table-cell>
              <table:table-cell office:value-type="float" office:value="0.548508">
                <text:p>0.548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32714">
                <text:p>1.632714</text:p>
              </table:table-cell>
              <table:table-cell office:value-type="float" office:value="0.481182">
                <text:p>0.481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82142">
                <text:p>1.482142</text:p>
              </table:table-cell>
              <table:table-cell office:value-type="float" office:value="0.506937">
                <text:p>0.506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9248">
                <text:p>1.479248</text:p>
              </table:table-cell>
              <table:table-cell office:value-type="float" office:value="0.470983">
                <text:p>0.470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07195">
                <text:p>1.607195</text:p>
              </table:table-cell>
              <table:table-cell office:value-type="float" office:value="0.468923">
                <text:p>0.4689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41121">
                <text:p>1.541121</text:p>
              </table:table-cell>
              <table:table-cell office:value-type="float" office:value="0.475532">
                <text:p>0.475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2903">
                <text:p>1.552903</text:p>
              </table:table-cell>
              <table:table-cell office:value-type="float" office:value="0.460484">
                <text:p>0.460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27294">
                <text:p>1.627294</text:p>
              </table:table-cell>
              <table:table-cell office:value-type="float" office:value="0.513576">
                <text:p>0.513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7088">
                <text:p>1.577088</text:p>
              </table:table-cell>
              <table:table-cell office:value-type="float" office:value="0.552542">
                <text:p>0.55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65152">
                <text:p>1.665152</text:p>
              </table:table-cell>
              <table:table-cell office:value-type="float" office:value="0.528818">
                <text:p>0.528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00799">
                <text:p>1.600799</text:p>
              </table:table-cell>
              <table:table-cell office:value-type="float" office:value="0.528009">
                <text:p>0.528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72022">
                <text:p>1.472022</text:p>
              </table:table-cell>
              <table:table-cell office:value-type="float" office:value="0.516183">
                <text:p>0.516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81319">
                <text:p>1.581319</text:p>
              </table:table-cell>
              <table:table-cell office:value-type="float" office:value="0.523721">
                <text:p>0.5237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13305">
                <text:p>1.513305</text:p>
              </table:table-cell>
              <table:table-cell office:value-type="float" office:value="0.511044">
                <text:p>0.511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5192">
                <text:p>1.55192</text:p>
              </table:table-cell>
              <table:table-cell office:value-type="float" office:value="0.602474">
                <text:p>0.602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91809">
                <text:p>1.491809</text:p>
              </table:table-cell>
              <table:table-cell office:value-type="float" office:value="0.484612">
                <text:p>0.484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97306">
                <text:p>1.497306</text:p>
              </table:table-cell>
              <table:table-cell office:value-type="float" office:value="0.556795">
                <text:p>0.556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0588">
                <text:p>1.500588</text:p>
              </table:table-cell>
              <table:table-cell office:value-type="float" office:value="0.46387">
                <text:p>0.46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08196">
                <text:p>1.508196</text:p>
              </table:table-cell>
              <table:table-cell office:value-type="float" office:value="0.498901">
                <text:p>0.498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9306">
                <text:p>1.499306</text:p>
              </table:table-cell>
              <table:table-cell office:value-type="float" office:value="0.550542">
                <text:p>0.550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19483">
                <text:p>1.619483</text:p>
              </table:table-cell>
              <table:table-cell office:value-type="float" office:value="0.604029">
                <text:p>0.604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55507">
                <text:p>1.555507</text:p>
              </table:table-cell>
              <table:table-cell office:value-type="float" office:value="0.473777">
                <text:p>0.473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05883">
                <text:p>1.605883</text:p>
              </table:table-cell>
              <table:table-cell office:value-type="float" office:value="0.594217">
                <text:p>0.594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75898">
                <text:p>1.475898</text:p>
              </table:table-cell>
              <table:table-cell office:value-type="float" office:value="0.482247">
                <text:p>0.482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75232">
                <text:p>1.475232</text:p>
              </table:table-cell>
              <table:table-cell office:value-type="float" office:value="0.507877">
                <text:p>0.507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41964">
                <text:p>1.541964</text:p>
              </table:table-cell>
              <table:table-cell office:value-type="float" office:value="0.53433">
                <text:p>0.53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74196">
                <text:p>1.474196</text:p>
              </table:table-cell>
              <table:table-cell office:value-type="float" office:value="0.555363">
                <text:p>0.5553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29415">
                <text:p>1.529415</text:p>
              </table:table-cell>
              <table:table-cell office:value-type="float" office:value="0.476321">
                <text:p>0.476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98174">
                <text:p>1.498174</text:p>
              </table:table-cell>
              <table:table-cell office:value-type="float" office:value="0.463489">
                <text:p>0.463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51794">
                <text:p>1.451794</text:p>
              </table:table-cell>
              <table:table-cell office:value-type="float" office:value="0.462413">
                <text:p>0.462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33499">
                <text:p>1.533499</text:p>
              </table:table-cell>
              <table:table-cell office:value-type="float" office:value="0.485494">
                <text:p>0.485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57944">
                <text:p>1.457944</text:p>
              </table:table-cell>
              <table:table-cell office:value-type="float" office:value="0.456499">
                <text:p>0.456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19898">
                <text:p>1.419898</text:p>
              </table:table-cell>
              <table:table-cell office:value-type="float" office:value="0.465092">
                <text:p>0.465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1741">
                <text:p>1.51741</text:p>
              </table:table-cell>
              <table:table-cell office:value-type="float" office:value="0.470733">
                <text:p>0.470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73996">
                <text:p>1.373996</text:p>
              </table:table-cell>
              <table:table-cell office:value-type="float" office:value="0.47489">
                <text:p>0.474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9985">
                <text:p>1.59985</text:p>
              </table:table-cell>
              <table:table-cell office:value-type="float" office:value="0.518331">
                <text:p>0.5183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85865">
                <text:p>1.685865</text:p>
              </table:table-cell>
              <table:table-cell office:value-type="float" office:value="0.480273">
                <text:p>0.480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41574">
                <text:p>1.641574</text:p>
              </table:table-cell>
              <table:table-cell office:value-type="float" office:value="0.56244">
                <text:p>0.56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17457">
                <text:p>1.717457</text:p>
              </table:table-cell>
              <table:table-cell office:value-type="float" office:value="0.511595">
                <text:p>0.511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43009">
                <text:p>1.543009</text:p>
              </table:table-cell>
              <table:table-cell office:value-type="float" office:value="0.483638">
                <text:p>0.483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48271">
                <text:p>1.548271</text:p>
              </table:table-cell>
              <table:table-cell office:value-type="float" office:value="0.547068">
                <text:p>0.547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70851">
                <text:p>1.770851</text:p>
              </table:table-cell>
              <table:table-cell office:value-type="float" office:value="0.586823">
                <text:p>0.5868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66328">
                <text:p>1.466328</text:p>
              </table:table-cell>
              <table:table-cell office:value-type="float" office:value="0.564738">
                <text:p>0.564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3335">
                <text:p>1.53335</text:p>
              </table:table-cell>
              <table:table-cell office:value-type="float" office:value="0.555874">
                <text:p>0.555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23403">
                <text:p>1.523403</text:p>
              </table:table-cell>
              <table:table-cell office:value-type="float" office:value="0.465719">
                <text:p>0.465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17539">
                <text:p>1.517539</text:p>
              </table:table-cell>
              <table:table-cell office:value-type="float" office:value="0.507076">
                <text:p>0.5070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08468">
                <text:p>1.508468</text:p>
              </table:table-cell>
              <table:table-cell office:value-type="float" office:value="0.508891">
                <text:p>0.5088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86726">
                <text:p>1.586726</text:p>
              </table:table-cell>
              <table:table-cell office:value-type="float" office:value="0.492899">
                <text:p>0.492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1908">
                <text:p>1.491908</text:p>
              </table:table-cell>
              <table:table-cell office:value-type="float" office:value="0.510244">
                <text:p>0.510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1451">
                <text:p>1.511451</text:p>
              </table:table-cell>
              <table:table-cell office:value-type="float" office:value="0.448542">
                <text:p>0.4485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91184">
                <text:p>1.491184</text:p>
              </table:table-cell>
              <table:table-cell office:value-type="float" office:value="0.465095">
                <text:p>0.465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54185">
                <text:p>1.554185</text:p>
              </table:table-cell>
              <table:table-cell office:value-type="float" office:value="0.505785">
                <text:p>0.505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57803">
                <text:p>1.957803</text:p>
              </table:table-cell>
              <table:table-cell office:value-type="float" office:value="0.613614">
                <text:p>0.6136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88517">
                <text:p>1.588517</text:p>
              </table:table-cell>
              <table:table-cell office:value-type="float" office:value="0.455572">
                <text:p>0.4555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333">
                <text:p>1.51333</text:p>
              </table:table-cell>
              <table:table-cell office:value-type="float" office:value="0.515035">
                <text:p>0.5150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64996">
                <text:p>1.564996</text:p>
              </table:table-cell>
              <table:table-cell office:value-type="float" office:value="0.507642">
                <text:p>0.507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6736">
                <text:p>1.506736</text:p>
              </table:table-cell>
              <table:table-cell office:value-type="float" office:value="0.509869">
                <text:p>0.5098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8674">
                <text:p>1.508674</text:p>
              </table:table-cell>
              <table:table-cell office:value-type="float" office:value="0.440583">
                <text:p>0.44058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55cm" svg:height="6.595cm" xlink:href=".." xlink:type="simple" chart:class="chart:bar" chart:style-name="ch1">
        <chart:legend chart:legend-position="end" svg:x="1.335cm" svg:y="0.514cm" style:legend-expansion="custom" chartooo:width="2.688cm" chartooo:height="1.594cm" style:legend-expansion-aspect-ratio="1.68632371392723" chart:style-name="ch2"/>
        <chart:plot-area chart:style-name="ch3" table:cell-range-address="raw.I2:raw.K80" chart:data-source-has-labels="row" svg:x="0.166cm" svg:y="0.132cm" svg:width="7.9cm" svg:height="6.331cm">
          <chartooo:coordinate-region svg:x="1.29cm" svg:y="0.331cm" svg:width="6.679cm" svg:height="5.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I3:raw.I80" chart:label-cell-address="raw.I2:raw.I2" chart:class="chart:bar">
            <chart:data-point chart:repeated="78"/>
          </chart:series>
          <chart:series chart:style-name="ch8" chart:values-cell-range-address="raw.J3:raw.J80" chart:label-cell-address="raw.J2:raw.J2" chart:class="chart:bar">
            <chart:data-point chart:repeated="78"/>
          </chart:series>
          <chart:series chart:style-name="ch9" chart:values-cell-range-address="raw.K3:raw.K80" chart:label-cell-address="raw.K2:raw.K2" chart:class="chart:bar">
            <chart:data-point chart:repeated="59"/>
            <chart:data-point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p2p_self</text:p>
                <draw:g>
                  <svg:desc>raw.I2:raw.I2</svg:desc>
                </draw:g>
              </table:table-cell>
              <table:table-cell office:value-type="string">
                <text:p>dTp2p_others</text:p>
                <draw:g>
                  <svg:desc>raw.J2:raw.J2</svg:desc>
                </draw:g>
              </table:table-cell>
              <table:table-cell office:value-type="string">
                <text:p>dTp2p_collect</text:p>
                <draw:g>
                  <svg:desc>raw.K2:raw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3529">
                <text:p>0.093529</text:p>
                <draw:g>
                  <svg:desc>raw.I3:raw.I80</svg:desc>
                </draw:g>
              </table:table-cell>
              <table:table-cell office:value-type="float" office:value="0.003227">
                <text:p>0.003227</text:p>
                <draw:g>
                  <svg:desc>raw.J3:raw.J80</svg:desc>
                </draw:g>
              </table:table-cell>
              <table:table-cell office:value-type="float" office:value="0.985713">
                <text:p>0.985713</text:p>
                <draw:g>
                  <svg:desc>raw.K3:raw.K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063">
                <text:p>0.093063</text:p>
              </table:table-cell>
              <table:table-cell office:value-type="float" office:value="0.003278">
                <text:p>0.003278</text:p>
              </table:table-cell>
              <table:table-cell office:value-type="float" office:value="1.006817">
                <text:p>1.006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3785">
                <text:p>0.093785</text:p>
              </table:table-cell>
              <table:table-cell office:value-type="float" office:value="0.003376">
                <text:p>0.003376</text:p>
              </table:table-cell>
              <table:table-cell office:value-type="float" office:value="0.988777">
                <text:p>0.98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385">
                <text:p>0.093385</text:p>
              </table:table-cell>
              <table:table-cell office:value-type="float" office:value="0.003579">
                <text:p>0.003579</text:p>
              </table:table-cell>
              <table:table-cell office:value-type="float" office:value="1.016915">
                <text:p>1.016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695">
                <text:p>0.093695</text:p>
              </table:table-cell>
              <table:table-cell office:value-type="float" office:value="0.00338">
                <text:p>0.00338</text:p>
              </table:table-cell>
              <table:table-cell office:value-type="float" office:value="0.997481">
                <text:p>0.997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4064">
                <text:p>0.094064</text:p>
              </table:table-cell>
              <table:table-cell office:value-type="float" office:value="0.003294">
                <text:p>0.003294</text:p>
              </table:table-cell>
              <table:table-cell office:value-type="float" office:value="0.98743">
                <text:p>0.98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817">
                <text:p>0.097817</text:p>
              </table:table-cell>
              <table:table-cell office:value-type="float" office:value="0.003386">
                <text:p>0.003386</text:p>
              </table:table-cell>
              <table:table-cell office:value-type="float" office:value="0.988725">
                <text:p>0.988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223">
                <text:p>0.097223</text:p>
              </table:table-cell>
              <table:table-cell office:value-type="float" office:value="0.003341">
                <text:p>0.003341</text:p>
              </table:table-cell>
              <table:table-cell office:value-type="float" office:value="0.997763">
                <text:p>0.997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349">
                <text:p>0.098349</text:p>
              </table:table-cell>
              <table:table-cell office:value-type="float" office:value="0.003366">
                <text:p>0.003366</text:p>
              </table:table-cell>
              <table:table-cell office:value-type="float" office:value="0.989442">
                <text:p>0.989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8764">
                <text:p>0.098764</text:p>
              </table:table-cell>
              <table:table-cell office:value-type="float" office:value="0.003382">
                <text:p>0.003382</text:p>
              </table:table-cell>
              <table:table-cell office:value-type="float" office:value="0.991567">
                <text:p>0.991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791">
                <text:p>0.097791</text:p>
              </table:table-cell>
              <table:table-cell office:value-type="float" office:value="0.003356">
                <text:p>0.003356</text:p>
              </table:table-cell>
              <table:table-cell office:value-type="float" office:value="0.98906">
                <text:p>0.9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7867">
                <text:p>0.097867</text:p>
              </table:table-cell>
              <table:table-cell office:value-type="float" office:value="0.00334">
                <text:p>0.00334</text:p>
              </table:table-cell>
              <table:table-cell office:value-type="float" office:value="0.990417">
                <text:p>0.990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777">
                <text:p>0.097777</text:p>
              </table:table-cell>
              <table:table-cell office:value-type="float" office:value="0.003359">
                <text:p>0.003359</text:p>
              </table:table-cell>
              <table:table-cell office:value-type="float" office:value="0.992827">
                <text:p>0.992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7209">
                <text:p>0.097209</text:p>
              </table:table-cell>
              <table:table-cell office:value-type="float" office:value="0.003302">
                <text:p>0.003302</text:p>
              </table:table-cell>
              <table:table-cell office:value-type="float" office:value="0.988564">
                <text:p>0.988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7278">
                <text:p>0.097278</text:p>
              </table:table-cell>
              <table:table-cell office:value-type="float" office:value="0.00329">
                <text:p>0.00329</text:p>
              </table:table-cell>
              <table:table-cell office:value-type="float" office:value="0.989161">
                <text:p>0.989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7508">
                <text:p>0.097508</text:p>
              </table:table-cell>
              <table:table-cell office:value-type="float" office:value="0.003354">
                <text:p>0.003354</text:p>
              </table:table-cell>
              <table:table-cell office:value-type="float" office:value="0.991061">
                <text:p>0.991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946">
                <text:p>0.096946</text:p>
              </table:table-cell>
              <table:table-cell office:value-type="float" office:value="0.003317">
                <text:p>0.003317</text:p>
              </table:table-cell>
              <table:table-cell office:value-type="float" office:value="0.994443">
                <text:p>0.994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7105">
                <text:p>0.097105</text:p>
              </table:table-cell>
              <table:table-cell office:value-type="float" office:value="0.00334">
                <text:p>0.00334</text:p>
              </table:table-cell>
              <table:table-cell office:value-type="float" office:value="0.991525">
                <text:p>0.99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484">
                <text:p>0.097484</text:p>
              </table:table-cell>
              <table:table-cell office:value-type="float" office:value="0.003246">
                <text:p>0.003246</text:p>
              </table:table-cell>
              <table:table-cell office:value-type="float" office:value="0.993322">
                <text:p>0.993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919">
                <text:p>0.097919</text:p>
              </table:table-cell>
              <table:table-cell office:value-type="float" office:value="0.003261">
                <text:p>0.003261</text:p>
              </table:table-cell>
              <table:table-cell office:value-type="float" office:value="0.991785">
                <text:p>0.991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7418">
                <text:p>0.097418</text:p>
              </table:table-cell>
              <table:table-cell office:value-type="float" office:value="0.003371">
                <text:p>0.003371</text:p>
              </table:table-cell>
              <table:table-cell office:value-type="float" office:value="0.995574">
                <text:p>0.995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8361">
                <text:p>0.098361</text:p>
              </table:table-cell>
              <table:table-cell office:value-type="float" office:value="0.003298">
                <text:p>0.003298</text:p>
              </table:table-cell>
              <table:table-cell office:value-type="float" office:value="0.995551">
                <text:p>0.995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9708">
                <text:p>0.099708</text:p>
              </table:table-cell>
              <table:table-cell office:value-type="float" office:value="0.003259">
                <text:p>0.003259</text:p>
              </table:table-cell>
              <table:table-cell office:value-type="float" office:value="0.994968">
                <text:p>0.994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904">
                <text:p>0.099904</text:p>
              </table:table-cell>
              <table:table-cell office:value-type="float" office:value="0.003244">
                <text:p>0.003244</text:p>
              </table:table-cell>
              <table:table-cell office:value-type="float" office:value="0.996604">
                <text:p>0.996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644">
                <text:p>0.099644</text:p>
              </table:table-cell>
              <table:table-cell office:value-type="float" office:value="0.003204">
                <text:p>0.003204</text:p>
              </table:table-cell>
              <table:table-cell office:value-type="float" office:value="0.996787">
                <text:p>0.996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331">
                <text:p>0.100331</text:p>
              </table:table-cell>
              <table:table-cell office:value-type="float" office:value="0.003359">
                <text:p>0.003359</text:p>
              </table:table-cell>
              <table:table-cell office:value-type="float" office:value="1.000394">
                <text:p>1.000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912">
                <text:p>0.099912</text:p>
              </table:table-cell>
              <table:table-cell office:value-type="float" office:value="0.003281">
                <text:p>0.003281</text:p>
              </table:table-cell>
              <table:table-cell office:value-type="float" office:value="1.002402">
                <text:p>1.002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3393">
                <text:p>0.103393</text:p>
              </table:table-cell>
              <table:table-cell office:value-type="float" office:value="0.003323">
                <text:p>0.003323</text:p>
              </table:table-cell>
              <table:table-cell office:value-type="float" office:value="1.005483">
                <text:p>1.005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2788">
                <text:p>0.102788</text:p>
              </table:table-cell>
              <table:table-cell office:value-type="float" office:value="0.003255">
                <text:p>0.003255</text:p>
              </table:table-cell>
              <table:table-cell office:value-type="float" office:value="1.0053">
                <text:p>1.0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2995">
                <text:p>0.102995</text:p>
              </table:table-cell>
              <table:table-cell office:value-type="float" office:value="0.003334">
                <text:p>0.003334</text:p>
              </table:table-cell>
              <table:table-cell office:value-type="float" office:value="1.00829">
                <text:p>1.0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5618">
                <text:p>0.105618</text:p>
              </table:table-cell>
              <table:table-cell office:value-type="float" office:value="0.003336">
                <text:p>0.003336</text:p>
              </table:table-cell>
              <table:table-cell office:value-type="float" office:value="1.015676">
                <text:p>1.015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5141">
                <text:p>0.105141</text:p>
              </table:table-cell>
              <table:table-cell office:value-type="float" office:value="0.003462">
                <text:p>0.003462</text:p>
              </table:table-cell>
              <table:table-cell office:value-type="float" office:value="1.017062">
                <text:p>1.017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4702">
                <text:p>0.104702</text:p>
              </table:table-cell>
              <table:table-cell office:value-type="float" office:value="0.003398">
                <text:p>0.003398</text:p>
              </table:table-cell>
              <table:table-cell office:value-type="float" office:value="1.020896">
                <text:p>1.020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119">
                <text:p>0.111119</text:p>
              </table:table-cell>
              <table:table-cell office:value-type="float" office:value="0.003411">
                <text:p>0.003411</text:p>
              </table:table-cell>
              <table:table-cell office:value-type="float" office:value="1.019672">
                <text:p>1.019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2512">
                <text:p>0.122512</text:p>
              </table:table-cell>
              <table:table-cell office:value-type="float" office:value="0.003438">
                <text:p>0.003438</text:p>
              </table:table-cell>
              <table:table-cell office:value-type="float" office:value="1.024952">
                <text:p>1.024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048">
                <text:p>0.14048</text:p>
              </table:table-cell>
              <table:table-cell office:value-type="float" office:value="0.003482">
                <text:p>0.003482</text:p>
              </table:table-cell>
              <table:table-cell office:value-type="float" office:value="1.031264">
                <text:p>1.031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915">
                <text:p>0.139915</text:p>
              </table:table-cell>
              <table:table-cell office:value-type="float" office:value="0.003481">
                <text:p>0.003481</text:p>
              </table:table-cell>
              <table:table-cell office:value-type="float" office:value="1.035753">
                <text:p>1.0357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86">
                <text:p>0.14186</text:p>
              </table:table-cell>
              <table:table-cell office:value-type="float" office:value="0.003445">
                <text:p>0.003445</text:p>
              </table:table-cell>
              <table:table-cell office:value-type="float" office:value="1.036038">
                <text:p>1.036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3465">
                <text:p>0.143465</text:p>
              </table:table-cell>
              <table:table-cell office:value-type="float" office:value="0.003472">
                <text:p>0.003472</text:p>
              </table:table-cell>
              <table:table-cell office:value-type="float" office:value="1.045817">
                <text:p>1.045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3661">
                <text:p>0.143661</text:p>
              </table:table-cell>
              <table:table-cell office:value-type="float" office:value="0.003536">
                <text:p>0.003536</text:p>
              </table:table-cell>
              <table:table-cell office:value-type="float" office:value="1.054132">
                <text:p>1.054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4409">
                <text:p>0.144409</text:p>
              </table:table-cell>
              <table:table-cell office:value-type="float" office:value="0.00353">
                <text:p>0.00353</text:p>
              </table:table-cell>
              <table:table-cell office:value-type="float" office:value="1.059633">
                <text:p>1.059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644">
                <text:p>0.17644</text:p>
              </table:table-cell>
              <table:table-cell office:value-type="float" office:value="0.003644">
                <text:p>0.003644</text:p>
              </table:table-cell>
              <table:table-cell office:value-type="float" office:value="1.072203">
                <text:p>1.07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8107">
                <text:p>0.178107</text:p>
              </table:table-cell>
              <table:table-cell office:value-type="float" office:value="0.003577">
                <text:p>0.003577</text:p>
              </table:table-cell>
              <table:table-cell office:value-type="float" office:value="1.073708">
                <text:p>1.07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8313">
                <text:p>0.178313</text:p>
              </table:table-cell>
              <table:table-cell office:value-type="float" office:value="0.003624">
                <text:p>0.003624</text:p>
              </table:table-cell>
              <table:table-cell office:value-type="float" office:value="1.082706">
                <text:p>1.082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8159">
                <text:p>0.178159</text:p>
              </table:table-cell>
              <table:table-cell office:value-type="float" office:value="0.003554">
                <text:p>0.003554</text:p>
              </table:table-cell>
              <table:table-cell office:value-type="float" office:value="1.086622">
                <text:p>1.086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6662">
                <text:p>0.176662</text:p>
              </table:table-cell>
              <table:table-cell office:value-type="float" office:value="0.003621">
                <text:p>0.003621</text:p>
              </table:table-cell>
              <table:table-cell office:value-type="float" office:value="1.096652">
                <text:p>1.096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1195">
                <text:p>0.181195</text:p>
              </table:table-cell>
              <table:table-cell office:value-type="float" office:value="0.003633">
                <text:p>0.003633</text:p>
              </table:table-cell>
              <table:table-cell office:value-type="float" office:value="1.090972">
                <text:p>1.090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7673">
                <text:p>0.187673</text:p>
              </table:table-cell>
              <table:table-cell office:value-type="float" office:value="0.003607">
                <text:p>0.003607</text:p>
              </table:table-cell>
              <table:table-cell office:value-type="float" office:value="1.096776">
                <text:p>1.096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562">
                <text:p>0.20562</text:p>
              </table:table-cell>
              <table:table-cell office:value-type="float" office:value="0.003642">
                <text:p>0.003642</text:p>
              </table:table-cell>
              <table:table-cell office:value-type="float" office:value="1.098833">
                <text:p>1.098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692">
                <text:p>0.208692</text:p>
              </table:table-cell>
              <table:table-cell office:value-type="float" office:value="0.003591">
                <text:p>0.003591</text:p>
              </table:table-cell>
              <table:table-cell office:value-type="float" office:value="1.105728">
                <text:p>1.105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6268">
                <text:p>0.206268</text:p>
              </table:table-cell>
              <table:table-cell office:value-type="float" office:value="0.00356">
                <text:p>0.00356</text:p>
              </table:table-cell>
              <table:table-cell office:value-type="float" office:value="1.107864">
                <text:p>1.107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7817">
                <text:p>0.207817</text:p>
              </table:table-cell>
              <table:table-cell office:value-type="float" office:value="0.003657">
                <text:p>0.003657</text:p>
              </table:table-cell>
              <table:table-cell office:value-type="float" office:value="1.114334">
                <text:p>1.114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7127">
                <text:p>0.207127</text:p>
              </table:table-cell>
              <table:table-cell office:value-type="float" office:value="0.003514">
                <text:p>0.003514</text:p>
              </table:table-cell>
              <table:table-cell office:value-type="float" office:value="1.110852">
                <text:p>1.110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0104">
                <text:p>0.210104</text:p>
              </table:table-cell>
              <table:table-cell office:value-type="float" office:value="0.003607">
                <text:p>0.003607</text:p>
              </table:table-cell>
              <table:table-cell office:value-type="float" office:value="1.116564">
                <text:p>1.116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967">
                <text:p>0.20967</text:p>
              </table:table-cell>
              <table:table-cell office:value-type="float" office:value="0.003682">
                <text:p>0.003682</text:p>
              </table:table-cell>
              <table:table-cell office:value-type="float" office:value="1.126732">
                <text:p>1.126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9301">
                <text:p>0.209301</text:p>
              </table:table-cell>
              <table:table-cell office:value-type="float" office:value="0.003577">
                <text:p>0.003577</text:p>
              </table:table-cell>
              <table:table-cell office:value-type="float" office:value="1.128154">
                <text:p>1.128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4022">
                <text:p>0.224022</text:p>
              </table:table-cell>
              <table:table-cell office:value-type="float" office:value="0.003662">
                <text:p>0.003662</text:p>
              </table:table-cell>
              <table:table-cell office:value-type="float" office:value="1.132628">
                <text:p>1.132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0665">
                <text:p>0.240665</text:p>
              </table:table-cell>
              <table:table-cell office:value-type="float" office:value="0.00378">
                <text:p>0.00378</text:p>
              </table:table-cell>
              <table:table-cell office:value-type="float" office:value="1.139956">
                <text:p>1.139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2731">
                <text:p>0.242731</text:p>
              </table:table-cell>
              <table:table-cell office:value-type="float" office:value="0.003784">
                <text:p>0.003784</text:p>
              </table:table-cell>
              <table:table-cell office:value-type="float" office:value="1.145467">
                <text:p>1.145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3455">
                <text:p>0.243455</text:p>
              </table:table-cell>
              <table:table-cell office:value-type="float" office:value="0.003839">
                <text:p>0.003839</text:p>
              </table:table-cell>
              <table:table-cell office:value-type="float" office:value="1.150128">
                <text:p>1.150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201">
                <text:p>0.24201</text:p>
              </table:table-cell>
              <table:table-cell office:value-type="float" office:value="0.00391">
                <text:p>0.00391</text:p>
              </table:table-cell>
              <table:table-cell office:value-type="float" office:value="1.165391">
                <text:p>1.165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3671">
                <text:p>0.243671</text:p>
              </table:table-cell>
              <table:table-cell office:value-type="float" office:value="0.004071">
                <text:p>0.004071</text:p>
              </table:table-cell>
              <table:table-cell office:value-type="float" office:value="1.174582">
                <text:p>1.174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4621">
                <text:p>0.274621</text:p>
              </table:table-cell>
              <table:table-cell office:value-type="float" office:value="0.00416">
                <text:p>0.00416</text:p>
              </table:table-cell>
              <table:table-cell office:value-type="float" office:value="1.185637">
                <text:p>1.185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8081">
                <text:p>0.278081</text:p>
              </table:table-cell>
              <table:table-cell office:value-type="float" office:value="0.004181">
                <text:p>0.004181</text:p>
              </table:table-cell>
              <table:table-cell office:value-type="float" office:value="1.18283">
                <text:p>1.18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7417">
                <text:p>0.277417</text:p>
              </table:table-cell>
              <table:table-cell office:value-type="float" office:value="0.004279">
                <text:p>0.004279</text:p>
              </table:table-cell>
              <table:table-cell office:value-type="float" office:value="1.211603">
                <text:p>1.21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7598">
                <text:p>0.277598</text:p>
              </table:table-cell>
              <table:table-cell office:value-type="float" office:value="0.004401">
                <text:p>0.004401</text:p>
              </table:table-cell>
              <table:table-cell office:value-type="float" office:value="1.23066">
                <text:p>1.23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1868">
                <text:p>0.311868</text:p>
              </table:table-cell>
              <table:table-cell office:value-type="float" office:value="0.004443">
                <text:p>0.004443</text:p>
              </table:table-cell>
              <table:table-cell office:value-type="float" office:value="1.236027">
                <text:p>1.236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2992">
                <text:p>0.312992</text:p>
              </table:table-cell>
              <table:table-cell office:value-type="float" office:value="0.004543">
                <text:p>0.004543</text:p>
              </table:table-cell>
              <table:table-cell office:value-type="float" office:value="1.240997">
                <text:p>1.240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9545">
                <text:p>0.329545</text:p>
              </table:table-cell>
              <table:table-cell office:value-type="float" office:value="0.004741">
                <text:p>0.004741</text:p>
              </table:table-cell>
              <table:table-cell office:value-type="float" office:value="1.267091">
                <text:p>1.267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4929">
                <text:p>0.344929</text:p>
              </table:table-cell>
              <table:table-cell office:value-type="float" office:value="0.004902">
                <text:p>0.004902</text:p>
              </table:table-cell>
              <table:table-cell office:value-type="float" office:value="1.281764">
                <text:p>1.281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7815">
                <text:p>0.347815</text:p>
              </table:table-cell>
              <table:table-cell office:value-type="float" office:value="0.005116">
                <text:p>0.005116</text:p>
              </table:table-cell>
              <table:table-cell office:value-type="float" office:value="1.293438">
                <text:p>1.293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80518">
                <text:p>0.380518</text:p>
              </table:table-cell>
              <table:table-cell office:value-type="float" office:value="0.005297">
                <text:p>0.005297</text:p>
              </table:table-cell>
              <table:table-cell office:value-type="float" office:value="1.322013">
                <text:p>1.322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3561">
                <text:p>0.383561</text:p>
              </table:table-cell>
              <table:table-cell office:value-type="float" office:value="0.005189">
                <text:p>0.005189</text:p>
              </table:table-cell>
              <table:table-cell office:value-type="float" office:value="1.322615">
                <text:p>1.322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0138">
                <text:p>0.410138</text:p>
              </table:table-cell>
              <table:table-cell office:value-type="float" office:value="0.005674">
                <text:p>0.005674</text:p>
              </table:table-cell>
              <table:table-cell office:value-type="float" office:value="1.364948">
                <text:p>1.364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5395">
                <text:p>0.415395</text:p>
              </table:table-cell>
              <table:table-cell office:value-type="float" office:value="0.005583">
                <text:p>0.005583</text:p>
              </table:table-cell>
              <table:table-cell office:value-type="float" office:value="1.371444">
                <text:p>1.371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9618">
                <text:p>0.449618</text:p>
              </table:table-cell>
              <table:table-cell office:value-type="float" office:value="0.005864">
                <text:p>0.005864</text:p>
              </table:table-cell>
              <table:table-cell office:value-type="float" office:value="1.413339">
                <text:p>1.413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3487">
                <text:p>0.483487</text:p>
              </table:table-cell>
              <table:table-cell office:value-type="float" office:value="0.00616">
                <text:p>0.00616</text:p>
              </table:table-cell>
              <table:table-cell office:value-type="float" office:value="1.452734">
                <text:p>1.452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0083">
                <text:p>0.520083</text:p>
              </table:table-cell>
              <table:table-cell office:value-type="float" office:value="0.006675">
                <text:p>0.006675</text:p>
              </table:table-cell>
              <table:table-cell office:value-type="float" office:value="1.516009">
                <text:p>1.51600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9cm" svg:height="6.649cm" xlink:href=".." xlink:type="simple" chart:class="chart:bar" chart:style-name="ch1">
        <chart:legend chart:legend-position="end" svg:x="1.491cm" svg:y="0.487cm" style:legend-expansion="custom" chartooo:width="2.688cm" chartooo:height="1.594cm" style:legend-expansion-aspect-ratio="1.68632371392723" chart:style-name="ch2"/>
        <chart:plot-area chart:style-name="ch3" table:cell-range-address="raw.M2:raw.O102" chart:data-source-has-labels="row" svg:x="0.17cm" svg:y="0.131cm" svg:width="8.166cm" svg:height="6.384cm">
          <chartooo:coordinate-region svg:x="1.294cm" svg:y="0.33cm" svg:width="7.042cm" svg:height="5.3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M3:raw.M102" chart:label-cell-address="raw.M2:raw.M2" chart:class="chart:bar">
            <chart:data-point chart:repeated="100"/>
          </chart:series>
          <chart:series chart:style-name="ch8" chart:values-cell-range-address="raw.N3:raw.N102" chart:label-cell-address="raw.N2:raw.N2" chart:class="chart:bar">
            <chart:data-point chart:repeated="100"/>
          </chart:series>
          <chart:series chart:style-name="ch9" chart:values-cell-range-address="raw.O3:raw.O102" chart:label-cell-address="raw.O2:raw.O2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p2p_self</text:p>
                <draw:g>
                  <svg:desc>raw.M2:raw.M2</svg:desc>
                </draw:g>
              </table:table-cell>
              <table:table-cell office:value-type="string">
                <text:p>dTp2p_others</text:p>
                <draw:g>
                  <svg:desc>raw.N2:raw.N2</svg:desc>
                </draw:g>
              </table:table-cell>
              <table:table-cell office:value-type="string">
                <text:p>dTp2p_collect</text:p>
                <draw:g>
                  <svg:desc>raw.O2:raw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234">
                <text:p>0.018234</text:p>
                <draw:g>
                  <svg:desc>raw.M3:raw.M102</svg:desc>
                </draw:g>
              </table:table-cell>
              <table:table-cell office:value-type="float" office:value="0.099051">
                <text:p>0.099051</text:p>
                <draw:g>
                  <svg:desc>raw.N3:raw.N102</svg:desc>
                </draw:g>
              </table:table-cell>
              <table:table-cell office:value-type="float" office:value="0.290908">
                <text:p>0.290908</text:p>
                <draw:g>
                  <svg:desc>raw.O3:raw.O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21">
                <text:p>0.016921</text:p>
              </table:table-cell>
              <table:table-cell office:value-type="float" office:value="0.097587">
                <text:p>0.097587</text:p>
              </table:table-cell>
              <table:table-cell office:value-type="float" office:value="0.293022">
                <text:p>0.293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924">
                <text:p>0.016924</text:p>
              </table:table-cell>
              <table:table-cell office:value-type="float" office:value="0.097918">
                <text:p>0.097918</text:p>
              </table:table-cell>
              <table:table-cell office:value-type="float" office:value="0.290373">
                <text:p>0.290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245">
                <text:p>0.017245</text:p>
              </table:table-cell>
              <table:table-cell office:value-type="float" office:value="0.09789">
                <text:p>0.09789</text:p>
              </table:table-cell>
              <table:table-cell office:value-type="float" office:value="0.292966">
                <text:p>0.29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051">
                <text:p>0.017051</text:p>
              </table:table-cell>
              <table:table-cell office:value-type="float" office:value="0.098164">
                <text:p>0.098164</text:p>
              </table:table-cell>
              <table:table-cell office:value-type="float" office:value="0.291412">
                <text:p>0.29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061">
                <text:p>0.017061</text:p>
              </table:table-cell>
              <table:table-cell office:value-type="float" office:value="0.098192">
                <text:p>0.098192</text:p>
              </table:table-cell>
              <table:table-cell office:value-type="float" office:value="0.292588">
                <text:p>0.292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968">
                <text:p>0.016968</text:p>
              </table:table-cell>
              <table:table-cell office:value-type="float" office:value="0.098053">
                <text:p>0.098053</text:p>
              </table:table-cell>
              <table:table-cell office:value-type="float" office:value="0.291145">
                <text:p>0.291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805">
                <text:p>0.016805</text:p>
              </table:table-cell>
              <table:table-cell office:value-type="float" office:value="0.098161">
                <text:p>0.098161</text:p>
              </table:table-cell>
              <table:table-cell office:value-type="float" office:value="0.292437">
                <text:p>0.292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226">
                <text:p>0.017226</text:p>
              </table:table-cell>
              <table:table-cell office:value-type="float" office:value="0.098163">
                <text:p>0.098163</text:p>
              </table:table-cell>
              <table:table-cell office:value-type="float" office:value="0.289337">
                <text:p>0.289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228">
                <text:p>0.017228</text:p>
              </table:table-cell>
              <table:table-cell office:value-type="float" office:value="0.09812">
                <text:p>0.09812</text:p>
              </table:table-cell>
              <table:table-cell office:value-type="float" office:value="0.291126">
                <text:p>0.29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919">
                <text:p>0.016919</text:p>
              </table:table-cell>
              <table:table-cell office:value-type="float" office:value="0.098327">
                <text:p>0.098327</text:p>
              </table:table-cell>
              <table:table-cell office:value-type="float" office:value="0.291274">
                <text:p>0.291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326">
                <text:p>0.017326</text:p>
              </table:table-cell>
              <table:table-cell office:value-type="float" office:value="0.098618">
                <text:p>0.098618</text:p>
              </table:table-cell>
              <table:table-cell office:value-type="float" office:value="0.293183">
                <text:p>0.29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818">
                <text:p>0.016818</text:p>
              </table:table-cell>
              <table:table-cell office:value-type="float" office:value="0.098413">
                <text:p>0.098413</text:p>
              </table:table-cell>
              <table:table-cell office:value-type="float" office:value="0.290753">
                <text:p>0.29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221">
                <text:p>0.017221</text:p>
              </table:table-cell>
              <table:table-cell office:value-type="float" office:value="0.09821">
                <text:p>0.09821</text:p>
              </table:table-cell>
              <table:table-cell office:value-type="float" office:value="0.293391">
                <text:p>0.29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262">
                <text:p>0.017262</text:p>
              </table:table-cell>
              <table:table-cell office:value-type="float" office:value="0.098514">
                <text:p>0.098514</text:p>
              </table:table-cell>
              <table:table-cell office:value-type="float" office:value="0.292333">
                <text:p>0.292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305">
                <text:p>0.017305</text:p>
              </table:table-cell>
              <table:table-cell office:value-type="float" office:value="0.098514">
                <text:p>0.098514</text:p>
              </table:table-cell>
              <table:table-cell office:value-type="float" office:value="0.293347">
                <text:p>0.293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065">
                <text:p>0.017065</text:p>
              </table:table-cell>
              <table:table-cell office:value-type="float" office:value="0.098461">
                <text:p>0.098461</text:p>
              </table:table-cell>
              <table:table-cell office:value-type="float" office:value="0.292454">
                <text:p>0.292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968">
                <text:p>0.016968</text:p>
              </table:table-cell>
              <table:table-cell office:value-type="float" office:value="0.098557">
                <text:p>0.098557</text:p>
              </table:table-cell>
              <table:table-cell office:value-type="float" office:value="0.292375">
                <text:p>0.292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6919">
                <text:p>0.016919</text:p>
              </table:table-cell>
              <table:table-cell office:value-type="float" office:value="0.098885">
                <text:p>0.098885</text:p>
              </table:table-cell>
              <table:table-cell office:value-type="float" office:value="0.291734">
                <text:p>0.291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222">
                <text:p>0.017222</text:p>
              </table:table-cell>
              <table:table-cell office:value-type="float" office:value="0.098536">
                <text:p>0.098536</text:p>
              </table:table-cell>
              <table:table-cell office:value-type="float" office:value="0.293209">
                <text:p>0.293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192">
                <text:p>0.017192</text:p>
              </table:table-cell>
              <table:table-cell office:value-type="float" office:value="0.098568">
                <text:p>0.098568</text:p>
              </table:table-cell>
              <table:table-cell office:value-type="float" office:value="0.293241">
                <text:p>0.29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268">
                <text:p>0.017268</text:p>
              </table:table-cell>
              <table:table-cell office:value-type="float" office:value="0.098884">
                <text:p>0.098884</text:p>
              </table:table-cell>
              <table:table-cell office:value-type="float" office:value="0.291263">
                <text:p>0.291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058">
                <text:p>0.017058</text:p>
              </table:table-cell>
              <table:table-cell office:value-type="float" office:value="0.099492">
                <text:p>0.099492</text:p>
              </table:table-cell>
              <table:table-cell office:value-type="float" office:value="0.29168">
                <text:p>0.29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19">
                <text:p>0.01719</text:p>
              </table:table-cell>
              <table:table-cell office:value-type="float" office:value="0.099735">
                <text:p>0.099735</text:p>
              </table:table-cell>
              <table:table-cell office:value-type="float" office:value="0.293917">
                <text:p>0.293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223">
                <text:p>0.017223</text:p>
              </table:table-cell>
              <table:table-cell office:value-type="float" office:value="0.099588">
                <text:p>0.099588</text:p>
              </table:table-cell>
              <table:table-cell office:value-type="float" office:value="0.292532">
                <text:p>0.292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552">
                <text:p>0.017552</text:p>
              </table:table-cell>
              <table:table-cell office:value-type="float" office:value="0.099999">
                <text:p>0.099999</text:p>
              </table:table-cell>
              <table:table-cell office:value-type="float" office:value="0.294175">
                <text:p>0.294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481">
                <text:p>0.017481</text:p>
              </table:table-cell>
              <table:table-cell office:value-type="float" office:value="0.100043">
                <text:p>0.100043</text:p>
              </table:table-cell>
              <table:table-cell office:value-type="float" office:value="0.29404">
                <text:p>0.29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7382">
                <text:p>0.017382</text:p>
              </table:table-cell>
              <table:table-cell office:value-type="float" office:value="0.100049">
                <text:p>0.100049</text:p>
              </table:table-cell>
              <table:table-cell office:value-type="float" office:value="0.294824">
                <text:p>0.294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547">
                <text:p>0.017547</text:p>
              </table:table-cell>
              <table:table-cell office:value-type="float" office:value="0.100183">
                <text:p>0.100183</text:p>
              </table:table-cell>
              <table:table-cell office:value-type="float" office:value="0.295297">
                <text:p>0.295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396">
                <text:p>0.017396</text:p>
              </table:table-cell>
              <table:table-cell office:value-type="float" office:value="0.100418">
                <text:p>0.100418</text:p>
              </table:table-cell>
              <table:table-cell office:value-type="float" office:value="0.293791">
                <text:p>0.293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547">
                <text:p>0.017547</text:p>
              </table:table-cell>
              <table:table-cell office:value-type="float" office:value="0.100677">
                <text:p>0.100677</text:p>
              </table:table-cell>
              <table:table-cell office:value-type="float" office:value="0.296297">
                <text:p>0.296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281">
                <text:p>0.017281</text:p>
              </table:table-cell>
              <table:table-cell office:value-type="float" office:value="0.101199">
                <text:p>0.101199</text:p>
              </table:table-cell>
              <table:table-cell office:value-type="float" office:value="0.296129">
                <text:p>0.296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7715">
                <text:p>0.017715</text:p>
              </table:table-cell>
              <table:table-cell office:value-type="float" office:value="0.10102">
                <text:p>0.10102</text:p>
              </table:table-cell>
              <table:table-cell office:value-type="float" office:value="0.299467">
                <text:p>0.299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495">
                <text:p>0.017495</text:p>
              </table:table-cell>
              <table:table-cell office:value-type="float" office:value="0.101399">
                <text:p>0.101399</text:p>
              </table:table-cell>
              <table:table-cell office:value-type="float" office:value="0.296727">
                <text:p>0.296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741">
                <text:p>0.017741</text:p>
              </table:table-cell>
              <table:table-cell office:value-type="float" office:value="0.101685">
                <text:p>0.101685</text:p>
              </table:table-cell>
              <table:table-cell office:value-type="float" office:value="0.299772">
                <text:p>0.299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525">
                <text:p>0.017525</text:p>
              </table:table-cell>
              <table:table-cell office:value-type="float" office:value="0.102113">
                <text:p>0.102113</text:p>
              </table:table-cell>
              <table:table-cell office:value-type="float" office:value="0.299388">
                <text:p>0.299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869">
                <text:p>0.017869</text:p>
              </table:table-cell>
              <table:table-cell office:value-type="float" office:value="0.102078">
                <text:p>0.102078</text:p>
              </table:table-cell>
              <table:table-cell office:value-type="float" office:value="0.300915">
                <text:p>0.300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714">
                <text:p>0.017714</text:p>
              </table:table-cell>
              <table:table-cell office:value-type="float" office:value="0.102079">
                <text:p>0.102079</text:p>
              </table:table-cell>
              <table:table-cell office:value-type="float" office:value="0.302888">
                <text:p>0.302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862">
                <text:p>0.017862</text:p>
              </table:table-cell>
              <table:table-cell office:value-type="float" office:value="0.102057">
                <text:p>0.102057</text:p>
              </table:table-cell>
              <table:table-cell office:value-type="float" office:value="0.301399">
                <text:p>0.301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837">
                <text:p>0.017837</text:p>
              </table:table-cell>
              <table:table-cell office:value-type="float" office:value="0.102387">
                <text:p>0.102387</text:p>
              </table:table-cell>
              <table:table-cell office:value-type="float" office:value="0.326689">
                <text:p>0.326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947">
                <text:p>0.017947</text:p>
              </table:table-cell>
              <table:table-cell office:value-type="float" office:value="0.112212">
                <text:p>0.112212</text:p>
              </table:table-cell>
              <table:table-cell office:value-type="float" office:value="0.311157">
                <text:p>0.31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792">
                <text:p>0.017792</text:p>
              </table:table-cell>
              <table:table-cell office:value-type="float" office:value="0.112353">
                <text:p>0.112353</text:p>
              </table:table-cell>
              <table:table-cell office:value-type="float" office:value="0.312816">
                <text:p>0.312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211">
                <text:p>0.018211</text:p>
              </table:table-cell>
              <table:table-cell office:value-type="float" office:value="0.112827">
                <text:p>0.112827</text:p>
              </table:table-cell>
              <table:table-cell office:value-type="float" office:value="0.314657">
                <text:p>0.314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17">
                <text:p>0.01817</text:p>
              </table:table-cell>
              <table:table-cell office:value-type="float" office:value="0.113068">
                <text:p>0.113068</text:p>
              </table:table-cell>
              <table:table-cell office:value-type="float" office:value="0.316799">
                <text:p>0.316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307">
                <text:p>0.018307</text:p>
              </table:table-cell>
              <table:table-cell office:value-type="float" office:value="0.11362">
                <text:p>0.11362</text:p>
              </table:table-cell>
              <table:table-cell office:value-type="float" office:value="0.317391">
                <text:p>0.31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224">
                <text:p>0.018224</text:p>
              </table:table-cell>
              <table:table-cell office:value-type="float" office:value="0.113543">
                <text:p>0.113543</text:p>
              </table:table-cell>
              <table:table-cell office:value-type="float" office:value="0.317363">
                <text:p>0.317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517">
                <text:p>0.018517</text:p>
              </table:table-cell>
              <table:table-cell office:value-type="float" office:value="0.114018">
                <text:p>0.114018</text:p>
              </table:table-cell>
              <table:table-cell office:value-type="float" office:value="0.320716">
                <text:p>0.320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534">
                <text:p>0.018534</text:p>
              </table:table-cell>
              <table:table-cell office:value-type="float" office:value="0.11477">
                <text:p>0.11477</text:p>
              </table:table-cell>
              <table:table-cell office:value-type="float" office:value="0.322907">
                <text:p>0.322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8679">
                <text:p>0.018679</text:p>
              </table:table-cell>
              <table:table-cell office:value-type="float" office:value="0.115353">
                <text:p>0.115353</text:p>
              </table:table-cell>
              <table:table-cell office:value-type="float" office:value="0.321157">
                <text:p>0.321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8946">
                <text:p>0.018946</text:p>
              </table:table-cell>
              <table:table-cell office:value-type="float" office:value="0.115054">
                <text:p>0.115054</text:p>
              </table:table-cell>
              <table:table-cell office:value-type="float" office:value="0.323676">
                <text:p>0.323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96">
                <text:p>0.01896</text:p>
              </table:table-cell>
              <table:table-cell office:value-type="float" office:value="0.115412">
                <text:p>0.115412</text:p>
              </table:table-cell>
              <table:table-cell office:value-type="float" office:value="0.327459">
                <text:p>0.327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584">
                <text:p>0.018584</text:p>
              </table:table-cell>
              <table:table-cell office:value-type="float" office:value="0.125252">
                <text:p>0.125252</text:p>
              </table:table-cell>
              <table:table-cell office:value-type="float" office:value="0.334105">
                <text:p>0.334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811">
                <text:p>0.018811</text:p>
              </table:table-cell>
              <table:table-cell office:value-type="float" office:value="0.126107">
                <text:p>0.126107</text:p>
              </table:table-cell>
              <table:table-cell office:value-type="float" office:value="0.333552">
                <text:p>0.333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811">
                <text:p>0.018811</text:p>
              </table:table-cell>
              <table:table-cell office:value-type="float" office:value="0.126468">
                <text:p>0.126468</text:p>
              </table:table-cell>
              <table:table-cell office:value-type="float" office:value="0.335713">
                <text:p>0.335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69">
                <text:p>0.01869</text:p>
              </table:table-cell>
              <table:table-cell office:value-type="float" office:value="0.126318">
                <text:p>0.126318</text:p>
              </table:table-cell>
              <table:table-cell office:value-type="float" office:value="0.338875">
                <text:p>0.338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391">
                <text:p>0.019391</text:p>
              </table:table-cell>
              <table:table-cell office:value-type="float" office:value="0.126248">
                <text:p>0.126248</text:p>
              </table:table-cell>
              <table:table-cell office:value-type="float" office:value="0.335934">
                <text:p>0.335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164">
                <text:p>0.019164</text:p>
              </table:table-cell>
              <table:table-cell office:value-type="float" office:value="0.126405">
                <text:p>0.126405</text:p>
              </table:table-cell>
              <table:table-cell office:value-type="float" office:value="0.338502">
                <text:p>0.338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8756">
                <text:p>0.018756</text:p>
              </table:table-cell>
              <table:table-cell office:value-type="float" office:value="0.126556">
                <text:p>0.126556</text:p>
              </table:table-cell>
              <table:table-cell office:value-type="float" office:value="0.339883">
                <text:p>0.339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322">
                <text:p>0.019322</text:p>
              </table:table-cell>
              <table:table-cell office:value-type="float" office:value="0.127214">
                <text:p>0.127214</text:p>
              </table:table-cell>
              <table:table-cell office:value-type="float" office:value="0.340244">
                <text:p>0.340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77">
                <text:p>0.01877</text:p>
              </table:table-cell>
              <table:table-cell office:value-type="float" office:value="0.126935">
                <text:p>0.126935</text:p>
              </table:table-cell>
              <table:table-cell office:value-type="float" office:value="0.341074">
                <text:p>0.341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212">
                <text:p>0.019212</text:p>
              </table:table-cell>
              <table:table-cell office:value-type="float" office:value="0.12739">
                <text:p>0.12739</text:p>
              </table:table-cell>
              <table:table-cell office:value-type="float" office:value="0.342333">
                <text:p>0.342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867">
                <text:p>0.019867</text:p>
              </table:table-cell>
              <table:table-cell office:value-type="float" office:value="0.127225">
                <text:p>0.127225</text:p>
              </table:table-cell>
              <table:table-cell office:value-type="float" office:value="0.343273">
                <text:p>0.343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986">
                <text:p>0.019986</text:p>
              </table:table-cell>
              <table:table-cell office:value-type="float" office:value="0.12804">
                <text:p>0.12804</text:p>
              </table:table-cell>
              <table:table-cell office:value-type="float" office:value="0.344563">
                <text:p>0.344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77">
                <text:p>0.01977</text:p>
              </table:table-cell>
              <table:table-cell office:value-type="float" office:value="0.127721">
                <text:p>0.127721</text:p>
              </table:table-cell>
              <table:table-cell office:value-type="float" office:value="0.344563">
                <text:p>0.344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672">
                <text:p>0.019672</text:p>
              </table:table-cell>
              <table:table-cell office:value-type="float" office:value="0.127553">
                <text:p>0.127553</text:p>
              </table:table-cell>
              <table:table-cell office:value-type="float" office:value="0.346874">
                <text:p>0.346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536">
                <text:p>0.019536</text:p>
              </table:table-cell>
              <table:table-cell office:value-type="float" office:value="0.137905">
                <text:p>0.137905</text:p>
              </table:table-cell>
              <table:table-cell office:value-type="float" office:value="0.355473">
                <text:p>0.355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036">
                <text:p>0.020036</text:p>
              </table:table-cell>
              <table:table-cell office:value-type="float" office:value="0.138024">
                <text:p>0.138024</text:p>
              </table:table-cell>
              <table:table-cell office:value-type="float" office:value="0.358391">
                <text:p>0.358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619">
                <text:p>0.019619</text:p>
              </table:table-cell>
              <table:table-cell office:value-type="float" office:value="0.138198">
                <text:p>0.138198</text:p>
              </table:table-cell>
              <table:table-cell office:value-type="float" office:value="0.357441">
                <text:p>0.357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962">
                <text:p>0.019962</text:p>
              </table:table-cell>
              <table:table-cell office:value-type="float" office:value="0.137383">
                <text:p>0.137383</text:p>
              </table:table-cell>
              <table:table-cell office:value-type="float" office:value="0.362843">
                <text:p>0.362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898">
                <text:p>0.019898</text:p>
              </table:table-cell>
              <table:table-cell office:value-type="float" office:value="0.137921">
                <text:p>0.137921</text:p>
              </table:table-cell>
              <table:table-cell office:value-type="float" office:value="0.363389">
                <text:p>0.363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103">
                <text:p>0.020103</text:p>
              </table:table-cell>
              <table:table-cell office:value-type="float" office:value="0.13782">
                <text:p>0.13782</text:p>
              </table:table-cell>
              <table:table-cell office:value-type="float" office:value="0.363273">
                <text:p>0.363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248">
                <text:p>0.020248</text:p>
              </table:table-cell>
              <table:table-cell office:value-type="float" office:value="0.137419">
                <text:p>0.137419</text:p>
              </table:table-cell>
              <table:table-cell office:value-type="float" office:value="0.367652">
                <text:p>0.3676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459">
                <text:p>0.020459</text:p>
              </table:table-cell>
              <table:table-cell office:value-type="float" office:value="0.137408">
                <text:p>0.137408</text:p>
              </table:table-cell>
              <table:table-cell office:value-type="float" office:value="0.368702">
                <text:p>0.368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0435">
                <text:p>0.020435</text:p>
              </table:table-cell>
              <table:table-cell office:value-type="float" office:value="0.137292">
                <text:p>0.137292</text:p>
              </table:table-cell>
              <table:table-cell office:value-type="float" office:value="0.368199">
                <text:p>0.368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102">
                <text:p>0.020102</text:p>
              </table:table-cell>
              <table:table-cell office:value-type="float" office:value="0.137012">
                <text:p>0.137012</text:p>
              </table:table-cell>
              <table:table-cell office:value-type="float" office:value="0.370597">
                <text:p>0.370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996">
                <text:p>0.019996</text:p>
              </table:table-cell>
              <table:table-cell office:value-type="float" office:value="0.14794">
                <text:p>0.14794</text:p>
              </table:table-cell>
              <table:table-cell office:value-type="float" office:value="0.378873">
                <text:p>0.3788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366">
                <text:p>0.020366</text:p>
              </table:table-cell>
              <table:table-cell office:value-type="float" office:value="0.14831">
                <text:p>0.14831</text:p>
              </table:table-cell>
              <table:table-cell office:value-type="float" office:value="0.381565">
                <text:p>0.381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0396">
                <text:p>0.020396</text:p>
              </table:table-cell>
              <table:table-cell office:value-type="float" office:value="0.148554">
                <text:p>0.148554</text:p>
              </table:table-cell>
              <table:table-cell office:value-type="float" office:value="0.38077">
                <text:p>0.38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545">
                <text:p>0.020545</text:p>
              </table:table-cell>
              <table:table-cell office:value-type="float" office:value="0.157997">
                <text:p>0.157997</text:p>
              </table:table-cell>
              <table:table-cell office:value-type="float" office:value="0.390267">
                <text:p>0.390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558">
                <text:p>0.020558</text:p>
              </table:table-cell>
              <table:table-cell office:value-type="float" office:value="0.147424">
                <text:p>0.147424</text:p>
              </table:table-cell>
              <table:table-cell office:value-type="float" office:value="0.384763">
                <text:p>0.38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877">
                <text:p>0.020877</text:p>
              </table:table-cell>
              <table:table-cell office:value-type="float" office:value="0.166925">
                <text:p>0.166925</text:p>
              </table:table-cell>
              <table:table-cell office:value-type="float" office:value="0.402648">
                <text:p>0.402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388">
                <text:p>0.020388</text:p>
              </table:table-cell>
              <table:table-cell office:value-type="float" office:value="0.167785">
                <text:p>0.167785</text:p>
              </table:table-cell>
              <table:table-cell office:value-type="float" office:value="0.40332">
                <text:p>0.40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161">
                <text:p>0.021161</text:p>
              </table:table-cell>
              <table:table-cell office:value-type="float" office:value="0.167907">
                <text:p>0.167907</text:p>
              </table:table-cell>
              <table:table-cell office:value-type="float" office:value="0.402692">
                <text:p>0.4026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1001">
                <text:p>0.021001</text:p>
              </table:table-cell>
              <table:table-cell office:value-type="float" office:value="0.168115">
                <text:p>0.168115</text:p>
              </table:table-cell>
              <table:table-cell office:value-type="float" office:value="0.406762">
                <text:p>0.406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854">
                <text:p>0.020854</text:p>
              </table:table-cell>
              <table:table-cell office:value-type="float" office:value="0.175581">
                <text:p>0.175581</text:p>
              </table:table-cell>
              <table:table-cell office:value-type="float" office:value="0.429651">
                <text:p>0.429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1164">
                <text:p>0.021164</text:p>
              </table:table-cell>
              <table:table-cell office:value-type="float" office:value="0.176562">
                <text:p>0.176562</text:p>
              </table:table-cell>
              <table:table-cell office:value-type="float" office:value="0.419738">
                <text:p>0.419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28">
                <text:p>0.02128</text:p>
              </table:table-cell>
              <table:table-cell office:value-type="float" office:value="0.176674">
                <text:p>0.176674</text:p>
              </table:table-cell>
              <table:table-cell office:value-type="float" office:value="0.420286">
                <text:p>0.420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188">
                <text:p>0.021188</text:p>
              </table:table-cell>
              <table:table-cell office:value-type="float" office:value="0.175884">
                <text:p>0.175884</text:p>
              </table:table-cell>
              <table:table-cell office:value-type="float" office:value="0.428965">
                <text:p>0.428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1501">
                <text:p>0.021501</text:p>
              </table:table-cell>
              <table:table-cell office:value-type="float" office:value="0.174556">
                <text:p>0.174556</text:p>
              </table:table-cell>
              <table:table-cell office:value-type="float" office:value="0.454467">
                <text:p>0.454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3">
                <text:p>0.0213</text:p>
              </table:table-cell>
              <table:table-cell office:value-type="float" office:value="0.175427">
                <text:p>0.175427</text:p>
              </table:table-cell>
              <table:table-cell office:value-type="float" office:value="0.471698">
                <text:p>0.471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188">
                <text:p>0.02188</text:p>
              </table:table-cell>
              <table:table-cell office:value-type="float" office:value="0.176122">
                <text:p>0.176122</text:p>
              </table:table-cell>
              <table:table-cell office:value-type="float" office:value="0.435962">
                <text:p>0.435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2255">
                <text:p>0.022255</text:p>
              </table:table-cell>
              <table:table-cell office:value-type="float" office:value="0.175376">
                <text:p>0.175376</text:p>
              </table:table-cell>
              <table:table-cell office:value-type="float" office:value="0.458714">
                <text:p>0.458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1487">
                <text:p>0.021487</text:p>
              </table:table-cell>
              <table:table-cell office:value-type="float" office:value="0.185168">
                <text:p>0.185168</text:p>
              </table:table-cell>
              <table:table-cell office:value-type="float" office:value="0.447958">
                <text:p>0.447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1598">
                <text:p>0.021598</text:p>
              </table:table-cell>
              <table:table-cell office:value-type="float" office:value="0.185125">
                <text:p>0.185125</text:p>
              </table:table-cell>
              <table:table-cell office:value-type="float" office:value="0.442323">
                <text:p>0.442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1903">
                <text:p>0.021903</text:p>
              </table:table-cell>
              <table:table-cell office:value-type="float" office:value="0.204154">
                <text:p>0.204154</text:p>
              </table:table-cell>
              <table:table-cell office:value-type="float" office:value="0.457253">
                <text:p>0.4572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189">
                <text:p>0.02189</text:p>
              </table:table-cell>
              <table:table-cell office:value-type="float" office:value="0.203706">
                <text:p>0.203706</text:p>
              </table:table-cell>
              <table:table-cell office:value-type="float" office:value="0.463954">
                <text:p>0.463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1902">
                <text:p>0.021902</text:p>
              </table:table-cell>
              <table:table-cell office:value-type="float" office:value="0.203486">
                <text:p>0.203486</text:p>
              </table:table-cell>
              <table:table-cell office:value-type="float" office:value="0.462481">
                <text:p>0.462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249">
                <text:p>0.022249</text:p>
              </table:table-cell>
              <table:table-cell office:value-type="float" office:value="0.203635">
                <text:p>0.203635</text:p>
              </table:table-cell>
              <table:table-cell office:value-type="float" office:value="0.465025">
                <text:p>0.465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722">
                <text:p>0.021722</text:p>
              </table:table-cell>
              <table:table-cell office:value-type="float" office:value="0.20293">
                <text:p>0.20293</text:p>
              </table:table-cell>
              <table:table-cell office:value-type="float" office:value="0.4647">
                <text:p>0.4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1662">
                <text:p>0.021662</text:p>
              </table:table-cell>
              <table:table-cell office:value-type="float" office:value="0.200835">
                <text:p>0.200835</text:p>
              </table:table-cell>
              <table:table-cell office:value-type="float" office:value="0.464771">
                <text:p>0.46477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74cm" svg:height="7.073cm" xlink:href=".." xlink:type="simple" chart:class="chart:line" chart:style-name="ch1">
        <chart:legend chart:legend-position="end" svg:x="9.59cm" svg:y="2.49cm" style:legend-expansion="high" chart:style-name="ch2"/>
        <chart:plot-area chart:style-name="ch3" table:cell-range-address="raw.B1:raw.B1 raw.C3:raw.C102 raw.E1:raw.E1 raw.F3:raw.F102 raw.H1:raw.H1 raw.I3:raw.I80 raw.L1:raw.L1 raw.M3:raw.M102" chart:data-source-has-labels="row" svg:x="0.251cm" svg:y="0.141cm" svg:width="9.088cm" svg:height="6.791cm">
          <chartooo:coordinate-region svg:x="1.163cm" svg:y="0.34cm" svg:width="8.119cm" svg:height="5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C3:raw.C102" chart:label-cell-address="raw.B1:raw.B1" chart:class="chart:line">
            <chart:data-point chart:repeated="100"/>
          </chart:series>
          <chart:series chart:style-name="ch8" chart:values-cell-range-address="raw.F3:raw.F102" chart:label-cell-address="raw.E1:raw.E1" chart:class="chart:line">
            <chart:data-point chart:repeated="100"/>
          </chart:series>
          <chart:series chart:style-name="ch9" chart:values-cell-range-address="raw.I3:raw.I80" chart:label-cell-address="raw.H1:raw.H1" chart:class="chart:line">
            <chart:data-point chart:repeated="78"/>
          </chart:series>
          <chart:series chart:style-name="ch10" chart:values-cell-range-address="raw.M3:raw.M102" chart:label-cell-address="raw.L1:raw.L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raw.B1:raw.B1</svg:desc>
                </draw:g>
              </table:table-cell>
              <table:table-cell office:value-type="string">
                <text:p>MPI</text:p>
                <draw:g>
                  <svg:desc>raw.E1:raw.E1</svg:desc>
                </draw:g>
              </table:table-cell>
              <table:table-cell office:value-type="string">
                <text:p>Indexing</text:p>
                <draw:g>
                  <svg:desc>raw.H1:raw.H1</svg:desc>
                </draw:g>
              </table:table-cell>
              <table:table-cell office:value-type="string">
                <text:p>Redundant</text:p>
                <draw:g>
                  <svg:desc>raw.L1:raw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32413">
                <text:p>3.032413</text:p>
                <draw:g>
                  <svg:desc>raw.C3:raw.C102</svg:desc>
                </draw:g>
              </table:table-cell>
              <table:table-cell office:value-type="float" office:value="1.475505">
                <text:p>1.475505</text:p>
                <draw:g>
                  <svg:desc>raw.F3:raw.F102</svg:desc>
                </draw:g>
              </table:table-cell>
              <table:table-cell office:value-type="float" office:value="0.093529">
                <text:p>0.093529</text:p>
                <draw:g>
                  <svg:desc>raw.I3:raw.I80</svg:desc>
                </draw:g>
              </table:table-cell>
              <table:table-cell office:value-type="float" office:value="0.018234">
                <text:p>0.018234</text:p>
                <draw:g>
                  <svg:desc>raw.M3:raw.M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83175">
                <text:p>2.983175</text:p>
              </table:table-cell>
              <table:table-cell office:value-type="float" office:value="1.450176">
                <text:p>1.450176</text:p>
              </table:table-cell>
              <table:table-cell office:value-type="float" office:value="0.093063">
                <text:p>0.093063</text:p>
              </table:table-cell>
              <table:table-cell office:value-type="float" office:value="0.016921">
                <text:p>0.016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63">
                <text:p>3.27763</text:p>
              </table:table-cell>
              <table:table-cell office:value-type="float" office:value="1.385168">
                <text:p>1.385168</text:p>
              </table:table-cell>
              <table:table-cell office:value-type="float" office:value="0.093785">
                <text:p>0.093785</text:p>
              </table:table-cell>
              <table:table-cell office:value-type="float" office:value="0.016924">
                <text:p>0.016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9653">
                <text:p>3.199653</text:p>
              </table:table-cell>
              <table:table-cell office:value-type="float" office:value="1.431568">
                <text:p>1.431568</text:p>
              </table:table-cell>
              <table:table-cell office:value-type="float" office:value="0.093385">
                <text:p>0.093385</text:p>
              </table:table-cell>
              <table:table-cell office:value-type="float" office:value="0.017245">
                <text:p>0.017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072">
                <text:p>2.995072</text:p>
              </table:table-cell>
              <table:table-cell office:value-type="float" office:value="1.519447">
                <text:p>1.519447</text:p>
              </table:table-cell>
              <table:table-cell office:value-type="float" office:value="0.093695">
                <text:p>0.093695</text:p>
              </table:table-cell>
              <table:table-cell office:value-type="float" office:value="0.017051">
                <text:p>0.017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35122">
                <text:p>2.935122</text:p>
              </table:table-cell>
              <table:table-cell office:value-type="float" office:value="1.401034">
                <text:p>1.401034</text:p>
              </table:table-cell>
              <table:table-cell office:value-type="float" office:value="0.094064">
                <text:p>0.094064</text:p>
              </table:table-cell>
              <table:table-cell office:value-type="float" office:value="0.017061">
                <text:p>0.017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0366">
                <text:p>2.980366</text:p>
              </table:table-cell>
              <table:table-cell office:value-type="float" office:value="1.418996">
                <text:p>1.418996</text:p>
              </table:table-cell>
              <table:table-cell office:value-type="float" office:value="0.097817">
                <text:p>0.097817</text:p>
              </table:table-cell>
              <table:table-cell office:value-type="float" office:value="0.016968">
                <text:p>0.016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66284">
                <text:p>3.366284</text:p>
              </table:table-cell>
              <table:table-cell office:value-type="float" office:value="1.496971">
                <text:p>1.496971</text:p>
              </table:table-cell>
              <table:table-cell office:value-type="float" office:value="0.097223">
                <text:p>0.097223</text:p>
              </table:table-cell>
              <table:table-cell office:value-type="float" office:value="0.016805">
                <text:p>0.01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12312">
                <text:p>3.312312</text:p>
              </table:table-cell>
              <table:table-cell office:value-type="float" office:value="1.598891">
                <text:p>1.598891</text:p>
              </table:table-cell>
              <table:table-cell office:value-type="float" office:value="0.098349">
                <text:p>0.098349</text:p>
              </table:table-cell>
              <table:table-cell office:value-type="float" office:value="0.017226">
                <text:p>0.017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6923">
                <text:p>2.956923</text:p>
              </table:table-cell>
              <table:table-cell office:value-type="float" office:value="1.463824">
                <text:p>1.463824</text:p>
              </table:table-cell>
              <table:table-cell office:value-type="float" office:value="0.098764">
                <text:p>0.098764</text:p>
              </table:table-cell>
              <table:table-cell office:value-type="float" office:value="0.017228">
                <text:p>0.017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13351">
                <text:p>3.213351</text:p>
              </table:table-cell>
              <table:table-cell office:value-type="float" office:value="1.5949">
                <text:p>1.5949</text:p>
              </table:table-cell>
              <table:table-cell office:value-type="float" office:value="0.097791">
                <text:p>0.097791</text:p>
              </table:table-cell>
              <table:table-cell office:value-type="float" office:value="0.016919">
                <text:p>0.016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88746">
                <text:p>3.488746</text:p>
              </table:table-cell>
              <table:table-cell office:value-type="float" office:value="1.532125">
                <text:p>1.532125</text:p>
              </table:table-cell>
              <table:table-cell office:value-type="float" office:value="0.097867">
                <text:p>0.097867</text:p>
              </table:table-cell>
              <table:table-cell office:value-type="float" office:value="0.017326">
                <text:p>0.017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4419">
                <text:p>3.014419</text:p>
              </table:table-cell>
              <table:table-cell office:value-type="float" office:value="1.511907">
                <text:p>1.511907</text:p>
              </table:table-cell>
              <table:table-cell office:value-type="float" office:value="0.097777">
                <text:p>0.097777</text:p>
              </table:table-cell>
              <table:table-cell office:value-type="float" office:value="0.016818">
                <text:p>0.016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07309">
                <text:p>2.907309</text:p>
              </table:table-cell>
              <table:table-cell office:value-type="float" office:value="1.445981">
                <text:p>1.445981</text:p>
              </table:table-cell>
              <table:table-cell office:value-type="float" office:value="0.097209">
                <text:p>0.097209</text:p>
              </table:table-cell>
              <table:table-cell office:value-type="float" office:value="0.017221">
                <text:p>0.017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1273">
                <text:p>2.921273</text:p>
              </table:table-cell>
              <table:table-cell office:value-type="float" office:value="1.523821">
                <text:p>1.523821</text:p>
              </table:table-cell>
              <table:table-cell office:value-type="float" office:value="0.097278">
                <text:p>0.097278</text:p>
              </table:table-cell>
              <table:table-cell office:value-type="float" office:value="0.017262">
                <text:p>0.017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58588">
                <text:p>3.058588</text:p>
              </table:table-cell>
              <table:table-cell office:value-type="float" office:value="1.523998">
                <text:p>1.523998</text:p>
              </table:table-cell>
              <table:table-cell office:value-type="float" office:value="0.097508">
                <text:p>0.097508</text:p>
              </table:table-cell>
              <table:table-cell office:value-type="float" office:value="0.017305">
                <text:p>0.017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01339">
                <text:p>3.301339</text:p>
              </table:table-cell>
              <table:table-cell office:value-type="float" office:value="1.470018">
                <text:p>1.470018</text:p>
              </table:table-cell>
              <table:table-cell office:value-type="float" office:value="0.096946">
                <text:p>0.096946</text:p>
              </table:table-cell>
              <table:table-cell office:value-type="float" office:value="0.017065">
                <text:p>0.017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25855">
                <text:p>3.625855</text:p>
              </table:table-cell>
              <table:table-cell office:value-type="float" office:value="1.550966">
                <text:p>1.550966</text:p>
              </table:table-cell>
              <table:table-cell office:value-type="float" office:value="0.097105">
                <text:p>0.097105</text:p>
              </table:table-cell>
              <table:table-cell office:value-type="float" office:value="0.016968">
                <text:p>0.016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90596">
                <text:p>3.390596</text:p>
              </table:table-cell>
              <table:table-cell office:value-type="float" office:value="1.500144">
                <text:p>1.500144</text:p>
              </table:table-cell>
              <table:table-cell office:value-type="float" office:value="0.097484">
                <text:p>0.097484</text:p>
              </table:table-cell>
              <table:table-cell office:value-type="float" office:value="0.016919">
                <text:p>0.01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89395">
                <text:p>3.389395</text:p>
              </table:table-cell>
              <table:table-cell office:value-type="float" office:value="1.488522">
                <text:p>1.488522</text:p>
              </table:table-cell>
              <table:table-cell office:value-type="float" office:value="0.097919">
                <text:p>0.097919</text:p>
              </table:table-cell>
              <table:table-cell office:value-type="float" office:value="0.017222">
                <text:p>0.01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41778">
                <text:p>3.241778</text:p>
              </table:table-cell>
              <table:table-cell office:value-type="float" office:value="1.480257">
                <text:p>1.480257</text:p>
              </table:table-cell>
              <table:table-cell office:value-type="float" office:value="0.097418">
                <text:p>0.097418</text:p>
              </table:table-cell>
              <table:table-cell office:value-type="float" office:value="0.017192">
                <text:p>0.017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24029">
                <text:p>3.024029</text:p>
              </table:table-cell>
              <table:table-cell office:value-type="float" office:value="1.58787">
                <text:p>1.58787</text:p>
              </table:table-cell>
              <table:table-cell office:value-type="float" office:value="0.098361">
                <text:p>0.098361</text:p>
              </table:table-cell>
              <table:table-cell office:value-type="float" office:value="0.017268">
                <text:p>0.017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83055">
                <text:p>3.283055</text:p>
              </table:table-cell>
              <table:table-cell office:value-type="float" office:value="1.555517">
                <text:p>1.555517</text:p>
              </table:table-cell>
              <table:table-cell office:value-type="float" office:value="0.099708">
                <text:p>0.099708</text:p>
              </table:table-cell>
              <table:table-cell office:value-type="float" office:value="0.017058">
                <text:p>0.017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99613">
                <text:p>2.999613</text:p>
              </table:table-cell>
              <table:table-cell office:value-type="float" office:value="1.499047">
                <text:p>1.499047</text:p>
              </table:table-cell>
              <table:table-cell office:value-type="float" office:value="0.099904">
                <text:p>0.099904</text:p>
              </table:table-cell>
              <table:table-cell office:value-type="float" office:value="0.01719">
                <text:p>0.0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19885">
                <text:p>3.519885</text:p>
              </table:table-cell>
              <table:table-cell office:value-type="float" office:value="1.602724">
                <text:p>1.602724</text:p>
              </table:table-cell>
              <table:table-cell office:value-type="float" office:value="0.099644">
                <text:p>0.099644</text:p>
              </table:table-cell>
              <table:table-cell office:value-type="float" office:value="0.017223">
                <text:p>0.017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01652">
                <text:p>4.001652</text:p>
              </table:table-cell>
              <table:table-cell office:value-type="float" office:value="1.543775">
                <text:p>1.543775</text:p>
              </table:table-cell>
              <table:table-cell office:value-type="float" office:value="0.100331">
                <text:p>0.100331</text:p>
              </table:table-cell>
              <table:table-cell office:value-type="float" office:value="0.017552">
                <text:p>0.017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00442">
                <text:p>3.300442</text:p>
              </table:table-cell>
              <table:table-cell office:value-type="float" office:value="1.572491">
                <text:p>1.572491</text:p>
              </table:table-cell>
              <table:table-cell office:value-type="float" office:value="0.099912">
                <text:p>0.099912</text:p>
              </table:table-cell>
              <table:table-cell office:value-type="float" office:value="0.017481">
                <text:p>0.017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90266">
                <text:p>3.090266</text:p>
              </table:table-cell>
              <table:table-cell office:value-type="float" office:value="1.494228">
                <text:p>1.494228</text:p>
              </table:table-cell>
              <table:table-cell office:value-type="float" office:value="0.103393">
                <text:p>0.103393</text:p>
              </table:table-cell>
              <table:table-cell office:value-type="float" office:value="0.017382">
                <text:p>0.017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2597">
                <text:p>3.162597</text:p>
              </table:table-cell>
              <table:table-cell office:value-type="float" office:value="1.605538">
                <text:p>1.605538</text:p>
              </table:table-cell>
              <table:table-cell office:value-type="float" office:value="0.102788">
                <text:p>0.102788</text:p>
              </table:table-cell>
              <table:table-cell office:value-type="float" office:value="0.017547">
                <text:p>0.017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30533">
                <text:p>3.030533</text:p>
              </table:table-cell>
              <table:table-cell office:value-type="float" office:value="1.58611">
                <text:p>1.58611</text:p>
              </table:table-cell>
              <table:table-cell office:value-type="float" office:value="0.102995">
                <text:p>0.102995</text:p>
              </table:table-cell>
              <table:table-cell office:value-type="float" office:value="0.017396">
                <text:p>0.017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11439">
                <text:p>3.411439</text:p>
              </table:table-cell>
              <table:table-cell office:value-type="float" office:value="1.58645">
                <text:p>1.58645</text:p>
              </table:table-cell>
              <table:table-cell office:value-type="float" office:value="0.105618">
                <text:p>0.105618</text:p>
              </table:table-cell>
              <table:table-cell office:value-type="float" office:value="0.017547">
                <text:p>0.017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4413">
                <text:p>3.154413</text:p>
              </table:table-cell>
              <table:table-cell office:value-type="float" office:value="1.676864">
                <text:p>1.676864</text:p>
              </table:table-cell>
              <table:table-cell office:value-type="float" office:value="0.105141">
                <text:p>0.105141</text:p>
              </table:table-cell>
              <table:table-cell office:value-type="float" office:value="0.017281">
                <text:p>0.017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0953">
                <text:p>2.940953</text:p>
              </table:table-cell>
              <table:table-cell office:value-type="float" office:value="1.63426">
                <text:p>1.63426</text:p>
              </table:table-cell>
              <table:table-cell office:value-type="float" office:value="0.104702">
                <text:p>0.104702</text:p>
              </table:table-cell>
              <table:table-cell office:value-type="float" office:value="0.017715">
                <text:p>0.017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67024">
                <text:p>3.167024</text:p>
              </table:table-cell>
              <table:table-cell office:value-type="float" office:value="1.613382">
                <text:p>1.613382</text:p>
              </table:table-cell>
              <table:table-cell office:value-type="float" office:value="0.111119">
                <text:p>0.111119</text:p>
              </table:table-cell>
              <table:table-cell office:value-type="float" office:value="0.017495">
                <text:p>0.017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04645">
                <text:p>3.104645</text:p>
              </table:table-cell>
              <table:table-cell office:value-type="float" office:value="1.499697">
                <text:p>1.499697</text:p>
              </table:table-cell>
              <table:table-cell office:value-type="float" office:value="0.122512">
                <text:p>0.122512</text:p>
              </table:table-cell>
              <table:table-cell office:value-type="float" office:value="0.017741">
                <text:p>0.017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33385">
                <text:p>3.033385</text:p>
              </table:table-cell>
              <table:table-cell office:value-type="float" office:value="1.466407">
                <text:p>1.466407</text:p>
              </table:table-cell>
              <table:table-cell office:value-type="float" office:value="0.14048">
                <text:p>0.14048</text:p>
              </table:table-cell>
              <table:table-cell office:value-type="float" office:value="0.017525">
                <text:p>0.017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33299">
                <text:p>3.333299</text:p>
              </table:table-cell>
              <table:table-cell office:value-type="float" office:value="1.433574">
                <text:p>1.433574</text:p>
              </table:table-cell>
              <table:table-cell office:value-type="float" office:value="0.139915">
                <text:p>0.139915</text:p>
              </table:table-cell>
              <table:table-cell office:value-type="float" office:value="0.017869">
                <text:p>0.017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68228">
                <text:p>3.268228</text:p>
              </table:table-cell>
              <table:table-cell office:value-type="float" office:value="1.525903">
                <text:p>1.525903</text:p>
              </table:table-cell>
              <table:table-cell office:value-type="float" office:value="0.14186">
                <text:p>0.14186</text:p>
              </table:table-cell>
              <table:table-cell office:value-type="float" office:value="0.017714">
                <text:p>0.017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2604">
                <text:p>3.162604</text:p>
              </table:table-cell>
              <table:table-cell office:value-type="float" office:value="1.447901">
                <text:p>1.447901</text:p>
              </table:table-cell>
              <table:table-cell office:value-type="float" office:value="0.143465">
                <text:p>0.143465</text:p>
              </table:table-cell>
              <table:table-cell office:value-type="float" office:value="0.017862">
                <text:p>0.017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958">
                <text:p>3.327958</text:p>
              </table:table-cell>
              <table:table-cell office:value-type="float" office:value="1.542403">
                <text:p>1.542403</text:p>
              </table:table-cell>
              <table:table-cell office:value-type="float" office:value="0.143661">
                <text:p>0.143661</text:p>
              </table:table-cell>
              <table:table-cell office:value-type="float" office:value="0.017837">
                <text:p>0.017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78814">
                <text:p>3.078814</text:p>
              </table:table-cell>
              <table:table-cell office:value-type="float" office:value="1.426592">
                <text:p>1.426592</text:p>
              </table:table-cell>
              <table:table-cell office:value-type="float" office:value="0.144409">
                <text:p>0.144409</text:p>
              </table:table-cell>
              <table:table-cell office:value-type="float" office:value="0.017947">
                <text:p>0.017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03123">
                <text:p>3.303123</text:p>
              </table:table-cell>
              <table:table-cell office:value-type="float" office:value="1.538585">
                <text:p>1.538585</text:p>
              </table:table-cell>
              <table:table-cell office:value-type="float" office:value="0.17644">
                <text:p>0.17644</text:p>
              </table:table-cell>
              <table:table-cell office:value-type="float" office:value="0.017792">
                <text:p>0.017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61553">
                <text:p>2.961553</text:p>
              </table:table-cell>
              <table:table-cell office:value-type="float" office:value="1.501593">
                <text:p>1.501593</text:p>
              </table:table-cell>
              <table:table-cell office:value-type="float" office:value="0.178107">
                <text:p>0.178107</text:p>
              </table:table-cell>
              <table:table-cell office:value-type="float" office:value="0.018211">
                <text:p>0.018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15786">
                <text:p>2.915786</text:p>
              </table:table-cell>
              <table:table-cell office:value-type="float" office:value="1.632714">
                <text:p>1.632714</text:p>
              </table:table-cell>
              <table:table-cell office:value-type="float" office:value="0.178313">
                <text:p>0.178313</text:p>
              </table:table-cell>
              <table:table-cell office:value-type="float" office:value="0.01817">
                <text:p>0.0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71536">
                <text:p>3.071536</text:p>
              </table:table-cell>
              <table:table-cell office:value-type="float" office:value="1.482142">
                <text:p>1.482142</text:p>
              </table:table-cell>
              <table:table-cell office:value-type="float" office:value="0.178159">
                <text:p>0.178159</text:p>
              </table:table-cell>
              <table:table-cell office:value-type="float" office:value="0.018307">
                <text:p>0.0183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81599">
                <text:p>3.281599</text:p>
              </table:table-cell>
              <table:table-cell office:value-type="float" office:value="1.479248">
                <text:p>1.479248</text:p>
              </table:table-cell>
              <table:table-cell office:value-type="float" office:value="0.176662">
                <text:p>0.176662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18471">
                <text:p>3.418471</text:p>
              </table:table-cell>
              <table:table-cell office:value-type="float" office:value="1.607195">
                <text:p>1.607195</text:p>
              </table:table-cell>
              <table:table-cell office:value-type="float" office:value="0.181195">
                <text:p>0.181195</text:p>
              </table:table-cell>
              <table:table-cell office:value-type="float" office:value="0.018517">
                <text:p>0.018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68343">
                <text:p>3.368343</text:p>
              </table:table-cell>
              <table:table-cell office:value-type="float" office:value="1.541121">
                <text:p>1.541121</text:p>
              </table:table-cell>
              <table:table-cell office:value-type="float" office:value="0.187673">
                <text:p>0.187673</text:p>
              </table:table-cell>
              <table:table-cell office:value-type="float" office:value="0.018534">
                <text:p>0.018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06514">
                <text:p>3.206514</text:p>
              </table:table-cell>
              <table:table-cell office:value-type="float" office:value="1.552903">
                <text:p>1.552903</text:p>
              </table:table-cell>
              <table:table-cell office:value-type="float" office:value="0.20562">
                <text:p>0.20562</text:p>
              </table:table-cell>
              <table:table-cell office:value-type="float" office:value="0.018679">
                <text:p>0.0186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83792">
                <text:p>3.883792</text:p>
              </table:table-cell>
              <table:table-cell office:value-type="float" office:value="1.627294">
                <text:p>1.627294</text:p>
              </table:table-cell>
              <table:table-cell office:value-type="float" office:value="0.208692">
                <text:p>0.208692</text:p>
              </table:table-cell>
              <table:table-cell office:value-type="float" office:value="0.018946">
                <text:p>0.018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84264">
                <text:p>3.184264</text:p>
              </table:table-cell>
              <table:table-cell office:value-type="float" office:value="1.577088">
                <text:p>1.577088</text:p>
              </table:table-cell>
              <table:table-cell office:value-type="float" office:value="0.206268">
                <text:p>0.206268</text:p>
              </table:table-cell>
              <table:table-cell office:value-type="float" office:value="0.01896">
                <text:p>0.0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58607">
                <text:p>2.858607</text:p>
              </table:table-cell>
              <table:table-cell office:value-type="float" office:value="1.665152">
                <text:p>1.665152</text:p>
              </table:table-cell>
              <table:table-cell office:value-type="float" office:value="0.207817">
                <text:p>0.207817</text:p>
              </table:table-cell>
              <table:table-cell office:value-type="float" office:value="0.018584">
                <text:p>0.018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80265">
                <text:p>2.980265</text:p>
              </table:table-cell>
              <table:table-cell office:value-type="float" office:value="1.600799">
                <text:p>1.600799</text:p>
              </table:table-cell>
              <table:table-cell office:value-type="float" office:value="0.207127">
                <text:p>0.207127</text:p>
              </table:table-cell>
              <table:table-cell office:value-type="float" office:value="0.018811">
                <text:p>0.018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30898">
                <text:p>3.430898</text:p>
              </table:table-cell>
              <table:table-cell office:value-type="float" office:value="1.472022">
                <text:p>1.472022</text:p>
              </table:table-cell>
              <table:table-cell office:value-type="float" office:value="0.210104">
                <text:p>0.210104</text:p>
              </table:table-cell>
              <table:table-cell office:value-type="float" office:value="0.018811">
                <text:p>0.018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0348">
                <text:p>2.970348</text:p>
              </table:table-cell>
              <table:table-cell office:value-type="float" office:value="1.581319">
                <text:p>1.581319</text:p>
              </table:table-cell>
              <table:table-cell office:value-type="float" office:value="0.20967">
                <text:p>0.20967</text:p>
              </table:table-cell>
              <table:table-cell office:value-type="float" office:value="0.01869">
                <text:p>0.01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48874">
                <text:p>3.348874</text:p>
              </table:table-cell>
              <table:table-cell office:value-type="float" office:value="1.513305">
                <text:p>1.513305</text:p>
              </table:table-cell>
              <table:table-cell office:value-type="float" office:value="0.209301">
                <text:p>0.209301</text:p>
              </table:table-cell>
              <table:table-cell office:value-type="float" office:value="0.019391">
                <text:p>0.019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80381">
                <text:p>3.280381</text:p>
              </table:table-cell>
              <table:table-cell office:value-type="float" office:value="1.55192">
                <text:p>1.55192</text:p>
              </table:table-cell>
              <table:table-cell office:value-type="float" office:value="0.224022">
                <text:p>0.224022</text:p>
              </table:table-cell>
              <table:table-cell office:value-type="float" office:value="0.019164">
                <text:p>0.019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39611">
                <text:p>3.939611</text:p>
              </table:table-cell>
              <table:table-cell office:value-type="float" office:value="1.491809">
                <text:p>1.491809</text:p>
              </table:table-cell>
              <table:table-cell office:value-type="float" office:value="0.240665">
                <text:p>0.240665</text:p>
              </table:table-cell>
              <table:table-cell office:value-type="float" office:value="0.018756">
                <text:p>0.018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0687">
                <text:p>3.30687</text:p>
              </table:table-cell>
              <table:table-cell office:value-type="float" office:value="1.497306">
                <text:p>1.497306</text:p>
              </table:table-cell>
              <table:table-cell office:value-type="float" office:value="0.242731">
                <text:p>0.242731</text:p>
              </table:table-cell>
              <table:table-cell office:value-type="float" office:value="0.019322">
                <text:p>0.019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7074">
                <text:p>3.47074</text:p>
              </table:table-cell>
              <table:table-cell office:value-type="float" office:value="1.500588">
                <text:p>1.500588</text:p>
              </table:table-cell>
              <table:table-cell office:value-type="float" office:value="0.243455">
                <text:p>0.243455</text:p>
              </table:table-cell>
              <table:table-cell office:value-type="float" office:value="0.01877">
                <text:p>0.0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56873">
                <text:p>2.956873</text:p>
              </table:table-cell>
              <table:table-cell office:value-type="float" office:value="1.508196">
                <text:p>1.508196</text:p>
              </table:table-cell>
              <table:table-cell office:value-type="float" office:value="0.24201">
                <text:p>0.24201</text:p>
              </table:table-cell>
              <table:table-cell office:value-type="float" office:value="0.019212">
                <text:p>0.019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41291">
                <text:p>3.541291</text:p>
              </table:table-cell>
              <table:table-cell office:value-type="float" office:value="1.499306">
                <text:p>1.499306</text:p>
              </table:table-cell>
              <table:table-cell office:value-type="float" office:value="0.243671">
                <text:p>0.243671</text:p>
              </table:table-cell>
              <table:table-cell office:value-type="float" office:value="0.019867">
                <text:p>0.019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19099">
                <text:p>3.219099</text:p>
              </table:table-cell>
              <table:table-cell office:value-type="float" office:value="1.619483">
                <text:p>1.619483</text:p>
              </table:table-cell>
              <table:table-cell office:value-type="float" office:value="0.274621">
                <text:p>0.274621</text:p>
              </table:table-cell>
              <table:table-cell office:value-type="float" office:value="0.019986">
                <text:p>0.019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5582">
                <text:p>3.055582</text:p>
              </table:table-cell>
              <table:table-cell office:value-type="float" office:value="1.555507">
                <text:p>1.555507</text:p>
              </table:table-cell>
              <table:table-cell office:value-type="float" office:value="0.278081">
                <text:p>0.278081</text:p>
              </table:table-cell>
              <table:table-cell office:value-type="float" office:value="0.01977">
                <text:p>0.01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97147">
                <text:p>2.997147</text:p>
              </table:table-cell>
              <table:table-cell office:value-type="float" office:value="1.605883">
                <text:p>1.605883</text:p>
              </table:table-cell>
              <table:table-cell office:value-type="float" office:value="0.277417">
                <text:p>0.277417</text:p>
              </table:table-cell>
              <table:table-cell office:value-type="float" office:value="0.019672">
                <text:p>0.019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51863">
                <text:p>3.051863</text:p>
              </table:table-cell>
              <table:table-cell office:value-type="float" office:value="1.475898">
                <text:p>1.475898</text:p>
              </table:table-cell>
              <table:table-cell office:value-type="float" office:value="0.277598">
                <text:p>0.277598</text:p>
              </table:table-cell>
              <table:table-cell office:value-type="float" office:value="0.019536">
                <text:p>0.019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0221">
                <text:p>3.290221</text:p>
              </table:table-cell>
              <table:table-cell office:value-type="float" office:value="1.475232">
                <text:p>1.475232</text:p>
              </table:table-cell>
              <table:table-cell office:value-type="float" office:value="0.311868">
                <text:p>0.311868</text:p>
              </table:table-cell>
              <table:table-cell office:value-type="float" office:value="0.020036">
                <text:p>0.020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0308">
                <text:p>3.220308</text:p>
              </table:table-cell>
              <table:table-cell office:value-type="float" office:value="1.541964">
                <text:p>1.541964</text:p>
              </table:table-cell>
              <table:table-cell office:value-type="float" office:value="0.312992">
                <text:p>0.312992</text:p>
              </table:table-cell>
              <table:table-cell office:value-type="float" office:value="0.019619">
                <text:p>0.019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21506">
                <text:p>3.721506</text:p>
              </table:table-cell>
              <table:table-cell office:value-type="float" office:value="1.474196">
                <text:p>1.474196</text:p>
              </table:table-cell>
              <table:table-cell office:value-type="float" office:value="0.329545">
                <text:p>0.329545</text:p>
              </table:table-cell>
              <table:table-cell office:value-type="float" office:value="0.019962">
                <text:p>0.019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07933">
                <text:p>3.007933</text:p>
              </table:table-cell>
              <table:table-cell office:value-type="float" office:value="1.529415">
                <text:p>1.529415</text:p>
              </table:table-cell>
              <table:table-cell office:value-type="float" office:value="0.344929">
                <text:p>0.344929</text:p>
              </table:table-cell>
              <table:table-cell office:value-type="float" office:value="0.019898">
                <text:p>0.019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5996">
                <text:p>2.95996</text:p>
              </table:table-cell>
              <table:table-cell office:value-type="float" office:value="1.498174">
                <text:p>1.498174</text:p>
              </table:table-cell>
              <table:table-cell office:value-type="float" office:value="0.347815">
                <text:p>0.347815</text:p>
              </table:table-cell>
              <table:table-cell office:value-type="float" office:value="0.020103">
                <text:p>0.020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05957">
                <text:p>3.005957</text:p>
              </table:table-cell>
              <table:table-cell office:value-type="float" office:value="1.451794">
                <text:p>1.451794</text:p>
              </table:table-cell>
              <table:table-cell office:value-type="float" office:value="0.380518">
                <text:p>0.380518</text:p>
              </table:table-cell>
              <table:table-cell office:value-type="float" office:value="0.020248">
                <text:p>0.020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42119">
                <text:p>3.242119</text:p>
              </table:table-cell>
              <table:table-cell office:value-type="float" office:value="1.533499">
                <text:p>1.533499</text:p>
              </table:table-cell>
              <table:table-cell office:value-type="float" office:value="0.383561">
                <text:p>0.383561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32106">
                <text:p>3.732106</text:p>
              </table:table-cell>
              <table:table-cell office:value-type="float" office:value="1.457944">
                <text:p>1.457944</text:p>
              </table:table-cell>
              <table:table-cell office:value-type="float" office:value="0.410138">
                <text:p>0.410138</text:p>
              </table:table-cell>
              <table:table-cell office:value-type="float" office:value="0.020435">
                <text:p>0.020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51482">
                <text:p>3.351482</text:p>
              </table:table-cell>
              <table:table-cell office:value-type="float" office:value="1.419898">
                <text:p>1.419898</text:p>
              </table:table-cell>
              <table:table-cell office:value-type="float" office:value="0.415395">
                <text:p>0.415395</text:p>
              </table:table-cell>
              <table:table-cell office:value-type="float" office:value="0.020102">
                <text:p>0.020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1908">
                <text:p>3.41908</text:p>
              </table:table-cell>
              <table:table-cell office:value-type="float" office:value="1.51741">
                <text:p>1.51741</text:p>
              </table:table-cell>
              <table:table-cell office:value-type="float" office:value="0.449618">
                <text:p>0.449618</text:p>
              </table:table-cell>
              <table:table-cell office:value-type="float" office:value="0.019996">
                <text:p>0.019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34551">
                <text:p>3.734551</text:p>
              </table:table-cell>
              <table:table-cell office:value-type="float" office:value="1.373996">
                <text:p>1.373996</text:p>
              </table:table-cell>
              <table:table-cell office:value-type="float" office:value="0.483487">
                <text:p>0.483487</text:p>
              </table:table-cell>
              <table:table-cell office:value-type="float" office:value="0.020366">
                <text:p>0.020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38714">
                <text:p>3.838714</text:p>
              </table:table-cell>
              <table:table-cell office:value-type="float" office:value="1.59985">
                <text:p>1.59985</text:p>
              </table:table-cell>
              <table:table-cell office:value-type="float" office:value="0.520083">
                <text:p>0.520083</text:p>
              </table:table-cell>
              <table:table-cell office:value-type="float" office:value="0.020396">
                <text:p>0.020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48195">
                <text:p>3.248195</text:p>
              </table:table-cell>
              <table:table-cell office:value-type="float" office:value="1.685865">
                <text:p>1.685865</text:p>
              </table:table-cell>
              <table:table-cell office:value-type="float" office:value="NaN">
                <text:p>NaN</text:p>
              </table:table-cell>
              <table:table-cell office:value-type="float" office:value="0.020545">
                <text:p>0.0205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56697">
                <text:p>3.156697</text:p>
              </table:table-cell>
              <table:table-cell office:value-type="float" office:value="1.641574">
                <text:p>1.641574</text:p>
              </table:table-cell>
              <table:table-cell office:value-type="float" office:value="NaN">
                <text:p>NaN</text:p>
              </table:table-cell>
              <table:table-cell office:value-type="float" office:value="0.020558">
                <text:p>0.020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5145">
                <text:p>3.35145</text:p>
              </table:table-cell>
              <table:table-cell office:value-type="float" office:value="1.717457">
                <text:p>1.717457</text:p>
              </table:table-cell>
              <table:table-cell office:value-type="float" office:value="NaN">
                <text:p>NaN</text:p>
              </table:table-cell>
              <table:table-cell office:value-type="float" office:value="0.020877">
                <text:p>0.020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83927">
                <text:p>3.383927</text:p>
              </table:table-cell>
              <table:table-cell office:value-type="float" office:value="1.543009">
                <text:p>1.543009</text:p>
              </table:table-cell>
              <table:table-cell office:value-type="float" office:value="NaN">
                <text:p>NaN</text:p>
              </table:table-cell>
              <table:table-cell office:value-type="float" office:value="0.020388">
                <text:p>0.020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2191">
                <text:p>3.092191</text:p>
              </table:table-cell>
              <table:table-cell office:value-type="float" office:value="1.548271">
                <text:p>1.548271</text:p>
              </table:table-cell>
              <table:table-cell office:value-type="float" office:value="NaN">
                <text:p>NaN</text:p>
              </table:table-cell>
              <table:table-cell office:value-type="float" office:value="0.021161">
                <text:p>0.021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18228">
                <text:p>3.318228</text:p>
              </table:table-cell>
              <table:table-cell office:value-type="float" office:value="1.770851">
                <text:p>1.770851</text:p>
              </table:table-cell>
              <table:table-cell office:value-type="float" office:value="NaN">
                <text:p>NaN</text:p>
              </table:table-cell>
              <table:table-cell office:value-type="float" office:value="0.021001">
                <text:p>0.021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75902">
                <text:p>3.175902</text:p>
              </table:table-cell>
              <table:table-cell office:value-type="float" office:value="1.466328">
                <text:p>1.466328</text:p>
              </table:table-cell>
              <table:table-cell office:value-type="float" office:value="NaN">
                <text:p>NaN</text:p>
              </table:table-cell>
              <table:table-cell office:value-type="float" office:value="0.020854">
                <text:p>0.020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03153">
                <text:p>3.103153</text:p>
              </table:table-cell>
              <table:table-cell office:value-type="float" office:value="1.53335">
                <text:p>1.53335</text:p>
              </table:table-cell>
              <table:table-cell office:value-type="float" office:value="NaN">
                <text:p>NaN</text:p>
              </table:table-cell>
              <table:table-cell office:value-type="float" office:value="0.021164">
                <text:p>0.021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20353">
                <text:p>3.120353</text:p>
              </table:table-cell>
              <table:table-cell office:value-type="float" office:value="1.523403">
                <text:p>1.523403</text:p>
              </table:table-cell>
              <table:table-cell office:value-type="float" office:value="NaN">
                <text:p>NaN</text:p>
              </table:table-cell>
              <table:table-cell office:value-type="float" office:value="0.02128">
                <text:p>0.02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2275">
                <text:p>2.92275</text:p>
              </table:table-cell>
              <table:table-cell office:value-type="float" office:value="1.517539">
                <text:p>1.517539</text:p>
              </table:table-cell>
              <table:table-cell office:value-type="float" office:value="NaN">
                <text:p>NaN</text:p>
              </table:table-cell>
              <table:table-cell office:value-type="float" office:value="0.021188">
                <text:p>0.0211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94512">
                <text:p>2.994512</text:p>
              </table:table-cell>
              <table:table-cell office:value-type="float" office:value="1.508468">
                <text:p>1.508468</text:p>
              </table:table-cell>
              <table:table-cell office:value-type="float" office:value="NaN">
                <text:p>NaN</text:p>
              </table:table-cell>
              <table:table-cell office:value-type="float" office:value="0.021501">
                <text:p>0.021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8746">
                <text:p>3.38746</text:p>
              </table:table-cell>
              <table:table-cell office:value-type="float" office:value="1.586726">
                <text:p>1.586726</text:p>
              </table:table-cell>
              <table:table-cell office:value-type="float" office:value="NaN">
                <text:p>NaN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08898">
                <text:p>3.108898</text:p>
              </table:table-cell>
              <table:table-cell office:value-type="float" office:value="1.491908">
                <text:p>1.491908</text:p>
              </table:table-cell>
              <table:table-cell office:value-type="float" office:value="NaN">
                <text:p>NaN</text:p>
              </table:table-cell>
              <table:table-cell office:value-type="float" office:value="0.02188">
                <text:p>0.02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87638">
                <text:p>2.887638</text:p>
              </table:table-cell>
              <table:table-cell office:value-type="float" office:value="1.511451">
                <text:p>1.511451</text:p>
              </table:table-cell>
              <table:table-cell office:value-type="float" office:value="NaN">
                <text:p>NaN</text:p>
              </table:table-cell>
              <table:table-cell office:value-type="float" office:value="0.022255">
                <text:p>0.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66344">
                <text:p>2.866344</text:p>
              </table:table-cell>
              <table:table-cell office:value-type="float" office:value="1.491184">
                <text:p>1.491184</text:p>
              </table:table-cell>
              <table:table-cell office:value-type="float" office:value="NaN">
                <text:p>NaN</text:p>
              </table:table-cell>
              <table:table-cell office:value-type="float" office:value="0.021487">
                <text:p>0.021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14365">
                <text:p>3.114365</text:p>
              </table:table-cell>
              <table:table-cell office:value-type="float" office:value="1.554185">
                <text:p>1.554185</text:p>
              </table:table-cell>
              <table:table-cell office:value-type="float" office:value="NaN">
                <text:p>NaN</text:p>
              </table:table-cell>
              <table:table-cell office:value-type="float" office:value="0.021598">
                <text:p>0.021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42964">
                <text:p>3.442964</text:p>
              </table:table-cell>
              <table:table-cell office:value-type="float" office:value="1.957803">
                <text:p>1.957803</text:p>
              </table:table-cell>
              <table:table-cell office:value-type="float" office:value="NaN">
                <text:p>NaN</text:p>
              </table:table-cell>
              <table:table-cell office:value-type="float" office:value="0.021903">
                <text:p>0.0219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80145">
                <text:p>2.880145</text:p>
              </table:table-cell>
              <table:table-cell office:value-type="float" office:value="1.588517">
                <text:p>1.588517</text:p>
              </table:table-cell>
              <table:table-cell office:value-type="float" office:value="NaN">
                <text:p>NaN</text:p>
              </table:table-cell>
              <table:table-cell office:value-type="float" office:value="0.02189">
                <text:p>0.021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76692">
                <text:p>2.876692</text:p>
              </table:table-cell>
              <table:table-cell office:value-type="float" office:value="1.51333">
                <text:p>1.51333</text:p>
              </table:table-cell>
              <table:table-cell office:value-type="float" office:value="NaN">
                <text:p>NaN</text:p>
              </table:table-cell>
              <table:table-cell office:value-type="float" office:value="0.021902">
                <text:p>0.0219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66092">
                <text:p>2.866092</text:p>
              </table:table-cell>
              <table:table-cell office:value-type="float" office:value="1.564996">
                <text:p>1.564996</text:p>
              </table:table-cell>
              <table:table-cell office:value-type="float" office:value="NaN">
                <text:p>NaN</text:p>
              </table:table-cell>
              <table:table-cell office:value-type="float" office:value="0.022249">
                <text:p>0.022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75273">
                <text:p>2.875273</text:p>
              </table:table-cell>
              <table:table-cell office:value-type="float" office:value="1.506736">
                <text:p>1.506736</text:p>
              </table:table-cell>
              <table:table-cell office:value-type="float" office:value="NaN">
                <text:p>NaN</text:p>
              </table:table-cell>
              <table:table-cell office:value-type="float" office:value="0.021722">
                <text:p>0.0217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90913">
                <text:p>2.890913</text:p>
              </table:table-cell>
              <table:table-cell office:value-type="float" office:value="1.508674">
                <text:p>1.508674</text:p>
              </table:table-cell>
              <table:table-cell office:value-type="float" office:value="NaN">
                <text:p>NaN</text:p>
              </table:table-cell>
              <table:table-cell office:value-type="float" office:value="0.021662">
                <text:p>0.0216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2.703cm" svg:y="0.319cm" chart:style-name="ch2">
          <text:p>P2P Neighbor Interactions</text:p>
        </chart:title>
        <chart:legend chart:legend-position="end" svg:x="7.699cm" svg:y="2.603cm" style:legend-expansion="custom" chartooo:width="4.041cm" chartooo:height="2.092cm" style:legend-expansion-aspect-ratio="1.93164435946463" chart:style-name="ch3"/>
        <chart:plot-area chart:style-name="ch4" table:cell-range-address="'SpeedUp to PhotoNs'.B1:'SpeedUp to PhotoNs'.B1 'SpeedUp to PhotoNs'.C3:'SpeedUp to PhotoNs'.C102 'SpeedUp to PhotoNs'.F1:'SpeedUp to PhotoNs'.F1 'SpeedUp to PhotoNs'.G3:'SpeedUp to PhotoNs'.G102 'SpeedUp to PhotoNs'.N1:'SpeedUp to PhotoNs'.N1 'SpeedUp to PhotoNs'.O3:'SpeedUp to PhotoNs'.O102 'SpeedUp to PhotoNs'.J1:'SpeedUp to PhotoNs'.J1 'SpeedUp to PhotoNs'.K3:'SpeedUp to PhotoNs'.K102 'SpeedUp to PhotoNs'.R1:'SpeedUp to PhotoNs'.R1 'SpeedUp to PhotoNs'.S3:'SpeedUp to PhotoNs'.S102" chart:data-source-has-labels="row" svg:x="0.382cm" svg:y="0.177cm" svg:width="11.36cm" svg:height="8.077cm">
          <chartooo:coordinate-region svg:x="1.374cm" svg:y="0.376cm" svg:width="10.368cm" svg:height="7.086cm"/>
          <chart:axis chart:dimension="x" chart:name="primary-x" chart:style-name="ch5">
            <chart:title svg:x="5.423cm" svg:y="8.434cm" chart:style-name="ch6">
              <text:p>Iteration</text:p>
            </chart:title>
          </chart:axis>
          <chart:axis chart:dimension="y" chart:name="primary-y" chart:style-name="ch7">
            <chart:title svg:x="0cm" svg:y="4.9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C3:'SpeedUp to PhotoNs'.C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G3:'SpeedUp to PhotoNs'.G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O3:'SpeedUp to PhotoNs'.O102" chart:label-cell-address="'SpeedUp to PhotoNs'.N1:'SpeedUp to PhotoNs'.N1" chart:class="chart:line">
            <chart:data-point chart:repeated="100"/>
          </chart:series>
          <chart:series chart:style-name="ch13" chart:values-cell-range-address="'SpeedUp to PhotoNs'.K3:'SpeedUp to PhotoNs'.K102" chart:label-cell-address="'SpeedUp to PhotoNs'.J1:'SpeedUp to PhotoNs'.J1" chart:class="chart:line">
            <chart:data-point chart:repeated="100"/>
          </chart:series>
          <chart:series chart:style-name="ch14" chart:values-cell-range-address="'SpeedUp to PhotoNs'.S3:'SpeedUp to PhotoNs'.S102" chart:label-cell-address="'SpeedUp to PhotoNs'.R1:'SpeedUp to PhotoNs'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Indexing dual</text:p>
                <draw:g>
                  <svg:desc>'SpeedUp to PhotoNs'.N1:'SpeedUp to PhotoNs'.N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  <table:table-cell office:value-type="string">
                <text:p>Redundant, dual</text:p>
                <draw:g>
                  <svg:desc>'SpeedUp to PhotoNs'.R1:'SpeedUp to PhotoNs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">
                <text:p>2.29</text:p>
                <draw:g>
                  <svg:desc>'SpeedUp to PhotoNs'.C3:'SpeedUp to PhotoNs'.C102</svg:desc>
                </draw:g>
              </table:table-cell>
              <table:table-cell office:value-type="float" office:value="340.22">
                <text:p>340.22</text:p>
                <draw:g>
                  <svg:desc>'SpeedUp to PhotoNs'.G3:'SpeedUp to PhotoNs'.G102</svg:desc>
                </draw:g>
              </table:table-cell>
              <table:table-cell office:value-type="float" office:value="526.57">
                <text:p>526.57</text:p>
                <draw:g>
                  <svg:desc>'SpeedUp to PhotoNs'.O3:'SpeedUp to PhotoNs'.O102</svg:desc>
                </draw:g>
              </table:table-cell>
              <table:table-cell office:value-type="float" office:value="11.08">
                <text:p>11.08</text:p>
                <draw:g>
                  <svg:desc>'SpeedUp to PhotoNs'.K3:'SpeedUp to PhotoNs'.K102</svg:desc>
                </draw:g>
              </table:table-cell>
              <table:table-cell office:value-type="float" office:value="7.31">
                <text:p>7.31</text:p>
                <draw:g>
                  <svg:desc>'SpeedUp to PhotoNs'.S3:'SpeedUp to PhotoNs'.S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0.89">
                <text:p>350.89</text:p>
              </table:table-cell>
              <table:table-cell office:value-type="float" office:value="558.08">
                <text:p>558.08</text:p>
              </table:table-cell>
              <table:table-cell office:value-type="float" office:value="11.79">
                <text:p>11.7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1">
                <text:p>2.41</text:p>
              </table:table-cell>
              <table:table-cell office:value-type="float" office:value="334.12">
                <text:p>334.12</text:p>
              </table:table-cell>
              <table:table-cell office:value-type="float" office:value="548.1">
                <text:p>548.1</text:p>
              </table:table-cell>
              <table:table-cell office:value-type="float" office:value="11.52">
                <text:p>11.5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">
                <text:p>2.55</text:p>
              </table:table-cell>
              <table:table-cell office:value-type="float" office:value="343.93">
                <text:p>343.93</text:p>
              </table:table-cell>
              <table:table-cell office:value-type="float" office:value="594.08">
                <text:p>594.08</text:p>
              </table:table-cell>
              <table:table-cell office:value-type="float" office:value="12.57">
                <text:p>12.5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322.16">
                <text:p>322.16</text:p>
              </table:table-cell>
              <table:table-cell office:value-type="float" office:value="532.2">
                <text:p>532.2</text:p>
              </table:table-cell>
              <table:table-cell office:value-type="float" office:value="11.09">
                <text:p>11.09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">
                <text:p>2.94</text:p>
              </table:table-cell>
              <table:table-cell office:value-type="float" office:value="441.91">
                <text:p>441.91</text:p>
              </table:table-cell>
              <table:table-cell office:value-type="float" office:value="566.18">
                <text:p>566.18</text:p>
              </table:table-cell>
              <table:table-cell office:value-type="float" office:value="14.82">
                <text:p>14.82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9">
                <text:p>2.19</text:p>
              </table:table-cell>
              <table:table-cell office:value-type="float" office:value="325.34">
                <text:p>325.34</text:p>
              </table:table-cell>
              <table:table-cell office:value-type="float" office:value="459.95">
                <text:p>459.95</text:p>
              </table:table-cell>
              <table:table-cell office:value-type="float" office:value="11.23">
                <text:p>11.23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">
                <text:p>2.77</text:p>
              </table:table-cell>
              <table:table-cell office:value-type="float" office:value="390.91">
                <text:p>390.91</text:p>
              </table:table-cell>
              <table:table-cell office:value-type="float" office:value="579.68">
                <text:p>579.68</text:p>
              </table:table-cell>
              <table:table-cell office:value-type="float" office:value="13.3">
                <text:p>13.3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">
                <text:p>2.37</text:p>
              </table:table-cell>
              <table:table-cell office:value-type="float" office:value="332.4">
                <text:p>332.4</text:p>
              </table:table-cell>
              <table:table-cell office:value-type="float" office:value="457.24">
                <text:p>457.24</text:p>
              </table:table-cell>
              <table:table-cell office:value-type="float" office:value="11.4">
                <text:p>11.4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">
                <text:p>2.41</text:p>
              </table:table-cell>
              <table:table-cell office:value-type="float" office:value="340.5">
                <text:p>340.5</text:p>
              </table:table-cell>
              <table:table-cell office:value-type="float" office:value="497">
                <text:p>497</text:p>
              </table:table-cell>
              <table:table-cell office:value-type="float" office:value="11.74">
                <text:p>11.7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9">
                <text:p>2.59</text:p>
              </table:table-cell>
              <table:table-cell office:value-type="float" office:value="377.65">
                <text:p>377.65</text:p>
              </table:table-cell>
              <table:table-cell office:value-type="float" office:value="498.19">
                <text:p>498.19</text:p>
              </table:table-cell>
              <table:table-cell office:value-type="float" office:value="12.89">
                <text:p>12.89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6">
                <text:p>2.56</text:p>
              </table:table-cell>
              <table:table-cell office:value-type="float" office:value="429.54">
                <text:p>429.54</text:p>
              </table:table-cell>
              <table:table-cell office:value-type="float" office:value="544.47">
                <text:p>544.47</text:p>
              </table:table-cell>
              <table:table-cell office:value-type="float" office:value="14.55">
                <text:p>14.5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323.26">
                <text:p>323.26</text:p>
              </table:table-cell>
              <table:table-cell office:value-type="float" office:value="381.13">
                <text:p>381.13</text:p>
              </table:table-cell>
              <table:table-cell office:value-type="float" office:value="11.03">
                <text:p>11.03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">
                <text:p>2.63</text:p>
              </table:table-cell>
              <table:table-cell office:value-type="float" office:value="378.01">
                <text:p>378.01</text:p>
              </table:table-cell>
              <table:table-cell office:value-type="float" office:value="571.51">
                <text:p>571.51</text:p>
              </table:table-cell>
              <table:table-cell office:value-type="float" office:value="12.71">
                <text:p>12.7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7">
                <text:p>2.67</text:p>
              </table:table-cell>
              <table:table-cell office:value-type="float" office:value="385.91">
                <text:p>385.91</text:p>
              </table:table-cell>
              <table:table-cell office:value-type="float" office:value="560.79">
                <text:p>560.79</text:p>
              </table:table-cell>
              <table:table-cell office:value-type="float" office:value="12.89">
                <text:p>12.89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4">
                <text:p>2.34</text:p>
              </table:table-cell>
              <table:table-cell office:value-type="float" office:value="338.65">
                <text:p>338.65</text:p>
              </table:table-cell>
              <table:table-cell office:value-type="float" office:value="512.79">
                <text:p>512.79</text:p>
              </table:table-cell>
              <table:table-cell office:value-type="float" office:value="11.53">
                <text:p>11.53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4">
                <text:p>2.64</text:p>
              </table:table-cell>
              <table:table-cell office:value-type="float" office:value="379.24">
                <text:p>379.24</text:p>
              </table:table-cell>
              <table:table-cell office:value-type="float" office:value="597.03">
                <text:p>597.03</text:p>
              </table:table-cell>
              <table:table-cell office:value-type="float" office:value="12.78">
                <text:p>12.78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3">
                <text:p>2.63</text:p>
              </table:table-cell>
              <table:table-cell office:value-type="float" office:value="387.16">
                <text:p>387.16</text:p>
              </table:table-cell>
              <table:table-cell office:value-type="float" office:value="578.32">
                <text:p>578.32</text:p>
              </table:table-cell>
              <table:table-cell office:value-type="float" office:value="13.12">
                <text:p>13.1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5">
                <text:p>2.75</text:p>
              </table:table-cell>
              <table:table-cell office:value-type="float" office:value="412.48">
                <text:p>412.48</text:p>
              </table:table-cell>
              <table:table-cell office:value-type="float" office:value="647.75">
                <text:p>647.75</text:p>
              </table:table-cell>
              <table:table-cell office:value-type="float" office:value="13.54">
                <text:p>13.54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376.61">
                <text:p>376.61</text:p>
              </table:table-cell>
              <table:table-cell office:value-type="float" office:value="570.96">
                <text:p>570.96</text:p>
              </table:table-cell>
              <table:table-cell office:value-type="float" office:value="12.46">
                <text:p>12.4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">
                <text:p>2.6</text:p>
              </table:table-cell>
              <table:table-cell office:value-type="float" office:value="371.85">
                <text:p>371.85</text:p>
              </table:table-cell>
              <table:table-cell office:value-type="float" office:value="516.7">
                <text:p>516.7</text:p>
              </table:table-cell>
              <table:table-cell office:value-type="float" office:value="12.72">
                <text:p>12.72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">
                <text:p>2.08</text:p>
              </table:table-cell>
              <table:table-cell office:value-type="float" office:value="350.96">
                <text:p>350.96</text:p>
              </table:table-cell>
              <table:table-cell office:value-type="float" office:value="540.36">
                <text:p>540.36</text:p>
              </table:table-cell>
              <table:table-cell office:value-type="float" office:value="11.71">
                <text:p>11.71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2">
                <text:p>1.92</text:p>
              </table:table-cell>
              <table:table-cell office:value-type="float" office:value="334.6">
                <text:p>334.6</text:p>
              </table:table-cell>
              <table:table-cell office:value-type="float" office:value="517.29">
                <text:p>517.29</text:p>
              </table:table-cell>
              <table:table-cell office:value-type="float" office:value="10.96">
                <text:p>10.96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389.36">
                <text:p>389.36</text:p>
              </table:table-cell>
              <table:table-cell office:value-type="float" office:value="565.13">
                <text:p>565.13</text:p>
              </table:table-cell>
              <table:table-cell office:value-type="float" office:value="12.66">
                <text:p>12.66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">
                <text:p>2.34</text:p>
              </table:table-cell>
              <table:table-cell office:value-type="float" office:value="399.73">
                <text:p>399.73</text:p>
              </table:table-cell>
              <table:table-cell office:value-type="float" office:value="585.88">
                <text:p>585.88</text:p>
              </table:table-cell>
              <table:table-cell office:value-type="float" office:value="12.86">
                <text:p>12.86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1">
                <text:p>2.41</text:p>
              </table:table-cell>
              <table:table-cell office:value-type="float" office:value="372.86">
                <text:p>372.86</text:p>
              </table:table-cell>
              <table:table-cell office:value-type="float" office:value="596.39">
                <text:p>596.39</text:p>
              </table:table-cell>
              <table:table-cell office:value-type="float" office:value="12.52">
                <text:p>12.5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9">
                <text:p>2.49</text:p>
              </table:table-cell>
              <table:table-cell office:value-type="float" office:value="398.92">
                <text:p>398.92</text:p>
              </table:table-cell>
              <table:table-cell office:value-type="float" office:value="595.48">
                <text:p>595.48</text:p>
              </table:table-cell>
              <table:table-cell office:value-type="float" office:value="13.08">
                <text:p>13.0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3">
                <text:p>2.53</text:p>
              </table:table-cell>
              <table:table-cell office:value-type="float" office:value="397.27">
                <text:p>397.27</text:p>
              </table:table-cell>
              <table:table-cell office:value-type="float" office:value="603.07">
                <text:p>603.07</text:p>
              </table:table-cell>
              <table:table-cell office:value-type="float" office:value="13.19">
                <text:p>13.19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">
                <text:p>1.92</text:p>
              </table:table-cell>
              <table:table-cell office:value-type="float" office:value="352.26">
                <text:p>352.26</text:p>
              </table:table-cell>
              <table:table-cell office:value-type="float" office:value="499.17">
                <text:p>499.17</text:p>
              </table:table-cell>
              <table:table-cell office:value-type="float" office:value="11.45">
                <text:p>11.45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">
                <text:p>2.62</text:p>
              </table:table-cell>
              <table:table-cell office:value-type="float" office:value="445.75">
                <text:p>445.75</text:p>
              </table:table-cell>
              <table:table-cell office:value-type="float" office:value="659.62">
                <text:p>659.62</text:p>
              </table:table-cell>
              <table:table-cell office:value-type="float" office:value="14.8">
                <text:p>14.8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6">
                <text:p>2.66</text:p>
              </table:table-cell>
              <table:table-cell office:value-type="float" office:value="401.88">
                <text:p>401.88</text:p>
              </table:table-cell>
              <table:table-cell office:value-type="float" office:value="587.75">
                <text:p>587.75</text:p>
              </table:table-cell>
              <table:table-cell office:value-type="float" office:value="13.32">
                <text:p>13.3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5">
                <text:p>2.65</text:p>
              </table:table-cell>
              <table:table-cell office:value-type="float" office:value="374.44">
                <text:p>374.44</text:p>
              </table:table-cell>
              <table:table-cell office:value-type="float" office:value="552.57">
                <text:p>552.57</text:p>
              </table:table-cell>
              <table:table-cell office:value-type="float" office:value="12.81">
                <text:p>12.81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1">
                <text:p>2.31</text:p>
              </table:table-cell>
              <table:table-cell office:value-type="float" office:value="363.17">
                <text:p>363.17</text:p>
              </table:table-cell>
              <table:table-cell office:value-type="float" office:value="496.6">
                <text:p>496.6</text:p>
              </table:table-cell>
              <table:table-cell office:value-type="float" office:value="12.22">
                <text:p>12.2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">
                <text:p>2.19</text:p>
              </table:table-cell>
              <table:table-cell office:value-type="float" office:value="318.41">
                <text:p>318.41</text:p>
              </table:table-cell>
              <table:table-cell office:value-type="float" office:value="458.46">
                <text:p>458.46</text:p>
              </table:table-cell>
              <table:table-cell office:value-type="float" office:value="10.71">
                <text:p>10.71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6">
                <text:p>2.36</text:p>
              </table:table-cell>
              <table:table-cell office:value-type="float" office:value="323.07">
                <text:p>323.07</text:p>
              </table:table-cell>
              <table:table-cell office:value-type="float" office:value="516.37">
                <text:p>516.37</text:p>
              </table:table-cell>
              <table:table-cell office:value-type="float" office:value="10.92">
                <text:p>10.92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6">
                <text:p>2.46</text:p>
              </table:table-cell>
              <table:table-cell office:value-type="float" office:value="360.72">
                <text:p>360.72</text:p>
              </table:table-cell>
              <table:table-cell office:value-type="float" office:value="560.48">
                <text:p>560.48</text:p>
              </table:table-cell>
              <table:table-cell office:value-type="float" office:value="12.3">
                <text:p>12.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5">
                <text:p>2.45</text:p>
              </table:table-cell>
              <table:table-cell office:value-type="float" office:value="364.02">
                <text:p>364.02</text:p>
              </table:table-cell>
              <table:table-cell office:value-type="float" office:value="581.53">
                <text:p>581.53</text:p>
              </table:table-cell>
              <table:table-cell office:value-type="float" office:value="12.41">
                <text:p>12.4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8">
                <text:p>2.58</text:p>
              </table:table-cell>
              <table:table-cell office:value-type="float" office:value="368.04">
                <text:p>368.04</text:p>
              </table:table-cell>
              <table:table-cell office:value-type="float" office:value="577.63">
                <text:p>577.63</text:p>
              </table:table-cell>
              <table:table-cell office:value-type="float" office:value="12.42">
                <text:p>12.4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5">
                <text:p>3.15</text:p>
              </table:table-cell>
              <table:table-cell office:value-type="float" office:value="440.93">
                <text:p>440.93</text:p>
              </table:table-cell>
              <table:table-cell office:value-type="float" office:value="682.23">
                <text:p>682.23</text:p>
              </table:table-cell>
              <table:table-cell office:value-type="float" office:value="15">
                <text:p>1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4">
                <text:p>2.04</text:p>
              </table:table-cell>
              <table:table-cell office:value-type="float" office:value="322.26">
                <text:p>322.26</text:p>
              </table:table-cell>
              <table:table-cell office:value-type="float" office:value="515.84">
                <text:p>515.84</text:p>
              </table:table-cell>
              <table:table-cell office:value-type="float" office:value="11.13">
                <text:p>11.1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">
                <text:p>2.23</text:p>
              </table:table-cell>
              <table:table-cell office:value-type="float" office:value="321.37">
                <text:p>321.37</text:p>
              </table:table-cell>
              <table:table-cell office:value-type="float" office:value="478.46">
                <text:p>478.46</text:p>
              </table:table-cell>
              <table:table-cell office:value-type="float" office:value="10.11">
                <text:p>10.11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">
                <text:p>2.58</text:p>
              </table:table-cell>
              <table:table-cell office:value-type="float" office:value="346.32">
                <text:p>346.32</text:p>
              </table:table-cell>
              <table:table-cell office:value-type="float" office:value="552.05">
                <text:p>552.05</text:p>
              </table:table-cell>
              <table:table-cell office:value-type="float" office:value="11.23">
                <text:p>11.2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1">
                <text:p>2.11</text:p>
              </table:table-cell>
              <table:table-cell office:value-type="float" office:value="323.14">
                <text:p>323.14</text:p>
              </table:table-cell>
              <table:table-cell office:value-type="float" office:value="509.19">
                <text:p>509.19</text:p>
              </table:table-cell>
              <table:table-cell office:value-type="float" office:value="10.24">
                <text:p>10.2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8">
                <text:p>2.28</text:p>
              </table:table-cell>
              <table:table-cell office:value-type="float" office:value="302.27">
                <text:p>302.27</text:p>
              </table:table-cell>
              <table:table-cell office:value-type="float" office:value="491">
                <text:p>491</text:p>
              </table:table-cell>
              <table:table-cell office:value-type="float" office:value="9.69">
                <text:p>9.69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1">
                <text:p>2.21</text:p>
              </table:table-cell>
              <table:table-cell office:value-type="float" office:value="314.68">
                <text:p>314.68</text:p>
              </table:table-cell>
              <table:table-cell office:value-type="float" office:value="473.08">
                <text:p>473.08</text:p>
              </table:table-cell>
              <table:table-cell office:value-type="float" office:value="9.84">
                <text:p>9.8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5">
                <text:p>2.65</text:p>
              </table:table-cell>
              <table:table-cell office:value-type="float" office:value="344.38">
                <text:p>344.38</text:p>
              </table:table-cell>
              <table:table-cell office:value-type="float" office:value="553.73">
                <text:p>553.73</text:p>
              </table:table-cell>
              <table:table-cell office:value-type="float" office:value="10.98">
                <text:p>10.9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4">
                <text:p>2.74</text:p>
              </table:table-cell>
              <table:table-cell office:value-type="float" office:value="353.33">
                <text:p>353.33</text:p>
              </table:table-cell>
              <table:table-cell office:value-type="float" office:value="548.33">
                <text:p>548.33</text:p>
              </table:table-cell>
              <table:table-cell office:value-type="float" office:value="11.26">
                <text:p>11.26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">
                <text:p>2.7</text:p>
              </table:table-cell>
              <table:table-cell office:value-type="float" office:value="356.58">
                <text:p>356.58</text:p>
              </table:table-cell>
              <table:table-cell office:value-type="float" office:value="538.15">
                <text:p>538.15</text:p>
              </table:table-cell>
              <table:table-cell office:value-type="float" office:value="11.21">
                <text:p>11.21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03">
                <text:p>303</text:p>
              </table:table-cell>
              <table:table-cell office:value-type="float" office:value="465.23">
                <text:p>465.23</text:p>
              </table:table-cell>
              <table:table-cell office:value-type="float" office:value="9.57">
                <text:p>9.57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1">
                <text:p>2.21</text:p>
              </table:table-cell>
              <table:table-cell office:value-type="float" office:value="315.46">
                <text:p>315.46</text:p>
              </table:table-cell>
              <table:table-cell office:value-type="float" office:value="457.88">
                <text:p>457.88</text:p>
              </table:table-cell>
              <table:table-cell office:value-type="float" office:value="9.85">
                <text:p>9.85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2">
                <text:p>2.12</text:p>
              </table:table-cell>
              <table:table-cell office:value-type="float" office:value="329.15">
                <text:p>329.15</text:p>
              </table:table-cell>
              <table:table-cell office:value-type="float" office:value="482.41">
                <text:p>482.41</text:p>
              </table:table-cell>
              <table:table-cell office:value-type="float" office:value="10.15">
                <text:p>10.15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295.59">
                <text:p>295.59</text:p>
              </table:table-cell>
              <table:table-cell office:value-type="float" office:value="456.87">
                <text:p>456.87</text:p>
              </table:table-cell>
              <table:table-cell office:value-type="float" office:value="8.63">
                <text:p>8.6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1">
                <text:p>2.71</text:p>
              </table:table-cell>
              <table:table-cell office:value-type="float" office:value="407.56">
                <text:p>407.56</text:p>
              </table:table-cell>
              <table:table-cell office:value-type="float" office:value="589.37">
                <text:p>589.37</text:p>
              </table:table-cell>
              <table:table-cell office:value-type="float" office:value="11.36">
                <text:p>11.3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6">
                <text:p>2.26</text:p>
              </table:table-cell>
              <table:table-cell office:value-type="float" office:value="323.7">
                <text:p>323.7</text:p>
              </table:table-cell>
              <table:table-cell office:value-type="float" office:value="463.15">
                <text:p>463.15</text:p>
              </table:table-cell>
              <table:table-cell office:value-type="float" office:value="9.23">
                <text:p>9.2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3">
                <text:p>2.33</text:p>
              </table:table-cell>
              <table:table-cell office:value-type="float" office:value="331.99">
                <text:p>331.99</text:p>
              </table:table-cell>
              <table:table-cell office:value-type="float" office:value="504.9">
                <text:p>504.9</text:p>
              </table:table-cell>
              <table:table-cell office:value-type="float" office:value="9.68">
                <text:p>9.68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2">
                <text:p>2.12</text:p>
              </table:table-cell>
              <table:table-cell office:value-type="float" office:value="303.25">
                <text:p>303.25</text:p>
              </table:table-cell>
              <table:table-cell office:value-type="float" office:value="449.35">
                <text:p>449.35</text:p>
              </table:table-cell>
              <table:table-cell office:value-type="float" office:value="8.59">
                <text:p>8.5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  <table:table-cell office:value-type="float" office:value="346.89">
                <text:p>346.89</text:p>
              </table:table-cell>
              <table:table-cell office:value-type="float" office:value="494.67">
                <text:p>494.67</text:p>
              </table:table-cell>
              <table:table-cell office:value-type="float" office:value="10.05">
                <text:p>10.05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3">
                <text:p>2.63</text:p>
              </table:table-cell>
              <table:table-cell office:value-type="float" office:value="336.66">
                <text:p>336.66</text:p>
              </table:table-cell>
              <table:table-cell office:value-type="float" office:value="526.72">
                <text:p>526.72</text:p>
              </table:table-cell>
              <table:table-cell office:value-type="float" office:value="10.06">
                <text:p>10.06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6">
                <text:p>2.26</text:p>
              </table:table-cell>
              <table:table-cell office:value-type="float" office:value="332.43">
                <text:p>332.43</text:p>
              </table:table-cell>
              <table:table-cell office:value-type="float" office:value="515.32">
                <text:p>515.32</text:p>
              </table:table-cell>
              <table:table-cell office:value-type="float" office:value="9.89">
                <text:p>9.8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298.39">
                <text:p>298.39</text:p>
              </table:table-cell>
              <table:table-cell office:value-type="float" office:value="469.48">
                <text:p>469.48</text:p>
              </table:table-cell>
              <table:table-cell office:value-type="float" office:value="9.02">
                <text:p>9.02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2">
                <text:p>3.02</text:p>
              </table:table-cell>
              <table:table-cell office:value-type="float" office:value="384.97">
                <text:p>384.97</text:p>
              </table:table-cell>
              <table:table-cell office:value-type="float" office:value="622">
                <text:p>622</text:p>
              </table:table-cell>
              <table:table-cell office:value-type="float" office:value="11.82">
                <text:p>11.82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1">
                <text:p>2.41</text:p>
              </table:table-cell>
              <table:table-cell office:value-type="float" office:value="326.33">
                <text:p>326.33</text:p>
              </table:table-cell>
              <table:table-cell office:value-type="float" office:value="501.5">
                <text:p>501.5</text:p>
              </table:table-cell>
              <table:table-cell office:value-type="float" office:value="10.44">
                <text:p>10.4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">
                <text:p>1.8</text:p>
              </table:table-cell>
              <table:table-cell office:value-type="float" office:value="261.95">
                <text:p>261.95</text:p>
              </table:table-cell>
              <table:table-cell office:value-type="float" office:value="406.31">
                <text:p>406.31</text:p>
              </table:table-cell>
              <table:table-cell office:value-type="float" office:value="8.51">
                <text:p>8.51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5">
                <text:p>2.35</text:p>
              </table:table-cell>
              <table:table-cell office:value-type="float" office:value="266.8">
                <text:p>266.8</text:p>
              </table:table-cell>
              <table:table-cell office:value-type="float" office:value="410.4">
                <text:p>410.4</text:p>
              </table:table-cell>
              <table:table-cell office:value-type="float" office:value="8.73">
                <text:p>8.73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2">
                <text:p>1.82</text:p>
              </table:table-cell>
              <table:table-cell office:value-type="float" office:value="252.96">
                <text:p>252.96</text:p>
              </table:table-cell>
              <table:table-cell office:value-type="float" office:value="421.5">
                <text:p>421.5</text:p>
              </table:table-cell>
              <table:table-cell office:value-type="float" office:value="8.49">
                <text:p>8.4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1">
                <text:p>2.21</text:p>
              </table:table-cell>
              <table:table-cell office:value-type="float" office:value="242.29">
                <text:p>242.29</text:p>
              </table:table-cell>
              <table:table-cell office:value-type="float" office:value="384.26">
                <text:p>384.26</text:p>
              </table:table-cell>
              <table:table-cell office:value-type="float" office:value="7.73">
                <text:p>7.73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7">
                <text:p>2.37</text:p>
              </table:table-cell>
              <table:table-cell office:value-type="float" office:value="270.42">
                <text:p>270.42</text:p>
              </table:table-cell>
              <table:table-cell office:value-type="float" office:value="428.18">
                <text:p>428.18</text:p>
              </table:table-cell>
              <table:table-cell office:value-type="float" office:value="8.7">
                <text:p>8.7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4">
                <text:p>1.94</text:p>
              </table:table-cell>
              <table:table-cell office:value-type="float" office:value="228.01">
                <text:p>228.01</text:p>
              </table:table-cell>
              <table:table-cell office:value-type="float" office:value="399.78">
                <text:p>399.78</text:p>
              </table:table-cell>
              <table:table-cell office:value-type="float" office:value="7.5">
                <text:p>7.5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">
                <text:p>2.2</text:p>
              </table:table-cell>
              <table:table-cell office:value-type="float" office:value="257.97">
                <text:p>257.97</text:p>
              </table:table-cell>
              <table:table-cell office:value-type="float" office:value="488.82">
                <text:p>488.82</text:p>
              </table:table-cell>
              <table:table-cell office:value-type="float" office:value="8.9">
                <text:p>8.9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7">
                <text:p>2.27</text:p>
              </table:table-cell>
              <table:table-cell office:value-type="float" office:value="220.28">
                <text:p>220.28</text:p>
              </table:table-cell>
              <table:table-cell office:value-type="float" office:value="432.97">
                <text:p>432.97</text:p>
              </table:table-cell>
              <table:table-cell office:value-type="float" office:value="7.83">
                <text:p>7.83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9">
                <text:p>2.29</text:p>
              </table:table-cell>
              <table:table-cell office:value-type="float" office:value="207.29">
                <text:p>207.29</text:p>
              </table:table-cell>
              <table:table-cell office:value-type="float" office:value="384.66">
                <text:p>384.66</text:p>
              </table:table-cell>
              <table:table-cell office:value-type="float" office:value="7.69">
                <text:p>7.69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3">
                <text:p>2.63</text:p>
              </table:table-cell>
              <table:table-cell office:value-type="float" office:value="229.88">
                <text:p>229.88</text:p>
              </table:table-cell>
              <table:table-cell office:value-type="float" office:value="489.61">
                <text:p>489.61</text:p>
              </table:table-cell>
              <table:table-cell office:value-type="float" office:value="8.86">
                <text:p>8.86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2">
                <text:p>2.32</text:p>
              </table:table-cell>
              <table:table-cell office:value-type="float" office:value="217.01">
                <text:p>217.01</text:p>
              </table:table-cell>
              <table:table-cell office:value-type="float" office:value="447.38">
                <text:p>447.38</text:p>
              </table:table-cell>
              <table:table-cell office:value-type="float" office:value="8.2">
                <text:p>8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7">
                <text:p>2.67</text:p>
              </table:table-cell>
              <table:table-cell office:value-type="float" office:value="214.6">
                <text:p>214.6</text:p>
              </table:table-cell>
              <table:table-cell office:value-type="float" office:value="470.49">
                <text:p>470.49</text:p>
              </table:table-cell>
              <table:table-cell office:value-type="float" office:value="8.87">
                <text:p>8.87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9">
                <text:p>2.59</text:p>
              </table:table-cell>
              <table:table-cell office:value-type="float" office:value="215.72">
                <text:p>215.72</text:p>
              </table:table-cell>
              <table:table-cell office:value-type="float" office:value="472.29">
                <text:p>472.29</text:p>
              </table:table-cell>
              <table:table-cell office:value-type="float" office:value="8.79">
                <text:p>8.79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2">
                <text:p>2.72</text:p>
              </table:table-cell>
              <table:table-cell office:value-type="float" office:value="218.65">
                <text:p>218.65</text:p>
              </table:table-cell>
              <table:table-cell office:value-type="float" office:value="495.8">
                <text:p>495.8</text:p>
              </table:table-cell>
              <table:table-cell office:value-type="float" office:value="8.67">
                <text:p>8.6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5">
                <text:p>2.25</text:p>
              </table:table-cell>
              <table:table-cell office:value-type="float" office:value="173.5">
                <text:p>173.5</text:p>
              </table:table-cell>
              <table:table-cell office:value-type="float" office:value="410.44">
                <text:p>410.44</text:p>
              </table:table-cell>
              <table:table-cell office:value-type="float" office:value="7.21">
                <text:p>7.21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2">
                <text:p>2.32</text:p>
              </table:table-cell>
              <table:table-cell office:value-type="float" office:value="179.99">
                <text:p>179.99</text:p>
              </table:table-cell>
              <table:table-cell office:value-type="float" office:value="451.15">
                <text:p>451.15</text:p>
              </table:table-cell>
              <table:table-cell office:value-type="float" office:value="8.09">
                <text:p>8.09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1">
                <text:p>2.31</text:p>
              </table:table-cell>
              <table:table-cell office:value-type="float" office:value="NaN">
                <text:p>NaN</text:p>
              </table:table-cell>
              <table:table-cell office:value-type="float" office:value="413.06">
                <text:p>413.06</text:p>
              </table:table-cell>
              <table:table-cell office:value-type="float" office:value="7.03">
                <text:p>7.03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410.31">
                <text:p>410.31</text:p>
              </table:table-cell>
              <table:table-cell office:value-type="float" office:value="7.82">
                <text:p>7.8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538.08">
                <text:p>538.08</text:p>
              </table:table-cell>
              <table:table-cell office:value-type="float" office:value="8.9">
                <text:p>8.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2">
                <text:p>2.52</text:p>
              </table:table-cell>
              <table:table-cell office:value-type="float" office:value="NaN">
                <text:p>NaN</text:p>
              </table:table-cell>
              <table:table-cell office:value-type="float" office:value="438.04">
                <text:p>438.04</text:p>
              </table:table-cell>
              <table:table-cell office:value-type="float" office:value="7.28">
                <text:p>7.28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4">
                <text:p>2.34</text:p>
              </table:table-cell>
              <table:table-cell office:value-type="float" office:value="NaN">
                <text:p>NaN</text:p>
              </table:table-cell>
              <table:table-cell office:value-type="float" office:value="459.41">
                <text:p>459.41</text:p>
              </table:table-cell>
              <table:table-cell office:value-type="float" office:value="7.63">
                <text:p>7.6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9">
                <text:p>2.09</text:p>
              </table:table-cell>
              <table:table-cell office:value-type="float" office:value="NaN">
                <text:p>NaN</text:p>
              </table:table-cell>
              <table:table-cell office:value-type="float" office:value="425.62">
                <text:p>425.62</text:p>
              </table:table-cell>
              <table:table-cell office:value-type="float" office:value="7.3">
                <text:p>7.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390.5">
                <text:p>390.5</text:p>
              </table:table-cell>
              <table:table-cell office:value-type="float" office:value="6.2">
                <text:p>6.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475.4">
                <text:p>475.4</text:p>
              </table:table-cell>
              <table:table-cell office:value-type="float" office:value="7.57">
                <text:p>7.57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353.58">
                <text:p>353.58</text:p>
              </table:table-cell>
              <table:table-cell office:value-type="float" office:value="5.69">
                <text:p>5.69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367.66">
                <text:p>367.66</text:p>
              </table:table-cell>
              <table:table-cell office:value-type="float" office:value="6.05">
                <text:p>6.0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378.73">
                <text:p>378.73</text:p>
              </table:table-cell>
              <table:table-cell office:value-type="float" office:value="6.18">
                <text:p>6.1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3">
                <text:p>2.33</text:p>
              </table:table-cell>
              <table:table-cell office:value-type="float" office:value="NaN">
                <text:p>NaN</text:p>
              </table:table-cell>
              <table:table-cell office:value-type="float" office:value="406.79">
                <text:p>406.79</text:p>
              </table:table-cell>
              <table:table-cell office:value-type="float" office:value="6.55">
                <text:p>6.5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343.72">
                <text:p>343.72</text:p>
              </table:table-cell>
              <table:table-cell office:value-type="float" office:value="5.64">
                <text:p>5.6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336.53">
                <text:p>336.53</text:p>
              </table:table-cell>
              <table:table-cell office:value-type="float" office:value="5.66">
                <text:p>5.6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327.81">
                <text:p>327.81</text:p>
              </table:table-cell>
              <table:table-cell office:value-type="float" office:value="5.31">
                <text:p>5.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539.45">
                <text:p>539.45</text:p>
              </table:table-cell>
              <table:table-cell office:value-type="float" office:value="8.48">
                <text:p>8.48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341.59">
                <text:p>341.59</text:p>
              </table:table-cell>
              <table:table-cell office:value-type="float" office:value="4.96">
                <text:p>4.9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4">
                <text:p>2.14</text:p>
              </table:table-cell>
              <table:table-cell office:value-type="float" office:value="NaN">
                <text:p>NaN</text:p>
              </table:table-cell>
              <table:table-cell office:value-type="float" office:value="332.28">
                <text:p>332.28</text:p>
              </table:table-cell>
              <table:table-cell office:value-type="float" office:value="4.79">
                <text:p>4.7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323.5">
                <text:p>323.5</text:p>
              </table:table-cell>
              <table:table-cell office:value-type="float" office:value="4.77">
                <text:p>4.7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327.38">
                <text:p>327.38</text:p>
              </table:table-cell>
              <table:table-cell office:value-type="float" office:value="4.75">
                <text:p>4.7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322.36">
                <text:p>322.36</text:p>
              </table:table-cell>
              <table:table-cell office:value-type="float" office:value="4.79">
                <text:p>4.7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311.24">
                <text:p>311.24</text:p>
              </table:table-cell>
              <table:table-cell office:value-type="float" office:value="4.82">
                <text:p>4.82</text:p>
              </table:table-cell>
              <table:table-cell office:value-type="float" office:value="4.04">
                <text:p>4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5.454cm" svg:y="0.347cm" chart:style-name="ch2">
          <text:p>P2P</text:p>
        </chart:title>
        <chart:legend chart:legend-position="end" svg:x="7.919cm" svg:y="0.379cm" style:legend-expansion="custom" chartooo:width="3.986cm" chartooo:height="2.092cm" style:legend-expansion-aspect-ratio="1.90535372848948" chart:style-name="ch3"/>
        <chart:plot-area chart:style-name="ch4" table:cell-range-address="'SpeedUp to PhotoNs'.B1:'SpeedUp to PhotoNs'.B1 'SpeedUp to PhotoNs'.D3:'SpeedUp to PhotoNs'.D102 'SpeedUp to PhotoNs'.F1:'SpeedUp to PhotoNs'.F1 'SpeedUp to PhotoNs'.H3:'SpeedUp to PhotoNs'.H102 'SpeedUp to PhotoNs'.N1:'SpeedUp to PhotoNs'.N1 'SpeedUp to PhotoNs'.P3:'SpeedUp to PhotoNs'.P102 'SpeedUp to PhotoNs'.J1:'SpeedUp to PhotoNs'.J1 'SpeedUp to PhotoNs'.L3:'SpeedUp to PhotoNs'.L102 'SpeedUp to PhotoNs'.R1:'SpeedUp to PhotoNs'.R1 'SpeedUp to PhotoNs'.T3:'SpeedUp to PhotoNs'.T102" chart:data-source-has-labels="row" svg:x="0.567cm" svg:y="0.177cm" svg:width="11.175cm" svg:height="8.077cm">
          <chartooo:coordinate-region svg:x="1.374cm" svg:y="0.376cm" svg:width="10.368cm" svg:height="7.086cm"/>
          <chart:axis chart:dimension="x" chart:name="primary-x" chart:style-name="ch5">
            <chart:title svg:x="5.515cm" svg:y="8.434cm" chart:style-name="ch6">
              <text:p>Iteration</text:p>
            </chart:title>
          </chart:axis>
          <chart:axis chart:dimension="y" chart:name="primary-y" chart:style-name="ch7">
            <chart:title svg:x="0cm" svg:y="4.9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D3:'SpeedUp to PhotoNs'.D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H3:'SpeedUp to PhotoNs'.H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P3:'SpeedUp to PhotoNs'.P102" chart:label-cell-address="'SpeedUp to PhotoNs'.N1:'SpeedUp to PhotoNs'.N1" chart:class="chart:line">
            <chart:data-point chart:repeated="100"/>
          </chart:series>
          <chart:series chart:style-name="ch13" chart:values-cell-range-address="'SpeedUp to PhotoNs'.L3:'SpeedUp to PhotoNs'.L102" chart:label-cell-address="'SpeedUp to PhotoNs'.J1:'SpeedUp to PhotoNs'.J1" chart:class="chart:line">
            <chart:data-point chart:repeated="100"/>
          </chart:series>
          <chart:series chart:style-name="ch14" chart:values-cell-range-address="'SpeedUp to PhotoNs'.T3:'SpeedUp to PhotoNs'.T102" chart:label-cell-address="'SpeedUp to PhotoNs'.R1:'SpeedUp to PhotoNs'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Indexing dual</text:p>
                <draw:g>
                  <svg:desc>'SpeedUp to PhotoNs'.N1:'SpeedUp to PhotoNs'.N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  <table:table-cell office:value-type="string">
                <text:p>Redundant, dual</text:p>
                <draw:g>
                  <svg:desc>'SpeedUp to PhotoNs'.R1:'SpeedUp to PhotoNs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1">
                <text:p>2.11</text:p>
                <draw:g>
                  <svg:desc>'SpeedUp to PhotoNs'.D3:'SpeedUp to PhotoNs'.D102</svg:desc>
                </draw:g>
              </table:table-cell>
              <table:table-cell office:value-type="float" office:value="3.82">
                <text:p>3.82</text:p>
                <draw:g>
                  <svg:desc>'SpeedUp to PhotoNs'.H3:'SpeedUp to PhotoNs'.H102</svg:desc>
                </draw:g>
              </table:table-cell>
              <table:table-cell office:value-type="float" office:value="25.01">
                <text:p>25.01</text:p>
                <draw:g>
                  <svg:desc>'SpeedUp to PhotoNs'.P3:'SpeedUp to PhotoNs'.P102</svg:desc>
                </draw:g>
              </table:table-cell>
              <table:table-cell office:value-type="float" office:value="10.12">
                <text:p>10.12</text:p>
                <draw:g>
                  <svg:desc>'SpeedUp to PhotoNs'.L3:'SpeedUp to PhotoNs'.L102</svg:desc>
                </draw:g>
              </table:table-cell>
              <table:table-cell office:value-type="float" office:value="8.8">
                <text:p>8.8</text:p>
                <draw:g>
                  <svg:desc>'SpeedUp to PhotoNs'.T3:'SpeedUp to PhotoNs'.T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6">
                <text:p>2.16</text:p>
              </table:table-cell>
              <table:table-cell office:value-type="float" office:value="3.75">
                <text:p>3.75</text:p>
              </table:table-cell>
              <table:table-cell office:value-type="float" office:value="24.78">
                <text:p>24.78</text:p>
              </table:table-cell>
              <table:table-cell office:value-type="float" office:value="10.14">
                <text:p>10.14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8">
                <text:p>2.38</text:p>
              </table:table-cell>
              <table:table-cell office:value-type="float" office:value="4.06">
                <text:p>4.06</text:p>
              </table:table-cell>
              <table:table-cell office:value-type="float" office:value="26.64">
                <text:p>26.64</text:p>
              </table:table-cell>
              <table:table-cell office:value-type="float" office:value="10.87">
                <text:p>10.87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1">
                <text:p>2.31</text:p>
              </table:table-cell>
              <table:table-cell office:value-type="float" office:value="3.98">
                <text:p>3.98</text:p>
              </table:table-cell>
              <table:table-cell office:value-type="float" office:value="26.72">
                <text:p>26.72</text:p>
              </table:table-cell>
              <table:table-cell office:value-type="float" office:value="10.86">
                <text:p>10.8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">
                <text:p>2.04</text:p>
              </table:table-cell>
              <table:table-cell office:value-type="float" office:value="3.73">
                <text:p>3.73</text:p>
              </table:table-cell>
              <table:table-cell office:value-type="float" office:value="24.58">
                <text:p>24.58</text:p>
              </table:table-cell>
              <table:table-cell office:value-type="float" office:value="10.04">
                <text:p>10.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">
                <text:p>2.32</text:p>
              </table:table-cell>
              <table:table-cell office:value-type="float" office:value="4.05">
                <text:p>4.05</text:p>
              </table:table-cell>
              <table:table-cell office:value-type="float" office:value="20.06">
                <text:p>20.06</text:p>
              </table:table-cell>
              <table:table-cell office:value-type="float" office:value="10.77">
                <text:p>10.7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">
                <text:p>2.12</text:p>
              </table:table-cell>
              <table:table-cell office:value-type="float" office:value="3.75">
                <text:p>3.75</text:p>
              </table:table-cell>
              <table:table-cell office:value-type="float" office:value="21.08">
                <text:p>21.08</text:p>
              </table:table-cell>
              <table:table-cell office:value-type="float" office:value="10.05">
                <text:p>10.0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7">
                <text:p>2.37</text:p>
              </table:table-cell>
              <table:table-cell office:value-type="float" office:value="4.25">
                <text:p>4.25</text:p>
              </table:table-cell>
              <table:table-cell office:value-type="float" office:value="25.82">
                <text:p>25.82</text:p>
              </table:table-cell>
              <table:table-cell office:value-type="float" office:value="11.47">
                <text:p>11.47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4">
                <text:p>2.14</text:p>
              </table:table-cell>
              <table:table-cell office:value-type="float" office:value="4.06">
                <text:p>4.06</text:p>
              </table:table-cell>
              <table:table-cell office:value-type="float" office:value="18.89">
                <text:p>18.89</text:p>
              </table:table-cell>
              <table:table-cell office:value-type="float" office:value="10.95">
                <text:p>10.9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2">
                <text:p>2.12</text:p>
              </table:table-cell>
              <table:table-cell office:value-type="float" office:value="3.76">
                <text:p>3.76</text:p>
              </table:table-cell>
              <table:table-cell office:value-type="float" office:value="19.75">
                <text:p>19.75</text:p>
              </table:table-cell>
              <table:table-cell office:value-type="float" office:value="10.11">
                <text:p>10.11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5">
                <text:p>2.15</text:p>
              </table:table-cell>
              <table:table-cell office:value-type="float" office:value="4.11">
                <text:p>4.11</text:p>
              </table:table-cell>
              <table:table-cell office:value-type="float" office:value="21.57">
                <text:p>21.57</text:p>
              </table:table-cell>
              <table:table-cell office:value-type="float" office:value="11.02">
                <text:p>11.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">
                <text:p>2.35</text:p>
              </table:table-cell>
              <table:table-cell office:value-type="float" office:value="4.51">
                <text:p>4.51</text:p>
              </table:table-cell>
              <table:table-cell office:value-type="float" office:value="24.97">
                <text:p>24.97</text:p>
              </table:table-cell>
              <table:table-cell office:value-type="float" office:value="12.03">
                <text:p>12.0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">
                <text:p>2.04</text:p>
              </table:table-cell>
              <table:table-cell office:value-type="float" office:value="3.75">
                <text:p>3.75</text:p>
              </table:table-cell>
              <table:table-cell office:value-type="float" office:value="17.19">
                <text:p>17.19</text:p>
              </table:table-cell>
              <table:table-cell office:value-type="float" office:value="10.1">
                <text:p>10.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">
                <text:p>2.16</text:p>
              </table:table-cell>
              <table:table-cell office:value-type="float" office:value="3.82">
                <text:p>3.82</text:p>
              </table:table-cell>
              <table:table-cell office:value-type="float" office:value="20.67">
                <text:p>20.67</text:p>
              </table:table-cell>
              <table:table-cell office:value-type="float" office:value="10.16">
                <text:p>10.1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3.85">
                <text:p>3.85</text:p>
              </table:table-cell>
              <table:table-cell office:value-type="float" office:value="23.54">
                <text:p>23.54</text:p>
              </table:table-cell>
              <table:table-cell office:value-type="float" office:value="10.27">
                <text:p>10.27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">
                <text:p>2.09</text:p>
              </table:table-cell>
              <table:table-cell office:value-type="float" office:value="3.84">
                <text:p>3.84</text:p>
              </table:table-cell>
              <table:table-cell office:value-type="float" office:value="24">
                <text:p>24</text:p>
              </table:table-cell>
              <table:table-cell office:value-type="float" office:value="10.25">
                <text:p>10.25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">
                <text:p>2.34</text:p>
              </table:table-cell>
              <table:table-cell office:value-type="float" office:value="4.16">
                <text:p>4.16</text:p>
              </table:table-cell>
              <table:table-cell office:value-type="float" office:value="27.01">
                <text:p>27.01</text:p>
              </table:table-cell>
              <table:table-cell office:value-type="float" office:value="11.18">
                <text:p>11.18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1">
                <text:p>2.41</text:p>
              </table:table-cell>
              <table:table-cell office:value-type="float" office:value="4.5">
                <text:p>4.5</text:p>
              </table:table-cell>
              <table:table-cell office:value-type="float" office:value="28.92">
                <text:p>28.92</text:p>
              </table:table-cell>
              <table:table-cell office:value-type="float" office:value="12.06">
                <text:p>12.06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8">
                <text:p>2.38</text:p>
              </table:table-cell>
              <table:table-cell office:value-type="float" office:value="4.32">
                <text:p>4.32</text:p>
              </table:table-cell>
              <table:table-cell office:value-type="float" office:value="28.2">
                <text:p>28.2</text:p>
              </table:table-cell>
              <table:table-cell office:value-type="float" office:value="11.61">
                <text:p>11.6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9">
                <text:p>2.29</text:p>
              </table:table-cell>
              <table:table-cell office:value-type="float" office:value="4.22">
                <text:p>4.22</text:p>
              </table:table-cell>
              <table:table-cell office:value-type="float" office:value="27.23">
                <text:p>27.23</text:p>
              </table:table-cell>
              <table:table-cell office:value-type="float" office:value="11.29">
                <text:p>11.2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4.1">
                <text:p>4.1</text:p>
              </table:table-cell>
              <table:table-cell office:value-type="float" office:value="21.8">
                <text:p>21.8</text:p>
              </table:table-cell>
              <table:table-cell office:value-type="float" office:value="10.99">
                <text:p>10.9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3.81">
                <text:p>3.81</text:p>
              </table:table-cell>
              <table:table-cell office:value-type="float" office:value="24.39">
                <text:p>24.39</text:p>
              </table:table-cell>
              <table:table-cell office:value-type="float" office:value="10.26">
                <text:p>10.2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6">
                <text:p>2.06</text:p>
              </table:table-cell>
              <table:table-cell office:value-type="float" office:value="3.98">
                <text:p>3.98</text:p>
              </table:table-cell>
              <table:table-cell office:value-type="float" office:value="26.08">
                <text:p>26.08</text:p>
              </table:table-cell>
              <table:table-cell office:value-type="float" office:value="10.71">
                <text:p>10.7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3">
                <text:p>2.13</text:p>
              </table:table-cell>
              <table:table-cell office:value-type="float" office:value="3.88">
                <text:p>3.88</text:p>
              </table:table-cell>
              <table:table-cell office:value-type="float" office:value="25.37">
                <text:p>25.37</text:p>
              </table:table-cell>
              <table:table-cell office:value-type="float" office:value="10.38">
                <text:p>10.3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">
                <text:p>2.23</text:p>
              </table:table-cell>
              <table:table-cell office:value-type="float" office:value="4.37">
                <text:p>4.37</text:p>
              </table:table-cell>
              <table:table-cell office:value-type="float" office:value="28.57">
                <text:p>28.57</text:p>
              </table:table-cell>
              <table:table-cell office:value-type="float" office:value="11.73">
                <text:p>11.7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4.76">
                <text:p>4.76</text:p>
              </table:table-cell>
              <table:table-cell office:value-type="float" office:value="31.25">
                <text:p>31.25</text:p>
              </table:table-cell>
              <table:table-cell office:value-type="float" office:value="12.76">
                <text:p>12.7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">
                <text:p>2.2</text:p>
              </table:table-cell>
              <table:table-cell office:value-type="float" office:value="4.17">
                <text:p>4.17</text:p>
              </table:table-cell>
              <table:table-cell office:value-type="float" office:value="26.63">
                <text:p>26.63</text:p>
              </table:table-cell>
              <table:table-cell office:value-type="float" office:value="11.2">
                <text:p>11.2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9">
                <text:p>2.19</text:p>
              </table:table-cell>
              <table:table-cell office:value-type="float" office:value="3.97">
                <text:p>3.97</text:p>
              </table:table-cell>
              <table:table-cell office:value-type="float" office:value="25.64">
                <text:p>25.64</text:p>
              </table:table-cell>
              <table:table-cell office:value-type="float" office:value="10.7">
                <text:p>10.7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">
                <text:p>1.96</text:p>
              </table:table-cell>
              <table:table-cell office:value-type="float" office:value="3.88">
                <text:p>3.88</text:p>
              </table:table-cell>
              <table:table-cell office:value-type="float" office:value="23.57">
                <text:p>23.57</text:p>
              </table:table-cell>
              <table:table-cell office:value-type="float" office:value="10.43">
                <text:p>10.43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">
                <text:p>2.1</text:p>
              </table:table-cell>
              <table:table-cell office:value-type="float" office:value="4.05">
                <text:p>4.05</text:p>
              </table:table-cell>
              <table:table-cell office:value-type="float" office:value="23.57">
                <text:p>23.57</text:p>
              </table:table-cell>
              <table:table-cell office:value-type="float" office:value="10.97">
                <text:p>10.9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7">
                <text:p>2.27</text:p>
              </table:table-cell>
              <table:table-cell office:value-type="float" office:value="4.23">
                <text:p>4.23</text:p>
              </table:table-cell>
              <table:table-cell office:value-type="float" office:value="25.48">
                <text:p>25.48</text:p>
              </table:table-cell>
              <table:table-cell office:value-type="float" office:value="11.46">
                <text:p>11.46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">
                <text:p>2.05</text:p>
              </table:table-cell>
              <table:table-cell office:value-type="float" office:value="3.95">
                <text:p>3.95</text:p>
              </table:table-cell>
              <table:table-cell office:value-type="float" office:value="22.42">
                <text:p>22.42</text:p>
              </table:table-cell>
              <table:table-cell office:value-type="float" office:value="10.73">
                <text:p>10.73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3.7">
                <text:p>3.7</text:p>
              </table:table-cell>
              <table:table-cell office:value-type="float" office:value="21.45">
                <text:p>21.45</text:p>
              </table:table-cell>
              <table:table-cell office:value-type="float" office:value="9.98">
                <text:p>9.98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2">
                <text:p>2.02</text:p>
              </table:table-cell>
              <table:table-cell office:value-type="float" office:value="3.75">
                <text:p>3.75</text:p>
              </table:table-cell>
              <table:table-cell office:value-type="float" office:value="22.87">
                <text:p>22.87</text:p>
              </table:table-cell>
              <table:table-cell office:value-type="float" office:value="10.23">
                <text:p>10.2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4">
                <text:p>2.14</text:p>
              </table:table-cell>
              <table:table-cell office:value-type="float" office:value="3.66">
                <text:p>3.66</text:p>
              </table:table-cell>
              <table:table-cell office:value-type="float" office:value="23.83">
                <text:p>23.83</text:p>
              </table:table-cell>
              <table:table-cell office:value-type="float" office:value="10.06">
                <text:p>10.0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7">
                <text:p>2.17</text:p>
              </table:table-cell>
              <table:table-cell office:value-type="float" office:value="3.65">
                <text:p>3.65</text:p>
              </table:table-cell>
              <table:table-cell office:value-type="float" office:value="22.06">
                <text:p>22.06</text:p>
              </table:table-cell>
              <table:table-cell office:value-type="float" office:value="10.24">
                <text:p>10.24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6">
                <text:p>2.36</text:p>
              </table:table-cell>
              <table:table-cell office:value-type="float" office:value="3.9">
                <text:p>3.9</text:p>
              </table:table-cell>
              <table:table-cell office:value-type="float" office:value="25.99">
                <text:p>25.99</text:p>
              </table:table-cell>
              <table:table-cell office:value-type="float" office:value="10.93">
                <text:p>10.9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">
                <text:p>2.25</text:p>
              </table:table-cell>
              <table:table-cell office:value-type="float" office:value="3.84">
                <text:p>3.84</text:p>
              </table:table-cell>
              <table:table-cell office:value-type="float" office:value="25.7">
                <text:p>25.7</text:p>
              </table:table-cell>
              <table:table-cell office:value-type="float" office:value="10.73">
                <text:p>10.7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3">
                <text:p>2.43</text:p>
              </table:table-cell>
              <table:table-cell office:value-type="float" office:value="3.94">
                <text:p>3.94</text:p>
              </table:table-cell>
              <table:table-cell office:value-type="float" office:value="26.15">
                <text:p>26.15</text:p>
              </table:table-cell>
              <table:table-cell office:value-type="float" office:value="11.14">
                <text:p>11.14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3">
                <text:p>2.13</text:p>
              </table:table-cell>
              <table:table-cell office:value-type="float" office:value="3.72">
                <text:p>3.72</text:p>
              </table:table-cell>
              <table:table-cell office:value-type="float" office:value="24.72">
                <text:p>24.72</text:p>
              </table:table-cell>
              <table:table-cell office:value-type="float" office:value="10">
                <text:p>10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8">
                <text:p>2.18</text:p>
              </table:table-cell>
              <table:table-cell office:value-type="float" office:value="3.49">
                <text:p>3.49</text:p>
              </table:table-cell>
              <table:table-cell office:value-type="float" office:value="21.11">
                <text:p>21.11</text:p>
              </table:table-cell>
              <table:table-cell office:value-type="float" office:value="9.55">
                <text:p>9.5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">
                <text:p>2.25</text:p>
              </table:table-cell>
              <table:table-cell office:value-type="float" office:value="3.65">
                <text:p>3.65</text:p>
              </table:table-cell>
              <table:table-cell office:value-type="float" office:value="25.15">
                <text:p>25.15</text:p>
              </table:table-cell>
              <table:table-cell office:value-type="float" office:value="10.31">
                <text:p>10.3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">
                <text:p>2.01</text:p>
              </table:table-cell>
              <table:table-cell office:value-type="float" office:value="3.28">
                <text:p>3.28</text:p>
              </table:table-cell>
              <table:table-cell office:value-type="float" office:value="22.61">
                <text:p>22.61</text:p>
              </table:table-cell>
              <table:table-cell office:value-type="float" office:value="9.24">
                <text:p>9.24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3.17">
                <text:p>3.17</text:p>
              </table:table-cell>
              <table:table-cell office:value-type="float" office:value="21.87">
                <text:p>21.87</text:p>
              </table:table-cell>
              <table:table-cell office:value-type="float" office:value="8.95">
                <text:p>8.9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1">
                <text:p>2.11</text:p>
              </table:table-cell>
              <table:table-cell office:value-type="float" office:value="3.3">
                <text:p>3.3</text:p>
              </table:table-cell>
              <table:table-cell office:value-type="float" office:value="22.65">
                <text:p>22.65</text:p>
              </table:table-cell>
              <table:table-cell office:value-type="float" office:value="9.33">
                <text:p>9.33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2">
                <text:p>2.32</text:p>
              </table:table-cell>
              <table:table-cell office:value-type="float" office:value="3.55">
                <text:p>3.55</text:p>
              </table:table-cell>
              <table:table-cell office:value-type="float" office:value="24.45">
                <text:p>24.45</text:p>
              </table:table-cell>
              <table:table-cell office:value-type="float" office:value="10.08">
                <text:p>10.08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6">
                <text:p>2.26</text:p>
              </table:table-cell>
              <table:table-cell office:value-type="float" office:value="3.69">
                <text:p>3.69</text:p>
              </table:table-cell>
              <table:table-cell office:value-type="float" office:value="24.87">
                <text:p>24.87</text:p>
              </table:table-cell>
              <table:table-cell office:value-type="float" office:value="10.37">
                <text:p>10.37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1">
                <text:p>2.31</text:p>
              </table:table-cell>
              <table:table-cell office:value-type="float" office:value="3.61">
                <text:p>3.61</text:p>
              </table:table-cell>
              <table:table-cell office:value-type="float" office:value="24.75">
                <text:p>24.75</text:p>
              </table:table-cell>
              <table:table-cell office:value-type="float" office:value="10.2">
                <text:p>10.2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4">
                <text:p>2.14</text:p>
              </table:table-cell>
              <table:table-cell office:value-type="float" office:value="3.29">
                <text:p>3.29</text:p>
              </table:table-cell>
              <table:table-cell office:value-type="float" office:value="21.95">
                <text:p>21.95</text:p>
              </table:table-cell>
              <table:table-cell office:value-type="float" office:value="9.47">
                <text:p>9.47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">
                <text:p>2.34</text:p>
              </table:table-cell>
              <table:table-cell office:value-type="float" office:value="3.81">
                <text:p>3.81</text:p>
              </table:table-cell>
              <table:table-cell office:value-type="float" office:value="25.07">
                <text:p>25.07</text:p>
              </table:table-cell>
              <table:table-cell office:value-type="float" office:value="10.96">
                <text:p>10.9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5">
                <text:p>2.05</text:p>
              </table:table-cell>
              <table:table-cell office:value-type="float" office:value="3.31">
                <text:p>3.31</text:p>
              </table:table-cell>
              <table:table-cell office:value-type="float" office:value="21.06">
                <text:p>21.06</text:p>
              </table:table-cell>
              <table:table-cell office:value-type="float" office:value="9.43">
                <text:p>9.43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">
                <text:p>1.8</text:p>
              </table:table-cell>
              <table:table-cell office:value-type="float" office:value="2.97">
                <text:p>2.97</text:p>
              </table:table-cell>
              <table:table-cell office:value-type="float" office:value="20.03">
                <text:p>20.03</text:p>
              </table:table-cell>
              <table:table-cell office:value-type="float" office:value="8.24">
                <text:p>8.2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7">
                <text:p>2.07</text:p>
              </table:table-cell>
              <table:table-cell office:value-type="float" office:value="3.34">
                <text:p>3.34</text:p>
              </table:table-cell>
              <table:table-cell office:value-type="float" office:value="22.31">
                <text:p>22.31</text:p>
              </table:table-cell>
              <table:table-cell office:value-type="float" office:value="9.22">
                <text:p>9.22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1">
                <text:p>2.31</text:p>
              </table:table-cell>
              <table:table-cell office:value-type="float" office:value="3.46">
                <text:p>3.46</text:p>
              </table:table-cell>
              <table:table-cell office:value-type="float" office:value="23.57">
                <text:p>23.57</text:p>
              </table:table-cell>
              <table:table-cell office:value-type="float" office:value="9.56">
                <text:p>9.56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9">
                <text:p>1.99</text:p>
              </table:table-cell>
              <table:table-cell office:value-type="float" office:value="3.13">
                <text:p>3.13</text:p>
              </table:table-cell>
              <table:table-cell office:value-type="float" office:value="21.33">
                <text:p>21.33</text:p>
              </table:table-cell>
              <table:table-cell office:value-type="float" office:value="8.66">
                <text:p>8.66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9">
                <text:p>2.19</text:p>
              </table:table-cell>
              <table:table-cell office:value-type="float" office:value="3.31">
                <text:p>3.31</text:p>
              </table:table-cell>
              <table:table-cell office:value-type="float" office:value="22.61">
                <text:p>22.61</text:p>
              </table:table-cell>
              <table:table-cell office:value-type="float" office:value="9.21">
                <text:p>9.2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  <table:table-cell office:value-type="float" office:value="3.35">
                <text:p>3.35</text:p>
              </table:table-cell>
              <table:table-cell office:value-type="float" office:value="21.68">
                <text:p>21.68</text:p>
              </table:table-cell>
              <table:table-cell office:value-type="float" office:value="9.4">
                <text:p>9.4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4">
                <text:p>2.64</text:p>
              </table:table-cell>
              <table:table-cell office:value-type="float" office:value="3.76">
                <text:p>3.76</text:p>
              </table:table-cell>
              <table:table-cell office:value-type="float" office:value="26.09">
                <text:p>26.09</text:p>
              </table:table-cell>
              <table:table-cell office:value-type="float" office:value="10.74">
                <text:p>10.7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2">
                <text:p>2.22</text:p>
              </table:table-cell>
              <table:table-cell office:value-type="float" office:value="3.28">
                <text:p>3.28</text:p>
              </table:table-cell>
              <table:table-cell office:value-type="float" office:value="22.66">
                <text:p>22.66</text:p>
              </table:table-cell>
              <table:table-cell office:value-type="float" office:value="9.38">
                <text:p>9.38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">
                <text:p>2.35</text:p>
              </table:table-cell>
              <table:table-cell office:value-type="float" office:value="3.3">
                <text:p>3.3</text:p>
              </table:table-cell>
              <table:table-cell office:value-type="float" office:value="22.91">
                <text:p>22.91</text:p>
              </table:table-cell>
              <table:table-cell office:value-type="float" office:value="9.48">
                <text:p>9.4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2">
                <text:p>2.22</text:p>
              </table:table-cell>
              <table:table-cell office:value-type="float" office:value="3.16">
                <text:p>3.16</text:p>
              </table:table-cell>
              <table:table-cell office:value-type="float" office:value="22.43">
                <text:p>22.43</text:p>
              </table:table-cell>
              <table:table-cell office:value-type="float" office:value="9.13">
                <text:p>9.1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8">
                <text:p>2.38</text:p>
              </table:table-cell>
              <table:table-cell office:value-type="float" office:value="3.42">
                <text:p>3.42</text:p>
              </table:table-cell>
              <table:table-cell office:value-type="float" office:value="23.22">
                <text:p>23.22</text:p>
              </table:table-cell>
              <table:table-cell office:value-type="float" office:value="9.93">
                <text:p>9.9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">
                <text:p>1.94</text:p>
              </table:table-cell>
              <table:table-cell office:value-type="float" office:value="2.94">
                <text:p>2.94</text:p>
              </table:table-cell>
              <table:table-cell office:value-type="float" office:value="16.96">
                <text:p>16.96</text:p>
              </table:table-cell>
              <table:table-cell office:value-type="float" office:value="8.75">
                <text:p>8.75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6">
                <text:p>2.06</text:p>
              </table:table-cell>
              <table:table-cell office:value-type="float" office:value="2.85">
                <text:p>2.85</text:p>
              </table:table-cell>
              <table:table-cell office:value-type="float" office:value="18.38">
                <text:p>18.38</text:p>
              </table:table-cell>
              <table:table-cell office:value-type="float" office:value="8.48">
                <text:p>8.48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5">
                <text:p>1.85</text:p>
              </table:table-cell>
              <table:table-cell office:value-type="float" office:value="2.73">
                <text:p>2.73</text:p>
              </table:table-cell>
              <table:table-cell office:value-type="float" office:value="19.45">
                <text:p>19.45</text:p>
              </table:table-cell>
              <table:table-cell office:value-type="float" office:value="8.26">
                <text:p>8.2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">
                <text:p>2.1</text:p>
              </table:table-cell>
              <table:table-cell office:value-type="float" office:value="2.72">
                <text:p>2.72</text:p>
              </table:table-cell>
              <table:table-cell office:value-type="float" office:value="16.54">
                <text:p>16.54</text:p>
              </table:table-cell>
              <table:table-cell office:value-type="float" office:value="8.03">
                <text:p>8.03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6">
                <text:p>2.26</text:p>
              </table:table-cell>
              <table:table-cell office:value-type="float" office:value="2.89">
                <text:p>2.89</text:p>
              </table:table-cell>
              <table:table-cell office:value-type="float" office:value="18.27">
                <text:p>18.27</text:p>
              </table:table-cell>
              <table:table-cell office:value-type="float" office:value="8.7">
                <text:p>8.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">
                <text:p>2.05</text:p>
              </table:table-cell>
              <table:table-cell office:value-type="float" office:value="2.73">
                <text:p>2.73</text:p>
              </table:table-cell>
              <table:table-cell office:value-type="float" office:value="18.28">
                <text:p>18.28</text:p>
              </table:table-cell>
              <table:table-cell office:value-type="float" office:value="8.26">
                <text:p>8.2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4">
                <text:p>2.44</text:p>
              </table:table-cell>
              <table:table-cell office:value-type="float" office:value="3.09">
                <text:p>3.09</text:p>
              </table:table-cell>
              <table:table-cell office:value-type="float" office:value="22.87">
                <text:p>22.87</text:p>
              </table:table-cell>
              <table:table-cell office:value-type="float" office:value="9.51">
                <text:p>9.5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4">
                <text:p>2.04</text:p>
              </table:table-cell>
              <table:table-cell office:value-type="float" office:value="2.51">
                <text:p>2.51</text:p>
              </table:table-cell>
              <table:table-cell office:value-type="float" office:value="19.36">
                <text:p>19.36</text:p>
              </table:table-cell>
              <table:table-cell office:value-type="float" office:value="7.84">
                <text:p>7.8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5">
                <text:p>2.05</text:p>
              </table:table-cell>
              <table:table-cell office:value-type="float" office:value="2.44">
                <text:p>2.44</text:p>
              </table:table-cell>
              <table:table-cell office:value-type="float" office:value="16.48">
                <text:p>16.48</text:p>
              </table:table-cell>
              <table:table-cell office:value-type="float" office:value="7.71">
                <text:p>7.7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1">
                <text:p>2.21</text:p>
              </table:table-cell>
              <table:table-cell office:value-type="float" office:value="2.47">
                <text:p>2.47</text:p>
              </table:table-cell>
              <table:table-cell office:value-type="float" office:value="19.93">
                <text:p>19.93</text:p>
              </table:table-cell>
              <table:table-cell office:value-type="float" office:value="8.04">
                <text:p>8.0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6">
                <text:p>2.16</text:p>
              </table:table-cell>
              <table:table-cell office:value-type="float" office:value="2.55">
                <text:p>2.55</text:p>
              </table:table-cell>
              <table:table-cell office:value-type="float" office:value="20.7">
                <text:p>20.7</text:p>
              </table:table-cell>
              <table:table-cell office:value-type="float" office:value="8.3">
                <text:p>8.3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9">
                <text:p>2.59</text:p>
              </table:table-cell>
              <table:table-cell office:value-type="float" office:value="2.78">
                <text:p>2.78</text:p>
              </table:table-cell>
              <table:table-cell office:value-type="float" office:value="23.16">
                <text:p>23.16</text:p>
              </table:table-cell>
              <table:table-cell office:value-type="float" office:value="9.41">
                <text:p>9.41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2">
                <text:p>2.42</text:p>
              </table:table-cell>
              <table:table-cell office:value-type="float" office:value="2.54">
                <text:p>2.54</text:p>
              </table:table-cell>
              <table:table-cell office:value-type="float" office:value="21.16">
                <text:p>21.16</text:p>
              </table:table-cell>
              <table:table-cell office:value-type="float" office:value="8.63">
                <text:p>8.63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6">
                <text:p>2.36</text:p>
              </table:table-cell>
              <table:table-cell office:value-type="float" office:value="2.52">
                <text:p>2.52</text:p>
              </table:table-cell>
              <table:table-cell office:value-type="float" office:value="21.48">
                <text:p>21.48</text:p>
              </table:table-cell>
              <table:table-cell office:value-type="float" office:value="8.6">
                <text:p>8.6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2.47">
                <text:p>2.47</text:p>
              </table:table-cell>
              <table:table-cell office:value-type="float" office:value="21.78">
                <text:p>21.78</text:p>
              </table:table-cell>
              <table:table-cell office:value-type="float" office:value="8.73">
                <text:p>8.73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8">
                <text:p>2.38</text:p>
              </table:table-cell>
              <table:table-cell office:value-type="float" office:value="2.47">
                <text:p>2.47</text:p>
              </table:table-cell>
              <table:table-cell office:value-type="float" office:value="22.37">
                <text:p>22.37</text:p>
              </table:table-cell>
              <table:table-cell office:value-type="float" office:value="9.17">
                <text:p>9.1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1">
                <text:p>2.01</text:p>
              </table:table-cell>
              <table:table-cell office:value-type="float" office:value="NaN">
                <text:p>NaN</text:p>
              </table:table-cell>
              <table:table-cell office:value-type="float" office:value="19.33">
                <text:p>19.33</text:p>
              </table:table-cell>
              <table:table-cell office:value-type="float" office:value="7.66">
                <text:p>7.6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19.05">
                <text:p>19.05</text:p>
              </table:table-cell>
              <table:table-cell office:value-type="float" office:value="7.8">
                <text:p>7.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21.13">
                <text:p>21.13</text:p>
              </table:table-cell>
              <table:table-cell office:value-type="float" office:value="8.19">
                <text:p>8.1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20.04">
                <text:p>20.04</text:p>
              </table:table-cell>
              <table:table-cell office:value-type="float" office:value="7.78">
                <text:p>7.7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9">
                <text:p>2.09</text:p>
              </table:table-cell>
              <table:table-cell office:value-type="float" office:value="NaN">
                <text:p>NaN</text:p>
              </table:table-cell>
              <table:table-cell office:value-type="float" office:value="18.33">
                <text:p>18.33</text:p>
              </table:table-cell>
              <table:table-cell office:value-type="float" office:value="7.39">
                <text:p>7.3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19.99">
                <text:p>19.99</text:p>
              </table:table-cell>
              <table:table-cell office:value-type="float" office:value="7.63">
                <text:p>7.63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18.65">
                <text:p>18.65</text:p>
              </table:table-cell>
              <table:table-cell office:value-type="float" office:value="6.81">
                <text:p>6.8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7.19">
                <text:p>7.19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7">
                <text:p>2.07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6.67">
                <text:p>6.67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16.98">
                <text:p>16.98</text:p>
              </table:table-cell>
              <table:table-cell office:value-type="float" office:value="6.37">
                <text:p>6.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  <table:table-cell office:value-type="float" office:value="17.3">
                <text:p>17.3</text:p>
              </table:table-cell>
              <table:table-cell office:value-type="float" office:value="6.26">
                <text:p>6.2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8">
                <text:p>2.18</text:p>
              </table:table-cell>
              <table:table-cell office:value-type="float" office:value="NaN">
                <text:p>NaN</text:p>
              </table:table-cell>
              <table:table-cell office:value-type="float" office:value="19.1">
                <text:p>19.1</text:p>
              </table:table-cell>
              <table:table-cell office:value-type="float" office:value="6.79">
                <text:p>6.7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17.06">
                <text:p>17.06</text:p>
              </table:table-cell>
              <table:table-cell office:value-type="float" office:value="6.47">
                <text:p>6.47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16.09">
                <text:p>16.09</text:p>
              </table:table-cell>
              <table:table-cell office:value-type="float" office:value="5.91">
                <text:p>5.91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15.84">
                <text:p>15.84</text:p>
              </table:table-cell>
              <table:table-cell office:value-type="float" office:value="5.88">
                <text:p>5.88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19.27">
                <text:p>19.27</text:p>
              </table:table-cell>
              <table:table-cell office:value-type="float" office:value="7.22">
                <text:p>7.22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  <table:table-cell office:value-type="float" office:value="18.38">
                <text:p>18.38</text:p>
              </table:table-cell>
              <table:table-cell office:value-type="float" office:value="6.52">
                <text:p>6.52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15.72">
                <text:p>15.72</text:p>
              </table:table-cell>
              <table:table-cell office:value-type="float" office:value="5.59">
                <text:p>5.5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71">
                <text:p>15.71</text:p>
              </table:table-cell>
              <table:table-cell office:value-type="float" office:value="5.59">
                <text:p>5.59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15.41">
                <text:p>15.41</text:p>
              </table:table-cell>
              <table:table-cell office:value-type="float" office:value="5.55">
                <text:p>5.55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15.27">
                <text:p>15.27</text:p>
              </table:table-cell>
              <table:table-cell office:value-type="float" office:value="5.58">
                <text:p>5.58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15.26">
                <text:p>15.26</text:p>
              </table:table-cell>
              <table:table-cell office:value-type="float" office:value="5.61">
                <text:p>5.61</text:p>
              </table:table-cell>
              <table:table-cell office:value-type="float" office:value="5.48">
                <text:p>5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5.152cm" svg:y="0.379cm" chart:style-name="ch2">
          <text:p>FMM</text:p>
        </chart:title>
        <chart:legend chart:legend-position="end" svg:x="8.277cm" svg:y="0.379cm" style:legend-expansion="custom" chartooo:width="3.628cm" chartooo:height="2.092cm" style:legend-expansion-aspect-ratio="1.73422562141491" chart:style-name="ch3"/>
        <chart:plot-area chart:style-name="ch4" table:cell-range-address="'SpeedUp to PhotoNs'.B1:'SpeedUp to PhotoNs'.B1 'SpeedUp to PhotoNs'.E3:'SpeedUp to PhotoNs'.E102 'SpeedUp to PhotoNs'.F1:'SpeedUp to PhotoNs'.F1 'SpeedUp to PhotoNs'.I3:'SpeedUp to PhotoNs'.I102 'SpeedUp to PhotoNs'.N1:'SpeedUp to PhotoNs'.N1 'SpeedUp to PhotoNs'.Q3:'SpeedUp to PhotoNs'.Q102 'SpeedUp to PhotoNs'.J1:'SpeedUp to PhotoNs'.J1 'SpeedUp to PhotoNs'.M3:'SpeedUp to PhotoNs'.M102 'SpeedUp to PhotoNs'.R1:'SpeedUp to PhotoNs'.R1 'SpeedUp to PhotoNs'.U3:'SpeedUp to PhotoNs'.U102" chart:data-source-has-labels="row" svg:x="0.567cm" svg:y="0.177cm" svg:width="11.175cm" svg:height="8.077cm">
          <chartooo:coordinate-region svg:x="1.374cm" svg:y="0.376cm" svg:width="10.368cm" svg:height="7.086cm"/>
          <chart:axis chart:dimension="x" chart:name="primary-x" chart:style-name="ch5">
            <chart:title svg:x="5.515cm" svg:y="8.434cm" chart:style-name="ch6">
              <text:p>Iteration</text:p>
            </chart:title>
          </chart:axis>
          <chart:axis chart:dimension="y" chart:name="primary-y" chart:style-name="ch7">
            <chart:title svg:x="0cm" svg:y="4.9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E3:'SpeedUp to PhotoNs'.E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I3:'SpeedUp to PhotoNs'.I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Q3:'SpeedUp to PhotoNs'.Q102" chart:label-cell-address="'SpeedUp to PhotoNs'.N1:'SpeedUp to PhotoNs'.N1" chart:class="chart:line">
            <chart:data-point chart:repeated="100"/>
          </chart:series>
          <chart:series chart:style-name="ch13" chart:values-cell-range-address="'SpeedUp to PhotoNs'.M3:'SpeedUp to PhotoNs'.M102" chart:label-cell-address="'SpeedUp to PhotoNs'.J1:'SpeedUp to PhotoNs'.J1" chart:class="chart:line">
            <chart:data-point chart:repeated="100"/>
          </chart:series>
          <chart:series chart:style-name="ch14" chart:values-cell-range-address="'SpeedUp to PhotoNs'.U3:'SpeedUp to PhotoNs'.U102" chart:label-cell-address="'SpeedUp to PhotoNs'.R1:'SpeedUp to PhotoNs'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Indexing dual</text:p>
                <draw:g>
                  <svg:desc>'SpeedUp to PhotoNs'.N1:'SpeedUp to PhotoNs'.N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  <table:table-cell office:value-type="string">
                <text:p>Redundant, dual</text:p>
                <draw:g>
                  <svg:desc>'SpeedUp to PhotoNs'.R1:'SpeedUp to PhotoNs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1">
                <text:p>1.61</text:p>
                <draw:g>
                  <svg:desc>'SpeedUp to PhotoNs'.E3:'SpeedUp to PhotoNs'.E102</svg:desc>
                </draw:g>
              </table:table-cell>
              <table:table-cell office:value-type="float" office:value="3.35">
                <text:p>3.35</text:p>
                <draw:g>
                  <svg:desc>'SpeedUp to PhotoNs'.I3:'SpeedUp to PhotoNs'.I102</svg:desc>
                </draw:g>
              </table:table-cell>
              <table:table-cell office:value-type="float" office:value="15.02">
                <text:p>15.02</text:p>
                <draw:g>
                  <svg:desc>'SpeedUp to PhotoNs'.Q3:'SpeedUp to PhotoNs'.Q102</svg:desc>
                </draw:g>
              </table:table-cell>
              <table:table-cell office:value-type="float" office:value="8.67">
                <text:p>8.67</text:p>
                <draw:g>
                  <svg:desc>'SpeedUp to PhotoNs'.M3:'SpeedUp to PhotoNs'.M102</svg:desc>
                </draw:g>
              </table:table-cell>
              <table:table-cell office:value-type="float" office:value="7.25">
                <text:p>7.25</text:p>
                <draw:g>
                  <svg:desc>'SpeedUp to PhotoNs'.U3:'SpeedUp to PhotoNs'.U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3.29">
                <text:p>3.29</text:p>
              </table:table-cell>
              <table:table-cell office:value-type="float" office:value="14.92">
                <text:p>14.92</text:p>
              </table:table-cell>
              <table:table-cell office:value-type="float" office:value="8.7">
                <text:p>8.7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">
                <text:p>1.77</text:p>
              </table:table-cell>
              <table:table-cell office:value-type="float" office:value="3.56">
                <text:p>3.56</text:p>
              </table:table-cell>
              <table:table-cell office:value-type="float" office:value="15.97">
                <text:p>15.97</text:p>
              </table:table-cell>
              <table:table-cell office:value-type="float" office:value="9.31">
                <text:p>9.31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">
                <text:p>1.85</text:p>
              </table:table-cell>
              <table:table-cell office:value-type="float" office:value="3.45">
                <text:p>3.45</text:p>
              </table:table-cell>
              <table:table-cell office:value-type="float" office:value="16.08">
                <text:p>16.08</text:p>
              </table:table-cell>
              <table:table-cell office:value-type="float" office:value="9.31">
                <text:p>9.3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3.26">
                <text:p>3.26</text:p>
              </table:table-cell>
              <table:table-cell office:value-type="float" office:value="14.74">
                <text:p>14.74</text:p>
              </table:table-cell>
              <table:table-cell office:value-type="float" office:value="8.62">
                <text:p>8.62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">
                <text:p>1.85</text:p>
              </table:table-cell>
              <table:table-cell office:value-type="float" office:value="3.56">
                <text:p>3.56</text:p>
              </table:table-cell>
              <table:table-cell office:value-type="float" office:value="12.62">
                <text:p>12.62</text:p>
              </table:table-cell>
              <table:table-cell office:value-type="float" office:value="9.24">
                <text:p>9.24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">
                <text:p>1.69</text:p>
              </table:table-cell>
              <table:table-cell office:value-type="float" office:value="3.29">
                <text:p>3.29</text:p>
              </table:table-cell>
              <table:table-cell office:value-type="float" office:value="12.65">
                <text:p>12.65</text:p>
              </table:table-cell>
              <table:table-cell office:value-type="float" office:value="8.61">
                <text:p>8.61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">
                <text:p>1.94</text:p>
              </table:table-cell>
              <table:table-cell office:value-type="float" office:value="3.73">
                <text:p>3.73</text:p>
              </table:table-cell>
              <table:table-cell office:value-type="float" office:value="15.61">
                <text:p>15.61</text:p>
              </table:table-cell>
              <table:table-cell office:value-type="float" office:value="9.83">
                <text:p>9.83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">
                <text:p>1.79</text:p>
              </table:table-cell>
              <table:table-cell office:value-type="float" office:value="3.57">
                <text:p>3.57</text:p>
              </table:table-cell>
              <table:table-cell office:value-type="float" office:value="11.95">
                <text:p>11.95</text:p>
              </table:table-cell>
              <table:table-cell office:value-type="float" office:value="9.38">
                <text:p>9.3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1">
                <text:p>1.71</text:p>
              </table:table-cell>
              <table:table-cell office:value-type="float" office:value="3.3">
                <text:p>3.3</text:p>
              </table:table-cell>
              <table:table-cell office:value-type="float" office:value="12.75">
                <text:p>12.75</text:p>
              </table:table-cell>
              <table:table-cell office:value-type="float" office:value="8.64">
                <text:p>8.6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  <table:table-cell office:value-type="float" office:value="3.62">
                <text:p>3.62</text:p>
              </table:table-cell>
              <table:table-cell office:value-type="float" office:value="13.45">
                <text:p>13.45</text:p>
              </table:table-cell>
              <table:table-cell office:value-type="float" office:value="9.46">
                <text:p>9.4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">
                <text:p>1.82</text:p>
              </table:table-cell>
              <table:table-cell office:value-type="float" office:value="3.97">
                <text:p>3.97</text:p>
              </table:table-cell>
              <table:table-cell office:value-type="float" office:value="14.7">
                <text:p>14.7</text:p>
              </table:table-cell>
              <table:table-cell office:value-type="float" office:value="10.32">
                <text:p>10.3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8">
                <text:p>1.68</text:p>
              </table:table-cell>
              <table:table-cell office:value-type="float" office:value="3.29">
                <text:p>3.29</text:p>
              </table:table-cell>
              <table:table-cell office:value-type="float" office:value="10.61">
                <text:p>10.61</text:p>
              </table:table-cell>
              <table:table-cell office:value-type="float" office:value="8.65">
                <text:p>8.6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">
                <text:p>1.73</text:p>
              </table:table-cell>
              <table:table-cell office:value-type="float" office:value="3.39">
                <text:p>3.39</text:p>
              </table:table-cell>
              <table:table-cell office:value-type="float" office:value="13.41">
                <text:p>13.41</text:p>
              </table:table-cell>
              <table:table-cell office:value-type="float" office:value="8.77">
                <text:p>8.77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1">
                <text:p>1.71</text:p>
              </table:table-cell>
              <table:table-cell office:value-type="float" office:value="3.38">
                <text:p>3.38</text:p>
              </table:table-cell>
              <table:table-cell office:value-type="float" office:value="14.03">
                <text:p>14.03</text:p>
              </table:table-cell>
              <table:table-cell office:value-type="float" office:value="8.8">
                <text:p>8.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">
                <text:p>1.72</text:p>
              </table:table-cell>
              <table:table-cell office:value-type="float" office:value="3.38">
                <text:p>3.38</text:p>
              </table:table-cell>
              <table:table-cell office:value-type="float" office:value="14.51">
                <text:p>14.51</text:p>
              </table:table-cell>
              <table:table-cell office:value-type="float" office:value="8.77">
                <text:p>8.7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">
                <text:p>1.84</text:p>
              </table:table-cell>
              <table:table-cell office:value-type="float" office:value="3.64">
                <text:p>3.64</text:p>
              </table:table-cell>
              <table:table-cell office:value-type="float" office:value="16.29">
                <text:p>16.29</text:p>
              </table:table-cell>
              <table:table-cell office:value-type="float" office:value="9.57">
                <text:p>9.5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">
                <text:p>1.85</text:p>
              </table:table-cell>
              <table:table-cell office:value-type="float" office:value="3.95">
                <text:p>3.95</text:p>
              </table:table-cell>
              <table:table-cell office:value-type="float" office:value="17.41">
                <text:p>17.41</text:p>
              </table:table-cell>
              <table:table-cell office:value-type="float" office:value="10.32">
                <text:p>10.3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7">
                <text:p>1.97</text:p>
              </table:table-cell>
              <table:table-cell office:value-type="float" office:value="3.81">
                <text:p>3.81</text:p>
              </table:table-cell>
              <table:table-cell office:value-type="float" office:value="16.92">
                <text:p>16.92</text:p>
              </table:table-cell>
              <table:table-cell office:value-type="float" office:value="9.96">
                <text:p>9.9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">
                <text:p>1.83</text:p>
              </table:table-cell>
              <table:table-cell office:value-type="float" office:value="3.7">
                <text:p>3.7</text:p>
              </table:table-cell>
              <table:table-cell office:value-type="float" office:value="16.52">
                <text:p>16.52</text:p>
              </table:table-cell>
              <table:table-cell office:value-type="float" office:value="9.66">
                <text:p>9.6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">
                <text:p>1.86</text:p>
              </table:table-cell>
              <table:table-cell office:value-type="float" office:value="3.58">
                <text:p>3.58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">
                <text:p>1.57</text:p>
              </table:table-cell>
              <table:table-cell office:value-type="float" office:value="3.33">
                <text:p>3.33</text:p>
              </table:table-cell>
              <table:table-cell office:value-type="float" office:value="14.69">
                <text:p>14.69</text:p>
              </table:table-cell>
              <table:table-cell office:value-type="float" office:value="8.75">
                <text:p>8.75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">
                <text:p>1.6</text:p>
              </table:table-cell>
              <table:table-cell office:value-type="float" office:value="3.46">
                <text:p>3.46</text:p>
              </table:table-cell>
              <table:table-cell office:value-type="float" office:value="15.67">
                <text:p>15.67</text:p>
              </table:table-cell>
              <table:table-cell office:value-type="float" office:value="9.15">
                <text:p>9.1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1">
                <text:p>1.61</text:p>
              </table:table-cell>
              <table:table-cell office:value-type="float" office:value="3.38">
                <text:p>3.38</text:p>
              </table:table-cell>
              <table:table-cell office:value-type="float" office:value="15.26">
                <text:p>15.26</text:p>
              </table:table-cell>
              <table:table-cell office:value-type="float" office:value="8.88">
                <text:p>8.88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7">
                <text:p>1.77</text:p>
              </table:table-cell>
              <table:table-cell office:value-type="float" office:value="3.81">
                <text:p>3.81</text:p>
              </table:table-cell>
              <table:table-cell office:value-type="float" office:value="17.13">
                <text:p>17.13</text:p>
              </table:table-cell>
              <table:table-cell office:value-type="float" office:value="10.02">
                <text:p>10.0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6">
                <text:p>1.96</text:p>
              </table:table-cell>
              <table:table-cell office:value-type="float" office:value="4.15">
                <text:p>4.15</text:p>
              </table:table-cell>
              <table:table-cell office:value-type="float" office:value="18.79">
                <text:p>18.79</text:p>
              </table:table-cell>
              <table:table-cell office:value-type="float" office:value="10.93">
                <text:p>10.9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8">
                <text:p>1.78</text:p>
              </table:table-cell>
              <table:table-cell office:value-type="float" office:value="3.63">
                <text:p>3.63</text:p>
              </table:table-cell>
              <table:table-cell office:value-type="float" office:value="15.98">
                <text:p>15.98</text:p>
              </table:table-cell>
              <table:table-cell office:value-type="float" office:value="9.6">
                <text:p>9.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">
                <text:p>1.73</text:p>
              </table:table-cell>
              <table:table-cell office:value-type="float" office:value="3.45">
                <text:p>3.45</text:p>
              </table:table-cell>
              <table:table-cell office:value-type="float" office:value="15.39">
                <text:p>15.39</text:p>
              </table:table-cell>
              <table:table-cell office:value-type="float" office:value="9.16">
                <text:p>9.16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">
                <text:p>1.57</text:p>
              </table:table-cell>
              <table:table-cell office:value-type="float" office:value="3.36">
                <text:p>3.36</text:p>
              </table:table-cell>
              <table:table-cell office:value-type="float" office:value="14.32">
                <text:p>14.32</text:p>
              </table:table-cell>
              <table:table-cell office:value-type="float" office:value="8.92">
                <text:p>8.92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">
                <text:p>1.67</text:p>
              </table:table-cell>
              <table:table-cell office:value-type="float" office:value="3.51">
                <text:p>3.51</text:p>
              </table:table-cell>
              <table:table-cell office:value-type="float" office:value="14.47">
                <text:p>14.47</text:p>
              </table:table-cell>
              <table:table-cell office:value-type="float" office:value="9.39">
                <text:p>9.39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4">
                <text:p>1.84</text:p>
              </table:table-cell>
              <table:table-cell office:value-type="float" office:value="3.65">
                <text:p>3.65</text:p>
              </table:table-cell>
              <table:table-cell office:value-type="float" office:value="15.44">
                <text:p>15.44</text:p>
              </table:table-cell>
              <table:table-cell office:value-type="float" office:value="9.81">
                <text:p>9.81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1">
                <text:p>1.71</text:p>
              </table:table-cell>
              <table:table-cell office:value-type="float" office:value="3.4">
                <text:p>3.4</text:p>
              </table:table-cell>
              <table:table-cell office:value-type="float" office:value="13.76">
                <text:p>13.76</text:p>
              </table:table-cell>
              <table:table-cell office:value-type="float" office:value="9.19">
                <text:p>9.19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3.18">
                <text:p>3.18</text:p>
              </table:table-cell>
              <table:table-cell office:value-type="float" office:value="13.07">
                <text:p>13.07</text:p>
              </table:table-cell>
              <table:table-cell office:value-type="float" office:value="8.54">
                <text:p>8.5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">
                <text:p>1.64</text:p>
              </table:table-cell>
              <table:table-cell office:value-type="float" office:value="3.21">
                <text:p>3.21</text:p>
              </table:table-cell>
              <table:table-cell office:value-type="float" office:value="13.82">
                <text:p>13.82</text:p>
              </table:table-cell>
              <table:table-cell office:value-type="float" office:value="8.71">
                <text:p>8.71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3.13">
                <text:p>3.13</text:p>
              </table:table-cell>
              <table:table-cell office:value-type="float" office:value="14.29">
                <text:p>14.29</text:p>
              </table:table-cell>
              <table:table-cell office:value-type="float" office:value="8.59">
                <text:p>8.59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7">
                <text:p>1.77</text:p>
              </table:table-cell>
              <table:table-cell office:value-type="float" office:value="3.13">
                <text:p>3.13</text:p>
              </table:table-cell>
              <table:table-cell office:value-type="float" office:value="13.52">
                <text:p>13.52</text:p>
              </table:table-cell>
              <table:table-cell office:value-type="float" office:value="8.76">
                <text:p>8.76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3">
                <text:p>1.83</text:p>
              </table:table-cell>
              <table:table-cell office:value-type="float" office:value="3.33">
                <text:p>3.33</text:p>
              </table:table-cell>
              <table:table-cell office:value-type="float" office:value="15.64">
                <text:p>15.64</text:p>
              </table:table-cell>
              <table:table-cell office:value-type="float" office:value="9.33">
                <text:p>9.3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3">
                <text:p>1.83</text:p>
              </table:table-cell>
              <table:table-cell office:value-type="float" office:value="3.26">
                <text:p>3.26</text:p>
              </table:table-cell>
              <table:table-cell office:value-type="float" office:value="15.45">
                <text:p>15.45</text:p>
              </table:table-cell>
              <table:table-cell office:value-type="float" office:value="9.14">
                <text:p>9.14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">
                <text:p>1.95</text:p>
              </table:table-cell>
              <table:table-cell office:value-type="float" office:value="3.33">
                <text:p>3.33</text:p>
              </table:table-cell>
              <table:table-cell office:value-type="float" office:value="15.79">
                <text:p>15.79</text:p>
              </table:table-cell>
              <table:table-cell office:value-type="float" office:value="9.52">
                <text:p>9.5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">
                <text:p>1.73</text:p>
              </table:table-cell>
              <table:table-cell office:value-type="float" office:value="3.11">
                <text:p>3.11</text:p>
              </table:table-cell>
              <table:table-cell office:value-type="float" office:value="14.79">
                <text:p>14.79</text:p>
              </table:table-cell>
              <table:table-cell office:value-type="float" office:value="8.58">
                <text:p>8.58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2">
                <text:p>1.72</text:p>
              </table:table-cell>
              <table:table-cell office:value-type="float" office:value="2.92">
                <text:p>2.92</text:p>
              </table:table-cell>
              <table:table-cell office:value-type="float" office:value="12.96">
                <text:p>12.96</text:p>
              </table:table-cell>
              <table:table-cell office:value-type="float" office:value="8.19">
                <text:p>8.1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6">
                <text:p>1.86</text:p>
              </table:table-cell>
              <table:table-cell office:value-type="float" office:value="3.04">
                <text:p>3.04</text:p>
              </table:table-cell>
              <table:table-cell office:value-type="float" office:value="15.14">
                <text:p>15.14</text:p>
              </table:table-cell>
              <table:table-cell office:value-type="float" office:value="8.83">
                <text:p>8.83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">
                <text:p>1.6</text:p>
              </table:table-cell>
              <table:table-cell office:value-type="float" office:value="2.72">
                <text:p>2.72</text:p>
              </table:table-cell>
              <table:table-cell office:value-type="float" office:value="13.61">
                <text:p>13.61</text:p>
              </table:table-cell>
              <table:table-cell office:value-type="float" office:value="7.93">
                <text:p>7.9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3">
                <text:p>1.53</text:p>
              </table:table-cell>
              <table:table-cell office:value-type="float" office:value="2.62">
                <text:p>2.62</text:p>
              </table:table-cell>
              <table:table-cell office:value-type="float" office:value="13.18">
                <text:p>13.18</text:p>
              </table:table-cell>
              <table:table-cell office:value-type="float" office:value="7.68">
                <text:p>7.68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3">
                <text:p>1.63</text:p>
              </table:table-cell>
              <table:table-cell office:value-type="float" office:value="2.72">
                <text:p>2.72</text:p>
              </table:table-cell>
              <table:table-cell office:value-type="float" office:value="13.64">
                <text:p>13.64</text:p>
              </table:table-cell>
              <table:table-cell office:value-type="float" office:value="7.99">
                <text:p>7.9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8">
                <text:p>1.88</text:p>
              </table:table-cell>
              <table:table-cell office:value-type="float" office:value="2.9">
                <text:p>2.9</text:p>
              </table:table-cell>
              <table:table-cell office:value-type="float" office:value="14.69">
                <text:p>14.69</text:p>
              </table:table-cell>
              <table:table-cell office:value-type="float" office:value="8.63">
                <text:p>8.63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7">
                <text:p>1.87</text:p>
              </table:table-cell>
              <table:table-cell office:value-type="float" office:value="3.02">
                <text:p>3.02</text:p>
              </table:table-cell>
              <table:table-cell office:value-type="float" office:value="14.86">
                <text:p>14.86</text:p>
              </table:table-cell>
              <table:table-cell office:value-type="float" office:value="8.9">
                <text:p>8.9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3">
                <text:p>1.83</text:p>
              </table:table-cell>
              <table:table-cell office:value-type="float" office:value="2.94">
                <text:p>2.94</text:p>
              </table:table-cell>
              <table:table-cell office:value-type="float" office:value="14.8">
                <text:p>14.8</text:p>
              </table:table-cell>
              <table:table-cell office:value-type="float" office:value="8.74">
                <text:p>8.7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2">
                <text:p>1.72</text:p>
              </table:table-cell>
              <table:table-cell office:value-type="float" office:value="2.7">
                <text:p>2.7</text:p>
              </table:table-cell>
              <table:table-cell office:value-type="float" office:value="13.29">
                <text:p>13.29</text:p>
              </table:table-cell>
              <table:table-cell office:value-type="float" office:value="8.08">
                <text:p>8.08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7">
                <text:p>1.87</text:p>
              </table:table-cell>
              <table:table-cell office:value-type="float" office:value="3.13">
                <text:p>3.13</text:p>
              </table:table-cell>
              <table:table-cell office:value-type="float" office:value="15.3">
                <text:p>15.3</text:p>
              </table:table-cell>
              <table:table-cell office:value-type="float" office:value="9.39">
                <text:p>9.3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">
                <text:p>1.63</text:p>
              </table:table-cell>
              <table:table-cell office:value-type="float" office:value="2.71">
                <text:p>2.71</text:p>
              </table:table-cell>
              <table:table-cell office:value-type="float" office:value="12.98">
                <text:p>12.98</text:p>
              </table:table-cell>
              <table:table-cell office:value-type="float" office:value="8.03">
                <text:p>8.03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8">
                <text:p>1.48</text:p>
              </table:table-cell>
              <table:table-cell office:value-type="float" office:value="2.43">
                <text:p>2.43</text:p>
              </table:table-cell>
              <table:table-cell office:value-type="float" office:value="12.1">
                <text:p>12.1</text:p>
              </table:table-cell>
              <table:table-cell office:value-type="float" office:value="7.07">
                <text:p>7.0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5">
                <text:p>1.65</text:p>
              </table:table-cell>
              <table:table-cell office:value-type="float" office:value="2.75">
                <text:p>2.75</text:p>
              </table:table-cell>
              <table:table-cell office:value-type="float" office:value="13.54">
                <text:p>13.54</text:p>
              </table:table-cell>
              <table:table-cell office:value-type="float" office:value="7.95">
                <text:p>7.95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8">
                <text:p>1.68</text:p>
              </table:table-cell>
              <table:table-cell office:value-type="float" office:value="2.83">
                <text:p>2.83</text:p>
              </table:table-cell>
              <table:table-cell office:value-type="float" office:value="14.21">
                <text:p>14.21</text:p>
              </table:table-cell>
              <table:table-cell office:value-type="float" office:value="8.21">
                <text:p>8.2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">
                <text:p>1.57</text:p>
              </table:table-cell>
              <table:table-cell office:value-type="float" office:value="2.55">
                <text:p>2.55</text:p>
              </table:table-cell>
              <table:table-cell office:value-type="float" office:value="12.86">
                <text:p>12.86</text:p>
              </table:table-cell>
              <table:table-cell office:value-type="float" office:value="7.44">
                <text:p>7.44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">
                <text:p>1.64</text:p>
              </table:table-cell>
              <table:table-cell office:value-type="float" office:value="2.69">
                <text:p>2.69</text:p>
              </table:table-cell>
              <table:table-cell office:value-type="float" office:value="13.55">
                <text:p>13.55</text:p>
              </table:table-cell>
              <table:table-cell office:value-type="float" office:value="7.89">
                <text:p>7.89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">
                <text:p>1.64</text:p>
              </table:table-cell>
              <table:table-cell office:value-type="float" office:value="2.73">
                <text:p>2.73</text:p>
              </table:table-cell>
              <table:table-cell office:value-type="float" office:value="13.09">
                <text:p>13.09</text:p>
              </table:table-cell>
              <table:table-cell office:value-type="float" office:value="8.08">
                <text:p>8.0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">
                <text:p>2.1</text:p>
              </table:table-cell>
              <table:table-cell office:value-type="float" office:value="3.07">
                <text:p>3.07</text:p>
              </table:table-cell>
              <table:table-cell office:value-type="float" office:value="15.84">
                <text:p>15.84</text:p>
              </table:table-cell>
              <table:table-cell office:value-type="float" office:value="9.25">
                <text:p>9.2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8">
                <text:p>1.78</text:p>
              </table:table-cell>
              <table:table-cell office:value-type="float" office:value="2.67">
                <text:p>2.67</text:p>
              </table:table-cell>
              <table:table-cell office:value-type="float" office:value="13.68">
                <text:p>13.68</text:p>
              </table:table-cell>
              <table:table-cell office:value-type="float" office:value="8.06">
                <text:p>8.06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2.68">
                <text:p>2.68</text:p>
              </table:table-cell>
              <table:table-cell office:value-type="float" office:value="13.97">
                <text:p>13.97</text:p>
              </table:table-cell>
              <table:table-cell office:value-type="float" office:value="8.14">
                <text:p>8.1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1">
                <text:p>1.71</text:p>
              </table:table-cell>
              <table:table-cell office:value-type="float" office:value="2.57">
                <text:p>2.57</text:p>
              </table:table-cell>
              <table:table-cell office:value-type="float" office:value="13.6">
                <text:p>13.6</text:p>
              </table:table-cell>
              <table:table-cell office:value-type="float" office:value="7.86">
                <text:p>7.86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2">
                <text:p>1.82</text:p>
              </table:table-cell>
              <table:table-cell office:value-type="float" office:value="2.77">
                <text:p>2.77</text:p>
              </table:table-cell>
              <table:table-cell office:value-type="float" office:value="13.98">
                <text:p>13.98</text:p>
              </table:table-cell>
              <table:table-cell office:value-type="float" office:value="8.56">
                <text:p>8.5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">
                <text:p>1.46</text:p>
              </table:table-cell>
              <table:table-cell office:value-type="float" office:value="2.37">
                <text:p>2.37</text:p>
              </table:table-cell>
              <table:table-cell office:value-type="float" office:value="10.48">
                <text:p>10.48</text:p>
              </table:table-cell>
              <table:table-cell office:value-type="float" office:value="7.51">
                <text:p>7.5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1">
                <text:p>1.61</text:p>
              </table:table-cell>
              <table:table-cell office:value-type="float" office:value="2.29">
                <text:p>2.29</text:p>
              </table:table-cell>
              <table:table-cell office:value-type="float" office:value="11.4">
                <text:p>11.4</text:p>
              </table:table-cell>
              <table:table-cell office:value-type="float" office:value="7.27">
                <text:p>7.27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6">
                <text:p>1.46</text:p>
              </table:table-cell>
              <table:table-cell office:value-type="float" office:value="2.19">
                <text:p>2.19</text:p>
              </table:table-cell>
              <table:table-cell office:value-type="float" office:value="11.82">
                <text:p>11.82</text:p>
              </table:table-cell>
              <table:table-cell office:value-type="float" office:value="7.08">
                <text:p>7.0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6">
                <text:p>1.66</text:p>
              </table:table-cell>
              <table:table-cell office:value-type="float" office:value="2.17">
                <text:p>2.17</text:p>
              </table:table-cell>
              <table:table-cell office:value-type="float" office:value="10.76">
                <text:p>10.76</text:p>
              </table:table-cell>
              <table:table-cell office:value-type="float" office:value="6.92">
                <text:p>6.9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9">
                <text:p>1.79</text:p>
              </table:table-cell>
              <table:table-cell office:value-type="float" office:value="2.31">
                <text:p>2.31</text:p>
              </table:table-cell>
              <table:table-cell office:value-type="float" office:value="11.39">
                <text:p>11.39</text:p>
              </table:table-cell>
              <table:table-cell office:value-type="float" office:value="7.5">
                <text:p>7.5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">
                <text:p>1.66</text:p>
              </table:table-cell>
              <table:table-cell office:value-type="float" office:value="2.16">
                <text:p>2.16</text:p>
              </table:table-cell>
              <table:table-cell office:value-type="float" office:value="11.29">
                <text:p>11.29</text:p>
              </table:table-cell>
              <table:table-cell office:value-type="float" office:value="7.1">
                <text:p>7.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7">
                <text:p>1.87</text:p>
              </table:table-cell>
              <table:table-cell office:value-type="float" office:value="2.43">
                <text:p>2.43</text:p>
              </table:table-cell>
              <table:table-cell office:value-type="float" office:value="14">
                <text:p>14</text:p>
              </table:table-cell>
              <table:table-cell office:value-type="float" office:value="8.17">
                <text:p>8.1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">
                <text:p>1.6</text:p>
              </table:table-cell>
              <table:table-cell office:value-type="float" office:value="1.96">
                <text:p>1.96</text:p>
              </table:table-cell>
              <table:table-cell office:value-type="float" office:value="11.77">
                <text:p>11.77</text:p>
              </table:table-cell>
              <table:table-cell office:value-type="float" office:value="6.75">
                <text:p>6.7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9">
                <text:p>1.69</text:p>
              </table:table-cell>
              <table:table-cell office:value-type="float" office:value="1.91">
                <text:p>1.91</text:p>
              </table:table-cell>
              <table:table-cell office:value-type="float" office:value="10.56">
                <text:p>10.56</text:p>
              </table:table-cell>
              <table:table-cell office:value-type="float" office:value="6.63">
                <text:p>6.6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4">
                <text:p>1.74</text:p>
              </table:table-cell>
              <table:table-cell office:value-type="float" office:value="1.93">
                <text:p>1.93</text:p>
              </table:table-cell>
              <table:table-cell office:value-type="float" office:value="12.16">
                <text:p>12.16</text:p>
              </table:table-cell>
              <table:table-cell office:value-type="float" office:value="6.91">
                <text:p>6.91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6">
                <text:p>1.76</text:p>
              </table:table-cell>
              <table:table-cell office:value-type="float" office:value="1.98">
                <text:p>1.98</text:p>
              </table:table-cell>
              <table:table-cell office:value-type="float" office:value="12.57">
                <text:p>12.57</text:p>
              </table:table-cell>
              <table:table-cell office:value-type="float" office:value="7.12">
                <text:p>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">
                <text:p>2.08</text:p>
              </table:table-cell>
              <table:table-cell office:value-type="float" office:value="2.15">
                <text:p>2.15</text:p>
              </table:table-cell>
              <table:table-cell office:value-type="float" office:value="14.11">
                <text:p>14.11</text:p>
              </table:table-cell>
              <table:table-cell office:value-type="float" office:value="8.07">
                <text:p>8.0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2">
                <text:p>1.92</text:p>
              </table:table-cell>
              <table:table-cell office:value-type="float" office:value="1.96">
                <text:p>1.96</text:p>
              </table:table-cell>
              <table:table-cell office:value-type="float" office:value="12.93">
                <text:p>12.93</text:p>
              </table:table-cell>
              <table:table-cell office:value-type="float" office:value="7.42">
                <text:p>7.42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">
                <text:p>1.88</text:p>
              </table:table-cell>
              <table:table-cell office:value-type="float" office:value="1.94">
                <text:p>1.94</text:p>
              </table:table-cell>
              <table:table-cell office:value-type="float" office:value="13.03">
                <text:p>13.03</text:p>
              </table:table-cell>
              <table:table-cell office:value-type="float" office:value="7.41">
                <text:p>7.41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8">
                <text:p>1.98</text:p>
              </table:table-cell>
              <table:table-cell office:value-type="float" office:value="1.88">
                <text:p>1.88</text:p>
              </table:table-cell>
              <table:table-cell office:value-type="float" office:value="13.15">
                <text:p>13.15</text:p>
              </table:table-cell>
              <table:table-cell office:value-type="float" office:value="7.52">
                <text:p>7.52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">
                <text:p>1.92</text:p>
              </table:table-cell>
              <table:table-cell office:value-type="float" office:value="1.86">
                <text:p>1.86</text:p>
              </table:table-cell>
              <table:table-cell office:value-type="float" office:value="13.66">
                <text:p>13.66</text:p>
              </table:table-cell>
              <table:table-cell office:value-type="float" office:value="7.94">
                <text:p>7.94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6.63">
                <text:p>6.6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1.59">
                <text:p>11.59</text:p>
              </table:table-cell>
              <table:table-cell office:value-type="float" office:value="6.71">
                <text:p>6.7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9">
                <text:p>1.79</text:p>
              </table:table-cell>
              <table:table-cell office:value-type="float" office:value="NaN">
                <text:p>NaN</text:p>
              </table:table-cell>
              <table:table-cell office:value-type="float" office:value="12.97">
                <text:p>12.97</text:p>
              </table:table-cell>
              <table:table-cell office:value-type="float" office:value="7.17">
                <text:p>7.1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2.26">
                <text:p>12.26</text:p>
              </table:table-cell>
              <table:table-cell office:value-type="float" office:value="6.8">
                <text:p>6.8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  <table:table-cell office:value-type="float" office:value="11.63">
                <text:p>11.63</text:p>
              </table:table-cell>
              <table:table-cell office:value-type="float" office:value="6.46">
                <text:p>6.46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12.35">
                <text:p>12.35</text:p>
              </table:table-cell>
              <table:table-cell office:value-type="float" office:value="6.62">
                <text:p>6.6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11.46">
                <text:p>11.46</text:p>
              </table:table-cell>
              <table:table-cell office:value-type="float" office:value="5.93">
                <text:p>5.93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6.27">
                <text:p>6.2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">
                <text:p>1.64</text:p>
              </table:table-cell>
              <table:table-cell office:value-type="float" office:value="NaN">
                <text:p>NaN</text:p>
              </table:table-cell>
              <table:table-cell office:value-type="float" office:value="10.94">
                <text:p>10.94</text:p>
              </table:table-cell>
              <table:table-cell office:value-type="float" office:value="5.81">
                <text:p>5.8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  <table:table-cell office:value-type="float" office:value="10.51">
                <text:p>10.51</text:p>
              </table:table-cell>
              <table:table-cell office:value-type="float" office:value="5.53">
                <text:p>5.53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3">
                <text:p>1.63</text:p>
              </table:table-cell>
              <table:table-cell office:value-type="float" office:value="NaN">
                <text:p>NaN</text:p>
              </table:table-cell>
              <table:table-cell office:value-type="float" office:value="10.71">
                <text:p>10.71</text:p>
              </table:table-cell>
              <table:table-cell office:value-type="float" office:value="5.47">
                <text:p>5.4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82">
                <text:p>11.82</text:p>
              </table:table-cell>
              <table:table-cell office:value-type="float" office:value="5.95">
                <text:p>5.9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10.56">
                <text:p>10.56</text:p>
              </table:table-cell>
              <table:table-cell office:value-type="float" office:value="5.61">
                <text:p>5.61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7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15">
                <text:p>5.1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9.82">
                <text:p>9.82</text:p>
              </table:table-cell>
              <table:table-cell office:value-type="float" office:value="5.12">
                <text:p>5.1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11.42">
                <text:p>11.42</text:p>
              </table:table-cell>
              <table:table-cell office:value-type="float" office:value="5.73">
                <text:p>5.73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9.77">
                <text:p>9.77</text:p>
              </table:table-cell>
              <table:table-cell office:value-type="float" office:value="4.9">
                <text:p>4.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4.9">
                <text:p>4.9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6">
                <text:p>1.36</text:p>
              </table:table-cell>
              <table:table-cell office:value-type="float" office:value="NaN">
                <text:p>NaN</text:p>
              </table:table-cell>
              <table:table-cell office:value-type="float" office:value="9.66">
                <text:p>9.66</text:p>
              </table:table-cell>
              <table:table-cell office:value-type="float" office:value="4.87">
                <text:p>4.8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  <table:table-cell office:value-type="float" office:value="9.53">
                <text:p>9.53</text:p>
              </table:table-cell>
              <table:table-cell office:value-type="float" office:value="4.89">
                <text:p>4.89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2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9.57">
                <text:p>9.57</text:p>
              </table:table-cell>
              <table:table-cell office:value-type="float" office:value="4.91">
                <text:p>4.91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611729" draw:fill-color="#61172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4.909cm" svg:y="0.381cm" chart:style-name="ch2">
          <text:p>Data Collection</text:p>
        </chart:title>
        <chart:legend chart:legend-position="end" svg:x="8.277cm" svg:y="0.379cm" style:legend-expansion="custom" chartooo:width="3.628cm" chartooo:height="2.092cm" style:legend-expansion-aspect-ratio="1.73422562141491" chart:style-name="ch3"/>
        <chart:plot-area chart:style-name="ch4" table:cell-range-address="'SpeedUp to PhotoNs'.F1:'SpeedUp to PhotoNs'.F1 'SpeedUp to PhotoNs'.V3:'SpeedUp to PhotoNs'.Y102 'SpeedUp to PhotoNs'.W2:'SpeedUp to PhotoNs'.W2 'SpeedUp to PhotoNs'.J1:'SpeedUp to PhotoNs'.J1 'SpeedUp to PhotoNs'.R1:'SpeedUp to PhotoNs'.R1" chart:data-source-has-labels="row" svg:x="0.647cm" svg:y="0.177cm" svg:width="11.095cm" svg:height="8.077cm">
          <chartooo:coordinate-region svg:x="1.374cm" svg:y="0.376cm" svg:width="10.368cm" svg:height="7.086cm"/>
          <chart:axis chart:dimension="x" chart:name="primary-x" chart:style-name="ch5">
            <chart:title svg:x="5.555cm" svg:y="8.434cm" chart:style-name="ch6">
              <text:p>Iteration</text:p>
            </chart:title>
          </chart:axis>
          <chart:axis chart:dimension="y" chart:name="primary-y" chart:style-name="ch7">
            <chart:title svg:x="0cm" svg:y="5.489cm" chart:style-name="ch8">
              <text:p>Time (Secconds)</text:p>
            </chart:title>
            <chart:grid chart:style-name="ch9" chart:class="major"/>
          </chart:axis>
          <chart:series chart:style-name="ch10" chart:values-cell-range-address="'SpeedUp to PhotoNs'.V3:'SpeedUp to PhotoNs'.V102" chart:label-cell-address="'SpeedUp to PhotoNs'.F1:'SpeedUp to PhotoNs'.F1" chart:class="chart:line">
            <chart:data-point chart:repeated="100"/>
          </chart:series>
          <chart:series chart:style-name="ch11" chart:values-cell-range-address="'SpeedUp to PhotoNs'.W3:'SpeedUp to PhotoNs'.W102" chart:label-cell-address="'SpeedUp to PhotoNs'.W2:'SpeedUp to PhotoNs'.W2" chart:class="chart:line">
            <chart:data-point chart:repeated="100"/>
          </chart:series>
          <chart:series chart:style-name="ch12" chart:values-cell-range-address="'SpeedUp to PhotoNs'.X3:'SpeedUp to PhotoNs'.X102" chart:label-cell-address="'SpeedUp to PhotoNs'.J1:'SpeedUp to PhotoNs'.J1" chart:class="chart:line">
            <chart:data-point chart:repeated="100"/>
          </chart:series>
          <chart:series chart:style-name="ch13" chart:values-cell-range-address="'SpeedUp to PhotoNs'.Y3:'SpeedUp to PhotoNs'.Y102" chart:label-cell-address="'SpeedUp to PhotoNs'.R1:'SpeedUp to PhotoNs'.R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Indexing dual</text:p>
                <draw:g>
                  <svg:desc>'SpeedUp to PhotoNs'.W2:'SpeedUp to PhotoNs'.W2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  <table:table-cell office:value-type="string">
                <text:p>Redundant, dual</text:p>
                <draw:g>
                  <svg:desc>'SpeedUp to PhotoNs'.R1:'SpeedUp to PhotoNs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713">
                <text:p>0.985713</text:p>
                <draw:g>
                  <svg:desc>'SpeedUp to PhotoNs'.V3:'SpeedUp to PhotoNs'.V102</svg:desc>
                </draw:g>
              </table:table-cell>
              <table:table-cell office:value-type="float" office:value="0.159264">
                <text:p>0.159264</text:p>
                <draw:g>
                  <svg:desc>'SpeedUp to PhotoNs'.W3:'SpeedUp to PhotoNs'.W102</svg:desc>
                </draw:g>
              </table:table-cell>
              <table:table-cell office:value-type="float" office:value="0.290908">
                <text:p>0.290908</text:p>
                <draw:g>
                  <svg:desc>'SpeedUp to PhotoNs'.X3:'SpeedUp to PhotoNs'.X102</svg:desc>
                </draw:g>
              </table:table-cell>
              <table:table-cell office:value-type="float" office:value="0.301872">
                <text:p>0.301872</text:p>
                <draw:g>
                  <svg:desc>'SpeedUp to PhotoNs'.Y3:'SpeedUp to PhotoNs'.Y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817">
                <text:p>1.006817</text:p>
              </table:table-cell>
              <table:table-cell office:value-type="float" office:value="0.161">
                <text:p>0.161</text:p>
              </table:table-cell>
              <table:table-cell office:value-type="float" office:value="0.293022">
                <text:p>0.293022</text:p>
              </table:table-cell>
              <table:table-cell office:value-type="float" office:value="0.302951">
                <text:p>0.302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777">
                <text:p>0.988777</text:p>
              </table:table-cell>
              <table:table-cell office:value-type="float" office:value="0.159475">
                <text:p>0.159475</text:p>
              </table:table-cell>
              <table:table-cell office:value-type="float" office:value="0.290373">
                <text:p>0.290373</text:p>
              </table:table-cell>
              <table:table-cell office:value-type="float" office:value="0.30251">
                <text:p>0.30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6915">
                <text:p>1.016915</text:p>
              </table:table-cell>
              <table:table-cell office:value-type="float" office:value="0.15996">
                <text:p>0.15996</text:p>
              </table:table-cell>
              <table:table-cell office:value-type="float" office:value="0.292966">
                <text:p>0.292966</text:p>
              </table:table-cell>
              <table:table-cell office:value-type="float" office:value="0.302198">
                <text:p>0.302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81">
                <text:p>0.997481</text:p>
              </table:table-cell>
              <table:table-cell office:value-type="float" office:value="0.160311">
                <text:p>0.160311</text:p>
              </table:table-cell>
              <table:table-cell office:value-type="float" office:value="0.291412">
                <text:p>0.291412</text:p>
              </table:table-cell>
              <table:table-cell office:value-type="float" office:value="0.354484">
                <text:p>0.354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43">
                <text:p>0.98743</text:p>
              </table:table-cell>
              <table:table-cell office:value-type="float" office:value="0.212557">
                <text:p>0.212557</text:p>
              </table:table-cell>
              <table:table-cell office:value-type="float" office:value="0.292588">
                <text:p>0.292588</text:p>
              </table:table-cell>
              <table:table-cell office:value-type="float" office:value="0.301073">
                <text:p>0.301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725">
                <text:p>0.988725</text:p>
              </table:table-cell>
              <table:table-cell office:value-type="float" office:value="0.187439">
                <text:p>0.187439</text:p>
              </table:table-cell>
              <table:table-cell office:value-type="float" office:value="0.291145">
                <text:p>0.291145</text:p>
              </table:table-cell>
              <table:table-cell office:value-type="float" office:value="0.301124">
                <text:p>0.301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763">
                <text:p>0.997763</text:p>
              </table:table-cell>
              <table:table-cell office:value-type="float" office:value="0.174883">
                <text:p>0.174883</text:p>
              </table:table-cell>
              <table:table-cell office:value-type="float" office:value="0.292437">
                <text:p>0.292437</text:p>
              </table:table-cell>
              <table:table-cell office:value-type="float" office:value="0.302202">
                <text:p>0.302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442">
                <text:p>0.989442</text:p>
              </table:table-cell>
              <table:table-cell office:value-type="float" office:value="0.228252">
                <text:p>0.228252</text:p>
              </table:table-cell>
              <table:table-cell office:value-type="float" office:value="0.289337">
                <text:p>0.289337</text:p>
              </table:table-cell>
              <table:table-cell office:value-type="float" office:value="0.306726">
                <text:p>0.306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1567">
                <text:p>0.991567</text:p>
              </table:table-cell>
              <table:table-cell office:value-type="float" office:value="0.201936">
                <text:p>0.201936</text:p>
              </table:table-cell>
              <table:table-cell office:value-type="float" office:value="0.291126">
                <text:p>0.291126</text:p>
              </table:table-cell>
              <table:table-cell office:value-type="float" office:value="0.317197">
                <text:p>0.317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906">
                <text:p>0.98906</text:p>
              </table:table-cell>
              <table:table-cell office:value-type="float" office:value="0.201362">
                <text:p>0.201362</text:p>
              </table:table-cell>
              <table:table-cell office:value-type="float" office:value="0.291274">
                <text:p>0.291274</text:p>
              </table:table-cell>
              <table:table-cell office:value-type="float" office:value="0.30267">
                <text:p>0.30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0417">
                <text:p>0.990417</text:p>
              </table:table-cell>
              <table:table-cell office:value-type="float" office:value="0.190741">
                <text:p>0.190741</text:p>
              </table:table-cell>
              <table:table-cell office:value-type="float" office:value="0.293183">
                <text:p>0.293183</text:p>
              </table:table-cell>
              <table:table-cell office:value-type="float" office:value="0.305248">
                <text:p>0.305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827">
                <text:p>0.992827</text:p>
              </table:table-cell>
              <table:table-cell office:value-type="float" office:value="0.231807">
                <text:p>0.231807</text:p>
              </table:table-cell>
              <table:table-cell office:value-type="float" office:value="0.290753">
                <text:p>0.290753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8564">
                <text:p>0.988564</text:p>
              </table:table-cell>
              <table:table-cell office:value-type="float" office:value="0.195014">
                <text:p>0.195014</text:p>
              </table:table-cell>
              <table:table-cell office:value-type="float" office:value="0.293391">
                <text:p>0.293391</text:p>
              </table:table-cell>
              <table:table-cell office:value-type="float" office:value="0.310348">
                <text:p>0.310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161">
                <text:p>0.989161</text:p>
              </table:table-cell>
              <table:table-cell office:value-type="float" office:value="0.171937">
                <text:p>0.171937</text:p>
              </table:table-cell>
              <table:table-cell office:value-type="float" office:value="0.292333">
                <text:p>0.292333</text:p>
              </table:table-cell>
              <table:table-cell office:value-type="float" office:value="0.308729">
                <text:p>0.308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1061">
                <text:p>0.991061</text:p>
              </table:table-cell>
              <table:table-cell office:value-type="float" office:value="0.16873">
                <text:p>0.16873</text:p>
              </table:table-cell>
              <table:table-cell office:value-type="float" office:value="0.293347">
                <text:p>0.293347</text:p>
              </table:table-cell>
              <table:table-cell office:value-type="float" office:value="0.308675">
                <text:p>0.308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4443">
                <text:p>0.994443</text:p>
              </table:table-cell>
              <table:table-cell office:value-type="float" office:value="0.16282">
                <text:p>0.16282</text:p>
              </table:table-cell>
              <table:table-cell office:value-type="float" office:value="0.292454">
                <text:p>0.292454</text:p>
              </table:table-cell>
              <table:table-cell office:value-type="float" office:value="0.324328">
                <text:p>0.324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1525">
                <text:p>0.991525</text:p>
              </table:table-cell>
              <table:table-cell office:value-type="float" office:value="0.164054">
                <text:p>0.164054</text:p>
              </table:table-cell>
              <table:table-cell office:value-type="float" office:value="0.292375">
                <text:p>0.292375</text:p>
              </table:table-cell>
              <table:table-cell office:value-type="float" office:value="0.328425">
                <text:p>0.328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322">
                <text:p>0.993322</text:p>
              </table:table-cell>
              <table:table-cell office:value-type="float" office:value="0.161822">
                <text:p>0.161822</text:p>
              </table:table-cell>
              <table:table-cell office:value-type="float" office:value="0.291734">
                <text:p>0.291734</text:p>
              </table:table-cell>
              <table:table-cell office:value-type="float" office:value="0.314938">
                <text:p>0.314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785">
                <text:p>0.991785</text:p>
              </table:table-cell>
              <table:table-cell office:value-type="float" office:value="0.163477">
                <text:p>0.163477</text:p>
              </table:table-cell>
              <table:table-cell office:value-type="float" office:value="0.293209">
                <text:p>0.293209</text:p>
              </table:table-cell>
              <table:table-cell office:value-type="float" office:value="0.317727">
                <text:p>0.317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574">
                <text:p>0.995574</text:p>
              </table:table-cell>
              <table:table-cell office:value-type="float" office:value="0.199935">
                <text:p>0.199935</text:p>
              </table:table-cell>
              <table:table-cell office:value-type="float" office:value="0.293241">
                <text:p>0.293241</text:p>
              </table:table-cell>
              <table:table-cell office:value-type="float" office:value="0.310291">
                <text:p>0.310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551">
                <text:p>0.995551</text:p>
              </table:table-cell>
              <table:table-cell office:value-type="float" office:value="0.165453">
                <text:p>0.165453</text:p>
              </table:table-cell>
              <table:table-cell office:value-type="float" office:value="0.291263">
                <text:p>0.291263</text:p>
              </table:table-cell>
              <table:table-cell office:value-type="float" office:value="0.311485">
                <text:p>0.311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4968">
                <text:p>0.994968</text:p>
              </table:table-cell>
              <table:table-cell office:value-type="float" office:value="0.161713">
                <text:p>0.161713</text:p>
              </table:table-cell>
              <table:table-cell office:value-type="float" office:value="0.29168">
                <text:p>0.29168</text:p>
              </table:table-cell>
              <table:table-cell office:value-type="float" office:value="0.305989">
                <text:p>0.305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604">
                <text:p>0.996604</text:p>
              </table:table-cell>
              <table:table-cell office:value-type="float" office:value="0.161852">
                <text:p>0.161852</text:p>
              </table:table-cell>
              <table:table-cell office:value-type="float" office:value="0.293917">
                <text:p>0.293917</text:p>
              </table:table-cell>
              <table:table-cell office:value-type="float" office:value="0.374866">
                <text:p>0.374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787">
                <text:p>0.996787</text:p>
              </table:table-cell>
              <table:table-cell office:value-type="float" office:value="0.161916">
                <text:p>0.161916</text:p>
              </table:table-cell>
              <table:table-cell office:value-type="float" office:value="0.292532">
                <text:p>0.292532</text:p>
              </table:table-cell>
              <table:table-cell office:value-type="float" office:value="0.330458">
                <text:p>0.330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0394">
                <text:p>1.000394</text:p>
              </table:table-cell>
              <table:table-cell office:value-type="float" office:value="0.162046">
                <text:p>0.162046</text:p>
              </table:table-cell>
              <table:table-cell office:value-type="float" office:value="0.294175">
                <text:p>0.294175</text:p>
              </table:table-cell>
              <table:table-cell office:value-type="float" office:value="0.316625">
                <text:p>0.316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2402">
                <text:p>1.002402</text:p>
              </table:table-cell>
              <table:table-cell office:value-type="float" office:value="0.16697">
                <text:p>0.16697</text:p>
              </table:table-cell>
              <table:table-cell office:value-type="float" office:value="0.29404">
                <text:p>0.29404</text:p>
              </table:table-cell>
              <table:table-cell office:value-type="float" office:value="0.306863">
                <text:p>0.306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5483">
                <text:p>1.005483</text:p>
              </table:table-cell>
              <table:table-cell office:value-type="float" office:value="0.165912">
                <text:p>0.165912</text:p>
              </table:table-cell>
              <table:table-cell office:value-type="float" office:value="0.294824">
                <text:p>0.294824</text:p>
              </table:table-cell>
              <table:table-cell office:value-type="float" office:value="0.320143">
                <text:p>0.320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53">
                <text:p>1.0053</text:p>
              </table:table-cell>
              <table:table-cell office:value-type="float" office:value="0.176628">
                <text:p>0.176628</text:p>
              </table:table-cell>
              <table:table-cell office:value-type="float" office:value="0.295297">
                <text:p>0.295297</text:p>
              </table:table-cell>
              <table:table-cell office:value-type="float" office:value="0.306936">
                <text:p>0.306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829">
                <text:p>1.00829</text:p>
              </table:table-cell>
              <table:table-cell office:value-type="float" office:value="0.185312">
                <text:p>0.185312</text:p>
              </table:table-cell>
              <table:table-cell office:value-type="float" office:value="0.293791">
                <text:p>0.293791</text:p>
              </table:table-cell>
              <table:table-cell office:value-type="float" office:value="0.306116">
                <text:p>0.306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5676">
                <text:p>1.015676</text:p>
              </table:table-cell>
              <table:table-cell office:value-type="float" office:value="0.180104">
                <text:p>0.180104</text:p>
              </table:table-cell>
              <table:table-cell office:value-type="float" office:value="0.296297">
                <text:p>0.296297</text:p>
              </table:table-cell>
              <table:table-cell office:value-type="float" office:value="0.308251">
                <text:p>0.308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7062">
                <text:p>1.017062</text:p>
              </table:table-cell>
              <table:table-cell office:value-type="float" office:value="0.192036">
                <text:p>0.192036</text:p>
              </table:table-cell>
              <table:table-cell office:value-type="float" office:value="0.296129">
                <text:p>0.296129</text:p>
              </table:table-cell>
              <table:table-cell office:value-type="float" office:value="0.310476">
                <text:p>0.310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20896">
                <text:p>1.020896</text:p>
              </table:table-cell>
              <table:table-cell office:value-type="float" office:value="0.187996">
                <text:p>0.187996</text:p>
              </table:table-cell>
              <table:table-cell office:value-type="float" office:value="0.299467">
                <text:p>0.299467</text:p>
              </table:table-cell>
              <table:table-cell office:value-type="float" office:value="0.316472">
                <text:p>0.316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9672">
                <text:p>1.019672</text:p>
              </table:table-cell>
              <table:table-cell office:value-type="float" office:value="0.179512">
                <text:p>0.179512</text:p>
              </table:table-cell>
              <table:table-cell office:value-type="float" office:value="0.296727">
                <text:p>0.296727</text:p>
              </table:table-cell>
              <table:table-cell office:value-type="float" office:value="0.357955">
                <text:p>0.357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952">
                <text:p>1.024952</text:p>
              </table:table-cell>
              <table:table-cell office:value-type="float" office:value="0.170559">
                <text:p>0.170559</text:p>
              </table:table-cell>
              <table:table-cell office:value-type="float" office:value="0.299772">
                <text:p>0.299772</text:p>
              </table:table-cell>
              <table:table-cell office:value-type="float" office:value="0.351428">
                <text:p>0.351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1264">
                <text:p>1.031264</text:p>
              </table:table-cell>
              <table:table-cell office:value-type="float" office:value="0.188003">
                <text:p>0.188003</text:p>
              </table:table-cell>
              <table:table-cell office:value-type="float" office:value="0.299388">
                <text:p>0.299388</text:p>
              </table:table-cell>
              <table:table-cell office:value-type="float" office:value="0.319863">
                <text:p>0.319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5753">
                <text:p>1.035753</text:p>
              </table:table-cell>
              <table:table-cell office:value-type="float" office:value="0.170639">
                <text:p>0.170639</text:p>
              </table:table-cell>
              <table:table-cell office:value-type="float" office:value="0.300915">
                <text:p>0.300915</text:p>
              </table:table-cell>
              <table:table-cell office:value-type="float" office:value="0.31496">
                <text:p>0.31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6038">
                <text:p>1.036038</text:p>
              </table:table-cell>
              <table:table-cell office:value-type="float" office:value="0.170056">
                <text:p>0.170056</text:p>
              </table:table-cell>
              <table:table-cell office:value-type="float" office:value="0.302888">
                <text:p>0.302888</text:p>
              </table:table-cell>
              <table:table-cell office:value-type="float" office:value="0.321494">
                <text:p>0.321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45817">
                <text:p>1.045817</text:p>
              </table:table-cell>
              <table:table-cell office:value-type="float" office:value="0.172793">
                <text:p>0.172793</text:p>
              </table:table-cell>
              <table:table-cell office:value-type="float" office:value="0.301399">
                <text:p>0.301399</text:p>
              </table:table-cell>
              <table:table-cell office:value-type="float" office:value="0.328527">
                <text:p>0.328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4132">
                <text:p>1.054132</text:p>
              </table:table-cell>
              <table:table-cell office:value-type="float" office:value="0.174167">
                <text:p>0.174167</text:p>
              </table:table-cell>
              <table:table-cell office:value-type="float" office:value="0.326689">
                <text:p>0.326689</text:p>
              </table:table-cell>
              <table:table-cell office:value-type="float" office:value="0.320288">
                <text:p>0.320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59633">
                <text:p>1.059633</text:p>
              </table:table-cell>
              <table:table-cell office:value-type="float" office:value="0.192703">
                <text:p>0.192703</text:p>
              </table:table-cell>
              <table:table-cell office:value-type="float" office:value="0.311157">
                <text:p>0.311157</text:p>
              </table:table-cell>
              <table:table-cell office:value-type="float" office:value="0.321445">
                <text:p>0.321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2203">
                <text:p>1.072203</text:p>
              </table:table-cell>
              <table:table-cell office:value-type="float" office:value="0.174731">
                <text:p>0.174731</text:p>
              </table:table-cell>
              <table:table-cell office:value-type="float" office:value="0.312816">
                <text:p>0.312816</text:p>
              </table:table-cell>
              <table:table-cell office:value-type="float" office:value="0.31986">
                <text:p>0.31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3708">
                <text:p>1.073708</text:p>
              </table:table-cell>
              <table:table-cell office:value-type="float" office:value="0.175294">
                <text:p>0.175294</text:p>
              </table:table-cell>
              <table:table-cell office:value-type="float" office:value="0.314657">
                <text:p>0.314657</text:p>
              </table:table-cell>
              <table:table-cell office:value-type="float" office:value="0.323395">
                <text:p>0.323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2706">
                <text:p>1.082706</text:p>
              </table:table-cell>
              <table:table-cell office:value-type="float" office:value="0.17653">
                <text:p>0.17653</text:p>
              </table:table-cell>
              <table:table-cell office:value-type="float" office:value="0.316799">
                <text:p>0.316799</text:p>
              </table:table-cell>
              <table:table-cell office:value-type="float" office:value="0.32691">
                <text:p>0.32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6622">
                <text:p>1.086622</text:p>
              </table:table-cell>
              <table:table-cell office:value-type="float" office:value="0.178002">
                <text:p>0.178002</text:p>
              </table:table-cell>
              <table:table-cell office:value-type="float" office:value="0.317391">
                <text:p>0.317391</text:p>
              </table:table-cell>
              <table:table-cell office:value-type="float" office:value="0.326101">
                <text:p>0.326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96652">
                <text:p>1.096652</text:p>
              </table:table-cell>
              <table:table-cell office:value-type="float" office:value="0.178333">
                <text:p>0.178333</text:p>
              </table:table-cell>
              <table:table-cell office:value-type="float" office:value="0.317363">
                <text:p>0.317363</text:p>
              </table:table-cell>
              <table:table-cell office:value-type="float" office:value="0.327227">
                <text:p>0.327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90972">
                <text:p>1.090972</text:p>
              </table:table-cell>
              <table:table-cell office:value-type="float" office:value="0.182056">
                <text:p>0.182056</text:p>
              </table:table-cell>
              <table:table-cell office:value-type="float" office:value="0.320716">
                <text:p>0.320716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96776">
                <text:p>1.096776</text:p>
              </table:table-cell>
              <table:table-cell office:value-type="float" office:value="0.180996">
                <text:p>0.180996</text:p>
              </table:table-cell>
              <table:table-cell office:value-type="float" office:value="0.322907">
                <text:p>0.322907</text:p>
              </table:table-cell>
              <table:table-cell office:value-type="float" office:value="0.331834">
                <text:p>0.331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98833">
                <text:p>1.098833</text:p>
              </table:table-cell>
              <table:table-cell office:value-type="float" office:value="0.189176">
                <text:p>0.189176</text:p>
              </table:table-cell>
              <table:table-cell office:value-type="float" office:value="0.321157">
                <text:p>0.321157</text:p>
              </table:table-cell>
              <table:table-cell office:value-type="float" office:value="0.331755">
                <text:p>0.331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05728">
                <text:p>1.105728</text:p>
              </table:table-cell>
              <table:table-cell office:value-type="float" office:value="0.192863">
                <text:p>0.192863</text:p>
              </table:table-cell>
              <table:table-cell office:value-type="float" office:value="0.323676">
                <text:p>0.323676</text:p>
              </table:table-cell>
              <table:table-cell office:value-type="float" office:value="0.333753">
                <text:p>0.333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7864">
                <text:p>1.107864</text:p>
              </table:table-cell>
              <table:table-cell office:value-type="float" office:value="0.199622">
                <text:p>0.199622</text:p>
              </table:table-cell>
              <table:table-cell office:value-type="float" office:value="0.327459">
                <text:p>0.327459</text:p>
              </table:table-cell>
              <table:table-cell office:value-type="float" office:value="0.33492">
                <text:p>0.33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4334">
                <text:p>1.114334</text:p>
              </table:table-cell>
              <table:table-cell office:value-type="float" office:value="0.189446">
                <text:p>0.189446</text:p>
              </table:table-cell>
              <table:table-cell office:value-type="float" office:value="0.334105">
                <text:p>0.334105</text:p>
              </table:table-cell>
              <table:table-cell office:value-type="float" office:value="0.340744">
                <text:p>0.340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0852">
                <text:p>1.110852</text:p>
              </table:table-cell>
              <table:table-cell office:value-type="float" office:value="0.190477">
                <text:p>0.190477</text:p>
              </table:table-cell>
              <table:table-cell office:value-type="float" office:value="0.333552">
                <text:p>0.333552</text:p>
              </table:table-cell>
              <table:table-cell office:value-type="float" office:value="0.340686">
                <text:p>0.340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16564">
                <text:p>1.116564</text:p>
              </table:table-cell>
              <table:table-cell office:value-type="float" office:value="0.187682">
                <text:p>0.187682</text:p>
              </table:table-cell>
              <table:table-cell office:value-type="float" office:value="0.335713">
                <text:p>0.335713</text:p>
              </table:table-cell>
              <table:table-cell office:value-type="float" office:value="0.343926">
                <text:p>0.343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26732">
                <text:p>1.126732</text:p>
              </table:table-cell>
              <table:table-cell office:value-type="float" office:value="0.189249">
                <text:p>0.189249</text:p>
              </table:table-cell>
              <table:table-cell office:value-type="float" office:value="0.338875">
                <text:p>0.338875</text:p>
              </table:table-cell>
              <table:table-cell office:value-type="float" office:value="0.353357">
                <text:p>0.353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8154">
                <text:p>1.128154</text:p>
              </table:table-cell>
              <table:table-cell office:value-type="float" office:value="0.18875">
                <text:p>0.18875</text:p>
              </table:table-cell>
              <table:table-cell office:value-type="float" office:value="0.335934">
                <text:p>0.335934</text:p>
              </table:table-cell>
              <table:table-cell office:value-type="float" office:value="0.343144">
                <text:p>0.343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2628">
                <text:p>1.132628</text:p>
              </table:table-cell>
              <table:table-cell office:value-type="float" office:value="0.202344">
                <text:p>0.202344</text:p>
              </table:table-cell>
              <table:table-cell office:value-type="float" office:value="0.338502">
                <text:p>0.338502</text:p>
              </table:table-cell>
              <table:table-cell office:value-type="float" office:value="0.34306">
                <text:p>0.34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9956">
                <text:p>1.139956</text:p>
              </table:table-cell>
              <table:table-cell office:value-type="float" office:value="0.192222">
                <text:p>0.192222</text:p>
              </table:table-cell>
              <table:table-cell office:value-type="float" office:value="0.339883">
                <text:p>0.339883</text:p>
              </table:table-cell>
              <table:table-cell office:value-type="float" office:value="0.354186">
                <text:p>0.354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5467">
                <text:p>1.145467</text:p>
              </table:table-cell>
              <table:table-cell office:value-type="float" office:value="0.19388">
                <text:p>0.19388</text:p>
              </table:table-cell>
              <table:table-cell office:value-type="float" office:value="0.340244">
                <text:p>0.340244</text:p>
              </table:table-cell>
              <table:table-cell office:value-type="float" office:value="0.368163">
                <text:p>0.368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50128">
                <text:p>1.150128</text:p>
              </table:table-cell>
              <table:table-cell office:value-type="float" office:value="0.193901">
                <text:p>0.193901</text:p>
              </table:table-cell>
              <table:table-cell office:value-type="float" office:value="0.341074">
                <text:p>0.341074</text:p>
              </table:table-cell>
              <table:table-cell office:value-type="float" office:value="0.379288">
                <text:p>0.379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65391">
                <text:p>1.165391</text:p>
              </table:table-cell>
              <table:table-cell office:value-type="float" office:value="0.191354">
                <text:p>0.191354</text:p>
              </table:table-cell>
              <table:table-cell office:value-type="float" office:value="0.342333">
                <text:p>0.342333</text:p>
              </table:table-cell>
              <table:table-cell office:value-type="float" office:value="0.352484">
                <text:p>0.35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74582">
                <text:p>1.174582</text:p>
              </table:table-cell>
              <table:table-cell office:value-type="float" office:value="0.201803">
                <text:p>0.201803</text:p>
              </table:table-cell>
              <table:table-cell office:value-type="float" office:value="0.343273">
                <text:p>0.343273</text:p>
              </table:table-cell>
              <table:table-cell office:value-type="float" office:value="0.359825">
                <text:p>0.359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5637">
                <text:p>1.185637</text:p>
              </table:table-cell>
              <table:table-cell office:value-type="float" office:value="0.246112">
                <text:p>0.246112</text:p>
              </table:table-cell>
              <table:table-cell office:value-type="float" office:value="0.344563">
                <text:p>0.344563</text:p>
              </table:table-cell>
              <table:table-cell office:value-type="float" office:value="0.357864">
                <text:p>0.357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283">
                <text:p>1.18283</text:p>
              </table:table-cell>
              <table:table-cell office:value-type="float" office:value="0.2189">
                <text:p>0.2189</text:p>
              </table:table-cell>
              <table:table-cell office:value-type="float" office:value="0.344563">
                <text:p>0.34456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11603">
                <text:p>1.211603</text:p>
              </table:table-cell>
              <table:table-cell office:value-type="float" office:value="0.201929">
                <text:p>0.201929</text:p>
              </table:table-cell>
              <table:table-cell office:value-type="float" office:value="0.346874">
                <text:p>0.346874</text:p>
              </table:table-cell>
              <table:table-cell office:value-type="float" office:value="0.357383">
                <text:p>0.357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3066">
                <text:p>1.23066</text:p>
              </table:table-cell>
              <table:table-cell office:value-type="float" office:value="0.231913">
                <text:p>0.231913</text:p>
              </table:table-cell>
              <table:table-cell office:value-type="float" office:value="0.355473">
                <text:p>0.355473</text:p>
              </table:table-cell>
              <table:table-cell office:value-type="float" office:value="0.356815">
                <text:p>0.356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36027">
                <text:p>1.236027</text:p>
              </table:table-cell>
              <table:table-cell office:value-type="float" office:value="0.237769">
                <text:p>0.237769</text:p>
              </table:table-cell>
              <table:table-cell office:value-type="float" office:value="0.358391">
                <text:p>0.358391</text:p>
              </table:table-cell>
              <table:table-cell office:value-type="float" office:value="0.364512">
                <text:p>0.364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0997">
                <text:p>1.240997</text:p>
              </table:table-cell>
              <table:table-cell office:value-type="float" office:value="0.224898">
                <text:p>0.224898</text:p>
              </table:table-cell>
              <table:table-cell office:value-type="float" office:value="0.357441">
                <text:p>0.357441</text:p>
              </table:table-cell>
              <table:table-cell office:value-type="float" office:value="0.376214">
                <text:p>0.376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7091">
                <text:p>1.267091</text:p>
              </table:table-cell>
              <table:table-cell office:value-type="float" office:value="0.208342">
                <text:p>0.208342</text:p>
              </table:table-cell>
              <table:table-cell office:value-type="float" office:value="0.362843">
                <text:p>0.362843</text:p>
              </table:table-cell>
              <table:table-cell office:value-type="float" office:value="0.414801">
                <text:p>0.414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81764">
                <text:p>1.281764</text:p>
              </table:table-cell>
              <table:table-cell office:value-type="float" office:value="0.203346">
                <text:p>0.203346</text:p>
              </table:table-cell>
              <table:table-cell office:value-type="float" office:value="0.363389">
                <text:p>0.363389</text:p>
              </table:table-cell>
              <table:table-cell office:value-type="float" office:value="0.410112">
                <text:p>0.410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93438">
                <text:p>1.293438</text:p>
              </table:table-cell>
              <table:table-cell office:value-type="float" office:value="0.235914">
                <text:p>0.235914</text:p>
              </table:table-cell>
              <table:table-cell office:value-type="float" office:value="0.363273">
                <text:p>0.363273</text:p>
              </table:table-cell>
              <table:table-cell office:value-type="float" office:value="0.404891">
                <text:p>0.404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22013">
                <text:p>1.322013</text:p>
              </table:table-cell>
              <table:table-cell office:value-type="float" office:value="0.203972">
                <text:p>0.203972</text:p>
              </table:table-cell>
              <table:table-cell office:value-type="float" office:value="0.367652">
                <text:p>0.367652</text:p>
              </table:table-cell>
              <table:table-cell office:value-type="float" office:value="0.405452">
                <text:p>0.405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2615">
                <text:p>1.322615</text:p>
              </table:table-cell>
              <table:table-cell office:value-type="float" office:value="0.203033">
                <text:p>0.203033</text:p>
              </table:table-cell>
              <table:table-cell office:value-type="float" office:value="0.368702">
                <text:p>0.368702</text:p>
              </table:table-cell>
              <table:table-cell office:value-type="float" office:value="0.379386">
                <text:p>0.3793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64948">
                <text:p>1.364948</text:p>
              </table:table-cell>
              <table:table-cell office:value-type="float" office:value="0.205537">
                <text:p>0.205537</text:p>
              </table:table-cell>
              <table:table-cell office:value-type="float" office:value="0.368199">
                <text:p>0.368199</text:p>
              </table:table-cell>
              <table:table-cell office:value-type="float" office:value="0.380136">
                <text:p>0.380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1444">
                <text:p>1.371444</text:p>
              </table:table-cell>
              <table:table-cell office:value-type="float" office:value="0.207082">
                <text:p>0.207082</text:p>
              </table:table-cell>
              <table:table-cell office:value-type="float" office:value="0.370597">
                <text:p>0.370597</text:p>
              </table:table-cell>
              <table:table-cell office:value-type="float" office:value="0.379755">
                <text:p>0.379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13339">
                <text:p>1.413339</text:p>
              </table:table-cell>
              <table:table-cell office:value-type="float" office:value="0.210586">
                <text:p>0.210586</text:p>
              </table:table-cell>
              <table:table-cell office:value-type="float" office:value="0.378873">
                <text:p>0.378873</text:p>
              </table:table-cell>
              <table:table-cell office:value-type="float" office:value="0.386069">
                <text:p>0.386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52734">
                <text:p>1.452734</text:p>
              </table:table-cell>
              <table:table-cell office:value-type="float" office:value="0.212174">
                <text:p>0.212174</text:p>
              </table:table-cell>
              <table:table-cell office:value-type="float" office:value="0.381565">
                <text:p>0.381565</text:p>
              </table:table-cell>
              <table:table-cell office:value-type="float" office:value="0.386117">
                <text:p>0.386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16009">
                <text:p>1.516009</text:p>
              </table:table-cell>
              <table:table-cell office:value-type="float" office:value="0.216807">
                <text:p>0.216807</text:p>
              </table:table-cell>
              <table:table-cell office:value-type="float" office:value="0.38077">
                <text:p>0.38077</text:p>
              </table:table-cell>
              <table:table-cell office:value-type="float" office:value="0.386892">
                <text:p>0.386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.21689">
                <text:p>0.21689</text:p>
              </table:table-cell>
              <table:table-cell office:value-type="float" office:value="0.390267">
                <text:p>0.390267</text:p>
              </table:table-cell>
              <table:table-cell office:value-type="float" office:value="0.391879">
                <text:p>0.391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217408">
                <text:p>0.217408</text:p>
              </table:table-cell>
              <table:table-cell office:value-type="float" office:value="0.384763">
                <text:p>0.384763</text:p>
              </table:table-cell>
              <table:table-cell office:value-type="float" office:value="0.39183">
                <text:p>0.39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.220148">
                <text:p>0.220148</text:p>
              </table:table-cell>
              <table:table-cell office:value-type="float" office:value="0.402648">
                <text:p>0.402648</text:p>
              </table:table-cell>
              <table:table-cell office:value-type="float" office:value="0.396993">
                <text:p>0.396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.221071">
                <text:p>0.221071</text:p>
              </table:table-cell>
              <table:table-cell office:value-type="float" office:value="0.40332">
                <text:p>0.40332</text:p>
              </table:table-cell>
              <table:table-cell office:value-type="float" office:value="0.39707">
                <text:p>0.39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.221826">
                <text:p>0.221826</text:p>
              </table:table-cell>
              <table:table-cell office:value-type="float" office:value="0.402692">
                <text:p>0.402692</text:p>
              </table:table-cell>
              <table:table-cell office:value-type="float" office:value="0.395735">
                <text:p>0.3957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.218486">
                <text:p>0.218486</text:p>
              </table:table-cell>
              <table:table-cell office:value-type="float" office:value="0.406762">
                <text:p>0.406762</text:p>
              </table:table-cell>
              <table:table-cell office:value-type="float" office:value="0.399729">
                <text:p>0.399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429651">
                <text:p>0.429651</text:p>
              </table:table-cell>
              <table:table-cell office:value-type="float" office:value="0.407706">
                <text:p>0.407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22331">
                <text:p>0.22331</text:p>
              </table:table-cell>
              <table:table-cell office:value-type="float" office:value="0.419738">
                <text:p>0.419738</text:p>
              </table:table-cell>
              <table:table-cell office:value-type="float" office:value="0.404279">
                <text:p>0.404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.224105">
                <text:p>0.224105</text:p>
              </table:table-cell>
              <table:table-cell office:value-type="float" office:value="0.420286">
                <text:p>0.420286</text:p>
              </table:table-cell>
              <table:table-cell office:value-type="float" office:value="0.408277">
                <text:p>0.408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.225604">
                <text:p>0.225604</text:p>
              </table:table-cell>
              <table:table-cell office:value-type="float" office:value="0.428965">
                <text:p>0.428965</text:p>
              </table:table-cell>
              <table:table-cell office:value-type="float" office:value="0.414822">
                <text:p>0.414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226328">
                <text:p>0.226328</text:p>
              </table:table-cell>
              <table:table-cell office:value-type="float" office:value="0.454467">
                <text:p>0.454467</text:p>
              </table:table-cell>
              <table:table-cell office:value-type="float" office:value="0.418369">
                <text:p>0.418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228366">
                <text:p>0.228366</text:p>
              </table:table-cell>
              <table:table-cell office:value-type="float" office:value="0.471698">
                <text:p>0.471698</text:p>
              </table:table-cell>
              <table:table-cell office:value-type="float" office:value="0.419914">
                <text:p>0.4199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.231137">
                <text:p>0.231137</text:p>
              </table:table-cell>
              <table:table-cell office:value-type="float" office:value="0.435962">
                <text:p>0.435962</text:p>
              </table:table-cell>
              <table:table-cell office:value-type="float" office:value="0.424613">
                <text:p>0.424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231741">
                <text:p>0.231741</text:p>
              </table:table-cell>
              <table:table-cell office:value-type="float" office:value="0.458714">
                <text:p>0.458714</text:p>
              </table:table-cell>
              <table:table-cell office:value-type="float" office:value="0.418812">
                <text:p>0.418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.233493">
                <text:p>0.233493</text:p>
              </table:table-cell>
              <table:table-cell office:value-type="float" office:value="0.447958">
                <text:p>0.447958</text:p>
              </table:table-cell>
              <table:table-cell office:value-type="float" office:value="0.427254">
                <text:p>0.427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.233746">
                <text:p>0.233746</text:p>
              </table:table-cell>
              <table:table-cell office:value-type="float" office:value="0.442323">
                <text:p>0.442323</text:p>
              </table:table-cell>
              <table:table-cell office:value-type="float" office:value="0.431533">
                <text:p>0.431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.233034">
                <text:p>0.233034</text:p>
              </table:table-cell>
              <table:table-cell office:value-type="float" office:value="0.457253">
                <text:p>0.457253</text:p>
              </table:table-cell>
              <table:table-cell office:value-type="float" office:value="0.434668">
                <text:p>0.43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235954">
                <text:p>0.235954</text:p>
              </table:table-cell>
              <table:table-cell office:value-type="float" office:value="0.463954">
                <text:p>0.463954</text:p>
              </table:table-cell>
              <table:table-cell office:value-type="float" office:value="0.439479">
                <text:p>0.439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235467">
                <text:p>0.235467</text:p>
              </table:table-cell>
              <table:table-cell office:value-type="float" office:value="0.462481">
                <text:p>0.462481</text:p>
              </table:table-cell>
              <table:table-cell office:value-type="float" office:value="0.439493">
                <text:p>0.439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239294">
                <text:p>0.239294</text:p>
              </table:table-cell>
              <table:table-cell office:value-type="float" office:value="0.465025">
                <text:p>0.465025</text:p>
              </table:table-cell>
              <table:table-cell office:value-type="float" office:value="0.442404">
                <text:p>0.4424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242244">
                <text:p>0.242244</text:p>
              </table:table-cell>
              <table:table-cell office:value-type="float" office:value="0.4647">
                <text:p>0.4647</text:p>
              </table:table-cell>
              <table:table-cell office:value-type="float" office:value="0.441824">
                <text:p>0.441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243025">
                <text:p>0.243025</text:p>
              </table:table-cell>
              <table:table-cell office:value-type="float" office:value="0.464771">
                <text:p>0.464771</text:p>
              </table:table-cell>
              <table:table-cell office:value-type="float" office:value="0.441905">
                <text:p>0.4419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3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3cm" svg:height="9cm" xlink:href=".." xlink:type="simple" chart:class="chart:line" chart:style-name="ch1">
        <chart:legend chart:legend-position="end" svg:x="1.095cm" svg:y="0.702cm" style:legend-expansion="custom" chartooo:width="7.295cm" chartooo:height="1.182cm" style:legend-expansion-aspect-ratio="6.17174280879865" chart:style-name="ch2"/>
        <chart:plot-area chart:style-name="ch3" table:cell-range-address="'SpeedUp GPU implementations'.B1:'SpeedUp GPU implementations'.C1 'SpeedUp GPU implementations'.F3:'SpeedUp GPU implementations'.F80 'SpeedUp GPU implementations'.H1:'SpeedUp GPU implementations'.H1 'SpeedUp GPU implementations'.K3:'SpeedUp GPU implementations'.K80 'SpeedUp GPU implementations'.B3:'SpeedUp GPU implementations'.B80" chart:data-source-has-labels="row" svg:x="0.032cm" svg:y="0.179cm" svg:width="11.408cm" svg:height="8.637cm">
          <chartooo:coordinate-region svg:x="0.759cm" svg:y="0.378cm" svg:width="9.688cm" svg:height="7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SpeedUp GPU implementations'.F3:'SpeedUp GPU implementations'.F80" chart:label-cell-address="'SpeedUp GPU implementations'.C1:'SpeedUp GPU implementations'.C1" chart:class="chart:line">
            <chart:data-point chart:repeated="78"/>
          </chart:series>
          <chart:series chart:attached-axis="primary-y" chart:style-name="ch8" chart:values-cell-range-address="'SpeedUp GPU implementations'.K3:'SpeedUp GPU implementations'.K80" chart:label-cell-address="'SpeedUp GPU implementations'.H1:'SpeedUp GPU implementations'.H1" chart:class="chart:line">
            <chart:data-point chart:repeated="78"/>
          </chart:series>
          <chart:series chart:attached-axis="secondary-y" chart:style-name="ch9" chart:values-cell-range-address="'SpeedUp GPU implementations'.B3:'SpeedUp GPU implementations'.B80" chart:label-cell-address="'SpeedUp GPU implementations'.B1:'SpeedUp GPU implementations'.B1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ndant / Indexing</text:p>
                <draw:g>
                  <svg:desc>'SpeedUp GPU implementations'.C1:'SpeedUp GPU implementations'.C1</svg:desc>
                </draw:g>
              </table:table-cell>
              <table:table-cell office:value-type="string">
                <text:p>Redundant dual / Indexing dual</text:p>
                <draw:g>
                  <svg:desc>'SpeedUp GPU implementations'.H1:'SpeedUp GPU implementations'.H1</svg:desc>
                </draw:g>
              </table:table-cell>
              <table:table-cell office:value-type="string">
                <text:p>NLEAF</text:p>
                <draw:g>
                  <svg:desc>'SpeedUp GPU implementations'.B1:'SpeedUp GPU implementation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9">
                <text:p>2.59</text:p>
                <draw:g>
                  <svg:desc>'SpeedUp GPU implementations'.F3:'SpeedUp GPU implementations'.F80</svg:desc>
                </draw:g>
              </table:table-cell>
              <table:table-cell office:value-type="float" office:value="0.48">
                <text:p>0.48</text:p>
                <draw:g>
                  <svg:desc>'SpeedUp GPU implementations'.K3:'SpeedUp GPU implementations'.K80</svg:desc>
                </draw:g>
              </table:table-cell>
              <table:table-cell office:value-type="float" office:value="4450">
                <text:p>4450</text:p>
                <draw:g>
                  <svg:desc>'SpeedUp GPU implementations'.B3:'SpeedUp GPU implementations'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">
                <text:p>2.64</text:p>
              </table:table-cell>
              <table:table-cell office:value-type="float" office:value="0.49">
                <text:p>0.4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2">
                <text:p>2.62</text:p>
              </table:table-cell>
              <table:table-cell office:value-type="float" office:value="0.48">
                <text:p>0.48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0.48">
                <text:p>0.48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">
                <text:p>2.64</text:p>
              </table:table-cell>
              <table:table-cell office:value-type="float" office:value="0.44">
                <text:p>0.44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0.61">
                <text:p>0.6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2">
                <text:p>2.62</text:p>
              </table:table-cell>
              <table:table-cell office:value-type="float" office:value="0.57">
                <text:p>0.57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4">
                <text:p>2.64</text:p>
              </table:table-cell>
              <table:table-cell office:value-type="float" office:value="0.52">
                <text:p>0.52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">
                <text:p>2.63</text:p>
              </table:table-cell>
              <table:table-cell office:value-type="float" office:value="0.64">
                <text:p>0.64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2">
                <text:p>2.62</text:p>
              </table:table-cell>
              <table:table-cell office:value-type="float" office:value="0.55">
                <text:p>0.55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1">
                <text:p>2.61</text:p>
              </table:table-cell>
              <table:table-cell office:value-type="float" office:value="0.58">
                <text:p>0.58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">
                <text:p>2.6</text:p>
              </table:table-cell>
              <table:table-cell office:value-type="float" office:value="0.58">
                <text:p>0.58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3">
                <text:p>2.63</text:p>
              </table:table-cell>
              <table:table-cell office:value-type="float" office:value="0.65">
                <text:p>0.65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9">
                <text:p>2.59</text:p>
              </table:table-cell>
              <table:table-cell office:value-type="float" office:value="0.54">
                <text:p>0.54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">
                <text:p>2.6</text:p>
              </table:table-cell>
              <table:table-cell office:value-type="float" office:value="0.52">
                <text:p>0.52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9">
                <text:p>2.59</text:p>
              </table:table-cell>
              <table:table-cell office:value-type="float" office:value="0.5">
                <text:p>0.5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3">
                <text:p>2.63</text:p>
              </table:table-cell>
              <table:table-cell office:value-type="float" office:value="0.47">
                <text:p>0.47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">
                <text:p>2.61</text:p>
              </table:table-cell>
              <table:table-cell office:value-type="float" office:value="0.47">
                <text:p>0.47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1">
                <text:p>2.61</text:p>
              </table:table-cell>
              <table:table-cell office:value-type="float" office:value="0.48">
                <text:p>0.48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">
                <text:p>2.61</text:p>
              </table:table-cell>
              <table:table-cell office:value-type="float" office:value="0.47">
                <text:p>0.47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3">
                <text:p>2.63</text:p>
              </table:table-cell>
              <table:table-cell office:value-type="float" office:value="0.57">
                <text:p>0.57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3">
                <text:p>2.63</text:p>
              </table:table-cell>
              <table:table-cell office:value-type="float" office:value="0.49">
                <text:p>0.49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0.48">
                <text:p>0.48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3">
                <text:p>2.63</text:p>
              </table:table-cell>
              <table:table-cell office:value-type="float" office:value="0.42">
                <text:p>0.4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3">
                <text:p>2.63</text:p>
              </table:table-cell>
              <table:table-cell office:value-type="float" office:value="0.46">
                <text:p>0.46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3">
                <text:p>2.63</text:p>
              </table:table-cell>
              <table:table-cell office:value-type="float" office:value="0.47">
                <text:p>0.47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4">
                <text:p>2.64</text:p>
              </table:table-cell>
              <table:table-cell office:value-type="float" office:value="0.49">
                <text:p>0.49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6">
                <text:p>2.66</text:p>
              </table:table-cell>
              <table:table-cell office:value-type="float" office:value="0.48">
                <text:p>0.48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5">
                <text:p>2.65</text:p>
              </table:table-cell>
              <table:table-cell office:value-type="float" office:value="0.52">
                <text:p>0.5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8">
                <text:p>2.68</text:p>
              </table:table-cell>
              <table:table-cell office:value-type="float" office:value="0.54">
                <text:p>0.54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9">
                <text:p>2.69</text:p>
              </table:table-cell>
              <table:table-cell office:value-type="float" office:value="0.52">
                <text:p>0.52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">
                <text:p>2.7</text:p>
              </table:table-cell>
              <table:table-cell office:value-type="float" office:value="0.55">
                <text:p>0.55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9">
                <text:p>2.69</text:p>
              </table:table-cell>
              <table:table-cell office:value-type="float" office:value="0.53">
                <text:p>0.53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1">
                <text:p>2.71</text:p>
              </table:table-cell>
              <table:table-cell office:value-type="float" office:value="0.48">
                <text:p>0.48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4">
                <text:p>2.74</text:p>
              </table:table-cell>
              <table:table-cell office:value-type="float" office:value="0.45">
                <text:p>0.45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0.53">
                <text:p>0.53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">
                <text:p>2.8</text:p>
              </table:table-cell>
              <table:table-cell office:value-type="float" office:value="0.49">
                <text:p>0.49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0.48">
                <text:p>0.48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6">
                <text:p>2.86</text:p>
              </table:table-cell>
              <table:table-cell office:value-type="float" office:value="0.48">
                <text:p>0.48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6">
                <text:p>2.76</text:p>
              </table:table-cell>
              <table:table-cell office:value-type="float" office:value="0.5">
                <text:p>0.5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">
                <text:p>2.8</text:p>
              </table:table-cell>
              <table:table-cell office:value-type="float" office:value="0.53">
                <text:p>0.53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">
                <text:p>2.9</text:p>
              </table:table-cell>
              <table:table-cell office:value-type="float" office:value="0.49">
                <text:p>0.49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">
                <text:p>2.92</text:p>
              </table:table-cell>
              <table:table-cell office:value-type="float" office:value="0.49">
                <text:p>0.49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3">
                <text:p>2.93</text:p>
              </table:table-cell>
              <table:table-cell office:value-type="float" office:value="0.49">
                <text:p>0.49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4">
                <text:p>2.94</text:p>
              </table:table-cell>
              <table:table-cell office:value-type="float" office:value="0.49">
                <text:p>0.49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8">
                <text:p>2.98</text:p>
              </table:table-cell>
              <table:table-cell office:value-type="float" office:value="0.49">
                <text:p>0.49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5">
                <text:p>2.95</text:p>
              </table:table-cell>
              <table:table-cell office:value-type="float" office:value="0.5">
                <text:p>0.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7">
                <text:p>2.97</text:p>
              </table:table-cell>
              <table:table-cell office:value-type="float" office:value="0.49">
                <text:p>0.49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9">
                <text:p>2.99</text:p>
              </table:table-cell>
              <table:table-cell office:value-type="float" office:value="0.51">
                <text:p>0.5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.51">
                <text:p>0.5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6">
                <text:p>2.96</text:p>
              </table:table-cell>
              <table:table-cell office:value-type="float" office:value="0.52">
                <text:p>0.5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1">
                <text:p>2.91</text:p>
              </table:table-cell>
              <table:table-cell office:value-type="float" office:value="0.5">
                <text:p>0.5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9">
                <text:p>2.89</text:p>
              </table:table-cell>
              <table:table-cell office:value-type="float" office:value="0.5">
                <text:p>0.5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">
                <text:p>2.9</text:p>
              </table:table-cell>
              <table:table-cell office:value-type="float" office:value="0.49">
                <text:p>0.49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2">
                <text:p>2.92</text:p>
              </table:table-cell>
              <table:table-cell office:value-type="float" office:value="0.49">
                <text:p>0.49</text:p>
              </table:table-cell>
              <table:table-cell office:value-type="float" office:value="5197">
                <text:p>51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3">
                <text:p>2.93</text:p>
              </table:table-cell>
              <table:table-cell office:value-type="float" office:value="0.5">
                <text:p>0.5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0.53">
                <text:p>0.53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1">
                <text:p>3.01</text:p>
              </table:table-cell>
              <table:table-cell office:value-type="float" office:value="0.49">
                <text:p>0.49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2">
                <text:p>3.02</text:p>
              </table:table-cell>
              <table:table-cell office:value-type="float" office:value="0.48">
                <text:p>0.48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">
                <text:p>3.04</text:p>
              </table:table-cell>
              <table:table-cell office:value-type="float" office:value="0.46">
                <text:p>0.46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6">
                <text:p>3.06</text:p>
              </table:table-cell>
              <table:table-cell office:value-type="float" office:value="0.48">
                <text:p>0.48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9">
                <text:p>3.09</text:p>
              </table:table-cell>
              <table:table-cell office:value-type="float" office:value="0.51">
                <text:p>0.51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7">
                <text:p>3.17</text:p>
              </table:table-cell>
              <table:table-cell office:value-type="float" office:value="0.6">
                <text:p>0.6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7">
                <text:p>3.17</text:p>
              </table:table-cell>
              <table:table-cell office:value-type="float" office:value="0.52">
                <text:p>0.5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3">
                <text:p>3.23</text:p>
              </table:table-cell>
              <table:table-cell office:value-type="float" office:value="0.5">
                <text:p>0.5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9">
                <text:p>3.19</text:p>
              </table:table-cell>
              <table:table-cell office:value-type="float" office:value="0.56">
                <text:p>0.56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0.56">
                <text:p>0.56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9">
                <text:p>3.29</text:p>
              </table:table-cell>
              <table:table-cell office:value-type="float" office:value="0.52">
                <text:p>0.52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6">
                <text:p>3.36</text:p>
              </table:table-cell>
              <table:table-cell office:value-type="float" office:value="0.46">
                <text:p>0.46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4">
                <text:p>3.44</text:p>
              </table:table-cell>
              <table:table-cell office:value-type="float" office:value="0.46">
                <text:p>0.46</text:p>
              </table:table-cell>
              <table:table-cell office:value-type="float" office:value="5503">
                <text:p>5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7">
                <text:p>3.47</text:p>
              </table:table-cell>
              <table:table-cell office:value-type="float" office:value="0.5">
                <text:p>0.5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8">
                <text:p>3.58</text:p>
              </table:table-cell>
              <table:table-cell office:value-type="float" office:value="0.46">
                <text:p>0.46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48">
                <text:p>0.48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5">
                <text:p>3.75</text:p>
              </table:table-cell>
              <table:table-cell office:value-type="float" office:value="0.48">
                <text:p>0.48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9">
                <text:p>3.79</text:p>
              </table:table-cell>
              <table:table-cell office:value-type="float" office:value="0.48">
                <text:p>0.48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2">
                <text:p>3.82</text:p>
              </table:table-cell>
              <table:table-cell office:value-type="float" office:value="0.49">
                <text:p>0.49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7">
                <text:p>4.27</text:p>
              </table:table-cell>
              <table:table-cell office:value-type="float" office:value="0.5">
                <text:p>0.5</text:p>
              </table:table-cell>
              <table:table-cell office:value-type="float" office:value="5610">
                <text:p>56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3.78cm" svg:y="0.316cm" chart:style-name="ch2">
          <text:p>P2P Self Interactions</text:p>
        </chart:title>
        <chart:legend chart:legend-position="end" svg:x="8.029cm" svg:y="0.379cm" style:legend-expansion="custom" chartooo:width="3.876cm" chartooo:height="2.092cm" style:legend-expansion-aspect-ratio="1.8527724665392" chart:style-name="ch3"/>
        <chart:plot-area chart:style-name="ch4" table:cell-range-address="'SpeedUp to PhotoNs'.B1:'SpeedUp to PhotoNs'.B1 'SpeedUp to PhotoNs'.B3:'SpeedUp to PhotoNs'.B102 'SpeedUp to PhotoNs'.F1:'SpeedUp to PhotoNs'.F1 'SpeedUp to PhotoNs'.F3:'SpeedUp to PhotoNs'.F102 'SpeedUp to PhotoNs'.J1:'SpeedUp to PhotoNs'.J1 'SpeedUp to PhotoNs'.J3:'SpeedUp to PhotoNs'.J102" chart:data-source-has-labels="row" svg:x="0.382cm" svg:y="0.177cm" svg:width="11.36cm" svg:height="8.077cm">
          <chartooo:coordinate-region svg:x="1.374cm" svg:y="0.376cm" svg:width="10.368cm" svg:height="7.086cm"/>
          <chart:axis chart:dimension="x" chart:name="primary-x" chart:style-name="ch5">
            <chart:title svg:x="5.423cm" svg:y="8.434cm" chart:style-name="ch6">
              <text:p>Iteration</text:p>
            </chart:title>
          </chart:axis>
          <chart:axis chart:dimension="y" chart:name="primary-y" chart:style-name="ch7">
            <chart:title svg:x="0cm" svg:y="4.9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B3:'SpeedUp to PhotoNs'.B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F3:'SpeedUp to PhotoNs'.F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J3:'SpeedUp to PhotoNs'.J102" chart:label-cell-address="'SpeedUp to PhotoNs'.J1:'SpeedUp to PhotoNs'.J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">
                <text:p>2.06</text:p>
                <draw:g>
                  <svg:desc>'SpeedUp to PhotoNs'.B3:'SpeedUp to PhotoNs'.B102</svg:desc>
                </draw:g>
              </table:table-cell>
              <table:table-cell office:value-type="float" office:value="32.42">
                <text:p>32.42</text:p>
                <draw:g>
                  <svg:desc>'SpeedUp to PhotoNs'.F3:'SpeedUp to PhotoNs'.F102</svg:desc>
                </draw:g>
              </table:table-cell>
              <table:table-cell office:value-type="float" office:value="166.31">
                <text:p>166.31</text:p>
                <draw:g>
                  <svg:desc>'SpeedUp to PhotoNs'.J3:'SpeedUp to PhotoNs'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">
                <text:p>2.06</text:p>
              </table:table-cell>
              <table:table-cell office:value-type="float" office:value="32.06">
                <text:p>32.06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">
                <text:p>2.37</text:p>
              </table:table-cell>
              <table:table-cell office:value-type="float" office:value="34.95">
                <text:p>34.95</text:p>
              </table:table-cell>
              <table:table-cell office:value-type="float" office:value="193.67">
                <text:p>193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">
                <text:p>2.24</text:p>
              </table:table-cell>
              <table:table-cell office:value-type="float" office:value="34.26">
                <text:p>34.26</text:p>
              </table:table-cell>
              <table:table-cell office:value-type="float" office:value="185.54">
                <text:p>185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7">
                <text:p>1.97</text:p>
              </table:table-cell>
              <table:table-cell office:value-type="float" office:value="31.97">
                <text:p>31.97</text:p>
              </table:table-cell>
              <table:table-cell office:value-type="float" office:value="175.65">
                <text:p>175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">
                <text:p>2.09</text:p>
              </table:table-cell>
              <table:table-cell office:value-type="float" office:value="31.2">
                <text:p>31.2</text:p>
              </table:table-cell>
              <table:table-cell office:value-type="float" office:value="172.04">
                <text:p>172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30.47">
                <text:p>30.47</text:p>
              </table:table-cell>
              <table:table-cell office:value-type="float" office:value="175.65">
                <text:p>175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4.62">
                <text:p>34.62</text:p>
              </table:table-cell>
              <table:table-cell office:value-type="float" office:value="200.31">
                <text:p>200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">
                <text:p>2.07</text:p>
              </table:table-cell>
              <table:table-cell office:value-type="float" office:value="33.68">
                <text:p>33.68</text:p>
              </table:table-cell>
              <table:table-cell office:value-type="float" office:value="192.29">
                <text:p>192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29.94">
                <text:p>29.94</text:p>
              </table:table-cell>
              <table:table-cell office:value-type="float" office:value="171.63">
                <text:p>171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32.86">
                <text:p>32.86</text:p>
              </table:table-cell>
              <table:table-cell office:value-type="float" office:value="189.93">
                <text:p>189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">
                <text:p>2.28</text:p>
              </table:table-cell>
              <table:table-cell office:value-type="float" office:value="35.65">
                <text:p>35.65</text:p>
              </table:table-cell>
              <table:table-cell office:value-type="float" office:value="201.36">
                <text:p>201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">
                <text:p>1.99</text:p>
              </table:table-cell>
              <table:table-cell office:value-type="float" office:value="30.83">
                <text:p>30.83</text:p>
              </table:table-cell>
              <table:table-cell office:value-type="float" office:value="179.24">
                <text:p>179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1">
                <text:p>2.01</text:p>
              </table:table-cell>
              <table:table-cell office:value-type="float" office:value="29.91">
                <text:p>29.91</text:p>
              </table:table-cell>
              <table:table-cell office:value-type="float" office:value="168.82">
                <text:p>168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30.03">
                <text:p>30.03</text:p>
              </table:table-cell>
              <table:table-cell office:value-type="float" office:value="169.23">
                <text:p>169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1">
                <text:p>2.01</text:p>
              </table:table-cell>
              <table:table-cell office:value-type="float" office:value="31.37">
                <text:p>31.37</text:p>
              </table:table-cell>
              <table:table-cell office:value-type="float" office:value="176.75">
                <text:p>176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">
                <text:p>2.25</text:p>
              </table:table-cell>
              <table:table-cell office:value-type="float" office:value="34.05">
                <text:p>34.05</text:p>
              </table:table-cell>
              <table:table-cell office:value-type="float" office:value="193.46">
                <text:p>193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">
                <text:p>2.34</text:p>
              </table:table-cell>
              <table:table-cell office:value-type="float" office:value="37.34">
                <text:p>37.34</text:p>
              </table:table-cell>
              <table:table-cell office:value-type="float" office:value="213.69">
                <text:p>21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6">
                <text:p>2.26</text:p>
              </table:table-cell>
              <table:table-cell office:value-type="float" office:value="34.78">
                <text:p>34.78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8">
                <text:p>2.28</text:p>
              </table:table-cell>
              <table:table-cell office:value-type="float" office:value="34.61">
                <text:p>34.61</text:p>
              </table:table-cell>
              <table:table-cell office:value-type="float" office:value="196.81">
                <text:p>196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9">
                <text:p>2.19</text:p>
              </table:table-cell>
              <table:table-cell office:value-type="float" office:value="33.28">
                <text:p>33.28</text:p>
              </table:table-cell>
              <table:table-cell office:value-type="float" office:value="188.56">
                <text:p>188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0.74">
                <text:p>30.74</text:p>
              </table:table-cell>
              <table:table-cell office:value-type="float" office:value="175.12">
                <text:p>175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">
                <text:p>2.11</text:p>
              </table:table-cell>
              <table:table-cell office:value-type="float" office:value="32.93">
                <text:p>32.93</text:p>
              </table:table-cell>
              <table:table-cell office:value-type="float" office:value="192.46">
                <text:p>192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0.02">
                <text:p>30.02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35.32">
                <text:p>35.32</text:p>
              </table:table-cell>
              <table:table-cell office:value-type="float" office:value="204.37">
                <text:p>204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9">
                <text:p>2.59</text:p>
              </table:table-cell>
              <table:table-cell office:value-type="float" office:value="39.88">
                <text:p>39.88</text:p>
              </table:table-cell>
              <table:table-cell office:value-type="float" office:value="227.99">
                <text:p>227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33.03">
                <text:p>33.03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7">
                <text:p>2.07</text:p>
              </table:table-cell>
              <table:table-cell office:value-type="float" office:value="29.89">
                <text:p>29.89</text:p>
              </table:table-cell>
              <table:table-cell office:value-type="float" office:value="177.79">
                <text:p>177.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">
                <text:p>1.97</text:p>
              </table:table-cell>
              <table:table-cell office:value-type="float" office:value="30.77">
                <text:p>30.77</text:p>
              </table:table-cell>
              <table:table-cell office:value-type="float" office:value="180.24">
                <text:p>18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1">
                <text:p>1.91</text:p>
              </table:table-cell>
              <table:table-cell office:value-type="float" office:value="29.42">
                <text:p>29.42</text:p>
              </table:table-cell>
              <table:table-cell office:value-type="float" office:value="174.21">
                <text:p>174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5">
                <text:p>2.15</text:p>
              </table:table-cell>
              <table:table-cell office:value-type="float" office:value="32.3">
                <text:p>32.3</text:p>
              </table:table-cell>
              <table:table-cell office:value-type="float" office:value="194.42">
                <text:p>194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8">
                <text:p>1.88</text:p>
              </table:table-cell>
              <table:table-cell office:value-type="float" office:value="30">
                <text:p>30</text:p>
              </table:table-cell>
              <table:table-cell office:value-type="float" office:value="182.54">
                <text:p>182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28.09">
                <text:p>28.09</text:p>
              </table:table-cell>
              <table:table-cell office:value-type="float" office:value="166.01">
                <text:p>166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6">
                <text:p>1.96</text:p>
              </table:table-cell>
              <table:table-cell office:value-type="float" office:value="28.5">
                <text:p>28.5</text:p>
              </table:table-cell>
              <table:table-cell office:value-type="float" office:value="181.02">
                <text:p>181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25.34">
                <text:p>25.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7">
                <text:p>2.07</text:p>
              </table:table-cell>
              <table:table-cell office:value-type="float" office:value="21.59">
                <text:p>21.59</text:p>
              </table:table-cell>
              <table:table-cell office:value-type="float" office:value="173.09">
                <text:p>173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">
                <text:p>2.33</text:p>
              </table:table-cell>
              <table:table-cell office:value-type="float" office:value="23.82">
                <text:p>23.82</text:p>
              </table:table-cell>
              <table:table-cell office:value-type="float" office:value="186.54">
                <text:p>186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">
                <text:p>2.14</text:p>
              </table:table-cell>
              <table:table-cell office:value-type="float" office:value="23.04">
                <text:p>23.04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8">
                <text:p>2.18</text:p>
              </table:table-cell>
              <table:table-cell office:value-type="float" office:value="22.04">
                <text:p>22.04</text:p>
              </table:table-cell>
              <table:table-cell office:value-type="float" office:value="177.06">
                <text:p>17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">
                <text:p>2.16</text:p>
              </table:table-cell>
              <table:table-cell office:value-type="float" office:value="23.17">
                <text:p>23.17</text:p>
              </table:table-cell>
              <table:table-cell office:value-type="float" office:value="186.58">
                <text:p>186.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6">
                <text:p>2.16</text:p>
              </table:table-cell>
              <table:table-cell office:value-type="float" office:value="21.32">
                <text:p>21.32</text:p>
              </table:table-cell>
              <table:table-cell office:value-type="float" office:value="171.55">
                <text:p>171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5">
                <text:p>2.15</text:p>
              </table:table-cell>
              <table:table-cell office:value-type="float" office:value="18.72">
                <text:p>18.72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7">
                <text:p>1.97</text:p>
              </table:table-cell>
              <table:table-cell office:value-type="float" office:value="16.63">
                <text:p>16.63</text:p>
              </table:table-cell>
              <table:table-cell office:value-type="float" office:value="162.62">
                <text:p>162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">
                <text:p>1.79</text:p>
              </table:table-cell>
              <table:table-cell office:value-type="float" office:value="16.35">
                <text:p>16.35</text:p>
              </table:table-cell>
              <table:table-cell office:value-type="float" office:value="160.47">
                <text:p>160.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7">
                <text:p>2.07</text:p>
              </table:table-cell>
              <table:table-cell office:value-type="float" office:value="17.24">
                <text:p>17.24</text:p>
              </table:table-cell>
              <table:table-cell office:value-type="float" office:value="167.78">
                <text:p>167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2">
                <text:p>2.22</text:p>
              </table:table-cell>
              <table:table-cell office:value-type="float" office:value="18.58">
                <text:p>18.58</text:p>
              </table:table-cell>
              <table:table-cell office:value-type="float" office:value="180.07">
                <text:p>180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3">
                <text:p>2.13</text:p>
              </table:table-cell>
              <table:table-cell office:value-type="float" office:value="18.87">
                <text:p>18.87</text:p>
              </table:table-cell>
              <table:table-cell office:value-type="float" office:value="184.61">
                <text:p>184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9">
                <text:p>2.19</text:p>
              </table:table-cell>
              <table:table-cell office:value-type="float" office:value="17.95">
                <text:p>17.95</text:p>
              </table:table-cell>
              <table:table-cell office:value-type="float" office:value="181.74">
                <text:p>181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6">
                <text:p>2.06</text:p>
              </table:table-cell>
              <table:table-cell office:value-type="float" office:value="15.59">
                <text:p>15.59</text:p>
              </table:table-cell>
              <table:table-cell office:value-type="float" office:value="171.66">
                <text:p>171.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18.61">
                <text:p>18.61</text:p>
              </table:table-cell>
              <table:table-cell office:value-type="float" office:value="204.99">
                <text:p>204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2">
                <text:p>2.02</text:p>
              </table:table-cell>
              <table:table-cell office:value-type="float" office:value="15.44">
                <text:p>15.44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2">
                <text:p>1.72</text:p>
              </table:table-cell>
              <table:table-cell office:value-type="float" office:value="13.76">
                <text:p>13.76</text:p>
              </table:table-cell>
              <table:table-cell office:value-type="float" office:value="153.82">
                <text:p>153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6">
                <text:p>1.86</text:p>
              </table:table-cell>
              <table:table-cell office:value-type="float" office:value="14.39">
                <text:p>14.39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3">
                <text:p>2.33</text:p>
              </table:table-cell>
              <table:table-cell office:value-type="float" office:value="16.33">
                <text:p>16.33</text:p>
              </table:table-cell>
              <table:table-cell office:value-type="float" office:value="182.39">
                <text:p>182.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8">
                <text:p>1.88</text:p>
              </table:table-cell>
              <table:table-cell office:value-type="float" office:value="14.17">
                <text:p>14.17</text:p>
              </table:table-cell>
              <table:table-cell office:value-type="float" office:value="158.93">
                <text:p>158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1">
                <text:p>2.21</text:p>
              </table:table-cell>
              <table:table-cell office:value-type="float" office:value="16">
                <text:p>16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  <table:table-cell office:value-type="float" office:value="14.64">
                <text:p>14.64</text:p>
              </table:table-cell>
              <table:table-cell office:value-type="float" office:value="171.17">
                <text:p>171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4">
                <text:p>2.64</text:p>
              </table:table-cell>
              <table:table-cell office:value-type="float" office:value="16.37">
                <text:p>16.37</text:p>
              </table:table-cell>
              <table:table-cell office:value-type="float" office:value="210.05">
                <text:p>21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1">
                <text:p>2.21</text:p>
              </table:table-cell>
              <table:table-cell office:value-type="float" office:value="13.62">
                <text:p>13.62</text:p>
              </table:table-cell>
              <table:table-cell office:value-type="float" office:value="171.15">
                <text:p>171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1">
                <text:p>2.31</text:p>
              </table:table-cell>
              <table:table-cell office:value-type="float" office:value="14.26">
                <text:p>14.26</text:p>
              </table:table-cell>
              <table:table-cell office:value-type="float" office:value="184.91">
                <text:p>184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">
                <text:p>1.96</text:p>
              </table:table-cell>
              <table:table-cell office:value-type="float" office:value="12.22">
                <text:p>12.22</text:p>
              </table:table-cell>
              <table:table-cell office:value-type="float" office:value="153.91">
                <text:p>153.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6">
                <text:p>2.36</text:p>
              </table:table-cell>
              <table:table-cell office:value-type="float" office:value="14.53">
                <text:p>14.53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9">
                <text:p>1.99</text:p>
              </table:table-cell>
              <table:table-cell office:value-type="float" office:value="11.72">
                <text:p>11.72</text:p>
              </table:table-cell>
              <table:table-cell office:value-type="float" office:value="161.07">
                <text:p>161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">
                <text:p>1.96</text:p>
              </table:table-cell>
              <table:table-cell office:value-type="float" office:value="10.99">
                <text:p>10.99</text:p>
              </table:table-cell>
              <table:table-cell office:value-type="float" office:value="154.56">
                <text:p>154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7">
                <text:p>1.87</text:p>
              </table:table-cell>
              <table:table-cell office:value-type="float" office:value="10.8">
                <text:p>10.8</text:p>
              </table:table-cell>
              <table:table-cell office:value-type="float" office:value="152.36">
                <text:p>152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">
                <text:p>2.07</text:p>
              </table:table-cell>
              <table:table-cell office:value-type="float" office:value="10.99">
                <text:p>10.99</text:p>
              </table:table-cell>
              <table:table-cell office:value-type="float" office:value="156.22">
                <text:p>156.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">
                <text:p>2.23</text:p>
              </table:table-cell>
              <table:table-cell office:value-type="float" office:value="10.55">
                <text:p>10.55</text:p>
              </table:table-cell>
              <table:table-cell office:value-type="float" office:value="164.22">
                <text:p>164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9">
                <text:p>2.09</text:p>
              </table:table-cell>
              <table:table-cell office:value-type="float" office:value="10.29">
                <text:p>10.29</text:p>
              </table:table-cell>
              <table:table-cell office:value-type="float" office:value="164.14">
                <text:p>164.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">
                <text:p>2.52</text:p>
              </table:table-cell>
              <table:table-cell office:value-type="float" office:value="11.29">
                <text:p>11.29</text:p>
              </table:table-cell>
              <table:table-cell office:value-type="float" office:value="186.43">
                <text:p>186.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7">
                <text:p>1.97</text:p>
              </table:table-cell>
              <table:table-cell office:value-type="float" office:value="8.72">
                <text:p>8.72</text:p>
              </table:table-cell>
              <table:table-cell office:value-type="float" office:value="151.17">
                <text:p>151.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8">
                <text:p>1.98</text:p>
              </table:table-cell>
              <table:table-cell office:value-type="float" office:value="8.51">
                <text:p>8.51</text:p>
              </table:table-cell>
              <table:table-cell office:value-type="float" office:value="147.24">
                <text:p>147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">
                <text:p>2.07</text:p>
              </table:table-cell>
              <table:table-cell office:value-type="float" office:value="7.9">
                <text:p>7.9</text:p>
              </table:table-cell>
              <table:table-cell office:value-type="float" office:value="148.46">
                <text:p>148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1">
                <text:p>2.11</text:p>
              </table:table-cell>
              <table:table-cell office:value-type="float" office:value="8.45">
                <text:p>8.45</text:p>
              </table:table-cell>
              <table:table-cell office:value-type="float" office:value="158.47">
                <text:p>158.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6">
                <text:p>2.56</text:p>
              </table:table-cell>
              <table:table-cell office:value-type="float" office:value="9.1">
                <text:p>9.1</text:p>
              </table:table-cell>
              <table:table-cell office:value-type="float" office:value="182.63">
                <text:p>182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6">
                <text:p>2.36</text:p>
              </table:table-cell>
              <table:table-cell office:value-type="float" office:value="8.07">
                <text:p>8.07</text:p>
              </table:table-cell>
              <table:table-cell office:value-type="float" office:value="166.72">
                <text:p>166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5">
                <text:p>2.25</text:p>
              </table:table-cell>
              <table:table-cell office:value-type="float" office:value="7.6">
                <text:p>7.6</text:p>
              </table:table-cell>
              <table:table-cell office:value-type="float" office:value="170.99">
                <text:p>170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">
                <text:p>2.72</text:p>
              </table:table-cell>
              <table:table-cell office:value-type="float" office:value="7.72">
                <text:p>7.72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7.38">
                <text:p>7.38</text:p>
              </table:table-cell>
              <table:table-cell office:value-type="float" office:value="188.21">
                <text:p>188.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153.55">
                <text:p>153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160.53">
                <text:p>160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165.98">
                <text:p>165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6.13">
                <text:p>146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">
                <text:p>1.87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152.29">
                <text:p>152.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  <table:table-cell office:value-type="float" office:value="146.62">
                <text:p>146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146.63">
                <text:p>146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137.94">
                <text:p>137.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9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139.27">
                <text:p>139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3">
                <text:p>2.13</text:p>
              </table:table-cell>
              <table:table-cell office:value-type="float" office:value="NaN">
                <text:p>NaN</text:p>
              </table:table-cell>
              <table:table-cell office:value-type="float" office:value="159.04">
                <text:p>159.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8">
                <text:p>2.08</text:p>
              </table:table-cell>
              <table:table-cell office:value-type="float" office:value="NaN">
                <text:p>NaN</text:p>
              </table:table-cell>
              <table:table-cell office:value-type="float" office:value="142.09">
                <text:p>142.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157.19">
                <text:p>15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131.57">
                <text:p>131.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1.34">
                <text:p>131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3">
                <text:p>1.83</text:p>
              </table:table-cell>
              <table:table-cell office:value-type="float" office:value="NaN">
                <text:p>NaN</text:p>
              </table:table-cell>
              <table:table-cell office:value-type="float" office:value="128.82">
                <text:p>128.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132.37">
                <text:p>132.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133.46">
                <text:p>133.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2.705cm" svg:y="0.321cm" chart:style-name="ch2">
          <text:p>P2P Neighbor Interactions</text:p>
        </chart:title>
        <chart:legend chart:legend-position="end" svg:x="8.607cm" svg:y="0.273cm" style:legend-expansion="custom" chartooo:width="3.298cm" chartooo:height="2.092cm" style:legend-expansion-aspect-ratio="1.57648183556405" chart:style-name="ch3"/>
        <chart:plot-area chart:style-name="ch4" table:cell-range-address="'SpeedUp to PhotoNs'.B1:'SpeedUp to PhotoNs'.B1 'SpeedUp to PhotoNs'.C3:'SpeedUp to PhotoNs'.C102 'SpeedUp to PhotoNs'.F1:'SpeedUp to PhotoNs'.F1 'SpeedUp to PhotoNs'.G3:'SpeedUp to PhotoNs'.G102 'SpeedUp to PhotoNs'.J1:'SpeedUp to PhotoNs'.J1 'SpeedUp to PhotoNs'.K3:'SpeedUp to PhotoNs'.K102" chart:data-source-has-labels="row" svg:x="0.382cm" svg:y="0.177cm" svg:width="11.36cm" svg:height="8.077cm">
          <chartooo:coordinate-region svg:x="1.374cm" svg:y="0.376cm" svg:width="10.368cm" svg:height="7.086cm"/>
          <chart:axis chart:dimension="x" chart:name="primary-x" chart:style-name="ch5">
            <chart:title svg:x="5.423cm" svg:y="8.434cm" chart:style-name="ch6">
              <text:p>Iteration</text:p>
            </chart:title>
          </chart:axis>
          <chart:axis chart:dimension="y" chart:name="primary-y" chart:style-name="ch7">
            <chart:title svg:x="0cm" svg:y="4.9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C3:'SpeedUp to PhotoNs'.C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G3:'SpeedUp to PhotoNs'.G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K3:'SpeedUp to PhotoNs'.K102" chart:label-cell-address="'SpeedUp to PhotoNs'.J1:'SpeedUp to PhotoNs'.J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">
                <text:p>2.29</text:p>
                <draw:g>
                  <svg:desc>'SpeedUp to PhotoNs'.C3:'SpeedUp to PhotoNs'.C102</svg:desc>
                </draw:g>
              </table:table-cell>
              <table:table-cell office:value-type="float" office:value="340.22">
                <text:p>340.22</text:p>
                <draw:g>
                  <svg:desc>'SpeedUp to PhotoNs'.G3:'SpeedUp to PhotoNs'.G102</svg:desc>
                </draw:g>
              </table:table-cell>
              <table:table-cell office:value-type="float" office:value="11.08">
                <text:p>11.08</text:p>
                <draw:g>
                  <svg:desc>'SpeedUp to PhotoNs'.K3:'SpeedUp to PhotoNs'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0.89">
                <text:p>350.89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1">
                <text:p>2.41</text:p>
              </table:table-cell>
              <table:table-cell office:value-type="float" office:value="334.12">
                <text:p>334.1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">
                <text:p>2.55</text:p>
              </table:table-cell>
              <table:table-cell office:value-type="float" office:value="343.93">
                <text:p>343.93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322.16">
                <text:p>322.16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">
                <text:p>2.94</text:p>
              </table:table-cell>
              <table:table-cell office:value-type="float" office:value="441.91">
                <text:p>441.91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9">
                <text:p>2.19</text:p>
              </table:table-cell>
              <table:table-cell office:value-type="float" office:value="325.34">
                <text:p>325.34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">
                <text:p>2.77</text:p>
              </table:table-cell>
              <table:table-cell office:value-type="float" office:value="390.91">
                <text:p>390.9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">
                <text:p>2.37</text:p>
              </table:table-cell>
              <table:table-cell office:value-type="float" office:value="332.4">
                <text:p>332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">
                <text:p>2.41</text:p>
              </table:table-cell>
              <table:table-cell office:value-type="float" office:value="340.5">
                <text:p>340.5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9">
                <text:p>2.59</text:p>
              </table:table-cell>
              <table:table-cell office:value-type="float" office:value="377.65">
                <text:p>377.6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6">
                <text:p>2.56</text:p>
              </table:table-cell>
              <table:table-cell office:value-type="float" office:value="429.54">
                <text:p>429.54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323.26">
                <text:p>323.26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">
                <text:p>2.63</text:p>
              </table:table-cell>
              <table:table-cell office:value-type="float" office:value="378.01">
                <text:p>378.01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7">
                <text:p>2.67</text:p>
              </table:table-cell>
              <table:table-cell office:value-type="float" office:value="385.91">
                <text:p>385.91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4">
                <text:p>2.34</text:p>
              </table:table-cell>
              <table:table-cell office:value-type="float" office:value="338.65">
                <text:p>338.65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4">
                <text:p>2.64</text:p>
              </table:table-cell>
              <table:table-cell office:value-type="float" office:value="379.24">
                <text:p>379.24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3">
                <text:p>2.63</text:p>
              </table:table-cell>
              <table:table-cell office:value-type="float" office:value="387.16">
                <text:p>387.16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5">
                <text:p>2.75</text:p>
              </table:table-cell>
              <table:table-cell office:value-type="float" office:value="412.48">
                <text:p>412.4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376.61">
                <text:p>376.61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">
                <text:p>2.6</text:p>
              </table:table-cell>
              <table:table-cell office:value-type="float" office:value="371.85">
                <text:p>371.85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">
                <text:p>2.08</text:p>
              </table:table-cell>
              <table:table-cell office:value-type="float" office:value="350.96">
                <text:p>350.9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2">
                <text:p>1.92</text:p>
              </table:table-cell>
              <table:table-cell office:value-type="float" office:value="334.6">
                <text:p>334.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389.36">
                <text:p>389.36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">
                <text:p>2.34</text:p>
              </table:table-cell>
              <table:table-cell office:value-type="float" office:value="399.73">
                <text:p>399.73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1">
                <text:p>2.41</text:p>
              </table:table-cell>
              <table:table-cell office:value-type="float" office:value="372.86">
                <text:p>372.86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9">
                <text:p>2.49</text:p>
              </table:table-cell>
              <table:table-cell office:value-type="float" office:value="398.92">
                <text:p>398.92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3">
                <text:p>2.53</text:p>
              </table:table-cell>
              <table:table-cell office:value-type="float" office:value="397.27">
                <text:p>397.27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">
                <text:p>1.92</text:p>
              </table:table-cell>
              <table:table-cell office:value-type="float" office:value="352.26">
                <text:p>352.26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">
                <text:p>2.62</text:p>
              </table:table-cell>
              <table:table-cell office:value-type="float" office:value="445.75">
                <text:p>445.7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6">
                <text:p>2.66</text:p>
              </table:table-cell>
              <table:table-cell office:value-type="float" office:value="401.88">
                <text:p>401.88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5">
                <text:p>2.65</text:p>
              </table:table-cell>
              <table:table-cell office:value-type="float" office:value="374.44">
                <text:p>374.44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1">
                <text:p>2.31</text:p>
              </table:table-cell>
              <table:table-cell office:value-type="float" office:value="363.17">
                <text:p>363.1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">
                <text:p>2.19</text:p>
              </table:table-cell>
              <table:table-cell office:value-type="float" office:value="318.41">
                <text:p>318.4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6">
                <text:p>2.36</text:p>
              </table:table-cell>
              <table:table-cell office:value-type="float" office:value="323.07">
                <text:p>323.07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6">
                <text:p>2.46</text:p>
              </table:table-cell>
              <table:table-cell office:value-type="float" office:value="360.72">
                <text:p>360.7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5">
                <text:p>2.45</text:p>
              </table:table-cell>
              <table:table-cell office:value-type="float" office:value="364.02">
                <text:p>364.02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8">
                <text:p>2.58</text:p>
              </table:table-cell>
              <table:table-cell office:value-type="float" office:value="368.04">
                <text:p>368.04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5">
                <text:p>3.15</text:p>
              </table:table-cell>
              <table:table-cell office:value-type="float" office:value="440.93">
                <text:p>440.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4">
                <text:p>2.04</text:p>
              </table:table-cell>
              <table:table-cell office:value-type="float" office:value="322.26">
                <text:p>322.2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">
                <text:p>2.23</text:p>
              </table:table-cell>
              <table:table-cell office:value-type="float" office:value="321.37">
                <text:p>321.37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">
                <text:p>2.58</text:p>
              </table:table-cell>
              <table:table-cell office:value-type="float" office:value="346.32">
                <text:p>346.32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1">
                <text:p>2.11</text:p>
              </table:table-cell>
              <table:table-cell office:value-type="float" office:value="323.14">
                <text:p>323.14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8">
                <text:p>2.28</text:p>
              </table:table-cell>
              <table:table-cell office:value-type="float" office:value="302.27">
                <text:p>302.27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1">
                <text:p>2.21</text:p>
              </table:table-cell>
              <table:table-cell office:value-type="float" office:value="314.68">
                <text:p>314.6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5">
                <text:p>2.65</text:p>
              </table:table-cell>
              <table:table-cell office:value-type="float" office:value="344.38">
                <text:p>344.38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4">
                <text:p>2.74</text:p>
              </table:table-cell>
              <table:table-cell office:value-type="float" office:value="353.33">
                <text:p>353.33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">
                <text:p>2.7</text:p>
              </table:table-cell>
              <table:table-cell office:value-type="float" office:value="356.58">
                <text:p>356.5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03">
                <text:p>30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1">
                <text:p>2.21</text:p>
              </table:table-cell>
              <table:table-cell office:value-type="float" office:value="315.46">
                <text:p>315.46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2">
                <text:p>2.12</text:p>
              </table:table-cell>
              <table:table-cell office:value-type="float" office:value="329.15">
                <text:p>329.1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295.59">
                <text:p>295.59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1">
                <text:p>2.71</text:p>
              </table:table-cell>
              <table:table-cell office:value-type="float" office:value="407.56">
                <text:p>407.56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6">
                <text:p>2.26</text:p>
              </table:table-cell>
              <table:table-cell office:value-type="float" office:value="323.7">
                <text:p>323.7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3">
                <text:p>2.33</text:p>
              </table:table-cell>
              <table:table-cell office:value-type="float" office:value="331.99">
                <text:p>331.99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2">
                <text:p>2.12</text:p>
              </table:table-cell>
              <table:table-cell office:value-type="float" office:value="303.25">
                <text:p>303.25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  <table:table-cell office:value-type="float" office:value="346.89">
                <text:p>346.8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3">
                <text:p>2.63</text:p>
              </table:table-cell>
              <table:table-cell office:value-type="float" office:value="336.66">
                <text:p>336.66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6">
                <text:p>2.26</text:p>
              </table:table-cell>
              <table:table-cell office:value-type="float" office:value="332.43">
                <text:p>332.43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298.39">
                <text:p>298.39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2">
                <text:p>3.02</text:p>
              </table:table-cell>
              <table:table-cell office:value-type="float" office:value="384.97">
                <text:p>384.97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1">
                <text:p>2.41</text:p>
              </table:table-cell>
              <table:table-cell office:value-type="float" office:value="326.33">
                <text:p>326.33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">
                <text:p>1.8</text:p>
              </table:table-cell>
              <table:table-cell office:value-type="float" office:value="261.95">
                <text:p>261.9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5">
                <text:p>2.35</text:p>
              </table:table-cell>
              <table:table-cell office:value-type="float" office:value="266.8">
                <text:p>266.8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2">
                <text:p>1.82</text:p>
              </table:table-cell>
              <table:table-cell office:value-type="float" office:value="252.96">
                <text:p>252.9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1">
                <text:p>2.21</text:p>
              </table:table-cell>
              <table:table-cell office:value-type="float" office:value="242.29">
                <text:p>242.2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7">
                <text:p>2.37</text:p>
              </table:table-cell>
              <table:table-cell office:value-type="float" office:value="270.42">
                <text:p>270.4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4">
                <text:p>1.94</text:p>
              </table:table-cell>
              <table:table-cell office:value-type="float" office:value="228.01">
                <text:p>228.0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">
                <text:p>2.2</text:p>
              </table:table-cell>
              <table:table-cell office:value-type="float" office:value="257.97">
                <text:p>257.9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7">
                <text:p>2.27</text:p>
              </table:table-cell>
              <table:table-cell office:value-type="float" office:value="220.28">
                <text:p>220.2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9">
                <text:p>2.29</text:p>
              </table:table-cell>
              <table:table-cell office:value-type="float" office:value="207.29">
                <text:p>207.2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3">
                <text:p>2.63</text:p>
              </table:table-cell>
              <table:table-cell office:value-type="float" office:value="229.88">
                <text:p>229.88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2">
                <text:p>2.32</text:p>
              </table:table-cell>
              <table:table-cell office:value-type="float" office:value="217.01">
                <text:p>217.0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7">
                <text:p>2.67</text:p>
              </table:table-cell>
              <table:table-cell office:value-type="float" office:value="214.6">
                <text:p>214.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9">
                <text:p>2.59</text:p>
              </table:table-cell>
              <table:table-cell office:value-type="float" office:value="215.72">
                <text:p>215.72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2">
                <text:p>2.72</text:p>
              </table:table-cell>
              <table:table-cell office:value-type="float" office:value="218.65">
                <text:p>218.65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5">
                <text:p>2.25</text:p>
              </table:table-cell>
              <table:table-cell office:value-type="float" office:value="173.5">
                <text:p>173.5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2">
                <text:p>2.32</text:p>
              </table:table-cell>
              <table:table-cell office:value-type="float" office:value="179.99">
                <text:p>179.99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1">
                <text:p>2.31</text:p>
              </table:table-cell>
              <table:table-cell office:value-type="float" office:value="NaN">
                <text:p>NaN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2">
                <text:p>2.52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4">
                <text:p>2.34</text:p>
              </table:table-cell>
              <table:table-cell office:value-type="float" office:value="NaN">
                <text:p>NaN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9">
                <text:p>2.09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3">
                <text:p>2.33</text:p>
              </table:table-cell>
              <table:table-cell office:value-type="float" office:value="NaN">
                <text:p>NaN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4">
                <text:p>2.14</text:p>
              </table:table-cell>
              <table:table-cell office:value-type="float" office:value="NaN">
                <text:p>NaN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4.82">
                <text:p>4.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06cm" svg:height="9cm" xlink:href=".." xlink:type="simple" chart:class="chart:line" chart:style-name="ch1">
        <chart:title svg:x="5.456cm" svg:y="0.349cm" chart:style-name="ch2">
          <text:p>P2P</text:p>
        </chart:title>
        <chart:legend chart:legend-position="end" svg:x="7.919cm" svg:y="0.379cm" style:legend-expansion="custom" chartooo:width="3.986cm" chartooo:height="2.092cm" style:legend-expansion-aspect-ratio="1.90535372848948" chart:style-name="ch3"/>
        <chart:plot-area chart:style-name="ch4" table:cell-range-address="'SpeedUp to PhotoNs'.B1:'SpeedUp to PhotoNs'.B1 'SpeedUp to PhotoNs'.D3:'SpeedUp to PhotoNs'.D102 'SpeedUp to PhotoNs'.F1:'SpeedUp to PhotoNs'.F1 'SpeedUp to PhotoNs'.H3:'SpeedUp to PhotoNs'.H102 'SpeedUp to PhotoNs'.J1:'SpeedUp to PhotoNs'.J1 'SpeedUp to PhotoNs'.L3:'SpeedUp to PhotoNs'.L102" chart:data-source-has-labels="row" svg:x="0.753cm" svg:y="0.376cm" svg:width="10.989cm" svg:height="7.878cm">
          <chartooo:coordinate-region svg:x="1.374cm" svg:y="0.376cm" svg:width="10.368cm" svg:height="7.086cm"/>
          <chart:axis chart:dimension="x" chart:name="primary-x" chart:style-name="ch5">
            <chart:title svg:x="5.608cm" svg:y="8.434cm" chart:style-name="ch6">
              <text:p>Iteration</text:p>
            </chart:title>
          </chart:axis>
          <chart:axis chart:dimension="y" chart:name="primary-y" chart:style-name="ch7">
            <chart:title svg:x="0cm" svg:y="5.06cm" chart:style-name="ch8">
              <text:p>SpeedUp</text:p>
            </chart:title>
            <chart:grid chart:style-name="ch9" chart:class="major"/>
          </chart:axis>
          <chart:series chart:style-name="ch10" chart:values-cell-range-address="'SpeedUp to PhotoNs'.D3:'SpeedUp to PhotoNs'.D102" chart:label-cell-address="'SpeedUp to PhotoNs'.B1:'SpeedUp to PhotoNs'.B1" chart:class="chart:line">
            <chart:data-point chart:repeated="100"/>
          </chart:series>
          <chart:series chart:style-name="ch11" chart:values-cell-range-address="'SpeedUp to PhotoNs'.H3:'SpeedUp to PhotoNs'.H102" chart:label-cell-address="'SpeedUp to PhotoNs'.F1:'SpeedUp to PhotoNs'.F1" chart:class="chart:line">
            <chart:data-point chart:repeated="100"/>
          </chart:series>
          <chart:series chart:style-name="ch12" chart:values-cell-range-address="'SpeedUp to PhotoNs'.L3:'SpeedUp to PhotoNs'.L102" chart:label-cell-address="'SpeedUp to PhotoNs'.J1:'SpeedUp to PhotoNs'.J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  <draw:g>
                  <svg:desc>'SpeedUp to PhotoNs'.B1:'SpeedUp to PhotoNs'.B1</svg:desc>
                </draw:g>
              </table:table-cell>
              <table:table-cell office:value-type="string">
                <text:p>Indexing</text:p>
                <draw:g>
                  <svg:desc>'SpeedUp to PhotoNs'.F1:'SpeedUp to PhotoNs'.F1</svg:desc>
                </draw:g>
              </table:table-cell>
              <table:table-cell office:value-type="string">
                <text:p>Redundant</text:p>
                <draw:g>
                  <svg:desc>'SpeedUp to PhotoNs'.J1:'SpeedUp to Phot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1">
                <text:p>2.11</text:p>
                <draw:g>
                  <svg:desc>'SpeedUp to PhotoNs'.D3:'SpeedUp to PhotoNs'.D102</svg:desc>
                </draw:g>
              </table:table-cell>
              <table:table-cell office:value-type="float" office:value="3.82">
                <text:p>3.82</text:p>
                <draw:g>
                  <svg:desc>'SpeedUp to PhotoNs'.H3:'SpeedUp to PhotoNs'.H102</svg:desc>
                </draw:g>
              </table:table-cell>
              <table:table-cell office:value-type="float" office:value="10.12">
                <text:p>10.12</text:p>
                <draw:g>
                  <svg:desc>'SpeedUp to PhotoNs'.L3:'SpeedUp to PhotoNs'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6">
                <text:p>2.16</text:p>
              </table:table-cell>
              <table:table-cell office:value-type="float" office:value="3.75">
                <text:p>3.75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8">
                <text:p>2.38</text:p>
              </table:table-cell>
              <table:table-cell office:value-type="float" office:value="4.06">
                <text:p>4.06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1">
                <text:p>2.31</text:p>
              </table:table-cell>
              <table:table-cell office:value-type="float" office:value="3.98">
                <text:p>3.98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">
                <text:p>2.04</text:p>
              </table:table-cell>
              <table:table-cell office:value-type="float" office:value="3.73">
                <text:p>3.7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">
                <text:p>2.32</text:p>
              </table:table-cell>
              <table:table-cell office:value-type="float" office:value="4.05">
                <text:p>4.05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">
                <text:p>2.12</text:p>
              </table:table-cell>
              <table:table-cell office:value-type="float" office:value="3.75">
                <text:p>3.7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7">
                <text:p>2.37</text:p>
              </table:table-cell>
              <table:table-cell office:value-type="float" office:value="4.25">
                <text:p>4.2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4">
                <text:p>2.14</text:p>
              </table:table-cell>
              <table:table-cell office:value-type="float" office:value="4.06">
                <text:p>4.0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2">
                <text:p>2.12</text:p>
              </table:table-cell>
              <table:table-cell office:value-type="float" office:value="3.76">
                <text:p>3.76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5">
                <text:p>2.15</text:p>
              </table:table-cell>
              <table:table-cell office:value-type="float" office:value="4.11">
                <text:p>4.1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">
                <text:p>2.35</text:p>
              </table:table-cell>
              <table:table-cell office:value-type="float" office:value="4.51">
                <text:p>4.5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">
                <text:p>2.04</text:p>
              </table:table-cell>
              <table:table-cell office:value-type="float" office:value="3.75">
                <text:p>3.7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">
                <text:p>2.16</text:p>
              </table:table-cell>
              <table:table-cell office:value-type="float" office:value="3.82">
                <text:p>3.82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3.85">
                <text:p>3.8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">
                <text:p>2.09</text:p>
              </table:table-cell>
              <table:table-cell office:value-type="float" office:value="3.84">
                <text:p>3.8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">
                <text:p>2.34</text:p>
              </table:table-cell>
              <table:table-cell office:value-type="float" office:value="4.16">
                <text:p>4.16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1">
                <text:p>2.41</text:p>
              </table:table-cell>
              <table:table-cell office:value-type="float" office:value="4.5">
                <text:p>4.5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8">
                <text:p>2.38</text:p>
              </table:table-cell>
              <table:table-cell office:value-type="float" office:value="4.32">
                <text:p>4.3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9">
                <text:p>2.29</text:p>
              </table:table-cell>
              <table:table-cell office:value-type="float" office:value="4.22">
                <text:p>4.22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4.1">
                <text:p>4.1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3.81">
                <text:p>3.81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6">
                <text:p>2.06</text:p>
              </table:table-cell>
              <table:table-cell office:value-type="float" office:value="3.98">
                <text:p>3.98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3">
                <text:p>2.13</text:p>
              </table:table-cell>
              <table:table-cell office:value-type="float" office:value="3.88">
                <text:p>3.88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">
                <text:p>2.23</text:p>
              </table:table-cell>
              <table:table-cell office:value-type="float" office:value="4.37">
                <text:p>4.37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4.76">
                <text:p>4.76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">
                <text:p>2.2</text:p>
              </table:table-cell>
              <table:table-cell office:value-type="float" office:value="4.17">
                <text:p>4.1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9">
                <text:p>2.19</text:p>
              </table:table-cell>
              <table:table-cell office:value-type="float" office:value="3.97">
                <text:p>3.9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">
                <text:p>1.96</text:p>
              </table:table-cell>
              <table:table-cell office:value-type="float" office:value="3.88">
                <text:p>3.88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">
                <text:p>2.1</text:p>
              </table:table-cell>
              <table:table-cell office:value-type="float" office:value="4.05">
                <text:p>4.05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7">
                <text:p>2.27</text:p>
              </table:table-cell>
              <table:table-cell office:value-type="float" office:value="4.23">
                <text:p>4.23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">
                <text:p>2.05</text:p>
              </table:table-cell>
              <table:table-cell office:value-type="float" office:value="3.95">
                <text:p>3.95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3.7">
                <text:p>3.7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2">
                <text:p>2.02</text:p>
              </table:table-cell>
              <table:table-cell office:value-type="float" office:value="3.75">
                <text:p>3.75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4">
                <text:p>2.14</text:p>
              </table:table-cell>
              <table:table-cell office:value-type="float" office:value="3.66">
                <text:p>3.66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7">
                <text:p>2.17</text:p>
              </table:table-cell>
              <table:table-cell office:value-type="float" office:value="3.65">
                <text:p>3.65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6">
                <text:p>2.36</text:p>
              </table:table-cell>
              <table:table-cell office:value-type="float" office:value="3.9">
                <text:p>3.9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">
                <text:p>2.25</text:p>
              </table:table-cell>
              <table:table-cell office:value-type="float" office:value="3.84">
                <text:p>3.84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3">
                <text:p>2.43</text:p>
              </table:table-cell>
              <table:table-cell office:value-type="float" office:value="3.94">
                <text:p>3.9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3">
                <text:p>2.13</text:p>
              </table:table-cell>
              <table:table-cell office:value-type="float" office:value="3.72">
                <text:p>3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8">
                <text:p>2.18</text:p>
              </table:table-cell>
              <table:table-cell office:value-type="float" office:value="3.49">
                <text:p>3.4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">
                <text:p>2.25</text:p>
              </table:table-cell>
              <table:table-cell office:value-type="float" office:value="3.65">
                <text:p>3.65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">
                <text:p>2.01</text:p>
              </table:table-cell>
              <table:table-cell office:value-type="float" office:value="3.28">
                <text:p>3.28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3.17">
                <text:p>3.1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1">
                <text:p>2.11</text:p>
              </table:table-cell>
              <table:table-cell office:value-type="float" office:value="3.3">
                <text:p>3.3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2">
                <text:p>2.32</text:p>
              </table:table-cell>
              <table:table-cell office:value-type="float" office:value="3.55">
                <text:p>3.55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6">
                <text:p>2.26</text:p>
              </table:table-cell>
              <table:table-cell office:value-type="float" office:value="3.69">
                <text:p>3.69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1">
                <text:p>2.31</text:p>
              </table:table-cell>
              <table:table-cell office:value-type="float" office:value="3.61">
                <text:p>3.6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4">
                <text:p>2.14</text:p>
              </table:table-cell>
              <table:table-cell office:value-type="float" office:value="3.29">
                <text:p>3.2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">
                <text:p>2.34</text:p>
              </table:table-cell>
              <table:table-cell office:value-type="float" office:value="3.81">
                <text:p>3.81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5">
                <text:p>2.05</text:p>
              </table:table-cell>
              <table:table-cell office:value-type="float" office:value="3.31">
                <text:p>3.3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">
                <text:p>1.8</text:p>
              </table:table-cell>
              <table:table-cell office:value-type="float" office:value="2.97">
                <text:p>2.97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7">
                <text:p>2.07</text:p>
              </table:table-cell>
              <table:table-cell office:value-type="float" office:value="3.34">
                <text:p>3.34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1">
                <text:p>2.31</text:p>
              </table:table-cell>
              <table:table-cell office:value-type="float" office:value="3.46">
                <text:p>3.46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9">
                <text:p>1.99</text:p>
              </table:table-cell>
              <table:table-cell office:value-type="float" office:value="3.13">
                <text:p>3.13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9">
                <text:p>2.19</text:p>
              </table:table-cell>
              <table:table-cell office:value-type="float" office:value="3.31">
                <text:p>3.31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  <table:table-cell office:value-type="float" office:value="3.35">
                <text:p>3.3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4">
                <text:p>2.64</text:p>
              </table:table-cell>
              <table:table-cell office:value-type="float" office:value="3.76">
                <text:p>3.7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2">
                <text:p>2.22</text:p>
              </table:table-cell>
              <table:table-cell office:value-type="float" office:value="3.28">
                <text:p>3.2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">
                <text:p>2.35</text:p>
              </table:table-cell>
              <table:table-cell office:value-type="float" office:value="3.3">
                <text:p>3.3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2">
                <text:p>2.22</text:p>
              </table:table-cell>
              <table:table-cell office:value-type="float" office:value="3.16">
                <text:p>3.16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8">
                <text:p>2.38</text:p>
              </table:table-cell>
              <table:table-cell office:value-type="float" office:value="3.42">
                <text:p>3.42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">
                <text:p>1.94</text:p>
              </table:table-cell>
              <table:table-cell office:value-type="float" office:value="2.94">
                <text:p>2.9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6">
                <text:p>2.06</text:p>
              </table:table-cell>
              <table:table-cell office:value-type="float" office:value="2.85">
                <text:p>2.8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5">
                <text:p>1.85</text:p>
              </table:table-cell>
              <table:table-cell office:value-type="float" office:value="2.73">
                <text:p>2.7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">
                <text:p>2.1</text:p>
              </table:table-cell>
              <table:table-cell office:value-type="float" office:value="2.72">
                <text:p>2.7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6">
                <text:p>2.26</text:p>
              </table:table-cell>
              <table:table-cell office:value-type="float" office:value="2.89">
                <text:p>2.8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">
                <text:p>2.05</text:p>
              </table:table-cell>
              <table:table-cell office:value-type="float" office:value="2.73">
                <text:p>2.7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4">
                <text:p>2.44</text:p>
              </table:table-cell>
              <table:table-cell office:value-type="float" office:value="3.09">
                <text:p>3.09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4">
                <text:p>2.04</text:p>
              </table:table-cell>
              <table:table-cell office:value-type="float" office:value="2.51">
                <text:p>2.5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5">
                <text:p>2.05</text:p>
              </table:table-cell>
              <table:table-cell office:value-type="float" office:value="2.44">
                <text:p>2.44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1">
                <text:p>2.21</text:p>
              </table:table-cell>
              <table:table-cell office:value-type="float" office:value="2.47">
                <text:p>2.47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6">
                <text:p>2.16</text:p>
              </table:table-cell>
              <table:table-cell office:value-type="float" office:value="2.55">
                <text:p>2.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9">
                <text:p>2.59</text:p>
              </table:table-cell>
              <table:table-cell office:value-type="float" office:value="2.78">
                <text:p>2.78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2">
                <text:p>2.42</text:p>
              </table:table-cell>
              <table:table-cell office:value-type="float" office:value="2.54">
                <text:p>2.54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6">
                <text:p>2.36</text:p>
              </table:table-cell>
              <table:table-cell office:value-type="float" office:value="2.52">
                <text:p>2.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2.47">
                <text:p>2.47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8">
                <text:p>2.38</text:p>
              </table:table-cell>
              <table:table-cell office:value-type="float" office:value="2.47">
                <text:p>2.4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1">
                <text:p>2.01</text:p>
              </table:table-cell>
              <table:table-cell office:value-type="float" office:value="NaN">
                <text:p>NaN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9">
                <text:p>2.09</text:p>
              </table:table-cell>
              <table:table-cell office:value-type="float" office:value="NaN">
                <text:p>NaN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7">
                <text:p>2.07</text:p>
              </table:table-cell>
              <table:table-cell office:value-type="float" office:value="NaN">
                <text:p>NaN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8">
                <text:p>2.18</text:p>
              </table:table-cell>
              <table:table-cell office:value-type="float" office:value="NaN">
                <text:p>NaN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